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0.286cm"/>
          <style:tab-stop style:position="0.718cm"/>
          <style:tab-stop style:position="2.223cm"/>
          <style:tab-stop style:position="3.842cm"/>
          <style:tab-stop style:position="6.115cm"/>
          <style:tab-stop style:position="8.357cm"/>
          <style:tab-stop style:position="10.185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976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2.738cm"/>
          <style:tab-stop style:position="4.623cm"/>
          <style:tab-stop style:position="6.001cm"/>
          <style:tab-stop style:position="7.258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2.738cm"/>
          <style:tab-stop style:position="4.623cm"/>
          <style:tab-stop style:position="6.001cm"/>
          <style:tab-stop style:position="7.258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5.029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278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9.296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5.563cm"/>
          <style:tab-stop style:position="10.148cm"/>
          <style:tab-stop style:position="10.846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1.79cm"/>
          <style:tab-stop style:position="2.835cm"/>
          <style:tab-stop style:position="4.35cm"/>
          <style:tab-stop style:position="5.798cm"/>
          <style:tab-stop style:position="7.913cm"/>
          <style:tab-stop style:position="9.335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2.787cm"/>
          <style:tab-stop style:position="10.763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3.373cm"/>
          <style:tab-stop style:position="4.692cm"/>
          <style:tab-stop style:position="9.252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00bc1ac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408db"/>
    </style:style>
    <style:style style:name="P21" style:family="paragraph" style:parent-style-name="Normal">
      <style:paragraph-properties fo:break-before="page"/>
      <style:text-properties officeooo:paragraph-rsid="000566d0"/>
    </style:style>
    <style:style style:name="P22" style:family="paragraph" style:parent-style-name="Normal">
      <style:paragraph-properties fo:break-before="page"/>
      <style:text-properties officeooo:paragraph-rsid="00067feb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67feb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688a4"/>
    </style:style>
    <style:style style:name="P25" style:family="paragraph" style:parent-style-name="Normal">
      <style:paragraph-properties fo:break-before="page"/>
      <style:text-properties officeooo:paragraph-rsid="000688a4"/>
    </style:style>
    <style:style style:name="P26" style:family="paragraph" style:parent-style-name="Normal">
      <style:paragraph-properties fo:break-before="page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6f638"/>
    </style:style>
    <style:style style:name="P28" style:family="paragraph" style:parent-style-name="Normal">
      <style:paragraph-properties fo:break-before="page"/>
      <style:text-properties officeooo:paragraph-rsid="0006f638"/>
    </style:style>
    <style:style style:name="P29" style:family="paragraph" style:parent-style-name="Normal">
      <style:text-properties officeooo:paragraph-rsid="0006f638"/>
    </style:style>
    <style:style style:name="P30" style:family="paragraph" style:parent-style-name="Normal">
      <style:paragraph-properties fo:break-before="page"/>
      <style:text-properties officeooo:paragraph-rsid="0007402e"/>
    </style:style>
    <style:style style:name="P31" style:family="paragraph" style:parent-style-name="Normal">
      <style:text-properties officeooo:paragraph-rsid="0007402e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07402e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077f72"/>
    </style:style>
    <style:style style:name="P34" style:family="paragraph" style:parent-style-name="Normal">
      <style:paragraph-properties fo:break-before="page">
        <style:tab-stops>
          <style:tab-stop style:position="2.464cm"/>
          <style:tab-stop style:position="5.378cm"/>
          <style:tab-stop style:position="6.75cm"/>
          <style:tab-stop style:position="8.954cm"/>
          <style:tab-stop style:position="10.529cm"/>
          <style:tab-stop style:position="11.24cm"/>
        </style:tab-stops>
      </style:paragraph-properties>
      <style:text-properties officeooo:paragraph-rsid="00077f72"/>
    </style:style>
    <style:style style:name="P35" style:family="paragraph" style:parent-style-name="Normal">
      <style:paragraph-properties>
        <style:tab-stops>
          <style:tab-stop style:position="2.464cm"/>
          <style:tab-stop style:position="5.378cm"/>
          <style:tab-stop style:position="6.75cm"/>
          <style:tab-stop style:position="8.954cm"/>
          <style:tab-stop style:position="10.529cm"/>
          <style:tab-stop style:position="11.24cm"/>
        </style:tab-stops>
      </style:paragraph-properties>
      <style:text-properties officeooo:paragraph-rsid="00077f72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089742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095a26"/>
    </style:style>
    <style:style style:name="P38" style:family="paragraph" style:parent-style-name="Normal">
      <style:paragraph-properties fo:break-before="page"/>
      <style:text-properties officeooo:paragraph-rsid="000b1516"/>
    </style:style>
    <style:style style:name="P39" style:family="paragraph" style:parent-style-name="Normal">
      <style:text-properties officeooo:paragraph-rsid="000b1516"/>
    </style:style>
    <style:style style:name="P40" style:family="paragraph" style:parent-style-name="Normal">
      <style:paragraph-properties fo:margin-left="0cm" fo:margin-right="0cm" fo:text-indent="0.635cm" style:auto-text-indent="false" fo:break-before="page"/>
      <style:text-properties officeooo:paragraph-rsid="000bc1ac"/>
    </style:style>
    <style:style style:name="P41" style:family="paragraph" style:parent-style-name="Normal">
      <style:paragraph-properties fo:margin-left="0cm" fo:margin-right="0cm" fo:text-indent="0.635cm" style:auto-text-indent="false"/>
      <style:text-properties officeooo:paragraph-rsid="000bc1ac"/>
    </style:style>
    <style:style style:name="P42" style:family="paragraph" style:parent-style-name="Normal">
      <style:text-properties officeooo:paragraph-rsid="000bc1ac"/>
    </style:style>
    <style:style style:name="P43" style:family="paragraph" style:parent-style-name="Normal">
      <style:paragraph-properties fo:break-before="page"/>
      <style:text-properties officeooo:paragraph-rsid="000bc1ac"/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2.796cm"/>
        </style:tab-stops>
      </style:paragraph-properties>
      <style:text-properties officeooo:paragraph-rsid="000bc1ac"/>
    </style:style>
    <style:style style:name="P45" style:family="paragraph" style:parent-style-name="Normal">
      <style:paragraph-properties fo:break-before="page"/>
      <style:text-properties officeooo:paragraph-rsid="000c2abe"/>
    </style:style>
    <style:style style:name="P46" style:family="paragraph" style:parent-style-name="Normal">
      <style:text-properties officeooo:paragraph-rsid="000c2abe"/>
    </style:style>
    <style:style style:name="P47" style:family="paragraph" style:parent-style-name="Normal">
      <style:paragraph-properties fo:margin-left="0cm" fo:margin-right="0cm" fo:text-indent="0.635cm" style:auto-text-indent="false"/>
      <style:text-properties officeooo:paragraph-rsid="000c2abe"/>
    </style:style>
    <style:style style:name="P48" style:family="paragraph" style:parent-style-name="Normal">
      <style:paragraph-properties fo:margin-left="0cm" fo:margin-right="0cm" fo:text-indent="0.635cm" style:auto-text-indent="false"/>
      <style:text-properties officeooo:paragraph-rsid="000d9bc8"/>
    </style:style>
    <style:style style:name="P49" style:family="paragraph" style:parent-style-name="Normal">
      <style:paragraph-properties fo:margin-left="0cm" fo:margin-right="0cm" fo:text-indent="0.635cm" style:auto-text-indent="false"/>
      <style:text-properties officeooo:paragraph-rsid="000f700d"/>
    </style:style>
    <style:style style:name="P50" style:family="paragraph" style:parent-style-name="Normal">
      <style:paragraph-properties fo:margin-left="0cm" fo:margin-right="0cm" fo:text-indent="0.635cm" style:auto-text-indent="false"/>
      <style:text-properties officeooo:paragraph-rsid="0010ecd0"/>
    </style:style>
    <style:style style:name="P51" style:family="paragraph" style:parent-style-name="Normal">
      <style:paragraph-properties fo:margin-left="0cm" fo:margin-right="0cm" fo:text-indent="0.635cm" style:auto-text-indent="false"/>
      <style:text-properties officeooo:paragraph-rsid="0010f4ae"/>
    </style:style>
    <style:style style:name="P52" style:family="paragraph" style:parent-style-name="Normal">
      <style:paragraph-properties fo:margin-left="0cm" fo:margin-right="0cm" fo:text-indent="0.635cm" style:auto-text-indent="false">
        <style:tab-stops>
          <style:tab-stop style:position="7.024cm"/>
        </style:tab-stops>
      </style:paragraph-properties>
      <style:text-properties officeooo:paragraph-rsid="0010f4ae"/>
    </style:style>
    <style:style style:name="P53" style:family="paragraph" style:parent-style-name="Normal">
      <style:paragraph-properties fo:margin-left="0cm" fo:margin-right="0cm" fo:text-indent="0.635cm" style:auto-text-indent="false"/>
      <style:text-properties officeooo:paragraph-rsid="00120baa"/>
    </style:style>
    <style:style style:name="P54" style:family="paragraph" style:parent-style-name="Normal">
      <style:paragraph-properties fo:break-before="page">
        <style:tab-stops>
          <style:tab-stop style:position="1.409cm"/>
          <style:tab-stop style:position="1.961cm"/>
          <style:tab-stop style:position="5.627cm"/>
          <style:tab-stop style:position="7.176cm"/>
        </style:tab-stops>
      </style:paragraph-properties>
      <style:text-properties officeooo:paragraph-rsid="00120baa"/>
    </style:style>
    <style:style style:name="P55" style:family="paragraph" style:parent-style-name="Normal">
      <style:paragraph-properties>
        <style:tab-stops>
          <style:tab-stop style:position="1.409cm"/>
          <style:tab-stop style:position="1.961cm"/>
          <style:tab-stop style:position="5.627cm"/>
          <style:tab-stop style:position="7.176cm"/>
        </style:tab-stops>
      </style:paragraph-properties>
      <style:text-properties officeooo:paragraph-rsid="00120baa"/>
    </style:style>
    <style:style style:name="P56" style:family="paragraph" style:parent-style-name="Normal">
      <style:paragraph-properties fo:break-before="page"/>
      <style:text-properties officeooo:paragraph-rsid="0012c0a7"/>
    </style:style>
    <style:style style:name="P57" style:family="paragraph" style:parent-style-name="Normal">
      <style:text-properties officeooo:paragraph-rsid="0012c0a7"/>
    </style:style>
    <style:style style:name="P58" style:family="paragraph" style:parent-style-name="Normal">
      <style:paragraph-properties fo:break-before="page">
        <style:tab-stops>
          <style:tab-stop style:position="4.718cm"/>
          <style:tab-stop style:position="5.81cm"/>
          <style:tab-stop style:position="8.68cm"/>
        </style:tab-stops>
      </style:paragraph-properties>
      <style:text-properties officeooo:paragraph-rsid="0012c0a7"/>
    </style:style>
    <style:style style:name="P59" style:family="paragraph" style:parent-style-name="Normal">
      <style:paragraph-properties>
        <style:tab-stops>
          <style:tab-stop style:position="4.718cm"/>
          <style:tab-stop style:position="5.81cm"/>
          <style:tab-stop style:position="8.68cm"/>
        </style:tab-stops>
      </style:paragraph-properties>
      <style:text-properties officeooo:paragraph-rsid="0012c0a7"/>
    </style:style>
    <style:style style:name="P60" style:family="paragraph" style:parent-style-name="Normal">
      <style:paragraph-properties fo:break-before="page">
        <style:tab-stops>
          <style:tab-stop style:position="2.806cm"/>
          <style:tab-stop style:position="2.835cm"/>
        </style:tab-stops>
      </style:paragraph-properties>
      <style:text-properties officeooo:paragraph-rsid="00137db9"/>
    </style:style>
    <style:style style:name="P61" style:family="paragraph" style:parent-style-name="Normal">
      <style:paragraph-properties>
        <style:tab-stops>
          <style:tab-stop style:position="2.806cm"/>
          <style:tab-stop style:position="2.835cm"/>
        </style:tab-stops>
      </style:paragraph-properties>
      <style:text-properties officeooo:paragraph-rsid="00137db9"/>
    </style:style>
    <style:style style:name="P62" style:family="paragraph" style:parent-style-name="Normal">
      <style:paragraph-properties fo:margin-left="0cm" fo:margin-right="0cm" fo:text-indent="0.635cm" style:auto-text-indent="false"/>
      <style:text-properties officeooo:paragraph-rsid="00144fd2"/>
    </style:style>
    <style:style style:name="P63" style:family="paragraph" style:parent-style-name="Normal">
      <style:paragraph-properties fo:margin-left="0cm" fo:margin-right="0cm" fo:text-indent="0.635cm" style:auto-text-indent="false">
        <style:tab-stops>
          <style:tab-stop style:position="2.559cm"/>
          <style:tab-stop style:position="3.537cm"/>
          <style:tab-stop style:position="5.505cm"/>
          <style:tab-stop style:position="6.616cm"/>
          <style:tab-stop style:position="7.835cm"/>
          <style:tab-stop style:position="9.335cm"/>
        </style:tab-stops>
      </style:paragraph-properties>
      <style:text-properties officeooo:paragraph-rsid="00144fd2"/>
    </style:style>
    <style:style style:name="P64" style:family="paragraph" style:parent-style-name="Normal">
      <style:paragraph-properties fo:margin-left="0cm" fo:margin-right="0cm" fo:text-indent="0.635cm" style:auto-text-indent="false"/>
      <style:text-properties officeooo:paragraph-rsid="0015b3d1"/>
    </style:style>
    <style:style style:name="P65" style:family="paragraph" style:parent-style-name="Normal">
      <style:text-properties officeooo:paragraph-rsid="0015b3d1"/>
    </style:style>
    <style:style style:name="T1" style:family="text">
      <style:text-properties officeooo:rsid="000566d0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566d0"/>
    </style:style>
    <style:style style:name="T4" style:family="text">
      <style:text-properties fo:language="fr" fo:country="FR" officeooo:rsid="000688a4"/>
    </style:style>
    <style:style style:name="T5" style:family="text">
      <style:text-properties fo:language="fr" fo:country="FR" officeooo:rsid="00120baa"/>
    </style:style>
    <style:style style:name="T6" style:family="text">
      <style:text-properties fo:language="fr" fo:country="FR" officeooo:rsid="0012c0a7"/>
    </style:style>
    <style:style style:name="T7" style:family="text">
      <style:text-properties fo:language="fr" fo:country="FR" officeooo:rsid="00137db9"/>
    </style:style>
    <style:style style:name="T8" style:family="text">
      <style:text-properties officeooo:rsid="00067feb"/>
    </style:style>
    <style:style style:name="T9" style:family="text">
      <style:text-properties officeooo:rsid="000688a4"/>
    </style:style>
    <style:style style:name="T10" style:family="text">
      <style:text-properties officeooo:rsid="0007402e"/>
    </style:style>
    <style:style style:name="T11" style:family="text">
      <style:text-properties officeooo:rsid="000bc1ac"/>
    </style:style>
    <style:style style:name="T12" style:family="text">
      <style:text-properties officeooo:rsid="0010f4ae"/>
    </style:style>
    <style:style style:name="T13" style:family="text">
      <style:text-properties fo:language="el" fo:country="GR" officeooo:rsid="0012c0a7"/>
    </style:style>
    <style:style style:name="T14" style:family="text">
      <style:text-properties officeooo:rsid="00137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bookmark0"/>ΓΑΛΗΝΟΥ ΠΕΡΙ ΤΡΟΦΩΝ ΔΥΝΑΜΕΩΣ<text:line-break/>ΒΙΒΛΙΟΝ Α.<text:bookmark-end text:name="bookmark0"/></text:h>
      <text:h text:style-name="Heading_20_2" text:outline-level="2">Κεφ. α΄. </text:h>
      <text:p text:style-name="P20">Περὶ τῶν ἐν ταῖς τροφαῖς δυνάμεων οὐκ<text:line-break/>ὀλίγοι τῶν ἀρίστων ἰατρῶν ἔγραψαν, ἐν πολλῇ σπουδῇ θέ-<text:line-break/>μενοι τὴν θεωρίαν, ἐπειδὴ χρησιμωτάτη σχεδὸν ἁπασῶν<text:line-break/>των κατὰ τὴν ἰατρικὴν ἐστιν. τοῖς μὲν γὰρ ἄλλοις βοηθή-<text:line-break/>μασιν οὐκ ἐν παντὶ καιρῷ χρώμεθα, τροφῆς δὲ χωρὶς οὐχ<text:line-break/>.οἷόν τε ζῇν, σὔθ᾽᾽ ὑγιαίνοντας οὔτε νοσοῦντας. εἰκότως οὐν<text:line-break/>ἐσπούδασαν οἱ πλεῖστοι τῶν ἀρίστων ἰατρῶν ἀκριβῶς ἐπι-<text:line-break/>σκέψασθαι τὰς ἐν αὐτῇ δυνάμεις · οἱ μὲν ἐκ τῆς πείρας</text:p>
      <text:p text:style-name="P3">μόνης ἐγνωσθαι φάσκοντες αὐτὰς, οἱ δὲ καὶ λογισμοῖς<text:line-break/>προσχρῆσθαι βουλόμενοι, τινὲς δἔ καὶ τὸ πλεῖστον αὐτῳ΄<text:line-break/>νέμοντες. εἰ μὲν οὑν, ὥσπερ ἐν γεωμετρίᾳ καὶ ἀριθμητικῇ,<text:line-break/>συνεφωνεῖτο παντάπασι τοῖς γράψασι περὶ τροφῆς, οὐδὲν ἂν<text:line-break/>ἔδει νῦν ἡμὰς ἔχειν πρᾶγμα γράφοντας αὺθις ὑπὲρ των<text:line-break/>αὐτῶν ἐπὶ τοσούτοις καὶ τοιούτοις ἀνδρασιν. ἐπεὶ δ᾽ ὑπό-<text:line-break/>πτους ἀλλήλους εἰργάσαντο διενεχθέντες, (οὐ γὰρ ἐγχωρεῖ<text:line-break/>πάντας ἀληθεύειν,) ἀναγκαῖόν ἐστιν βασανίσαι τὰ πρὸς αὐ-<text:line-break/>τῶν γεγραμμένα, δικαστὰς ἀδεκάστους γενομένους · ἄδικον<text:line-break/>γὰρ ἃν εἴη ἑνὶ πρὸ τῶν ἄλλων πιστεῦσαι χωρὶς ἀποδεί-<text:line-break/>ξεως. ἐπεὶ δὲ τῶν ἀποδείξεων ἀρχαὶ διτταὶ κατὰ γένος εἰσὶν,<text:line-break/>[301] (ἤ γὰρ ἐξ αἰσθήσεως, ἤ ἐκ νοήσεως ἐναργοῦς ἀπό-<text:line-break/>δειξίς τε καὶ πίστις ἄρχεται πάσα,) καὶ ἡμᾶς ἀναγκαῖόν<text:line-break/>ἐστιν, ἤ θατέρῳ τούτων, ἤ ἀμφοτέροις χρήσασθαι προς<text:line-break/>τὴν τοῦ προκειμένου σκέμματος ἄθροισιν. οὐσῶν δὲ τῶν<text:line-break/>διὰ τοῦ λόγου κρίσεων οὐχ ἃπασιν ὁμοίως εὐπετων, ἐπειδὴ καὶ<text:line-break/>συνετὸν εἷναι χρὴ φύσει, καὶ γεγυμνάσθαι κατὰ τὴν παιδί-<text:line-break/>κῆν ἡλικίαν τοῖς θήγουσι μαθήμασι τὸν λογισμὸν, ἄμεινον</text:p>
      <text:p text:style-name="P3">ἀπὸ τῆς πείρας ἄρξασθαι, καὶ μόλισθ΄, <text:span text:style-name="T1">ὅτι</text:span> διὰ ταύτης<text:line-break/>μόνον εὑρῆσθαι τὰς δυνάμεις τῆς τροφῆς οὐκ ὀλίγοι κῶν<text:line-break/>ἰατρῶν ἀπεφήναντο. τῶν μὲν οὖν ἐμπειρικῶν ὅσως ἄν<text:line-break/>τις καταφρονήσειεν, ἔργον καὶ σπούδασμα πεποιημένων φι-<text:line-break/>λοτίμως ἀντιλέγειν τοῖς εὑρισκομένοις διὰ τοῦ λόγου · Διο-<text:line-break/>κλῆς δὲ, καίτοι δογματικὸς ὢν, οὕτως κατὰ λέξιν ἔγραψεν<text:line-break/>ἐν τῷ πρώτῳ τῶν πρὸς Πλείσταρχον ὑγιεινῶν. Οἱ μὲν οὖν<text:line-break/>ὑπολαμβάνοντες, τὰ τοὖς ὁμοίους ἔχοντα χυλούς ἢ ὀσμὰς,<text:line-break/>ἢ θερμότητας, ἢ ἄλλο τι τῶν τοιούτων, πάντα τὰς αὐτὰς<text:line-break/>ἔχειν δυνάμεις, οὐ καλῶς οἴονται · πολλὰ γὰρ ἀπό τῶν<text:line-break/>τοιούτων ὁμοίων ἀνόμοια δείξειεν ἄν τις γινόμενα. οὐδὲ<text:line-break/>δὴ τῶν διαχωρητικῶν, ἢ οὐρητικῶν, ἢ ἄλλην τινὰ δύναμιν<text:line-break/>ἐχόντων ὑποληπτέον ἕκαστον εἶναι, διότι θερμὸν, ἢ ψυχρόν,<text:line-break/>ἢ ἁλμυρόν ἐστιν, ἐπείπερ οὐ πάντη τὰ γλυκέα, καὶ δριμέα,<text:line-break/>καὶ ἁλμυρὰ καὶ τὰ λοιπὰ τῶν τοιούτων τὰς αὐτὰς ἔχοντα<text:line-break/>δυνάμεις, ἀλλὰ τὴν ὕλην φύσιν αἰτίαν εἶναι νομιστέον,</text:p>
      <text:p text:style-name="P21">τοῦτο δή πού οὑν ἐπ᾽ αὐτῶν ἑκάστῳ συμβαίνειν εἴωθεν.<text:line-break/>οὕτω γὰρ ἂν ἤκιστα διαμαρτάνοι τις τὰ τῆς ἀληθείας.<text:line-break/>αἰτίαν δὲ οἱ μὲν οἰόμενοι δεῖν ὲφ᾽ ἑκάστῳ λέγειν, δἔ ἤν<text:line-break/>τρόφιμον, ἤ διαχωρητικὸν, ἤ διουρητικὸν, ἤ ἄλλο τι τῶν<text:line-break/>τοιούτων ἕκαστόν ἐστιν, ἀγνοεῖν ἐοίκασιν, πρῶτον μὲν, ὅτι<text:line-break/>πρὸς τὰς χρείας οὐ πολλάκις τὸ τοιοῦτον ἀναγκαῖόν ἐστιν,<text:line-break/>ἔπειθ᾽ ὅτι πολλὰ τῶν ὄντων τρόπον τινὰ ἀρχαῖς τισιν<text:line-break/>ἔοικε κατὰ φύσιν, ὥστε μὴ παραδέχεσθαι τὸν ὑπὲρ αἰτίου<text:line-break/>λόγον · πρὸς δὲ τούτοις διαμαρτάνουσιν ἐνίοτε, ὅταν<text:line-break/>ἀγνοούμενα καὶ μὴ ὁμολογούμενα καὶ ἀπίθανα λαμβάνον-<text:line-break/>τες ἱκανῶς οἴωνται λέγειν τὴν αἰτίαν. τοῖς μὲν· οὖν οὕτως<text:line-break/>αἰτιολογοῦσιν καἴ τοῖς πάντων οἰομένοις δεῖν λέγειν αἰτίαν<text:line-break/>οὐ δεῖ προσέχειν, πιστεύειν δὲ μᾶλλον τοῖς ἐκ τῆς ἐμπει-<text:line-break/>ρίας ἐκ πολλοῦ τοῦ χρόνου κατανενοημένοις · αἰτίαν δὲ τῶν<text:line-break/>ἐνδεχομένων δεῖ ζητεῖν, ὅταν μέλλῃ περὶ τούτου γνωριμὡ-<text:line-break/>τερον ἤ πιστότερον γίνεσθαι τὸ λεγόμενον. αὕτη μὲν ἤ<text:line-break/>ποῦ Διοκλέους ῥῆσίς ἐστιν, ἐκ πείρας μόνης ἐγνῶσθαι τὰς</text:p>
      <text:p text:style-name="P3">ὲν ταῖς τροφαῖς δυνάμεις ἡγουμένου, καὶ μήτε ἐκ τῆς κατὰ<text:line-break/>κρᾶσιν ἐνδείξεως, μήτε ἐκ τῆς κατὰ χυμούς. οὔσης δὲ καὶ<text:line-break/>ἄλλης τῆς κατὰ μόρια τῶν φυτῶν, οὐκ ἐμνημόνευσα αὐτῆς,<text:line-break/>λέγω δῦ κατὰ μόρια φυτῶν ἔνδειξιν , ἡ πρὸς ταῖς ἄλλαις<text:line-break/>ἐχρήσατο Μνησίθεος · ὲν ταύτῃ γοῶν ἑτέρας μὲν δυνάμεις<text:line-break/>ἐν ταῖς ῥίζαις εἷναι τῶν φυτῶν ἐπιδεικνὺς, ἑτέρας δὲ ἐν<text:line-break/>τοῖς καυλοῖς, ὥσπερ γε κἀν τοῖς φύλλοις, καὶ καρποῖς, καὶ<text:line-break/>σπέρμασιν ἄλλας. ὅτι μὲν οὖν ἤ πεῖρα διδάσκαλός ἐστιν,<text:line-break/>ὡσπερ ἄλλων πολλῶν, οὕτω καὶ τῶν εὐπέπτων τε καὶ δυσ-<text:line-break/>πέπτων σιτίων, εὐστομάχων τε καὶ κακοστομαχίαν, ὑπακτι-.<text:line-break/>κῶν τε καὶ λαπακτικ<text:span text:style-name="T1">ῶ</text:span>ν καὶ σταλτικῶν γαστρὸς, ἄπαντες<text:line-break/>ἴσασι, κάν βραχύ τι συνέσεως αὐτοῖς μέτεστι · σφάλλονται δὲ<text:line-break/>ἐν αὐτοῖς τούτοις οὐκ ὀλίγα, χωρὶς διορισμοῦ ποιούμενοι<text:line-break/>τὴν πεῖραν, ὡς κὰν τοῖς περὶ τῶν ἁπλῶν φαρμάκων δυνά-<text:line-break/>μεως ἐδείχθη, κὰν τῷ τρίτῳ περὶ κράσεων. καὶ παραπλἤ-<text:line-break/>σιά γε τὰ σφάλματα ἐστιν ἑκατέρωθεν. [302] διὸ καὶ<text:line-break/>γράφειν ἐνταῦθα τελεῶς, ὥσπερ ἐν ἐκείνοις, τούς διορισμοὺς,</text:p>
      <text:p text:style-name="P4">ο<text:span text:style-name="T1">ἷ</text:span>ς προσέχων τις ἀσφαλῶς εὑρήσει τὰς δυνάμεις, οὐ κατὰ</text:p>
      <text:p text:style-name="Normal">την ἐμὴν προαίρεσιν, ἅπαξ ὑπὲρ ἑκάστου πράγματος ε<text:span text:style-name="T1">ἰ</text:span>ω-<text:line-break/>θοτος γραφειν, οὐκ ἐν πολλαῖς πραγματείαις διερχομένου<text:line-break/>τα αυτα περὶ τῶν αὐτων. ὅπερ οὑν εἴωθα ποιεῖν, οὐδὲ νῦν<text:line-break/>παραλείψω, μόνοις χρησόμενος τοῖς κεφαλαίοις τῶν διο-<text:line-break/>ρισμων,᾽ καθ᾽ ο τι ἃν ἐγχωρῇ μάλιστα μιχθῆναι σαφηνείας<text:line-break/>συντομίᾳ. αρξομαι δὲ ἀα΄ ου διὰ στόματος ἔχουσιν ἃπαν-<text:line-break/>τες, οὐκ ὀρθῶς ὑπὸ Ἐρασιστράτου γεγραμμένου, μήτε τό<text:line-break/>μελίκρατον υπαγειν τὴν γαστέρα πάντων, μήτε τὴν φακῆν<text:line-break/>ἐπέχειν, ἀλλ᾽ εἶναί τινας, οἷ πρὸς τῷ μηδέτερον πάσχειν<text:line-break/>ἔτι καὶ τοῖς ἐναντίοις περιπίπτουσιν, ὡς ἵστασθαι μὲν ἐπὶ<text:line-break/>τῳ μελικρατῳ τὴν γαστέρα, λαπάττεσθαι δὲ ἐπὶ τῆ φακῆ,<text:line-break/>καί τινας εὑρίσκεσθαι τὰ βόεια κρέα ῥᾳον πέττοντας, ἢ<text:line-break/>τους πετραίους ἰχθύας. ἐγώ δ᾽ ἀεὶ τοὺς τοιούτους ἢρόμην,<text:line-break/>(ἄρξομαι γὰρ ἀπὸ τῶν ὑστάτων,) ὁποῖον τι σύμπτωμα γινό-<text:line-break/>μενον αὐτοῖς δείκνυται τὴν ἀπεψίαν τῶν πετραίων ἰχθύων,<text:line-break/>ἄρα γε βάρος τι κατὰ τῆν κοιλίαν, ὡς δοκεῖν ἐγκεῖσθαι</text:p>
      <text:p text:style-name="P21">μόλυβδον, ἢ λίθον, ἤ πηλὸν, (οὑτῶς γὰρ ἐξαγγέλλουσιν<text:line-break/>ἔνιοι τὴν ἐπὶ ταῖς τοιαύταις ἀπεψίαις αἴσθησιν,) ἢ δῆξίς<text:line-break/>τις ἐν αὐτ<text:span text:style-name="T1">ῇ</text:span> φαίνεται γινομένη σαφής, ἤ πνευμάτωσις, ἤ<text:line-break/>μοχθηρᾶς ἐρυγῆς αἴσθησις. ε<text:span text:style-name="T1">ἶ</text:span>θ᾽ οἱ μὲν ἐρυγὴν αὑτοῖς<text:line-break/>ἔφασαν γίνεσθαι κνισωδεστέραν,- οἱ δὲ δῆξιν, οἱ δ᾽ ἄμφω,<text:line-break/>τούτων οὑν ἐπισκεψάμενος ἀκριβῶς τὰ κατὰ τὸ σῶμα, πολ-<text:line-break/>λῆν εὗρον ἀθροιζομένην χολὴν ξανθὴν(304) ἐν τῇ κοιλίᾳ<text:line-break/>κατά τινα δυσκρασίαν, ἤ κατασκευῆς ἰδιοτητα. λέγω δύ<text:line-break/>κατασκευῆς ἰδιότητα,. διότι τῶν ἀνθρώπων ἐνίοις ἐξ ἤπα-<text:line-break/>τος εἰς ἔντερα καταρρέουσα χολὴ εἰς τὴν κοιλίαν ἐπανέρ-<text:line-break/>χεται, κρᾶσιν δὲ μοχθηρὰν, ὅταν αὐτοῖς ὑπάρχῃ φύσει<text:line-break/>τὸ θερμὸν δριμύ καὶ δακνῶδες καὶ, ὡς ἂν εἴποι τις, πυρε-<text:line-break/>τῶδες. εἰκότως οὑν τὰ δύσφθαρτα σιτία τῶν εὐφθάρτων<text:line-break/>μᾶλλον οὔτοι πέττουσιν, ἐπειδὴ τὰ μὲν εὔπεπτα ῥᾳδίως<text:line-break/>ἀλλοιοῦται μὲν καὶ διαφθείρεται, τὰ δὲ δύσπεπτα δυσαλ-<text:line-break/>λοίωτά τέ ἐστιν Διαὶ δύσφθαρτα. ταῦτα γοῦν, ὅταν ὁψιι-</text:p>
      <text:p text:style-name="P3">λἤση πολλῇ θερμασίᾳ, πέττεται μ ἄλλαν, ἤ ει σύμμετρον<text:line-break/>ἔχουσι πλησιάζοι. κατὰ τοῦτον μὲν οὑν τὸν λόγοτντ ἔνιοι<text:line-break/>τὰ βόεια κρέα ῥὰον πέττουσι τῶν πετραίων ἰχθύων · ἢ φακῆ<text:line-break/>δὲ ἐνίοις ἐκταράττει μᾶλλον, ἤ ἐπέχει τῆν γαστέρα. κατὰ<text:line-break/>τοιόνδε τινὰ λόγον, ὡς ἐπιδέδεικταί μοι κατὰ τὰ περὶ τῶν<text:line-break/>ἁπλῶν φαρμάκων δυνάμεως ὑπομνήματα, καθάπερ ἐν τοῖς<text:line-break/>ὑφ᾽ ἡμῶν σκευαζομένοις ἐξ ἐναντίων οὐσιῶν τε καὶ δυνά-<text:line-break/>μεων ἔντα συντίθεται, κατὰ τὸν αὐτὸν τρόπον ὑπό τῆς<text:line-break/>φύσεως οὐκ ὀλίγα τῶν ἁπλῶν εἶναι δοκουντων σύγκειται,<text:line-break/>τοιοῦτό τι δὴ καὶ περὶ πολλῶν τῶν τροφῶν ἐστιν. οὐ γὰρ<text:line-break/>ἡ φακῆ μόνον, ἀλλὰ καὶ ἡ κράμβη, καὶ τῶν θαλασσίων<text:line-break/>σχεδὸν ἁπάντων τὰ ὀστρακόδερμα καλούμενα σύνθετον<text:line-break/>ἔχει τὴν φύσιν ἐξ ἐναντίας δυνάμεως. αὐτὸ μὲν γὰρ τὸ<text:line-break/>στερεὸν ἑκάστου σῶμα βραδύπορόν τἔ ἐστι καὶ σταλτικὸν<text:line-break/>τῆς γαστρὸς, ἢ δὲ ὑγρότης ἐρεθίζει πρὸς ἔκκρισιν. ἀκρι-<text:line-break/>βὴς δὲ ἀπόδειξις ἐκ τῆς ἑψήσεως γίνεται, τοῦ μὲν ὕδα-<text:line-break/>τος, ἐν ᾧπερ ἂν ἕκαστον τούτων ἑψῃθῇ, λαπάττοντος τὴν</text:p>
      <text:p text:style-name="P21">κοιλίαν, αὐτῶν δὲ τῶν σωμάτων ἐπεχόντων. καὶ κατὰ τοῦτο<text:line-break/>τινῶν ἀκούση λεγόντων, ἐὰν πρότερον κραάβην φαγῃς τῶν<text:line-break/>ἄλλων σιτίων μὴ λίαν ἑφθὴν, καὶ εὶς τι σκεῦος ἔχον ελαᾶνυ<text:line-break/>καὶ γάρου μετακομίσῃς ἀθρόως ἐκ τοῦ λέβητος, υπαχθὴ-<text:line-break/>σεται τὴν κοιλίαν, αλλων δέ τινων την καλουμενην δυ<text:span text:style-name="T1">σ-</text:span><text:line-break/>εφθον κράμβην σκευαζόντων εἰς ἐπίσχεσιν τῆς γαστρός.<text:line-break/>[3<text:span text:style-name="T1">0</text:span>3] ἢ σκευασία δὲ τῆς τοιαύτης κράμβης ἐστὶ τοιάδεέ<text:line-break/>προεψήσαντες αὐτήν ὕδατι, τοῦτο μεν ολον ακριβῶς εξαίρουσι<text:line-break/>τοῦ λέβητος, ἕτερον δὲ ἐπεμβάλλουσι καθαρὸν θερμὸν, ἐν<text:line-break/>ᾦ πάλιν ἕψουσι τὸ δεύτερον, ἔνα, εἴ τι μετὰ τὴν προτέραν<text:line-break/>ἕψησιν ἔτι λείψανον ἔσχε τῆς οἰκείας ὑγρότητος , ολον ἐκ-<text:line-break/>κριθείη. πᾶσι γὰρ τοῖς ἑψομένοις ἐν υγρῷ συμβαίνει μετα-<text:line-break/>λαμβάνειν τε ἄμα τῆς ἐκείνου δυναμεως καὶ μεταδιδόναι<text:line-break/>τῆς ἑαυτῶν. καὶ τοῦθ᾽ ὁσημέραι γιγνόμενον ἐπὶ τῶν ἐν<text:line-break/>τοῖς ζωμοῖς ἑψομένων ἔνι σοι μαθεῖν, εἴύ᾽ ουν οσπριόν τι<text:line-break/>τὸ ἑψόμενον, εἴτε ζώου μόριον, εἴτε λαχανον εἴη. τὸ μὲν<text:line-break/>γὰρ ἑψηθέν ἐνδείκνυται γευομένοις τε καὶ ὀσμωμένοις τὴν<text:line-break/>τοῦ ζωμοῦ ποιότητα καὶ δύναμιν, ὁ ζωμὸς δὲ τὴν του</text:p>
      <text:p text:style-name="P3">κατ αὐτὸν ἑψηθέντος. ἔξεστι δέ σοι παντὸς τοῦδε τοῦ<text:line-break/>λόγου τοῦ νῦν ῆμῖν προκειμένου τήν ἀλήθειαν οὕτω βα-<text:line-break/>σανὥαι, καθεψησαντι ἤ φακῆν, ἤ κράμβην, ἤ τι τῶν θα-<text:line-break/>λαττίων ζώων ων εἰπον, εἶτα δ᾽ ηδυναντι τὸ ἀφέψημα δῶ<text:line-break/>ἐλαίου καὶ γάρου καὶ πεπέρεως, ἔπειτα δόντι πίνειν, ἂν<text:line-break/>βούλῃ, καθαπερ γε καὶ δὶς ἑψήσαντι τήν κράμβην · θεάση<text:line-break/>γὰρ ἐπὶ μὲν πόματι διαχωρουσαν τὴν κοιλίαν, ἐπὶ δὲ τῷ<text:line-break/>στερεῳ σώματι στεγνουμένην. οὐδὲν οὐν θαυμαστὸν ἐνίοτε<text:line-break/>στρόφους τε γίνεσθαι καὶ ἐμπνευματώσεις ἐπὶ τοῖς τοιού-<text:line-break/>τοίς ἐδέσμασιν, ὅταν ἄμα τοῖς ἑαυτῶν χυμοῖς όλα τὰ σώ-<text:line-break/>ματα ληφθῇ. μάχη γάρ τις γίνεται πρὸς ἄλληλα, τοῦ μὲν<text:line-break/>στερεοῦ σώματος ἰσχομένου τε καὶ βραδύνοντος, ἐπειγομέ-<text:line-break/>νης δὲ τῆς ὑγρότητος ἐπὶ τὴν ἔκκρισιν. ὡς ἐάν γε τὸ ὀά-<text:line-break/>κῖον ἐκκριθῇ, παύεται τὸ συμπτωμα· μένοντος δὲ αὐτοῦ,<text:line-break/>καὶ στροφοῦσθαι καὶ πνευματοῦσθαι τὴν κοιλίαν ἄναγ-<text:line-break/>καῖόν ἐστιν., καὶ πέρας γε τούτων ἐστὶν ἡ τῶν στασιαζόν-<text:line-break/>των ἔκκρισις. ἐπεὶ. τοίνυν ἐνίοις μὲν αἱ γαστέρες ἕτοιμοι<text:line-break/>πρὸς ὑποχώρησίν εἰσιν, ἐνίοις δὲ .ξηραὶ καὶ δυσέκκριτοι,</text:p>
      <text:p text:style-name="P3">κατὰ τὴν οἰκείαν ἑκάτεραι φύσιν ἐπὶ τοῖς τοιούτοις ἐδέσμασι<text:line-break/>τὰ συμπτώματα ἴσχουσιν, ὡς ἂν ἐνίοτε μὲν τῇ του χυλοῦ<text:line-break/>δυνάμει συνεργούσης τῆς γαστρὸς, ἐνίοτε δὲ τῆ τοῦ στε-<text:line-break/>ρεοῦ. δυοῖν γὰρ αἰτίων · ἀνθισταμένων, ἑνὶ μὲν τὴν νίκην<text:line-break/>ἀναγκαῖόν ἐστιν ἀκολουθῆσαι, τὴν δ᾽ ἥτταν τῷ λοιπῷ.<text:line-break/>συμβαίνει δὲ τοῦτο καὶ κατὰ διαθέσεις τινὰς τῆς γαστρός,<text:line-break/>οὐ φυσικὰς, ἀλλ᾽ ἐν καιρῷ τινι γενομένας. <text:span text:style-name="T1">ἔσ</text:span>θ᾽ ὅτε μὲν<text:line-break/>γὰρ ἀθροίζεται φλεγματώδης τις ἐν αὐτῇ χυμὸς, <text:span text:style-name="T1">ἔσ</text:span>θ᾽ ὅτ<text:span text:style-name="T1">ε</text:span><text:line-break/>δὲ χολώδης. καὶ τοῦ φλεγματώδους αὐτοῦ τὸ μὲν ὀξὺ,<text:line-break/>τὸ δὲ ἁλυκόν ἐστιν, τὸ δὲ γλυκὺ, τὸ δὲ οὐδεμίαν ἔχον<text:line-break/>αἰσθητήν ποιότητα καὶ τὸ μὲν ὑγρὸν, τὸ δὲ παχὺ, καὶ<text:line-break/>τὸ μὲν γλίσχρον, τὸ δὲ εὐσκέδαστον. καὶ τῆς χολῆς ἡ μὲν<text:line-break/>ξανθή τις, ἡ δὲ ὠχρὰ, τὸ μᾶλλόν τε καὶ ἦττον ἑκατέρα<text:line-break/>πάμπολυ κεκτημένη , ἷνα τὰς ἄλλας χολὰς παραλείπωμεν<text:line-break/>τὰς τοῖς ἤδη νοσοῦσιν σώμασιν ἐπιφαινομένας. ἕκαστος οὑν<text:line-break/>τῶν εἰρημένων χυμῶν ἤτοι πρὸς ἔκκρισιν γαστρὸς, ἢ πρὸς<text:line-break/>ἐπίσχεσιν ἑτοίμως διακείμενος, ὅταν ὅλα τὰ σώματα τῶν</text:p>
      <text:p text:style-name="P3">εἰρημένων ἐδεσμάτων ἄμα τοῖς ἰδίοις χυμοῖς εἰς τὴν κοιλίαν<text:line-break/>ἀφίκηται, συμμαχεῖ μὲν τοῖς τὴν αὐτὴν δύναμιν ἔχουσιν,<text:line-break/>ἀντιπράττει δὲ τοῖς ἐναντίαν. ἔμπροσθεν μὲν οὖν αἰτίαι<text:line-break/>διτταὶ κατὰ γένος .εἴρηνται τοῦ διαφόρως ἐπὶ τοῖς αὐτοῖς<text:line-break/>σιτίοις τὰ κατὰ τὴν γαστέρα φαίνεσθαι διοικούμενα · νυνὶ<text:line-break/>δὲ καὶ τρίτη τις εὕρηται πρός τε τῆ φυσική διαθέσει καὶ<text:line-break/>τοῖς ὑγροῖς τε καὶ στερεοῖς μέρεσιν τῶν ἐσθιομένων · ἐσθιό-<text:line-break/>μενα γὰρ ἤ ἐδεστὰ καλεῖν ἤ τροφὰς οὐ διοίσει. καὶ<text:line-break/>γὰρ οὕτως καὶ τούτων οὐδὲν ἦττον ὀνομάζουσιν αὐτὰ, καὶ<text:line-break/>σιτία, καὶ βρώματα, καθότι καὶ Ἱπποκράτης ἐν ἐπιδη-<text:line-break/>μίαις ἔγραψεν ὧδε · [304] τὰ βρώματα καὶ πόματα πείρης<text:line-break/>δεῖταί, εἰ ἐπὶ τὸ ἴσον μένη. καὶ πάλιν ἑτέρωθι · πόνοι,<text:line-break/>σιτία, ποτὰ, ὕπνοι, ἀφροδίσια, πάντα μέτρια. τῶν μὲν<text:line-break/>οὖν ὀνομάτων, ὡς ἀεὶ λέγομεν, ἀμελεῖν χρὴ φροντίζοντας,<text:line-break/>ὅπως τις ἂν αὐτοῖς χρῆται, συνήθων γε ὄντων ἁπάντων<text:line-break/>τοῖς Ἕλλησι, τῆς δὲ τῶν πραγμάτων ἐπιστήμης ἀντιποιεῖ-<text:line-break/>σθαι προσήκει. φαίνεται δὲ ταῦτα ταχεῖαν ἤ βραδεῖαν</text:p>
      <text:p text:style-name="P3">ἴσχοντα τὴν διέξοδον , ἤτοι διὰ τὴν ἐξ ἀρχῆς ἡμῶν φύσιν,<text:line-break/>ἤ διὰ τὴν ἐπίκτητον διάθεσιν τῆς γαστρὸς, ἤ διὰ τὴν οἰ-<text:line-break/>κείαν οὐσίαν. λέγω δὲ τῶν ἐσθιομένων καὶ πινομένων,<text:line-break/>ἐπειδὴ τινὰ μὲν αὐτῶν εἰσὶν ὑγρὰ, τινὰ δὲ ξηρὰ, καὶ τινὰ<text:line-break/>μὲν γλίσχρᾳ, τινὰ δὲ εὔθρυπτα τε καὶ εὐδιαίρετα, καὶ<text:line-break/>τινὰ μὲν δριμύτητας ἐν αὑτοῖς ἔχοντα, τινὰ δὲ ὀξύτητας,<text:line-break/>ἤ πικρότητας, ἢ γλυκύτητας, ἢ ἁλυκότητας, ἤ αὐστηρότη-<text:line-break/>τας, ἤ στρυφνότητας, ἤ τινας εξωθεν τούτων φαρμακώδεις<text:line-break/>δυνάμεις ὁμογενεῖς ταῖς τῶν καθαιρόντων φαρμάκων. ἀν-<text:line-break/>δρἀφαξυς μὲν γὰρ καὶ βλίτον καὶ μαλάχη καὶ κολόκυνθα<text:line-break/>διὰ τὸ γλίσχρα τε εἷναι καὶ δίυγρα θαττον τῶν μὴ τοιου-<text:line-break/>των ὑπέρχεται, καὶ μάλιστα τοῖς περιπατουσιν ἡσύχως μετὰ<text:line-break/>τὴν προσφορὰν αὐτῶν ἐπ᾽ ἐδάφους εἴκοντος μετρίως · ὸλι-<text:line-break/>σθαίνει γὰρ ἐν τῷ κατασείεσθαι μᾶλλον, ἢ εἴ τις ἀτρεμήσει<text:line-break/>κατακείμενος. ἐν τούτῳ δὲ τῷ γένει καὶ τὰ μόρα καὶ τὰ<text:line-break/>γλυκέα κεράσια θείη τις ἂν, ὥσπερ καὶ τῶν οἴνων τοὺς<text:line-break/>γλυκεῖς καὶ παχεῖς. οἱ δὲ πέπονές τε καὶ μηλοπέπονες <text:span text:style-name="T1">ὀ</text:span>νο-<text:line-break/>μαζόμενοι δῶ ὑγρότητά τε κα<text:span text:style-name="T1">ὶ</text:span> γλισχρότητα πρὸς ὑποχὡ-</text:p>
      <text:p text:style-name="P3">ρησίν εἰσιν ἐπιτήδειοί τε καὶ δυναμίν γε ὲχουσι μετρίως<text:line-break/>ῥυπτικήν · καὶ μαλλόν γε αὐτῶν οἱ πέπονες, ἤν ἔνεστί σοι<text:line-break/>μαθεῖν ἀνατρίψαντι μορίον ῥυπαρὸν, (305<text:span text:style-name="T3">)</text:span> ἀποῥῥύψουσι<text:line-break/>γὰρ αὐτοῦ τὸν ῥύπον αὐτίκα. ταυτα δὴ καὶ τῶν οὔρησιν<text:line-break/>κινούντων εἰσίν. ἐκ δὲ τῶν ὑγρῶν καὶ ὺδατωδων σωμάτων<text:line-break/>ἐστὶ καὶ τὰ βρεκύκκια καλούμενα καὶ τὰ Περσικὰ, καὶ<text:line-break/>ὅλως ὅσα μηδεμίαν ἰσχυρὰν ἔχειν φαίνεται ποιότητα τοῖς<text:line-break/>γευομένοις ἤ ὀσμωμένοις αὐτῶν · α΄τερ, ἂν μὲν ἐπιτηδείως<text:line-break/>ἢ γαστὴρ ἔχῃ πρὸς τὴν κάτω διαχώρησιν, ὑπέρχεται ῥᾳδίως,<text:line-break/>εἰ δὲ μὴ , μένει καὶ αὐτὰ μετέωρα , μηδὲν εἰς ἔκκρισιν αὐ-<text:line-break/>τὴν ὡφελουντα. μέση γὰρ πως ἡ τοιαύτη τῶν ἐδεσμάτων<text:line-break/>ὕλη τῆς τε τῶν ἐπεχόντων τὴν γαστέρα καὶ τῆς τῶν προ-<text:line-break/>τρεπόντων οὔσα βραχύ τι ῥέπει πρὸς τὸ ἕτερον, ὅταν γε<text:line-break/>μὴ πάνυ τύχη νωθρᾶς γαστρὸς εἰς ἀπόκρισιν, ἤ ἰσχυρᾶς<text:line-break/>εἰς ἀνάδοσιν, ἐνίοτε γὰρ ἐπέχει γαστέρα καὶ ταῦτα. καὶ τὸ<text:line-break/>μελίκρατον, οἷς ἀναδίδοσθαι φθάνει ταχέως, οὐ προτρέπει<text:line-break/>τὴν γαστέρα πρὸς ἔκκρισιν, ἀλλὰ καὶ τοῖς μιχθεῖσιν ἑαυτῷ</text:p>
      <text:p text:style-name="P3">σιτίοις εἰς ἀνάδοσιν ὑφηγεῖται. εῖ δὲ μῆ φθάσειεν ἀναδο-<text:line-break/>θῆναι ταχέως, ἐρεθίζει πρὸς ἔκκρισιν, ὥσπερ ἡ ξανθὴ<text:line-break/>χολή διὰ τὴν δριμύτητα καὶ τὸ δακνῶδες ἔχειν ἐν ἑαυτῆ.<text:line-break/>τὰ μὲν οὐν τοιαῦτα τῶν ἐσθιομένων τε καὶ πινομένων, δύ-<text:line-break/>κνοντα μόνον, ἐπὶ τήν ἔκκρισιν ἐπεγείρει τὰ κατὰ τὴν κοι-<text:line-break/>λίαν μόρια. πρόδηλον δὲ, ὅτι καὶ ἡ τῶν ἐντέρων οὐσία<text:line-break/>παραλαμβάνεται κατὰ λόγον. οὕτως γέ τοι καὶ τοὺς προ-<text:line-break/>γάστορας καὶ μεγαλοφίλους ὀνομάζουσιν οἱ ἄνθρωποι. τινὰ<text:line-break/>δὲ ὑπάγει τὴν γαστέρα, μεμιγμένας ἐν ἑαυτοῖς ἔχοντα φαρ-<text:line-break/>μακὡδεις δυνάμεις, ὁμοίας τῇ κατὰ τὴν σκαμμωνίαν τε καὶ<text:line-break/>κολοκυνθίδα, καὶ τὸν ἑλλέβορον, ὅσα τ᾽ ἄλλα τοιαῦτα ·<text:line-break/>μικτὴ γὰρ τοιούτων ἐστὶν ἢ φύσις ἐξ ἐδέσματός τε καὶ<text:line-break/>φαρμάκου, καθάπερ εἰ καὐτὸς ἐμβάλοις τῷ χυλῷ τῆς πτι-<text:line-break/>σάνης ὀλίγον τι τοῦ τῆς σκαμμωνίας ὁπου. λανθάνων γὰρ<text:line-break/>οὕτω τὴν αἴσθησιν οὐ λήσεται κατὰ τῆν ἐνέργειαν, ἀλλ᾽<text:line-break/>ὑπάξει σαφῶς τὴν γαστέρα. καὶ τουθ εἰναι δοκεῖ τισι τὁ<text:line-break/>ὑα΄ Ἱπποκράτους εἰρημένον · ὲν τροφῆ[305] φαρμακίδ.<text:line-break/>τοῖς δ᾽ οὐχ οὕτω μόνον ἔδοξεν ἀκούειν, ἀλλὰ κάπ ἐκείνων</text:p>
      <text:p text:style-name="P21">ὁ λόγος εἰρῆσθαι δύναται τῶν οὔτε θρεπτικήν τινα τοῦ<text:line-break/>ζώου δύναμιν ἐχόντων ἐδεσμάτων, οὔτε καθαρτικήν. καὶ<text:line-break/>γὰρ καὶ ταῦτά φασιν οὐχ ὡς τροφάς μόνον ἐνεργεῖν πολλά-<text:line-break/>κις, ἀλλὰ καὶ ὡς φάρμακα, θερμαίνοντα, καὶ ὑγραίνοντα,<text:line-break/>καὶ ψύχοντα, καὶ ξηραίνοντα σαφῶς ἡμάς, ὡς, ὅταν μηδέν<text:line-break/>τι τούτων ἐνεργῇ περὶ τὸ σῶμα του ἀνθρώπου, τρύφη δὲ<text:line-break/>μόνον αὐτὸ , τηνικαῦτα τὸν του φαρμάκου λόγον οὐχ ἔξει.<text:line-break/>ὀλίγιστα μὲν οὐν ἐδέσματα τοιαῦτά ἐστιν · ἄττα δ᾽ ἂν ῇ<text:line-break/>ταῦτα, μόνον τὸν τῆς τροφῆς ἔχει λόγον ἀκριβῶς χωρὶς<text:line-break/>τοῦ μεταβάλλειν τὸ σῶμα του προσενεγκαμένου κατὰ ποιά-<text:line-break/>τητα· τὸ μὲν γὰρ θερμανθὲν, ἤ ψυχθὲν, ἤ ξηρανθὲν, ἢ<text:line-break/>ὑγρανθὲν · ὑπήλλακται κατὰ ποιότητα, τὸ δ᾽ ἐκ τῶν σι-<text:line-break/>τίων εἰς ὄγκον οὐσίας τῆς διαφορηθείσης προσλαβὸν, ὡς<text:line-break/>ὑπὸ τροφῶν μόνον. αὐτῶν ὠφελεῖται. τὰ τοίνυν μέσα ταῖς<text:line-break/>κράσεσιν, οὐδεμίαν ἐπικρατοῦσαν ἔχοντα ποιότητα, τροφαὶ<text:line-break/>μόνον εἰσὶν, οὐ φάρμακα, μήθ' ὑπάγοντα γαστέρα, μήτε<text:line-break/>ἐπέχοντα, μήτε ῥωννύοντα, μ<text:span text:style-name="T8">ή</text:span>τ᾽ ἐκλύοντα στόμαχον, ὥσπερ</text:p>
      <text:p text:style-name="P22">γε μήθ᾽ ἱδρῶτας ἢ οὐρα κινοῦντα, ἤ καὶ κωλύοντα, μήθ<text:line-break/>ἄλλην τινὰ διάθεσιν ἐν τῷ σώματι ποιοῦντα κατὰ ψυχρ<text:span text:style-name="T1">ό-</text:span><text:line-break/>τητα, καὶ θερμότητα, καὶ ξηρότητα, καὶ ὑγρότητα, δια-<text:line-break/>φυλάττοντα δὲ πάντη τὸ τοῦ τρεφομένου ζώου σῶμα τοιοῦ-<text:line-break/>τον, ὁποῖον παρέλαβεν. ἀλλὰ κἀνταῦθα διορισμός ἐστί τις<text:line-break/>χρησιμώτατος, οὐδ᾽ αὐτὸς ὑπὸ τοῦ Διοκλέους εἰρημένος,<text:line-break/>ὥσπερ οὐδὲ διὰ τῶν ἄλλων τινὸς, ὅσους ἄχρι τοῦδε διῆλ-<text:line-break/>θον. εἰ μὲν γὰρ ἀκριβῶς μέσον εἴη τῇ κράσει τὸ σῶμα<text:line-break/>τοῦ ἀνθρώπου, . φυλάττοιτ᾽ ἂν ὑπὸ τῆς μέσης τ<text:span text:style-name="T1">ῇ</text:span> κράσει<text:line-break/>τροφῆς ἐν τῆ παρούσῃ καταστάσει · .εἰ δ᾽ ἤτοι ψυχρότερον,<text:line-break/>ἢ θερμότερον, ἤ ξηρότερον, ἢ ὑγρότερον εἴη τοῦτο, τὰ<text:line-break/>μέσα τη κράσει σιτία τε καὶ ποτὰ ἂν τις κακῶς διδοίη.<text:line-break/>μεταβάλλεσθαι γὰρ χρὴ τὸ τοιοῦτον σῶμα ἐπὶ τοὐναντίον,<text:line-break/>εἰς ὅσον ἀπεχώρησε τῆς ἀκριβῶς μέσης καταστάσεως · έσται<text:line-break/>δὲ τοῦτο διὰ τῶν ἐναντίων τ<text:span text:style-name="T8">ῇ</text:span> παρούσῃ δυσκρασίᾳ. τὰ δὲ<text:line-break/>ἐναντία τὴν ἴσην ἀφέστηκεν τοῦ μέσου διάστασιν ἐφ᾽ ἑκά-<text:line-break/>τερα καθ᾽ ἑκατέραν ἀντίθεσιν. <text:span text:style-name="T1">ὥ</text:span>στ, ἐὰν μὲν ἀριθμοῖς,<text:line-break/>εἰ τύχοι, τρισὶν ἀπὸ τῆς εὐκράτου μὲν καὶ μέσης καταστάν</text:p>
      <text:p text:style-name="P22">σεως ἀποχωρήσῃ τὸ σῶμα πρός τὴν θερμοτέραν, τοσούτοις<text:line-break/>χρῆναι καὶ τὸ σιτίον ἀφεστάναι τοῦ μέσου. τῆ κράσει πρὸς<text:line-break/>τὸ ψυχρότερον, ἐὰν δὲ ἐ<text:span text:style-name="T8">φ᾽</text:span> ὑγρότητα τέτταρσιν ἀριθμοῖς<text:line-break/>ἀποστῇ, τοῖς ἴσοις δεῖν εἷναι ξηρότερον τοῦ συμμέτρου.<text:line-break/>κατὰ τοῦτό γέ τοι πάλιν εὑρεῖν ἔστι πολλοὺς τῶν ἀνθρώπων<text:line-break/>ἐναντιωτατα περὶ τῶν αὐτῶν τροφῶν ἀποφαινομένους. ἔναγ-<text:line-break/>χος γοῦν ἐφιλονείκουν ἀλλήλοις δύο τινὲς, ὁ μὲν ὑγιεινὸν<text:line-break/>ἀποφαινόμενος, ὁ δὲ νοσερὸν εἶναι τὸ μέλι, τεκμαιρόμενος<text:line-break/>ἑκάτερος ἐξ ὧν αὐτὸς ὑπ᾽ αὐτοῦ διετίθετο, μηκέτι ἐννοοῦν-<text:line-break/>τες, ὡς οὔτε μίαν ἄπαντες ἄνθρωποι τὴν ἐξ ἀρχῆς ἔχουσι<text:line-break/>κρᾶσιν, οὔ<text:span text:style-name="T8">τ᾽</text:span>, εἰ καὶ μίαν ἔσχον, ἀμετάβλητον αὐτὴν ἐν ταῖς<text:line-break/>ἡλικίαις φυλάττουσιν, ὥσπερ οὐδ᾽ ἐν ταῖς κατὰ τὰς ὥρας<text:line-break/>τε καὶ χώρας ὑπαλλαγαῖς, ἵνα παραλείπω γε κατὰ τὸ παρὸν,<text:line-break/>ὡς καὶ τοῖς ἐπιτηδεύμασιν καὶ ταῖς διαίταις ὑπαλλάττουσιν<text:line-break/>τὰς φυσικὰς τῶν σωμάτων διαθέσεις. εὐθὺς γοῦν αὐτῶν<text:line-break/>τῶν διαφερομένων ἀλλήλοις περὶ τοῦ μέλιτος ὁ μὲν πρεσ-<text:line-break/>βότης τε κατὰ τὴν ἡλικίαν ἦν καὶ φύσει φλεγματωδέστερος,<text:line-break/>ἀργός τε τῷ βίῳ καὶ πρὸς τἀς ἄλλας μὲν ἁπάσας πράξεις,</text:p>
      <text:p text:style-name="P3">οὐχ ἤκιστα δὲ καὶ πρὸς τὰ του βαλανείου γυμνάσια, καὶ<text:line-break/>διὰ τοῦτ αὐτῷ μέλι χρήσιμον ἤν· ὁ δὲ ἕτερος χολώδης τε<text:line-break/>φύσει καὶ τριακονταετὴς κατὰ τήν ἡλικίαν ἐτύγχανεν ὥν,<text:line-break/>ἐπὶ δὲ ταῖς ὁσημέραι πράξεσι πολλὰ ταλαιπωρούμενος ·<text:line-break/>[306] εἰκότως οὐν αὐτῷ τὸ μέλι ἐξεχολοῦτο ταχέως, καὶ<text:line-break/>ταύτῃ βλαβερώτερον ήν. οἰδα δὲ κὰγώ τινα τὰ κατὰ τὸ<text:line-break/>στόμα τῆς κοιλίας μεμφομενον , λογισαμενός τε ἐξ ῶν διη-<text:line-break/>γεῖτο, φλέγμα κατ᾽ αὐτήν ἡθροῖσθαι, συμβουλεύσας προσέ-<text:line-break/>νέγκασθαι μετα σινηπιος πράσα τε καὶ τεῦτλα, τμηθέντος<text:line-break/>θ᾽ ὑπ᾽ αὐτῶν τοῦ φλέγματος, ἐκκρίνασάν τε πλείω τὴν γα-<text:line-break/>στέρα καὶ τῶν συμπτωμάτων πάντων ἐλευθέραν ἐκτήσατο.<text:line-break/>αὐθις οὐν ποτ᾽ ἀπεπτησας ἐπὶ δριμέσιν ἐδέσμασιν καὶ δα-<text:line-break/>κτάμενος τὴν γαστέρα, σίνηπι μετὰ τεύτλου προσενεγκαμε-<text:line-break/>νος, οὐ μόνον οὐδὲν ὥνατο τὴν δῆξιν, ἀλλὰ καὶ χείρων<text:line-break/>ἀπεδείχθη συχνῶς. καὶ δὴ θαυμάζων, ὅπως ἐβλάβη. συχνῶς<text:line-break/>ὑφ᾽ ὡν ἔμπροσθεν ὠφελεῖτο μέγιστα, πρός με παρεγένετο,<text:line-break/>τὴν αἰτίαν πυνθανομενος. ἰδιώτας μὲν οὐν ἰατρικῆς τέχνης<text:line-break/>ἀνθρώπους οὐκ ἀπεικος ἐστι ταῦτα σφάλλεσθαι · τοῖς δὲ</text:p>
      <text:p text:style-name="P3">ἰατροῖς οὐκ ἄν τις συγγνοίη παραλιποῦσιν ἀδιόριστα πολλὰ<text:line-break/>των χρησιμωτάτων θεωρημάτων. οὐ γὰρ ἁπλῶς προσήκει<text:line-break/>λέγειν αυτοὺς, εὐπέπτους μὲν είναι τοῖς πλείστοις τοὺς πε-<text:line-break/>τραίους ἰχθύας, εὑρίσκεσθαι δέ τινας, οἴ τὰ βόεια κρέα<text:line-break/>ῥᾳον πέπτουσιν, ἀλλ᾽ ἑκατέρους διορίσαι, καθάπερ γε καὶ<text:line-break/>περὶ μέλιτος οὐχ ἀπλῶς εἰπεῖν, ἀλλὰ μετὰ τοῦ προσθεῖναι,<text:line-break/>τίσιν ἡλικίαις τε καὶ φύσεσιν, ὥραις, καὶ χώραις, καὶ βίοις<text:line-break/>ὠφέλιμόν ἐστιν, ἤ βλαβερόν · οῖον ὅτι τοῖς μὲν θερμοῖς<text:line-break/>καὶ ξηροῖς ἐναντιώτατον, ὠφελιμώτατον δὲ τοῖς ὑγροῖς<text:line-break/>τε καὶ ψυχροῖς, εἴτε δέ ἡλικίαν, ἤ διὰ φύσιν, ἤ χώραν,<text:line-break/>η ωραν, ἤ ἐπιτήδευμά τι τοιοῦτοι τὴν κρᾶσιν εἰεν. ὥσθ<text:line-break/>ἀναγκαιότατόν εἰναι ἔοικεν τὴν παροῦσαν θεωρίαν ἐπι-<text:line-break/>σκέψασθαι τάς τε τῶν ἀνθρώπων καὶ τῶν ἐδεσμάτων κρά-<text:line-break/>σεις. αἱ μὲν οὐν τῶν ἀνθρώπων ὁποῖαί τέ εἰσιν καὶ<text:line-break/>οπως χρὴ διαγιγνώσκειν αὐτὰς, ἐν τοῖς περὶ κράσεων ὑπο-<text:line-break/>μνήμασι λέλεκται, καθάπερ γε καὶ περὶ τῶν φαρμάκων ὲν</text:p>
      <text:p text:style-name="P22">τοῖς περὶ τῶν (306) δυνάμεων αὐτῶν. ἐν δὲ τοῖς νῦν<text:line-break/>ἐνεστῶσι καιρὸς ἂν εἴη τὰς τῶν σιτίων εἰπεῖν κρασεις·<text:line-break/>ὡς ἐν τῷ διαίτης ἐγράφθη βιβλίῳ, κατα ι τινας μεν Ιππο-<text:line-break/>κράτους ὄντι συγγράμματι, κατὰ τινὰς δὲ <text:span text:style-name="T8">Φ</text:span>ιλιστίωνος, <text:span text:style-name="T8">ἤ</text:span><text:line-break/>Ἀρίστωνος, ἤ Εὑρυφωντος, ἤ <text:span text:style-name="T8">Φ</text:span>ιλ<text:span text:style-name="T8">ή</text:span>του, παλαιῶν <text:span text:style-name="T8">ἁ</text:span>π<text:span text:style-name="T8">ά</text:span>ντων<text:line-break/>ἀνδρῶν. ἀρχή δέ ἐστιν αὐτοῦ κατὰ μὲν ἔνια τῶν ἀντιγρα-<text:line-break/>φων ἤδε· Σιτίων τε καὶ πομάτων δύναμιν ἑκάστου, καὶ τῆν<text:line-break/>κατὰ φύσιν, καὶ τῆν διὰ τῆς τέχνης, ῷδε χρὴ διαγινώσκειν.<text:line-break/>ὲν ἄλλοις δὲ ἤδε · Χωρίων δὲ θύσιν καὶ φύσιν ἑκάστου<text:line-break/>ῷδε χρὴ διαγινώσκειν. ὅταν μὲν οὐν αὐτὸ καθ᾽ ἑαυτὸ φέ..<text:line-break/>ρηται τὸ βιβλίον τοῦτο, περὶ διαίτης ἐπιγράφεται, μέρος<text:line-break/>ὃν δεύτερον εἰς τρία διηρημένου τοῦ παντός · ὅταν δὲ τὸ<text:line-break/>συγκείμενον ἐκ τῶν τριῶν ὅλον έν ἀδιαίρετον εὑρεθῇ, περὶ<text:line-break/>φύσεως ἀνθρωπου καὶ διαίτης ἐπιγράφεται. τὸ μὲν οὐν<text:line-break/>δεύτερον, ἐν ᾦ περὶ τῶν σιτίων διέρχεται, τάχ᾽ ἄν τις εὐ-<text:line-break/>λόγως Ἱπποκράτους ἄξιον ἡγήσαιτο · τὸ δὲ πρῶτον ἀφέστη-<text:line-break/>κε πάμπολλα τῆς Ἱπποκράτους γνώμης. ἀλλὰ τοῦτο μὲν</text:p>
      <text:p text:style-name="P3">οἷον ὁδοῦ τι πάρεργον εἰρήσθω. ὅτου δ᾽ ἂν ἦ τῶν εἰ-<text:line-break/>ρημένων ἀνδρῶν, εἴς τινα καθόλου μέθοδον ἀναφέρειν φαί-<text:line-break/>νεται τήν ἐπὶ τοῖς σιτίοις δίαιταν. ὁ γὰρ γνούς, ὅτι<text:line-break/>κριθὴ φύσει ψυχρά ἐστι καὶ ὑγρὰ ἑψηθεῖσα, ἐπιστάμενος<text:line-break/>καὶ τὰς τῶν σωμάτων γνωρίζειν κράσεις, ὅσαι τε φύσει<text:line-break/>ὑπάρχουσι, καὶ όσαι κατὰ διάθεσιν ἐπίκτητον γίγνονται,<text:line-break/>χρήσεται προσηκόντως κριθαῖς εἷς ἐδωδὴν, οὐ μόνον ἐπὶ<text:line-break/>τῶν ὑγιαινόντων, ἀλλὰ καὶ τῶν νοσούντων σωμάτων, καὶ<text:line-break/>καπαπλασματι δέ τις δύ ἀλευρου κριθίνου χρήσεται κα-<text:line-break/>λῶς ὁ τὴν κρᾶσιν ἐπισταμεὶος αὐτῶν. [307] δεῖ δὲ μὴ<text:line-break/>μόνον ἐγνῶσθαι τὴν κυριωτάτην τε καὶ πρώτην ἑκάστου σι-<text:line-break/>τίου κρᾶσιν, ἀλλ᾽, ὡς ἐν τοῖς περὶ φαρμάκων ἐδείχθη, καὶ<text:line-break/>τὰς ἐξ ἐκείνων γιγνομένας · ὡν οὐχ ἤκιστα τυγχάνουσι χρή-<text:line-break/>σιμοι οὐσαι πολλαὶ μὲν τῶν κατὰ τοὺς χυμούς, εἰ μὴ ἄρα<text:line-break/>καὶ πάσαι, τινὲς δὲ καὶ τῶν κατὰ τὰς ὀδμάς. ἐκ γὰρ τοῦ<text:line-break/>κεκρασθαί πως ἕκαστον ἐκ τοσοῦδε θερμοῦ, καὶ ψυχροῦ,<text:line-break/>καὶ ξηροῦ, κα<text:span text:style-name="T8">ὶ </text:span>ὑγροῦ, καί τό μὲν αὐτῶν . γλυκύ, τὸ σε</text:p>
      <text:p text:style-name="P5">πικρὸν, ἤ ἁλμυρὸν, ἤ στρυφνῶν, ἤ αὐστηρὸν, ἢ δριμύ<text:line-break/>φαίνεται. τὸ δὲ ἁλυκὸν οὐκ ἄλλο τι σημαίνει παρὰ τό<text:line-break/>ἁλμυρὸν, ἀλλ᾽ ὑπ᾽ ἀμφοῖν ἔν τι δηλοῦται, στρυφνοῦ δὲ καὶ<text:line-break/>αὐστηροῦ τὸ κοινὸν γένος <text:span text:style-name="T8">ὀ</text:span>νομ<text:span text:style-name="T8">ά</text:span>ζεται στῦφον. ἐπὶ πλεῖστον<text:line-break/>δὲ περὶ τῶν χυμῶν ἀπάντων ὲν τῷ τετάρτῳ περὶ τῆς τῶν<text:line-break/>ἁπλῶν φαρμάκων δυνάμεως εἴρηται · καὶ χρὴ πάντως ἐκεῖνο<text:line-break/>γοῦν ἀνεγνωκέναι τὸν μέλλοντα τοῖς νῦν λεγομένοις ἀκο-ε ,<text:line-break/>λουθήσειν, ὅπως μὴ πάλιν ἀναγκαζώμεθα λέγειν ἐν τοῖσδε<text:line-break/>περὶ τῶν αὐτῶν τὰ αὐτα. τῶν γὰρ σιτίων, ὡς ὀλίγον ἐμ-<text:line-break/>προσθεν ἔφην, ἔνια μὲν οὐδεμίαν ἐπίσημον ἐμφαίνει ποιά-<text:line-break/>τητα καθ ὀσμὴν ἤ γεῦσιν,<text:tab/>ὃ δὴ καὶ ἄποια καὶ ὺδα-</text:p>
      <text:p text:style-name="Normal">τὡδη προσαγορεύουσιν, μ ἔνια δὲ στύψιν ἔχει σαφεστάτην,<text:line-break/>η γλυκύτητα σύμφυτον, η δριμύτητα, καθάπερ γε καὶ ἁλτ<text:line-break/>μυρὡτερὰ τε τινα φαίνεται, καὶ πικρότητος ἔνια σαφῶς με-<text:line-break/>τεχονπα. πρόδηλον ουν, οτι τὰ τοιαυτα τὴν αὐτὴν ἔχει<text:line-break/>δύναμιν ἐκείνοις τῶν φαρμάκων, οίς ὡμοίωται κατὰ τον</text:p>
      <text:p text:style-name="P2">χυμόν. εἴρηται δὲ ἐν τοῖς περὶ τῶν φαρμάκων ἢ αἰτία, δέ<text:line-break/>ἤν ἔντα τῶν στυφόντων οὐ ταὐτὸ τοῖς; ἄλλοις στύφουσιν<text:line-break/>ἐργάζεται, καθαπερ ἀλόη τε καὶ χαλκὸς κεκαυμένος, καὶ<text:line-break/>χάλκανθος, καὶ ἄνθος χαλκοῦ, καὶ λεπὶς, καὶ χαλκῖτις. ἐκ<text:line-break/>τοῦ μεμίχθαι γὰρ καθ᾽ ἕκαστον αὐτῶν τῆ στυφούση δυνἀ-,<text:line-break/>μει τε καὶ οὐσίᾳ τῶν ἄλλων τινὰ τοῖς κατὰ μέρος ἔργοις<text:line-break/>ἐξαλλάττεται ταῦτα, καθάπερ εἰ καὐτὸς ἀναμίξεις κυδωνίῳ<text:line-break/>μήλῳ σκαμμωνίαν, ὥσπερ ἀμέλει ποιουμεν ἐνίοτε, τοῦ μή-<text:line-break/>λου μὲν γλύφοντες τὰ περὶ τὸ σπέρμα, τὸ δὲ κοιλανθέν<text:line-break/>ἀναπληροῦντες τῇ σκαμμωνίᾳ, κἄπειτα περιπλάττοντές τε<text:line-break/>καὶ ὀπτῶντες, εἰτα διδόντες φαγεῖν τὸ μηλον. ἄνευ γὰρ<text:line-break/>τοῦ τὸν στόμαχον ἀνατρέπειν ὑπάγει γαστέρα τὸ οὕτως<text:line-break/>σκευασθὲν, ἐπικρατούσης ἐν αὐτῷ τῆς καθαρτικῆς δυνάμεως,<text:line-break/>ἤν ἐκ της σκαμμωνίας τὸ μῆλον ἐπεκτήσατο, διαμενούσης<text:line-break/>δὲ τῆς κατὰ τὸ μῆλον οἰκείας, οὐ γὰρ ἂν ἡδύ τε καὶ στύ-ι<text:line-break/>φον ἐφαίνετο καὶ τῷ στομάχῳ πρόσφορον. οὕτως οὐν ἔντα<text:line-break/>τῶν ἐσθιομένων ἔχει τινὰ μεμιγμένην ἐν ἑαυτοῖς δύναμιν,</text:p>
      <text:p text:style-name="P3">ἤτοι καθαρτικὴν, ἤ τι ποιεῖν ἄλλο πεφυκυῖαν. ἐφ᾽ ὡν οὐ<text:line-break/>χρὴ ταῖς τῶν χυμῶν δυνάμεσιν ἀπιστεῖν, ὡς κατεργαζομέναις<text:line-break/>ὃ φύσιν ἔχουσιν ἐνεργεῖν. ὲν ὅτῳ γὰρ ἂν ῇ στύφουσα ποιοί.<text:line-break/>της, ὅσον ἐα΄ ἑαυτῇ, συνάγει τε καὶ σφίγγει, καὶ ψύχει τὰ<text:line-break/>πλησιάζοντα σώματα. δυναται δὲ ἐνίοτε ταὐτὸ σῶμα τινὰ<text:line-break/>μὲν θερμαίνοντα τῶν ἑαυτοῦ μορίων ὲχειν, τινὰ δὲ ψύχοντα,<text:line-break/>καθάπερ ἐδείξαμεν ἐν τοῖς περὶ τῶν ἁπλῶν φαρμακων δυνὥ..<text:line-break/>μεων, τῆς φύσεως οὕτως αὐτὰ μιξάσης, ὡς καὶ τῶν ἰατρῶν<text:line-break/>ἔνιοι μιγνύουσιν ἐνίοτε τῶν ψυχόντων τινὶ πύρεθρον ἢ<text:line-break/>πέπερι. ταῦτ᾽ οὑν, ὡς ἔφην ἐν τοῖς περὶ φαρμακων ὑπο-<text:line-break/>μνήμασιν, ἐπιπλεῖστον ἐξειργασμένα, χρησιμώτατα τοῖς νῦν<text:line-break/>διδασκομένοις ἐστίν. καὶ γὰρ αἱ κατὰ μέρος ἑκαστου τῶν<text:line-break/>ἐσθιομένων σκευασίαι τοῖς ταῦτα προεγνωκοσιν εὑρίσκεται.<text:line-break/>τευτλο[306]φακῆν οὐν ημεῖς τε δίδομεν ἐνίοτε, καὶ πρὸ<text:line-break/>ἡμῶν ὁ Ταραντῖνος Ἡρακλείδης ἐδίδου πολλάκις οὐ μό-<text:line-break/>νον ὑγιαίνουσιν ἀμέμπτως,- ἀλλὰ καὶ πάσχουσί τι. πρῶτον<text:line-break/>μὲν οὐν ἐμβάλλομεν αὐτῇ πολλὰ τεῦτλα, δεύτερον δὲ</text:p>
      <text:p text:style-name="P3">κατὰ τήν ἄρτυσιν ἤ ἁλων βραχὺ πλειόνων, ἢ γάρου<text:line-break/>γλυκέος, ὑπακτικώτερον γὰρ οὕτως. εὶ δὲ μὴ, πτίσας τήν<text:line-break/>φακῆν, ἑψήσας τε δὶς , ὡς ἀποχεῖν τὸ πρότερον ὕδωρ,<text:line-break/>εἰῶ ὀλίγον μὲν ἁλῶν, ἤ γάρου μίξας, ἐπεμβαλεῖς τι βραχὺ<text:line-break/>τῶν ἐφεκτικων γαστρὸς, ἤτοι ὄξος , ἄχρι του μηδὲ λυπῇ-<text:line-break/>σαι τήν γεῦσιν , ἤδιστόν τε καὶ ὠφελιμώτατον ἂν ἐργάσαιο<text:line-break/>φάρμακόν τε ἄμα καὶ σιτίον οὐκ ὀλίγοις τῶν διαῥῥοία<text:line-break/>χρονίᾳ ἐνοχλουμένων. οὐκ ὀλίγοις δὲ εἰπον, ἃπασι φυ-<text:line-break/>λαξάμενος. εἰπεῖν, ὅτι κᾷνταυθα διορισμῶν ἐστιν χρεία,<text:line-break/>καθ᾽ οὑς αἱ διαθέσεις εὑρεθήσονται τῶν διαῥῥοῖζομένων<text:line-break/>χρονίως. ὅλως γὰρ οὐδὲν οἱόν τέ ἐστιν τῆ πείρᾳ βασα-<text:line-break/>νίσαι προσηκόντως ἄνευ τοῦ τῳ λόγῳ πρότερον εὑρεῖν<text:line-break/>ἀκριβῶς τήν διάθεσιν, ῇ προσφέρεται τὸ βασανιζόμενον,<text:line-break/>ἤτοι σιτίον, ἤ ποτὸν, ἤ φάρμακον. ὕλη γὰρ ἐστι βοη-<text:line-break/>θημάτων ἤ τῶν τοιούτων διαθέσεων γνῶσις, οὐκ αὐτῶν.<text:line-break/>τῶν βοηθημάτων. ἐπεὶ δ᾽ ἀδύνατον ἄνευ τοῦ γιγνώσκειν<text:line-break/>ἀκριβῶς τὰς δυνάμεις τῶν ὑλῶν, αίς χρωμεθα, βοηθεῖν</text:p>
      <text:p text:style-name="P3">τοῖς δεομένοις αὐτῶν, ἀναγκαῖόν ἐστιν, ὡσπερ ἑτέρωθι περὶ<text:line-break/>τῶν ὲν τοῖς φαρμάκοις δυνάμεων, ουτως ἐνταῦθα περὶ τῶν<text:line-break/>ἐν τῆ τροφῆ διελθεῖν. ἢ γνῶσις δὲ αὐτῶν ἐν χρόνῳ<text:line-break/>πολλῷ κατορθοῦται μόγις ἔκ τε τῆς διωρισμένης πείρας<text:line-break/>και της τῶν ατμων τε και χυμων φυσεως, ους εχειν φαι-,<text:line-break/>νεται τὰ δοκιμαζόμενα, καὶ προσέτι τῆς συστασεως, ἤν κέ-<text:line-break/>κτηται κατά τε γλισχρότητα καὶ χαυνότητα, πίλησίν τε<text:line-break/>καὶ κουφότητα καὶ βαρύτητα · ταύτα γὰρ απαντα συν-<text:line-break/>τελεῖ πρὸς τὴν εὕρεσιν αὐτῶν, ὥστε κἂν εἰς ξένην χώραν<text:line-break/>ἀφικόμενος ἴδης τι τῶν μή πρόσθεν ἑωραμένων σοι βρω-<text:line-break/>μάτων, ἔχειν ἀφορμὰς οὐκ ὀλίγας εἰς τήν τῆς δυνάμεως<text:line-break/>αὐτῶν γνῶσιν. ἃ δὲ Μνησίθεος ἔγραψε περί τε ῥιζῶν<text:line-break/>καὶ καυλῶν, καὶ φύλλων, καὶ καρπῶν, καὶ σπερμάτων, οὐ<text:line-break/>πάνυ τι βεβαίαν ἔχει τήν διάγνωσιν, ἐὰν τη διωρισμένη<text:line-break/>πείρᾳ κρίνης αὐτὰ , καθότι καὶ διὰ τῶν ἐφεξῆς ἔσται<text:line-break/>δῆλον · ἔγνωκα γὰρ ὑπὲρ ἑκαστου (3Ο7) τῶν ἐδεσμάτων<text:line-break/>ἰδίᾳ διελθεῖν. εἰ δὲ μακρότερος ὁ λόγος ἐστὶν ἢ ἔσεσθαι</text:p>
      <text:p text:style-name="P3">μέλλει, δυνησόμεθα γοῦν αυθις αὐτὸν ἐν βραχεῖ περιλα-<text:line-break/>βεῖν ἑτέρῳ βιβλίῳ τινὶ μικροτέρῳ, χρησίμῳ τοῖς τεχνωθεῖ-<text:line-break/>σιν ἐσομένῳ · μόνη γὰρ ἡ κατὰ διέξοδόν τε ἄσκησις καὶ<text:line-break/>διδασκαλία τεχνίτας ἀπεργάζεται. καὶ διὰ τοῦτό μοι δο-<text:line-break/>κοῦσι καλῶς οἱ πολλοὶ λέγειν, ἀρίστην εἰναι διδασκαλίαν<text:line-break/>τὴν παρὰ τῆς ζώσης φωνῆς γιγνομένην, ἐκ βιβλίου δὲ μήτε<text:line-break/>κυβερνήτην τινὰ γιγνομενον ἰδέσθαι, μητε ἄλλης τέχνης<text:line-break/>ἐργάτην · ὑπομνήματα γαρ ἐστι ταῦτα τῶν προμεμαθηκό-<text:line-break/>των, οὐ διδασκαλία τελεία τῶν ἀγνοουντων. εἴ γε μὴν<text:line-break/>ἐθέλοιέν τινες καὶ τούτων, ὅσοι , διδασκάλων ἀποροῦσιν,<text:line-break/>ἐντυγχάνειν ἐπᾳιελως τοῖς σαφῶς τε καὶ κατὰ διέξοδον,<text:line-break/>ὁποίαν ἡμεῖς ποιουμεθα, γεγραμμένοις, ὀνήσονται μεγά-<text:line-break/>λως, καὶ μάλιστα ἐὰν πολλάκις ἀναγινώσκειν αὐτὰ μὴ<text:line-break/>ὀκνῶσιν.</text:p>
      <text:h text:style-name="Heading_20_2" text:outline-level="2">Κεφ. β΄. </text:h>
      <text:p text:style-name="P23">[3<text:span text:style-name="T8">0</text:span>9] Εἰκότως μοι δοκοῦσιν οἱ πλεῖστοι τῶν<text:line-break/>ἰατρῶν ἀπὸ πυρῶν ἄρξασθαι τῆς προκειμένης διδασκαλίας,<text:line-break/>ἐπειδή πολυχρησιμ<text:span text:style-name="T8">ώ</text:span>τατον καὶ πολυχρηστότατόν ἐστι τοῦτο<text:line-break/>τὸ σπέρμα τοῖς τε Ἕλλησιν <text:span text:style-name="T8">ἅπ</text:span>ασι καὶ τῶν βαρβάρων</text:p>
      <text:p text:style-name="P3">τοῖς πλείστοις. εἰσὶ δὲ αὐτῶν τροφιμώτατοι μὲν ο<text:span text:style-name="T8">ἱ</text:span> πυκνοὶ:<text:line-break/>καὶ πεπιλημένην ἔχοντες ὅλην τὴν οὐσίαν, ὡς μόγις ὑπὸ<text:line-break/>τῶν ὀδόντων διαιρεῖσθαι · πλείστην γὰρ οὔτοι τροφήν δι-.<text:line-break/>δόασι τοῖς σώμασιν ἐξ ὅγκου βραχέος. οἱ ἐναντίοι τούτοις,<text:line-break/>ῥᾳδίως μὲν ὑπὸ τῶν ὀδόντων θραυόμενοι, μετὰ δὲ τὴν<text:line-break/>θραῦσιν ἀραιοὶ καὶ χαῦνοι φαινόμενοι, βραχεῖαν διδόασι<text:line-break/>τροφὴν ἐξ ὄγκου πολλοῦ. εἰ δὲ καὶ στῆσαι βουληθείης<text:line-break/>ἑκατέρων ἴσον ὄγκον, εὑρήσεις βαρυτέρους πολλῷ τοὺς πυ-<text:line-break/>κνούς. οὔτοι δ᾽ εἰσὶν τῇ χρόᾳ τῶν χαύνων ξανθότεροι.<text:line-break/>βασανίζειν δὲ χρὴ τήν φύσιν αὐτῶν, οὐχ ἁπλῶς ἐπιὰκοποῦν-<text:line-break/>Ἱας τὴν ἒξωθεν ἐπιφάνειαν, ἀλλὰ καὶ διαιροῦντας καὶ<text:line-break/>θραύοντας, καθάπερ εἴρηται · πολλοὶ γὰρ έξωθεν ὑπόξανθοί<text:line-break/>τε καὶ πυκνοὶ φαινόμενοι τὰ ἔνδον ἑαυτῶν ὡφθησαν ἀραιοί<text:line-break/>τε καὶ χαῦνοι καὶ λευκοί. πλεῖστον οὑν οὔτοι πίτυρον<text:line-break/>ἔχουσιν, καὶ εἴ τις αὐτῶν ἀλεσθέντων ὑποσείσας τὸ λεπτά-,<text:line-break/>τατον ἄλευρον ἄρτους ἐκ τοῦ λοιποῦ ποιήσαιτο τοὺς πιτυ-<text:line-break/>ρίας ὀνομαζομένους, ὀλιγοτρόφων μὲν αὐτῶν πειράσεται,<text:line-break/>περίττωμα δ᾽ ἐργαζομένων ἐν τῇ γαστρὶ πολύ, καὶ διά</text:p>
      <text:p text:style-name="P3">τοῦθ' ὑπερχομένων ῥᾳδίως. ἄμα δὲ καὶ διὰ τὸ ῥυπτικῆς<text:line-break/>μετέχειν οὐσίας τό πίτυρον εἰκότως ἢ διαχώρησις αὐτῶν<text:line-break/>γίγνεται ταχεῖα, πρὸς τὴν ἔκκρισιν ἐρεθιζομένων τῶν ἐντέ-<text:line-break/>ρων. οἱ δὲ ἐναντίοι τούτοις εἰσὶ μὲν ἀκριβῶς καθαροὶ,<text:line-break/>πλεῖστον ἄγοντες σταθμὸν ἐπ΄. ὄγκῳ βραχεῖ, διαχωροῦσι δὲ<text:line-break/>πάντων τῶν ἄρτων βραδύτερον. θεάση γε μήν καὶ τὸ σταῖς<text:line-break/>αὐτῶν γλίσχρον ἱκανῶς, ὡς ὲπιπλεῖστον ἕλκεσθαι μὴ δια-<text:line-break/>σπώμενον, ὅπερ ἴδιόν ἐστι γλίσχρου σώματος. εἰκότως τοί-.<text:line-break/>νυν οὔτοι μὲν καὶ ζύμης πλείονος χρήζουσι, καὶ μαλαχθῆναι<text:line-break/>δέονται πάντων μᾶλλον , καὶ οὐκ εὐθὺς μετὰ τὴν ζύμην καὶ<text:line-break/>τὴν μάλαξιν ὀπτᾶσθαι· τοῖς πιτυρίαις δὲ ἀρκεῖ καὶ ζύμη<text:line-break/>βραχεῖα, καὶ μάλαξις ἀσθενής, καὶ χρόνος ὀλίγος. οὔτως<text:line-break/>δὲ καὶ τῆς ὀπτήσεως μακροτέρας μὲν οἱ καθαροὶ, βρα-<text:line-break/>χυτέρας δὲ οἱ πιτυρίαι δέονται. τὸ μεταξὺ δὲ τῶν<text:line-break/>καθαρωτάτων τε καὶ ῥυπαρωτάτων οὐκ ὀλίγον ἐστὶ πλά-<text:line-break/>τος ἐν τῷ μαλλόν τε καὶ ἦττον, ἐνίων μὲν καθαρῶν,<text:line-break/>ἐνίων δὲ ῥυπαρῶν ὀνομαζομένων καὶ κατὰ ἀλήθειαν<text:line-break/>ὄντων. ἔστι δέ τι καὶ μέσον ἀκριβῶς αὐτῶν εἰδος ἄρτων,</text:p>
      <text:p text:style-name="P3">οἱ αὐτόπυροι προσαγορευόμενοι συγκομιστοὶ δὲ αὐτοὺς<text:line-break/>ἐκάλουν οἱ παλαιοὶ τῶν ἰατρῶν. ὅτι μὲν οὖν ἐξ ἀδιακρί-<text:line-break/>των ἀλεύρων οὔτοι γίνονται, μὴ διαχωριζομένου τοῦ πιτυ-<text:line-break/>ρὡδους ἀπὸ τοῦ καθαροῦ, πρόδηλον. ἐντεῦθεν γοῦν αὐ-<text:line-break/>τοῖς ἔθεντο καὶ τὰς προσηγορίας · αὐτοπυρους μὲν, ἐπείπερ<text:line-break/>ὅλος αὐτὸς ὁ πυρὸς ἀδιακρίτως ἀρτοποιεῖται, συγκομὥτους<text:line-break/>δὲ, ὅτι συγκομίζεται, σκευαζομένων αὐτῶν, ἂπαν ἀδιάκρι-<text:line-break/>τον τὸ ἄλευρον. ἀλλὰ καὶ αὐτῶν τουτων, ἐν τῷ μέσῳ δο-<text:line-break/>κούντων ἀκριβῶς τετάχθαι τῶν τ᾽ ἐκ τοῦ πιτύρου καὶ τῶν<text:line-break/>ἄκρως καθαρῶν ἄρτων, οὐ σμικρὰ διαφορὰ παρὰ τὴν τοῦ<text:line-break/>πυροῦ φύσιν ἐστίν. ἐκ μὲν γὰρ θῶν πυκνῶν πυρῶν καὶ<text:line-break/>βαρέων ἀμείνους , ἐκ δὲ τῶν χαυνων τε καὶ κούφων<text:line-break/>ἄρτοι φαυλότεροι γίνονται. καὶ παρά γε τοῖς Ῥωμαίοις,<text:line-break/>[310] ὥσπερ οὐν καὶ παρὰ τοῖς ἄλλοις σχεδὸν ἃπασιν, ὧν<text:line-break/>ἄρχουσιν, ὁ μὲν καθαρώτατος /ἄρτος ὀνομάζεται σιλιγνί-<text:line-break/>της, ὁ δὲ ἐφεξῆς αὐτῶν σεμιδαλίτης. ἀλλ᾽ ἡ μὲν<text:line-break/>σεμίδαλις Ἑλληνικόν [τε καὶ παλαιὸν ὄνομά ἐστιν, σι-<text:line-break/>λίγνις δὲ οὐχ Ἑλληνικόν μὲν, ἑτέρως δὲ αὐτήν ὁνομά-</text:p>
      <text:p text:style-name="P3">ζέιν οὐκ ἐχω. τροφιμώτατος μὲν οὗν ὁ σιλιγνίτης αὐτῶν,<text:line-break/>ἐφεξῆς δὲ ὁ σεμιδαλίτης, καὶ τρίτος ὁ μέσος τε καὶ συγκό-<text:line-break/>μιστος, ὁ καὶ αὐτοπυρίτης · ἐα΄ ᾦ τέταρτόν ἐστιν τὸ τῶν<text:line-break/>ῥυπαρων εἰδος, ῶν ἔσχατος ὁ πιτυρίας, ὅς δὴ καὶ ἀτροφὡ-<text:line-break/>τατός ἐστιν, καὶ μάλιστα τῶν ἄλλων ὑπέρχεται κατὰ γα-<text:line-break/>᾽ στέραι πεφθῆναι δὲ ἄριστοι τῶν ἄρτων εἰσὶν οἱ μάλιστα<text:line-break/>ἐζυμωμένοι καὶ κάλλιστα τετριμμένοι, ἀπὸ συμμέτρου πυρὸς<text:line-break/>ἐν κλιβάνῳ τὴν ὄπτησιν ἐσχηκότες. τὸ μὲν γὰρ πλεῖον πυρ<text:line-break/>εὐθύς ἐν τῆ πρώτη προσβολῇ τὴν ἐκτὸς ἐπιφάνειαν περι-<text:line-break/>καῖον ἀποστρακίζω, καὶ συμβαίνει κατ᾽ ἄμφω μοχθηρὸν<text:line-break/>γίνεσθαι τὸν ἄρτον, ὠμὸν μὲν καὶ ἀκατέργαστον ἔχοντα<text:line-break/>τὸ ἔνδον, ὑπερωπτημένον δὲ καὶ ξηρὸν καὶ ὀστρακῶδες<text:line-break/>εχοντα το εξω το οε ελαττον του συμμετρου πυρ<text:line-break/>οὐ κατεργάζεται καλῶς τὸν ἄρτον, ἀλλ᾽ ὠμότερον ἀπολεῖ-<text:line-break/>πει καὶ μάλιστα τὸ ἔνδον ἃπανι ὅσοι δ᾽ ἂν ἐν συμμέτρῳ<text:line-break/>πυρὶ πλείονι χρόνῳ δ<text:span text:style-name="T8">ί</text:span> ὅλων ἑαυτῶν ;ὁμαλῶς ὀπτηθῶσιν,<text:line-break/>οὔτοι καὶ πέττονται κατὰ τὴν γαστέρα κάλλιστα, καὶ πρὸς</text:p>
      <text:p text:style-name="P3">τὰς ἑξῆς ἐνεργείας, ὅσαι μετὰ τὴν πέψιν εἰσὶν, ἐπιτηδειότατοι<text:line-break/>γίνονται. χείριστοι δὲ τῶν ἄρτων εἰσὶ δηλονότι, ὅσοις οὐδὲν<text:line-break/>τῶν προειρημένων ὑπάρχει. τῶν δ᾽ ἄκρων ἐν αὐτοῖς ἀρετῇ<text:line-break/>καὶ κακίᾳ διωρισμένων, οὐδέν ἐστι χαλεπόν αὐτῷ τινι καὶ<text:line-break/>χωρίς ἡμῶν ἐπινοεῖν, ἐνίους μὲν τῶν ἄρτων εγγυς ειναι<text:line-break/>τῶν ἀρίστων ἤ χειρίστων, ἐνίους δὲ ἀποκεχωρηκέναι πορ-<text:line-break/>ῥωτέρω, καί τινας ἄλλους, ὡς εἴρηται, κατὰ το μέσον<text:line-break/>ἀμφοῖν τετάχθαι. καθάπερ οὖν ἐπὶ τοῦ μέλιτος ἔμπρο-<text:line-break/>σθεν εἰρήκαμεν, ουχ απλως ἀποφαίνεσθαι δεῖν, ἀγαθὸν ἤ<text:line-break/>φαῦλον εἷναι προς υγείαν, αλλὰ φλεγματικὰ μὲν φύσει,<text:line-break/>τουτεστιν ὑγροτέρᾳ τε καὶ ψυχροτέρᾳ τοῦ εὐκράτου, χρήσι-<text:line-break/>μον ὑπάρχειν αὐτο, κᾳν εἰ ψυχροτέρα δὲ μόνον ειη τις ανευ<text:line-break/>πολλῆς ὑγρότητος, ἤ ὑγροτέρα ανευ πολλῆς ψύξεως, ου μην<text:line-break/>ταῖς γε θερμαῖς κράσεσιν, οὐδὲ τούτων ἔτι μᾶλλον ταῖς<text:line-break/>θερμαῖς τε και ξηραῖς ἁρμόττειν αὐτο , οὕτω καὶ τῶν ἂρ-<text:line-break/>των αθλητη μὲν ἐπιτήδειος ὁ μήτε πάνυ καλῶς ῶπτη-<text:line-break/>μένος, μήτε ζύμην εχων πολλὴν, ἰδιώτῃ δὲ καὶ πρεσβύτῃ</text:p>
      <text:p text:style-name="P3">ὁ κάλλιστα μὲν ἐν κλιβάνῳ, ζύμης δὲ μετέχων πολλῆς,<text:line-break/>ὅ γε μὴν τελέως ἄζυμος οὐδενὶ χρήσιμος, εἰ δὺ καὶ τυροῦ<text:line-break/>προσλάβοι, καθαπερ ἐν τοῖς ἀγροῖς παρ ἡμῖν εἰώθασι<text:line-break/>σκευάζειν ἑορτάζοντες, οὕς αὐτοὶ προσαγορεύουσιν ἀζύμους,<text:line-break/>ἑτοίμη. βλάβη πᾶσι, κἂν ἰσχυρότατοί τινες (308) ὧσιν τήν<text:line-break/>ἕξιν τοῦ σώματος, οίόν περ οἱ γενναιότατοι τῶν θεριστῶν<text:line-break/>καὶ τῶν σκαπανέων εἰσίν · οὔτοι γὰρ ὁρῶνται καὶ τῶν βα-<text:line-break/>ρέων ἀθλητῶν μᾶλλον πέττοντες τοὺς ἀζύμους ἄρτους,<text:line-break/>ὥσπερ γε καὶ κρέα βόεια καὶ τράγεια. τί γὰρ ἔτι δεῖ<text:line-break/>μεμνησθαι προβατείων ἢ αἰγείων ἐπὶ τούτοις; ἐν Ἀλεξαν-<text:line-break/>ἀρείᾳ δὲ καὶ τὰ τῶν όνων κρέα ἐσθίουσιν · εἰσὶ δὲ οἵ καὶ<text:line-break/>τά τῶν καμήλων · εἰς γὰρ τὴν πέψιν αὐτων συντελεῖ μέν<text:line-break/>τι καὶ τὸ ἔθος, οὐχ ἤκιστα δὲ καὶ ἡ βραχύτης τῶν προσ-<text:line-break/>φερομένων, καὶ ἡ τοῦ σώματος ὄλου κένωσις ἐξ ἀνάγκης<text:line-break/>ἑπομένη τοῖς δῶ ὅλης ἡμέρας ταλαιπωροῦσι κατὰ τὰς οἰκείας<text:line-break/>ἐνεργείας. ἀναρπαζουσι γὰρ αἱ κεναὶ σαρκες ἐκ τῆς γαστρὸς<text:line-break/>[311] οὐ μόνον ἡμίπεπτον, ἀλλὰ παὶ παντάπασιν ἄπεπτον</text:p>
      <text:p text:style-name="P3">ἐνίοτε χυμὸν, ὅταν ἐπὶ σιτίοις πονῶσι· καὶ διὰ τοῦτο<text:line-break/>νόσους χαλεπωτάτας ὕστερον οὗτοι νοσοῦσιν καὶ πρό γήρως<text:line-break/>ἀποθνήσκουσιν. καὶ ταῦτα ἀγνοοῦντες οἱ πολλοὶ μακαρί-<text:line-break/>ζουσιν αὐτῶν τὴν ἰσχύν τοῦ σώματος, ὁρῶντες ἐσθίοντάς το<text:line-break/>καὶ πέττοντας, ἃ μηδεὶς ἡμῶν δύναται προσενέγκασθαι καὶ<text:line-break/>πέψαι. ἐπεὶ δὲ καὶ τοῖς πολλοῖς ταλαιπωρηθεῖσιν ὕπνοι<text:line-break/>βαρύτεροι γίγνονται, καὶ τοῦτ αὐτοῖς μειζόνως πρὸς τὰς<text:line-break/>πέψεις συντελεῖ, διὰ τοῦθ᾽ ἦττον ὑπὸ τῶν μοχθηρῶν ἐδε-<text:line-break/>σμάτων βλάπτονται · εἰ δ᾽ ἀναγκασεις αὐτοὺς ἀγρυπνῆσαι<text:line-break/>πλείοσιν ἐφεξῆς νυξὶν, αὐτίκα νοσοῦσιν. ἐκεῖνοι μὲν οὑν ἐν<text:line-break/>τοῦτο μόνον ἀγαθὸν ἔχουσιν εἰς πέψιν τῶν μοχθηρῶν ἐδε-<text:line-break/>σμάτων · οἱ δὲ ἀθληταὶ τροφὰς μὲν εὐχυμοτάτας λαμβάνου-<text:line-break/>σιν, ἀλλὰ παχεῖς καὶ γλίσχρας οἷ γε βαρεῖς αὐτῶν · ὀνο-<text:line-break/>μύζουσιν δ᾽ οὕτω μάλιστα μὲν τούς παλαιστὰς, ἤδη δὲ καὶ<text:line-break/>τοὺς παγκρατιαστάς τε καὶ πύκτας. ἐπεὶ γὰρ ἤ παρασκευὴ<text:line-break/>πάσα πρὸς τούς ἀγῶνας αὐτοῖς ἐστιν, ἐν οἷς ἐνίοτε δέ ὅλης<text:line-break/>ἡμέρας παλαίειν ἤ παγκρατιάζειν ἀναγκάζονται, διὰ τοῦτο</text:p>
      <text:p text:style-name="P3">δέονται τροφῆς δυσφθάρτου τε καὶ δυσδιαφορήτου. τοιαύτη<text:line-break/>δέ ἐστιν ἢ τῶν παχέων καὶ γλίσχρων χυμῶν · ὁποία μά-<text:line-break/>λιστά ἐστιν ἤ τε ἐκ τῶν χοιρείων κρεῶν καἴ τῶν, ὡς<text:line-break/>εἴρηται, σκευαστῶν ἄρτων, οὕσπερ οἱ νομίμως ἀθλοῦντες<text:line-break/>ἐσθίουσιν μόνοι. καὶ εἴπερ ἰδιώτης ἀγύμναστος ἐν τῇ<text:line-break/>αὐτῇ τροφῇ διατρίψειεν, νοσήσει τάχιστα νόσημα πληθω-<text:line-break/>ρικὸν, ὡσπερ γε καὶ εἰ γυμναζόμενος ἄνθρωπος ἐπὶ λαχά-<text:line-break/>νοις. καὶ χυλῷ πτισάνης διαιτῷτο, καταφθείρειεν ἂν ἐν τά-<text:line-break/>χει καὶ τρυχώσειε<text:span text:style-name="T8">ν</text:span> τὸ πὰν σῶμα. χυμὸς δὲ [πλεονάζει ἐκ<text:line-break/>τῶν τοιούτων ἄρτων, οἷς ἔφην χρῆσθαι τούς ἀθλητὰς, εἴ<text:line-break/>τις ἡμῶν τῶν πολλῶν ἐσθίει, γίνεται παχύς καὶ ψυχρὸς,<text:line-break/>ὁποῖον ἰδίως ὀνομάζειν εἰθίσμεθα τὸν ὠμὸν χυμόν. ἔστι<text:line-break/>μὲν οὗν καὶ τοῦ φλέγματος χυμὸς ὠμός τε καὶ ψυχρὸς, ἀλλ᾽<text:line-break/>οὐ παχύς, ὡς ἂν ὑγρότητά τε πολλὴν ἔχων καὶ πνεῦμα φυ-<text:line-break/>σῶδες· ὁ δὲ ὠμὸς χυμὸς ἰδίως ὀνομαζόμενος τοιοῦτός<text:line-break/>ἐστιν, ὁποῖον φαίνεται τὸ τοῖς οὔροις ὑφιστάμενον ἐνίοτε<text:line-break/>πύῳ παραπλήσιον. ἀλλὰ δυσῶδες μέν ἐστι καὶ γλίσχρον<text:line-break/>τὸ πύον, ὁ δ᾽ ὠμός ἔοικεν αὐτῷ κατά τε τὸ πάχος καὶ</text:p>
      <text:p text:style-name="P3">τὴν χρόαν μόνον, οὔτε δυσώδης ὧν, οὔτε γλίσχρος. οὐ μὴν<text:line-break/>τοῖς γε πυρέττουσιν ἐξ ὠμῶν πλήθους μονίας υφίσταται<text:line-break/>τοῖς οὔροις, ὁποῖον εἰπον, ἀλλὰ τοῖς ὑγιαίνουσιν, οσοι τα-<text:line-break/>λαιπωρούμενοι σιτία σκληρὰ καὶ δυσκατέργαστα προσφέρον-<text:line-break/>ται. περὶ μὲν οὐν τῶν ἄλλων αὐθις εἰρησεται, περὶ δὲ<text:line-break/>τῶν ἄρτων, ἐπειδὴ περὶ τούτων προυκειτο πρῶτον ημἀς διελ-<text:line-break/>θεῖν, εἴπωμεν ἤδη πρὸς τοῖς παρ᾽ ἡμῶν εἰρημένοις καὶ<text:line-break/>ταῦτα. κάλλιστοι μὲν αὐτῶν εἰσιν οἱ κλιβανῖται, καθ᾽ ὅν<text:line-break/>εἴρηται τρόπον ὠπτημένοι τε καὶ προπαρεσκευασμένοι πρὸς<text:line-break/>τὴν ὄπτησιν · ἐφεξῆς δὲ αὐτῶν οἱ ἰπνῖται, τὴν αὐτὴν ἐσχη-<text:line-break/>κότες δηλονότι παρασκευήν · ἐπεὶ δ᾽ οὐχ ὁμοίως ὀπτῶνται<text:line-break/>τὰ διὰ βάθους τοῖς κλιβανίταις, διὰ τοῦτο αὐτῶν ἀπολεί-<text:line-break/>πονται. οἱ δ᾽ ἐπὶ τῆς ἐσχάρας ὀπτηθέντες, ἢ κατὰ θερ-<text:line-break/>μὴν τέφραν, ἤ τῳ τῆς ἑστίας ὀστράκῳ καθάπερ κλιβάνῳ<text:line-break/>κεχρημένοι μοχθηροὶ πάντως εἰσὶν, ἀνωμάλως διακείμενοι ·<text:line-break/>τὰ μὲν γὰρ ἐκτὸς αὐτῶν ὑπεροπτᾶται, τὰ δὲ διὰ βάθους<text:line-break/>ἐστὶν ὠμά. τοῖς δὲ ἐγκρυφίαις ὀνομαζομένοις ἀπὸ; τοῦ<text:line-break/>κατὰ τήν τέφραν ἐγκρυβέντας ὀπτᾶσθαι προσδίδωσί τι καὶ</text:p>
      <text:p text:style-name="P3">ἡ τέφρα μοχθηρόν · ὥστε κινδυνεύουσιν οὗτοι ἁπάντων ἄρ-<text:line-break/>των εἶναι χείριστοι κατά γε τὴν τῆς [ὀπτήσεως ἰδέαν ἐπὶ<text:line-break/>πᾶσιν τοῖς ἄλλοις ὡσαύτως καλ προυπάρχουσιν. [312] δεῖ<text:line-break/>γὰρ ἑκάστοτε περὶ τῶν προκειμένων ἀκούειν οὕτως, ὡς κατ<text:line-break/>ἐκεῖνα μονον ἐξηλλαγμένων τῶν παραβαλλομένων ἀλλήλοις ·<text:line-break/>ὡς εἴ γε κατὰ πολλοὺς τρόπους διαφέροντα παραβάλληται,<text:line-break/>τὰ καθ᾽ ἕκαστον αὐτῶν ἰδίᾳ λελεγμένα πάντα ἕξουσιν<text:line-break/>ἡθροτσμεψα. περὶ μὲν οὑν τῆς κατὰ ἄρτους διαφοράς αὥ<text:line-break/>ταρκως εἴρηται.</text:p>
      <text:h text:style-name="Heading_20_2" text:outline-level="2">Κεφ. γ΄. </text:h>
      <text:p text:style-name="P23">Περὶ δὲ τῶν ἄλλων πεμμάτων, ὅσα σκευά-<text:line-break/>ζουσιν ἐξ ἀλευρου πυρίνου, καιρὸς ἂν εἴη λέγειν. οἱ μὲν<text:line-break/>ουν ταγηνῖται παρὰ τοῖς Ἀττικοῖς ὀνομαζόμενοι, παα΄ ἡμῖν<text:line-break/>δὲ τοῖς κατὰ τὴν Ἀσίαν Ἕλλασι τηγανῖται σκευάζονται δῶ<text:line-break/>ἐλαίου μόνου. βάλλεται δὲ το μὲν ἔλαιον μόνον εῖς τήγα-<text:line-break/>νον ἐπικείμενον ἀκάπνῳ πυρὶ, καταχεῖται δὲ αὐτῷ θερμανῇ<text:line-break/>θέντι τὸ τῶν πυρῶψ ἄλευρον, ὕ<text:span text:style-name="T8">ω</text:span>δατι δεδευμένον πολλῷ.<text:line-break/>διὰ ταχέων ουν ἑψόμενον αὐτῷ τῷ ἐλαίῳ .συνίσταται κατ</text:p>
      <text:p text:style-name="P3">παχύνεται παραπλησίως ἁπαλῷ τυρῷ, τῷ κατὰ τοὺς ταλά-<text:line-break/>ρους πηγνυμένῳ. τηνικαῦτα δὲ ἤδη καὶ στρέφουσιν αὐτὸ οἱ<text:line-break/>σκευάζοντες , αὐτοῦ τὴν μέν ἄνωθεν ὲπιφανειαν ἐργαζό-<text:line-break/>μενσι κάτωθεν, ὡς ὁμιλεῖν τῷ τηγάνῳ, τὸ δ᾽ αὐτάρκως<text:line-break/>ἐψημένον, ὅ κάτωθέν ἢν πρότερον, εὶς ὕψος ἀνάγοντες, ὡς<text:line-break/>ἐπιπολῆς εἰναι, κἀπειδὰν ἤδη καὶ τὸ κάτω παγῇ, στρέ-<text:line-break/>φουσιν αὐθις αὐτὸ δῶ που καὶ τρὶς γ αχρι περ ἂν ὅλον<text:line-break/>ὁμαλῶς αὐτοῖς ἑψῆσθαι δόξῃ. εὔδηλον οὑν, ὅτι παχύχυμόν<text:line-break/>τε τοὐἔ ἔστι ειαὶ σταλτικὸν γαστρός καὶ χυμῶν ὠμῶν<text:line-break/>γεννητικόν. διὸ καί τινες αὐτῷ μιγνύουσι μέλιτος, εἰσὶ<text:line-break/>δ᾽ οἷ καὶ τῶν θαλασσίων ὰλων. εἴη δ᾽ ἃν ἤδη τοῦτό γε<text:line-break/>πλακοῦντός τι γένος, ἢ εἰδος, ἤ ὅπως ἂν ὀνομάζειν ἐθέ-<text:line-break/>λοις, ὥσπερ καὶ ἄλλα τινά πλακούντων εἴδη συντιθέασιν<text:line-break/>αὐτοσχεδίως οἷ τε καθ ἀγρὸν ἄνθρωποι καὶ τῶν κατὰ<text:line-break/>πόλιν οἱ πενέστατοι. τοιγαρουν καὶ οσα διὰ κλιβάνου τῶν<text:line-break/>ἀζύμων πεμμάτων ὀπτῶσιν, εἰῶ; ἀφελόντες ἐμβάλλουσιν<text:line-break/>εὐθέως εἴς μέλι θερμὸν, ὡς δέξασθαι δέ άλων ἑαυτῶν</text:p>
      <text:p text:style-name="P3">αὐτὸ , καὶ ταῦτα πλακοῦντός τι γένος ἐστὶν, καὶ τὰ διὰ τῶν<text:line-break/>ἰτρίων σκευαζόμενα μετὰ . μέλιτος πάντα.</text:p>
      <text:h text:style-name="Heading_20_2" text:outline-level="2">Κεφ. δ΄. </text:h>
      <text:p text:style-name="P24">Διττὸν δὲ τῶν ἰτρίων τὸ εἶδος, ἄμεινον<text:line-break/>μὲν, ὅ καλοῦσι ῥυηματα, φαυλοτερα δὲ τὰ λάγανα. πάντα<text:line-break/>οὐν, ὅσα διὰ τούτων τε καὶ σεμιδάλεως συντίθεται, παχύ-<text:line-break/>χυμά τέ ἐστι καὶ βραδύπορα, καὶ τῶν καθ᾽ ἡπαρ διεξ-<text:line-break/>άδων τῆς τροφῆς ἐμφρακτικὰ , καὶ σπληνὸς ἀσθενοῦς<text:line-break/>αὐξητικὰ, καὶ λίθων ἐν νεφροῖς γεννητικὰ, τρόφιμα δὲ<text:line-break/>ἱκανῶς, (3<text:span text:style-name="T9">0</text:span>9) εἰ πεφθείη τε καὶ καλῶς αἱματωθείη. τὰ<text:line-break/>δὲ σύν μέλιτι σκευαζόμενα μικτῆς γίνεται δυνάμεως,<text:line-break/>ὧς ἂν τοῦ μέλιτος αὐτοῦ λεπτὸν ἔχοντος χυμὸν, ὅσοις<text:line-break/>α΄ ἂν ὁμιλήση, καὶ ταῦτα λεπτύνοντος. εἰκότως οὑν, ὅσα<text:line-break/>μέλιτός τε πλεῖον ἐν τῇ σκευασίᾳ προσείληφε καὶ τὴν<text:line-break/>ἔφησιν ἔσχηκε μακροτέραν, ἦττόν τ᾽ ἐστὶ βραδύπορα καὶ<text:line-break/>μικτὸν χυμὸν γενν<text:span text:style-name="T9">ᾷ</text:span> ἐκ λεπτοῦ τε καὶ παχέος, . [313] ἤπα-<text:line-break/>τι δὲ καὶ νεφροῖς καὶ σπληνὶ γ τοῖς μὲν ὑγιεινοῖς<text:line-break/>ἀμείνω τῶν χωρὶς μέλιτος σκευασθέντων, ἐμφράξεως δὲ</text:p>
      <text:p text:style-name="P3">ἀρχὴν ἔχουσιν ἤ φλεγμαίνουσιν ἤ σκιρουμένοις οὐδὲν<text:line-break/>ἦττον ἐκείνων, ἀλλ᾽ ἔστιν ὅτε καὶ μᾶλλον βλαβερὰ, καὶ<text:line-break/>πολλῷ μάλιστα πάντων, ῶν γλίσχρον ἱκανῶς ἐστι τὸ ἄλευ-<text:line-break/>ρον. ὁ γὰρ ἐξ αὐτῶν χυμὸς οὐ μόνον ἰσχόμενος ἰέναι<text:line-break/>πρόσω διὰ πάχος κωλύεται, ἀλλὰ καὶ περιπλαττόμενος ὲῖδο-<text:line-break/>θεν τοῖς στενοῖς πέρασι τῶν ἀγγείων ἔμφραττεται δυσαπο-<text:line-break/>λύτως. καὶ βάρους γε τὸ βλαβὲν οὕτω σπλάγχνον αἴσθησιν<text:line-break/>ἐργάζεται τοῖς πάσχουσιν, της ἑκτῶν λεπτυνόντων. ἐδεσμάτων<text:line-break/>τε καὶ πομάτων ἐπικουρίας δεομενον. εἴρηται δὲ ἑτέρωθι καθ᾽<text:line-break/>ἕν γράμμα περὶ τῆς λεπτυνούσης διαίτης. θώρακά γε μὴν<text:line-break/>οὐδὲν οὐδὲ πνεύμονα βλάπτει τῶν οὕτως σκευασθέντων.<text:line-break/>ἀλλὰ περὶ μὲν τῶν τόν παχύν καὶ γλίσχρον χυμὸν γεν-<text:line-break/>νώντων ἐδεσμάτων εἰρήσεται καὶ αύθτς· ὁ δὲ νῦν ἐνεστη-<text:line-break/>κῶς λόγος ἀξιοῖ σε τἄλλα διὰ μνήμης ἔχειν, α μέχρι δεῦρο<text:line-break/>διῆλθον , καὶ μάλιστα πάντων αὐτῶν ὑπὲρ τῆς τῶν ἄρτων<text:line-break/>δυνάμεως, ἐπεὶ διὰ παντὸς αὐτοῖς χρωμεθα. καὶ χεῖρόν γε<text:line-break/>οὐδὲν ἀναλαβεῖν τὰ κεφάλαια τῶν ἐα΄ αὐτοῖς ῥηθέντων:</text:p>
      <text:p text:style-name="P3">ἄριστος μὲν σύν ἐστιν ἄρτος εἰς ὑγείαν ἀνθρώπῳ, μήτε νέῳ,<text:line-break/>μήτε γυμναζομένῳ, ὁ πλεῖστον μὲν ζύμης ἔχων, πλεῖστον δὲ<text:line-break/>ἁλῶν, ἐπὶ πλεῖστον δὲ ὑπὸ τοῦ τεχνίτου, πρὶν πλάσασθαι<text:line-break/>καὶ ὀπτᾶσθαι, κατειργασμένος, ὠπτημένος τε ἐν κλιβάνῳ<text:line-break/>συμμέτρως θερμ<text:span text:style-name="T9">ῷ</text:span>, καθότι πρόσθεν εἴρηται. κρίσις μὲν<text:line-break/>οὑν τοῦ πλείστου κατὰ τὴν ζύμην καὶ τούς ἄλας η γεῦσις<text:line-break/>ἔστω σοι· τὸ γὰρ ἤδη λυποῦν ἐν τῇ τούτων πλείονι μίξει<text:line-break/>μοχθηρόν. εἰς., ὅσον οὖν ἡ γεῦσις οὐδέπω γνωρίζει τὴν ἐκ<text:line-break/>τῆς μίξεως ἀηδίαν , εἰς τοσοῦτον βέλτιόν ἐστιν αὐξάνειν<text:line-break/>αὐτῶν τὸ πλῆθος.</text:p>
      <text:h text:style-name="Heading_20_2" text:outline-level="2">Κεφ. ἔ. </text:h>
      <text:p text:style-name="P24">Ὅσοι δετὸν πλυτόν ἄρτον ἐπενόησαν σκευα΄..<text:line-break/>ζειν, ἀτροφώτερον μὲν εὗρον ἔδεσμα, πεφευγὸς α΄ ὡς οἷόν<text:line-break/>τε μάλιστα τήν ἐκ τῆς ἐμφράξεως βλάβην. ἤκιστα γὰρ ὁ ᾽<text:line-break/>ἄρτος οὕτος ἔχει τὸ παχὺ καὶ γλίσχρον, ὡς ἀερωδέστερος<text:line-break/>ἀντὶ γεωδεστέρου γεγονὼς. ὁρᾶται δ᾽ ἡ κουφότης αὐτοῦ<text:line-break/>διά τε τοῦ σταθμοῦ κὰκ τοῦ μὴ δύεσθαι καθ ὕδατος,<text:line-break/>ἀλλ᾽ ἐποχεῖσθαι τρόπῳ φελλοῦ. ἑψοντων δὲ παρ ἡμῖν ἐν<text:line-break/>τοῖς ἀγροῖς πολύ ἄλευρον πυροῦ μετὰ γάλακτος, ἰστέον καὶ</text:p>
      <text:p text:style-name="P3">τοῦτο τὸ ἔδεσμα τῶν ἐμπλαττόντων ὑπάρχειν. ωσπερ ουν<text:line-break/>εὔχυμά τε καὶ τρόφιμα πάντα ἐστὶ τὰ τοιαῦτα τῶν ἔδεσμά-<text:line-break/>τῶν, οὕτω βλάπτει τούς διηνεκῶς αὐτοῖς χρωμένους, ἐμ-<text:line-break/>φράξεις τε ποιούμενα καθ᾽ ἡπαρ καὶ λίθους ἐν νεφροῖς<text:line-break/>γεννωντα. τοῦ μὲν γὰρ ὠμοῦ χυμοῦ προσλαβόντος τὁ<text:line-break/>γλίσχρον, ὅταν αἱ κατὰ τούς νεφροὺς διέξοδοι στενότεραί<text:line-break/>ὠσί τισιν ὑπάρχουσαι φύσει, χρονίζον αὐτόθι τὸ παχύτατόν<text:line-break/>τε καὶ γλίσχρον ἕτοιμόν ἐστι γεννῆσαι πῶρον, ὁποῖος τοῖς<text:line-break/>ἀγγείοις, οὕς τὸ ὕδωρ θερμαίνομεν, ἐπιτρέφεται, καὶ τοῖς<text:line-break/>λίθοις περιπήγνυται κατὰ πολλὰ τῶν αὐτοφυῶν ὑδάτων θερ-<text:line-break/>μῶν. συντελεῖ δὲ εἰς τοῦτο μάλιστα καὶ ἡ τῶν νεφρῶν<text:line-break/>αὐτῶν κρᾶσις, ὅταν οἷον πυρῶδές τε καὶ δριμὺ τὸ κὰθ<text:line-break/>αὐτούς ᾖ θερμόν. ἐκ τούτου δὲ τοῦ γένους εἰσὶ καὶ οἐ<text:line-break/>τοῖς ἀρθριτικοῖς γενόμενοι πῶροι. ῥεῖ γὰρ ἀεὶ τὸ πε-<text:line-break/>ριττεῦον ἐν τῳ σώματι πᾶν εἷς τοὺς ἀσθενεστάτους τόπους;<text:line-break/>ἐργάζεταί τε ἐν αὐτοῖς πάθος κατὰ τὴν αὑτοῦ φύσιν.<text:line-break/>εἰρήσεται δὲ αὑθις ἐν τῷ περὶ γάλακτος λόγῳ περὶ<text:line-break/>πάσης αὐτοῦ τῆς χρήσεων ὥσπερ γ<text:span text:style-name="T9">ε</text:span> καὶ περὶ τῶν παχυνό<text:span text:style-name="T9">ν</text:span><text:span text:style-name="T4">-</text:span></text:p>
      <text:p text:style-name="P3">των ἐδεσμάτων, ἐπειδὴ καὶ ἄλλα τινὰ τῆς τοιαύτης ἐστὶ<text:line-break/>δυνάμεως.</text:p>
      <text:h text:style-name="Heading_20_2" text:outline-level="2">Κεφ. Α΄.</text:h>
      <text:p text:style-name="P24"><text:s/>[314] Τοῦ γένους τῶν πυρῶν ἐστιν ὁ χόν-<text:line-break/>δ·ρος , ἱκανῶς τρόφιμόν τε καὶ γλίσχρον ὲχων χυμὸν, ἐάν τε<text:line-break/>ἐν ὺδατι μόνον ἑψηθὲν λαμβάνηται δύ οἰνομέλιτος, ἤ οἴνου<text:line-break/>γλυκέος, ἤ καὶ στύφοντος, (ἴδιος γὰρ ἕκαστος καιρὸς τῆς<text:line-break/>χρήσεως) ἐάν τε τορυνηθὲν μεθ ἐλαίου καὶ ἁλῶν. ἐμβάλ-<text:line-break/>λεται δέ ποτε καὶ ὄξος αὐτῳ. καὶ καλοῦσιν οἱ ἰατροὶ τὸν<text:line-break/>κατασκευασθέντα τοῦτον χόνδρον, πτισάνης γεγονέναι τὴν<text:line-break/>ἄρτυσιν. ἔνιοι δὲ ἐκ χόνδρου πτισάνης τεθράφθαι φασὶν τὸν<text:line-break/>κάμνοντα. τῶν παλαιῶν δὲ ἔνιοι, καθάπερ Διοκλῆς καὶ<text:line-break/>φιλότιμος, ὀνομάζουσιν πτισάνην πυρίνην τὸν οὕτως ἐσκευ-<text:line-break/>ασμεύον χόνδρον. διὰ τοῦτο καὶ τὸ ὄνομα αὐτοῦ σπάνιόν<text:line-break/>ἐστι παρὰ τοῖς παλαιοῖς, ὡσπερ καὶ τό τοῦ σιτανίου · τῆ<text:line-break/>γὰρ κοινῇ προσηγορίᾳ τόν πυρὸν ὀνομάζουσιν αὐτόν. εἴρη-<text:line-break/>ται δὲ ἐν τῷ περὶ διαίτης Ἱπποκράτους, τοὺς ἐκ τοῦ χάν-<text:line-break/>δρου κατασκευαζομένους ἄρτους τροφιμωτάτους μὲν εἷναι,<text:line-break/>διαχωρεῖν δὲ ἧττον · εἴρηται δὲ, ὅτι σεμίδαλις καὶ χόνδρος</text:p>
      <text:p text:style-name="P3">ἑφθὸς ἰσχυρὰ καὶ τρόφιμαι φυλάττεσθαί τε τοίνυν προσῇ..<text:line-break/>κει καὶ τούτου τὴν πολλὴν χρῆσιν γ καὶ τοῦτο οἶς εὺέμ-<text:line-break/>φρακτόν ἐστι τό ἡπαρ, ἢ νεφροὶ πρὸς το.γεννησαι λίθους<text:line-break/>ἐπιτήδειοι, μάλιστα δὲ προσέχειν τὸν νοῦν τοῖς σκευαζομέ-<text:line-break/>νοῖς ῥοφήμασιν ἐκ τοῦ καλουμένου πλυτοῦ χόνδρου. χυλὸς<text:line-break/>μὲν γάρ ἐστιν οὕτος αὐτοῦ μεμιγμένος υδατι, πλείστης δὲ<text:line-break/>ἑψήσεως δεόμενος ἐξαπατᾳ μὲν τοὺς σκευάζοντας, ὡς αὐ-<text:line-break/>τάρκως ἑψημένος, οὐ μικρως δὲ βλάπτει τούς νοσοῦντας,<text:line-break/>οἷς περ δὴ καὶ παρασκευάζουσιν αὐτόν · ἐν τάχει γὰρ συνί-<text:line-break/>σταται καὶ παχύνεται διὰ τὸ κολλῶδες εἶναι:, χρὴ τοίνυν<text:line-break/>ὕδατι πολλῳ μιγνύντας ἐπ᾽ ἀνθράκων ἕψειν, ἐπὶ πλεῖστον<text:line-break/>κινοῦντας, ἄχρις ἂν ἀκριβῶς ἑψηθῇ, τηνικαῦτα δὲ ἐπεμβάλ-<text:line-break/>λειν ἤδη καὶ τῶν ἁλῶν. τὸ δὲ ἔλαιον, εἰ καὶ καθ ἀρχὴν<text:line-break/>εὐθέως ἐπιμίξαις, οὐδὲν βλάπτει. ἀλλὰ τοῦτο μὲν ἐν παρέρ-<text:line-break/>γῳ λελέχθω θεραπευτικὴ προσῆκον, οὐ τῷ νῦν ἐνεστῶτι<text:line-break/>πράγματι. τοῖς δ᾽ ὑγιαίνουσιν, ὅταν ποτὲ κατὰ δῆξιν σφο-<text:line-break/>δρὰν γαστρὸς ἤ χολωδῶν πολλῶν διέξοδον ἤ τι τοιοῦτο<text:line-break/>δεηθῶσι ῥοφήματος, ἕψοντας ἄχρι πλείστου τὸν χόνδρον,</text:p>
      <text:p text:style-name="P3">ὡς γενέσθαι τακερὸν, εἶτα τορυνήσαντας, εἶτα ταράξαν-<text:line-break/>τας , ὡς ὁμοιωθῆναι πτισανης χυλῷ διηθημένῳ, τηνικαῦτα<text:line-break/>διδόναι ῥοφὴν. ἡ δ᾽ ἄρτυσις ἡ αὐτἡ τῷ πλυτῷ γίνεται<text:line-break/>χόνδρῳ.</text:p>
      <text:h text:style-name="Heading_20_2" text:outline-level="2">Κεφ. ζ΄. </text:h>
      <text:p text:style-name="P24">Κὶ μὴ καὶ αὐτὸς ἔφαγόν ποτε πυροὺς ἐν<text:line-break/>ὕδατι ἑψημένους, οὐκ ἂν ἤλπισά τινα χρείαν γενέσθαι τῆς<text:line-break/>ἐδωδῆς αὐτων. οὔτε γὰρ ἐν λιμῷ τις ἐπὶ τοιαύτην ἂν ἀφί·-<text:line-break/>κοιτο χρῆσιν, ἐνὸν, εἴπερ εὐπορεῖ πυρῶν, ἄρτους ἐξ αὐτῶν<text:line-break/>ποιήσασθαι, παρὰ δεῖπνον δὲ, καθάπερ ἐρεβίνθους ἑφθούς<text:line-break/>τε καὶ φρυκτούς ἐσθίουσιν ἐν χρείᾳ τῶν καλουμένων τρα-<text:line-break/>γημάτων, ἄλλα τέ τινα σπέρματα τὸν αὐτὸν τρόπον σκευά-.<text:line-break/>ζοντες, οὕτως οὐδεὶς προσφέρεται πυρὸν ἑφθόν. διὰ ταῦ-<text:line-break/>(310) τα μὲν σύν οὐδ᾽ ἂν ἤλπισά τινα πυρὸν ἑφθὸν ἐδη-<text:line-break/>δοκέναι. ἐπεὶ δὲ καὶ αὐτὸς ἐγῶ, πορευθείς ποτε εἰς ἀγρὸν<text:line-break/>οὐκ ἐγγύς τῆς πόλεως ὄντα μετὰ δυοῖν μειρακίοιν τὴν<text:line-break/>αὐτήν ἡλικίαν ἀγόντων ἐμοὶ , κατέλαβον ἤδη δεδειπνηκότας<text:line-break/>τοὺς ἀγροίκους , καὶ μελλούσας ἀρτοποιεῖσθαι τὰς γυναῖκας,<text:line-break/>(ἢπόρουν γὰρ ἄρτου,) παραχρῆμά τις αὐτῶν ἐμβαλῶν εἰς χύτραν</text:p>
      <text:p text:style-name="P3">[315] πυρούς ἤψησεν, εἶθ' ἡδύνας ἁλσὶ μετρίως ἐσθίειν<text:line-break/>ἡμὰς ἡξίωσεν. ἐμέλλομεν δὲ, ὡς τὸ εἰκὸς, αὐτὸ ποιήσειν<text:line-break/>ὡδοιπορηκότες τε καὶ πεινωντεὰ. ἐφάγομέν τε οὐν αὐτῶν<text:line-break/>δαψιλῶς, ᾐσθανόμεθά τε κατὰ τὴν γαστέρα βάρους, ὡς δοκεῖν<text:line-break/>ἐγκεῖσθαι πηλὸν αὕτη. καὶ κατὰ τὴν ὑστεραίαν ἡπεπτηκότες,<text:line-break/>ἀνόρεκτοι δῶ ὅλης ἡμέρας ἦμεν, ὡς μηδὲν δύνασθαι πρ.οσε-<text:line-break/>νέγκασθὰι, καὶ πνεύματος φυσωδους μεστοὶ, κεφαλαλγεῖς τε<text:line-break/>καὶ βλέποντες ἀχλυῶδες, οὐδὲ γὰρ ύπεχωρει τι κάτω, ὃ<text:line-break/>μόνον ἐστὶν ἄκος ἐπὶ ταῖς ἀπεψίαις. ἡρὼτουν οὐν τούς<text:line-break/>ἀγροίκους, εἰ καὶ αὐτοί ποτε πυρὸν ἑφθόν ἔφαγον, ὅπως<text:line-break/>διετέθησαν. οἱ δὲ καὶ πολλάκις ἐδηδοκέναι κατὰ τήν αὐτήν<text:line-break/>ἀνάγκην ἔφασαν, ἡ καὶ τόθ' ἡμεῖς συνήχθημεν, εἶναί τε<text:line-break/>βαρὺ καὶ δύσπεπτον ἔδεσμα τοὺς οὕτω σκευασθέντας πυ-<text:line-break/>ρούς. ην δέ γε τοῦτο καὶ μὴ πειραθέντας λογίσασθαι<text:line-break/>πρόδηλον. ὅπου γὰρ οὐδὲ τὸ ίἄλευρον αὐτῶν ἐσθιόμενον,<text:line-break/>ὡς εἴπομεν ἔμπροσθεν, εὔπεπτόν ἐστιν, εἰ μὴ κατεργασθείη<text:line-break/>δέ ἀλῶν, καὶ ζύμης, καὶ φυρασεως, καὶ τρίψεως,. καὶ κλι-<text:line-break/>βάτου, πῶς οὐκ ἄν τις ἐννοήσειεν τούς ἀκατεργάστους</text:p>
      <text:p text:style-name="P6">ἰσχυροτάτους εἶναι; δύναμίν γε μὴν ἔχουσιν μεγάλην, εἰ<text:line-break/>πεφθεῖεν οἱ ουτω βρωθέντες πυροὶ, καὶ τρέφοντες ἰσχυρῶς</text:p>
      <text:p text:style-name="P7">τὸ σῶμα, καί ῥώμην ἐπίσημον παρεχομενοι τοις προσενεγ-<text:line-break/>καμάτοις αὐτούς.</text:p>
      <text:h text:style-name="Heading_20_2" text:outline-level="2">Κεφ. η΄. </text:h>
      <text:p text:style-name="P24">[Περὶ ἀμύλου] Ἐκ πυρῶν τοῦτο σκευάζεται;<text:line-break/>δύναμιν ὲχον ὁμαλυντικὴν τῶν τετραχυσμένων. ὑπάρχει δὲ κοινὸν<text:line-break/>τοῦτο τοὔργον ἁπάσαις ταῖς οὐσίαις, ὅσαι ξηραὶ κατὰ τήν<text:line-break/>σύστασιν οὐσαι μήτε στύψιν ἔχουσι, μήτε δριμύτητα, μήτο<text:line-break/>ἄλλην τινὰ δυναμιν ἐπιφανῆ. καὶ καλοῦσιν ἀποίους εἰκότως<text:line-break/>οὔσας τοιαύτας ὡς πρὸς αἴσθησιν. ἔστι δὲ κἀν ταῖς<text:line-break/>ὑγραῖς οὐσίαις τἂ ὕδωρ τοιοῦτον. παραπλήσιον δ᾽ ἐστὶ<text:line-break/>δυνάμει τοῖς πλυτοῖς ἄρτοις τὸ ἄμυλον, ἐλάττονα δὲ τροφήν<text:line-break/>δίδωσιν τῷ σώματι τῶν ἀπλύτων ἄρτων τούτων, καὶ μὴ<text:line-break/>θερμαίνουσαν, ὡσπερ οὐδὲ ἐκεῖνοι, τῶν ἄλλων ἄρτων θερ-<text:line-break/>μαινόντων. τοῖς μὲν γὰρ ἐξ ὕδατος ἑψημένοις πυροῖς οὐδὲ<text:line-break/>παραβάλλειν αὐτό χρὴ , σαφῶς θερμαίνουσί τε καὶ τρέ-<text:line-break/>φουσιν, εἰ πεφθεῖεν; ἰσχυρῶς, οὐσί τε δυσπέπτοις, ὡς<text:line-break/>εἴρηται</text:p>
      <text:h text:style-name="P19" text:outline-level="2">Κεφ. θ. </text:h>
      <text:p text:style-name="P24">[Περὶ κριθων και πτισανης.<text:span text:style-name="T4">]</text:span> Πολλή και τουτου<text:line-break/>τοῦ σπέρματος ἡ χρεία τοῖς ἀνθρώποις ἐστὶν, οὐ τὴν αὐτὴν ἐχοντος<text:line-break/>δύναμιν τοῖς πυροῖς. ἐκεῖνοι μὲν γὰρ θερμαίνουσιν φανερῶς,<text:line-break/>τοῦτο δὲ οὐ μόνον ἀποκεχώρηκε τοῦ θερμαίνειν, ὥσπερ ἔνια<text:line-break/>μεταξύ τοῦ θερμαίνειν καὶ ψύχειν ὄντα, καθάπερ αμυλόν τε<text:line-break/>καὶ ὁ πλυτὸς ἄρτος, ἀλλὰ καὶ ψυκτικὸν ὲχειν τι φαίνεται κατὰ<text:line-break/>πάντας τούς τρόπους τῆς χρήσεως, ἐάν τε ἄρτους ἐξ αὐτῶν<text:line-break/>τύχη τις σκευάσας ὲ ἐύν τε πτισάνην ἑψήσας, ἐάν τε ἄλφιτα<text:line-break/>ποιησάμενος. ἀποκεχώρηκε δὲ τῆς τῶν πυρῶν φύσεως καὶ<text:line-break/>κατὰ τὴν ἰδέαν τῶν χυμῶν, ἤν ἑκάτερον αὐτῶν ἐργάζεσθαι<text:line-break/>πέφυκεν. οἱ μὲν γὰρ πυροὶ παχύν ἡμῖν καὶ γλίσχρον, αἱ<text:line-break/>δὲ κριθαὶ λεπτὸν καὶ ῥυπτικόν ἔχοντά τι γεννῶσι χυμόν.<text:line-break/>οὐδέποτε μὲν οὑν θερμαίνουσι τὸ σῶμα καθ [316] οὐ-<text:line-break/>δέλα τρόπον σκευασίας, ὑγραίνουσι δὲ καὶ ξηραίνουσι δια-<text:line-break/>φόρως σκευασθεῖσαι. τὸ μὲν γὰρ ἄλφιτον ἐκθῇς φρυγείσης<text:line-break/>κριθῆς γενόμενον ἐναργῶς φαίνεται ξηραῖνον. ἤ πτισάνη<text:line-break/>δὲ ὑγραίνει, ὅταν γ΄, ὡς προσήκει, σκευασθῇ, τουτέστιν ὅταν<text:line-break/>ἐπὶ πλεῖστον ἀνοιδήσασα τύχῃ κατὰ τὴν ἕψησιν, εἰτα μετὰ</text:p>
      <text:p text:style-name="P3">ταῦτα διὰ μαλακοῦ πυρὸς ὰχρι πολλοῦ χυλωθεῖσα. μίγνυ-<text:line-break/>ται δὲ αὐτή καθ ἐκεῖνον τὸν καιρὸν ἄξος , ὅταν ἀνοιδὴση<text:line-break/>τελέως. ἑφθῆς δὲ ἀκριβῶς γενομένης ἐπεμβάλλειν χρὴ τοὺς<text:line-break/>ἄλας λεπτούς, οὐ πολὺ πρὸ τῆς ἐδωδης. ἔλαιον δὲ εἰ καὶ<text:line-break/>καθ ἀρχὴν εὐθέως ἐμβάλλοις, οὐ βλάψεις τὴν ἕψησιν. οὐ<text:line-break/>μὴν ἄλλο τί γε χρὴ . μιγνύειν, ὅτι μὴ πράσου βραχὺ καὶ<text:line-break/>ἀνηθου, καὶ ταῦτα εὐθὺς ἐν ἀρχή. κάκιστα δ᾽ ὁρῶ σκευα-<text:line-break/>ζομένην τὴν πτισάνην ὑπό τῶν μαγείρων πάντων· ἐν τῆ<text:line-break/>θυίᾳ γὰρ τρίβοντες αὐτὴν ὠμὴν, οὐκ ἐπὶ τοῦ πυρὸς ἕψον-<text:line-break/>τες διαλύουσιν. ἐπεμβάλλουσιν δέ τινες καὶ ἀμύλου, χάριν<text:line-break/>τοῦ δόξαι διὰ τῆς ἑψήσεως ἱκανῶς κεχυλῶσθαι. φυσωδε-<text:line-break/>στάτη οὐν εἰκότως ἡ τοιαύτη γίνεται καὶ δύσπεπτος ἱκανωςφ<text:line-break/>ὃ δ᾽ οὐκ είπον ἐν τῇ καλῶς γινομένῃ σκευασίᾳ, προσθεῖναι<text:line-break/>προσήκει. προδιαβρέξαντας ὕδατι τὴν ὠμήν πτισάνην ᾽᾽ἐπ<text:line-break/>ὀλίγον, εἰῶ ἐμβάλλοντας θυίᾳ, τρίβειν χρὴ διὰ τῶν χειρῶν<text:line-break/>ἐχουσῶν ἐν αὑταῖς τι τραχὺ, καθάπερ ὁ σπάρτος όνομαζό-<text:line-break/>μένος ἐστιν, ἐξ οὐ πλέκουσιν ὑποδήματα τοῖς ὑποζυγίοις.<text:line-break/>ὅρος δ᾽ ἐάτω τῆς τρίψεως ἀπορρύψαι τὸ περικείμενον λέμμα. ε</text:p>
      <text:p text:style-name="P3">πτισσομένης γὰρ τῆς κριθῆς ὁ περικείμενος αὑτῇ χιτῶν<text:line-break/>λεπτὸς οὐκ ἀπορρύπτεται πᾶς. διὰ τοῦτο σύν προβρέχεται<text:line-break/>καὶ τρίβεται κατὰ τὴν θυίαν. ἐὰν δὲ μὴ πάν ἀποπέση τὸ<text:line-break/>ἀχυρῶδες, ἡ ἑψηθεῖσα πτισάνη ῥυπτικωτέρα μὲν γίνεται,<text:line-break/>βλάβην δὲ οὐδεμίαν ἑτέραν λαμβάνει. χειρίστη δὲ σκευα-<text:line-break/>σία πτισάνης· ἐστὶν, ὅταν οἱ μάγειροι τρίψαντες αὐτὴν ὠμήν<text:line-break/>ἐν θυίᾳ μεθ' ὕδατος, εἶθ᾽ ἑψήσαντες ἐπ᾽ ὀλίγον, ἐμβάλ-<text:line-break/>λωσι τὸ καλούμενον ἕψημά τε καὶ σίραιον · ἔνιοι δὲ καὶ<text:line-break/>μέλι καὶ κύμινον ἄμα τούτοις ἐπεμβάλλουσιν, κυκεῶνά τινα<text:line-break/>μᾶλλον ἤ πτισάνην παρασκευάζοντες. ἀλλ᾽ ἤ γε καλῶς<text:line-break/>σκευασθεῖσα τὰς ὑῷ Ἱπποκράτους εἰρημένας παρέχεται<text:line-break/>χρείας ὑγιαίνουσί τε καὶ νοσοῦσιν ἀνθρώποις. τὸ γὰρ γλί-<text:line-break/>σχρασμα, φησὶν, αὐτῆς λεῖον, καὶ συνεχὲς, καὶ προσηνές<text:line-break/>ἐστιν, καὶ ὀλισθηρὸν, καὶ πλαδαρὸν μετρίως, καὶ ἄδιψον,<text:line-break/>καὶ εὐέκκριτον ύ εἴ τι ,καὶ τούτου προσδέοι, καὶ οὔτε στῦψιν<text:line-break/>ἔχον, οὔτε ἄραδον κακὸν, καὶ οὕτε ἀνοιδίσκεται ἐν τῇ κοι-<text:line-break/>Πᾳ, ἀνᾦδηκε γὰρ ἐν τῇ ἑψήσει, ὁπόσον πλεῖστον ἐπεφύκει<text:line-break/>διογκοῦσθαι. ταῦτα τοίνυν ἀρκεῖ περὶ τῆς πτισάνης δυνάμεως</text:p>
      <text:p text:style-name="P3">εἰρῆσθαι κατὰ τὴν ἐνεστῶσαν πραγματείαν , οὐ θεραπευτικὴν<text:line-break/>αυσαν, ἀλλὰ τὰς δυναμεις μόνας τῶν τροφῶν ἐξηγουμένην. ἐν<text:line-break/>παραδρομῇ δὲ τοῦ λογου καὶ χρεῖαί τινες αὐτῶν διδάσκονται.</text:p>
      <text:h text:style-name="Heading_20_2" text:outline-level="2">Κεφ. ι΄. </text:h>
      <text:p text:style-name="P24">Καιρὸς γοῦν μεταβαίνειν ἐπὶ τὸν περὶ τῶν<text:line-break/>κριθίνων ἄρτων λόγον, οὕς σκευάζουσιν οἱ ἄνθρωποι παρα-,<text:line-break/>πλησίως τοῖς πυρίνοις. εἰσὶ δὲ οὐ μόνον τῶν πυρίνων, ἀλλὰ<text:line-break/>καὶ τῶν ὀλυρίνων, καὶ πολὺ μᾶλλον ἔτι τῶν τιφίνων ψαθυ-<text:line-break/>ρὡτεροι, μηδὲν ἐν αὑτοῖς ἔχοντες, ὥσπερ ἐκεῖνοι, γλίσχρον.<text:line-break/>εὔδηλον οὑν, ὅτι τροφήν ὀλίγην παρέχουσι τῷ σώματι, (311) καὶ<text:line-break/>μάλιστα, ὅταν ἐκ φαυλοτέρων γένωνται, . κριθῶν , ἐξ ὧν ὁ<text:line-break/>Ἱπποκράτης οὐδὲ τὴν πτισάνην ἐκέλευσε σκευάζειν · οὐδὲ<text:line-break/>γὰρ ἀνιᾶσιν ἐξ αὑτῶν πολύν χυλὸν ἑψόμεναι. κάλλισται δὲ<text:line-break/>εἰσιν αἱ λευκαὶ μετὰ τὸ πτισθῆναι φαινόμεναι, καί τι πυ-<text:line-break/>κνότητος ἔχουσαι [317] καὶ βάρους, ὅσον οἷόν τε κριθὴν<text:line-break/>ἔχειν. ἀμείνους δὲ δηλονότι καὶ τῶν ἰσχνῶν τε καὶ ῥυσσῶν<text:line-break/>αἱ πλήρη ὅλην καὶ τεταμένην ἔξωθεν ἔχουσαι τὴν περιγρα-<text:line-break/>φήν. ἀλλὰ τοῦτο μὲν ἁπάντων σπερμάτων κοινὸν ἔστω σοι<text:line-break/>γνωρισμα, πλὴν εἰ μή τι πάνυ σφόδρα πλείονά ποτε τοῦ</text:p>
      <text:p text:style-name="P3">κατά φύσιν ὄγκον ἔχοι <text:span text:style-name="T9">ἅ</text:span>μα τῷ μαλακωτερον καὶ χαυνό-<text:line-break/>τερον γενέσθαι. περιττωματικὴν γὰρ ὑγρότητα ταῦτα ὲχειν<text:line-break/>ἴσθι, καὶ χείρω τῶν προειρημένων εἷναι. καὶ διὰ τοῦτο μετὰ<text:line-break/>τὴν συγκομιδὴν οὐ προσῆκεν αὐτοῖς χρῆσθαι, καταθέμενον<text:line-break/>δὲ ἐν τόποις ξηροῖς ἐᾶσαι ἐν χρονῳ πλειῶνι τὸ μετ τι δία-.<text:line-break/>πνεῦσαι τῆς περιττῆς ὑγρότητος, τὸ δέ τι πεφθῆναι, μέχρις<text:line-break/>ἄν ξηραινόμενα προσταλῇ μετρίως. ἀπορρεῖ γὰρ ἁπάντων<text:line-break/>φυτῶν τε καὶ σπερμάτων καὶ καρπῶν, ἐπειδὰν συγκομι-<text:line-break/>σθέντα κέηται, πρῶτον μὲν ὅσον ἐν αυτοῖς ὑδατωδές τε καὶ<text:line-break/>λεπτὸν περίττωμα, μετὰ ταῦτα δὲ καὶ αἰπῆς τι τῆς κατὰ<text:line-break/>φύσιν ὑγρότητος. ἡνίκα γὰρ ξηροτέραν μὲν, ἢ προσῆκεν, τήν<text:line-break/>οὐσίαν ἴσχη, καὶ χείρω γίνεται τῶν εἰς ἄκρον εὐεξίας ἡκόν-<text:line-break/>των, οὐ μήν ἤδη γ᾽ ἐστὶ μοχθηρὰ παντάπασιν, ἀλλὰ καὶ<text:line-break/>χρησιμώτερα πρὸς ἐνίας .διαθέσεις, ὅσαι ξηραίνεσθαι δέον-<text:line-break/>ὐται· τὰ δὲ ἐπὶ πλεῖστον ἀποκείμενα χείρῳ γίνονται παῖς<text:line-break/>δυνάμεσιν. όρος δὲ καὶ τούτων, ὅταν διαιρούμενα καθά-.<text:line-break/>περ τινὰ κόνιν λεπτήν ἐκπίπτουσαν ἔχῃ. ταῦτα μὲν οὐν</text:p>
      <text:p text:style-name="P3">ἐπὶ πάντων ἔστω σοι διὰ μνήμης, ἃπαξ εἰρημένα νῦν. ἐμοὶ<text:line-break/>γὰρ οὐχ ἡδὺ πολλάκις ὑπὲρ τῶν αὐτῶν λέγειν τὰ αὐτὰ,<text:line-break/>πλὴν εἴ ποτε ἀναγκαῖον ἀναμνῆσαι φαίνοιτο τοῦ κεφαλαίου<text:line-break/>μόνου ψιλοῦ. περὶ δὲ τῶν ἐκ κριθῆς ἄρτων, ὑπὲρ ὧν δ<text:line-break/>λόγας ην, αύθτς ἀναλαβόντες εἴπωμεν, ὡς κὰν τούτοις εἰσῖ<text:line-break/>διαφοραί τινες ἀνάλογον τοῖς ἐπὶ τῶν πυρίνων ὀλίγον ἔμ-<text:line-break/>προύθαν εἰρημένοις. ἄπαντες μὲν γὰρ ἀτροφώτεροι τῶν πυ-<text:line-break/>ρίνων εἰσὶ πολλῷ · ἀλλ᾽ οἱ μὲν ἐκ τῶν ἀρίστων κριθῶν ἦττον<text:line-break/>τουτο πεποίθασιν, οἱ δὲ ἐκ τῶν χαύνων τε καὶ κούφων<text:line-break/>ἀνάλογον εἰσι τοῖς πιτυρίαις ἄρτοις. ὑπέρχονται δὲ κάτω<text:line-break/>κατὰ γαστέρα μάλιστα μὲν οἱ ἐκ τῶν τοιούτων κριθῶν, οὐχ<text:line-break/>ἥκιστα δὲ καὶ οἱ ἄλλοι, παραβαλλόμενοι τοῖς πυρίνοις.<text:line-break/>ὅσαι δὲ ἄλλαι μεταξὺ τούτων γίνονται σκευασίαι τῶν κρι-<text:line-break/>θίνωῦ ἄρτων, αἱ αὐταὶ ταῖς ἐπὶ τῶν πυρίνων εἰρημέναις<text:line-break/>εἴσιν. </text:p>
      <text:h text:style-name="Heading_20_2" text:outline-level="2">Κεφ. ια΄. </text:h>
      <text:p text:style-name="P24">Ἐκ τῶν νεών κριθῶν φρυγεισῶν συμμέτρως<text:line-break/>τό κάλλιστον ἄλφιτον γίνεται · τούτων δὲ ἀποροῦντες ἐνίοτε<text:line-break/>κἀκ τῶν ἄλλων αὐτὰ σκευάζομεν εὐωδῶν δὲ ὄντων άπάν-</text:p>
      <text:p text:style-name="P3">των, ὅσα καλῶς ἐσκευάσθη, μάλιστά ἐστιν εὐώδη τὰ ἐκ τῶν<text:line-break/>ἀρίστων καὶ νέων κριθῶν γιγνόμενα , μὴ πάνυ ξηρόν ἐχου-<text:line-break/>σῶν τὸν στάχυν. ἐν ἔθει δέ ἐστι πολλοῖς τῶν ὑγιαινόντων<text:line-break/>ἐπιπάττουσιν αὐτὰ σιραίῳ καὶ οἴνῳ γλυκεῖ καὶ οἰνομέλιτι<text:line-break/>κεκραμένοις καί ποτε καὶ ὕδατι μόνῳ πίνειν ἐν τῷ θέρει<text:line-break/>πρὸ δύο ἤ τριῶν ὡρῶν τοῦ λουτρου, καί φασιν αἰσθανε-<text:line-break/>σθαι τοῦ πόματος ἀδίψου · δῶ οἴνου γε. μὴν αὐστηροῦ πο-<text:line-break/>θέντα ξηραίνει γαστέρα. χρῶνται δὲ ἀλφίτοις ἔν τισι τῶν<text:line-break/>ἐθνῶν ἐν ἄρτου χρείᾳ , καθαπερ ἐπὶ τῶν ἀγρῶν εἰδον ἐν<text:line-break/>Κυπρῳ, καίτοι πλεῖστον γεωργοῦσι σῖτον. οἱ παλαιοὶ δὲ<text:line-break/>καὶ τοῖς στρατευομένοις ἄλφιτα παρεσκεύαζον. ἀλλ᾽ οὔτοι,<text:line-break/>γε νῦν τὸ Ῥωμαίων στρατιωτικὸν ἀλφίτοις χρῆται, κατεγνω-<text:line-break/>κὸς αὐτῶν ἀσθένειαν. ὀλίγην γὰρ τροφὴν δίδωσιν τῷ σώ-<text:line-break/>ματι, τοῖς μὲν ἰδιωτικῶς διακειμένοις καὶ ἀγυμναστοις αὐ-<text:line-break/>τάρκη, τοῖς δ᾽ ὁπωσοῦν γυμναζομένοις ἐνδεῆ. [316] γίγνον-<text:line-break/>ται δὲ ἐξ αὐτῶν Ὑγρῶν φυραθέντων αἱ μάζαι, περὶ ῶν<text:line-break/>ἐφεξῆς ἐροῦμεν, ἐπειδὴ καὶ φιλότιμος ἐπὶ πλέον ὑπὲρ</text:p>
      <text:p text:style-name="P3">αὐτῶν διελθών ἐν τῳ πρώτῳ περὶ τροφῶν ὅμως ἀδιόριστον<text:line-break/>εἴασεν τὸ χρησιμώτατον ὲν αὐτοῖς.</text:p>
      <text:h text:style-name="Heading_20_2" text:outline-level="2">Κεφ. ιβ΄. </text:h>
      <text:p text:style-name="P24">Τὴν δύναμιν ἑκάστου τῶν ἐδεσμάτων ἔνεστί<text:line-break/>σοι καὶ πρὸ της διωρισμένης πείρας ἐκ τῆς φύσεως αὐτῶν<text:line-break/>τεκμαίρεσθαι. τίνι γὰρ ἀνδρὶ συνετῷ τὸ μὲν ἀκριβῶς<text:line-break/>λεπτὸν καὶ λευκὸν. καὶ καθαρὸν ἁπάσης πιτυρώδους οὐ-<text:line-break/>σίας ἄλευρον οὐκ ἃν ἐνδείξαιτο καὶ κατὰ τὴν γαστέρα θᾶττόν<text:line-break/>τε καὶ μᾶλλον ἀλλοιοῦσθαι, καὶ διὰ τοῦτο πέττεσθαί τε<text:line-break/>κάλλιον, ἀναδίδοσθαί τε ῥᾳον, ἑτοιμότερόν τε τρέφειν, ὡς<text:line-break/>ἃν ὅλον ἐξομοιούμενόν τε καὶ προστιθεῖ ενον τοῖς τρεφομέ-<text:line-break/>νοις σώμασιν, ὅσον δ᾽ ἐν αὐτοῖς πιτυρῶδές ἐστιν καὶ<text:line-break/>σκληρὸν, ὥσπερ ἐκτὸς φαίνεται μὴ διαλυόμενον ἐν ὕδατι,<text:line-break/>κατὰ τὸν αὐτὸν λόγον οὐδ᾽ ἐν τῇ γαστρὶ διαλύεσθαι βρε-τ<text:line-break/>χύμενον, ἀλλὰ διαμένειν ὅλον ἀδιαίρετόν τε καὶ ἀκατέργα-ν<text:line-break/>στον, ὁποῖον ἐλήφθη; τοῦθ οὐν οὔτε πέττεσθαι καλῶς δύνα-.<text:line-break/>ται, οὔτε ἀναδίδοσθαι διὰ τὸ μηδὲν ἁρμόττειν ὅλως τοῖς<text:line-break/>στόμασι τῶν εἰς τὴν γαστέρα τε καὶ ἔντερα καθηκουσῶν<text:line-break/>φλεβῶν. οἷς ἐξ ἀνάγκης ἕπεται, πλέον μὲν ἀα΄ αὐτοῦ γίνε-ν</text:p>
      <text:p text:style-name="P3">σθαι τὸ κοπρῶδες, ὑπιέναι δὲ θᾶττον αὐτῷ τε τῷ διὰ<text:line-break/>πλῆθος βάρει, ᾽· καὶ προσέτι τῷ ῥυπτικὴν ἐχειν ποιότητα τὸ<text:line-break/>πιτυρῶδες ἀπανε εὔδηλον ουν ἐστι τῷ ταῦτ ἐννοήσαντι,<text:line-break/>τοσοῦτον ἀπολείπεσθαι μᾶζαν εἰς τροφὴν σωματος ἄρτων<text:line-break/>κριθίνων, ὅσον οὔτοι πυρίνων. ἐχούσης γὰρ ἤδη τῆς κριθῆς<text:line-break/>φύσει τὸ πιτυρῶδες οὐκ ὀλίγον, ἡ φρυγεῖσα ξηρότερον μὲν<text:line-break/>καὶ αὐτὸ τοῦτο καὶ δυσθραυστότερον ἴσχει, ξηρότερον δὲ<text:line-break/>καὶ τὸ τούτου κρεῖττον, ἐξ ου τήν τροφην ἐλαμβανε τὸ σῶμα.<text:line-break/>κατὰ τοῦτ οὑν ἦττον πέττεται τῶν κριθίνων ἄρτων ἢ μᾶζα,<text:line-break/>καὶ φύση μᾶλλον ἐμπίπλησι τὴν γαστέρα, καὶ εἰ ἐπὶ πλέον<text:line-break/>ἐν αὐτὴ μένοι, ταραχὴν ἐργάζεται. μᾶλλον δὲ διαχωρεῖ .κάτω<text:line-break/>φυραθεῖσα καὶ τριφθεῖσα μέχρι πλέονος. εἰ δὲ καὶ μέλι<text:line-break/>προσλάβοι, θαττον ἔτι καὶ διὰ τοῦτο παρορμήσει τὴν γαστέ-<text:line-break/>ρα πρὸς ὲκκρισιν. (φιλότιμος ουν οἴεται, παχὺν καὶ κολντ<text:line-break/>λὼδη καὶ ψυχρὸν ἒξ ἁπάσης μάζης γεννασθαι χυμὸν, ὃν<text:line-break/>αὐτός τε καὶ ὁ διδάσκαλος αὐτοῦ Πραξαγόρας ὑαλώδη κα-<text:line-break/>λοῦσιν. τὸ δὲ οὐχ οὕτω; ἔχει, μήτε τό γλίσχρον ἐχόντων</text:p>
      <text:p text:style-name="P3">τῶν ἀλφίτων, ὅπερ ἐν χόνδρῳ μάλιστά ἐστι, μήτε τὸ τρό-<text:line-break/>φιμον. ἐξαπατᾶ δὲ αὐτὸν ἢ ἐπὶ πλέον ἐν οἴνῳ γλυκεῖ καὶ<text:line-break/>σιραίῳ φυραθεῖσα χρόνῳ πολλῷ μάζα. τριπτήν δ᾽ αὐτήν<text:line-break/>ὀνομάζει, καθάπερ Ἀθηναῖοι. τὸ γὰρ ἐκ ταύτης ἀνάλογον<text:line-break/>τῷ πυρίνῳ .σταιτὶ γιγνόμενον ὅλκιμόν ἐστιν καὶ κολλῶδες<text:line-break/>ἔκ τε τοῦ μεμαλαχθαι χρόνῳ πλείονι καὶ τοῦ μιχθέντος<text:line-break/>τοῖς ἀλφίτοις ὑγροῦ παχέος ὄντος. ὥσπερ δὲ τρίψις πολλὴ<text:line-break/>μεθ' ὑγροῦ παχέος γενομένη γλίσχρον τῇ φαντασίᾳ τὸ τρι-<text:line-break/>φθὲν ἄλευρον ἐργάζεται, κἂν ἐκ κέγχρων ᾖ, κατὰ τὸν αὐτὸν<text:line-break/>λόγον ὁ χυλὸς τῆς πτισάνης φαίνεται γλίσχρος , οὐδὲν ἐχων<text:line-break/>ἐν αὑτῷ κολλῶδες οὐδ᾽ ἐμπλαστικὸν, ἀλλὰ ῥυπτικόν τε καὶ<text:line-break/>τμητικὸν, ὡς καὶ ἐπὶ τοῦ δέρματος ἡμῶν φαίνεται τὸν<text:line-break/>ῥύπον καθαίρων. εἰ δὲ καὶ ῥοφῆσαί τινι (312) δούς αὐτὸν<text:line-break/>.ὀλίγον ὕστερον ἐμέσαι ποιήσειας, ἀποῥῥύψει τε τὸ περιεχό-<text:line-break/>μενον ἐν τῇ γαστρὶ φλέγμα, καὶ συνεκβαλεῖ πάνθ αὐτῷ<text:line-break/>κατὰ τὸν ἔμετον.</text:p>
      <text:h text:style-name="Heading_20_2" text:outline-level="2">Κεφ. Ιγ΄.</text:h>
      <text:p text:style-name="P24"><text:s/>[319] Μνησίθεος μὲν ἐν τῇ τρίτῃ τάξει τίθεται<text:line-break/>τὰς τίφας ἐπὶ πυροῖς τε καὶ κριθαῖς · Διοκλῆς δὲ ἀμελεῖτε-</text:p>
      <text:p text:style-name="P25">ρον ὑπὲρ αὐτῶν διῆλθέ, τὸ σύντομον ἐν τῇ γραψῇ προτι-<text:line-break/>μήσας τοῦ κατὰ διέξοδον ἀκριβοῦς. οὕτω γοῦν καὶ περὶ<text:line-break/>πυρῶν καὶ κριθῶν ἄλλων τε πολλῶν ἔγραψεν συντεμών<text:line-break/>τὸν λόγον. ὀλίγῳ δὲ μακρότερον τοῦ Διοκλέους ὑπὲρ αὐτῶν<text:line-break/>ὃ τε Πραξαγόρας καὶ ὁ Μνησίθεος ἔγραψαν , ἐλλιπῶς μέν-<text:line-break/>τοι καὶ αὐτοί, φιλότιμος δὲ περί τινων μακρῶς πάνυ, περί<text:line-break/>τινων ἐλλιπῶς, ἐνίων δὲ οὐδ᾽ ὅλως ἐμνημόνευσεν, ὥσπερ<text:line-break/>οὐδὲ περὶ τῆς ζειᾶς. εὔδηλον δ᾽, ὅτι μηδὲ ὁ Πραξαγόρας<text:line-break/>ὁ διδάσκαλος αὐτοῦ. παρέλιπε μὲν γὰρ οὐδὲν ὧν ἐκεῖνος<text:line-break/><text:span text:style-name="T9">εἶ</text:span>πεν ὁ φιλότιμος, ἐξεργάζεται δὲ καὶ προστίθησι πολλά.<text:line-break/>θαυμάσαι δ᾽ ἔστιν, ὅτι μηδὲ ὁ τὸ περὶ διαίτης ἐπιγεγραμ-<text:line-break/>μένον Ἱπποκράτει συνθεὶς, ὅστις πό<text:span text:style-name="T9">τ᾽</text:span> ἤν ἀνὴρ παλαιὸς,<text:line-break/>ἐμνημόνευσε τοῦ τῶν ζειῶν ὀνόματος. καὶ γὰρ, εἰ τὰς τίφας<text:line-break/>ἡγεῖτο καλεῖσθαι ζειὰς ὑπό τινων, ἐχρῆν αὐτὸ τοῦτο δηλῶ-<text:line-break/>σαι. βέλτιον δ᾽ ἴσως ἐστὶν καὶ τὰς ῥήσεις αὐτῶν παρα-<text:line-break/>γράψαι. Διοκλῆς μὲν οὑν οὕτως ἔγραψεν ἐν τῷ πρώτῳ τῶν<text:line-break/>πρὸς Πλείσταρχον ὑγιεινῶν, ἐν ᾧ διέρχεται τὰς τῶν σιτίων</text:p>
      <text:p text:style-name="P25">δυνάμεις · μετὰ δὲ τἀς κριθὰς καὶ τοὺς πυρούς ἑπόμενα<text:line-break/>ταῖς ἀρεταῖς ἐστι μάλιστα τῶν ἄλλων ὄλυραι, τίφαι, ζειαὶ,<text:line-break/>μέλινος, κέγχρος. ἔν τισι δὲ τῶν ἀντιγράφων οὐδ᾽ ὅλως αἴ<text:line-break/>ζειαὶ φέρονται, καὶ μέντοι καὶ τὸ ταῖς ἀρεταῖς ἔν τισιν οὐχ<text:line-break/>οὕτως, ἀλλὰ χρείαις γέγραπται κατὰ τοῦτον τὸν τρόπον·<text:line-break/>μετὰ δὲ τὰς κριθὰς καὶ τοὺς πυρούς ἑπόμενα ταῖς χρείαις<text:line-break/>ἐστὶ μάλιστα τῶν ἃλλων ὄλυραι, τίφαι, μέλινος, κέγχρος,<text:line-break/>ὡς ἄλλου μέν τινος σπέρματος τῆς ὀλύρας οὕσης, ἄλλου δὲ<text:line-break/>τῆς τίφης. ὁ δὲ Μνησίθεος ἐφ᾽ ἑνὶ σπέρματι δύο φησὶν<text:line-break/>ὀνόματα κεῖσθαι γράφων οὕτως · τῶν δὲ σπερμάτων εὐφυέ·..<text:line-break/>στατα μέν ἐστιν εἰς τροφὴν πυροὶ καὶ κριθία. πρὸς δὲ<text:line-break/>τούτοις ἐχόμενον λέγεται μὲν διττῶς, ἔστι δὲ ταὐτόν· <text:s/>οἴ<text:line-break/>μὲν γὰρ τίφας, οἱ δὲ ὁλυρας καλοῦσιν. τούτοις δ᾽ ἐφεξῆς<text:line-break/>τόδε γράφει · μετὰ δὲ ταῦτα ζειαὶ, καὶ κέγχροι, καὶ μέλιναι<text:line-break/>Διοκλεῖ μὲν οὖν ἤρκεσεν ἐκεῖνα μόνα περί τε τιφῶν καὶ<text:line-break/>ὀλυρῶν εἰπεῖν, ὅσα παρεθέμην ἀρτίως. Μνησίθεος δὲ καὶ<text:line-break/>τὸν κατὰ μέρος ὑπὲρ αὐτῶν λόγον ἐφεξῆς διῆλθεν, πρῶτον<text:line-break/>μὲν γράψας περὶ πυρῶν τε καὶ κριθῶν, ἐφεξῆς δὲ περὶ τῶν</text:p>
      <text:p text:style-name="P3">τιφῶν ᾦδέ πως αὐτοῖς ὀνόμασι. τῶν δ᾽ ἄλλων σπερμάτων<text:line-break/>βέλτιστον μὲν ἢ τίφη, καὶ γὰρ ἱκανῶς τρέφει, καὶ οὐ μετὰ<text:line-break/>πολλοῦ πέττεται πόνου , τὸν δὲ τῶν ζειῶν ἄρτον ἄδην μὲν<text:line-break/>ἐσθίων οὐδεὶς ἃν ὑγιαίνοι, τῶν δ᾽ ἀσυνἤθων τῆς ἐδωδῆι<text:line-break/>ταύτης, οὐδ᾽ εἰ παντάπασιν ὀλίγον· ἔστι γὰρ βαρὺ καὶ<text:line-break/>δύσπεπτον. οἱ δὲ δυσχείμερον ἔχοντες χώραν ἀναγκάζονται<text:line-break/>τρέφεσθαι τούτῳ, καὶ σπείρειν αὐτὸ, διὰ τὸ μάλιστα ἀντέα΄<text:line-break/>χειν τοῖς ψύχεσιν. αὐτοὶ δὲ πρῶτον μὲν ὀλίγον ἐθίζονται<text:line-break/>προσφέρεσθαι, καὶ διὰ τό μὴ εὐῶδες εἶναι τό βρῶμα, καὶ<text:line-break/>διὰ τὴν σπάνιν τῆς εὐκαρπίας. ὲν ταῖς τοιαύταις χώραις.<text:line-break/>εἶτα δὲ διὰ τό σύνηθες εἰναι τὸ βρῶμα ποιεῖ ῥᾷστα τοῖς<text:line-break/>σώμασι τήν κατεργασίαν. καθόλου δὲ βαρὺ μὲν καὶ δὐσ-<text:line-break/>πεπτον, ἰσχυρὸν δὲ καὶ ὺμενωδες τὴν ζειὰν εἰναι λεκτέον.<text:line-break/>ἐν τούτοις ὁ Μνησίθεος σαφέστατα δεδήλωκεν, ὁποῖόν τε<text:line-break/>σπέρμα βούλεται καλεῖσθαι ζειὰν ἐν ψυχραῖς χώραις γεωρ-<text:line-break/>γουμένην. ἐγώ δὲ οὔτε αὐτὸς εἰδον πάσας δυσχειμέρους<text:line-break/>χώρας, οὔτε παρ᾽ ἄλλου τινὸς ἤκουσα τῶν ἑωρακότων αὐτὰς</text:p>
      <text:p text:style-name="P3">ὀνομαζόμενον τινα σιτηρον καρπον υπο τῶν ἐγχωρίων ζειὰν<text:line-break/>ἤ ζέαν. [320] ἑκατέρως γὰρ εὑρίσκεται γεγραμμένον, ἔν τισι<text:line-break/>μὲν εἰς ε΄ καὶ ἔ τῆς προτέρας συλλαβῆς τελευτώσης, ἔν<text:line-break/>τισι δὲ μόνον εἰς ε΄. ἐννοῆσαι δὲ τοὺς μὲν Ἕλληνας δυνα-<text:line-break/>τὸν εἰναι οῦτως ὀνομάζειν τὸ σπέρμα τοῦτο, τούς δὲ βαρ-.<text:line-break/>βάρους ἰδίαν ἐπ᾽ αὐτῷ τίθεσθαι προσηγορίαν. ἰδῶν δὲ ἐν<text:line-break/>Θρὰκη καὶ Μακεδονίᾳ πολλὰς ἀρούρας ὁμοιότατον ἐχούσας<text:line-break/>σὺ μόνον τὸν στάχυν, ἀλλὰ καὶ τὸ φυτὸν ὅλον τῆ παρ;<text:line-break/>ἡμῖν ἐν Ἀσίᾳ τίφῃ, τὴν προσηγορίαν ἢρόμην ἦν τινα ἔχει<text:line-break/>παα΄ ἐκείνοις τοῖς ἀνθρώποις, καί μοι πάντες ἔφασαν, αὐτό<text:line-break/>τε τὸ φυτὸν ὅλον καὶ τὸ σπέρμα αὐτοῦ καλεῖσθαι βρίζαν,<text:line-break/>τῆς μὲν προτέρας συλλαβῆς διὰ τριῶν γραμματων γραφομένης,<text:line-break/>τοῦ β΄ καὶ ρὐ καὶ ἀ, τῆς δ᾽ ἐφεξῆς αὐτὴ διὰ τοῦ ζ΄ καὶ α΄<text:line-break/>κατά γε τὴν ὀρθὴν πτῶσιν, ἐπὶ δὲ τῆς αἰτιατικῆς μετὰ τοῦ<text:line-break/>ν΄ δηλονότι. γίνεται δὲ ἄρτος ἐκ τοῦ σπέρματος τούτου<text:line-break/>δυσώδης τε καὶ μέλας, ὑμενωδεστέραν ἔχοντος, ὡς Μνησί-<text:line-break/>θεος ἔγραψεν, τὴν οὐσίαν. εἰ δὲ καὶ μέλανα γίγνεσθαι τὸν<text:line-break/>ἄρτον ἐξ αὐτοῦ προσεγεγράφει, μᾶλλον ἂν ἐπίστευον αὐτῷ,<text:line-break/>τοῦθ εἷναι τὸ καλούμενον ὺα΄ αὐτοῦ ζειάν. ἔν γε μὴν τοῖς</text:p>
      <text:p text:style-name="P3">χειμεριωτάτοις τῆς Βιθυνίας χωρίοις ὀνομάζεταί τι σπέρμα<text:line-break/>ζεόπυρον, οὐκ ἐχούσης τῆς πρώτης συλλαβῆς τὸ ι, καθάπερ<text:line-break/>ἔχει παρ᾽ Ὁμήρῳ·</text:p>
      <text:p text:style-name="P24">Πυροί τε ζειαί τ᾽ <text:span text:style-name="T9">ἠ</text:span>δ᾽ εὐρυφυὲς κρῖ λευκόν.</text:p>
      <text:p text:style-name="Normal">ἐξ αὐτοῦ δ᾽ ἄρτος γίνεται πολύ βελτίων τοῦ κατὰ τὴν Μα-<text:line-break/>κεδονίαν τε καὶ Θράκην. καὶ σχεδὸν, Ἕσπερ Τοὔνομα τὸ<text:line-break/>ζεόπυρον ἐξ ἀμφοτέρων σύγκειται τῶν ὀνομάτων, τουτέστι<text:line-break/>τῆς ζέας καὶ τοῦ πυροῦ, καὶ ἡ οὐσία μέση τίς ἐστιν ἀμ-<text:line-break/>φοῖν, ὥσπερ οἷον αὐτῶν κεκραμένη. τοσοῦτον γοῦν ἐστι τοῦ<text:line-break/>πυροῦ χεῖρον, ὅσον τῆς Θρᾳκίας βρίζης ἄμεινον. ὀνόματα<text:line-break/>δὲ ταῶς πόλεσιν, ἐν αἷς γίγνεται τὸ σπέρμα τοῦτο, Νίκαια,<text:line-break/>καὶ Προῦσα, καὶ Κράσσου καὶ Κλαυδίου πόλεις τε καὶ<text:line-break/>Ἡλιούπολις, ἀλλὰ καὶ Δορύλαι, ἤ ἐστι μὲν ἐσχάτη τῆς<text:line-break/>Ἀσιανῆς Φρυγίας πόλις. ἔχει δὲ καὶ αὐτὴ ἡ Φρυγία τοιοῦτον<text:line-break/>σπέρμα γεννώμενον ἐν τῇ χώρᾳ, καθάπερ καὶ ἄλλαι τινὲς<text:line-break/>ὅμοροι πόλεις αὐτῇ. θεάσασθαι δ᾽ ἔστιν τὸν γιγνόμενον<text:line-break/>ἄρτον ἐκ τοῦ σπέρματος τούτου τοσοῦτον βελτίονα τοῦ κατὰ<text:line-break/>Θράκην τε καὶ Μακεδονίαν ἐκ τῆς βρίζης, ὅσον τοῦ πυρίνου</text:p>
      <text:p text:style-name="P3">χείρονα. μέμνηται δὲ καὶ ίφἀς καὶ ὁ Θεόφραστος ὲν ἑβδόμῳ<text:line-break/>περὶ φυτῶν ᾧδέ πως λέγων · τῶν δὲ ὁμοίων κριθῶν καὶ<text:line-break/>ὁμοίων πυρῶν, σίον ζειᾶς , τίφης, ὀλύρας, βρόμου, αἰγί-<text:line-break/>λωπος , ἰσχυρότατον καὶ μαλιστα καρπιζόμενον ἢ ζειὰ, καὶ<text:line-break/>βαθύρριζον, καὶ πολύῥῥιζον, καὶ πολυκάλαμον, καὶ παχυ-<text:line-break/>κάλαμον. ὁ δὲ καρπὸς κουφοτατος, καὶ προσφιλὴς πᾶσι τοῖς<text:line-break/>ζώοις. καὶ πάλιν ἐφεξῆς · ἡ δὲ τίφη πάντων κουφοτάτη,<text:line-break/>καὶ γὰρ μονοκάλαμον, καὶ λεπτοκάλαμον, διὸ καὶ χώραν<text:line-break/>ζητεῖ λεπτὴν, οὐχ ὥσπερ ἡ ζειὰ λιπαρὰν καὶ ἀγαθὴν. εἶτα<text:line-break/>τούτοις ἐφεξῆς συνάπτων τάδε γράφει · ἔστι δὲ ταῦτα δύο<text:line-break/>καὶ ὁμοιότατα τοῖς πυροῖς, ἤ τε ζειὰ καὶ ἡ τίφη. Θεό-<text:line-break/>φραστος μὲν οὑν ταῦτα περὶ ζειᾶς ἔγραψεν. Πρόδοτος δὲ<text:line-break/>ἐν τῆ δευτέρᾳ κατὰ τήνδε τὴν λέξιν · ἀπὸ πυρῶν καὶ κρι-<text:line-break/>θῶν πολλοὶ ζώουσιν. Αἰγυπτίων δὲ τῶν ποιουμένων ἀπό<text:line-break/>τούτων τὴν ζωὴν ὄνειδος μέγιστόν ἐστιν, ἀλλ᾽ ἀπ ὁλυ-<text:line-break/>ρῶν ποιοῦνται τὰ σιτία, ὃς ζεὰς μετεξέτεροι καλοῦσιν.<text:line-break/>Διοσκουρίδης δὲ ἐν δευτέρῳ περὶ ὕλης ταῦτα γράφει · ζεὰ</text:p>
      <text:p text:style-name="P3">δισσὴ, ἡ μὲν γὰρ ἁπλῆ, ἡ δὲ δι <text:span text:style-name="T4">(3</text:span>13)κοκκος καλεῖται, ἐν<text:line-break/>δυσὶν ἐλύτροις συνεζευγμένον ἔχουσα τό σπέρμα. ἔστι δὲ<text:line-break/>τροφιμωτέρα μέν κριθῆς καὶ εὐστομαχος, ἀτροφωτέρα δὲ<text:line-break/>πυρῶν ἀρτοποιουμένη. κρίμνον δὲ ἁδρότερόν ἐστι τῆ κατερ-<text:line-break/>γασιᾳ τοῦ ἀλεύρου, γιγνόμενον ἐκ τῆς ζειᾶς καὶ πυροῦ, ἐξ<text:line-break/>οὕ καὶ ὁ πολτὸς γίνεται. ἔστι δὲ ἱκανῶς τρόφιμον καὶ εὑ-<text:line-break/>κατέργαστον, σταλτικώτερον δὲ κοιλίας τὸ ἀπὸ τῆς ζειὰς,<text:line-break/>μάλιστα μὲν προφρυγείσης. [321] καὶ ὀλύρα δὲ ἐκ τοὐ αὐτοῦ<text:line-break/>γένους ἐστὶ τῆς ζειᾶς, ἀτροφωτέρα δὲ κατὰ τὸ ποσὸν ἐκεί-<text:line-break/>νης. ἀρτοποιεῖται δὲ καὶ αὕτη, καὶ κρίμνον ἐξ αὐτῆς ὡσαύ-<text:line-break/>τως γίνεται. ἀθάρα δὲ ἐκ τῆς ἀληλεσμένης εἰς λεπτὰ ζειᾶς<text:line-break/>σκευάζεται. ἔστι δὲ ῥόφημα ὥσπερ πολτάριον ὑγρὸν, παιδίοις<text:line-break/>ἁρμόζον, ποιεῖ δὲ καὶ εἰς κατάπλασμα. ὁ δὲ τράγος τὸ σπέρμα<text:line-break/>μὲν παραπλήσιον χόνδρῳ, ἀτροφώτερος δὲ πολὺ ζειας, διὰ τὸ<text:line-break/>πολὺ ἔχειν τὸ ἀχυρῶδες. διὸ καὶ δυσκατέργαστος ἐστι, καὶ<text:line-break/>κοιλίας μαλακτικώτερος. περὶ μὲν οὐν τῶν ζειων ἱκανὰ καὶ<text:line-break/>ταῦτα- θαυμάσαιτο δ᾽ ἄν τις τοῦ Μνησιθέου μή γινώ-<text:line-break/>σκοντος, ὅπη διαφέρουσιν αἱ ὄλυραι τιφῶν. ἔστι γὰρ ἐκάτε-</text:p>
      <text:p text:style-name="P3">ρον ἐν Ἀσίᾳ πολὺ, καὶ μάλιστα κατὰ την ὑπερκειμένην Περ-<text:line-break/>γάμου χώραν, ὡς τοὺς ἀγροίκους ἀεὶ χρῆσθαι τοῖς ἐξ αὐτῶν᾽<text:line-break/>ἄρτοις διὰ τὸ τοὺς πυροὺς εἰς τὰς πόλεις κατακομίζεσθαι,<text:line-break/>οἱ μὲν οὑν ὀλύρινοι κάλλιστοι, μετὰ γὰρ τοὺς πυρίνους εἰσὶν;<text:line-break/>ὅταν γε εὐγενεῖς ὧσιν μἱ ὄλυραι · δεύτεροι δὲ αὐτῶν οἱ<text:line-break/>τίφινοι. μοχθηρῶν δὲ οὐσῶν τῶν ὀλυρῶν, οὐδέν ἐκείνων<text:line-break/>ἀπολείπονται , βελτίστων δὲ τῶν τιφῶν οὐσῶν, οἱ θερμοὶ<text:line-break/>τίφινοι πολὺ κρείττους εἰσὶν τῶν ὀλυρίνων, ἑωλισθέντες δὲ<text:line-break/>χείρους αὐτῶν γίνονται. ὁλκιμώτερον γὰρ ἔχοντες τὸ σταῖς<text:line-break/>πυκνοῦνται πάνυ σφόδρα, καὶ μάλισθ᾽ ὅταν ἀμελῶς σκευα-<text:line-break/>φθῶσιν, ὥστε καὶ μετὰ μίαν ἡμέραν , ἤ δύο, καὶ πολὺ<text:line-break/>μᾶλλον ἐν ταῖς ἐφεξῆς ὁ φαγών τὸν ἄρτον τοῦτον οἴεται<text:line-break/>πηλὸν ἐγκεῖσθαι τῇ κοιλίᾳ. θερμὸς δὲ ὧν ἔτι καὶ τοῖς ἐκ<text:line-break/>τῶν πόλεων σπουδάζεται μετὰ τυροῦ τινος προσφερόμενος.<text:line-break/>ἐπιχωρίοις δὲ ὀνομάζουσιν αὐτὸν ὀξυγαλάκτινον. εἰναι δὲ χρῆ<text:line-break/>καὶ τοῦτον ἁπαλὸν, καὶ τὸν ἄρτον ἔτι διαφυλάττοντα τὴν<text:line-break/>ἐκ τοῦ κλιβάνου θερμασίαν, ὁ μὲν ουν οὕτως ὠπτημένος</text:p>
      <text:p text:style-name="P3">οὐ μόνον τοῖς καθ ἀγρὸν, ἀλλὰ καὶ τοῖς ἐν ταῖς πόλεσι<text:line-break/>περισπουδαστος εστιν. ὁ δὲ τριων ἤ τεττάρων ἡμερῶν<text:line-break/>καὶ τοῖς ἀγροίκοις αὐτοῖς ἀηδέστερος μὲν ἤδη βρωθῆναι,<text:line-break/>δυσχερέστερος δὲ πεφθῆναι, βραδυπορώτερος δὲ κατὰ γαστέ-<text:line-break/>ρα, τοῦ θερμοῦ μηδὲ τοῦθ ἔχοντος τὸ σύμπτωμα. πολύ<text:line-break/>μὲν γὰρ απολείπεται διαχωρήσεως ἕνεκα τοῦ κριθίνου,<text:line-break/>μεμπτὸς δ᾽ οὐκ ἔστιν ὁμοίως τῳ κεγχρίνῳ, καὶ μέντοι καὶ<text:line-break/>τρέφει το σῶμα θερμὸς ὡν ἱκανως , ὡς μῆ ἀπολείπεσθαι<text:line-break/>πολὺ του πυρίνου συγκομᾶστου. τὸ δὲ σπέρμα τό τῆς τίφης<text:line-break/>ἔχει μὲν ἔξωθεν λέμμα, καθάπερ καὶ ὀλύρα καὶ κριθή,<text:line-break/>πτισθὲν δὲ ἀρτοποιεῖται, καὶ ὅλως εἰς χρῆσιν ἄγεται. καὶ<text:line-break/>γὰρ ἐξ ὕδατος ἑψηθὲν ἐσθίεται κατὰ τὸν ὑπό τῶν ἀγροίκων<text:line-break/>ὀνομαζόμενον ἀπόθερμον, ἐμβαλλομένου τοῦ πρός ἡμῶν<text:line-break/>μὲν ἑψήματος, ὑπ ἐνίων δὲ σιραίου καλουμένου. καί ποτε<text:line-break/>καὶ μεθ' ἁλῶν ἐσθίεται, καθάπερ ἔφην ἐδηδοκέναι τοὺς<text:line-break/>πυροὺς αὐτούς ἐγὼν τήν δὲ εὐγενεστάτην όλύραν ὅταν, ὡς<text:line-break/>χρὴ, πτὶσσωσίν, τὸν ὀνομαζόμενον τράγον ποιοῦσιν, ᾦ πολλοὶ</text:p>
      <text:p text:style-name="P3">χρῶνται δέ ὕδατος ἕψοντες, εἶτα τό μὲν ὕδωρ ἀποχέοντες,<text:line-break/>ἐπιχέοντες δὲ σίραιον, ἤ οἰνον γλυκὺν, ἤ σἰνόμελι· παρεμ-<text:line-break/>βάλλουσι δὲ καὶ κώνους ἔν ὕδατι διαβεβρεγμένους, ὡς ἐπὶ<text:line-break/>τὸ πλεῖστον ἐξῳδηκέναι. τινὲς δὲ ὁμογενὲς μὲν, οὐχ ὁμοει-<text:line-break/>δὲς δὲ τὸ σπέρμα τοῦτο ταῖς ὀλύραις εὐναί φασι, πολλὰ δὲ<text:line-break/>καὶ ἄλλα σπέρματα παραπλήσια μὲν, οὐκ ἀκριβῶς δὲ ταὐτὸν<text:line-break/>εἰδος ἔχοντα τοῖς εἰρημένοις ἐστὶ, τὰ μὲν ἐν τῷ μεταξὺ<text:line-break/>κριθης τε καὶ τίφης, τὰ δὲ ὀλύρας τε καὶ τίφης, ἢ μεταξύ<text:line-break/>πυροῦ τε καὶ της ὀλύρας. ἔνια δ᾽ ἐγγυτάτω τῆς φύσεώς<text:line-break/>ἐστι, τὰ μὲν ὀλύρας, τὰ δὲ κριθης, ἢ τίφης, ἤ πυροῦ,<text:line-break/>καθάπερ ἄλλα, τὰ μὲν ἐλύμου, τὰ δὲ κέγχρου προσηγορίας<text:line-break/>ἔχοντα, τινὰ μὲν ἁπλάς, ὥσπερ ἐν Ἰταλίᾳ ἐξ οὐ τὸν χόν-<text:line-break/>δρον ποιοῦσιν, ἔνια δὲ συνθέτους, [322] ὡς ὲν Καππαδο-<text:line-break/>κίᾳ μὲν τὸ καλούμενον γυμνόκριθον, κατὰ δὲ τὴν Βιθυνίαν<text:line-break/>τὸ ζεοπυρον. ἄμεινον δ᾽ ἐστὶ ἀποστάντα τῆς τοιαύτης<text:line-break/>ἱστορίας οὐ μόνον τῶν ὀνομάτων, ἀλλὰ καὶ τῶν σπερμά-<text:line-break/>των, ἕνα τινὰ κοινὸν ὑπὲρ ἁπάντων λόγον διελθεῖν. ὅσα<text:line-break/>μὲν ἐν ὄγκῳ βραχεῖ πλείστην οὐσίαν ἔχει, καὶ ταύτην τα-</text:p>
      <text:p text:style-name="P3">χεῖαν καὶ γλίσχραν, εὐχυμότατά τε καὶ τροφιμώτατα ταῦτ<text:line-break/>ἔστιν, οὐ μὴν ὑποχωρεῖ γε ῥᾳδίως · οσα δ᾽ ἔμπαλιν τοῖσδε.<text:line-break/>χαύνην μὲν ἔχει καὶ μαλακήν οὐσίαν, τὰ μόρια δὲ αὐτῶν<text:line-break/>πιτυρώδη, διαχωρεῖται μὲν ἄμεινον, ἥττον δὲ τρέφει. τού-<text:line-break/>των δὲ αὐτῶν ὅσα δυσώδη τέ ἐστι καὶ ἀηδίαν τινὰ ἐχοντα<text:line-break/>κατὰ τὴν γεῦσιν, εὔδηλον ὡς κακόχυμά τε καὶ δύσπεπτα<text:line-break/>πάνθ ἐστί. τοῦ δὲ ἐν ὄγκῳ μικρῷ πλείστην οὐσίαν, εἷναι<text:line-break/>τό τε βάρος ἱσταμένων αὐτῶν ἐπὶ ζυγοῦ σημεῖον ἔστω σοι,<text:line-break/>καὶ τὸ τῶν ἀλεύρων πλῆθος · ἐξ ὀλίγου γὰρ ὄγκου πολὺ<text:line-break/>γίνεται τοῖς πεπιλημένην ἔχουσιν τὴν οὐσίαν σπέρμασιν.<text:line-break/>ἡ δὲ κατὰ θερμότητά τε καὶ ψυχρότητα διαφορὰ πρὸ μὲν<text:line-break/>του προσενέγκασθαί τε καὶ λαβεῖν ἔσω τοῦ σώματος ἔκ τε<text:line-break/>τῆς χροιᾶς ἐκλογιζέσθω σοι καὶ τῆς γεύσεως καὶ τῆς ἔξω-<text:line-break/>. θεν ἐπιτιθεμένων αὐτῶν χρησεως · ἐπὶ δὲ τῷ προσενέγκοι-<text:line-break/>σθαι καὶ λαβεῖν ἔσω τοῦ σώματος διάγνωσις ἀκριβὴς καὶ<text:line-break/>συναίσθησις αὐτοῖς τοῖς φαγοῦσι γίνεται κατὰ τὴν γαστέρα<text:line-break/>τοῦ θερμαίνειν τὸ ληφθὲν, ἤ ψύχειν, ἢ μηδέτερον ἐπιφα-</text:p>
      <text:p text:style-name="P3">νῶς ἐργάζεσθαι. χροιὰ δὲ κατὰ φύσιν ἐν μὲν κριθαῖς καὶ<text:line-break/>ὀλύραις ἡ λευκὴ , τῶν πυρῶν δὲ ἦ ὑπόξανθος. αἱ τίφαι δὲ<text:line-break/>καὶ τῶν πηρῶν εἰσι ξανθότεραι. καὶ μέντοι καὶ πεπίληται<text:line-break/>τὸ σωμα αὐτῶν εἰς πυκνότητα, καὶ ἴσως καὶ τοῦτο συντελεῖ<text:line-break/>τι πρὸς τὴν σμικρότητα τοῦ σπέρματος · ἀπολείπονται γὰρ<text:line-break/>οὐκ ὀλίγῳ κατὰ τὸ μέγεθος τῶν πυρῶν, ἔνιοι δὲ ὲν τῷ τῶν<text:line-break/>πυρῶν γένει καὶ τουτο τίθενται τὸ σπέρμα. καὶ τό γε παα΄<text:line-break/>Ὁμήρῳ λεγόμενον ἐπὶ τῶν ῖππων, ἔνθα φησὶν ὁ Ἕκτωρ<text:line-break/>πρὸς αὐτοὺς,</text:p>
      <text:p text:style-name="P1">Ὑμῖν μὲν προτέροισι μελίφρονα πυρόν ἔθηκα,<text:line-break/>ἐπὶ τοῦ της τίφης .σπέρματος εἰρῆσθαι λέγουσι· μικρόν γὰρ<text:line-break/>εἶναι πυρὸν αὐτοῖς, καὶ τούς ῖππους ταύτας μὲν ἀβλαβῶς<text:line-break/>ἐσθίειν, τοὺς δὲ ὄντως πυροὺς οὐκ ἀβλαβῶς. οὐκ άπιθά-<text:line-break/>ινως δ᾽ ἄν τις ὀνομάζοι πυρὸν μικρὸν τὴν τίφην, καὶ τῆ<text:line-break/>χροιᾷ καὶ τῇ πυκνότητι, καὶ τῇ θερμότητι τῆς δυνάμεως ἐοι-<text:line-break/>κυῖαν αὐτοῖς.</text:p>
      <text:h text:style-name="Heading_20_2" text:outline-level="2">Κεφιιδ΄. </text:h>
      <text:p text:style-name="P24">[Περὶ βρ<text:span text:style-name="T9">ό</text:span>μου.] Τοῦτο τό σπέρμα πλεῖστόν ἐστιν ἐκ<text:line-break/>Ἄσιοι, καὶ μάλιστα κατὰ τὴν ὑπερκειμένην Περγάμου Μυσίαν,<text:line-break/>ἔνθα καὶ τίφαι καὶ ὄλυραι πάμπολλαι γίγνονται, τροφὴ δ᾽ ἐστὶν</text:p>
      <text:p text:style-name="P3">ὑποζυγίων, ,οὐκ ἀνθρώπων, εἰ μη ποτε ἄρα λιμώττοντες<text:line-break/>ἐσχάτως ἀναγκασθεῖεν ἐκ τούτου τοῦ σπέρματος ἀρτοποιεῖ-<text:line-break/>σθαι. χωρὶς δὲ λιμοῦ δύ ὕδατος ἑψηθὲν ἐσθίεται μετ<text:line-break/>οἴνου γλυκέος, ἤ ἑψήματος, ἤ οἰνομέλιτος ὁμοίως τῇ τίφῃ.<text:line-break/>θερμότητος δὲ ἱκανῶς μετέχει παραπλησίως ἐκείνῃ, καίτοι<text:line-break/>οὐχ ὁμοίως αὐτῇ σκληρὸν ὑπάρχον. διὸ καὶ τροφὴν ἐλάτ-<text:line-break/>τονα παρέχει τῷ σώματι. καὶ ἄλλως δέ ἐστιν ἀηδής ὁ ἐξ<text:line-break/>αὐτοῦ γενόμε(314)νος ἄρτος, οὐ μὴν ἐπισχετικὸς γαστρὸς,<text:line-break/>ἢ πο.στρεπτικὸς, ἀλλ᾽ ἐν τῷ μέσῳ κατα γε τοῦτο τεταγμένος.</text:p>
      <text:h text:style-name="Heading_20_2" text:outline-level="2">Κεφ. ιἔ.</text:h>
      <text:p text:style-name="P24"><text:s/>[323] [Περὶ κέγχρου καὶ ἐλύμου, ὄν καλ<text:line-break/>μελίνην ὀνομάζουσι.] Πίνεται μἔν ἄρτος ποτὲ κὰκ τούτων,<text:line-break/>ὅταν ἀπορία καταλάβῃ τῶν προγεγραμμένων σιτηρῶν ἔδεσμά-<text:line-break/>των. ὀλιγότροφος δ᾽ ἐστὶ καὶ ψυχρὸς, καὶ δῆλον ὅτι<text:line-break/>κραῦρός ἐστι καὶ ψαθυρὸς, γ ὡς ἂν μηδὲν ἔχων ἐν αὑτῷ<text:line-break/>μήτε λιπαρὸν μήτε γλίσχρον. εἰκότως οὐν ὑγραινομένην<text:line-break/>γαστέρα ξηραίνει. το δὲ ἄλευρον ἕψοντες αὐτῶν ὲν τοῖς<text:line-break/>ἀγροῖς, εὶτα πιμελὴν χοιρείαν ἡ ἔλαιον ἀναμιγνύντες ἐσθίουσι.<text:line-break/>κρείττων δ᾽ ἐστὶν ἐλύμου κέγχρος εὶς πάντα, καὶ ἡδίων ἐς</text:p>
      <text:p text:style-name="P3">ἐδωδὴν, καὶ εὔπεπτός ἐστι, καὶ ἦττον ἐπέχει γαστέρα, καὶ<text:line-break/>μᾶλλον τρέφει. καὶ μετὰ γαλακτος δ᾽ ἐνίοτε τὸ ἄλευρον<text:line-break/>αὐτοῦ ἑψήσαντες ἐσθίουσιν, ὥσπερ τὸ τῶν πυρῶν, οἱ ἄγροικοι.<text:line-break/>καλ δηλον ὅτι τό ἔδεσμα τοῦτο τοσούτῳ κρεῖττόν ἐστι<text:line-break/>καταμόνας αὐτὸ ἐσθιόμενον, ὅσῳ καὶ τὸ γάλα τῆς ἀμφοτέρων<text:line-break/>φύσεως εἰς ευχυμίαν τε καὶ τἄλλα πάντα διενηνοχελ λέγω δὲ<text:line-break/>τἄλλα πάντα πέψιν τε καὶ ὑπαγωγὴν γαστρὸς, ἀνάδοσίν τε<text:line-break/>καὶ τὴν ἐν τῳ προσφέρεσθαι γλυκύτητα καὶ ἡδονήν. οὐδὲν<text:line-break/>γὰρ ἡδὺ τοῖς σπέρμασι τουτοις ὑπάρχει, καὶ μάλιστα τῶ<text:line-break/>ἐλύμῳ κατά γε τὴν ἡμετέραν Ἀσίαν · ἐν ἄλλοις γὰρ ἔθνεσιν,<text:line-break/>ὥσπερ καὶ ἐν Ἱταλίᾳ , πολὺ βελτίων τυγχάνει.</text:p>
      <text:h text:style-name="Heading_20_2" text:outline-level="2">Κεφ. ια΄. </text:h>
      <text:p text:style-name="P24">[Περὶ ὀσπρίων.] Ὅσπρια καλοῦσιν ἐκεῖνα τῶν<text:line-break/>Δημητρίων σπερμάτων, ἐξ ὧν ἄρτος οὐ γίνεται, κυάμους, πισσοὺς,<text:line-break/>ἐρεβίνθους, φακούς, θέρμους, ὄρυζαν, ὀρόβους, λαθύρους,<text:line-break/>ἀράκους, ῶχρους, φασηλους, τηλιν, ἀφάκην, εἴτε τι τοιοῦτον.<text:line-break/>περὶ πάντων οὑν ἑξῆς ἐρῷ τῆς δυνάμεως, ὡς ἄν γιγνώσκων<text:line-break/>τις ἀβλαβέστερον αὐτοῖς χρῷτο,</text:p>
      <text:h text:style-name="P19" text:outline-level="2">Κεφ. ιζ΄. </text:h>
      <text:p text:style-name="P24">[Περὶ ὀρύζης.] Τῷ σπέρματι πάντες εἰς ἐπίσχεσιν<text:line-break/>γαστρὸς χρῶνται, τὴν ἕψησιν αὐτοῦ παραπλησίαν ποιοῦντες χόν-<text:line-break/>δρῳ. δυσπεπτότερον δέ ἐστιν χόνδρου, καὶ τρέφει ᾖττον, ὡσπερ<text:line-break/>γε καὶ εἰς ἐδωδῆς ἡδονὴν ἀπολειπόμενον αὐτοῦ πάμπολυ.</text:p>
      <text:h text:style-name="Heading_20_2" text:outline-level="2">Κεφ. ιη΄. </text:h>
      <text:p text:style-name="P24">[Περὶ φακῶν.] Οὐδ᾽ ἐκ τούτων ἀρτοποιεῖταί τις,<text:line-break/>ἀλιπεῖς γάρ εἰσιν καὶ ψαθυροὶ, στυπτικὸν ἔχοντες τὸ λέμμα, τὴν<text:line-break/>δ᾽ σίον σάρκα παχύχυμόν τε καὶ γεώδη, καὶ βραχύ τι ἔχουσαν<text:line-break/>αὐστηρὰς ποιότητος, ἡς τό λέμμα πολλῆς μετέχει. χυμὸς<text:line-break/>δ᾽ ἐν αὐτοῖς ἐστιν, ὡς καὶ προσθεν εἰπον, ἐναντίος τῷ<text:line-break/>στυπτικῷ. διό κὰν ἑψήσας τις αὐτούς ἐν ὕδατι προσενέγκηι<text:line-break/>ται τὸ ὕδωρ, ἥδυνας ἁλσὶν, ἤ γαρῳ, καὶ μετ αὐτῶν ἐλαίῳ,<text:line-break/>διαχωρητικὸν γίνεται πόμα. δὶς δ᾽ ἑψηθέντων, ὥσπερ<text:line-break/>εἴρηται, τῶν φακῶν, ἡ ἐξ αὐτῶν σκευαζομένη φακη καὶ τὴν<text:line-break/>ἐναντίαν ὲχει· δύναμιν τῷ χυλῷ, ξηραίνουσα τὰ κατὰ γαστέ-.<text:line-break/>ρα ῥεύματα, καὶ τόνον ἐντιθεῖσα τῷ στομάχῳ, καὶ τοῖς ἐν-<text:line-break/>τέκοις, καὶ συμπάση τῇ γαστρί. διὰ τοῦτο οὑν οἰκεῖόν ἐστιν<text:line-break/>ἔδεσμα κοιλιακῶν τε καὶ δυσεντερικῶν. [324] ἡ δὲ ἀφῃρη-</text:p>
      <text:p text:style-name="P3">μένη τὸ λέμμα φακῆ τὸ μὲν ἰσχυρόν τῆς στύψεως ἀπόλλυσι,<text:line-break/>καὶ τὰ αὐτῆ συνεπόμενα δηλονότι, τροφιμωτέρα δὲ γίνεται<text:line-break/>τῆς ἀπτίστου, παχύχυμός τε ουσα καὶ κακόχυμος καὶ βρα-<text:line-break/>δύπορος, οὐ μὴν ξηραντική γε τῶν κατὰ τὴν γαστέρα ῥευμάτων,<text:line-break/>ὥσπερ ἡ ἄπτιστος. εἰκότως οὐν οἱ πλεονάζοντες ἐν τούτῳ<text:line-break/>τῷ ἐδέσματι τούς τε καλουμένους ἐλέφαντας ἔχουσι καὶ<text:line-break/>τοὺς καρκίνους · ἐπιτήδειον γάρ ἐστι τὸ παχὺ καὶ ξηρὸν<text:line-break/>ἔδεσμα μελαγχολικὸς γενέσθαι χυμός. οἷς οὐν ἐστιν ὑδατώ-<text:line-break/>δης ἐν ταῖς σαρξὶ καχεξία, τούτοις μόνον ὠφέλιμον ἔδεσμα<text:line-break/>φακῆ, καθάπερ τοῖς ξηροῖς καὶ αὐχμώδεσι βλαβερώτατον.<text:line-break/>ὡσαύτως δὲ καὶ τὴν ὄψιν ἀμβλύνει μὲν τὴν ὑγιεινῶς δια-ι<text:line-break/>κειμένην ὑπερξηραίνουσα, τὴν δὲ ἐναντίως ἔχουσαν ὀνίνησιν.<text:line-break/>οὐκ ἐπιτήδειός ἐστιν οὐδ᾽ εἰς τὰς ἐμμήνους καθάρσεις, παχύ<text:line-break/>καὶ δύσρουν ἐργαζομένη τὸ αἷμα, τῷ δὲ καλουμένῳ ῥῷ<text:line-break/>γυναικείῳ χρησιμωτάτη. τὴν δ᾽ ἐναντίαν αὐτῇ κατά γε ὐοὐὼ<text:line-break/>το δύναμιν ἐχούσης τῆς πτισανης, ἐξ ἀμφοτέρων μιχθέντων<text:line-break/>ἔδεσμα γίγνεται κάλλιστον,. ὅ καλοῦσιν οἱ παρ ἡμῖν ἄνθρωπ</text:p>
      <text:p text:style-name="P3">ποι φακοπτισάνην, οὐκ ἴσον τῷ μέτρῳ μιγνύντες, ἀλλ᾽<text:line-break/>ἔλαττον ἐμβαλόντες τῆς πτισάνης, ὡς ἀν χυλουμένης τε καὶ<text:line-break/>εἰς ὄγκον αἰρομένης μέγαν. οἱ φακοὶ δ᾽ ἑψημένοι βραχύ τι<text:line-break/>προσαναλίσκουσιν. ἤ γε μὴν ἄρτυσις ἡ αὐτὴ καὶ τούτῳ<text:line-break/>τῷ ἐδέσματι τῆ κατὰ τὴν πτισάνην ἐστὶ, πλὴν ὅτι θύμ-<text:line-break/>βρας ἤ γλήχωνος ἐπεμβαλλομένης ἡδεῖάὶ τε ἄμα καὶ εὐ-<text:line-break/>πεπτοτέρα γίνεται, τῆς πτισάνης οὐ χαιρούσης τούτοις, ἀλλ᾽<text:line-break/>ἀρκουμένης ἀνήθῳ καὶ πρασῳ μόνῳ. μοχθηροτάτη δ᾽ ἐστὶν<text:line-break/>σκευασία φακῆς ἤ διὰ του σιραίου τοῖς πλουσίοις παρα-<text:line-break/>σκευαζομένη ὑπὸ τῶν μαγείρων. δεῖται γὰρ οὐ παχυνόντων<text:line-break/>μίξεως, ἀλλ᾽ ὑγρῶν καὶ τεμνόντων τὸ πάχος αὐτῆς μᾶλλον.<text:line-break/>ἢ δὲ τῷ σιραίῳ μιχθεῖσα τὰς καθ᾽ ἤπαρ ἐμφράξεις ἐργάζε-<text:line-break/>σθαι πέφυκεν. αὐξάνει δὲ καὶ τὰς φλεγμονὰς ἔν τε τούτῳ<text:line-break/>τῷ σπλάγχνῳ καὶ σπληνὶ, εὶ μὴ μέλιτός τι προσλάβοι βελ-<text:line-break/>τίων γιγνομένη. πρόδηλον δὲ, ὅτι καὶ τὰς σκιῥῥώδεις διαι.<text:line-break/>θέσεις ἀμφοτέρων τῶν σπλάγχνων παροξύνει. κρέας δὲ χοί-.<text:line-break/>ρειον εἰ βούλει συνέψειν, τῇ μὲν πτισάνῃ τὸ πρόσφατον, τῆ<text:line-break/>δὲ φακῇ τὸ ταριχηρὸν ἁρμόττον εὑρήσεις, ὧσπέρ γε τὸ</text:p>
      <text:p text:style-name="P3">μεταξὺ τούτων, ὃ νεαλὲς ὀνομάζουσι, τῆ φακοπτισάνη χρή-<text:line-break/>σιμον εἰς ἡδονήν τε καὶ πέψιν ἐστιν. ἤ γέ μῆν εἰς τούς<text:line-break/>παχεῖς χυμοὺς ἐπίδοσις τῆ φακῆ μετὰ τῶν ταριχηρῶν κρεῶν<text:line-break/>ἐσθιομένη μᾶλλον γίνεται, καὶ γὰρ καὶ ταυτα παχύτερόν τε<text:line-break/>καὶ μελαγχολικώτερον αίμα γεννᾳ. διόπερ οὐ χρὴ πλεονά-<text:line-break/>ζειν οὐδ᾽ ἐν τούτοις, καὶ μάλιστα ὅταν ἤτοι μελαγχολικὸν,<text:line-break/>ἤ λίαν παχύχυμον, ἤ ὅλως κακόχυμον ἦ τινι τὸ σῶμα. τὰ<text:line-break/>δ᾽ αὐτὰ καὶ περὶ τῶν χωρων, ὡρῶν τε καὶ καταστάσεων<text:line-break/>ἐπινοεῖν σε χρὴ καθ᾽ ἕκαστον ἔδεσμα, φειδόμενον μὲν ἐν<text:line-break/>φθτνοπωρῳ τῶν μελαγχολικῶν καὶ ξηραινοντων ἐδεσμάτων,<text:line-break/>ἐν χειμῶνι δὲ χρώμενον, ὥσπερ γε καὶ κατὰ τὸ θέρος τοῖς<text:line-break/>ὑγραίνουσι καὶ ψυχουσιν· ἐν ἡρι δὲ, μέσης ὄντι κράσεως,<text:line-break/>τὰ μέσα ταῖς δυναμεσιν σιτία προσενεγκέον. ἔστι δέ τι τῶν<text:line-break/>μέσων οὐχ ἐν εἶδος. ἔνια μὲν γὰρ τῷ μηδ᾽ ὅλως μετέχειν<text:line-break/>τῶν ἄκρων ἐστὶ τοιαῦτα, τινὰ δὲ ἐκ τῆς ἀμφοῖν ἰσοκρα-<text:line-break/>τουσῶν μίξεως ἐπικτᾶται τὴν μεσότητα, καθάπερ ὀλίγον<text:line-break/>ἔμπροσθεν ἔλεγον , ὅταν τῇ πτισάνη μίξη τις τῆν φακῆν.</text:p>
      <text:p text:style-name="P3">οὕτω δὲ καὶ τὴν τευτλοφακῆν ὁ Ταραντῖνος Ἱίρακλείδης οὐ<text:line-break/>μόνον ὑγιαίνουσιν, ἀλλὰ καὶ νοσουσιν ἐδίδοτο. μέσον γὰρ<text:line-break/>καὶ τοῦθ ἔστιν ἐξ ἐναντίων συγκείμενον ἔδεσμα, διὸ τεῦτλον<text:line-break/>μὲν ἥττον ὑπέρχεται, φακῆ δὲ διαχωρεῖται μᾶλλον. εὔδηλον<text:line-break/>δὲ, ὅτι καὶ ὁ ἀναδιδόμενος ἐξ αὐτῆς χυμὸς εἰς τὸ σῶμα<text:line-break/>μικτὸς ἐκ τῆς ἀμφοτέρων ἐστὶ δυνάμεως, της τε φακῆς καὶ<text:line-break/>τοῦ τεύτλου.</text:p>
      <text:h text:style-name="Heading_20_2" text:outline-level="2">Κεφ. ιθ'. </text:h>
      <text:p text:style-name="P24">[325] [Περὶ κυάμων.] Πολλή καὶ τούτων ἐστὶν<text:line-break/>ἡ χρῆσις, ἔτνους ἐξ αὐτῶν ἐσκευασμένου, τοῦ τε ἐν ταῖς χύτραις<text:line-break/>ὑγροῦ καὶ τοῦ παχέος ἐν ταῖς (315) λοπασι. καὶ τρίτη δ᾽ ἐστί<text:line-break/>τις ἐξ αὐτοῦ σκευασία, μετὰ πτισάνης γιγνομένη. καὶ πλεῖ-<text:line-break/>εστῳ γε τούτῳ τῷ ἐδέσματι καθ' ἑκαστην ἡμέραν οὑ παρ<text:line-break/>ἡμῖν μονομάχοι χρωνται, σαρκοῦντες τὴν τοῦ σώματος ἔξιν,<text:line-break/>οὐκ ἐσφιγμένη τε καὶ πυκνῇ σαρκὶ, καθάπερ τὸ χοίρειον<text:line-break/>κρέας, ἀλλὰ χαυνοτέρᾳ πως μαλλονε φυσῶδες δ^ ἐστὶν<text:line-break/>ἔδεσμα, κἂν ἐπὶ πλεῖστον ἑψηθῇ καὶ ὁπωσοῦν σκευασθῇ, τῆς<text:line-break/>πτισάνης ἀποτιθεμένης παν τὸ φυσῶδες ἐν τῷ τῆς ἑψήσεως<text:line-break/>χρόνῳ. τοῖς δὲ προσέχουσι τὸν νοῦν καὶ παρακολουθοῦσι</text:p>
      <text:p text:style-name="P3">ταῖς ἑπομέναις ἑκάστῳ τῶν ἐδεσμάτων διαθέσεσιν αἴσθησις<text:line-break/>γίνεται καθ᾽ ὅλον τὸ σῶμα τάσεως τινος ὑπὸ πνεύματος<text:line-break/>φυσώδους, καὶ μάλιστα ὅταν ἀήθης τις ᾖ τοῦδε τοῦ<text:line-break/>βρώματος, ἤ μὴ καλῶς ἑψόμενον προσενέγκηται. τὴν δ᾽<text:line-break/>οὐσίαν οὐ πυκνήν καὶ βαρεῖαν, ἀλλὰ χαύνην τε καὶ κούφην<text:line-break/>ἔχουσιν οἱ κυαμοι καί τι ῥυπτικον εχουσαν σμοιως τῃ πτι-<text:line-break/>σάνη. φαίνεται γὰρ ἐναργῶς τὰ ὲξ αὐτῶν ἄλευρα τον ῥύπον<text:line-break/>ἀποσμῶντα τοῦ δέρματος, ὸ κατανοήσαντες οἷ α΄ ἀνδροκά-<text:line-break/>πηλοι καὶ γυναῖκες ὁσημέραι χρῶνται τῷ τῶν κυάμων<text:line-break/>ἀλεύρῳ λουόμεναι, καθάπερ ἄλλοι νίτρῳ τε καὶ ἀφρονίτρῳ;<text:line-break/>καὶ ὅλως τοῖς ῥυπτικοῖς. ἐπιχρίουσι δὲ καὶ τὸ πρόσωπον<text:line-break/>αὐτῷ παραπλησίως τῇ πτισάνῃ. καὶ γὰρ τούς ἐπιπολῆς<text:line-break/>φακοὺς αἴρει, καὶ τὴν ὀνομαζομένην ἔφηλιν. διὰ ταύτην<text:line-break/>οὐν τὴν δύναμιν οὐδὲν τῇ κατὰ γαστέρα διεξόδῳ βραδύνει,<text:line-break/>καθάπερ ὅσα παχύχυμα, καὶ γλίσχρα, καὶ μηδεμίαν ἔχοντα<text:line-break/>δύναμιν ῥυπτικήν, ὁποῖα ἔφαμεν εἰναι χόνδρον, καὶ τράγον,<text:line-break/>καὶ σεμίδαλιν, καὶ ἄμυλον. ὄντος δὲ τοῦ τῶν κυάμων<text:line-break/>ἔτνους φυσώδους, ἔτι καὶ μᾶλλον, ὅταν ὁλοκλήρους τις</text:p>
      <text:p text:style-name="P3">ὰυτοὺς ἑψησας χρῆται, φυσωδεις γίνονται. φρυγέντες μέν-<text:line-break/>τοι, καὶ γὰρ καὶ οὕτως αὐτοὺς ἐσθίουσιν ἐν χώρᾳ τραγη-<text:line-break/>μάτων ἔνιοι, τὸ μὲν φυσῶδες ἀποτίθενται, δυσπεπτότατα,<text:line-break/>δὲ καὶ βραδυποροι γίγνονται, καὶ παχύν χυμὸν εἰς τροφὴν<text:line-break/>ἀναδιδόασι τῷ σώματι. χλωροὶ δὲ ἐσθιόμενοι, πρὶν πεπαν-<text:line-break/>θῆναι καὶ ξηρανθῆναι, τὸ κοινὸν ἁπάντων ἔχουσι τῶν καρ-<text:line-break/>πων, οσους πρὸ τοῦ τελειωθῆναι προσφερόμεθα, τροφὴν<text:line-break/>ὑγροτέραν διδόντες τῷ σώματι, καὶ διὰ τοῦτο περιττωμα-<text:line-break/>τικωτέραν, οὐ κατ᾽ ἔντερον μονον, ἀλλὰ καὶ καθ ὅλην τήν<text:line-break/>ἔξιν. εἰκότως ουν οἱ τοιοῦτοι τρέφουσι μὲν ᾖττον, ὺποχω-<text:line-break/>ροῦσι δὲ μᾶλλον. ου μονον δὲ ὠμοὺς ἐσθίουσιν οἱ πολλοὶ<text:line-break/>τῶν ἀνθρώπων τοὺς χλωροὺς κυάμους, ἀλλὰ καὶ μετὰ κρεῶν<text:line-break/>χοιρείων ἕψοντες, ὡσπερ τὰ λάχανα, κατὰ δὲ τοὺς ἀγρούς<text:line-break/>καὶ μετ αἰγείων τε καὶ προβατείων. ἥσθημετοι α΄ αὐτῶν<text:line-break/>τοῦ φυσώδους οἱ ἄλλοι μιγνύουσιν κρομμύων, ὅταν ἐν<text:line-break/>λοπάδι κατασκευασωσιν αὐτῶν ἔτνος. ἔνιοι δὲ καὶ χωρὶς τοΙ<text:line-break/>συνεψήματος ὠμὰ τά κρόμμυα προσφέρονται μεθ αὐτοῦ-</text:p>
      <text:p text:style-name="P3">τὸ γὰρ τοι φυσῶδες ἐν ἂπασι τοῖς ἐδέσμασιν ὑπὸ τῶν θερ-<text:line-break/>βαινόντων τε καὶ λεπτυνόντων ἐπανορθοῦται.</text:p>
      <text:h text:style-name="Heading_20_2" text:outline-level="2">τ Κεφ. Κ΄.</text:h>
      <text:p text:style-name="P24"><text:s/>[Περὶ κυάμου Δἰγυπτίου.] Δἰγύπτιος κύαμος, ωσπερ<text:line-break/>τῷ μεγέθει διενήνοχε πολύ τοῦ παο᾽ ἡμῖν, οὕτω καὶ τῆν φυσιν<text:line-break/>ὑγροτέραν καὶ περιττωματικωτέραν ἔχει. εἴπερ οὐν μέμνησαι τὰ<text:line-break/>περὶ τῶν ὁμογενῶν μὲν, ὑγροτέρων δὲ τῇ κράσει καὶ διὰ τοῦτο<text:line-break/>περιττωματικωτέρων [326] τῶν εἰρημένων κατά τε τὴν πέψιν<text:line-break/>καὶ διαχώρησιν καὶ ἀνάδοσιν καὶ θρέψιν, οὐκ ἔτι δέῃ περὶ<text:line-break/>τούτου τοῦ κυάμου νῦν ἀκούειν, ἐξ ὡν ἐπὶ τοῦ παρ᾽ ἡμῖν<text:line-break/>ἀκήκοας ἐπ᾽ ἐκεῖνον μεταβαίνειν δυνάμενος.</text:p>
      <text:h text:style-name="Heading_20_2" text:outline-level="2">Κεφ. κα΄. </text:h>
      <text:p text:style-name="P24">[Περὶ πισσῶν.] Παραπλήσιόν τι κατὰ τὴν ὅλην<text:line-break/>οὐσίαν ἔχουσι κυάμοις, ἐσθιόμενοί τε κατὰ τοὺς αὐτοὺς τρόπους<text:line-break/>αὐτοῖς ἐν δυοῖν τοῖνδε παραλλάττουσιν, ὅτι τε φυσώδεις ὁμοίως<text:line-break/>οὐκ εἰσὶν τοῖς κυάμοις, ὅτι τε τήν ῥυπτικὴν δύναμιν οὐκ<text:line-break/>ἔχουσι. καἴ διὰ τοῦτο βραδυπορώτεροι τῶν κυάμων κατὰ<text:line-break/>γαστέρα εἰσίν.</text:p>
      <text:h text:style-name="Heading_20_2" text:outline-level="2">Κεφ. κβ΄. </text:h>
      <text:p text:style-name="P24">[ Περὶ ἐρεβίνθων] Ἕτνος μὲν οὐ πάνυ τι δῶ ἔθους<text:line-break/>ἐστὶ τοῖς κατὰ τὰς πόλεις ἀνθρώποις ἐξ ἐρεβίνθων ποιεῖσθαι,</text:p>
      <text:p text:style-name="P3">κατὰ τοὺς ἀγροὺς δὲ καὶ τοῦθ εἶδον ἐνίοτε γιγνόμενον, ὥσπερ<text:line-break/>καὶ μετὰ γάλακτος ἑψόμενον αὐτῶν τὸ ἄλευρον. οὐδὲ γὰρ<text:line-break/>ἐπιδέχονται τὴν αὐτὴν τοῖς κυάμοις τε καὶ πεσσοῖς θραῦσιν,<text:line-break/>ὡς τὸν καλούμενον ἐρειγμὸν ἐξ αὐτῶν γενέσθαι. εἰθισμένοι<text:line-break/>δέ εἰσιν ἐν πολλοῖς ἔθνεσιν ἑψηθέντας ἐν ὕδατι τούς ἐρε-<text:line-break/>βίνθους ἐσθίειν, ἔνιοι μὲν αὐτοὺς μονους ψιλοὺς, ἔνιοι δὲ<text:line-break/>ἁλσὶ μετρίως ἡδύνοντες. οἱ παρ ἡμῖν δὲ παραπλήσιον ἀλεύρῳ<text:line-break/>τι ποιοῦντες ἐκ τῶν ξηρῶν τυρῶν ἐκείνῳ περιπάττουσιν<text:line-break/>αὐτούς. ἔστι δ᾽ οὐχ ἡττον κυάμων ἔδεσμα φυσῶδες ἐρεβινπ.<text:line-break/>θος, ἰσχυρότερον δὲ ἐκείνων τρέφων, ἐπεγείρει δὲ καὶ ἔμς<text:line-break/>πρὸς συνουσίας ὁρμὰς, πεπιστευμένος ἃμα τῷδε καὶ σπέρ-<text:line-break/>ματος εἶναι γεννητικός · ὥστε καὶ τοῖς ὀχευταῖς ἵπποις<text:line-break/>ἐσθίειν αὐτούς ἕνεκα τούτου διδόασιν. ὑπάρχει δὲ καὶ<text:line-break/>ῥυπτικὴ δύναμις αὐτοῖς ἐπὶ πλέον, ἤ τοῖς κυάμοις. ὥστε<text:line-break/>τινὲς ἐξ αὐτῶν καὶ τούς ἐν. νεφροῖς συνισταμένους λίθους<text:line-break/>ἐναργῶς θρύπτουσιν. μέλανες δ᾽ εἰσὶν οὔτοι καὶ μικροὶ<text:line-break/>κατὰ Βιθυνίαν μάλιστα γεννώμενοι, καὶ καλούμενοι κριοί.<text:line-break/>βέλτιον δὲ τὸν χυλὸν αὐτῶν μόνον πίνειν ἕψοντας ἐν<text:line-break/>ὕδατι. χρῶνται δὲ καὶ ἐρεβίνθοις οἱ ἄνθρωποι καὶ πρὸ</text:p>
      <text:p text:style-name="P3">τοῦ πεπανθῆναι χλωροῖς ἔτι, καθάπερ καὶ τοῖς κυάμοις.<text:line-break/>ειρηται δ ἀρτίως ο κοινὸς λόγος πάντων τῶν ἀτελῶν καρ-<text:line-break/>πῶν , ενθα περὶ τῶν κυαμων σ λόγος ἤν. ὡσαύτως καὶ<text:line-break/>περὶ τῶν φρυγομένων ἐρεβίνθων ἀκηκοέναι νόμιζε σύν τοῖς<text:line-break/>εἰρημένοις ἐπὶ τῶν κυάμων. Δ απαντα γὰρ τὰ φρυγόμενα τὸ<text:line-break/>μεν φυσῶδες ἀποτίθεται, δυσπεπτότερα δὲ καὶ σταλτικῷ-.<text:line-break/>τερα γίνεται, καὶ τροφήν παχυτέραν δίδωσι τῷ σώματα</text:p>
      <text:h text:style-name="Heading_20_2" text:outline-level="2">Κε φ. κγ . </text:h>
      <text:p text:style-name="P27">[Περὶ θέρμων.] ᾽Ισμεν δήπου κακ τοῦτο τὸ σπέρμα<text:line-break/>πολύχρηστον εἶναι κατὰ θάτερον σημαινόμενον τῆς πολυχρή-<text:line-break/>στου φωνῇς. ονομάζεται γὰρ οὕτως τό τε πολλαῖς τοὐ σώματος<text:line-break/>ἥρμοττον διαθέσεσιν , τό τε πᾶσιν ἀνθρώποις ἢ τοῖς πλεῖ-<text:line-break/>στοις χρησιμον, εἰ καὶ πρὸς μίαν ἰδέαν χρείας ἄπαντες αὐτοῦ<text:line-break/>δέοιντο. κατά τοῦτο γοῦν αὐτὸ τὸ δεύτερον σημαινόμενον<text:line-break/>ο θέρμος ἐστὶ πολύχρηστον ὄσπριον. ἑψόμενος γὰρ, είτα<text:line-break/>βρεχόμενος ὲν ὕδατι γλυκεῖ, μέχρις ἂν ἀπόθηται πᾶσαν εἰς<text:line-break/>αὐτὸ τὴν σύμφυτον ἀηδίαν, οὕτως ἐσθίεται διὰ γάρου τε<text:line-break/>καὶ ὁξυγαρου, καὶ χωρὶς τούτων [3Ωι7] ἁλσὶ μετρίοις ἡδυνό-</text:p>
      <text:p text:style-name="P3">μενος, οὐχ ὥσπερ ἤ τε κριθή καὶ ἄλλα τὰ πολυειδῶς<text:line-break/>σκευαζόμενα. ἔστι δὲ σκληρὸς καὶ γεώδης τὴν οὐσίαν,<text:line-break/>ὥσθ ἀνάγκη δύσπεπτον αὐτὸν εἷναι, καὶ παχύν γεννᾷν<text:line-break/>χυμὸν, ἐξ οὐ μὴ καλῶς ἐν ταῖς φλεψὶ κατεργασθέντος ὁ<text:line-break/>καλούμενος ἰδίως ὠμώς ἀθροίζεται χυμός. ἐπὶ δὲ τὴν<text:line-break/>σκευασίαν ἀποτιθέμενος άπαν ὅσον εἰχε πικρὸν, ὅμοιος<text:line-break/>γίγνεται τοῖς ἀποίοις ὡς πρὸς αἴσθησιν. εὔλογον ουν ἐστιν,<text:line-break/>μήἔ εἰς διαχώρησιν ἐπιτήδειον ὑπάρχειν αὐτὸν, μήθ εἰς<text:line-break/>ἐπίσχεσιν ῥεούσης γαστρὸς, ὧς τὰ στύφοντα, βραδύπορον δὲ<text:line-break/>καὶ δυσαποβίβαστον καὶ δυσδιέξοδον εἰκοτως γίγνεσθαι.<text:line-break/>(316) καλοῦσι γὰρ οὕτως οἱ ἰατροὶ τὰ τοιαῦτα τῶν ἐδεσμα-<text:line-break/>των, ὅσα μηδεμίαν ἐξέχουσαν ἔχει ποιότητα τῶν παροξύνειν<text:line-break/>εἰς ἔκκρισιν τὴν κοιλίαν ἢ κωλύειν ἐκκρίνειν δυναμένων.<text:line-break/>ἐκεῖναι μὲν ουν οὐχ ὡς τροφαὶ αὐτοῖς ὑπάρχουσιν, ἀλλ᾽ ὡς<text:line-break/>φάρμακα. ὅσα δὲ καὶ οὐδεμίαν ἔχει σαφῆ τοιαύτην ποιά-<text:line-break/>τητα , καλεῖται μὲν εὐλόγως ὑπὸ τῶν ἰατρῶν ἄποια, κατὰ<text:line-break/>δὲ τὴν ἐν ὑγρότητι καὶ γλισχρότητι διαφορὰν ἤ ταχυπόροις</text:p>
      <text:p text:style-name="P3">αὐτοῖς, ἤ βραδυπόροις, ἤ μέσοις τούτων εἶναι συμβέβηκεν,<text:line-break/>τοῖς μὲν ὑγροῖς καὶ ὀλισθηροῖς ταχυπόροις, τοῖς σκληροῖς<text:line-break/>δὲ καὶ ξηροῖς, ὥσπερ ὁ θέρμος, ἔμπαλιν. ὅσα δὲ μεταξὺ<text:line-break/>τούτων. ἐστὶ κατὰ τὰς εἰρημένας διαφορὰς, οὔτε τάχος.<text:line-break/>ἐπίσημον, οὔτε βραδύτητα διαχωρήσεως ἐργάζεται. καθάπερ<text:line-break/>σύν ταῦτα περὶ πάντων ἐπίστασθαι προσήκει κοινῇ, κατα<text:line-break/>τὸν .αὐτὸν τρόπον καὶ τάδε. τὰ μὲν ὑγρότερα ταῖς συστά-<text:line-break/>σεσιν ἃπαντα βραχεῖαν τροφὴν δίδωσι τῷ σώματι, καὶ τα-<text:line-break/>χέως ἐξατμιζομένην τε καὶ διαφορουμένην, ὡς ἑτέρας αὐθις<text:line-break/>οὐ διὰ μακροῦ δεῖσθαι, τὰ δὲ σκληρὰ καὶ γεώδη μονίμην<text:line-break/>τε καὶ πολλὴν καὶ δυσδιαφόρητον. εἰ δὲ καὶ κολλῶδες ὲχει<text:line-break/>τι, πολὺ δὴ μᾶλλον ἃπαντα ταῦτα ἐναργῶς ἀποτελεῖ.<text:line-break/>πρόδηλον δ᾽, ὅτι καὶ πεφθῆναι τοῖς τοιούτοις οὐκ εὐπετὲς,<text:line-break/>ὥσπερ γ᾽ οὐδ᾽ εἰς αἔμα μεταβαλεῖν, ούδ᾽ ἐξομοιωθῆναι τοῖς<text:line-break/>στερεοῖς του ζώου μορίοις · εἰ δὲ τοῦτο, μηδὲ θρέψει<text:line-break/>ταχέως, ἀλλ᾽ ὅταν γε κρατηθῇ, τροφὴν πολλὴν δίδωσι τῷ<text:line-break/>σώματι.</text:p>
      <text:h text:style-name="P19" text:outline-level="2">Κεφ. Κδ΄.</text:h>
      <text:p text:style-name="P27"><text:s/>[Περὶτήλεωςῆ Οὐ μόνον τῆλιν, ἀλλὰ καὶβού-<text:line-break/>κερας, ἔνιοι δὲ αἰγίκερας ὀνομάζουσι τὸ σπέρμα τουτο. τῶν<text:line-break/>θερμαινόντων δ᾽ ἐστὶν φανερῶς, τὴν αὐτὴν χρείαν παρέχον εἰς<text:line-break/>ἐδωδὴν τοῖς ἀνθρώποις, ἤν περ οἱ θέρμοι. προλαμβάνουσα<text:line-break/>γὰρ αὐτὸ διὰ γάρου γαστρὸς ὑπαγωγῆς ἕνεκα, καὶ πολύ<text:line-break/>γε θέρμων εἰς τοῦθ ἔστιν ἐπιτηδειότερον, οὐδὲν ἐξ οἰκείας<text:line-break/>οὐσίας ἐχσν δυσδιέξοδον. ἐσθίεται δὲ καὶ δῶ ὄξους καὶ<text:line-break/>γάρου, καθάπερ οἱ θέρμοι, καὶ δύ οἴνου δὲ καὶ γάρου καὶ<text:line-break/>ἐλαίου. πολλοὶ καὶ τῆλιν ἐσθίουσι, καὶ θέρμους, ἔνιοι δὲ<text:line-break/>καὶ σύν ἄρτῳ, καὶ γίγνεται τοῦθ αὐτοῖς ὄψον αὔταρκες,<text:line-break/>ἥττον μὲν ὑπάγον τὴν γαστέρα, μήτε δὲ κεφαλῆς ἁπτφμε-<text:line-break/>νον, ὥσπερ γε ἡ διὰ τοῦ γάρου τῆλις ἐνίων ἃπτεται, μήτε<text:line-break/>τὸν στόμαχον ἀνατρέπον, ἐργάζεται γὰρ ἐπί τινων ἡ τῆλις<text:line-break/>τοῦτο, τῷ δ᾽ αὐτῷ τρόπῳ πρὸς ἐδωδὴν ἔνιοι χρῶνται φα- .<text:line-break/>σηλοις τε καὶ ῶχροις, ἐῶ ὧν αὐτίκα τὸν κοινὸν ἁπάντων<text:line-break/>τῶν τοιούτων παραγράψω λόγον. ἐσθίεται δὲ τῆλις ὑπό<text:line-break/>τινων, καὶ πρὶν ἐκκαρπίσαι τό φυτὸν αὐτῆς, ἀποβαπτομένων</text:p>
      <text:p text:style-name="P3">αὐτὴν εἰς ὄξος καὶ γάρον. ἕνιοι δὲ καὶ τοὔλαιον ἐπιχέοντες<text:line-break/>ὄψῳ χρῶνται σύν ἄρτῳ προσφερόμενοι, τινὲς δὲ καὶ μεθ<text:line-break/>ὄξους καὶ γάρου. κεφαλῆς δὲ ἀπτέται καὶ ἤδε πλεῖον<text:line-break/>ληφθεῖσα, [328] καὶ μᾶλλον εἰ καὶ χωρὶς ἄρτου προσενέγ-<text:line-break/>καὐτό τις αὐτήν · ἐνίοις δὲ καὶ τὸν στόμαχον ἀνατρέπει.<text:line-break/>χυλὸς . δὲ ἑψηθείσης τῆς τήλεως μετὰ μέλιτος λαμβανόμενος<text:line-break/>ἐπιτήδειός ἐστιν ὑπάγειν απαντας τοὺς ἐν τοῖς ἐντέροις<text:line-break/>μοχθηροὺς χυμοὺς, τῇ μὲν γλισχρότητι τὸ προσηνὲς ἐχων,<text:line-break/>τῇ δὲ θερμότητι τὸ παρηγορικόν. ὅτι δὲ καὶ ῥυπτικῆς με-<text:line-break/>τέχει δυνάμεως, ἐπὶ τὴν ἔκκρισιν παρορμᾂ τὸ ἔντερον. ὸλιτ<text:line-break/>γον δ᾽ εῖναι χρὴ τὸ μιγνύμενον αὐτῷ μέλι, μὴ περιγένηται<text:line-break/>τὸ δακνῶδες. ἐπὶ δὲ τῶν κατὰ τὸν θώρακα χρονιζόντων<text:line-break/>ἀλγημάτων ἄνευ πυρετοῦ συνέψειν μὲν αὐτὴ χρὴ λιπαροὺς<text:line-break/>φοίνικας, ἐκθλίψαντας δὲ τὸν χυλὸν, εἶτα μέλιτι μίξαντας<text:line-break/>δαψιλεῖ, κἄπειτα ἑψήσαντας αὗθις ἐπ᾽ ἀνθράκων ἄχρι πα΄τ<text:line-break/>χους συμμέτρου, χρῆσθαι πρὸ πολλοῦ τῶν σιτίων.</text:p>
      <text:h text:style-name="Heading_20_2" text:outline-level="2">, Κεφ. κε. </text:h>
      <text:p text:style-name="P27">[Περὶ φασήλων καὶ ὥχρων.] Καὶ ταῦτα τὰ<text:line-break/>σπέρματα, καθάπερ καὶ τήν τὴλιν, ὕδατι προδιαβρέχοντες οἱ</text:p>
      <text:p text:style-name="P28">ἄνθρωποι μέχρι τοῦ φῦσαι ῥίζαν ἐσθίουσιν πρὸ τῆς ἄλλης<text:line-break/>τροφῆς ὺπαγωγης ἕνεκα γαστρὸς, ἐναποβάπτοντες γάρῳ.<text:line-break/>τρόφιμον δ᾽ ἔχει τὸν χυμὸν, ὅταν ἀναδοθῇ, πεφθέντα μάλ-<text:line-break/>λον τήλεως. καί τινα νεανίσκον οἰδα, κατὰ τὴν Ἀλεξανδρεῦσιν<text:line-break/>ἰατρικήν τέχνην ἐξασκοῦντα, καθ᾽ ἑκάστην ἡμέραν ὄψῳ χρῶ-<text:line-break/>μενον ἐτῶν τεττάρων μότοις τούτοις, τήλει λέγω, καὶ φα-<text:line-break/>σήλοις, καὶ ὡχροις, καὶ θέρμοις. ἤψατο δέ ποτε καὶ τῶν<text:line-break/>ἐκ τῆς Μέμφιδος ἐλαιῶν, καὶ λαχάνων, καὶ καρπῶν ὀλίγων,<text:line-break/>ὅσοι χωρὶς ἑψήσεως ἐσθίονται · προὔκειτο γὰρ αὐτῷ μηδὲ</text:p>
      <text:p text:style-name="P29">πυρ αναπτειν. υγιατνετο ουν εν απασιν εκεινοις τοις<text:line-break/>ἔτεσι, καὶ τὴν τοῦ σώματος ἕξιν κατ᾽ οὐδέν τι χείρονα τῆς<text:line-break/>ἐξ ἀρχῆς ἔσχεν. ἤσθιεν δ᾽ αὐτοὺς μετὰ γάρου δηλονότι, τῷ<text:line-break/>γάρῳ ποτὲ μὲν ἔλαιον ἐπεμβάλλων μόνον, ποτὲ δὲ καὶ οἰνον,<text:line-break/>ἔστι δ᾽ ὅτε καἴ ὄξος, ἐνίοτε δὲ καὶ μεθ᾽ ἁλῶν μόνον, ὥσπερ<text:line-break/>καὶ τοὺς θέρμους. περὶ μὲν οὐν διαίτης ὑγιεινῆς εἴρηται<text:line-break/>μέν τι κἀν τῆ τῶν ὑγιεινῶν πραγματείᾳ κατὰ διέξοδον, εἰρῆ-<text:line-break/>σεται δὲ καὶ κατὰ τόνδε τὸν λόγον αὐθις ἐν βραχέσι κεφα-</text:p>
      <text:p text:style-name="P3">λαίοις. νυνὶ δὲ περὶ τῶν ωχρων τε καὶ φασήλων οἷς εἶπον<text:line-break/>ἔτι καὶ τοῦτο προσκείσθω. μέσα πὼς ἐστιν ἐδέσματα ταῦτα<text:line-break/>εὐχύμων τε καὶ κακοχύμων, εὐπέπτων τε καὶ δυσπέπτων,<text:line-break/>βραδυπόρων τε καὶ ταχυπόρων, φυσωδῶν τε καὶ ἀφύσων,<text:line-break/>ὀλιγοτρόφων το καὶ πολυτρόφων. οὐδὲ γὰρ οὐδὲ ποιότητα<text:line-break/>δραστήριον ἔχει, καθαπερ ἔνια τῶν δριμεῖς, ἤ στρυφνοὺς,<text:line-break/>ἢ ἁλυκοὺς, ἢ πικρούς, ἤ γλυκεῖς ἐχόντων χυμούς.</text:p>
      <text:h text:style-name="Heading_20_2" text:outline-level="2">Κεφ. Κα΄.</text:h>
      <text:p text:style-name="P27"><text:s/>[Περὶ λαθύρων.] Παραπλήσιοι μέν εἰσιν τὴν<text:line-break/>οὐσίαν οἱ λάθυροι τοῖς ῶχροις τε καὶ φασήλοις, χρῶνται<text:line-break/>δ᾽ αὐ καὶ τούτοις πλείστοις οἱ κατὰ τὴν ἡμετέραν Ἀσίαν<text:line-break/>ἀγροῖκοι , καὶ μάλιστα κατὰ τὴν Μυσίαν τε καὶ τρυγίαν,<text:line-break/>οὐ μόνον ὥσπερ ῶχροις τε καὶ φασήλοις οἴ κατὰ τῆν<text:line-break/>Ἀλεξανδρείαν τε καὶ πολλὰς ἄλλας πόλεις , ἀλλὰ καὶ σκευά-.<text:line-break/>ζοντες ὁμοίως τῇ φακοπτισάνῃ. χυλὸν δὲ ἔχουσι τῃ μὲν<text:line-break/>δυνάμει παραπλήσιον τοῖς ῶχροις τε καὶ φασήλοις, παχύτε-<text:line-break/>ρον δὲ συστάσει, καὶ διὰ τοῦτό γ᾽ αὐτὸ τροφιμώτεροί πως<text:line-break/>ἐκείνων εἶσίν.</text:p>
      <text:h text:style-name="P19" text:outline-level="2">Κεφ. κζ- [329] </text:h>
      <text:p text:style-name="P27">[Περὶ ἀράκων.] Τὴν ὑστάτην συλλαβὴν<text:line-break/>τοῦ τῶν ἀρακων ὀνόματος διὰ του κ΄ γεγραμμένην εὑρίσκομεν ἐν<text:line-break/>ταῖς Ἀριστοφάνους Ὁλκάσιν, ἔνθα φησίν · </text:p>
      <text:p text:style-name="P1">Ἀράκους, πυροὺς, πτισάνην, χόνδρον, ζειὰς, αἴρας, σεμίδαλιν.<text:line-break/>παραπλήσιον δ᾽ ἐστὶ τὸ σπέρμα τῷ τῶν λαθύρων, καί τινές γ᾽ οὐχ<text:line-break/>ἕτερον εἰναι γένος ἐκείνων νομίζουσιν αὐτῶ καὶ γὰρ καὶ ἡ<text:line-break/>χρῆσις ἃπασα καὶ ἤ δύναμις αὐτοῦ παραπλησία τῆ τῶν λαθύρων<text:line-break/>ἐστὶν, πλὴν ὅσον σκληρότεροί τε καὶ δυσεψητότεροι, καὶ διὰ<text:line-break/>τοῦτο καὶ δυσπεπτότεροι τῶν λαθύρων εἰσὶν οἱ ἄρακοι.<text:line-break/>παρ᾽ ἡμῖν δὲ ἄγριόν τι καὶ στρογγύλον, καὶ σκληρὸν, ὀρό-<text:line-break/>βου μικρότερον ἐν τοῖς Δημητρίοις καρποῖς εὑρισκόμενον,<text:line-break/>ὀνομάζουσιν ἄραχον, οὐ διὰ τοῦ α΄ τῆν ἐσχάτην συλλαβὴν,<text:line-break/>ἀλλὰ διὰ τοῦ γ΄ φθεγγόμενοι, .καὶ ῥίπτουσιν αὐτὸν ἐκλέ-<text:line-break/>γοντες, ωσπερ καὶ τὸν πελεκῖνον.</text:p>
      <text:h text:style-name="Heading_20_2" text:outline-level="2">Κεφ. κη. </text:h>
      <text:p text:style-name="P27">(317) [Περὶ δολίχων.] Τὸ τῶν δολίχων ὄνσ-<text:line-break/>μα γέγραπται μὲν καὶ παρὰ τῷ Διοκλεῖ μετὰ τῶν ἄλλων,<text:line-break/>ὅσα τῶν τρεφόντων ἡμάς σπερμάτων εἰσὶν ὀνόματα, γέγρα-<text:line-break/>πται δὲ κἀν ,τῷ περὶ διαίτης Ἱπποκράτους, ὑπὲρ οὑ καὶ</text:p>
      <text:p text:style-name="P3">πρόσθεν ἤδη διῆλθον. ἡγοῦμαι δ᾽ αὐτούς οὕτως ὀνομάζειν<text:line-break/>τὸ σπέρμα τοῦ κηπευομένου φυτοῦ, καλουμένου δὲ νῦν ὺπο<text:line-break/>τῶν πολλων κατὰ τὸν πληθυντικὸν ἀριθμὸν διττῶς. ένιοι<text:line-break/>μὲν γὰρ λοβοὺς, ἔνιοι δὲ φασηόλους ὀνομάζουσιν αὐτούς διὰ<text:line-break/>τεττάρων συλλαβῶν τὴν φωνὴν προφερόμενοι, καὶ διὰ τοῦτο<text:line-break/>ποιοῦντες ἕτερον ὄνομα τῶν διὰ τριων συλλαβῶν λεγομένου<text:line-break/>φασήλου. τινὲς δὲ τὸν αὐτὸν εἰναι λέγουσι τὸν φάσηλον<text:line-break/>τῷ λαθύρῳ, τινὲς δὲ εἰδος αὐτοῦ. τούς γε μὴν δολίχους<text:line-break/>τεκμαίροιτο ἄν τις ὀνομάζεσθαι τὰ κηπευόμενα ταῦτα φυτὰ<text:line-break/>κἀξ ὡν Θεόφραστος περὶ αὐτῶν εἶπεν ἐν τῷ ὀγδόῳ περὶ<text:line-break/>φυτῶν ἱστορίας. έχει δὲ ἡ λέξις ὧδε. καὶ τὰ μέν ἐστιν<text:line-break/>ὀρθόκαυλα, καθάπερ πυρὸς καὶ κριθή, καὶ ὅλως τὰ σιτῶ-<text:line-break/>δη καὶ τὰ θερινά · τὰ δὲ πλαγιόκαυλα, οἷον ἐρεβινθος,<text:line-break/>ὄροβος, φακός · τὰ δὲ ἐπιγειόκαυλα, καθάπερ ωχρος, πίσ-.<text:line-break/>σος, λάθυρος. ὁ δὲ δόλιχος, ἐὰν παρακαταπήξη τις ξύλα<text:line-break/>μακρὰ, ἀναβαίνει καὶ γίνεται κάρπιμος, εἰ δὲ μὴ, φαῦλος<text:line-break/>καὶ ἐρημώδης. ἐκ δὲ τοῦ παραπηγνύναι κελεύειν ξύλα μα-<text:line-break/>κρὰ καὶ, μή γενομένου τούτου, φάσκειν, ἐρημώδετς αὐτούς</text:p>
      <text:p text:style-name="P3">ἀποτελεῖσθαι, τεκμήραιο ἄν τις, τὸν λύγον αὐτοῦ περὶ τῶν<text:line-break/>νῦν καλουμένων φασηόλων τε καὶ λοβῶν εἰναι. αὐτὸς δἔ<text:line-break/>λοβοὺς ὀνομάζει τὰ περιέχοντα τὸ σπέρμα τῶν τοιούτων<text:line-break/>ὀσπρίων, ὁποῖόν ἐστι φακὸς καὶ ὄροβος, καὶ πισσὸς, καὶ κύα-<text:line-break/>μος, καὶ θέρμος. ὥσπερ γὰρ τὰ σιτηρὰ σπέρματα περιέχου-<text:line-break/>σιν οἱ ἀστάχυες, οὕτω τὰ νῦν εἰρημένα οἱ λοβοὶ , καὶ τούς;<text:line-break/>γε δολίχους καὶ αὐτοὺς οἱ λοβοὶ περιίσχουσι. καὶ κατὰ τοῦ-<text:line-break/>το οἶμαι τὸν ὅλον καρπὸν ὑπὸ τῶν νυν ἀνθρώπων ὁνο-<text:line-break/>μάζεσθαι λοβούς, ὥσπερ ἀστάχυας ὅλους σιτηροὺς καρπούς.<text:line-break/>ἴσμεν δὲ καὶ ἄλλα πολλὰ τῶν ἐν πολλῇ χρήσει παρὰ τοῖς<text:line-break/>ἀνθρώποις ὄντων ὅλου τοῦ γένους τοὔνομα σφετερισάμενα,<text:line-break/>καθάπερ τὸν κάλαμον, ᾦ γράφομεν, καὶ τὸ μέλαν. ἐν τῷ<text:line-break/>ττερὶ διαίτης Ἱπποκράτει οὕτως γέγραπται. οἱ δὲ πισσοὶ<text:line-break/>φυσῶσι μὲν ἦττον, διαχωροῦσι δὲ μᾶλλον, ωχροι δὲ καὶ δό-<text:line-break/>λιχοι διαχωρητικώτεροι τούτων, ἦσσον δὲ. φυσώδεις, τροφι-<text:line-break/>μώτεροι δῶ παραβάλλων γὰρ ἐν ταύτῃ τῇ ῥήσει τοὺς πισν,<text:line-break/>σοὺς τοῖς κυάμοις, ὑπὲρ ων ὡς φυσώδους ἐδέσματος προειὐ.<text:line-break/>ρήκει, τοὺς δ᾽ [330] ὥχρους καὶ δολίχους ἐφεξῆς γράφων;</text:p>
      <text:p text:style-name="P3">ἐνδείκνυται τῶν ὁμογενῶν τι τοῖς προειρημένοις σπερμάτων<text:line-break/>εἶναι τὸν δολιχον, καὶ μαλιστα τοῖς ῶχροις. ἀλλ᾽ ἐκ τοῦ<text:line-break/>μηδ᾽ ὅλως αὐτὸν μνημονεῦσαι λαθύρων καὶ φασήλων ὑποψία<text:line-break/>τίς ἐστιν, ὡς ἐκείνων τῶν σπερμάτων τι ἐνδεχόμενον εἴη<text:line-break/>κεκλῆσθαι δόλιχον. εἰ δὲ καὶ τοὺς φασήλους τις ἐν τῷ<text:line-break/>γένει τῶν λαθύρων περιλαμβάνει, τῷ γε τούς λαθύρους μὴ<text:line-break/>δύνασθαι λεχθῆναι δολίχους ἐν τῇ προειρημένη ῥήσει, δέα-<text:line-break/>φυγεῖν οὐχ οὶόν τε. καὶ Διοκλης δ᾽ ἐν τῷ ὀσπρίων κατα-,<text:line-break/>λόγῳ κυάμους πρῶτον εἰπών, εἰτα πισσοὺς, ἐφεξῆς γράφει<text:line-break/>κατὰ λέξιν οὕτως. δόλιχοι δὲ τρέφουσι μὲν οὐχ ἥττον τῶν<text:line-break/>πισσῶν, ἄφυσοι δ᾽ εἰσὶν παραπλησίως, πρὸς ἡδονὴν δὲ<text:line-break/>καὶ διαχώρησιν χείρους. ἀλλὰ καὶ οὕτος ἐφεξης ῶχρων μὲν<text:line-break/>καὶ φακῶν, ἐρεβίνθων τε καὶ ὀροβων μνημονεύσας, παρα-<text:line-break/>λιπών δὲ τὸ τῶν λαθύρων ὄνομα, τὴν αὐτὴν ἀμφιβολίαν<text:line-break/>παρέχει. καί τις δύναται λέγειν, ἐν εἰναι γένος ταῦτα<text:line-break/>πάντα, λαθύρους, ῶχρους, φασήλους, ὀνόμασι πλείοσι κεχρη-<text:line-break/>μένα, τάχα μὲν ὡς κίων καὶ στύλος δὲ κατά τινας ἐμφαι-</text:p>
      <text:p text:style-name="P3">νομένας αὐτοῖς διαφοράς. ἀλλὰ τό γε τούς δολίχους οὐχ<text:line-break/>ἦττόν τε τῶν πισσῶν τρέφειν, ἀφύσους τε εἰναι παραπλη-<text:line-break/>σίως ἐκείνοις, ἐνδεικτικόν ἐστι τοῦ κεκληκέναι τὸν Διοκλέα<text:line-break/>τοὺς νῦν ὀνομαζομένους φασηόλους οὕτως. ὁ γάρ τοι λὰθυ-<text:line-break/>ρος οὐκ ἐστιν ἀψυχότερος πισσοῦ, καθάπερ οὐδὲ ὠχρος,<text:line-break/>οὐδὲ φάσηλος, εἴθ' έν γένος ἐστὶν , ὡς ἔφην, εἴτε καὶ<text:line-break/>διαφοραί τινες ἑνὸς γένους ταῦτα. φιλότιμος δὲ καὶ Πρα-<text:line-break/>ξαγορας οὐδενὸς τῶν τοιούτων ἐδεσμάτων ἐμνημόνευσαν,<text:line-break/>ὅτι μή κυάμων τε καὶ πισσῶν μόνων, ὥστε παρά γε τού-<text:line-break/>των οὐδὲν ἔχομεν εὐπορῆσαι περὶ τοῦ τῶν δολίχων ὄνομα-<text:line-break/>τος, ἐα΄ ὅτῳ πράγματι τέτακται. καὶ τοίνυν καλείτω μὲν<text:line-break/>ἕκαστος, ὡς ἃν θέλῃ, τοὺς νυν ὑπὸ τῶν πολλῶν ὁνομαζο-<text:line-break/>μένους φασηολους τε καὶ λοβοὺς, ἴστω δὲ τήν᾽ δύναμιν αὐτῶν<text:line-break/>οὐσαν, οἵαν Διοκλῆς εἰπε περὶ τῶν δολίχων. ἐγγὺς. δὲ τῆς<text:line-break/>γνώμης αὐτῶν καὶ ὁ ὲν τῷ περὶ διαίτης Ἱπποκράτης γρά-<text:line-break/>ψας ἤκει, τοὺς ὥχρους καὶ τούς δολίχους διαχωρητικωτα-<text:line-break/>ρους μὲν εἰναι τῶν πισσῶν λέγων, ἥττον δὲ φυσώδεις καὶ<text:line-break/>τροφίμους εἶναι αὐτούς μαρτυρεῖ. καὶ γὰρ οὕτως ἔχει, πλήν</text:p>
      <text:p text:style-name="P3">ὅτι σὺν τοῖς λοβοῖς ὅλους ἐσθίουσιν ἔτι χλωρούς ὄντας ι<text:line-break/>αὐτοὺς οἱ ἄνθρωποι δύ ἐλαίου καὶ γάρου τοὐπίπαν · ἔνιοι<text:line-break/>δὲ καὶ οἶνον ἐπιβάλλουσιν. εἰς ἀποθεσιν δὲ οὐ χρῶνται,<text:line-break/>καθάπερ τοῖς πισσοῖς · ὑγρότεροι γὰρ ὄντες τὴν φύσιν<text:line-break/>εἰώθασι διαφθείρεσθαι. τῷ βουλομένῳ δ᾽ ἀσφαλῶς ἀπο-<text:line-break/>θέσθαι καὶ τούτους, ὥσπερ ὁ ἐμὸς πατὴρ ἐποίει, ξηραντέον<text:line-break/>ἐστὶν ἀκριβῶς αὐτούς · οὕτως γὰρ ἄσηπτοί τε καὶ ἀδιάφθο-<text:line-break/>ροι μένουσιν ὅλῳ χειμῶνι, τὴν αὐτὴν χρείαν τῷ πισσῶ παρε-<text:line-break/>χώμενοι. τῶν φίλων δέ τις ἐν Ῥωμῃ διατρίβων ελεγεν, ἐν<text:line-break/>Καρίᾳ κατὰ τὴν ἑαυτοῦ πατρίδα καλουμένην Κέραμον<text:line-break/>σπείρεσθαι τοῖς ἄλλοις οσπρίοις ὡσαύτως τοὺς δολίχους ἐν<text:line-break/>ταῖς ἀρούραις, έχοντας τό σχημα προμηκέστερον λαθύρων.</text:p>
      <text:h text:style-name="Heading_20_2" text:outline-level="2">Κεφ. κθ'. </text:h>
      <text:p text:style-name="P27">[Περὶ ὀρόβων.] Οἱ βόες ἐσθίουσι τούς ὀρο-<text:line-break/>βους παρ ἡμὰς τε καὶ ἄλλα πολλὰ τῶν ἐθνῶν ὕδατι προ-<text:line-break/>γλυκανθέντας · οἱ δὲ ἄνθρωποι τελέως ἀπέχονται τοῦ σπέα.,<text:line-break/>ματος τούτου, καὶ γὰρ ἀηδέστατόν ἐστι καὶ κακοχυμον:<text:line-break/>ἐν λιμῷ δέ ποτε μεγάλῳ, καθὰ καὶ Ἱπποκράτης ἔγραψεν,<text:line-break/>ἐξ ἀνάγκης βιαίας ἐπ᾽ αὐτὸ παραγίνονται. προπαρασκευάς</text:p>
      <text:p text:style-name="P3">ζῶντες δ᾽ ἡμεῖς, ὥσπερ τούς θέρ[331]μους , χρώμεθα μετὰ<text:line-break/>μέλιτος τοῖς ὀρόβοις, ὡς φαρμάκοις τῶν κατὰ θώρακα καὶ<text:line-break/>πνεύμονα παχέων ὑγρῶν ἐκκαθαρτικοῖς. ἦττον δ΄ εἰσὶ φαρ-<text:line-break/>μακὡδεις ἐν αὐτοῖς οἱ λευκοὶ τῶν πρὸς τὸ ξανθὸν ἡ ὠχρὸν<text:line-break/>ἀφισταμένων. οἱ δ᾽ ἀφεψηθέντες δὶς ἀπογλυκανθέντες τε<text:line-break/>δύ ὕδατος πολλάκις ἀποτίθενται μὲν τήν ἀηδίαν, ἀποτί-<text:line-break/>.θενται δὲ σύν αὐτή καὶ τὴν ῥυπτικήν τε καὶ τμητικὴν<text:line-break/>δύναμιν, ὥστε ὑπολείπεσθαι τὸ γεῶδες αὐτῶν τῆς οὐσίας,<text:line-break/>ὃ χωρὶς πικρότητος ἐπιφανοῦς ἔδεσμα ξηραντικὸν γίγνεται. ·</text:p>
      <text:h text:style-name="Heading_20_2" text:outline-level="2">Κεφ. λ- </text:h>
      <text:p text:style-name="P27">[Περὶ σησάμου καὶ ἐρυσίμου.] Ἀιπαρόν ἐστι<text:line-break/>τό τῶν σησάμων σπέρμα, διὸ καὶ τάχιστα κείμενον ἐλαιηρόν<text:line-break/>γίνεται. διὰ τοῦτο σύν ἐμπίπλησί τε τοὺς ἐσθίοντας αὐτὸ<text:line-break/>ταχέως, ἀνατρέπει τε τὸν στόμαχον, καὶ βραδέως πέττεται,<text:line-break/>καὶ τροφὴν δίδωσι τῷ σώματι λιπαράν. εὔδηλον οὑν, ὅτι<text:line-break/>τόνον καὶ ῥώμην ἐντιθέναι τοῖς κατὰ τῆν γαστέρα μορίοις<text:line-break/>οὐ δύναται, καθάπερ οὐδὲ ἄλλο τι τῶν λιπαρῶν. ἔστι δὲ<text:line-break/>παχύχυμον, καὶ διὰ τουτο οὐδὲ διεξέρχεται ταχέως. ἐσθίουσι<text:line-break/>δὲ αὐτὸ μόνον μὲν οὐ πάνυ τι, (316) σύν μέλιτι δὲ ἀπέφθῳ,</text:p>
      <text:p text:style-name="P3">τὰς καλουμένας ὑπὸ τῶν πολλῶν σησαμίδας ἀναπλάττοντες.<text:line-break/>ἐπιπάττουσι δὲ καὶ τοῖς ἄρτοις αὐτό. ὥσπερ δὲ κέγχροις<text:line-break/>ἔλυμος, ὅν καὶ μελίνην ἔφαμεν ὀνομάζεσθαι, παραπλή-<text:line-break/>σιον μέν πώς ἐστιν, χεῖρον δὲ πάντη, κατὰ τὸν αὐτὸν τρό-<text:line-break/>πον ἐρύσιμον σησάμῳ κατὰ τὴν νοῦ σώματος οὐσίαν ᾷιισ- ᾽<text:line-break/>γενές πως ὃν, ἀηδέστερόν τ᾽ ἐστὶ βρωθῆναι, καὶ τροφὴν<text:line-break/>η΄ττονα δίδωσι τῷ σώματι, καὶ πάντη χεῖρον ὑπάρχει. θερ-.<text:line-break/>μὰ δέ ἐστι ταῖς κράσεσιν ἄμφω, καὶ διὰ τοῦτο καὶ διψώδη.</text:p>
      <text:h text:style-name="Heading_20_2" text:outline-level="2">Κεφ. λα΄. </text:h>
      <text:p text:style-name="P27">[Περὶ μήκωνος σπέρματος.] Τῆς ἡμέρου μή-<text:line-break/>κωνος σπέρμα χρήσιμόν ἐστιν ἐπιπαττόμενον ἄρτοις, ὡς<text:line-break/>ἥδυσμα, καθάπερ καὶ τὰ σήσαμα. βέλτιον δ᾽ ἐστὶ τό λευ-<text:line-break/>κότερον σπέρμα τοῦ μελαντέρου, δύναμιν δ᾽ ὲχει ψυκτικὴν,<text:line-break/>καὶ διὰ τοῦτο καὶ ὑπνωτικόν ἐστιν · εἰ δὲ καὶ πλεῦν<text:line-break/>ληφθείη, καὶ καταφορικὸν, καὶ δύσπεπτον, ἔτι τε τῶν ἐκ<text:line-break/>θώρακος καὶ πνεύμονος ἀναβηττομένων ἐπισχετικόν. ὠφελεῖ<text:line-break/>μέντοι τούς ἐκ κεφαλῆς καταρροιζομένους λεπτῷ ῥεύματι.<text:line-break/>τροφήν δὲ οὐκ ἀξιόλογον παρεχει τῷ σώματι.</text:p>
      <text:h text:style-name="P19" text:outline-level="2">Κεφ. Λβ΄.</text:h>
      <text:p text:style-name="P27"><text:s/>[Περὶ λίνου σπέρματος, ὃ καὶ συνθέτως<text:line-break/>ὀνομάζουσι λινόσπερμον.] .Χρῶνται μὲν αὐτῷ καὶ φρύγοντες<text:line-break/>ἔνιοι, καθάπερ τοῖς σκευαστοῖς ἁλσὶν, ὡς ὄψῳ μετὰ γάρου,<text:line-break/>χρῶνται δὲ καὶ μέλιτι φυρῶντες. ἐπιπάττουσι δὲ ἔνιοι καὶ<text:line-break/>τοῖς ἄρτοις αὐτὸ, κακοστόμαχόν τε καὶ δύσπεπτον ὑπάρχον,<text:line-break/>καὶ τροφήν ὀλίγην τῷ σώματι παρέχον. εἰς δὲ διαχώρησιν<text:line-break/>γαστρὸς οὔθ ἂν ἐπαινέσαις οὔθ ἂν ψέξαις αὐτό· μετέχει<text:line-break/>γε μὴν βραχύ τι καὶ τῆς οὐρητικῆς δυνάμεως, ὃ μᾶλλον<text:line-break/>γίνεται φανερὸν, ἐπειδὰν φρυγὲν ἐσθίηται · τηνικαῦτα δ᾽<text:line-break/>ἵστησί πως μᾶλλον τὴν γαστέρα. χρῶνται δ᾽ οἱ κατὰ τοὺς<text:line-break/>ἀγρούς ἄνθρωποι πολλάκις αὐτῷ, μετὰ τὸ φρύξαι καὶ λειῶ-.<text:line-break/>σαι μέλι μιγνύντες.</text:p>
      <text:h text:style-name="Heading_20_2" text:outline-level="2">Κεφ. Λγ΄.</text:h>
      <text:p text:style-name="P27"><text:s/>[332] [Περὶ ὁρμίνου.] Καὶ τουτῳ χρῶνται<text:line-break/>φρύγοντες, εἶτα λειοῦντες, ὡς ἄλευρον γενέσθαι, μιγνύουσι<text:line-break/>δ᾽ αὐτῷ καὶ μέλιτος. ὀλίγον δ᾽ ὲχει τώ τρόφιμον ὲν ἑαυτῷ,<text:line-break/>μεταξὺ τὴν φύσιν ὑπάρχον ἐρυσίμου τε καὶ κυμίνου.</text:p>
      <text:h text:style-name="Heading_20_2" text:outline-level="2">Κεφ. λδ - </text:h>
      <text:p text:style-name="P27">[Περὶ καννάβεως σπέρματος.] Οὐχ, ὥσπερ<text:line-break/>αὐτὸ τὸ φυτὸν τῆς καννάβεως ἔοικέ πως τῷ ἄγνῳ, καὶ τὸ</text:p>
      <text:p text:style-name="P3">σπέρμα τῷ σπέρματι παραπλησιον πως ἐστιν τὴν δύναμιν,<text:line-break/>ἀλλ᾽ ἀποκεχώρηκε παμπολυ, δύσπεπτόν τε καὶ κακοστόμαχον<text:line-break/>ὄν, καὶ κεφαλαλγὲς, καὶ κακόγαμον. ὅμως δ᾽ οὐν καὶ τοῦτό<text:line-break/>τινες ἐσθίουσιν φρύττοντες ἄμα τοῖς ἄλλοις τραγήμασιν.<text:line-break/>ὀνομάζω δηλονότι τραγήματα τὰ περὶ τὸ δεῖπνον ἐσθιόμενα<text:line-break/>τῆς ἐπὶ τῷ πίνειν ἡδονῆς ἕνεκα, θερμαίνει δ᾽ ἱκανῶς, καὶ<text:line-break/>διὰ τοῦτο καὶ κεφαλῆς τάττεται βραχεῖ πλεῖον ληφθὲν, ἀτμὸν<text:line-break/>ἀναπέμπον ἐα΄ αὐτὴν θερμόν τε ἄμα καὶ φαρμακώδη.</text:p>
      <text:h text:style-name="Heading_20_2" text:outline-level="2">-Κεφ. λἔ. </text:h>
      <text:p text:style-name="P27">[Περὶ ἄγνου σπέρματος.] Καὶ καθ᾽ αὑτο<text:line-break/>τοῦτο φρυγομενον ἐσθίεται, πεπιστευμένον ἐπέχειν τὰς ἐπ᾽<text:line-break/>ἀφροδισίοις ὁρμὰς γινομένας, τροφὴν δ᾽ ὀλίγην δίδωσι τῷ<text:line-break/>σώματι, ταύτην ξηραίνουσαν μὲν καὶ ψύχουσαν, ἄφυσον<text:line-break/>δ᾽ ἱκανῶς. κατὰ/ πάντ᾽ οὑν ταατα τοῖς ἁγνεύειν ἀφροδι-<text:line-break/>σίων βουλομένοις ἐπιτήδειόν ἐστι· διὸ καὶ τοὔνομα τῳ<text:line-break/>φυτῷ τεθεῖσθαι τοῦτό φασιν, κεφαλῆς δ᾽ οὐχ ὅπτεται,<text:line-break/>καθάπερ ἡ κάνναβις.</text:p>
      <text:h text:style-name="Heading_20_2" text:outline-level="2">Κεφ, λζ΄. </text:h>
      <text:p text:style-name="P27">[Περὶ ἀφάκης καὶ βικίου.] ,Τὸ σχῆμα τῶν<text:line-break/>σπερμάτων τούτων σύ στρογγύλον ἐστὶν, ὥσπερ τὸ τῶν κυά-</text:p>
      <text:p text:style-name="P3">μων, ἀλλ᾽ ὺπόπλατυ μᾶλλον ὁμοίως τοις φακοῖς. ἀποτίθεν-<text:line-break/>ται δὲ οἱ γεωργοὶ καὶ ταῦτα σύν αὐτοῖς τοῖς λοβοῖς ἄμα<text:line-break/>τοῖς φυτοῖς ὅλοις ἕνεκα τῆς τῶν ἀλόγων θρεμμάτων τροφῆς.<text:line-break/>ἐν λιμῷ γε μὴν οἶδα καὶ τούτων ἐνίους φαγόντας, καἴ μά-ι<text:line-break/>λιστα τοῦ ηρος, ἔτι χλωρῶν ὄντων, ὥσπερ ἐρέβινθόν τε καὶ<text:line-break/>κυαμον ἐσθίουσι συνήθως. ἔστι δ᾽ οὐκ ἀηδῆ μόνον, ἀλλὰ<text:line-break/>καὶ δύσπεπτα καὶ σταλτικὰ γαστρός. εὔδηλον οὐν, ὅτι τὰ<text:line-break/>τοιάδε τὴν φύσιν ὄντα τὴν ἀναδιδομένην τροφὴν ἐξ ἑαυτῶν<text:line-break/>οὐθ εὔχυμον ὲχει καὶ παχεῖαν, εἰς αἵματος μελαγχολικοῦ<text:line-break/>γένεσιν ἐπιτήδειον, ὥσπερ καὶ πρόσθεν εἴρηται περὶ τῆς<text:line-break/>φακῆς. ἀλλ᾽ ἐκείνῃ μὲν πολλὰ ἀγαθὰ πάρεστι, τούτοις δὲ<text:line-break/>οὐδὲν τῶν ἐκείνης ἀγαθῶν ὑπάρχει. τῷ γε μὴν ὄνομα τοῦ<text:line-break/>βικίου παγ΄ ημῖν μὲν σύνηθές ἐστι, καὶ μόνως γε οὕτως <text:span text:style-name="T10">ὀ</text:span>νομά-.<text:line-break/>ζ<text:span text:style-name="T10">ε</text:span>ται · παρὰ δὲ τοῖς Ἀττικοῖς ἄρακος ἤ κύαμος ἐκαλεῖτο.</text:p>
      <text:h text:style-name="Heading_20_2" text:outline-level="2">Κεφ. Λζ΄.</text:h>
      <text:p text:style-name="P27"><text:s/>[333] [Περὶ τῶν ἐν ἑκάστῳ γένει σπερμά-<text:line-break/>των ἐμφερομένων, ἑτερογενῶν τε καὶ μικτῶν,] Ἐν μὲν τοῖς<text:line-break/>πυροῖς αὶραι πολλάκις εὑρίσκονται πολλαί · κατὰ δὲ τὰς<text:line-break/>κριθὰς γίγνονται μὲν, ἀλλ᾽ ὀλίγαι, πολὺς δὲ ὁ καλούμενος</text:p>
      <text:p text:style-name="P30">αἰγίλωψ ἐν αὐταῖς, ὅταν δυστυχήσωσι κατὰ τὴν πρώτην<text:line-break/>αὔξησιν ἤ γένεσιν. ὁ δ᾽ ἐμὸς πατὴρ, ἐν παρακμῇ τῆς ἡλί-<text:line-break/>κίας φιλογεωργὸς γενόμενος, ἔσπειρέ ποτε καὶ πυρούς καὶ<text:line-break/>κριθὰς, ἀκριβῶς ἐκλέξας αὐτῶν ἃπαν ὅσον ἑτερογενὲς ἐμέ-<text:line-break/>μίκτο σπέρμα, χάριν τοῦ γνῶναι σαφῶς, εἰ κατὰ μεταβολὴν<text:line-break/>αὐτῶν ἡ γένεσις ταῖς αἴραις τε καὶ τοῖς αἰγίλωψι, ἤ φυσιν<text:line-break/>ἰδίαν ὲχει καὶ ταῦτα τὰ σπέρματα. γεννηθέντων δ᾽ ἄμα<text:line-break/>τοῖς καθαροῖς σπέρμασιν αἰρῶν μὲν πολλῶν κατὰ τυχην ἐν<text:line-break/>τοῖς πυροῖς, ὀλίγων δ᾽ ἐν ταῖς κριθαῖς, ἀλλ᾽ αἰγίλωπος<text:line-break/>δαψιλοῦς, ἐπεχείρει καὶ τῇ τῶν ἄλλων σπερμάτων βασάνῳ<text:line-break/>τὸν αὐτὸν τρόπον. εὐρεν οὐν καὶ τοῖς φακοῖς ἐκ μεταβολῆς<text:line-break/>αὐτῶν γενομένους ἀράκους τε τοὺς σκληρούς τε καὶ στρογ-<text:line-break/>γυλους καὶ πελεκίνους, ἄβρωτα σπέρματα, τὴν δὲ ἀπαρίνην<text:line-break/>οὐ μόνον ἄβρωτον, ἀλλὰ κὰν τῷ φύεσθαι περιπλεκομένην</text:p>
      <text:p text:style-name="P31">τοῖς φυτοῖς τῶν φακων, αγχουσαν τε και πνίγουσαν αυτα<text:line-break/>καἴ κατασπῶσαν, ὥσπερ ἡ ὸροβάγχη τοὺς ὀρόβους. ταῦτα<text:line-break/>μὲν οὑν μοχθηρὰ πάνυ σπέρματα. τό μελάμπυρον δὲ καλοῦ-</text:p>
      <text:p text:style-name="P3">μενον ἐκ μεταβολῆς μὲν καὶ αὐτὸ γεννᾶται τῶν πυρῶν, ἀλλ᾽<text:line-break/>ἀπολείπεται πάμπολυ τῆς ὲν ταῖς αἴραις κακίας. Ι εὗρε δὲ<text:line-break/>καὶ κατὰ ἄλλα σπέρματα τοιαύτας τινὰς μεταβολὰς γιγνο-<text:line-break/>μύνας, ὅθεν ἐκέλευσεν τοὺς χρωμένους αὐτοῖς ἐκλέγειν<text:line-break/>ἄταν τὸ μοχθηρὸν, ὅταν εἰς χρῆσιν ὑγιεινὴν ἄγηται τὰ<text:line-break/>σπέρματα, και μῆ καταφρονοῦν, ωσπερ οι τοις οημοις υπη-<text:line-break/>ρετούμενοι σιτοποιοί. μοχθηρᾶς μέντοι ποτὲ γενομένης ἀγωγῆς<text:line-break/>ἔτους, αἶραι πάμπολλαι κατὰ τοὺς πυροὺς ἐγεννήθησαν, ἃς<text:line-break/>οὐκ ἀκριβῶς οὔτε τῶν γεωργῶν ὲκκαθαράντων τοῖς εἰς ταῦτα<text:line-break/>ἐπιτηδείοις κοσκίνοις, (ὀλίγος γὰρ ὁ σύμπας ἐγεωργεῖτο πυρὸς,)<text:line-break/>οὔτε τῶν σιτοποιῶν διὰ τήν αὐτὴν αἰτίαν, ἐν μὲν τῷ παρα-<text:line-break/>χρῆμα κεφαλαλγεῖς ἐγένοντο πολλοὶ, τοῦ θέρους δ᾽ ἐμβάλλοντος<text:line-break/>ἕλκη κατὰ τὸ δέρμα τῶν φαγόντων οὐκ ὀλίγοις ἤ τι σύμπτωμα<text:line-break/>ἕτερον ἐγεγόνει κακοχυμίας ἐνδεικτικόν. οὐκ οὐν ἀμελεῖν<text:line-break/>προσήκει τοῦ καθαρὰ ποιεῖν τὰ πρὸς ἐδωδὴν παρασκευαὶ-<text:line-break/>μενα σπέρματα, γινώσκοντας, εἰ καὶ τῆς καθ᾽ ἑκάστην ἡμέ-<text:line-break/>ραν βλάβης οὐκ αἰσθανόμεθα διὰ βραχύτητα, το γ᾽ οὐν ἄθροι-<text:line-break/>ζέμενον ἐξ αὐτῆς χρόνῳ πλείονι φανερὸν γενήσεταί ποτε.</text:p>
      <text:h text:style-name="P17" text:outline-level="1">ΓΑΛΗΝΟΥ ΠΕΡΙ ΤΡΟΦΩΝ ΔΥΝΑΜΕΩΣ ΒΙΒΛΙΟΝ Β. </text:h>
      <text:p text:style-name="Standard"/>
      <text:h text:style-name="Heading_20_2" text:outline-level="2">Κεφ. α΄. </text:h>
      <text:p text:style-name="P31">Ἐπειδὴ τρεφόμεθα μὲν ἀπό τε φυτῶν καὶ<text:line-break/>ζώων, ἤρξαντο δὲ ἀπὸ τῶν Δημητρίων ὀνομαζομένων σπερ-<text:line-break/>μάτων οἱ πρὸ ἐμοῦ πάντες ἐν τῷ περὶ τῶν ἐδεσμάτων,;<text:line-break/>διότι χρησιμώτατον ἐν αὐτοῖς ἤν τὸ τῶν ἄρτων ἔδεσμα,<text:line-break/>διὰ τοῦτο κἀγῶ περὶ τε πυρῶν καὶ κριθῶν, καὶ τιφῶν,<text:line-break/>ὀλυρῶν τε καὶ πρὸς τούτοις τῶν ὀνομαζομένων ὀσπρίων καὶ<text:line-break/>χεδρόπων ἐν τῷ πρώτῳ λόγῳ διελθών ἐσκοπούμην. εἰῶ ἐπὶ<text:line-break/>ἄλλας ἐν τῷδε τῷ λόγῳ μεταβῆναι προσέκει τροφὰς.</text:p>
      <text:p text:style-name="P3">ὅσας ἀπὸ φυτῶν ἔχομεν, εἔτα πρός τὰς ἀπὸ τῶν ζώων,<text:line-break/>οσαι χρησιμώτεραι τοῖς ἀνθρώποις εἰσὶν, καὶ γὰρ καὶ τοῦτο<text:line-break/>λόγον ὲχειν ἐδόκει. καί τινες οὐ διὰ πάντων τῶν ὁμογενῶν<text:line-break/>διεξελθόντες, οὐδὲ τὰς ἀπὸ τῶν φυτων ἁπάσας ἐφεξῆς<text:line-break/>τοῖς Δημητρίοις σπέρμασι διδάξαντες, ὑπὲρ ἐκείνων ἀεὶ πρό-<text:line-break/>τερον ἐποιήσαντο τὸν λόγον, ὅσα χρησιμώτερα τοῖς ἀνθρών.<text:line-break/>ποις ἐστί. φαίνεται · γοῦν τά τε χοίρεια κρέα, καὶ τὰ τῶν<text:line-break/>ἐρίφων τε καὶ αἰγῶν, καὶ μόσχων, καὶ βοων, καὶ προβάτων,.<text:line-break/>οὐδὲν δ᾽ ἥττον αὐτῶν ὅσα θηρεύουσιν ἐν τοῖς ὄρεσιν οἴ<text:line-break/>κυνηγέται, πολλὴν. χρείαν τοῖς ἀνθρω[335]ποις παρεχόμενα,.<text:line-break/>καθάπερ γε καὶ τῶν πτηνῶν πολλὰ καὶ τῶν ἐνυδρων. εἰα΄<text:line-break/>ἐννοήσας ἕκαστον γένος ἑνὶ βιβλίῳ περιληφθῆναι ἀδυνατον<text:line-break/>ὃν, οὐ μέγα τὸ διάφορον ὑπέλαβον, τῶν ὑπολειπομένων<text:line-break/>ἐδεσμάτων ἐπὶ τοῖς προειρημένοις ἐν μὲν τῷ δευτέρῳ γράμματι<text:line-break/>τὰς ἀπό τῶν φυτῶν τροφὰς διελθεῖν, ἐν δὲ τῳ τρίτῳ τὰς<text:line-break/>ἀπὸ τῶν ζώων. ἐξέσται γὰρ τῳ βουλομένῳ, προχειριζόμενον<text:line-break/>τὸ βιβλίον , ἐν ᾦ γέγραπται τῶν τροφῶν ἡ δύναμις, αἷς<text:line-break/>μάλιστα χρῆσθαι βούλεται, ποτὲ μὲν ἐπὶ τὸ πρωτον ἔρχε1ν</text:p>
      <text:p text:style-name="P3">σθαι, ποτὲ δὲ ἐπὶ τὸ δεύτερον, ἤ τρίτον. ὅπως οὗν ὁ περὶ<text:line-break/>τῶν φυτῶν λόγος ἃπας ἐν τοῖς δύο πρώτοις ἦ τετελεσμένος,<text:line-break/>ἐπὶ τὰ καταλοιπα τῶν προειρημένων ἀφίξομαι, τὴν ἀρχήν<text:line-break/>τῶν λόγων τήνδε θέμενος. τὰ μὲν ἐν τῷ α΄ λόγῳ σιτία<text:line-break/>σπέρματα φυτῶν ἤν ἃπαντα· νυνὶ δὲ ἀπὸ καρπῶν ἄρξομαι,<text:line-break/>διορίσας πρότερον αὐτῶν τὰ σπέρματα, καὶ μάλιστα ὅτι<text:line-break/>πολλοῖς ἔδοξε διαφέρειν οὐδὲν, ἤ καρπὸν εἰπεῖν, ἤ σπέρμα.<text:line-break/>τὰ μὲν οὑν ἤδη λελεγμένα σπέρματα βραχύ τι καρπῶν δια-<text:line-break/>φέρει, τῶν δὲ νῦν εἰρησομένων οὐκ ὀλίγον ἀφέστηκε. καρ-<text:line-break/>πὸς μὲν γάρ ἐστι συκῆς τὰ σῦκα, ἢ δ᾽ ἐν αὐτῷ κεγχρα-<text:line-break/>μὶς σπέρμα συκῆς, ωσπερ καὶ τῆς ῥαγὸς ὅλης οὔσης ἀμ-<text:line-break/>πέλου καρποῦ, μόνον ἐστὶ τὸ γίγαρτον ἀμπέλου σπέρμα.<text:line-break/>κατὰ τὰ αὐτὰ δὲ ἀπίου ικαὶ μηλέας ὁ μὲν καρπὸς ἄπιόν τε<text:line-break/>καὶ μῆλόν ἐστι, τὸ δὲ σπέρμα τρεῖς ἤ τέτταρες ἐν μέσοις<text:line-break/>αὐτῶν κόκκοι. τί δεῖ λέγειν ἔτι κολοκυνθῶν τε καὶ σικύων,<text:line-break/>ὅσοι τε πέπονες αὐτῶν εἰσι, καὶ ὅσοι μῆ, καὶ ὅσοι μηλο-<text:line-break/>πέπονες, τῶν α΄ ἄλλων ἀπάντων, ὅσα τοιαῦτα; πάμπολυ</text:p>
      <text:p text:style-name="P3">γὰρ ὁ σύμπας καρπὸς τοῦ σπέρματος διαφέρει. κυάμου δὲ<text:line-break/>καὶ θέρμου, ᾽᾽ καὶ δολίχου, καὶ φακῆς, οσα α΄ ἄλλα τῶν<text:line-break/>σπερμάτων ἀμφίεσμα λοβὸν ὲχει, τὸ μὲν ἐξ ἀμφοῖν συγκεί-<text:line-break/>μενον καρπός ἐστιν, ἢ πλείστη δὲ μοῖρα τῆς οὐσίας ὲν τοῖς<text:line-break/>σπέρμασιν. ἐσθίεται δὲ τῶν μὲν ἄλλων σχεδὸν ἀπάντων, ὅσα<text:line-break/>διῆλθον ἐν τῷ ··α΄ λόγῳ, μόνον τὸ σπέρμα, δολίχων δὲ μό-<text:line-break/>νον ο καρπος ολος, εστ αν ωσιν οι καρποι χλωροι ετι ·<text:line-break/>ξηρανθέντων γὰρ ἄχρηστοι τοῖς ἀνθρώποις οἱ περιέχοντες<text:line-break/>τὰ σπέρματα γίγνονται λοβοί. κυάμων δ᾽ ουκ ἔστιν χλωρῶν<text:line-break/>ὁ λοβὸς ἐδώδιμος, ὥσπερ οὐδὲ τῶν ἐρεβίνθων, οὐδὲ τῶν<text:line-break/>ἄλλων, ὅσα καλεῖν εἴωθεν ἔλλοβα ὁ Θεόφραστος. εὶκοτως<text:line-break/>οὐν ἔφην ὀνομάζεσθαι ὑπὸ πολλῶν λοβοὺς, οὕς ἔνιοι φασή-<text:line-break/>λους καλοῦσιν, ἐπειδὴ μόνον αὐτῶν ὁ λοβὸς ἐδώδιμός ἐστιν.<text:line-break/>ἀλλὰ περὶ μὲν της τούτων δυνάμεως εἴρηται πρόσθεν, ὥσπερ<text:line-break/>γε καὶ ὅτι τὸ τῶν δολίχων ὄνομα κατὰ τούτων ἡγοῦμαι<text:line-break/>φέρειν ἐνίους τῶν παλαιῶν. οἱ δε καρποὶ τῶν φυτῶν ἀπό<text:line-break/>τε τῶν δένδρων εἰσὶ καὶ τῶν κηπευομένων λαχάνων, ἐν οἷς<text:line-break/>καταλέγουσιν ἔνιοι τῶν ἰατρῶν τούς τε πέπονας καὶ τοὺς</text:p>
      <text:p text:style-name="P3">μηλοπέπονας, καὶ τὰς κολοκύνθας, ἀφ ὧν καὶ πρῶτον ἄρξο-<text:line-break/>μαι τῆς ἐν τῷδε τῷ γράμματι διδασκαλίας.</text:p>
      <text:h text:style-name="Heading_20_2" text:outline-level="2">Κεφ. Β΄.</text:h>
      <text:p text:style-name="P32"><text:s/>[Περὶ τῶν ὡραίων ὀνομαζομένων καρπῶν.]<text:line-break/>Ὥραν ἔτους ὀνομάζουσιν οἱ Ἕλληνες ἐκεῖνον τὸν καιρὸν,<text:line-break/>ἐν ᾦ μεσοῦντι τήν τοῦ κυνός ἐπιτολὴν γίγνεσθαι συμβαίνει ·<text:line-break/>χρόνος δ᾽ ἐστὶν οὕτος ἡμερῶν τεσσαράκοντα. κατὰ τοῦτον<text:line-break/>οὑν τὸν χρόνον ἄπαντές εἰσὶν οἱ ὡραῖοι καλούμενοι καρποὶ,<text:line-break/>τινὲς μὲν ἤδη παρακμάζοντες, ἔνιοι δὲ ἀρχόμενοι, τινὲς δὲ<text:line-break/>ἀκμάζοντες, ἤ μετὰ τὴν ἀκμὴν, ἢ πρὸ αὐτῆς. ὡραίους δὲ<text:line-break/>αὐτοὺς ὀνομάζουσιν, οὐχ ὅτι μόνον κατὰ τὸν εἰρημένον<text:line-break/>γίγνονται χρόνον, ἀλλ᾽ ὡς, οἶμαι, διορίζειν βουλόμενοι τῶν<text:line-break/>εἰς ἀπόθεσιν ἐπιτηδείων, ἐπεί τοι καὶ πυροὶ καὶ κριθαὶ,<text:line-break/>καὶ πάνθ' ὅσα κατὰ τὸ πρωτον γράμμα διῆλθον, ἐπέτειόν<text:line-break/>τε καὶ θερινὴν ἔχει τὴν γένεσιν, [336] ἀλλ᾽ οὐ διαφθείρε-<text:line-break/>ται παχέως, ὡσπερ αἱ κολοκύνθαι, καὶ τὰ συκάμινα, πέπο-<text:line-break/>νἒξ το καὶ μηλοπέπονες, καὶ περσικὰ, καὶ ἄλλα ὅσα τοιαῦτα.<text:line-break/>καὶ γὰρ εἰ σκέλλοντες αὐτά τινες ἀποτίθενται, φυλάττοντες<text:line-break/>εἰς τὸν χειμῶνα, μεταβάλλει καὶ οὕτως τὴν ἀρχαίαν φύσιν</text:p>
      <text:p text:style-name="P3">ἀπαν πρὸς τὸ ἐναντίον. ἔνιοι γοῦν τῶν κολοκυνθῶν κενουν-<text:line-break/>τες τὸ σπέρμα, κἄπειτα τὴν οἷον σάρκα ξηραίνοντες, ἀπο-<text:line-break/>τίθενται μὲν εἰς τὸν χειμῶνα, χρῶνται δὲ αὐτῷ παντες μὰλ,.<text:line-break/>λον, ἦ τινι τῶν ἐδωδίμων. οὐ μὴν ἐπί γε πυρῶν καὶ κρι-<text:line-break/>θῶν, ὅσα ἔ ἄλλα Δημήτρια σπέρματα, πρὸς τοὐναντίον ἤ<text:line-break/>φύσις ἐν ταῖς ἀποθέσεσιν ἐξίσταται · μένει γὰρ απαντα τοι-<text:line-break/>νῶτα ταῖς οὐσίαις, ὁποῖα κατὰ τὸ θέρος εὐθὺς ἒξ ἀρχῆς ην<text:line-break/>τελειωθέντα. πρόδηλόν τε, ὅτι τὰ μὲν ζηρὰν ἔχοντα τῆν<text:line-break/>πῆξιν τοῦ σώματος, ὥσπερ μόνιμον ὲχει τὴν ἕξιν, οὕτω καὶ<text:line-break/>στερεὰν, καὶ γεώδη, καὶ διὰ τοῦτο τρόφιμον · οσα δ᾽ ὑγρὰ<text:line-break/>ταῖς συστάσεσίν ἐστι, διαφθείρεταί τε καὶ τροφὴν ὀλίγην τ3<text:line-break/>καὶ ῥᾳδίως ἐκκρινομένην ἐκ τοῦ σώματος ὲχει. διὰ δὲ τὴν<text:line-break/>αὐτήν αἰτίαν καὶ κατὰ τὴν γαστέρα διαχωρεῖται τὰ τοιαῦτα<text:line-break/>μᾶλλον τῶν στερεῶν, καὶ μάλισθ οταν ὲχῃ λιτρῶδές τι καὶ<text:line-break/>ῥυπτικὸν, ὥσπερ ἐπιδείξομεν ἔνια ὡραίων ἀξιόλογον ἔχοντα<text:line-break/>τὴν τοιαύτην δύναμιν, ἃ καὶ κακοχυμότερα λέγομεν εἷναι<text:line-break/>τῶν οὐδεμίαν ἐχόντων αἰσθητὴν ποιότητα χυμοῦ, καθάπερ</text:p>
      <text:p text:style-name="P3">οὐδὲ τὸ κάλλιστον ι ὕδωρ ἔχει. πάνθ οὐν τὰ τοιαῦτα, καὶ<text:line-break/>πολὺ μᾶλλον ὅσα, πρίν ἀκριβῶς πεπανθῆναι, προσφερόμεθα,<text:line-break/>φυσώδη μέν ἐστιν, ὑποχωρεῖ δὲ θᾶττον, ὥσπερ καὶ ἀναδί-<text:line-break/>δοται θάττον, ὸσα χυμὸν ἔχει λεπτόν. ἔστι δὲ (320) καὶ<text:line-break/>κακοχύμων ταῦτα πάντα, καὶ μόνος ἂν τις αὐτοῖς εἰς ῶφέ-<text:line-break/>λειαν χρήσαιτο τεταλαιπωρημένος ὁδοιπορίᾳ μακροτέρᾳ καὶ<text:line-break/>πνίγει σφοδρῷ · τηνικαῦτα γὰρ ὀνίνησιν, τέγγοντα μὲν τὸν<text:line-break/>αὐχμὸν τοῦ σώματος, ψύχοντα δὲ μετρίως, ἤν γέ τις αὐτὰ<text:line-break/>ψυχρὰ λαμβάνη. τὸ μὲν οὑν ὑγραίνειν διὰ παντὸς ἔχει , τὸ<text:line-break/>δ᾽ ἐμψύχειν οὐχ ἔξει προσενεχθέντα θερμὰ τοῖς ὥσπερ<text:line-break/>εἴρηται διακειμένοις · οὐ γὰρ εἰς τοσοῦτον ψυχρὰ ταῖς οἰ-<text:line-break/>κείαις κράσεσίν ἐστιν, ὥστε, κᾂν θερμὰ προσενεχθῇ, ψύχειν<text:line-break/>τὴν γαστέρα. δεῖται τοίνυν ἐπικτήτου ψύξεως, ἐναντιουμε-<text:line-break/>νης τῇ θερμότητι τῶν κατὰ γαστέρα τε καὶ τὸ ἡπαρ μορίων,<text:line-break/>οἷς πρώτοις ὁμιλεῖ. τούτων οὐν προεγνωσμένων κοινῇ περὶ<text:line-break/>πάντων τῶν τοιούτων ἐδεσμάτων, ἐπὶ τὰς ἰδίας ἑκάστου<text:line-break/>δυνάμεις ἤδη μεταβησομεν.</text:p>
      <text:h text:style-name="P19" text:outline-level="2">Κεφ. Γ΄.</text:h>
      <text:p text:style-name="P32"><text:s/>[Περὶ κολοκύνθης.] Ἐμή μὲν ἀηδὴς ἐστι,<text:line-break/>καὶ κακοστόμαχος, καὶ ἄπεπτος ἐσχάτώς· ὥστε καὶ εἰ βιά-<text:line-break/>σαιτό τις αὐτήν, ἀπορῶν ἑτέρου σιτίου, προσενέγκασθαι κο-<text:line-break/>λοκύνθην, ὥσπερ ἤδη τις ἐτόλμησεν, βάρους ἐγκειμένου<text:line-break/>ψυχροῦ κατὰ τὴν κοιλίαν αἰσθήσεται, τόν τε στόμαχον ἀνα-.<text:line-break/>τραπήσεται, καὶ πρὸς ἔμετον ὁρμήσει, τὸν μόνον αὐτὸν<text:line-break/>ἐλευθερῶσαι δυνάμενον τῶν κατεχόντων συμπτωμάτων. καὶ<text:line-break/>ταύτην γ΄ οὑν καὶ ἄλλα πολλὰ τῶν ὡραίων ἄπαντες ἄν-<text:line-break/>θρωποι μετὰ τὴν ἕψησιν ἤτοι γ΄ εὐθέως, ἤ τηγανίσαντες.,<text:line-break/>ἢ ὀπτήσαντες, εἰώθασι προσφέρεσθαι. καί σοι οὗτος ἐν τῆ<text:line-break/>μνήμη φυλαττέσθω ὁ λόγος, κοινὸς ἐπὶ πᾶσιν τοῖς δεομένοις<text:line-break/>ἀλλοιώσεως τυχεῖν τῆς διὰ πυρός. ῆ δὲ κολοκύνθη, περὶ ἡς<text:line-break/>ὁ λόγος ἢν, ἑψηθεῖσα σαφῆ ποιότητα χυμῶν οὐδεμίαν ἔχει,<text:line-break/>πλὴν εἴ τις λέγει τινὰ καὶ τοῦτον εἰναι χυμὸν, ὃς οὔτε<text:line-break/>δριμύς, οὔτε ἁλυκός ἐστι χυμὸς, οὕτε στρυφνὸς, οὔτε πικρὸς,<text:line-break/>[337] οὔθ ἄλλο τοιοῦτον σαφῶς ἐμφαίνων οὐδὲν, ὥσπερ<text:line-break/>οὐδὲ τὸ ὕδωρ. ἀλλὰ τά γε τοιαῦτα καλεῖν εἰσιν εἰθισμένοι<text:line-break/>κοινῇ πάντες ἄποια, καὶ ἡμῖν οὕτως καλείσθω σαφοῦς ἕνεκα</text:p>
      <text:p text:style-name="P3">διδασκαλίας. τοιαύτη γ΄ οὑν οὔσα καὶ ἡ κολοκύνθη πολ-<text:line-break/>λούς εἰκότως ἐπιδέχεται τρόπους σκευασίας, ὡς ἂν ἐν τῷ<text:line-break/>μέσῳ καθεστῶσα πασῶν τῶν ὑπερβολῶν, καὶ διὰ τοῦτο<text:line-break/>ὁμοτίμως τε καὶ ἐξ ἴσου πρὸς αὐτὰς ἄγεσθαι δυναμένη.<text:line-break/>τῶν γὰρ ἐχόντων ἤντιναοῦν ὑπερβολὴν σύμφυτον οὐδὲν εἰς<text:line-break/>τήν ἐναντίαν αὐτῇ ῥᾳδίως ἄγεται κατασκευασίαν. αὕτη μὲν<text:line-break/>οὑν ὅσον ἐῷ ἑαυτῇ τροφὴν τῷ σώματι δίδωσιν ὑγρὰν καὶ<text:line-break/>ψυχρὰν, καὶ διὰ τοῦτο καὶ βραχεῖαν, ὡς ὀλίγον ἔμπροσθεν<text:line-break/>εἴρηται περὶ πάντων, ὅσα τοὺς χυμοὺς ὑδατώδεις τε καὶ<text:line-break/>λεπτοὺς ὲχει. ῥᾳδίως δὲ ὑπέρχεται κατὰ τὴν γαστέρα τῷ<text:line-break/>τῖ᾽ ὀλισθηρῷ της οὐσίας καὶ τῷ κοινῷ λόγῳ πάντων τῶν<text:line-break/>ὑγρῶν σιτίων, ὅσα δηλονότι χωρὶς στύψεώς ἐστι τοιαῦτα.<text:line-break/>πέττεται δὲ οὐ κακῶς, ὅταν γε μὴ φθάσῃ διαφθαρῆναι.<text:line-break/>πάσχει δὲ τοῦτο διά τε μοχθηρὰν σκευασίαν, κἀπειδὰν ὲν<text:line-break/>τῆ γαστρὶ μοχθηρὸς ἡθροισμένως ῃ χυμὸς, ἔτθ' ὅτε δὲ καὶ<text:line-break/>διὰ τὸ βραδυναι κατ᾽ αὐτὴν, ὅπερ κὰν τοῖς ἄλλοις ὡραίοις<text:line-break/>ἐδέσμασιν ἃπασιν, ὅσα ταῖς κράσεσιν ὑγρὰ, συμβαίνειν φιλεῖ ·<text:line-break/>διαφθείρεται γὰρ ὲν τῇ γαστρὶ μή φθάσαντα ταχέως ὑπελ-</text:p>
      <text:p text:style-name="P3">θεῖν.. ὡσπερ ουν, οσον ἐφ ἑαυτῇ, τον εἰς τροφὴν ἀναδιδῶ-<text:line-break/>μενον ὅλῳ τῷ σώματι χυμὸν ἄποιον ἔχει πρὸς αἴσθησιν ἤ<text:line-break/>κολοκύνθη, κατὰ τὸν αὐτὸν τροπονἶ ἐπειδὰν μιχθῇ τινὶ<text:line-break/>τῶν ἰσχυρὰν ἐχόντων δύναμιν, ὁμοιοῦται ῥᾳδίως αὑτῷ, μετὰ<text:line-break/>νάπυος μὲν εἰ ληφθείη, δριμέα ἐργαζομένη τὸν ἐξ ἀμφοῖν<text:line-break/>ἀναδιδόμενον χυμὸν ἃμα σαφεῖ θερμότητι, κατὰ δὲ τὸν αὐτόν<text:line-break/>λόγον, εἰ καὶ μετά τινος ἁλυκοῦ προσενεχθείη, καθάπερ ἐν<text:line-break/>λοπάδι μετὰ ταρίχου αὐτὴν ἔνιοι σκευάζουσιν, ἁλυκόν ἐν τῷ<text:line-break/>σώματι γεννήσει χυμόν. ἤδιστον δ᾽ ἐστὶν ἔδεσμα τὸ οὕτω<text:line-break/>σκευασθὲν, εἰ τὸ ταριχον εἴη τῶν Ποντικῶν ἐκείνων, ἃ<text:line-break/>καλοῦσι μῆλα. ἀμα δὲ μήλοις κυδωνίοις ἑψηθεῖσα καῖ<text:line-break/>προσηκόντως ἀρτυθεῖσα τὸν αὐστηρὸν ἔξει χυμὸν ἐπικρα-<text:line-break/>τοῦντα κατὰ τὴν ἀνάδοσιν. ἡ δ᾽ ὀπτηθεῖσα καὶ τηγανι,..<text:line-break/>σθεῖσα τῆς μὲν οἰκείας ὑγρότητος ἀποτίθεται πάμπολυ,<text:line-break/>τὸ δ᾽ ὑπόλοιπον αὐτῆς οὐδεμίαν ἰσχυρὰν ἐπικτᾶται δύναμιν,<text:line-break/>ὥσπερ οὐδ᾽ ὅταν ἐν ἁπλῳ ζωμῷ σκευασθῇ. χαίρει δ᾽ εἰκῶ.<text:line-break/>τως ὀριγάνῳ διὰ τὴν ὑδατώδη ποιοτητα σύμφυτον ὑπάρχου-</text:p>
      <text:p text:style-name="P3">σαν αὐτῇ· πάντα γὰρ ὅσα τοιαῦτα δριμέσιν ἤ ὀξέσιν, ἢ<text:line-break/>αὐστηροῖς, ἤ ἁλυκοῖς ἀναμίγνυσθαι δεῖται χυμοῖς, εἰ μέλλει<text:line-break/>μήτ ἀηδῶς ληφθήσεσθαι, μήτε ναυτιώδεις ἐργάζεσθαι τοὺς<text:line-break/>λαμβάνοντας.</text:p>
      <text:h text:style-name="Heading_20_2" text:outline-level="2">Κεφ. δῆ </text:h>
      <text:p text:style-name="P32">[Περὶ πεπόνων.] <text:span text:style-name="T10">Ἡ</text:span> μὲν ὅλη φύσις αὐτῶν<text:line-break/>ἐστι ψυχροτέρα σὺν ὑγρότητι δαψιλεῖ· ῥυπτικὸν δὲ ἔχουσί<text:line-break/>τι, διὸ καὶ κινοῦσιν οὐρα, καὶ διεξέρχεται κάτω τῶν τε κο-<text:line-break/>λοκυνθῶν καὶ μηλοπεπόνων μᾶλλον. ὅτι δὲ ῥύπτουσιν,<text:line-break/>ἔνεστί σοι μαθεῖν ἀνατρίψαντι ῥυπαρὸν χρωτα. διὸ κἂν<text:line-break/>ἔφηλίν τις σχῇ, κἂν φακούς ἐν τῷ προσώπῳ, κἂν ἀλφοὺς<text:line-break/>ἐπιπολῆς, ἀπορρύπτουσι καὶ τούτους. τῆς δ᾽ οἷον σαρκός<text:line-break/>αὐτῶν τό σπέρμα ῥύπτει μᾶλλον, ὥστε καὶ πρὸς τοὺς λι-<text:line-break/>θλῶντας ὰρμοττειν νεφρούς, μοχθηρὸν δ᾽ ἐργάζεται χυμὸν<text:line-break/>ἐν τῷ σώματι, καὶ μᾶλλον ὅταν μὴ καλῶς πεφθῇ. τηνικαῦ-<text:line-break/>τα δὲ καὶ χολερικοὺς ἀποτελεῖν εἴωθεν. καὶ γὰρ καὶ πρὶν<text:line-break/>διαφθαρῆναι, [336] πρὸς ἔμετον ἐπιτήδειός ἐστι, καὶ πλέον<text:line-break/>γε βρωθεὶς, ἐὰν μή τις αὐτῷ τι τῶν εὐχύμων ἐπιφάγῃ</text:p>
      <text:p text:style-name="P3">ἐδεσμάτων, κινήσει πάντως ἔμετον. πρόδηλον δ᾽ ὅτι κἀπὶ<text:line-break/>τούτου τοῦ καρποῦ τὴν προσηγορίαν οἱ ἄνθρωποι πεποίην-<text:line-break/>ται, καθάπερ ἐπὶ τοῦ γραφικοῦ μέλανος, ἢ γάρ τοι πέπων<text:line-break/>φωνὴ τὸ οἷον πέπανον ἐνδείκνυται, τουτέστι τό πεπεμμένον,<text:line-break/>οπερ ὑπαρχει καὶ τοῖς ἄλλοις, ὐσα πεπαίνεται. καὶ γὰρ ὁ<text:line-break/>βότρυς δύναται λέγεσθαι πέπων, ὅταν ἀκριβως γένηται πε-<text:line-break/>πειρος, ὥσπερ γε καὶ ὁ μηδέπω τοιοῦτος οὐ πέπων ἂν<text:line-break/>ὀνομάζοιτο , ὠμός τε καὶ ἄωρος ὧν , αἷ τε ὀπῶραι πᾶσαι<text:line-break/>κατὰ τὸν αὐτόν λόγον, οῖ τε ἄπιοι καὶ κολοκύνθαι καλοῦν-<text:line-break/>ται συνήθως πέπειροι, καθάπερ ὁ μηλοπέπων ἐν ἑαυτῷ<text:line-break/>περιλαβὼν τὸν πέπονα ἔχειν ὅθεν ἔνιοι τῶν ἰατρῶν οὐδὲ<text:line-break/>ἀπλῶς ἢξίωσαν ὀνομάζειν τοὺς πέπονας, ἀλλ᾽ ὅλον τοῦτό<text:line-break/>φασιν χρῆναι λέγεσθαι σικυοπέπων. ἡμεῖς δ ἐν τῷ παρόντι<text:line-break/>λόγῳ τῶν τοιούτων οὐ φροντίζομεν, ὡς ἂν οὐδὲν εἰς ἰατρικὰ<text:line-break/>κἤν συντελούντων. ἄμεινον γὰρ μακρῷ τὸ σαφῶς ἑρμηνεύειν<text:line-break/>ἐστὶ τοῦ μετὰ περιεργίας τοιαύτης ἀσαφῆ τὴν διδασκαλίαν</text:p>
      <text:p text:style-name="P3">ἐργάζεσθαι · σαφηνείας δὲ μάλιστα τυχεῖν ἔστι τὰ συνη-<text:line-break/>θέστατα τοῖς πολλοῖς ὀνόματα ἐκλέγοντα μετὰ τοῦ φυλάτ-<text:line-break/>τειν αὐτοῖς τὰ σημαινόμενα.</text:p>
      <text:h text:style-name="Heading_20_2" text:outline-level="2">Κεφ. ε΄. </text:h>
      <text:p text:style-name="P32">[Περὶ μηλοπεπόνων,] Οἱ μηλοπέπονες ἦττόν<text:line-break/>τε τῶν πεπόνων εἰσὶν ὑγροὶ, καὶ ηττον κακόχυμοι, καὶ ἥττον<text:line-break/>οὐρητικοὶ, καὶ ᾖττον ὑπέρχονται κάτω. τὸ δ᾽ εἰς ἔμετον<text:line-break/>ἐξορμᾳν ὁμοίως τοῖς πέποσιν οὐκ ἔχουσιν, ὧσπερ οὐδὲ τὸ<text:line-break/>διαφθείρεσθαι ταχέως ἐν τῇ (321) κοιλίᾳ παραπλησίως τοῖς<text:line-break/>πέποσιν, ὅταν ὲν αὐτῇ ἦ τις χυμὸς ἢθροισμένος μοχθηρὸς,<text:line-break/>ἢ καί τις ἄλλη διαφθορᾶς αἰτία καταλάβῃ. πολὺ δὲ ἀπο-<text:line-break/>λειπόμενοι τῶν εὐστομάχων ὀπωρῶν οὐκ ἔχουσι τό τῶν<text:line-break/>πεπόνων κακοστόμαχον · οὐδὲ γὰρ οὐδ᾽ εἰς ἔμετον ὁρμῶσιν<text:line-break/>ὡσαυτως ἐκείνοις. τῶν δὲ πεπόνων οὐκ ἐσθίοντες οἱ ἄν..,<text:line-break/>θρωποι τὸ τῆς σαρκὸς ἔνδον, ἐν ᾦ τὸ σπέρμα, τὸ τῶν μη-<text:line-break/>λοπεπόνων ἐσθίουσι, καὶ τοῦτ αὐτοῖς συντελεῖ πρὸς δία-<text:line-break/>χωρησιν. οἷ δὲ τὴν οἷον σάρκα μόνον ἐσθίοντες αὐτῶν<text:line-break/>ἦττον τῶν πεπόνων διαχωροῦσιν αὐτήν.</text:p>
      <text:h text:style-name="P19" text:outline-level="2">Κεφ. Α΄.</text:h>
      <text:p text:style-name="P32"><text:s/>[Περὶ σικύων.] Οὐρητικὸν μὲν ἔχουσίν τι καὶ<text:line-break/>αὐτοὶ, καθάπερ οἱ πέπονες, ἀλλ᾽ ἦττον ἐκείνων, τῳ καὶ τήν<text:line-break/>οὐσίαν αὐτῶν ἦττον ὑγρὰν εἰναι. διὰ τοῦτο οὐδὲ διαφθεί-<text:line-break/>ρονται ῥᾳδίως ἐν τῆ γαστρὶ παραπλησίως τοῖς πέποσι.<text:line-break/>πέττουσι δ᾽ αὐτοὺς ἔνιοι, καθάπερ καὶ ἄλλα πολλὰ τῷν</text:p>
      <text:p text:style-name="Normal">ἤν ἔν τε τοῖς περὶ κρασεων ὑπομνήμασι καὶ μάλιστ ἔτι<text:line-break/>κατὰ τὴν περὶ τῶν φαρμάκων, δεικνύντες ὅλαις τῶν οὐσιῶν<text:line-break/>ταῖς ἰδιότησιν οἰκείας εἷναι τροφὰς ἑκάστῳ γένει τῶν ζώων,<text:line-break/>ὄνοις .μὲν καὶ Ἱπποις ἄχυρον, καὶ χόρτον, καὶ κριθὰς, ὅσα<text:line-break/>α΄ ἄλλα τοιαῦτα, λεῶντι δὲ σάρκας ζώων ὠμὰς, ἀνθρώπῳ<text:line-break/>δ᾽ ἑφθάς τε ταύτας πάσας, καὶ ἄρτους ἐκ τῶν σιτηρῶν<text:line-break/>σπερμάτων κατειργασμένους, ὥσπερ εἴρηται. καὶ μὴν καὶ<text:line-break/>τὸν ἑλλέβορον οἱ ὄρτυγες, ὥσπερ καὶ οἱ ψᾶρες τὸ κώνειον,<text:line-break/>ἐσθίοντες [339] οὐδὲν βλαπτονται, καθάπερ οὐδὲ τοὺς<text:line-break/>ὀρόβους οἱ βοες. τὰς μὲν οὐν εὐπέπτους καὶ δυσπέπτους.<text:line-break/>ἑκάστῳ τροφὰς ἤτοι κατὰ τήν ἰδιότητα τῆς οὐσίας, ἢ</text:p>
      <text:p text:style-name="P3">κατά τι σύμπτωμα τῇ πείρᾳ κριτέον. ὁποῖον δέ τι λέγω τῶ<text:line-break/>κατά τι σύμπτωμα, διὰ τοῦ πρώτου βιβλίου δεδήλωται.<text:line-break/>τοῖς γὰρ ἤτοι χολώδη χυμὸν ἔχουσιν, ἢ ὅλως περίττωμα<text:line-break/>μοχθηρὸν ὁτιοῦν ἀθροίζουσι πολλάκις ἐν τῆ γαστρὶ δια-<text:line-break/>φθείρεται ταχέως, ὅσα τήν φύσιν εὔπεπτον ὲχει, καθάπερ<text:line-break/>ἐνίοις τῶν ἀνθρώπων, ὅσοι τὸ σύμφυτον θερμὸν οὔθ᾽<text:line-break/>ὑγρὸν, οὔθ εὔκρατον, ἀλλ᾽ αὐχμῶδές τε καὶ πυρῶδες ἔχουσι,<text:line-break/>καὶ γὰρ καὶ τούτοις διαφθείρεται ῥᾳδίως ἀλλοιούμενα τὰ<text:line-break/>μάλιστα ἐπὶ τῶν ἄλλων εὔπεπτα, καὶ γίγνεται τούτοις ἡ<text:line-break/>ἐρυγὴ κνισσώδης τοὐπίπαν. ἀλλ᾽ ἐκείνου μέμνησο διὰ παν-<text:line-break/>τὸς, ὡς, κἂν πέττῃ τις ὁτιοῦν τῶν δυσπέπτων τοῖς πολλοῖς,<text:line-break/>ο γε ἐξ αὐτοῦ χυμὸς ἀναδιδόμενος εἰς τὸ σῶμα τὴν αὐτήν<text:line-break/>ἔχει φύσιν. οὐ γὰρ οἷόν τε τὸν ἐκ τοῦ πέπονος χυμὸν<text:line-break/>παχὺν καὶ γεώδη γενέσθαι, κἂν κάλλιστα πεφθῇ, καθάπερ<text:line-break/>οὐδὲ τὸν ἐκ τῆς φακῆς ἤ τῶν βοείων κρεῶν ὑδατώδη τε<text:line-break/>καὶ ὑγρὸν, ὅν περ καὶ λεπτὸν τῆ συστάσει καλοῦσιν. ἐν<text:line-break/>τούτῳ δ᾽ ἐστὶν μάλιστα τὸ χρήσιμον εἰς ὑγείας τε φυλακήν</text:p>
      <text:p text:style-name="P3">καὶ νόσων τήρησιν, ὡς ἑτέρωθί τε δέδεικται καὶ νῦν εἰρή-.<text:line-break/>σεται πάλιν ὲν κεφαλαίοις βραχέσι, προιόντος τοῦ λόγου.<text:line-break/>τοῖς οὐν τούς σικύους καλῶς πέττουσι, ὅταν αὐτῷ τούτῳ<text:line-break/>θαρσήσαντες ἄδην αὐτῶν ἐμφορήσωνται, χρόνῳ πολλῷ ψυ-.<text:line-break/>χρόν καὶ μετρίως παχὺν αθροίζεσθαι συμβαίνει κατὰ τὰς<text:line-break/>φλέβας χυμὸν, οὐκ εὐπετῶς ἔτι δέξασθαι δυνάμενον τήν εἰς<text:line-break/>αἷμα χρηστὸν ἀλλοίωσιν ἐν τῇ κατὰ τὰς ψλεβας πέψει. πάν-<text:line-break/>των δὴ διὰ τοῦτο ἀπέχεσθαι συμβουλευω τῶν κακοχύμων<text:line-break/>ἐδεσμάτων, κὰν εὔπεπτά τισιν ῇ. λανθάνει γὰρ ἐν χρόνῳ<text:line-break/>πλείονι μοχθηρὸς ὲν ταῖς φλεψὶ χυμὸς ἐξ αὐτῶν ἄθροι ζό-<text:line-break/>μενος, ὅς, ἐπειδὰν ἀφορμῆς ὀλίγης εἰς σῆψιν ἐπιλάβηται,<text:line-break/>πυρετοὺς κακοήθεις ἐργαζεται.</text:p>
      <text:h text:style-name="Heading_20_2" text:outline-level="2">Κεφ. ζ΄. </text:h>
      <text:p text:style-name="P32">[Περὶ τῶν ἀπὸ δένδρων καρπῶν.] Ἄπιοι<text:line-break/>δηλονότι, καὶ μῆλα, καὶ σῦκα, καὶ περσικά τε καὶ ῥοιαὶ,<text:line-break/>καὶ πάνθ᾽ ὅσα τοιαῦτα, καρποὶ δένδρων ὄντα, χρήσιμα τοῖς<text:line-break/>ἀνθρώποις εἰς ἐδωδήν ἐστιν, οντων καὶ αλλων καρπῶν, οὕς<text:line-break/>οὐκ ἐσθίουσιν ἄνθρωποι, περὶ ὧν οὐ πρόκειται λέγειν ἐν</text:p>
      <text:p text:style-name="P3">τῷ παρόντι. καθόλου δὴ σε περὶ τῶν ἐδωδίμων ἀνθρώποις<text:line-break/>καρπῶν ἐπίστασθαι χρή λόγῳ κοινῷ, τούς μὲν ὑγρούς καὶ<text:line-break/>λεπτὴν καὶ ὑγρὰν ἐργάζεσθαι τὴν ἐξ αὐτῶν διδομένην τῷ<text:line-break/>σώματι τροφὴν, ᾦ πάντως ἕπεται, πόριμόν τε καὶ διεξερχο-<text:line-break/>μένην ἃπαν τὸ σῶμα ταχέως, ἐκκενουμένην τε καὶ δέ οὔρων<text:line-break/>καὶ κατὰ τὸ δέρμα τὴν τοιαυτην εἷναι. καλὰ τοῦθ οὐν<text:line-break/>ὀλιγότροφα πάντα πὰ τοιαύτα ἐδέσματα λέγεται προσηκόντως<text:line-break/>ὑπὸ τῶν ἰατρῶν. ἔμπαλιν δὲ τῶν στερεῶν ταῖς συστάσεσι<text:line-break/>καρπῶν ἤ α΄ εἷς τὸ σῶμα πρόσθεσις ἐν τροφῆς χρείᾳ πλείων<text:line-break/>ἐστὶν, α΄ί τε διέξοδοι βραδύτεραι, καὶ μάλισθ᾽ ὅταν ἔχωσιν<text:line-break/>χυμὸν ἐν ἑαυτοῖς ἤ παχύν, ἢ γλίσχρον, ἤ στυπτικόν.</text:p>
      <text:h text:style-name="Heading_20_2" text:outline-level="2">. Κεφ. Η΄.</text:h>
      <text:p text:style-name="P32"><text:s/>[340] [Περὶ σύκων.] Τό μὲν κοινὸν οὐ μό-<text:line-break/>νον ὀπώραις ἁπασαις, ἄλλα καὶ τοῖς ὡραίοις. ὀνομαζομένοις<text:line-break/>καρποῖς, ἔχει καὶ τὰ σῦκα, φυγεῖν οὐ δυνηθέντα τὴν κακο-.<text:line-break/>χυμίαν οὐδ᾽ αὐτὰ, καίτοι τῶν ἄλλων ἁπάντων ὡραίων ἥττον<text:line-break/>αὐτῆς μετέχοντα. πρόσεστι δ᾽ αὐτοῖς ἀγαθὰ τό τε κατὰ<text:line-break/>γαστέρα πορίμοις εἷναι καὶ τὸ διεξέρχεσθαι ῥᾳδίως ὅλον τὰ</text:p>
      <text:p text:style-name="P3">σῶμα. καὶ γάρ τοι καὶ ῥυπτικὸν ἀξιόλογον ἔχετ, καθ᾽ ὃ καὶ<text:line-break/>ψαμμώδη πολλὰ τοῖς νεφριτικοῖς ἐπὶ ταῖς ἐδωδαῖς αὐτῶν<text:line-break/>ἐκκρίνεται. τροφὴν δὲ ἁπασῶν τῶν ὀπωρῶν ὀλίγην τῷ<text:line-break/>σώματι διδουσῶν, ἦττον ἁπασῶν τοῦτο τὰ σῦκα πέπονθεν,<text:line-break/>οὐ μὴν ἐσφιγμένην γε καὶ ἰσχυρὰν ἐργάζεται τὴν σάρκα,<text:line-break/>καθάπερ ἄρτος τε καὶ κρέας χοίρειον, ἀλλ᾽ ὑπόσομφον,<text:line-break/>ὥσπερ κύαμος. ἐμπίπλησί γε μὴν φύσης καὶ ταῦτα τὴν<text:line-break/>γαστέρα, καὶ ἦν ἂν ἱκανῶς ταύτῃ λυπηρὰ, μὴ προσλαβόντα<text:line-break/>τὸ διαχωρεῖσθαι ταχέως, ἐπικτησάμενα δὲ τοῦτο τῷ τάχει<text:line-break/>τῆς διεξόδου τὴν φύσαν ὀλιγοχρόνιον ἐργάζονται, καὶ κατὰ<text:line-break/>τοῦτο τῆς ἄλλης ὀπώρας ἦττον εἴωθεν βλάπτειν. οὐ σμικρὰ<text:line-break/>δὲ ὑπεροχή τῶν πεπείρων ἐστὶ πρὸς τὰ μὴ τοιαῦτα, καὶ<text:line-break/>κατὰ τούς ἄλλους μὲν ἀπαντας ἐμφαινομένη καρποὺς, οὐ<text:line-break/>μὴν τοσοῦτόν γε διαφέρουσι. τὸ γάρ τοι πέπειρον ἀκριβῶς<text:line-break/>σῦκον ἐγγύς τοῦ μηδ᾽ ὅλως βλάπτειν ἤκει , παραπλήσιον ἤδη<text:line-break/>ταῖς ἰσχάσιν, πολλὰ μὲν ἐχούσαις τὰ χρήσιμα, μοχθηρὸν θ'<text:line-break/>ἐστὶ τοῖς πλεονάζουσιν ἐν αὐτοῖς. σύ πάνυ γὰρ αἷμα γεν-</text:p>
      <text:p text:style-name="P3">νῶσι χρηστὸν, ὅθεν αὐταῖς καὶ τὸ τῶν φθειρῶν πλῆθος<text:line-break/>ἐἄεται. δυναμιν δ᾽ ἔχει λεπτυντικήν τε καὶ τμητικὴν, δι<text:line-break/>ἤν καὶ τὴν γαστέρα πρὸς ἔκκρισιν ἐξορμῶσιν, καὶ νεφροὺς<text:line-break/>ἐκκαθαίρουσιν. ηπατι δὲ καὶ σπληνὶ φλεγμαίνουσι μέν εἰσι<text:line-break/>βλαβεραὶ, καθάπερ καὶ τὰ σῦκα, τῷ κοινῷ λόγῳ τῶν γλυ-ν<text:line-break/>κέων ἁπάντων ἐδεσμάτων καὶ πομάτων, οὐ κατ ἰδίαν τινὰ<text:line-break/>δύναμιν ἐξαίρετον ἐμπεφραγμένοις δὲ καὶ σκιρουμένοις<text:line-break/>αὑται μὲν καθ᾽ ἑαυτὰς οὐδὲν οὔθ εἰς ὄφελος , οὔθ εἰς<text:line-break/>βλάβην ἐργάζονται, μεμιγμέναι δὲ τοῖς τέμνουσι καὶ λεπτύ-<text:line-break/>νουσι καὶ ῥύπτουσι φαρμάκοις οὐ σμικρὸν ὄφελός ἐστιν.<text:line-break/>καὶ διὰ τουτο ταύτας διδόασι μετὰ θύμων, ἤ πεπέρεως, ἡ<text:line-break/>ζιγγιβέρεως, ἤ γλήχωνος, ἢ θύμβρας, ἢ καλαμίνθης, ἤ<text:line-break/>ὀριγάνου, ἤ (322) ὑσσώπου, πρὸ πολλοῦ γε τῆς τροφῆς,<text:line-break/>ἔνιοι τῶν ἰατρῶν ἐπὶ τῶν εἰρημένων ἐν ηπατι καὶ σπληνὶ<text:line-break/>διαθέσεων. ὡσαύτως δὲ κἂν μετά τινος τῶν ἄλλων, ὅσα<text:line-break/>δριμεῖαν ἤ ὅλως λεπτυντικὴν τε καὶ τμητικὴν ἔχει δύναμιν;<text:line-break/>ἡ προσφορὰ γίνηται τῶν ἰσχάδων, ὠφέλιμός ἐστιν σύ μόνον</text:p>
      <text:p text:style-name="P3">τοῖς οὕτω πάσχουσιν, ἀλλὰ καὶ τοῖς ὑγιαίνουσιν· ἀνεῳγ-<text:line-break/>μένας γὰρ εἶναι τὰς καθ᾽ ἤπαρ διεξόδους τῆς τροφῆς ου<text:line-break/>τοῖς κάμνουσι μόνοις, ἀλλὰ καὶ τοῖς ὑγιαίνουσιν ἀσφαλέστατ<text:line-break/>τον. οὕτως οὑν καὶ τὰ σῦκα μετά τε τῶν λεπτυνόντων ἁλῶν<text:line-break/>σκευάζοντες καὶ ὄξους καὶ γάρου προσφέρονται πολλοὶ,<text:line-break/>τῇ πείρᾳ τὸ χρήσιμον εὑρηκότες. εἰκὸς δὲ καὶ τῶν ἰατρῶν<text:line-break/>τινος ὑποτιθεμένου, προσάγειν οὕτως ἐνίους αὐτῶν, καὶ εἰς<text:line-break/>πολλούς ἐκταθῆναι τὴν γνῶσιν. ὅσοι δὲ μετά τινος τῶν<text:line-break/>παχυνόντων ἐδεσμάτων ἐσθίουσι τὰ σῦκα καὶ τὰς ἰσχάδας,<text:line-break/>οὑ σμικρὰ βλάπτονται.</text:p>
      <text:h text:style-name="Heading_20_2" text:outline-level="2">Κεφ. Θ΄.</text:h>
      <text:p text:style-name="P32"><text:s/>[341] [Περὶ σταφυλῶν.] Σῦκα καὶ σταφυλαὶ<text:line-break/>τῆς ὀπώρας ὥσπερ κεφάλαιόν εἰσι, καὶ τρέφουσι μᾶλλον<text:line-break/>ἀπάντων τῶν ὡραίων ταῦτα, καἴ ἤκιστα κακόχυμα, καὶ μά-<text:line-break/>λισθ᾽ ὅταν ἀκριβως ᾖ πέπειρα. τοῦ μὲν οὐν τρέφειν αὐτὰ<text:line-break/>μέγιστον σημεῖον οἱ φυλαττοντες τὸν καρπὸν τῶν ἀμπέλων,<text:line-break/>ἐσθίοντες μὲν ἐν δύο μησὶν οἷς φυλάττουσιν μόνα διαπαν-<text:line-break/>τὸς τὰ σῦκα μετὰ τῶν σταφυλῶν, ἤ που καὶ βραχύ τι</text:p>
      <text:p text:style-name="P3">παρεντιθέντες ἄρτου, πιαινόμενοι δὲ ἱκανῶς. οὐ μὴν ἰσχυρά<text:line-break/>γε καὶ πυκνὴ ἢ σάρξ ἐστιν ἡ ἐξ αὐτῶν γινομένη, καθάπερ<text:line-break/>ἡ ἐκ τῶν κρεῶν, ἀλλα καὶ χαύνη καἴ πλαδαρὰ., διὸ καὶ<text:line-break/>ταχέως προστέλλεται, παυσαμένης τῆς ἐδωδῆς. ἦττον δὲ τῶν<text:line-break/>σύκων αἱ σταφυλαὶ τρέφουσιν, καὶ μέγιστον ἀγαθόν αὐταῖς<text:line-break/>ὑπάρχει τό ταχέως ὑπέρχεσθαι. διό κἂν ἐπισχεθῶσί ποτε,<text:line-break/>βλάπτουσιν ἱκανῶς, οὐκ ἐχόντων τοὐτο τῶν πεπείρων σύκων.<text:line-break/>εἰ γὰρ καὶ μὴ διαχωροῦσιν ἀξιολόγως, πεφθείη δ᾽ ἐν τῇ<text:line-break/>γαστρὶ καλῶς, ἀβλαβῆ δίδωσι τροφὴν τῷ σώματι. ταῖς<text:line-break/>σταφυλαῖς δὲ οὐδέτερον ὑπάρχει τούτων, οὔτε γὰρ πέττονται<text:line-break/>καλῶς, ὅταν ἐπισχεθῶσιν, καὶ κατὰ τὴν εἰς ἦπάρ τε καὶ<text:line-break/>φλέβας ἀνάδοσιν ὠμόν γεννῶσι χυμόν, οὐ ῥᾳδίως εἰς αἔμα<text:line-break/>μεταβαλλόμενον. ἡ γάρ τοι τῶν ῥαγῶν οὐσία σύνθετός<text:line-break/>ἐστιν ἔκ τε τῆς σίον σαρκὸς αὐτῶν καὶ της παρεσπαρμένης<text:line-break/>καθ αὐτὴν ὑγρότητος, ἐξ ἤς ὁ οἶνος γίγνεται, καὶ πρὸς<text:line-break/>τούτοις ἔτι γιγάρτων τε καὶ τοῦ ταῦτα πάντα περιέχοντος<text:line-break/>ἔξωθεν ὑμενώδους σκεπάσματος. ἀλλ᾽ ἡ μὲν τῶν γιγάρτων</text:p>
      <text:p text:style-name="P3">οὐσία ξηρὰ καὶ στύφουσά πώς ἐστι, διεξέρχεταί τε τὰ ἐν-.<text:line-break/>τερα παντα κατὰ μηδὲν ἑαυτῆς αἰσθητῶς ἀλλοιουμένη, παρα-<text:line-break/>πλησίως ταῖς ἐν τοῖς σύκοις κεγχραμίσιν. ἀνάλογον γὰρ ἑκάτε-<text:line-break/>ρον ἑκατέρῳ τῶν καρπων ἐστι , σπέρμα μὲν ὑπάρχον ὅλου τοῦ<text:line-break/>φυτοῦ, διεξιὸν δὲ ἀναλλοίωτόν τε καὶ ἀχύλωτον καὶ ἀμε-<text:line-break/>τάβλητον. ἀναλογία δ᾽ ἐστὶ καὶ τοῖς περιέχουσιν ἑκάτερον<text:line-break/>τὸν καρπὸν σκεπάσμασι, τοιαύτην χρείαν παρεχομένοις αὐτοῖς,<text:line-break/>οἴαν τοῖς ζώοις τὸ δέρμα. βραχεῖα δὲ καὶ᾽ἡ τουδε μεταβολὴ<text:line-break/>γίνεται κατὰ τὴν γαστέρα, καί τινες ὡς ἄχρηστον άποπτυου-<text:line-break/>σιν μυζήσαντες αὐτὸ καὶ ἃπαν τὸ ἔνδον ἄμα τοῖς .γιγάρτοις.<text:line-break/>ἔνιοι δὲ καὶ ταῦτ᾽ ἐκπτύειν πειρῶνται, καὶ μαλισθ' ὅταν αἱ<text:line-break/>ῥᾶγες ὧσι μεγάλαι · δύσκολον γὰρ ἐν ταῖς μικραῖς αὐτό<text:line-break/>.πράττειν. εὔδηλον δὲ ὅτι μᾶλλον ἤ γαστὴρ ὑπέρχεται , μά-<text:line-break/>νης τῆς σαρκὸς τῶν ῥαγων ἄμα τῷ χυλῷ καταποθείσης<text:line-break/>ἄνευ τῶν γιγάρτων καὶ του περικειμένου χιτῶνος ἔξωθεν, ἔτι<text:line-break/>.δὲ μᾶλλον, ὅταν αὐτὸς μόνος ὁ χυλός λκθλιβεὶς καταποθῇ,<text:line-break/>(καλοῦσι δ᾽ αὐτὸν οἱ ἄνθρωποι γλεῦκος,) ἐμπιπλῶν τι φύσης</text:p>
      <text:p text:style-name="P3">τήν κοιλίαν, εἰ μὴ διεξέλθοι ταχέως. γίνεται μὲν οὑν τις<text:line-break/>κὰκ τούτου τροφὴ τῷ σώματι, πλείων δὲ ἐκ τῆς σαρκώδους<text:line-break/>οὐσίας, καὶ διὰ τοῦτό τινες μὲν σταφυλῶν τρέφουσι μᾶλλον<text:line-break/>ἢ διαχωροῦνται, τινὲς δὲ διαχωροῦνται μᾶλλον, ἢ τρέφουσιν.<text:line-break/>ὧν μὲν ἂν οὐν ὁ χυλὸς ὀλίγος ἢ, τρέφουσι μᾶλλον, ὡν δὲ<text:line-break/>πλείων, ηττον μὲν τρέφουσιν, ὑπέρχονται δὲ μᾶλλον. ὀνο-<text:line-break/>μάζουσι δὲ εὐγενεῖς τὰς τοιαυτας σταφυλὰς, ἐν αἷς αἱ ῥᾶγες<text:line-break/>ὀλίγην μὲν ἔχουσι τήν ὑγρὰν οὐσίαν, οὐκ ὀλίγην δὲ τὴν<text:line-break/>στερεωτέραν, ἤν ὥσπερ σάρκα τῆς ῥαγὸς ἔφην εἰναι. καὶ<text:line-break/>χρῶνταί γε κατὰ τὸν τῆς ὀπώρας καιρὸν ἀποτιθέμενοι πο-<text:line-break/>λυειδῶς. καὶ γὰρ εἰς γλεῦκος ἐμβάλλουσιν αὐτὰς, καὶ χυ-<text:line-break/>τρας καινὰς πληροῦντες ἐναποτίθενται τοῖς στεμφύλοις.<text:line-break/>[342] καλω δὲ στέμφυλα τὰ στερεὰ λείψανα τῆς σταφυλῆς,<text:line-break/>ἐπειδὰν ἐν τοῖς ληνοῖς ἐκθλιβῇ πᾶς ὁ χυλὸς αὐτῶν. ἃ καὶ<text:line-break/>αὐτὰ συντιθέασιν ἐν πίθοις οἱ ἄνθρωποι, σφίγγοντές τε καὶ<text:line-break/>πιλοῦντες ἰσχυρῶς, ὀνομάζοντές τε τρύγα .αὐτὸ τοῦτο, ὅπερ<text:line-break/>ἐγῶ στέμφυλον ἐκάλεσα. τὴν δὲ τοῦ στεμφύλου προσηγορίαν<text:line-break/>ἐπιφέρουσιν αυ τῷ τῶν κλημάτων ἐκπεφυκότι ριζὼματι τῶν</text:p>
      <text:p text:style-name="P3">ῥαγῶν. τοῦτον ἡμεῖς βότρυχον καλοῦμεν, ὅθεν ἐξήρτηνται αῖ<text:line-break/>ῥαγάδες. εἰς ταύτην οὐν τὴν τρύγα τὰς καινὰς χύτρας πλήρεις<text:line-break/>τῶν σταφυλῶν ἐντιθέασι, πώμασι στεγνοῦντες ἀκριβῶς, ὡς<text:line-break/>μηδαμοθι παραπνεῖσθαι, καὶ καθ᾽ ὃ συμβάλλει γε τὸ πῶμά τῇ<text:line-break/>χύτρᾳ, πίτταν ἐπαναλύουσιν, ἁπάσας τὰς διαπνοὰς ἐμ-<text:line-break/>φραττοντες. ειθαι δὲ χρὴ καὶ τὴν χύτραν αὐτὴν ἐξ εὐώδους τε<text:line-break/>πηλοῦ καὶ τελέως ὠπτημένου. τονωτικὴ μὲν οὐν ἐκλύτου<text:line-break/>γαστρος ἡ τοιαυτη σταφυλὴ, καὶ τοὺς ἀνορέκτους ἐπεγείρει<text:line-break/>πρὸς ἐδωδὴν σιτίων, οὐ μῆν ὑπέρχεταί γε κατὰ γαστέρα, καῖ,<text:line-break/>εἰ πλείων βρωθείη , κεφαλῆς ἃπτεταα ταύτης δ᾽ ἔτι μᾶλλόν<text:line-break/>ἐστι κεφαλαλγὴς, ἤν ἀποτίθενται κατὰ τοῦ γλεύκους. ἡ μέντοι<text:line-break/>κρεμασθεῖσα κεφαλην ουδ᾽ ὅλως βλάπτει, γαστέρα δὲ οὔτ ἐπε-<text:line-break/>χειν, ουτ ἐπιτρέπειν εἰς διαχώρησιν πέφυκεν. ὡσαύτως δ᾽ ,<text:line-break/>ἔχει καὶ προς την ορεξινγ οὔτ ἐπεγείρουσα τὴν ἄρρωστον, οὔτ<text:line-break/>ἐκλύουσα τὴν εὔρωστον. εὐπεπτοτέρα δ᾽ ἐστὶ τῶν ἄλλων στα-<text:line-break/>φυλῶν, ἤν ἐν γλεύκει καὶ στεμφύλοις ἔφην ἀποτίθεσθαι<text:line-break/>τοὺς ἀνθρώπους ὅλον τὸν ἑξῆς ἐνιαυτὸν ἄχρι τοῦ δευτέρου<text:line-break/>ὶτρυγητου. αἱ κρεμασθεῖσαι δ᾽ αὐτῶν, ὅταν ξηρανθῶσιν, ἄχρἐμν</text:p>
      <text:p text:style-name="P3">στοι γίνονται, τινες μεν. κατα το εαρ ευθε᾽ῶς, ἐν γοῦν τῷ<text:line-break/>θέρει πάντως. οὐ σμικρα δὲ διαφορα τῶν σταφυλῶν ἐστι<text:line-break/>καὶ κατὰ τὸ γλυκείας, ἤ ὀξείας, ἤ αὐστηρὰς εἶναι, ἤ μηδε--<text:line-break/>μίαν ἐχούσας σφοδρὰν ποιότητα · καλοῦσι δ αὐτὰς οἰνώδεις.<text:line-break/>αἱ μὲν οὐν γλυκεῖαι θερμότερον ἔχουσι τὸν χυλὸν, διὸ καὶ<text:line-break/>διψώδεις εἰσὶν , αἱ δ᾽ αὐστηραὶ καὶ ὀξεῖαι ψυχρότερον , αἱ δ᾽<text:line-break/>οἰνώδεις ἐν τῷ μέσῳ θερμοῦ καὶ ψυχροῦ. γαστέρα δ᾽ ὐπά-<text:line-break/>γουσιν αἱ γλυκεῖαι, καὶ μάλισθ ὅταν ὠσιν ὑγραί ] μοχθηραὶ<text:line-break/>δ᾽ οὐκ εἰς τοῦτο μόνον, ἀλλὰ καὶ πρὸς τὴν ἐν γαστρὶ πέψιν<text:line-break/>ἡ νάδοσίν τε καὶ θρέψιν αἷ τ᾽ ὀξεῖαι καὶ αὐστηραὶ σταφυλαί.<text:line-break/>αἱ μὲν οὐν ὀξεῖαι, κᾂν ἀκριβῶς ἐπὶ τῆς ἀμπέλου πεπανθεῖσαι<text:line-break/>κρεμασθῶσιν, οὐδ᾽ οὕτως γίγνονται γλυκεῖαι, τῶν δ᾽ αὐ-<text:line-break/>στηρῶν ἔνιαι μεταβάλλουσιν εἰς τὸ γλυκύτερον ἐπὶ πλέον<text:line-break/>κρεμασθεῖσαι. ταῖς στρυφναῖς δὲ, καθαπερ καὶ ταῖς ὀξείαις,<text:line-break/>οὐδ᾽ ἂν ἐπὶ πλεῖον κρεμασθῶσιν, τὴν εἰς γλυκύτητα μεταβο-·<text:line-break/>λὴν οἷόν τε ἔχειν διο καὶ φυλάττε(323)σθαι τὴν ἐδωδὴν<text:line-break/>αὐτῶν ἀεὶ προσήκει. πασῶν μὲν σύν ἀσφαλεστάτη χρῆσις</text:p>
      <text:p text:style-name="P3">ἐστιν, ὅταν σαρκώδεις ωσιν αἰ σταφυλαὶ φύσει πέπειραί τε,<text:line-break/>τῶν δ᾽ αὐτῶν τις ἐσθίῃ συμμέτρως, εὶτ᾽ οὑν ἐπὶ τῶν ἀμπέ-<text:line-break/>λωνἐπὶ πλεῖστον πεπανθεισῶν, εἴτε καὶ το λεῖπον ἐκ τοῦ κρέ..<text:line-break/>μασθαι προσλαβουσῶν. ἐφεξῆς δὲ τῶν κρεμασθεισῶν τὰς ἄνευ<text:line-break/>ποιότητος αὐστηρὰς ἤ ὀξείας ἕνεκεν ὑπαγωγῆς γαστρὸς ἐγχω-<text:line-break/>ρεῖ δαψιλῶς ἐσθίειν. ἔνιοι δὲ καὶ γλεῦκος πίνουσι τῆς αὐτῆς<text:line-break/>χρείας ἕνεκα, καὶ μάλιστα τὸ γλυκύτατον · ὑπακτικώτατον γὰρ<text:line-break/>τοῦτο, τὸ δ᾽ ἐξ αὐστηρῶν ἤ ὀξειῶν σταφυλῶν φαυλότατ<text:line-break/>τον εἰς πάντα. ἐγώ μὲν οὑν τοῖς ὀνόμασιν οὕτως ἐχρησάμην,<text:line-break/>ὡς οἱ νῦν ἄνθρωποι χρῶνται, βέλτιον ἡγούμενος εἶναι διδάἌ<text:line-break/>ξαι σαφῶς τὰ πράγματα τοῦ παλαιῶς Ἀττικίζειν. οἷς δὲ<text:line-break/>τοῦτο τιμιώτερόν ἐστι τῆς σαφοῦς διδασκαλίας , βρύτια μὲν<text:line-break/>ὀνομάζουσι τὰ τῶν στερεῶν σταφυλῶν στερεὰ μόρια, τοῦ γλεύ-.<text:line-break/>κους ἐκθλιβέντος, στέμφυλα δὲ τὰ τῶν ἐλαιῶν, ὅταν ἐκθλι-<text:line-break/>βῆ τοὔλαιον · τό γε μὴν ὑφιστάμενον τοῖς οἴνοις παχὺ οι<text:line-break/>πολλοὶ τῶν ᾽Ἀττικιζόντων ὀνομάζουσι τρύγαν [343] ὥστἐ<text:line-break/>οὐ δ᾽ ὁμωνυμία τίς ἐστιν παρ αὐτοῖς, ὥσπερ παρὰ τοῖς ἄλνε<text:line-break/>λοις ἀνθρώποις , ὅσοι καὶ τὰ βρύτια τρυγία καλοῦσι καὶ μὴν</text:p>
      <text:p text:style-name="P3">καὶ τρίτον τι σημαινομενον ἐστι του τῆς τρυγος ὀνοματος ἐν<text:line-break/>ἔθει τοῖς νῦν Ἕλλησιν τὸ γάρ τοι τῶν βρυτίων ἀπόβρεγμα<text:line-break/>τρύγα καλοῦσιν; ὅπερ αῦ πάλιν οἱῶΔτέικίζοντες ὀνομάζουσι<text:line-break/>δευτερίαν. στεμφυλίτης οὕτος παρ ἡμῖν καλεῖται. ἐμβάλλον--<text:line-break/>τες γὰρ εἰς πιθάκνας μικρὰς τὰ βρύτμτ, προσεπιχέουσιν ὕδω (μ<text:line-break/>ὡς διαβρόχους ἁπάσας γενέσθαι, κἀπειδὰν ἱκανῶς τοῦτο πε-<text:line-break/>πρᾶχθαι δοκῇ, τὸ παρὰ τὸν πυθμένα τρῆμα τῆς πιθάκνης<text:line-break/>ἀνοιγνύουσιν, ὡς ἐκρυῆναι τὸ ἀπόβρεγμα, καὶ πίνουσιν ἀντὶ<text:line-break/>οἴνου τοῦτο. πρόδηλον δὲ, ὅτι κατὰ τὴν τῶν βρυτίων πο-<text:line-break/>σότητα καὶ τὸ ὕδωρ ἐπιχέουσιν ἐξ ἐμπειρίας, ὡς μήθ' ὑδαρῆ<text:line-break/>πάνυ , μήτε ἄκρατον γενέσθαι τὴν δευτερίαν. εἶτα πάλιν έτε-ι·<text:line-break/>ρον ὕδωρ ἐπιχέουσι τοῖς βρυτίοις, ἔλαττον τοῦ προτέρου, ὥ σ-<text:line-break/>τε καὶ τοῦτο γενέσθαι σύμμετρον εἰς πόσιν, ὅπερ ἀξιοῦσιν<text:line-break/>ἔνιοι τῶν ᾽ Ἀττικιζόντων ὀνομάζεσθαι δευτερίαν ἰδίως, οὐχ ὡς<text:line-break/>τὸ πρότερον. ἔστι δὲ κεφαλαλγὲς μὲν ἑκάτερον, εἰ μή τι[;<text:line-break/>ὑδατωδέστερον αὐτὸ πίνοι, μᾶλλον δὲ τὸ πρότερον ἃπτετατ<text:line-break/>τῆς κεφαλῆς. ἀγαθὸν δ᾽ ἐνυπάρχει τῷ τοιούτῳ πόματι τὸ<text:line-break/>ταχέως οὐρεῖσθαι, διαφορὰς οὐκ ὀλίγης ἐν αὐτῷ γινομένης</text:p>
      <text:p text:style-name="P3">παρὰ τὸ τῶν σταφυλῶν εἶδος , ἐξ ὧν ἐστι τὰ βρύτια. γλυ-<text:line-break/>κειῶν μὲν γὰρ οὐσῶν αὐτῶν ἥδιον τε πολλῷ γίνεται τὸ πόμα<text:line-break/>καὶ θάττον οὐρεῖται, στρυφνῶν δὲ καὶ ὀξειῶν ἀηδέστερόν τε<text:line-break/>μακρῷ καὶ ἥττον οὐρητικόν. ἰσχυρότερον δὲ τὸ ἀπόβρεγμα<text:line-break/>τοῦτο γίνεται καὶ μᾶλλον οἰνῶδες, ὅταν εἰς το ἔαρ ἤ καὶ τὸ<text:line-break/>θέρος ἡ τρὺξ φυλαχθῇ · κατὰ δὲ τὸν χειμῶνα χρωμένων, ὥσπερ<text:line-break/>ἦττον ἃπτεται κεφαλῆς, ὡσαύτως καὶ ἦττον οὐρεῖται,</text:p>
      <text:h text:style-name="Heading_20_2" text:outline-level="2">Κεφ. ύ, </text:h>
      <text:p text:style-name="P33">[Περὶ σταφίδων.] Τὸν αὐτὸν λόγον ἔχου-<text:line-break/>σιν αἱ σταφίδες πρὸς τὰς σταφυλὰς , οἷον αἱ ἰσχάδες Πρὸς<text:line-break/>τὰἱ σῦκα. γίγνονται μὲν γὰρ γλυκεῖαι πολλαὶ , στρυφναὶ δὲ .<text:line-break/>παντάπασιν ὀλίγαν, μικταὶ δὲ ἔκ τε αὐστηράς καὶ γλυκείας<text:line-break/>ποιότητος αἱ πλεῖσται. μέτεστί γε μην καὶ ταῖς γλυκείαις ἀμυ-<text:line-break/>δρᾶς ποιότητος αὐστηράς , καὶ ταῖς αὐστηραῖς τῆς γλυκείας,<text:line-break/>αἷ μὲν οὑν αὐστηραὶ ψυχρότεραι τὴν κρασίν εἰσιν , ὥσπερ αἱ<text:line-break/>γλυκεῖαι θερμότεραι. καὶ τἄν μὲν στόμαχον χωννύουσι καὶ<text:line-break/>τὴν γαστέρα στεγνοῦσιν αἱ αὐστηραὶ, καὶ δηλονότι μᾶλλον αὐ-<text:line-break/>τῶν αἱ στρυφναὶ, μέσην δέ πως κατάστασιν ἐν αὐταῖς αἷ γλυ-<text:line-break/>κεῖαι ποιοῦσιν, μήτ ἐκλύουσαι σαφῶς τὸν στόμαχον, μὴθ'</text:p>
      <text:p text:style-name="P3">ὑπάγουσαι τὴν γαστέρα, τό γε μὴν ἐπικεραστικὸν ὑπάρχει<text:line-break/>ταῖς γλυκείαις ἀεὶ, καθαπερ καὶ τὸ μετρίως ῥυπτικὸν, ὥσθ<text:line-break/>ἐξ ἀμφοτέρων τῶν δυνάμεων τὰς μικρὰς κατὰ τὸ στόμα τῆς<text:line-break/>κοιλίας, ὅνπερ καὶ στόμαχον ὀνομάζομεν, ἀμβλύνουσιν δή-<text:line-break/>ξεις ὡς αἷ γε μείζους τῶν δήξεων εὔδηλον ὅτι γενναιοτέρων<text:line-break/>χρήζουσι βοηθημάτων. ἀμείνους δ᾽ ἐν ταῖς σταφίσιν αἱ λι-<text:line-break/>παραί τε καὶ τὸν οἷον φλοιὸν ἔχουσαι λεπτόν. ἔνιοι δὲ Ικιτ<text:line-break/>λῶς ποιοῦντες ἐκ τῶν γλυκειῶν τῶν μεγάλων, οἷαί πέρ<text:line-break/>εἰσιν αἱ Σκυβελίτιδες , πρὶν ἐσθίειν , ἐξαιροῦσι τὰ γίγαρτα.<text:line-break/>χρονισθεῖσαι γοῦν καὶ αὑται σκληρὸν ἔχουσι καὶ παχὺ τὸ<text:line-break/>δέρμα, καὶ χρὴ προδιαβρέχειν αὐτὰς ἐν ὕδατ τ καὶ γάρ τοι καἴ<text:line-break/>το γίγαρτον ἑτοιμότερον οὕτως ἐξαιρεῖται. ἔμπαλιν δὲ ταῦ-<text:line-break/>ταις ἕτεραί τινές εἰσιν στερεαὶ καὶ παχεῖαι, γίγαρτον ὅλως<text:line-break/>οὐδὲν ἔχουσαι. γεννῶνται δ᾽ αὑται μὲν ἐν [Κιλικίᾳ, τὴν<text:line-break/>χροιὰν ὑπόξανθοι, κατὰ δὲ τὴν Παμφυλίαν αἷ τε Σκυβελί-<text:line-break/>ττδες καὶ αἱ μέλαιναι τὸ χρῶμα. μέγισται μὲν οὐν, ὡς ἔφην,<text:line-break/>αὑταιί μικρόταται δὲ αἱ κιρραὶ ἐν [344[] Κιλικίᾳ, γινομένων.<text:line-break/>γε καὶ ἄλλων ἐν Κιλικία μελαινῶν σταφίδων μέσων τὸ μέγεθος,</text:p>
      <text:p text:style-name="P3">ὥσπερ ναγ΄ ἄλλα πολλὰ τῶν ἐθνῶν, καὶ μάλιστα ἐν τῇ Δυ-<text:line-break/>βύῃτ κατὰ δὲ τὴν ᾽Ἀσίαν ποικίλον εἶδος ἀσταφίδων μέσων<text:line-break/>τὸ μέγεθος γεννᾶται καὶ γὰρ ὑπόξανθοι καὶ μέλαιναι καὶ<text:line-break/>γλυκεῖαι καὶ ὑπαύστηροι φαίνονται. κατὰ μέντοι τὰς ψυ-<text:line-break/>χρὰς χώρας οὐδὲ σταφυλαὶ τελέως πεπαίνονται, μήτι γε τῶν<text:line-break/>ἀσταφίδων τινὲς, ὅθεν ἐπεμβάλλουσι τοῖς οἴνοις ῥητίνην,<text:line-break/>ὅπως μὴ ταχέως ὁξυνθῶσιν. ἡ μὲν οὐν κατὰ χροιὰν διαφορὰ<text:line-break/>τῶν σταφίδων ὡς πρὸς τὴν δύναμιν αὐτῶν οὐδὲν συντελεῖ,<text:line-break/>καθάπερ οὐδὲ ἡ κατὰ μέγεθος · ἡ δὲ κατὰ τὴν γευστὴν ποιό-<text:line-break/>τητα τὸ συμπαν δύναται, καὶ ταύτῃ μόνη προσέχων τὸν νοῦν,<text:line-break/>ἐπὶ τίνων δεῖ χρῆσθαι καὶ καθ᾽ ὅντινα καιρὸν, εὑρήσεις, ὡς<text:line-break/>προείρηται.. τροφη δ᾽ ἐκ τῶν ἀσταφίδων ἀναδίδοται τῷ<text:line-break/>σωματι παραπλησία κατα τὴν ποιότητα ταῖς ἀσταφίσιν αὐ-<text:line-break/>ταῖς · γλυκεῖα μὲν οὑν ἐκ τῶν γλυκειῶν, αὐστηρὰ δ᾽ ἐκ τῶν<text:line-break/>αὐστηρῶν, μικτὴ δ᾽; ἐκ τῶν ἀμφοτέρας ἐχουσῶν τὰς ποιότης<text:line-break/>τας· τῇ δὲ ποσοτητι πλείων μὲν ἐκ τῶν λιπαρῶν τε καὶ γλυ-<text:line-break/>κειῶν, ἐλάττων δ᾽ ἐκ τῶν αὐστηρῶν τε καὶ ἀλιπῶν. εἰ δὲ τὸν<text:line-break/>ἴσον ὄγκον ἀσταφίδος .λιπαρὰς γλυκείας ἐκγεγιγαρτισμένη ώ πα-</text:p>
      <text:p text:style-name="P3">ραβαλλοις ὄγκῳ ῥαγῶν ἴσῳ, μᾶλλον τροφιμωτέρας εὑρήσεις<text:line-break/>τὰς σταφίδας. ἦττον μὲν οὑν ἰσχάδων αἱ τοιαῦται.τὸ ὑπα-<text:line-break/>κτικὸν ἔχουσι καὶ τὸ ῥυπτικὸν, εὐστομαχώτεραι δ᾽ εἰσὶν τῶν<text:line-break/>ἰσχάδων.</text:p>
      <text:h text:style-name="Heading_20_2" text:outline-level="2">Κεφ. ια΄. </text:h>
      <text:p text:style-name="P33">[Περὶ συκαμίνων, ἃ καὶ μόρα καλοῦσι.]<text:line-break/>Οὐ τοῖς Ἀττικίζειν ἐν τῆ φωνῇ προῃρημένοις γράφεται ταῦ-<text:line-break/>τα, τάχα γαρ οὐδὲ ἀναγνῶναί τις αὐτὰ βουλή έεται κατα-<text:line-break/>φρονῶν ὑγιείας σώματος, ὥσπερ καὶ ψυχῆς,) ὰλλί ἰατροῖς<text:line-break/>μὲν μάλιστα, μὴ πάνυ τι φροντίζουσιν ᾽Ἀττικισμοῦ, ἤδη δὲ<text:line-break/>καὶ τοῖς ἄλλοις, ὅσοι ζῶσιν, ὡς λογικὰ ζῶα, πρὸ τῆς τιμῆς<text:line-break/>καὶ δοξης καὶ πλούτου καὶ δυνάμεως πολιτικῆς ἐπιμελεῖ-<text:line-break/>σθαι προῃρημένοι σώματος καὶ ψυχῆς. οὔτοι γὰρ οἰδ᾽<text:line-break/>οτι την μὲν ᾽ Ἀθηναίων φωνὴν οὐδὲν ἡγοῦνται τιμιωτέραν<text:line-break/>τῆς τῶν ἄλλων ἀνθρώπων, ὑγείαν δὲ σώματος ἀξιολογώ-<text:line-break/>τερόν τι εἷναι νομίζουσι πρᾶγμα τῷ κατὰ φύσιν βιοῦν<text:line-break/>ἐσπουδακότι. τούτοις οὐν ἔδως ὠφελιμώτερον ἔσεσθαι τὸν<text:line-break/>λόγον τὸν ἀσφαλέστερον, ἃ γιγνώσκουσιν ὀνόματα γράψων<text:line-break/>κᾂν μὴ τοῖς παλαιοῖς Ἕλλησιν ᾖ συνήθη, τὸ μὲν οὐν τῶν</text:p>
      <text:p text:style-name="P3">μόρων ὄνομα γνώριμόν πώς ἐστι τοῖς πολλοῖς, εἰ καὶ διὰ<text:line-break/>μηδὲν ἄλλο, ἀλλὰ γοῦν διὰ τὸ (324) στοματικὸν φάρμαθ<text:line-break/>κον, ὃ διὰ μόρων ὀνομάζεται, χυλὸν ἔχον αυτῶν· ἐνίας δὲ<text:line-break/>τῶν ἐφεξῆς εἰρημένων ὀπωρῶν ἀγνοοῦσιν οἱ πολλοὶ τῶν ἀν-<text:line-break/>θρώπων ὅπως ὠνόμαζον οἱ προ ἑξακοσίων ἐτῶν ᾽ Ἀθηναῖοι.<text:line-break/>τοὺς μὲν γὰρ .νῦν ὁρῶσιν οὐδέν τι διαφορώτερον τῶν ἃλ-<text:line-break/>λων Ἕλλήνων ἕκαστον τῶν καρπῶν ὀνομαζοντας, ἀλλὰ καὶ ·<text:line-break/>τὰ μόρα συκάμινα καλοῦντας οὐδὲν ἦττον, ἤ τὰ μόρα καὶ<text:line-break/>τὰ περσικὰ καψτὰ κάρυα καὶ τα πρεκόκκια καὶ τὰ ἄλλα ἀπλῶς,<text:line-break/>ὡς ἔθος ἐστὶ τοῖς ἄλλοις Ἕλλησιν. οὐδἔ γὰρ βλαβήσον-<text:line-break/>ταί τι τὰς παλαιοτάτας προσηγορίας ἀγνοοῦντες , ἂν γιγνώ-<text:line-break/>σκωσι τὰς δυνάμεις αὐτῶν. ἄμεινον γαρ ἐστιν ἐπίστασθαι,<text:line-break/>τῶν ἐπὶ τὴν διαχώρησιν ὁρμώντων ἐδεσμάτων ὕστερα μὲν<text:line-break/>χρῆναι τὰ βραδύπορα λαμβάνειν, ἀπάντων δὲ πρῶτα τὰ<text:line-break/>διεξερχόμενα μὲν ταχέως, διαφθειρομενα δὲ, εἰ χρονίσειεν ἐν<text:line-break/>τῆ γαστρὶ, τοῦ τας προσηγορίας αὐτῶν .ἐγνωκέναι. οὐ μήνι</text:p>
      <text:p text:style-name="P3">οὐδ΄ ἀγνοεῖν μοι δοκοῦσι παντάπασιν οἱ ἄνθρωποι τὴν τάξιν.<text:line-break/>τῶν ἐσθιομένων [345] αὐτοῖς, θεώμεθα γὰρ αὐτοὺς ἐπὶ τῶν<text:line-break/>πλείστων ἐδεσμάτων φυλάττοντας αὐτήν. προλαμβάνουσι<text:line-break/>μέντοι γε ῥαφανίδας ἐλαίας τε καὶ τῆλιν ἐκ γάρου, καὶ μετὰ<text:line-break/>ταῦτα μαλάχας τε καὶ τεῦτλα καὶ ἄλλα τοιαῦτα λάχανα μεθ<text:line-break/>ἐλαίου τε καὶ γάρου. τῶν μὲν γὰρ ὁσημέραι παρασκευαζο-<text:line-break/>μένων αὐτοῖς εἰς ἐδωδὴν η΄μακρὰ πεῖρα διδάσκαλος γίγνεται<text:line-break/>τῆς δυνάμεως, εἰ καὶ μικρὸν ἔχοιεν φρενῶν · ὅσα δὲ διὰ χρό-<text:line-break/>νου πολλοῦ εἰς πεῖραν ἔρχεται, μόνοις τοῖς ἐπιμελέσιν παρα-<text:line-break/>φυλάττεται καὶ μνημονεύεται. τὰ τοίνυν συκάμινα καθαρὰ<text:line-break/>μὲν ἐμπεσόντα τῇ γαστρὶ καὶ πρῶτα ληφθέντα διεξέρχεται<text:line-break/>τάχιστα, καὶ τοῖς ἄλλαις σιτίοις ὑφηγεῖται δεύτερα δὲ ἐφ<text:line-break/>ἑτέροις ἤ καὶ χυμὸν εὑροντα μοχθηρὸν ἐν αὐτὴ συνδιαφθεί-<text:line-break/>ρεται τάχιστα καὶ τοῖς αλλοις σιτίοις, διαφθορὰν ἀλλόκοτόν<text:line-break/>τινα καὶ οὐ ῥητὴν ἔχοντα ταῖς κολοκύνθαις ὁμοίως. ἀβλα-<text:line-break/>βέλτερα γὰρ πάντα ταῦτα τῶν ὡραίων ἐδεσμάτων, ὅταν μὴ<text:line-break/>διαφθαρέντα. ταχέως ὑποχωρήσῃ ·. ἤν δὲ μὴ - μοχθηρὰν ἴσχει</text:p>
      <text:p text:style-name="P34">διαφθορὰν ὁμοίως τοῖς πέποσι, καίτοι κἀκεῖνοι ταχέως ὑπελ-<text:line-break/>θόντες οὐδὲν μέγα βλάπτουσιν. καιρὸς δὲ τῆς χρήσεως,<text:line-break/>· ὥσπερ τοῖς πέποσιν, οὕτω καὶ τοῖς μόροις, ὅταν αὐχμηρὸν<text:line-break/>καὶ θερμὸν γένηται τὸ τῆς γαστρὸς σῶμα · τοιοῦτον γάρ</text:p>
      <text:p text:style-name="P35">πως αναγκαιον εστι τηνικαυτα και το ηπαρ ειναι. τῃ μεν<text:line-break/>οὑν κολοκύνθῃ καὶ τῷ σικύῳ τῷ ἤδη πέπονι καὶ πρὶν πεπαν-<text:line-break/>θῆναι , σὺν αὐτοῖς δὲ καὶ μηλοπέπονι στυφούσης οὐ μέτεστι<text:line-break/>ποιότητος · ἐν δὲ τοῖς συκαμίνοις, καὶ μάλιστα ὅταν ᾖ μὴ<text:line-break/>πάνυ πέπειρα, σαφής ἐστιν ἡ τοιαυτη ποιοτης, ἀωροτέροις<text:line-break/>δὲ οὐσιν καὶ ἡ ὀξεῖα. καί τινες αὐτα καθαιροῦντες ἀπὸ τοῦ .<text:line-break/>δένδρου καὶ ξηραίνοντες ἀποτίθενται φάρμακον ἐσόμενον αὐ-<text:line-break/>τοῖς ἀγαθὸν εἰς δυσεντερίας τε καὶ διαρροίας χρονίας ἴασιν,.<text:line-break/>ἀλλ᾽ οὐ πρόκειται νῦν ἡμῖν περὶ δυναμεως φαρμάκων διεξέρχε-<text:line-break/>σθαι. πάλιν · σύν ὅσα τοῖς συκαμίνοις ὡς τροφῇ δρᾶν<text:line-break/>ὑπάρχει λέγωμεν. ὅτι μὲν ὑπέρχεται ῥᾳδίως, εἴρηται; τάχα<text:line-break/>μὲν τῷ τῆς οὐσίας ὑγρῷ τε καὶ ὀλισθηρῷ μόνῳ , τάχα δὲ καί<text:line-break/>τινος ἐπιμιξίᾳ ποιότητος δριμυτέρας, ἐρεθίζειν εἰς ἔκκρισιν</text:p>
      <text:p text:style-name="P3">ἱκανῆς, ὡς ἤ γέ στύφουσα ποιότης οὐ μόνον οὐδὲν ὀνίνη-<text:line-break/>σιν εἰς ὑποχώρησιν, ἀλλὰ καὶ στεγνοῦν πέφυκεν. ὅτι δὲ ἐναν-<text:line-break/>τίων δυνάμεων οὐκ ὀλίγα μετέσχηκεν σώματα, .μεμάθηκας ἐν<text:line-break/>τοῖς περὶ τῆς τῶν ἁπλῶν φαρμάκων δυνάμεως ὑπομνήμασι.<text:line-break/>τεκμαίρομαι τοίνυν, τὰ μόρα δύναμιν ἔχειν ἐν ἑαυτοῖς τοιαύ-<text:line-break/>την βραχεῖαν, ὁποία τοῖς καθαρτικοῖς μεγάλη ὑπάρχει, δέ ἤν<text:line-break/>οὐ μόνον ὑποχωρεῖ ῥᾳδίως, ἀλλὰ καὶ διαφθείρεται χρονίσαν-<text:line-break/>τα κατὰ τὴν γαστέρα. καὶ μὴ διαφθαρέντα, ὡς ἔφην, ὑγραθ<text:line-break/>νει μὲν πάντως, ψύχει δὲ οὐ πάντως, εἰ μὴ ψυχρὰ ληφθείη.<text:line-break/>τροφην δ᾽ ἐλαχίστην δίδωσι τῷ σώματι, παραπλησίως τοῖς<text:line-break/>πέποσιν, οὐ μὴν ἐμετικόν γέ τι πρόσεστιν αὐτοῖς οὐδὲ κακο-.<text:line-break/>στόμαχον, ὡς ἐκείνοις.</text:p>
      <text:h text:style-name="Heading_20_2" text:outline-level="2">Κεφ. Ιβ΄.</text:h>
      <text:p text:style-name="P33">[Περὶ κερασίων.] Τῶν κερασίων ἔνια<text:line-break/>μὲν ἔοικε τοῖς μόροις, ἐλαχίστην ἔχοντα στῦψιν, ἔνια δὲ τοῖςβα-<text:line-break/>πίνοις, σαφέστερον στύφοντα, τινὰ δὲ καὶ τούτων ἐστὶστυπτι-.<text:line-break/>κώτερα, ὥστε καἴ περὶ τῆς δυνάμεως ἑκάστοτε τῶν εἰρημε-</text:p>
      <text:p text:style-name="P3">νων εἰδῶν ἐκ τῶν λεγομένων ἐπὶ συκαμίνοις τε καἴ βατίσ<text:line-break/>νοις ἔνεστί σοι τεκμήρασθαι.</text:p>
      <text:h text:style-name="Heading_20_2" text:outline-level="2">Κεφ. ιγ΄. </text:h>
      <text:p text:style-name="P33">[346] [Περὶ τῶν τοῦ βάτου καρπῶν.] Τὸν<text:line-break/>τῶν βάτων καρπὸν ὀνομάζουσιν οἱ παρ ἡμῖν ἄνθρωποι βάττ-<text:line-break/>νον, καθάπερ μόρα τε καὶ συκάμινα · καλοῦσι γὰρ ἑκατέρως<text:line-break/>αὐτά. ἔστι δὲ στυπτικώτερα τὰ βάτινα τῶν μόρων, κἂν πολ-<text:line-break/>λά τις αὐτὰ προσενέγκηται, κεφαλαλγήσει τινὲς δὲ καὶ στόμα-<text:line-break/>χον ἀνιῶνται. διὸ χρὴ καλῶς ἐκπλύνειν, πρὶν ἐπιχειρεῖν<text:line-break/>προσφέρεσθαι τὸν καρπὸν τοῦτον , ὅπερ οὐχ ἤκιστα κἀπὶ τῶν<text:line-break/>συκαμίνων ἐστὶ ποιητέον. οὐ μὴν υπάγει γε τὰ κατὰ τὴν κοι-<text:line-break/>λίαν, ἀλλὰ μᾶλλον ἐπέχει, κἂν ἀγρότερά τις αὐτὰ ξηράνας<text:line-break/>ἀπόθηται, πολὺ μᾶλλον ἐφεκτικὰ γίνονται. πάντα γε μὴν<text:line-break/>ὅσα διὰ τοῦ χυλοῦ τῶν μόρων σκευάζεται φάρμακα καί διὰ<text:line-break/>τούτων γενόμενα δραστικωτέραν ἐχει τὴν δύναμιν,</text:p>
      <text:h text:style-name="Heading_20_2" text:outline-level="2">Κεφ. Ιδ΄.</text:h>
      <text:p text:style-name="P33"><text:s/>[Περὶ τῶν τοῦ κυνοσβάτου καρπῶν.] Ὁ<text:line-break/>τῶν κυνοσβάτων καρπὸς μακρῷ στυπτικώτερός ἐστι τοῦ τῶν<text:line-break/>βάτων, καὶ διὰ τοῦτο καἴ τῆς γαστρός ἐστιν ἐφεκτικώτεροι</text:p>
      <text:p text:style-name="P3">ἐσθίουσι δ᾽ οὖν αὐτὸν οἱ ἄγροικοι πολλάκις ὀλίγην τροφὴν<text:line-break/>διδόντα τῷ σώματι καὶ καλοῦσι κυνόσβατον.</text:p>
      <text:h text:style-name="Heading_20_2" text:outline-level="2">Κεφ. ιε΄. </text:h>
      <text:p text:style-name="P33">[Περὶ τῶν τῆς ἀρκεύθου καρπῶν.] Τὸν<text:line-break/>τῆς ἀρκεύθου καρπὸν ἀρκευθίδας ὀνομάζουσι, δριμέα ἱκανῶς<text:line-break/>ἄντα μετὰ βραχείας γλυκύτητος, ἔτι τε βραχυτέρας στύψεως·<text:line-break/>ἔχει δέ τι καὶ ἀρωματίζον. εὔδηλον οὐν, ὅτι θερμαίνει μὲν<text:line-break/>καὶ διὰ τὴν δριμύτητα, (πάν γὰρ ἐδείχθη τὸ δριμὺ θερμαῖνον,)<text:line-break/>οὐχ ἤκιστα δὲ καὶ διὰ τὴν ὀσμὴν καὶ γεῦσιν ἀρωματιζούσας,<text:line-break/>πάν γὰρ ἄρωμα θερμόν. ἐκκαθαίρει δὲ καὶ τὰ καθ᾽ ἡπαρ τε<text:line-break/>καὶ νεφροὺς, καὶ δηλονότι λεπτύνει τοὺς παχεῖς καὶ γλίσχρους<text:line-break/>χυμούς · καὶ διὰ τοῦτο τοῖς ὑγιεινοῖς φαρμάκοις μίγνυται.<text:line-break/>τροφὴ δὲ ἐξ αὐτοῦ βραχεῖα τῷ τῶν ἀνθρώπων σώματι προσ-<text:line-break/>τίθεται. πολλὰς δὲ εἴ τις αὐτὰς προσενέγκαιτο, δάκνουσί<text:line-break/>τε τὸν στόμαχον καὶ τὴν κεφαλὴν θερμαίνουσι, καὶ κατὰ<text:line-break/>τοῦτο καὶ πληροῦσιν ἐνίοτε καὶ ὀδυνώδη ποιοῦσι. διαχώ-<text:line-break/>ρηστν δὲ κατὰ τὴν κοιλίαν οὔτ ἐπέχουσιν, οὔτε προτρέπου-<text:line-break/>σιν, οὐρα μέντοι κινοῦσι μετρίως.</text:p>
      <text:h text:style-name="P19" text:outline-level="2">Κεφ. Ισγ΄.</text:h>
      <text:p text:style-name="P36"><text:s/>[Περὶ τῶν τοῦ κέδρου καρπῶν.] Κεδρί-<text:line-break/>δας ὀνομάζουσι τὸν τοῦ κέδρου καρπὸν, ομοίας μὲν οὔσας<text:line-break/>ταῖς ἀρκευθίσιν κατά τε χρόαν καὶ σχῆμα, (καὶ γὰρ ὑπό···<text:line-break/>ξανθοι καὶ στρογγύλαι,) διαφέρουσι δὲ τῇ δριμυτητα κινδυ-<text:line-break/>νεύει γὰρ ἤδη τοῦ γένους τῶν φαρμάκων ὁ (325) καρπὸς οὑ-<text:line-break/>τος ὑπάρχειν, οὐδεμίαν τροφὴν τῷ σώματι διδοὺς, πλὴν εἴ<text:line-break/>τις αὐτὰς ἀποβρέξει ἐν ὕδατι. κοινὸν γὰρ τοῦτο πάντων τῶν<text:line-break/>δριμέων, ὥστε βραχεῖαν τροφην διδόναι τῷ σώματι, τῆς δρι-<text:line-break/>μύτητος αὐτῶν ἐκλυθείσης. καὶ μέντοι καὶ σκληρότερός τε<text:line-break/>καὶ ξηρότερός ἐστιν ὁ τῶν κέδρων καρπος τοῦ τῶν ἀρκεύθων,<text:line-break/>ὥσπερ ἀμέλει καὶ μικρότερος, οὐδὲν τὸ ἀρωματίζον ὁμοίως<text:line-break/>ἔχων. εὔδηλον οὑν, ὅτι δακνώδης τέ ἐστιν ἱκανῶς τοῦ στομά-<text:line-break/>χου, καὶ κεφαλαλγὴς, εῖ μὴ πάνυ τις ὀλίγον αὐτὸν προσ-<text:line-break/>ενέγκαιτο.</text:p>
      <text:h text:style-name="Heading_20_2" text:outline-level="2">Κεφ. Ιζ΄.</text:h>
      <text:p text:style-name="P36"><text:s/>[347] [Περὶ τοῦ τῶν κώνων καρποῦ.] Εὔχυ-<text:line-break/>μος και παχυχυμος και τροφιμος εστιν ο του κωνου καρπος, ου<text:line-break/>μὴν εὔπεπτος. καλοῦσι δὲ οἱ νῦν Ἕλληνες οὐ κώνους, ἀλλὰ<text:line-break/>στροβίλους αὐτούς.</text:p>
      <text:h text:style-name="P19" text:outline-level="2">Κεφ. ιἤ. </text:h>
      <text:p text:style-name="P36">[Περὶ τοῦ τῶν μυρρινῶν καρποῦ.] Μύρτα<text:line-break/>καλοῦσι τὸν καρπὸν τοῦτον οἱ Ἕλληνες, ὁμοίως μὲν ἄτροφον<text:line-break/>ὄντα τῷ τῶν ἀρκευθων, ἐναντίαν δὲ δύναμιν ἔχοντα. στύφει<text:line-break/>γὰρ ἱκανῶς, καὶ δία τοῦτο καὶ την κοιλίαν ἐπεχει. οὐ μὴν<text:line-break/>ἀνάλογόν γε τῇ στύψει ψυχρός ἐστι τὴν δύναμιν, ὅτι μηδὲ<text:line-break/>μόνην ἔχει τὴν στῦψιν, ἀλλά τι καὶ δριμύτητος αὐτῇ μέμικται.<text:line-break/>κοινὸν δ᾽ ἐπὶ πᾶσιν ἐδέσμασιν, ὅσα φαρμακώδη ὲχει τινὰ<text:line-break/>ποιότητα σφοδρὰν, ὅταν ἀπόθηται ταύτην ἑψήσεσιν, ἤ ὀπτή-<text:line-break/>σεσιν, ἤ τέγξεσιν, ὀλίγην τροφὴν διδόναι τῷ σώματι, πρό-<text:line-break/>τερον οὐδ᾽ ὅλως διδόντα · ταὐτὸ γὰρ τοῦτο καὶ κρομμύοις<text:line-break/>καὶ πράσοις συμβέβηκεν.</text:p>
      <text:h text:style-name="Heading_20_2" text:outline-level="2">Κεφ. ιθ'. </text:h>
      <text:p text:style-name="P36">[Περὶ περσικῶν.] Εἴτε μῆλα καλεῖν ἐθέ-<text:line-break/>λεις περσικὰ τὸν καρπὸν τοῦτον, εἴθ' ἀπλῶς περσικὰ τοῖς<text:line-break/>νῦν Ἕλλησιν ὡσαύτως, εἴτ ἄλλο τι βούλει παλαιὸν ὄνομα<text:line-break/>ζητεῖν ἐπ αὐτοῖς, ἔξεστί σοι τοῦτο πράττειν μετὰ πολλῆς<text:line-break/>σχολῆς. ἤδη δὴ ἴσθι τὸ τῶν ὀνομάτων χρησιμώτερον, ὡς καὶ<text:line-break/>τούτων ὁ χυλός τε καὶ οἷον σὰρξ εὔφθαρτός τέ ἐστι καὶ</text:p>
      <text:p text:style-name="P3">πάντη μοχθηρά. ὥστε οὐ χρὴ, καθάπερ ἔνιοι, τελευταῖα τῆς<text:line-break/>ἄλλης τροφῆς αὐτὰ προσφέρεσθαι · διαφθείρεται γὰρ ἐπιπο-<text:line-break/>λάζοντα. μεμνῆσθαι δὲ χρὴ τοῦδε, κοινοῦ πάντων ὄντος · ὅσα<text:line-break/>κακόχυμα μὲν, ὑγρὰ δὲ καὶ ὀλισθηρὰ, καὶ ῥᾳδίως ὑπιέναι δυ-<text:line-break/>νάμενα , διὰ τοῦτο ἐσθίειν αὐτὰ πρότερον τῶν ὰλλων· οὕτω<text:line-break/>γὰρ αὐτὰ ταχέως ὑπέρχεται κἀκείνοις ποδηγεῖ · τὰ ὕστατα<text:line-break/>ληφθέντα συνδιαφθείρει καὶ τὰ ἄλλα.</text:p>
      <text:h text:style-name="Heading_20_2" text:outline-level="2">Κεφ. α΄. </text:h>
      <text:p text:style-name="P36">[Περὶ ᾽Ἀρμενιακῶν καὶ πρεκοκκίων.] Ἕν<text:line-break/>τῷ περσικῶν γένει καὶ ταῦτ ἐστὶ διαφοραν τινα αὐτῶν ἐχοντα<text:line-break/>πρὸς τὸ βέλτιον· οὔτε γὰρ ὁμοίως. διαφθείρεται κατὰ τὴν<text:line-break/>κοιλίαν, οὔτ ὀξύνεται. φαίνεται δὲ τοῖς πολλοῖς ἡδίω , καὶ<text:line-break/>διὰ τοῦτο καὶ εὐστομαχώτερα · τούτοις γὰρ τἄλλα ὁμοίως.<text:line-break/>ἡδέσι δὲ τοῦθ' ὑπάρχει πᾶσιν, ὥσπερ τοῖς ἀηδέσιν ὑπτιάζειν<text:line-break/>τε καὶ ἀνατρέπειν τὴν γαστέρα καὶ πρὸς ἔμετον ἐρεθίζειν, ὀρε-<text:line-break/>γομένην ὅτι τάχιστα τὸ λυποῦν ἀπορρίψαι. καὶ τοίνυν καὶ<text:line-break/>ποιεῖ τοῦτο κατὰ τὴν ῥοπὴν τῶν λυπούντων. ὅσα μὲν γὰρ<text:line-break/>κάτω ῥέπει, ταύτῃ διωθεῖ, τὰ δ᾽ ἐπιπολάζοντα δι ἐμέ-</text:p>
      <text:p text:style-name="P3">των ἐκβάλλει, ταὐτὸ τοῦτο κᾳπὶ τῶν ἐξ ὅλου τοῦ σώματος<text:line-break/>εἰς αὐτὴν καταρρεόντων μοχθηρῶν χυμῶν ἐργαζομένη. καὶ<text:line-break/>γὰρ καὶ τούτων ὅσοι μὲν εἰς την ἄνω κοιλίαν συρρέουσιν, ἐκ-<text:line-break/>κενοῦνται δύ ἐμέτων, ὅσοι δ᾽ [346] εἰς τὴν κάτω, διάῥῥοιαν<text:line-break/>ἐργάζονται. τροφὴ δὲ ὅτι βραχεῖα ταῖς ὀπώραις ἀπάσαις ὑ-<text:line-break/>πάρχει, λέλεκται πρόσθεν. ἔστι μὲν οὑν ἀμείνω τὰ πρεκόκκια<text:line-break/>καλούμενα τῶν ᾽Ἀρμενιακῶν. ὅσοι δὲ φεύγουσι τὴν τῶνπρε-<text:line-break/>κοκκίων προσηγορίαν, ᾽ Ἀρμενιακὰ μῆλα καλοῦσιν ἀμφότερα·<text:line-break/>τινὲς δὲ ᾽ Ἀρμένια διὰ τεσσάρων συλλαβῶν, οὐ διὰ πέντε.</text:p>
      <text:h text:style-name="Heading_20_2" text:outline-level="2">Κεφ. καλ </text:h>
      <text:p text:style-name="P37">[Περὶ μήλων.] Ἐστι μὲν οὐχ ἔν αὐτῶν<text:line-break/>γένος, ὥσπερ οὐδὲ τῶν ἀπίων τε καὶ ῥοιῶν. ἔνια μὲν γὰρ<text:line-break/>αὐστηρὸν ἔχει χυμὸν, ἔνια δ᾽ ὀξὺν ἤ γλυκὺν, ἔστι δ᾽ ἃ καὶ<text:line-break/>μικτὸν ἐκ τούτων, ὡς ἃμα τε γλυκέα φαίνεται καὶ στύφοντα,<text:line-break/>καί τινα έτερα μετὰ γλυκύτητος ὀξέα σαφῶς γίνεται, καὶ πρὸς<text:line-break/>τούτοις ἄλλα στρυφνὰ μετ ὀξύτητος. εὕροις δ΄ ἄν ποτε καὶ<text:line-break/>τῶν τριῶν χυμῶν ἔνια μετέχοντα σαφῶς, ὡς ὀξέα τε φαίνὲ-<text:line-break/>σθαι καὶ γλυκέα καί τι καὶ στρυφνότητος ἔχειν. ὅτι δὲ μίαν</text:p>
      <text:p text:style-name="P3">ερμηνευει ποιοτητα τα τρια ταυτα ονοματα χυμου, το στυφον<text:line-break/>καὶ αυστηρον καὶ στρυφνὴν, πρόδηλον· ὅτι δύ τὰ μὲν στρυφνὰ<text:line-break/>τῷ μᾶλλον στυφειν διαφέρει τῶν αὐστηρῶν, κοινὸν δ᾽ αὐτῶν<text:line-break/>γένος ἐστὶ το στέφον, ἐν τῷ τετάρτῳ περὶ τῆς τῶν ἁπλῶν<text:line-break/>φαρμακων θυναμεως ἔμαθες, ἐν ῷ περὶ τῆς τῶν χυμῶν οὐσίας<text:line-break/>τε καὶ δυναμεως σ λογος ἐστίν. ἀναμνησθεὶς οὑν ἐκείνων,<text:line-break/>οσα μεν στυφει μῆλα, ψυχρον ἴσθι ὲχειν καὶ γεώδη χυμόν·<text:line-break/>οσα δ᾽ ὀξέα φαίνεται, ψυχρὸν μὲν, ἀλλὰ λεπτομερῆ· μέσης<text:line-break/>δ εἰναι κράσεως τὰ γλυκέα, πρὸς τὸ θερμότερον ῥέποντα,<text:line-break/>καθαπερ τὰ τελέως ἄποια καὶ οἷον ὑδατώδη πρὸς τὸ. ψυ-<text:line-break/>χρότερον ἐγκεκλιμένα. χρήσῃ τοιγαροῦν κατὰ τὰς τῶν ἐπικρα-<text:line-break/>τουντων δυνάμεις χυμῶν τοῖς μὲν αὐστηροῖς μήλοις, ὅταν ἤ-<text:line-break/>τοι δια δυσκρασίαν θερμὴν ἤ ὑγρότητα πολλὴν ἄτονος ἡ<text:line-break/>γαστὴρ ὑπάρχῃ , τοῖς στρυφνοῖς δὲ, ὅταν ἱκανῶς αὐξηθῇ ταῦ-<text:line-break/>τα, τοῖς δ οξέσιν, οταν υπολάβῃς ἐν αὐτὴ παχὺν ἡθροῖσθαι<text:line-break/>χυμον, ου πανυ τι ψυχρόν. ὡς ὅ γε ψυχρός οὐ τῶν ὀξέων,<text:line-break/>ἀλλα τῶν δριμέων δεῖται · τέμνει μὲν γὰρ ἄμφω πάχος χυμῶν,</text:p>
      <text:p text:style-name="P3">τά ἔ ὀξέα καὶ τὰ δριμέα, διαφέρει δὲ τῷ τὰ μὲν μετὰ ψύξεως,<text:line-break/>τὰ δὲ μετὰ θερμασίας τοῦτο δράν. εὔδηλον δὲ ἐκ τῶν ἤδη<text:line-break/>πολλάκις εἰρημένων, ὡς τὰ μὲν στύφοντα τὰς κάτω διαχῶρή-<text:line-break/>σεις ἐπέχει διαπαντὸς, ὅσον ἐφ ἑαυτοῖς, τὰ δ᾽ ὀξέα, χυμὸν<text:line-break/>μὲν εὑρόντα παχὺν ἐν τῆ γαστρὶ, τέμνει τε τοῦτον, ὑπάγει τε<text:line-break/>κατω καὶ διὰ τοῦτο ὑγραίνει τὰ διαχωρήματα, καθαρὰν δ᾽ -εὑ-<text:line-break/>ρόντα τὴν κοιλίαν, ἐπέχει μᾶλλον αὐτήν; ὁ δὲ γλυκὺς ἄνευ<text:line-break/>δριμύτητός τε καὶ πάχους, τουτέστι ν ἐὰν ἀκριβῶς ᾖ μόνος,<text:line-break/>ἀναδίδοται μᾶλλον, ὅσον ἐφ ἑαυτῷ, δριμύτητα δ᾽ ἔχων ἤ<text:line-break/>πάχος ὑπέρχεται μᾶλλον. ἔστι -δέ τι καὶ ἄλλο χυμοῦ γένος,<text:line-break/>οὐκ ἐν μήλοις μόνον, ἀλλὰ κκὶ ἐν τοῖς ἄλλοις ἀπασιν, ὃ κα-<text:line-break/>λοῦσιν ὑδατῶδές τε καὶ ἄποιον, ὡς καὶ πρόσθεν εἰπον, ἤκιστα<text:line-break/>. μὲν εὐστόμαχον, ἐν τῷ μέσῳ δὲ ὃν ὧν διῆλθον δυνάμεων, ὥσπερ<text:line-break/>καὶ τὸ ὕδωρ αὐτό. κακία δ᾽ ἐστὶν ἐν μήλῳ τὸ τοιοῦτον, τῶν ἐπὶ<text:line-break/>τὴν ἐδωδὴν αὐτοῦ παραγινομένων ἤ δέ ἡδονὴν τοῦτο πραττόν-ι.<text:line-break/>των, ἤδἰ ὠφέλειαν. ὅταν οὑν μήθ' ἡδέα φαγεῖν ᾖ τοιαῦτα, μήτε<text:line-break/>ῥώμην ἐντιθῇ γαστέρι, καθάπερ τὰ στύφοντα, μήτ ἴσχῃ ῥεο-</text:p>
      <text:p text:style-name="P3">μένην, εἰκότως ἀτιμάζεται, καθάπερ καὶ παρ ἡμῖν γε [349] τῆς<text:line-break/>᾽Ἀσίας πολλαχόθι τοῖς ὑσὶν αὐτὰ ῥίπτομεν, πλατανίστινα<text:line-break/>καλοῦντες, ἐπειδὴ παραπλήσιά πώς ἐστι γευόμενα (326) τοῖς<text:line-break/>ἁπαλοῖς φύλλοις τῶν πλατάνων. φυλάττεσθαι δὲ χρὴ καὶ τὰ<text:line-break/>κάλλιστα τῷ γένει μῆλα, πρὶν ἐπὶ τῶν δένδρων πεπανθῆναι·<text:line-break/>δύσπεπτα γάρ ἐστι καὶ ψυχρὰ καὶ βραδύπορα καὶ κακόχυμα<text:line-break/>μετὰ τοῦ καὶ ψυχρὸν καὶ παχὺν ἀτρέμα τὸν χυμὸν ἐχειν. ὅσα<text:line-break/>δὲ καλῶς πεπανθέντα φυλάττουσιν εἴς τε τὸν χειμῶνα καὶ τὸ<text:line-break/>μετ αὐτὸν ἔαρ, ὠφελιμώτατα γίνονται πολλάκις ἐν νόσοις, ἤ-<text:line-break/>τοι περιπλασθέντα σταιτὶ, ἤ καὶ κατὰ θερμὴν σποδιὰν ὀπτη-<text:line-break/>θέντα συμμέτρως; ἤ ἐφ ὕδατος ζέοντος ἀτμῷ καλῶς ἑψηθέν,,,<text:line-break/>τα, διδόναι δ᾽ αὐτὰ χρὴ μετὰ τὴν τροφὴν εὐθέως, ἐνίοτε δὲ<text:line-break/>καὶ μεθ ἄρτου, ῥώμης τε γαστρὸς ἕνεκα καὶ στομάχου τοῖς<text:line-break/>ἀνορέκτοις τε καὶ βραδυπεπτοῦσιν, ἐμετικοῖς τέ καὶ διαῥῥοἱ-<text:line-break/>ζομένοις καὶ δυσεντερικοῖς. ἐπιτήδεια δὲ εἰς τοιάνδε χρείαν<text:line-break/>ἐστὶ τὰ στρυφνά · συμμετρίαν γὰρ ἴσχει τῆς στύψεως, ὡς εἷ-.<text:line-break/>πον ἄρτι παρασκευασθέντα, τῶν μετρίως αὐστηρῶν εἴπασαν</text:p>
      <text:p text:style-name="P8">ἀποτιθεμένων τὴν στῦψιν ἐν τῇ τοιαύτῃ παρασκευῇ , καὶ διὰ<text:line-break/>τοῦτο παραπλησίων γιγνομένων τοῖς ἐξ ἀρχῆς ὑδατω-<text:line-break/>δεσιν.</text:p>
      <text:h text:style-name="Heading_20_2" text:outline-level="2">Κεφ. κβ΄. </text:h>
      <text:p text:style-name="P37">Ἐπειδὴ δέ τινων ἤκουσα λεγόντων, ὑπέρ-<text:line-break/>χεσθαι τὴν κοιλίαν αὐτοῖς ἐπὶ τῇ τῶν στυφόντων ἐδωδῇ , θέλ-<text:line-break/>τιον ἐνόμισα καὶ περὶ τούτου διελθεῖν ἐπὶ πλέον ἀπαξ ἐν τῷ-<text:line-break/>δε τά τε διὰ τοῦ λόγου καὶ τῆς πείρας ἡμῖν ἐγνωσμένα πολ-<text:line-break/>λάκις, ἐπειδή τινος Πρώτα ῥήτορος, ἡμετέρου πολίτου, λέ-<text:line-break/>γοντος, ἐπὶ τῆ τῶν αὐστηρῶν ἀπίωνΠε καὶ μήλων ἐδωδὴ λα-<text:line-break/>παττεσθαι τὴν κοιλίαν, ἐνόησα τὸ γενόμενον, ἐπαγαγών τε<text:line-break/>τὴν ἐκ τῆς πείρας βάσανον αὐτῷ, μετὰ ταῦτ ἤδη θαῥῥαλεώ-<text:line-break/>τερον ἐπ ἄλλων ἐπὶ τὴν αὐτὴν πεῖραν ἡκον. ἡξίωσα γὰρ<text:line-break/>ὁμοδίαιτόν μοι γενέσθαι τὸν ἄνδρα κᾳν μιᾶς ἡμέρας, ὅπως<text:line-break/>ἴδοιμι, πηνίκα τε καὶ πόσα προσφέρεται τὰ στύφοντα. καὶ κατά<text:line-break/>γε τὴν πρώτην εὐθέως, ὡς εἴθιστο, διαιτηθῆναι παρεκάλουν<text:line-break/>αὐτὸν, ὑπαλλάξαντα μηδὲν ὅλως τῶν κατὰ τὴν δίαιταν. ὁ δὲ<text:line-break/>μετὰ τὸ λουτρὸν, ὕδατος οὐ πολὺ προπιών, εἶτα τῆλίν τε<text:line-break/>καἴ ραφανῖδα καὶ ὅσα τοιαῦτα τοῖς πλείστοις εἴθισται προσ-</text:p>
      <text:p text:style-name="P2">φέρεσθαι, πρὶν ἄλλου τινος γεύσασθαι, καὶ αὐτὸς ὁμοίως<text:line-break/>προσενεγκάμενος, ἐπιπιών δὲ σύμμετρον οἴνου γλυκέος, ἐφε-<text:line-break/>ξῆς ἔφαγεν δύ ἐλαίου καὶ γάρου μαλάχας, μικρὸν ἐχούσας οὔ-<text:line-break/>νου, καὶ μετὰ ταῦτα ἰχθύος τι καὶ χοιρείου κρέατος καὶ ὄρνι-<text:line-break/>θος, εἶτα πιών που καὶ δεύτερον, ὀλίγον δὲ διαλιπών ἐπέ-<text:line-break/>. φαγεν ἀπίους τε αὐστηρούς. κἄπειτα προελθόντων ἡμῶν ἐπὶ<text:line-break/>τὸ περιπατεῖν, ὀλίγα τε περιπατησάντων, ὑπῆλθεν ἀξιολόγως<text:line-break/>ἡ γαστὴρ αὐτῷ. θεασάμενος οὑν ταῦτα ἐγώ συνεθέμην τῷ<text:line-break/>φίλῳ , κατὰ τὴν ὑστεραίαν ἐμοὶ πάλιν ἐπιτρέψαι τὰ κατὰ τὴν<text:line-break/>δίαιταν. ἑτοίμως δὲ πεισθέντι πρώτους ἀπάντων ἔδωκα<text:line-break/>μετὰ βαλανεῖον ἀπίους φαγεῖν, εἰτα τἄλλα ἐφεξῆς, ὡς εἰώ-<text:line-break/>θει. καὶ τούτων οὕτὥ γεγενημένων, οὐχ ὅπως ἀξιολόγως, ἀλλ᾽<text:line-break/>οὐδὲ μετρίως ἀπέκρινεν ἡ γαστηρ. ἐθαυμαζεν οῦν εἰκότως τὸ<text:line-break/>γιγνόμενον, ἤρετό α΄ ἐμὲ τὴν αἰτίαν αὐτοῦ κἀγώ διῆλθον<text:line-break/>αὐτῷ ταῦτα τὰ νῦν εἰρησόμενα, τοῦ γάρου γὰρ, ἔφην, σὺν<text:line-break/>τοῖς ἃμ αὐτῷ ληφθεῖσιν ὑπάγειν πεφυκότος τὴν γαστέρα καὶ<text:line-break/>τοῦτ ἤδη προειργασμένου, τὰ στύφοντα, τελευταῖα ληφθέντα,<text:line-break/>καὶ μάλιστα τοῖς ἀτόνοις τὸν στόμαχον, αἴτια γίγνονται τῆς</text:p>
      <text:p text:style-name="P3">ὑπαγωγῆς, ῥωννύντα τε τὴν γαστέρα [350] καὶ προτρέπον-<text:line-break/>τα διωθεῖσθαι κατω τὰ περιεχόμενα κατ αὐτήν. μᾶλλον δ᾽<text:line-break/>ἂν, ἔφην, πεισθείης τοῦτο, λαβῶνἐπί τῆς ὑστεραίας ὰπάν-<text:line-break/>των μὲν πρῶτα τὰ στύφοντα , δεύτερα δ᾽ ἐπ αὐτοῖς τὰ κρεώ-<text:line-break/>δη , καὶ πάντων τελευταῖα τὰ δι ἐλαίου τε καὶ γάρου προσφε-<text:line-break/>ρομενα, μηδαμῶς, εἰπεν, ἐμέσαιμι γὰρ ἂν αὐτίκα, μαλάχας<text:line-break/>ὑστάτας ἐπιφαγών μετ ἐλαίου καὶ γάρου. κάλλιστα, ἔφην,<text:line-break/>εἶπες, ἀνατρέπει γὰρ ταῦτα τὴν᾽ γαστέρα καὶ μάλιστα αὐτῆς<text:line-break/>τὸ στόμα, τὸ πρὸς ἁπάντων ἤδη συνήθως στόμαχος ἄνομα-<text:line-break/>ζόμενον, ἐπιῥῥώννυσι δὲ καὶ τονοῖ τὰ στύφοντα. διὸ κἂν<text:line-break/>ἄλλος τις χυμὸς αὐτὴν ἀνατρέψῃ, καθάπερ εἴωθεν ἐνίοις ὠχρὰ<text:line-break/>χολὴ πλεῖον ἀθροισθεῖσα τοῦτο ποιεῖν, γευσάμενός τινος<text:line-break/>τῶν στυφόντων ὁ οὕτως διακείμενος εὐθέως ἐκκρινεῖ κάτω<text:line-break/>τὸν ἀνιῶντα χυμόν, εἰτα ἔδειξά τινα τῶν νεανίσκων αὐτῷ<text:line-break/>πρὸ ἡμερῶν ὀλίγων εἰληφότα μὲν ἕνεκα τοῦ καθαρθῆναι σκαμ--<text:line-break/>μωνίας ὀπὸν, ἤδη δὲ ὡρῶν γεγονυιῶν ἐπὶ τῆ προσφορά πέντε,<text:line-break/>καὶ μηδεμιᾶς ἐκκρίσεως ήκολουθηκυίας, θλίβεσθαι μὲν λέγον-<text:line-break/>τα τὸν στόμαχον, ἐπάρθαι δὲ καὶ βαρύνεσθαι τὴν γαστέρα,</text:p>
      <text:p text:style-name="P3">καἴ διὰ τοῦτο ωχριφν τε καὶ εὐπορεῖσθαι, καί μοι κοινωσα-<text:line-break/>σθαι τὰ κατέχοντα συμπτώματα αὐτόν. ὅπως οὐν ἰασάμην<text:line-break/>τὸν ἄνθρωπον, ἄκουσον, ἔφην, αὐτὸν τὸν νεανίσκον. καὶ<text:line-break/>δὴ καὶ παρέσχον αὐτῷ παρόντα τε .καὶ διηγούμενον, ὡς ἐγῶ μὲν<text:line-break/>ἐκέλευσα μήλου στύφοντος, ἤ ῥοάς , ἤ ἀπίου βραχύ τι φαγεῖν,<text:line-break/>ὁ δ᾽ ἄμα τῷ καταπιεῖν εὐθέως ἀπηλλάγη τῶν ὀχληρῶν, ἐκκρι-<text:line-break/>νάσης ἀθρόως αὐτοῦ πάμπολλα τῆς γαστρός. ἴσθι τοίνυν,<text:line-break/>ὲφην τῷ ῥήτορι, καὶ σοὶ τοῦτο συμβαῖνον, ὅταν ἐπιφάγῃς τὰ<text:line-break/>στύφοντα, διὰ τὴν ἀτονίαν τῆς γαστρος ὅλης καὶ τοῦ στομά-<text:line-break/>χου. ὁ δὲ , καὶ μᾶλλον , εἰπε , τοῦτο ἀληθὲς εἰπες. ἔστι τε<text:line-break/>γάρ μοι φύσει τοιοῦτος ὁ στσμαχος, ἀνατρέπεταί τε ῥᾳδίως<text:line-break/>ἐπὶ τοῖς τυχοῦσιν, ἐγώ τε τοτε μᾶλλον προσφέρομαι τῶν αὐ-<text:line-break/>στηρῶν τι μετὰ τὴν τροφὴν, ὅταν αἴσθωμαί ποθ' ὕπτιον<text:line-break/>ἱκανῶς αὐτὸν γεγονότα, ἤδη πλησίον ὲχοντα ναυτίας. αὕτη<text:line-break/>σοι ἡ κατὰ τὸν ῥήτορα διήγησις αὐτάρκης εἰς γνῶσιν ἔστω<text:line-break/>τοῦ λαπάττεσθαι τὴν γαστέρα τοῖς ἄτονον ἔχουσι τὸν στα΄<text:line-break/>μαχον, ὅταν ἐπιφάγωσί τι τῶν στυφόντων,</text:p>
      <text:h text:style-name="P19" text:outline-level="2">Κεφ. κγ΄. </text:h>
      <text:p text:style-name="P37">[Περὶ κυδωνίων καὶ στρουθιομήλων. ]<text:line-break/>-χαίρετόν τι παρὰ τα ἄλλα μῆλα τούτοις ὑπάρχει, στύψιν<text:line-break/>τε πλείονα κεκτημένοις καὶ το α΄; χυλὸν ἔχουσι μόνιμον, εἴ τις<text:line-break/>ἑψήσας αὐτὸν σύν μέλιτι φυλάττειν ἐθέλοι · τῶν δ᾽ ἄλλων<text:line-break/>μήλων ὁ χυλὸς ὀξύνεται κείμενος, ὑγρότητα πολλὴν ὲχων<text:line-break/>ψυχράν. ἡμεῖς δὲ καὶ τὸ διὰ τοῦ χυλοῦ τῶν στρουθομήλων<text:line-break/>φάρμακον ἐπιτηδεότατον Ὑοῖς ἀνορέκτοις, οὐκ ἐν φανερῷ<text:line-break/>κατὰ τύχην κείμενον, ὕστερόν ποθ' εὕρομεν ἐτῶν ἑπτὰ με-<text:line-break/>ταξὺ γεγονότων, οὐδεμίαν ἐσχηκότος μεταλλαγὴν τῆς ποιότη-<text:line-break/>τος. ἐπεποιήκει δὲ κατὰ τό στόμα τοῦ ἀγγείου πυκνὸν ἐπί-<text:line-break/>παγον, οἷον καὶ μέλιτι πολλάκις ἐπιπήγνυται καὶ ἀλλῶς<text:line-break/>τισί· καὶ χρὴ φυλάττειν αὐτὸν ἐπικείμενον, ὅταν ἐθέλῃς ἀμε-<text:line-break/>τάβλητον ἐπὶ πλεῖστον διαμεῖναι τὸ φάρμακον ἤ τὸ μέλι.<text:line-break/>τοῦτο μὲν οὑν εἰρήσθω μοι κατὰ τὸ πάρεργον · οὑ δ᾽ ἕνεκα<text:line-break/>ἐμνημόνευσα τοῦ μὴ διαφθαρέντος ἐν χρόνῳ πλείονι φαρμά-<text:line-break/>κου, πάλιν ἀναλήψομαι. μονιμος ὁ τῶν στρουθίων μήλων<text:line-break/>χυλός ἐστιν, ὅταν καλῶς σκευασθῇ, καθάπερ καὶ ὁ τῶν κυ-</text:p>
      <text:p text:style-name="P3">δωνίων, [351] ἀλλ᾽ ἦττον οὕτος ἡδὺς ὑπάρχει, καὶ μάλιστα<text:line-break/>στύφων· ὥστε εἴη τὶν ποτε καὶ τουτου χρεία προς ῥῶσιν ἱκα-<text:line-break/>νῶς ἐκλύτου γαστρός. ἐν ᾽Ιβηρίᾳ δὲ τον καλουμενον μηλο-<text:line-break/>πλακοῦντα συντιθέασιν, ἔδεσμα μόνιμον οὕτως, ὡς εἰς Ῥώμην<text:line-break/>κομίζεσθαι μεστὰς αὐτοῦ λοπάδας καινας. σύγκειται δὲ ἐκ<text:line-break/>μέλιτός τε καὶ σαρκὸς λελειωμένης ἑφθῆς ἃβ΄α τῷ μέλιτι. τὸ<text:line-break/>δ᾽ ἡμέτερον φάρμακον τὸ τοῖς ἀνορέκτοις σκευαζό (327)μενον<text:line-break/>οὐκ ἐκ μόνου μέλιτος καὶ χυλοῦ μήλων ἐστὶν, ἀλλὰ καὶ πε-<text:line-break/>πέψεως ὲχει τι λευκοῦ καὶ ζιγγιβέρεως καὶ ἄξους. οὐ μὴν νῦν γε<text:line-break/>καιρὸς αὐτοῦ τῆς διδασκαλίας ἐστὶν, ἑτέρωθι τελέως εἰρη·-<text:line-break/>μύνης.</text:p>
      <text:h text:style-name="Heading_20_2" text:outline-level="2">Κεφ. Κδ΄.</text:h>
      <text:p text:style-name="P37"><text:s/>[Περὶ ἀπίων καὶ ῥοιῶν.] Ἀ περὶ μήλων<text:line-break/>εἷπον, ἃπαντα μεταφέρων ἐπὶ τὰς ἀπίους τε καὶ ῥοιὰς οὐ-<text:line-break/>δενὸς ἔτι νεωτέρου περὶ αὐτῶν ἑτέρου δεήσῃ λόγου. καὶ γὰρ<text:line-break/>ἐν ταύταις ἔνιαι μὲν αὐστηραὶ μόνον ἤ στρυφναὶ φαίνονται,<text:line-break/>καθάπερ γε τινὲς μὲν ὀξεῖαι, τινὲς δὲ γλυκεῖαι, τινὲς δὲ εκ<text:line-break/>τῆς τούτων μίξεως συγκείμεναι, καὶ τινὲς ὅλως οὐδεμίαν ὲχου-</text:p>
      <text:p text:style-name="P38">σαι τοιαύτην ἐπικρατοῦσαν ποιότητα, καὶ διὰ τοῦτο ὑδατώδεις<text:line-break/>τε καὶ αμβλεῖαι οὐσαι , ῥωστικὸν οὐδὲν ἐχουσι, τῶν μὲν οὐν<text:line-break/>απίων ἡ χρῆσις ὁμοία κατὰ πάν ἐστι τῇ τῶν μήλων· αἱ<text:line-break/>ροιαὶ δὲ τα μὲν ἄλλα παραπλησίως , οὐδέποτε δ᾽ οὐδ᾽ ὀπτῶν-<text:line-break/>ται μετα σταιτὸς, . οὐδ᾽ ἕψονται δι᾽ ὕδατος ἤ ἐν ἀτμῷ. χυ-<text:line-break/>λον δε ἔχουσι πλείονα μήλων τε καὶ ἀπίων, ἔτι δὲ πρὸς τού-<text:line-break/>τῳ τὴν γεῦσιν ἡδὺν ὄντα μᾶλλον τοῦ κατ᾽ ἐκεῖνα χυλοῦ. γί-<text:line-break/>νονται δέ ποτε χρησιμώτεραι τῶν καρπῶν ἐκείνων εἰς ἄλλα τέ<text:line-break/>τινα και το προς Ἱπποκράτους εἰρημένον ἐν Ἐπιδημιῶν δτυ-<text:line-break/>τέρῳ κατι τήνδε. τὴν ῥῆσιν. γυνὴ ἐκαρδιάλγει, καὶ οὐδὲν<text:line-break/>καθίστη, πρὶν ἐς ῥοιάς χυλὸν ἄλφιτον ἐπιπάσσουσα καὶ μονο-<text:line-break/>σιτίῃ ἤρκεσε καὶ οὐκ ἀνήμεεν οἱα τὰ Καρίωνος. εὔδηλον οὑν,<text:line-break/>οτι, μοχθηρῶν χυμῶν τὰ κατὰ τὸ στόμα τῆς γαστρὸς , ὃ δὴ<text:line-break/>καὶ καρδίαν σνομάζουσι, διαβρεξάντων, ἡ γυνὴ ναυτιώδης τε<text:line-break/>καὶ καρδιαλγὴς ἢν · οὐδὲ γὰρ οὐδ᾽ ἄλλο τι τὸ᾽ καρδιώσσειν</text:p>
      <text:p text:style-name="P39">ονομα σημαίνει του γινομενου συμπτωματος επι τῳ στομα-<text:line-break/>χῳ δακνομένῳ. τοῦτον οὐν τὸν χυμὸν ἐξήρανε μέν τὸ ἄλφι-</text:p>
      <text:p text:style-name="P3">τον, ὁ δὲ τῆς ῥοιάς χυλὸς ἃμ αὐτῷ λαμβανόμενος ἐῥῥώννυε<text:line-break/>τὴν κοιλίαν, ὡς ἀποτρίψασθαι δύνασθαι τὸν ἐν τοῖς χιτῶσιν<text:line-break/>αὐτῆς περιεχομενον χυμόν. τροφην δὲ τῷ σώματι παρέχου-<text:line-break/>σιν αἱ μὲν ροιαὶ παντάπασιν ἐλαχίστην, ὡς οὐδέποθ αὐτῶν<text:line-break/>ὡς τροφῆς χρήζομεν, ἀλλ᾽ ἐν φαρμάκου μοίρᾳ μόνον. αἱ δ᾽<text:line-break/>ἄπιοι καὶ μάλισθ αἱ μεγάλαι (καλοῦσι δ᾽ αὐτὰς μενάτας οἐ<text:line-break/>παρ ἡμῖν) ἔχουσί τι καὶ τρόφιμον, ὥστε καὶ τέμνοντές τέ<text:line-break/>αὐτὰς εἰς κυκλίσκους λεπτοὺς καὶ ξηραίνοντες ἀποτίθενται,<text:line-break/>προσφέρονται δὲ κατὰ τὸν χειμῶνα καὶ τὸ ἔαρ ἅψοντες,<text:line-break/>ὅταν ᾖ λιμὸς, ἐν χρείᾳ σιτίων ὀλιγοτροφων. οἱ δ᾽ Ἄττικοὶ<text:line-break/>μὲν ἄνευ τοῦ ἰῶτα τὴν πρώτην τῶν ῥοιῶν ἔχουσι συλλαβὴν<text:line-break/>μᾶλλον, οἱ ᾽Ιωνες δὲ μετὰ τοῦ ἰῶτα. χρήσιμον δὲ οὐδὲν<text:line-break/>ἔχει τῷ βίῳ ταν ἀνθρώπων, ὥσπερ οὐδ᾽ ὠτὶ τῶν οἴων, ἃ<text:line-break/>νῦν μὲν οὕτως ὀνομάζουσι πάντες Ἕλληνες , οὐ συγχωροῦσι<text:line-break/>δὲ οἱ Ἀττικίζοντες μετὰ τοῦ υ λέγειν αὐτά. καταλιπών οὐν<text:line-break/>ἐκείνους ὑπὲρ τῶν ὀνομάτων σκοπεῖσθαι περὶ τῆς δυνάμεως<text:line-break/>τοῦ καρποῦ διαλέξομαι.</text:p>
      <text:h text:style-name="P19" text:outline-level="2">Κεφ. κέ. </text:h>
      <text:p text:style-name="P41">[352] [Περὶ μεσπίλων καὶ οὔων.] Καὶ<text:line-break/>τουτων ὁ αὐτὸς λόγος ἐστὶ τῷ προειρημένῳ , στύφει μὲν γὰρ<text:line-break/>αμφω , πολυ δὲ μᾶλλον οὔων τὰ μέσπιλα · διὸ καὶ συμφορῶ-<text:line-break/>τατον ἔδεσμα ἐστι ῥεούσῃ γαστρί. ἡδίω δὲ αὐτῶν πρὸς ἐδω--<text:line-break/>δὴν τα οὐα· την ἀρχὴν γὰρ οὐδέν τι στρυφνὸν ὲχει τοῖς με--<text:line-break/>σπίλοις ομοίως, ἀλλ᾽ ἔστιν ὁ κατ αὐτὰς χυμὸς αὐστηρὸς<text:line-break/>ανευ τοῦ στρυφνὸς εἰναι. πρόδηλον δ᾽, ὅτι τῶν τοιούτων<text:line-break/>απὰντων ᾽ολίγον ἐσθίειν προσήκει, οὐχ, ὡς σύκων ἤ σταφυ-<text:line-break/>λῶν, δαψιλῶς · οὐδὲν γὰρ ὡς τροφῆς αὐτῶν, ἀλλ᾽ ὡς φαρμά-<text:line-break/>κων μᾶλλον δεομεθα. ταῦτά σοι χρησιμώτερα τοῦ γνῶναι,<text:line-break/>την προτέραν συλλαβὴν τοῦ τῶν οὔων ὀνόματος ὑπὸ τῶν<text:line-break/>παλαιῶν Ἀθηναίων διὰ μόνου τοῦ ο γράμματος γράφεσθαί<text:line-break/>τε καὶ λήγεσθαι.</text:p>
      <text:h text:style-name="Heading_20_2" text:outline-level="2">Κεφ. κστ΄. </text:h>
      <text:p text:style-name="P41">[Περὶ τοῦ τῶν φοινίκων καρποῦ.] Εὔιε<text:line-break/>βαλάνους φοινίκων ἐθέλεις ὀνομάζειν τὸν καρπὸν αὐτῶν, εἴθ'<text:line-break/>ομωνύμως ὅλῳ τῷ δένδρῳ φοίνικας, ὥσπερ ἔθος ἐστὶν ἤδη<text:line-break/>πάσι τοῖς Ἕλλησιν, οὐδὲν οὔτε βλαβήσῃ κατ οὐδέτερον οὔτ<text:line-break/>ὠφεληθήσῃ πρὸς τὴν τῆς δυνάμεως γνῶσιν. ἔστι δ᾽ ἐν</text:p>
      <text:p text:style-name="P3">αυτοῖς ου μικρα διαφορά · τινὲς μὲν γὰρ ξηροί τέ εἰσι καὶ<text:line-break/>στυφοντες, ωσπερ οἱ Ἀἰγύπτιοι, τινὲς δὲ μαλακοὶ καὶ ὑγροὶ<text:line-break/>καὶ γλυκεῖς, ὡσπερ οἱ καρυωτοὶ καλούμενοι, κάλλιστοι δ᾽<text:line-break/>ουτοι γεννῶνται κατὰ τὴν Παλαιστίνην Συρίαν ἐν Ἱεριχοῦν-<text:line-break/>τρ᾽ μεταξὺ δὲ ἀμφοτέρων τῶν εἰρημένων γενῶν οἱ ἄλλοι πάν-<text:line-break/>τες εἰσὶ φοίνικες. δυσπεπτοι δέ εἰσι καὶ κεφαλαλγεῖς, οἱ μὲν<text:line-break/>μᾶλλον, οἱ δὲ ηττον, ὄντες ὑγροί τε καὶ γλυκεῖς καὶ ξηροὶ καὶ<text:line-break/>στύφοντες. ἀλλα τῶν ἄκρων ἀφορισθέντων, εὐφορώτατον<text:line-break/>ἤδη σοι τὸ μέσον ἔσται πάν. οὐδεὶς γοῦν αὐτῶν ἐστιν, ὃς<text:line-break/>οὐ γλυκύτητά τινα καὶ στῦψιν ἐχει · καὶ γὰρ τῷ καρυωτῷ μέ-<text:line-break/>τεστι βραχείας στύψεως καὶ τῷ Θηβαικῷ γλυκύτητος ἀμυδράς.<text:line-break/>ἀλλ᾽ ὁ μὲν γλυκὺς χυμὸς ἐδείχθη τρόφιμος, ὁ δ᾽ αὐστηρὸς εὐ-<text:line-break/>στόμαχός τε καὶ γαστρὸς ἐφεκτικός. ἄπαντες δὲ οἱ φοίνικες<text:line-break/>δύσπεπτοί τέ εἰσι καὶ κεφαλαλγεῖς πλείονες βρωθέντες. ἔνιοι<text:line-break/>δὲ καὶ δήξεώς τινος αἴσθησιν ἐμποιοῦσι τῷ στόματι τῆς κοι-<text:line-break/>λίας , ὃ στόμαχον ὀνομάζουσιν οἱ ἰατροί. ὁ δ᾽ ἀπ αὐτῶν<text:line-break/>εἰς τὸ σῶμα ἀναδιδόμενος χυμὸς παχὺς μὲν πάντως ἐστὶν,</text:p>
      <text:p text:style-name="P40">εχει δέ τι καὶ γλίσχρον, οταν ῃ ο φοῖνιξ λιπαρὸς, ὥσπερ ὁ<text:line-break/>καρυωτος. οταν δὲ τῷ τοιουτῳ χυμῷ γλυκύτης μιχθῇ, τά-<text:line-break/>χιστα μὲν ὑπ᾽ αὐτοῦ τὸ ἤπαρ ἐμφράττεται , βλάπτεται δὲ καὶ<text:line-break/>φλεγμαῖνον καὶ σκιρούμενον ἐσχάτως ὑπὸ τῆς ἐδωδῆς αὐτῶν.<text:line-break/>ἐφεξῆς δὲ τῷ ἥπατι καὶ ὁ σπλὴν ἐμφράττεται καὶ βλάπτεται.<text:line-break/>πολυ δὲ δη μάλιστα βλάπτουσιν οἱ χλωροὶ φοίνικες εἰς ἀπαν-<text:line-break/>τα, βραχὺ πλέονες ἐδεσθέννες. εὔδηλον δ᾽, ὅτι θερμότερον<text:line-break/>μεν ἔχουσι τον χυμον οἱ γλυκεῖς, ψυχρότερον δὲ οἷ στῦφον-<text:line-break/>, τες. ἀλλα καὶ φύσης ἐμπιπλᾶσιν οἱ χλωροὶ φοίνικες, ὥσπερ<text:line-break/>καὶ τα σῦκα· τὴν αὐτὴν γὰρ ἀναλογίαν ἐχει τὰ σῦκα πρὸς<text:line-break/>τας ἰσχαδας, ην οἱ χλωροὶ φοίνικες πρὸς τοὺς ἄλλους. ,ἐν δὲ<text:line-break/>τοῖς μη πανυ θερμοῖς -χωρίοις οὐ πεπαίνονται τελέως οἱ φοί-<text:line-break/>νικες, ὡς εἰς ἀπόθεσιν γίνεσθαι χρήσιμοι, καὶ διὰ τοῦτο χλω-<text:line-break/>ρους ἀναγκαζόμενοι δαπανᾶν αὐτοὺς ὠμῶν τε χυμῶν ἐμ-<text:line-break/>πιλτλανται καὶ ῥίγεσι δυσεκθερμάντοις ἁλίσκονται καὶ καθ'</text:p>
      <text:p text:style-name="Normal">ηπαρ εμφραςεις εχουσα</text:p>
      <text:h text:style-name="Heading_20_2" text:outline-level="2">Κεφ. Κζ .</text:h>
      <text:p text:style-name="P41"><text:s/>[353] [Περὶ ἐλατῶν.] ᾽Ολίγην μὲν πάνυ<text:line-break/>καὶ αυται τροφὴν διδόασι τῷ σώματι καὶ μάλιστα αἱ δρυοπε-</text:p>
      <text:p text:style-name="P3">τεῖς. ἐσθίουσι δὲ οἱ ἄνθρωποι ταύτας μὲν σὺν ἄρτῳ μᾶλλον,<text:line-break/>ανευ δε αρτου τας ἁλμάδας τε καὶ κολυμβάδας ὀνομαζομένας,<text:line-break/>ενεκα γαστρος υπαγωγῆς, μετὰ γάρου πρὸ τῶν σιτίων. ὥσπερ<text:line-break/>δὲ αἱ δρυοπετεῖς πλεῖστον λιπαρὸν, οὕτως αὑται τὸν στῦφον-<text:line-break/>τα χυμον ὲχουσι. διὸ καὶ ῥωννύουσί τε τὸν στόμαχον, ἐπε-<text:line-break/>γείρουσί τε την ὄρεξιν. ἐπιτήδειοι δέ εἰσιν εἰς τοῦτο αἱ μετ<text:line-break/>ὄξους αποτιθἔμεναι. πολυειδῶς δ᾽ αὐτὰς σκευάζουσιν οἱ τῆν<text:line-break/>οψαρτυτικην ἐμπειρίαν ἀσκήσαντες, ης οὐδ᾽ αὐτῆς παντάπα-<text:line-break/>σιν αμαθῶς ὲχειν ἀξιῶ τὸν ἰατρόν· ἄμεινον γὰρ εἰς τὴν πέψιν<text:line-break/>ἐστὶ τῶν ἴσως ὑγιεινῶν τὸ ἡδίονι ἀλλ᾽ οὐ νῦν καιρὸς οὔτε<text:line-break/>τῆς ἐμπειρίας τῆς κατὰ τὴν ὀψαρτυτικὴν θεωρίαν, οὔτε τῆς<text:line-break/>τέχνης ἐστίν · ἴδιος γὰρ λόγος ἀνάκειται αὐταῖς.</text:p>
      <text:h text:style-name="Heading_20_2" text:outline-level="2">Κεφ. κη. </text:h>
      <text:p text:style-name="P41">(328) [Περὶ καρύων.] Βασιλικά τινες<text:line-break/>ονομαζουσι κάρυα ταῦτα τὰ νῦν ὑπὸ πάντων ὀνομαζόμενα<text:line-break/>καρυα· καλεῖται δὲ καὶ ἄλλα τινα λεπτοκάρυα, πολλῶ τιν-<text:line-break/>κροτερα τουτων, ἃ προσαγορεύουσιν ἔνιοι Ποντικά. πολλὴ<text:line-break/>δὲ ἀμφοτέρων ἡ χρῆσίς ἐστιν, οὐ πολλὴν τροφὴν διδόντων<text:line-break/>τῷ σωματι. πλείων δ᾽ ὅμως ἐστὶν ἐν τῷ Ποντικῷ λεγομένῳ</text:p>
      <text:p text:style-name="P3">τῆς ἐν τῷ βασιλικῷ καρύῳ, καὶ γὰρ καὶ πεπίληται μᾶλλον ἤ<text:line-break/>οὐσία αὐτοῦ καὶ ἦττον ἐλαιώδης ἐστὶν, ἤ δὲ τοῦ καρύου χαυ-<text:line-break/>νοῦερα εστι και πλεον εχουσα το λιπαρον ἐν ἑαυτη. μετέχει δὲ<text:line-break/>καὶ τῆς στυφουσης ποιότητος οὐκ ὀλίγον, ἤτις ἐν τῷ χρόνῳ<text:line-break/>προιόντι μαραίνεται, μεταπιπτούσης ὅλης, αὐτοῦ τῆς οὐσίας<text:line-break/>εἰς τὸν λιπαρὸν χυμὸν, ὥστε καὶ τελείως ἄβρωτον γίνεσθαι,<text:line-break/>διὰ το παραπλήσιον ἐλαίῳ παλαιῷ τῆ κατ αὐτὸ λιπαρότητι<text:line-break/>φαίνεσθαι. τὸ δὲ χλωρὸν ἔτι καὶ ὑγρὸν οὔτε τῆς στυφοῦ-<text:line-break/>σης σαφῶς μετέχει ποιότητος, οὔτε τῆς ἐλαιώδους, ·ἀλλ᾽ ἔστιν<text:line-break/>ἄποιόν πως μᾶλλον ὅπερ ὑδατῶδες καλεῖν, ὡς ἔφην, εῶ<text:line-break/>θίσμεθα. πέττεταί γε μὴν μᾶλλον τὸ κάρυον τοῦ λεπτοκα-<text:line-break/>ρύου καὶ μᾶλλον εὐστομαχώτερόν ἐστι, καὶ πολὺ μᾶλλον ὅταν<text:line-break/>σὺν ἰσχάσιν ἐσθίηται. γέγραπται δὲ ὑπὸ πολλῶν ἰατρῶν, ὡς,<text:line-break/>ἐαν ἄμφω ταῦτα πρὸ τῶν ἄλλων σιτίων λαμβάνωνται μετὰ<text:line-break/>πηγανου, μηδὲν ὑπὸ τῶν θανασίμων φαρμάκων μέγα βλα-<text:line-break/>βήσεσθαι τὸν ἄνθρωπον. εὔδηλον δ᾽, ὅτι καὶ τὸ μὲν ὑγρὸν<text:line-break/>πρὸς διαχώρησιν ἔτι ἐπιτήδειόν ἐστι, τὸ δὲ ξηρὸν ἥττον ἐπι-<text:line-break/>τήδειον. οὐκ ὀλίγοι δὲ καὶ μετὰ γάρου προσλαμβάνουσιν αὐ-</text:p>
      <text:p text:style-name="P3">το γαστρὸς ὑπαγωγῆς ἔτεκεν, εἰς τοῦτο δ᾽ ἐπιτήδειόν ἐστι<text:line-break/>τὸ χλωρὸν, ὡς ᾖττον τῆς στυφούσης μετέχον ποιότητος. ἀλλὰ<text:line-break/>καὶ τῶν ἤδη ξηρῶν προαποβρεχομένων ἐν ὕδατι, καθάπερ ἔνιοι<text:line-break/>ποιοῦσιν , ἡ δύναμις παραπλησία τοῖς χλωροῖς ἐστι.</text:p>
      <text:h text:style-name="Heading_20_2" text:outline-level="2">Κεφ. κθ'. </text:h>
      <text:p text:style-name="P41">[ Περὶ ἀμυγδάλων.] Οὐδ᾽ ὅλως μετέχει<text:line-break/>ταῦτα τῆς στυφούσης ποιότητος, ἐπικρατεῖ γὰρ ἐν αὐτοῖς ἡ<text:line-break/>λεπτυντική τε καὶ ῥυπτικὴ μόνη, δύ ἤν ἐκκαθαίρει τὰ σπλάγχνα<text:line-break/>καὶ τὰς ἐκ πνεύμονός τε καὶ θώρακος ἀναπτύσεις τῶν ὑγρῶν<text:line-break/>ἐργάζεται. τινὰ δ᾽ αὐτῶν οὕτως ἐπικρατοῦσαν ὲχει τὴν<text:line-break/>τμητικὴν τῶν παχέων τε καὶ [354] γλίσχρων ὑγρῶν δύναμιν,<text:line-break/>ὡς μηδὲ βρωθῆναι δύνασθαι διὰ πικρότητα. τῆς γε μὴν ἐλαι-<text:line-break/>ώδους τε καὶ λιπαράς μετέχει ποιότητος, ὥσπερ καὶ τὰ κάρυα,<text:line-break/>δύ ἤν καὶ αὐτὰ τοῦ χρόνου προιόντος ἐλαιηρὰ γίνεται , κα-<text:line-break/>θαπερ ἐκεῖνα. βραχυτέρα δ᾽ αὐτοῖς ἐστιν ἡ ποιότης ἤδε τῆς<text:line-break/>ἐν τοῖς καρύοις, διὸ καὶ μετὰ χρόνον πλείονα τῶν καρύων<text:line-break/>ἐλαιηρὰ φαίνεται γινόμενα. δῆλον οὐν ἐκ τούτων ἐστὶν, ὡς<text:line-break/>οὔτε πρὸς ὑπαγωγὴν γαστρὸς ὑπάρχει/ χρήσιμα, τροφήν τε τῷ<text:line-break/>σώματι δίδωσιν ὀλίγην. ὅσα δ] .ἐπικρατοῦσαν ἱκανὴν ὲχει</text:p>
      <text:p text:style-name="P2">την πίκραν ποιότητα, πρὸς τὰς ἐκ θώρακός τε καὶ πνεύμονος<text:line-break/>αναπτυσεις πύου τε καὶ τῶν παχέων καὶ γλίσχρων χυμῶν ἐστι<text:line-break/>χρησιμωτατα. τῶν δὲ μηδεμίαν μὲν τέχνην ἡσκηκότων τῷ βίῳ<text:line-break/>χρησιμον, Ἀττικίζοντας δὲ καλούντων ἑαυτοὺς, ἔνιοι μὲν<text:line-break/>ἀμυγδάλας θηλυκῶς ἀξιοῦσι λέγεσθαι τὸν καρπὸν τοῦτον, ἔνιοι<text:line-break/>δὲ ουδετέρως ἀμύγδαλα, μηδ᾽ αὐτὸ τοῦτο γινώσκοντες, ὃ<text:line-break/>σπουδαζουσιν , ὡς ἄμφω τὰ ὀνόματα παρὰ τοῖς Ἀττικοῖς ἀν-<text:line-break/>δρασι γέγραπται.</text:p>
      <text:p text:style-name="P42">Κεφ. λ΄. [Περὶ πιστακίων.] Κεντᾶται μὲν κατὰ τὴν<text:line-break/>γμεγαλην Ἀλεξάνδρειαν ταῦτα, πολὺ πλείω δ᾽ ἐν Βεῥῥοίᾳ τῆς<text:line-break/>Συρίας, τροφην μὲν ὀλίγην ἔχοντα, χρήσιμα δὲ εἰς ἥπατος</text:p>
      <text:p text:style-name="P42">ευρωστιαν αμα και καθαρσιν τῶν εμπεφραγμενων κατα τας<text:line-break/>διεξόδους αυτοῦ χυμῶν, μετέχει γὰρ ὑποπίκρου καὶ ὑποστυ-<text:line-break/>φουσης ποιοτητος ἀρωματιζούσης. ἴδμεν δὲ καὶ ἄλλα πολλὰ</text:p>
      <text:p text:style-name="P42">των τοιουτων ηπατι χρησᾳιωτατα, καθαπερ εν τη των<text:line-break/>απλῶν φαρμάκων ἐδείχθη πραγματείᾳ. στομάχῳ δὲ οὔτε<text:line-break/>ωφέλειαν ουτε βλαβην ἀξιόλογον ἐξ αὐτῶν ὲχω μαρτυρεῖν,<text:line-break/>ωσπερ ουδὲ υπαγωγὴν γαστρὸς ἤ στάσιν.</text:p>
      <text:h text:style-name="P19" text:outline-level="2">Κεφ, λα΄. </text:h>
      <text:p text:style-name="P41">[ Περὶ κοκκυμήλων,] Σπανίως ἄν εὕροις<text:line-break/>αυστηρον ἤ ὀξυν ἤ ὅλως τινὰ ἀηδίαν ἔχοντα τὸν καρπὸν<text:line-break/>τοῦτον, οταν ἀκριβῶς πεπανθἢ· πρὶν γὰρ ἐς τοῦτ ἀφικέσθαι,<text:line-break/>σχεδον απαντες οἱ μὲν ὀξύτητος, οἱ δὲ στρυφνότητος, ἔνιοι<text:line-break/>δε και πικροτητὁς ἐμφαίνουσι, τροφὴν μὲν οὐν ἐλαχίστην ἐκ<text:line-break/>τοῦ καρποῦ τούτου το σῶμα λαμβάνει, χρήσιμος δέ ἐστι τοῖς<text:line-break/>υγρὰναί τε καὶ ψύξαι τὰ μέτρια τὴν γαστέρα προαιρουμένοις.<text:line-break/>υπαγει δ᾽ αὐτὴν καὶ ταῦτα διά τε τὴν ὑγρότητα καὶ γλισχρό-<text:line-break/>τητα, καθάπερ καὶ ἄλλα τινὰ τῶν προειρημένων, ὑπάρχει<text:line-break/>δ αὐτοῖς καὶ ξηρανθεῖσιν εἷναι έχρησᾷιοις, ὥνπερ καὶ τοῖς<text:line-break/>συκοις, καὶ δόξαν ὲχει πολλὴν ἄριστα τῶν ἄλλων εἷναι τὰ<text:line-break/>κατα Συρίαν ἐν Δαμασκῷ γινόμενα, δεύτερα δ᾽ ἐπὶ τούτοις<text:line-break/>τα κατὰ τὴν Ὑβηρίαν τε καὶ Ἱσπανίαν ὀνομαζομένην. ἀλλὰ<text:line-break/>ταῦτα μὲν οὐκ ἐμφαίνει τινὸς στύψεως, τὰ Δαμασκηνὰ δὲ καὶ<text:line-break/>παντί πολλῆς ἔνια. κάλλιστα δ᾽ αὐτῶν εἰσιν, ὅσα μετρίως<text:line-break/>στέφοντα μεγάλα τε καὶ χαῦνα· τὰ δὲ σμικρὰ καὶ σκληρὰ καὶ<text:line-break/>στρυφνὰ μοχθηρὰ πρόςΑ·ι τὴν ἐδωδὴν εστι καὶ πρὸς τὴν</text:p>
      <text:p text:style-name="P3">τῆς γαστρὸς ὑπαγωγὴν, ἤτις ἀκολουθεῖ μάλιστα τοῖς ἀπὸ τῆς<text:line-break/><text:span text:style-name="T11">Ἰ</text:span>βηρίας. ἐψομενα δ᾽ ἐν μελικράτῳ, πλέον ἔχοντι μέλιτος,<text:line-break/>ἱκανῶς λαπάττει τὴν γαστέρα, κἀν μόνα τις αὐτὰ φάγῃ, καὶ<text:line-break/>πολυ μᾶλλον, ἐὰν ἐπιῥῥοφήσῃ τοῦ μελικράτου. πρόδηλον δὲ,<text:line-break/>οτι συντελεῖ γαστρὸς ὑπαγωγῇ μετὰ τὴν προσφορὰν αὐτῶν<text:line-break/>επιπίνειν τι γλυκέος οἴνου καὶ διαλιπεῖν .τινα χρόνον, οὐδ᾽<text:line-break/>ευθέως ἀριστᾶν ἐπ αὐτοῖς. ἀλλὰ καὶ τοῦτο [355] κοινὸν<text:line-break/>απαντων, ὅσα λαπάττει γαστέρα, μνημονευέσθω σοι, καθά-<text:line-break/>περ τἄλλα, ὅσα κοινὰ πλειόνων εἰδῶν ἐστι, μὴ δεομένῳ<text:line-break/>πολλακις ἀκούειν περὶ αὐτῶν.</text:p>
      <text:h text:style-name="Heading_20_2" text:outline-level="2">Κεφ, λβ΄. </text:h>
      <text:p text:style-name="P41">[Περὶ τῶν καλουμένων σηρικῶν,] Οὐδὲ<text:line-break/>τσυτοις ὲχω τι μαρτυρῆσαι πρὸς ὑγείας φυλακὴν ἤ νόσων<text:line-break/>ὔασιν· ἔδεσμα γάρ ἐστι γυναικῶν τε καὶ παιδίων ἀκρατούντων,<text:line-break/>ὀλιγότροφόν τε καὶ, δύσπεπτον ὑπάρχον ἃμα τῷ μηδ᾽ εὐ-<text:line-break/>στομαχον εῖναα τροφὴν . δηλονότι καὶ αὐτὰ δίδωσιν ὀλίγην<text:line-break/>τῷ θώματι,</text:p>
      <text:h text:style-name="P19" text:outline-level="2">Κεφ. Λγ΄.</text:h>
      <text:p text:style-name="P41"><text:s/>[Περὶ κερατίων,] Τὰ κεράτια, διὰ τοῦ<text:line-break/>τ γραμματος λεγομένης τε καὶ γραφομένης τῆς τρίτης συλλα-<text:line-break/>βῆς, ο.υδὲν ἔοικε τοῖς διά τοῦ σίγμα κερασίοις, ἔστι δὲ ἔδεσμα<text:line-break/>κακοχυμόν τε καὶ ξυλῶδες, ἐξ ἀνάγκης δὲ καὶ δύσπεπτον ου-<text:line-break/>δὲν γαρ ξυλῶδες εὔπεπτον.. ἀλλὰ καὶ τῷ μὴ διαχωρεῖσθαι<text:line-break/>ταχέως οὐ σμικρὸν αὐτοῖς ὑπάρχει κακόν. ὥστ ἄμεινον ἤν<text:line-break/>αὐτα μηδὲ κομίζεσθαι πρὸς ἡμᾶς ἐκ τῶν ἀνατολικῶν χωρίων,<text:line-break/>ἐν οις γεννἀταἄ</text:p>
      <text:h text:style-name="Heading_20_2" text:outline-level="2">Κεφ, λδ΄. </text:h>
      <text:p text:style-name="P41">[Περὶ καππάρεως.] Θαμνῶδές ἐστι φυτὸν<text:line-break/>ἡ κάππαρις , ἐν Κύπρῳ πλείστη φυομένη. δύναμις δ᾽ αὐτῆς<text:line-break/>ἐστι λεπτομερὴς ἱκανῶς, καὶ διὰ (329) τοῦτο τροφὴν ἐλαχί-<text:line-break/>στην ἀναδίδωσιν εἰς τὸ τῶν ἐσθιόντων αὐτὴν σῶμα, καθα-<text:line-break/>περ καὶ τἄλλα πάντα, ὅσα λεπτομερῆ, χρώμεθα δὲ ὡς φαρ-<text:line-break/>μάκῳ μᾶλλον ἤ ὡς τροφῇ τῷ τοῦ φυτοῦ καρπῷ. κομίζεται<text:line-break/>δὲ πρὸς ἡμάς ἁλσὶ διαπασθεῖσα διὰ τὸ σήπεσθαἴμόνη ἀπο-<text:line-break/>τιθεμένη. εὔδηλον σύν, ὅτι χλωρὰ μὲν ἔτι, πρὶν ταριχευθῆναι,<text:line-break/>πλέον ὲχει τροφῆς· ἐκ δὲ τῆς ταριχείας ἀπόλλυσι πάμπολυ</text:p>
      <text:p text:style-name="P3">καὶ γίνεται χωρὶς μὲν του τοὖς ἄλας ἀποπλυθῆναι παντιι-<text:line-break/>πασιν ἄτροφος, ὑπακτικὴ δὲ τῆς γαστρός · άποπλυθεῖσα δὲ<text:line-break/>καὶ διαβραχεῖσα μέχρι τοῦ τελέως ἀποθέσθαι τὴν ἐκ τὰν<text:line-break/>αλῶν δυναμιν, ως ἔδεσμαμὲν ὀλιγοτροφώτατόν ἐστιν, ὡς ὄψον<text:line-break/>δὲ καὶ φάρμακον ἐπιτήδειον ἐπεγεῖραι καταπεπτωκυῖαν ὄρεξιν,<text:line-break/>ἀποῥῥύψαι τε καὶ ὑπαγαγεῖν φὸ κατὰ τὴν γαστέρα φλέγμα κοὶ<text:line-break/>τὰς κατὰ σπλῆνα καὶ ηπαρ ἐμφράξεις ἐκκαθαραι. χρῆσθαι<text:line-break/>δὲ πρὸς ταῦτα προσηκει δύ όξυμέλπος ἤ ὀξελαίου πρὸ τὰν<text:line-break/>ἄλλων σιτίων ἀπάντων. τούς δ᾽ ἁπαλούς ἀκρέμονας κοὶ<text:line-break/>τουτου τοῦ φυτοῦ παραπλησίως ἐσθίουσι τοῖς τῆς τερμίν-<text:line-break/>θου, καὶ χλωρούς ἔτι συντιθέντες, ὡς ἐκείνους, έν ὀξάλμη τε<text:line-break/>καὶ ἄξει.</text:p>
      <text:h text:style-name="Heading_20_2" text:outline-level="2">Κεφ. λε .<text:tab/></text:h>
      <text:p text:style-name="P44">[ Περὶ συκομσρισν.] Ἐν Ἀλεξανδρεία τὸ</text:p>
      <text:p text:style-name="Normal">τοῦ συκομόρου φυτὸν εἶδον ἄμα τῷ καρπῷ, παραπλησίῳ σύκῳ<text:line-break/>μικρῷ λευκῷ. δριμύτητα [3<text:span text:style-name="T11">0</text:span>6] δὲ οὐδεμίαν ὁ καρπὸς οὖτος<text:line-break/>ἔχει, βραχείας μετέχων γλυκύτητος, ὑγρότερός πως καὶ ψυκτι-<text:line-break/>κωτερος ὡν κατὰ τὴν δύναμιν, ὡσπερ τὰ μόρα· μᾶλλον δὲ<text:line-break/>ἐν τῷ μεταξύ μόρων τε καὶ σύκων αὑτὸν εἰκότως ἄν τις θείη.</text:p>
      <text:p text:style-name="P3">καί μοι δοκεῖ τοὔνομα ἐντεῦθεν αὐτῷ κεῖσθαι, γελοῖοι γὰρ,<text:line-break/>οσοι δια τοῦτο φασιν ὠνομάσθαι τὸν καρπὸν τοῦτον συκόμο-<text:line-break/>ρα, διοτι συκοις ἐοίκασι καὶ μόροις; ἡ γένεσις δ᾽ αὐτοῦ διῶ-<text:line-break/>φορωτέρα πώς ἐστι παρὰ τοὺς ἄλλους καρποὺς τῶν δένδρων·<text:line-break/>ουδὲ γαρ ἐκ τῶν ἀκρεμόνων καὶ βλαστημάτων, ἀλλ᾽ ἐξ αὐτῶν<text:line-break/>τῶν κλαδων καὶ τῶν πρέμνων ἐκφύεται, γ</text:p>
      <text:h text:style-name="Heading_20_2" text:outline-level="2">Κεφ. λστ΄, </text:h>
      <text:p text:style-name="P41">[Περὶ περσίου,] Εἶδον καὶ .τοῦτο τὸ<text:line-break/>φυτον ἐν Ἀλεξανδρείᾳ, τῶν μεγάλων ὃν καὶ αὐτὸ δένδρων.<text:line-break/>ἱστοροῦσι δὲ τὸν καρπὸν αὐτοῦ μοχθηρὸν οὕτως ὑπάρχειν ἐν<text:line-break/>Πέρσαις, ως ἀναιρεῖν τοὺς φαγόντας, εἰς Ἀὶγυπτον δὲ κοΛ<text:line-break/>μισθέντα ἐδώδιμόν τε γενέσθαι παραπλησίως ἐσθιόμενον<text:line-break/>ἀπίοις τε καὶ μήλοις, ὧν καὶ κατὰ τὸ μέγεθός ἐστι,</text:p>
      <text:h text:style-name="Heading_20_2" text:outline-level="2">Κεφ. Λζ΄,</text:h>
      <text:p text:style-name="P41"><text:s/>[Περὶ κιτρίου,] Καὶ τοῦτο τὸ Μηδικὸν<text:line-break/>ονομαζουσι μῆλον οἱ μηδένα νοεῖν ἃ φθέγγονται προῃρημέ-<text:line-break/>νοι, καίτοι τήν γε σαφήνειαν ἐν ταῖς ἀρεταῖς τοῦ λόγου τιθέ-<text:line-break/>μενοι. βέλτιον δ᾽ ἢν τοῦ τὰ τοιαῦτα περιεργάζεσθαι, τίνα<text:line-break/>δυναμιν ὲχειν τὰ μόρια τοῦ κιτρίου, καὶ τί χρήσιμον ἐξ αὐτοῦ</text:p>
      <text:p text:style-name="P3">τοῖς ἀνθρώποις ἐστὶν, ἐζητηκέναι. τοῦτο οὑν ἐγώ πράξω,<text:line-break/>τρία μὲν εἷναι εἰπών τοῦ καρποῦ τούτου τὰ μόρια, τό τε ὀξὺ<text:line-break/>κατα το μέσον αὐτοῦ καὶ τὸ πέριξ τούτου τὴν οἷον σάρκα αὐ-<text:line-break/>τοῦ τοῦ καρποῦ καὶ τρίτον ἐπ᾽ αὐτοῖς τὸ περικείμενον σκέ-<text:line-break/>πασμα ἔξωθεν. τοῦτο μὲν εὐῶδές τέ ἐστι καὶ ἀρωματίζον,<text:line-break/>ου κατὰ τὴν ὀσμὴν μόνον, ἀλλὰ καὶ κατὰ τὴν γεῦσιν. εἰκό-<text:line-break/>τως σύν δύσπεπτόν ἐστιν, ὡς ἂν σκληρόν τε καὶ τετυλωμένον.<text:line-break/>εἰ δ᾽ ὡς φαρμάκῳ τις αὐτῷ χρῷτο, συντελεῖ τι πρὸς πέψιν,<text:line-break/>ὥσπερ καὶ ἄλλα πολλὰ τῶν δριμεῖαν ἐχόντων τὴν ποιότητα.<text:line-break/>τῷ δ᾽ αὐτῷ λόγῳ καὶ στόμαχον ῥώννυσιν ὀλίγον ληφθὲν,<text:line-break/>ῷστε καὶ κόπτοντες αὐτὸ καὶ τὸν χυλὸν ἐκθλίβοντες εἰώθασι<text:line-break/>μιγνύναι τοῖς καταποτίοις φαρμάκοις, ὅσα λαπακτικὰ γαστρός<text:line-break/>ἐστιν , ἤ καθαρτικὰ τοῦ σώματος ὅλου, τῷ δ᾽ ὀξεῖ καὶ ἀβρώ-<text:line-break/>τῳ μέρει τοῦ καρποῦ , καθ᾽ ὃ καὶ τὸ σπέρμα περιέχεται, πρὸς<text:line-break/>ἄλλα τινὰ χρῶνται καὶ πολλάκις εἰς ὄξος ἐμβάλλουσιν ἀμβλύ<text:line-break/>χάριν τοῦ δριμύτερον ἐργάσασθαι. τὸ μέσον δ᾽ ἀμφοῖν, ὃ δὴ<text:line-break/>καὶ τροφὴν τῷ σώματι δίδωσιν, οὔθ ὀξεῖαν, οὕτε δριμεῖαν</text:p>
      <text:p text:style-name="P3">ὲχον ποιότητα, δύσπεπτόν ἐστι διὰ σκληρότητα. διὸ καὶ μετ.<text:line-break/>ὄξους καὶ γάρου προσφέρονται πάντες αὐτὸ τὴν ἀμβλυτητα<text:line-break/>τῆς γεύσεως ἐπεγεῖραι βουλόμενοι. τάχα δ᾽, ὅτι καὶ πέττεται<text:line-break/>μᾶλλον οὕτω βρωθὲν, ἐπίστανται, τῆ πείρᾳ διδαχθέντες ἤ<text:line-break/>παρα ἰατρῶν ἀκουσαντες.</text:p>
      <text:h text:style-name="Heading_20_2" text:outline-level="2">Κεφ, λᾷ,</text:h>
      <text:p text:style-name="P41"><text:s/>[Περὶ τῶν ἐν τοῖς ἀγρίοις φυτοῖς καρπῶν,<text:line-break/>ἐν οἷς εἰσι καὶ αἱ ἀπὸ τῶν δρυῶν βάλανοι.] ᾽Ἀγρια καλεῖν εἰώ-<text:line-break/>θασιν πάντες ἄνθρωποι φυτὰ τὰ κατὰ τὴν χώραν φυόμενα,<text:line-break/>χωρὶς ἐπιμελείας γεωρ[357]γικῆς ἀμέλει, καὶ ἀμπέλους ἀγρίας<text:line-break/>ὀνομάζουσιν, ων οὐδεὶς ἀμπελουργὸς προνοεῖται περισκα-<text:line-break/>πτων ἤ περισκάλλων ἤ βλαστολογῶν ἤ τι τοιοῦτον διαπρατ-<text:line-break/>τόμενος. ἐκ τούτων τῶν φυτῶν ἐστι καὶ φηγὸς καὶ δρῦς καὶ<text:line-break/>πρίνος καὶ κρανία καὶ κόμαρος, ἕτερά τε δένδρα τοιαῦτα, κα-·<text:line-break/>θάπερ γε καὶ θάμνοι τινὲς, οἷον ὅ τε τῆς βάτου καὶ τῆς κυ-<text:line-break/>νοσβάτου, καὶ ὁ τῆς ἀχέρδου τε καὶ ἀχράδος, ὅ τε τῶν ἀγριο-<text:line-break/>κοκκυμήλων, ἃ προῦμνα παρ ἡμῖν καλοῦσι, καὶ ὁ τοῦ τὰς<text:line-break/>ἐπιμηλίδας φέροντος. καλεῖται δὲ κατὰ τὴν Ἰταλίαν οὐνέδων<text:line-break/>ὁ καρπὸς τοῦ θάμνοι/ τούτου, κακοστόμαχόν τε καὶ κεφαλαλ-</text:p>
      <text:p text:style-name="P3">γὴς ὑπάρχων καὶ στρυφνὸς ἱκανῶς μετά τινος βραχείας γλυ-<text:line-break/>κύτητοςς τὰ μὲν ουν κράνα καὶ τὰ βάτινα καὶ τὰς βαλά-<text:line-break/>νους καὶ τὰ μιμαίκυλα, καλεῖται δὲ οὕτως ὁ τοῦ κομάρου καρ-<text:line-break/>πος,) ἐσθίουσι συνήθως οἱ κατὰ τοὺς ἀγροὺς, τοὺς δὲ τῶν<text:line-break/>αλλων δένδρων τε καὶ θάμνων οὐ πάνυ τι. λιμοῦ μὴν κα-<text:line-break/>τασχοντος ποτὲ τὴν ἡμετέραν χώραν, εὐφορίας δὲ γενομένης<text:line-break/>τῶν τε βαλάνων καὶ τῶν μεσπίλων, ἐν σειροῖς αὐτὰ οἱ ἂγροι-<text:line-break/>κοι θησαυρίσαντες ἀντὶ τῶν σιτηρῶν ἐδεσμάτων ἔσχον ἔν τε<text:line-break/>τῶ χειμῶνι παντὶ καὶ τοῖς πρώτοις τοῦ ἡρος, ἔμπροσθεν δὲ<text:line-break/>βορα συῶν ἤσαν αἱ τοιαῦται βάλανοι, ἀλλὰ τότε άποτρεπόμε-<text:line-break/>νοι τοῦ διαθρέψαι τούτους ἐν τῷ χειμῶνι, καθάπερ ἔμπροσθεν<text:line-break/>εἰωθεσαν, ἐν ἀρχῇ μὲν τούτους σφάξαντες, ἐχρήσαντο τού-<text:line-break/>τοις εἰς ἐδωδην, ὕστερον δὲ τοὺς σειροὺς ἀνοίξαντες, ἤσθιον<text:line-break/>τὰς βαλάνους, παρασκευάζοντες ἐπιτηδείους εἰς βρῶσιν ἄλλο-<text:line-break/>τε ἄλλως. ἐν ὕδατι γὰρ ἡψον ἐνίοτε, καὶ κατὰ τὴν θερμὴν<text:line-break/>σποδιὰν ἐγκρυβοντες ὥπτουν συμμέτρως, αὐθις δ᾽ ἄν ποτε<text:line-break/>καταπλάσαντες, ἔτνος ἐξ αὐτῶν ἐποίουν, ἐνίοτε μὲν ὕδατι μό-<text:line-break/>νῳ δευοντες, ἐπεμβάλλοντες δέ τι τῶν ἡδυσμάτων, ἐνίοτε δὲ</text:p>
      <text:p text:style-name="P3">καὶ μέλιτος ἐπιχέοντες, ἤ μετὰ γάλακτος ἕψοντες. ἡ δ᾽ ἀπ αὐ-<text:line-break/>τῶν τροφὴ δαψιλής ἐστιν οὐδὲν ὁμοίως τοῖς εἰρημένοις ἄχρι<text:line-break/>δεῦρο τοῦ λόγου κατὰ τόδε τὸ γράμμα. πολλοῖς γὰρ τῶν σι-<text:line-break/>τηρῶν ἐδεσμάτων ὁμοίως τρέφουσιν αἱ βάλανοι, καὶ τό γε πα-<text:line-break/>λαιὸν, ὥς φασιν, ἀπὸ τούτων μόνον διέζων οἱ ἄνθρωποι,<text:line-break/>Ἀρκάδες δὲ καὶ μέχρι πολλοῦ χρόνου, τῶν ἄλλων ἀπάντων<text:line-break/>Ἐλλήνων τοῖς Δημητρίοις καρποῖς χρωμένων, ἔστι δὲ βρα-<text:line-break/>δύπορος ἡ ἀπ αὐτῶν τροφὴ καὶ παχύχυμος, οἷς ἀκόλουθόν<text:line-break/>ἐστι καὶ δύσπεπτον ὑπάρχειν αὐτήν. . εἰς ᾷπαντα δὲ χείρων<text:line-break/>ἐστὶν ἡ μιμαίκυλος τῆς ἀπὸ τῶν δρυῶν βαλάνου, καθάπερ αὕτη<text:line-break/>τῆς τῶν καστανῶν ὀνομαζομένων · ἄρισται γὰρ ἐκεῖναι τῶν<text:line-break/>βαλάνων εἰσὶν, ἔνιοι δὲ λοπίμους αὐτὰς ὀνομάζουσιν. οὔτοι<text:line-break/>καὶ μόνοι (330) τῶν ἀγρίων καρπῶν ἀξιόλογον τροφὴν διδό-<text:line-break/>ασι τῷ σώματι. κράνια γὰρ καὶ πρίνα καὶ βάτινα καὶ κυνόσ-<text:line-break/>βατα καὶ βράβυλα καὶ μιμαίκυλα καὶ ζίζυφα καὶ διόσπυρα<text:line-break/>καὶ ἁλικάκαβα, καὶ ὁ τῆς τερεμίνθου καὶ ὁ τῆς ἀχέρδου<text:line-break/>καρπὸς, ὅσα α΄ ἄλλα. τοιαῦτα, βραχὺ μέν τι τρόφιμον ὲχει,</text:p>
      <text:p text:style-name="P2">κακόχυμα δὲ πάντ ἐστὶ καί τινά γ΄ αὐτῶν καὶ κακοστόμαχα<text:line-break/>καὶ ἀηδῆ, συῶν ὄντα βρώματα, καὶ τούτων οὐχ ἡμέρων, ἀλλὐ<text:line-break/>ἐν τοῖς ὄρεσι διαιτωμένων · ἀπ αὐτῶν οὐν ἐκεῖνοι πλείστην<text:line-break/>ἔχουσι τροφήν.</text:p>
      <text:h text:style-name="Heading_20_2" text:outline-level="2">Κεφ. λθ'. </text:h>
      <text:p text:style-name="P41">[Περὶ τῆς δι αὐτῶν τῶν φυτῶν τροφῆς.]<text:line-break/>Οὐ μόνον σπέρματα καὶ καρποὺς τῶν φυτῶν ἐσθίομεν, ἀλλὰ<text:line-break/>καὶ αὐτὰ, πολλάκις μὲν ὅλα, πολλάκις δὲ ῥίζας μόνον, ἤ<text:line-break/>ἀκρέμονας, ὔ τὰ νέα βλαστήματα, κατὰ τὴν ἐπείγουσαν ἑκά-<text:line-break/>στοτε χρείαν. ἀπορρίπτειν γοῦν εἰωθότες οἱ παρ ἡμῖν ἄν-<text:line-break/>θρωποι τόν τε καυλὸν καὶ τὰ φύλλα τῶν γογγυλίδων, ἃς<text:line-break/>καὶ βουνιάδας [358] ὀνομάζουσιν, ἐσθίουσιν ἐνίοτε καὶ ταῦτα<text:line-break/>ἐν ἀπορίᾳ καταστάντες ἀμεινόνων ἐδεσμάτων, οὕτω τε καί<text:line-break/>τα τῶν ῥαφανίδων, καὶ τὰ τῶν καλουμένων ἐπιχωρίῳ φωνή<text:line-break/>. παρ ἡμῖν ῥαπιῶν. ἐστι δὲ, ὡς ἂν τις; εἴποι, ῥαφανὶς ἀγρία<text:line-break/>τὸ φυτὸν τοῦτο. καὶ πύρεθρον δὲ καὶ σία, καὶ ἱπποσέλινα,<text:line-break/>καὶ μάραθρα, σκάνδικα καὶ κιχώρια, καὶ χονδρίλας, καὶ<text:line-break/>γιγγίδια, καὶ δαύκους, καὶ πλείστων δένδρων τε καὶ θάμνων<text:line-break/>τὰς ἁπαλὰς βλάστας ἕψοντες ἐσθίουσιν οἱ ἄνθρωποι πολ-</text:p>
      <text:p text:style-name="P3">λακις υπο λιμοῦ βιαζομενοι, τινὰ δὲ καὶ χωρὶς λιμοῦ, καθά-<text:line-break/>περ ἔνιοι τὴν κορυφὴν τοῦ φοίνικος, ἤν ὀνομάζουσιν ἐγκέφα-<text:line-break/>λον αυτοῦ. τί δεῖ λέγειν ἔτι περὶ τῶν ἀπαλῶν ἀκανθῶν; εἰσὶ<text:line-break/>γαρ αυταί γε καὶ χωρὶς λιμοῦ δύ ὄξους ἐσθιόμεναι καὶ γάρου<text:line-break/>μετριον ἔδεσμα. προσεπιβάλλουσι δὲ ἔνιοι καὶ τοὔλαιον ὰὺ-<text:line-break/>ταῖς, μάλιστα ὅταν ἐν ὕδατι προαποζεσθῶσι· διττῶς γὰρ αὐ-<text:line-break/>ταῖς χρῶνται, πολλάκις μὲν ὠμαῖς, ἐνίοτε δὲ καὶ ἑψημέναις.<text:line-break/>ακανθωδη δὲ λέγω φυτὰ · σκολύμους, ἀτρακτυλίδας, ἡρύγγιόν<text:line-break/>τε καὶ κνίζον καὶ ἀτραγίδα, καὶ τὴν καλουμένην λευκάκανθον,<text:line-break/>ἔτι τε τὸ ἕτερον εἰδος τοῦ χαμαιλέοντος, ὧν ἔνια τινὲς τῶν<text:line-break/>κατὰ τοὺς ἀγροὺς ἐμβαλόντες εἰς ὄξος ἤ ἃλμην, ἀποτίθετο<text:line-break/>ται αὐτὰ, καθάπερ καὶ τὰς γογγυλίδας καὶ τὰ κρόμμυα καὶ<text:line-break/>τὰ ἀμπελόπρασα καλούμενα καὶ πύρεθρα, ἐτερά τε τοιαῦτα.<text:line-break/>τούτου δέ πως τοῦ γένους ἐστὶ καὶ κιβώρια καὶ κολοκάσια;<text:line-break/>καὶ τὸ καλούμενον ἄβατον. πρόδηλον δ᾽, ὅτι πρὸς ἐῷ βρα-<text:line-break/>χεῖαν τροφὴν διδοναι τῷ σώματι κακόχυμα πάντ ἐσθ ταῦτα. .<text:line-break/>καί τινά γ΄ αὐτῶν ἐστι κακοστόμαχα, πλὴν, ὡς ἔφην, τῶν<text:line-break/>ἀκανθῶν ἄρτι τῆς γῆς ἀνισχουσῶν. ὅσα δ᾽ αὐτῶν ἐμβάλλον-</text:p>
      <text:p text:style-name="P3">τες εἰς ἃλμην ἤ ὄξος απο τίθενται καὶ φυλασσουσιν εἰς ὅλον<text:line-break/>τὸν ἑξῆς ἐνιαυτὸν, ἐπικτᾶταί τι παρα τῆς σκευασίας προκλη-<text:line-break/>τικὸν εἰς ἐδωδὴν, εἰ μετρίως αὐτῶν τις γεύοιτο , καθάπερ οι<text:line-break/>τε. τῆς ἄγνου βλαστοὶ καὶ οἱ τῆς τερμίνθου. ταῦτα μὲν οὑν<text:line-break/>ἐν τοῖς ἀγρίοις φυτοῖς ἀριθμοῦσι, καὶ κοινῇ περὶ αυτῶν αὔ-<text:line-break/>ταρκες ἐγνωκέναι, κακόχυμα πάντ εἰναιι περὶ δὲ τῶν ἡμέ-<text:line-break/>ρων, οὐ κατὰ κοινὸν λόγον, ἀλλ᾽ ἰδίᾳ τὴν ἑκάστου δύναμιν<text:line-break/>ἐπίστασθαι πολὺ κάλλιστόν ἐστι, καὶ μάλιστα τῶν συνεχῆ<text:line-break/>τὴν χρῆσιν ἐσχηκότων, ἃ καὶ δύ αὐτὸ τοῦτο σπουδάζεται τοῖς<text:line-break/>ἀνθρώποις, ὑπὸ μακράς πείρας βασανισθέντα τῶν ἄλλων εἷ-<text:line-break/>·ναι βελτίω. καὶ τοίνυν ἤδη περὶ αὐτῶν ἐφεξῆς ἐρῶ, τὴν ἀρ-<text:line-break/>χη΄ ἀπὸ τῶν λαχάνων ποιησάμενος.</text:p>
      <text:h text:style-name="Heading_20_2" text:outline-level="2">Κεφ. Α΄.</text:h>
      <text:p text:style-name="P41"><text:s/>[Περὶ θριδακίνης.] Προὔκριναν πολλοὶ<text:line-break/>τῶν ἰατρῶν τὸ λάχανον τοῦτο τῶν ἄλλων ἀπάντων, ὥσπερ<text:line-break/>τὰ σῦκα τῆς ὀπώρας · εὐχυμώτερον γάρ ἐστιν αὐτῶν. ὃ δὲ<text:line-break/>μέμφονταί τινες αὐτοῦ, μέγιστον ἔπαινον ὲχερ᾽ καὶ εἴπερ αὐ-<text:line-break/>τῷ ὡς αληθὲς ἤν, οὐτ μόνον λαχάνων, ἀλλὰ καὶ τῶν εὐχυ-<text:line-break/>μοτάτων τε καὶ τροφιμωτάτων ἐδεσμάτων οὐδὲν ἂν ἢν δεύ-</text:p>
      <text:p text:style-name="P3">τερον, αἷμα γὰρ αὐτήν φασι γεννᾷν, ἔνιοι δὲ οὐχ ἁπλῶς αἷμα<text:line-break/>λέγουσιν, ἀλλὰ πολὺ προστιθέασι, πολυ γεννᾶν αἷμα λέγον-<text:line-break/>τες τὴν θριδακίνην. ἀλλ᾽ οὔτοι, κἀν εἰ φρονιμώτερον ἐγκαλοῦ-<text:line-break/>σι, μείζονά γε ψεύδονται τῶν ἑτέρων · καίτοι καὶ αὐτὸ τὸ<text:line-break/>πολὺ γεννᾶν αἷμα λεγόμενον οὐκ ἂν τις εὐλογως μέμψαιτο.<text:line-break/>δῆλον γὰρ, ὅτι τὸ τοιοῦτον πάντων ἂν εἴη τῶ ν ἐδεσμάτων εὑ-<text:line-break/>χυμότατον, εἴ γε πλεῖστον μὲν αίμα, τῶν δ᾽ ἄλλων χυμῶν<text:line-break/>οὐδένα γεννᾷν πέφυκεν. εἰ δὲ πλεῖστον αθροίζεσθαι φήσου-<text:line-break/>σιν ἐκ τῆς θριδα [359] κίνης καὶ διὰ τοῦτο μέμφοιντο, ῥάστον<text:line-break/>ἐπανορθώσασθαι τὸ ἔγκλημα, δυναμένων γε τῶν ἐσθιόντων<text:line-break/>αὐτὰς διαπονεῖσθαι μὲν πλείω, προσφέρεσθαι δὲ ὁλίγας.<text:line-break/>ταῦτα μὲν οὐν ἀπόχρη λήγεσθαι πρὸς τοὺς ψέγοντας οὐκ<text:line-break/>ὀρθῶς τὸ λάχανα τοῦτο. γινώσκειν δὲ χρὴ, πάντων τῶν λα-<text:line-break/>χάνων ὁλίγιστόντε καὶ κακόχυμον αἷμα γεννώντων, ἐκ τῆς θρι-<text:line-break/>δακίνης οὐ πολὺ μὲν, οὐδὲ κακόχυμον, οὐ μὴν εὔχυμόν γε<text:line-break/>τελέως αἷμα γίνεσθαι. ἐσθίουσι δὲ αὐτὴν ὡς τὰ πολλὰ<text:line-break/>μὲν ὠμήν· ὅταν δὲ εἰς σπέρματος γένεσιν εξορμᾳν ὑπάρξη-</text:p>
      <text:p text:style-name="P3">ται θέρους ωρᾳ, προαφεψήσαντες ἐν ὕδατι γλυκεῖ, προσφέρονται<text:line-break/>δι ἐλαίου καὶ γάρου καὶ ἄξους, ἤ δια τινος τῶν ὑποτριμμά-<text:line-break/>των, καὶ μάλιστα ὅσα διὰ τυροῦ σκευάζονται. χρῶνται δ᾽<text:line-break/>αὐτῇ καὶ πρὶν εἰς καυλὸν ὁρμῆσαι πολλοὶ δι ὕδατος ἕψον-<text:line-break/>τες, ὥσπερ κᾧγὡ νῦν ὴρξάμην ἀφ οὑ τῶν ὀδόντων φαύλως<text:line-break/>ὲχω. ἰδών γάρ τις τῶν ἑταίρων ἐν ἔθει μὲν ὄν μοι ἐκ πολ-<text:line-break/>λοῦ τὸ λάχανον, ἐπίπονον δὲ νῦν ἴσχοντα τὴν μάσησιν, εἰσ-<text:line-break/>ηγήσατο τὴν εψησιν. ἐχρώμην δὲ θριδακίναις ἐν νεότητι<text:line-break/>μὲν ἐκχολουμένης μοι συνεχῶς τῆς ἄνω γαστρος ἐμψύξεως<text:line-break/>ἕνεκεν, ὁπότε δὲ εἰς τὴν καθεστηκυῖαν ἡλικίαν ηκον, ἄκος ἢν<text:line-break/>μοι τὸ λάχανον τοῦτο τῆς ἀγρυπνίας, ἔμπαλιν, ἤ ὡς ὅτε μευ-<text:line-break/>ράκιον ἤν, ἐσπουδακότι περὶ τὸν ὕπνον. εἰθισμένος τε γὰρ<text:line-break/>ἑκουσίως ἀγρυπνεῖν ἐπὶ νεοτητος, ἃμα τε καθ τῆς τῶν παρα-<text:line-break/>κμαζόντων ἡλικίας ἀγρυπνητικῆς οὔσης , ἀκουσίως ἀγρυπνῶν<text:line-break/>ἐδυσφόρουν, καί μοι μονον ἀλεξιφάρμακον ἀγρυπνίας ἤν<text:line-break/>ἑσπέρας ἐσθιομένη θριδακίνη. λέγω δὲ οὐκ ἄλλο τι θριδακί-<text:line-break/>νην, ἤ ὃ πάντες οἱ νῦν ἄνθρωποι καλοῦσιν θρίδακα, ἐπεί τοι</text:p>
      <text:p text:style-name="P3">παρ ἡμῖν έτερόν τι λάχανον ἄγριον ὀνομάζεται θριδακίνη,<text:line-break/>παρά τε τὰς ὁδοὺς φυόμενον, ἐπί τε τοῖς ὑψηλοῖς τῶν τά-<text:line-break/>φρων , ἔτι τε κατὰ τὰς καλουμένας λιβαδας καὶ πολλὰς τῶν<text:line-break/>ἀσπόρων χωρῶν. ἔστι δὲ μικρὸν ἐκεῖνο τὸ λαχανον, οἷόν<text:line-break/>περ ἡ ἄρτι φυομένη θρίδαξ ἡ κηπευομένη, καί τι καὶ βραχὺ<text:line-break/>πικρότητος ἐμφαίνει, καὶ μᾶλλον ἔτι κατὰ τὴν αὔξησιν, ἐκ-<text:line-break/>καυλῆσαν δὲ καὶ πάνυ σαφῆ τὸν πικρὸν ἔχει χυμόν. ὅμοιον<text:line-break/>δέ τι λάχανον τῇ θριδακίνῃ τῇδε καὶ ἤν ὀνομάζουσι χονδρίλην<text:line-break/>ἐστὶ, καὶ θάττον εἰς καυλον ἐξορμᾳ , πικρότητα σαφεστέραν<text:line-break/>ἔχων καί τινα γλίσχρον τε καὶ λευκὸν ὀπῶν, οἷός περ ὁ τῶν<text:line-break/>τιθυμάλλων ἐστὶν, ἀλλ᾽ οὐ δριμὺς, ὡς ἐκείνοις, ῷ πρὸς ἀνα-<text:line-break/>κόλλησιν ἐνίοτε χρώμεθα τῶν ἐν τοῖς βλεφάροις τριχῶν. ταῦτα<text:line-break/>μὲν οὐν ἄγρια καλεῖται λάχανα πρὸς διορισμὸν τῶν κηπαίων,<text:line-break/>εἴρηται δε μικρὸν ἔμπροσθεν περὶ αὐτῶν κοινῇ. περὶ δὲ τῆς<text:line-break/>κηπευομένης θριδακίνης τῆς ἃπασι συνήθως ἐσθιομένης τε καὶ<text:line-break/>καλουμένης θρίδακος ἔν κεφαλαίῳ πάλιν ἀναλαβών ἐρῶ<text:line-break/>μνήμης ἕνεκεν, ὡς ὑγρὸν μὲν ὲχει τὸν χυμὸν καὶ ψυχρὸν, οὐ</text:p>
      <text:p text:style-name="P3">μήν γε καὶ (331) κακόχυμός ἐστι. διὰ τοῦτο οὐν οὐδ᾽ ἀπε-<text:line-break/>πνεῖται τοῖς ἄλλοις λαχανοις ὁμοίως, οὐδ᾽ ἐπέχει τὴν γαστέρ<text:line-break/>ρα, ὥσπερ οὐδὲ προτρέπει. καὶ ταῦτ εἰκότως αὐτῇ συμβέβη-<text:line-break/>κε, μήτ αὐστηρόν τι ἐχούσῃ, μήτε στρυφνὸν, ὑφ᾽ ὡν ἴσχεται<text:line-break/>τοὐπίπαν ἡ᾽ γαστὴρ , ὥσπερ ὑπὸ τῶν ἁλυκῶν τε καὶ δριμέων<text:line-break/>καὶ άὅλως ῥυπτικὸν ἐχόντων τι προτρέπεται πρὸς ἔκκρισιν,<text:line-break/>ων οὐδ᾽ αὐτῶν ὑπάρχει τι τῇ θριδακίνῃ.</text:p>
      <text:h text:style-name="Heading_20_2" text:outline-level="2">Κεφ. μα΄. </text:h>
      <text:p text:style-name="P41">[360] [Περὶ σέρεως.] Εἴτε τοὺς παρὰ Ῥω-<text:line-break/>μαίοις ἰντύβους προσαγορευομένους μόνους ὠνόμαζον οἱ προσ-<text:line-break/>θεν Ἀθηναῖοι σύρεις, εἴτε τινὰ ,καὶ ἄλλα τῶν ἀγρίων λαχα-<text:line-break/>νων φυτῶν, οὐκ ἀκριβῶς ὲχω φάναι. οἱ δ᾽ ἴντυβοι ταῖς θρί-<text:line-break/>δαξι παραπλησίαν ἔχουσι τὴν δύναμιν, ἀπολειπόμενοι καθ᾽<text:line-break/>ἡδονὴν αὐτῶν καὶ τἀλλὰ τὰ πρόσθεν εἰρημένα περὶ θρι-<text:line-break/>δακίνης.</text:p>
      <text:h text:style-name="Heading_20_1" text:outline-level="1">Κεφ. μβ΄. </text:h>
      <text:p text:style-name="P41">[Περὶ μαλάχης.] Ἐστι καὶ ταύτης ἑτέρα<text:line-break/>τῆς κηπευομένης ἡ ἀγρίοι μαλάχη , καθάπερ τῆς θρίδακος ἤ<text:line-break/>θριδακίνη. διαφέρει δὲ τῶν ὁμοειδῶν φυτῶν ξηρότητι μὲν<text:line-break/>τὸ ἄγριον, ὑγρότητι δὲ τὸ κηπευόμενον. ὲχει δέ τι καὶ γλία-</text:p>
      <text:p text:style-name="P3">χρον κατα τον χυλὸν ἡ μαλάχη, τῆς θρίδακος οὐκ ἐχούσης,<text:line-break/>αποκεχώρηκέ τε σαφῶς τοῦ ψύχειν, ὡς καὶ πρὸ τῆς ἐδωδῆς<text:line-break/>ἔνεστι γνῶναι, καταπλάσαντά τι τῶν θερμῶν παθῶν, οἷόν<text:line-break/>πέρ ἐστι το ἐρυσίπελας, ἀμφοτέροις ἐν μέρει τοῖς λαχάνοις,<text:line-break/>ωσπερ καὶ ποιοῦσιν οἱ ἄνθρωποι, τρίβοντες ἐπιμελῶς τὰ μα-<text:line-break/>λακα τῶν φύλλων ἄχρι τοῦ λειότατα γενέσθαι, γνώσεται<text:line-break/>γαρ ἐν τῷδε τὴν μὲν θρίδακα ψύχουσαν φανερῶς, μετρίαν<text:line-break/>δέ τινα καὶ οἷον χλιαρὰν θερμασίαν ἔχουσαν τὴν μαλάχην.<text:line-break/>ὑπέρχεται δὲ τὸ λάχανον ῥᾳδίως τοῦτο, οὐ διὰ τὴν ὑγρότητα<text:line-break/>μονον, ἀλλὰ καὶ διὰ τὴν γλισχρότητα, καὶ μάλιστα ὅταν ἐλαίου<text:line-break/>τε καὶ γάρου δαψιλῶς τις οὕτως συγκαταπίῃ, μετρίως δὲ<text:line-break/>ὲχει καὶ κατὰ τὴν θρέψιν αὕτη, τῶν τριῶν δὲ λαχάνων τού-<text:line-break/>των εἰ παραβάλλοις τὸν χυλὸν, ὁ μὲν τοῦ τεύτλου λεπτομε-<text:line-break/>ρης τε καὶ ῥυπτικος ἐστιν, ὁ δὲ τῆς μαλάχης παχύτερός τε<text:line-break/>καὶ γλισχρότερος, ὁ δὲ τῆς θριδακίνης μέσος ἀμφοῖν,</text:p>
      <text:h text:style-name="Heading_20_2" text:outline-level="2">Κεφ. μγ΄. </text:h>
      <text:p text:style-name="P41">[Περὶ τεύτλου.] Μαλάχην μὲν ἔφην οὐ<text:line-break/>μόνον ἥμερον, ἀλλὰ καὶ ἀγρίαν εἷναί τινα,, καθάπερ γε καἱ</text:p>
      <text:p text:style-name="P3">θριδακίνην, ἄγριον δὲ τεῦτλον οὐκ ἔστιν, εἰ μή τις ἄρα τὸ<text:line-break/>λάπαθον οὕτως ὀνομάζειν βούλοιτο. χυλὸς δ᾽ ἐν τοῖς τεύ-<text:line-break/>τλοις εἶναι φαίνεται ῥυπτικὸς, ὃς καὶ τὴν γαστέρα πρὸς ἔκ-<text:line-break/>κρισιν ἐπεγείρει, καὶ τὸν στόμαχον ἐνίοτε δάκνει, καὶ μάλιστ<text:line-break/>ἐκείνων, ὅσοι περ ἂν εὐαίσθητον αὐτὸν ὲχωσι φύσει, καὶ<text:line-break/>διὰ τοῦτο κακοστόμαχόν ἐστιν ἔδεσμα πλεῖον βρωθέν. ἡ τρο-<text:line-break/>φὴ δὲ ἡ ἀπ αὐτοῦ βραχεῖα, καθάπερ ἡ ἀπό τῶν ἄλλων λαχά-<text:line-break/>νωνε ἐπιτηδειότερον δὲ αὐ ἐστι μαλάχης εἰς τὰς κατα΄ τὸ<text:line-break/>ἤπαρ ἐμφράξεις, ἔτι δὲ μᾶλλον, ὅταν μετὰ νάπυος ἤ πάν-ν<text:line-break/>τως γε μετ ὄξους ἐσθίηται. καὶ τοῖς ὑποσπλήνοις δὲ τὸν αθ'ι<text:line-break/>τὸν τρόπον ἐσθιόμενον ἀγαθὸν γίνεται φάρμακον· εἰκότως<text:line-break/>γὰρ ἂν τις αὐτὸ φάρμακον εἴποι μᾶλλον, ἤ τροφὴν, ὅταν<text:line-break/>οὕτως ἐσθίηται. καὶ τοῖς ἀνθρώποις δὲ ὁρῶ σχεδὸν ἃπαντα<text:line-break/>τὰ τοιαῦτα δίκην ὄψων, οὐ τροφῶν ἐσθιόμενα, καθάπερ ἐνίο-<text:line-break/>τε καὶ πράσον καὶ γληχωνα καὶ θυμα καὶ ὀρίγανον, ἔτι τε καὶ<text:line-break/>κρόμμυον καὶ σκόροδον καὶ κάρδαμον, ὅσα τε ἀλλὰ τοιαῦτα.</text:p>
      <text:h text:style-name="Heading_20_2" text:outline-level="2">Κεφ. μδ- </text:h>
      <text:p text:style-name="P41">[361] [Περὶ κράμβης.] Καὶ ταύτην οἱ πολ-<text:line-break/>λοὶ μὲν ὡς ὄψον ἐσθίουσιν, ἰατροὶ δὲ ὡς φαρμάκῳ ξηραίνοντι</text:p>
      <text:p text:style-name="P3">χρῶνται, λέλεκται δὲ περὶ αὐτῆς ἤδη μέν τινα κᾷν ταῖς τῶν<text:line-break/>φαρμάκων δυνάμεσι, κὰν τῷ πρὸ τοῦδε συγγράμματι, καὶ<text:line-break/>νῦν δὲ καἴ ἐπὶ κεφαλαίων εἷρησεται, τὸν μὲν χυλὸν αὐτῆς<text:line-break/>ὲχειν τι καθαρτικὸν, αὐτσ δὲ τὸ σῶμα κατὰ τὸν τοῦ ξηραί-<text:line-break/>νοντος λόγον ἐπέχειν μᾶλλον, ἤ προτρέπειν εἰς ὑποχώρησιν.<text:line-break/>ὅταν μὲν οὑν ἐκκρίνεσθαι βουλώμεθα πὰ κατὰ τὴν γαστέρα,<text:line-break/>πλησίον κειμένης τῆς κακκάβης, ἐν ᾖπερ ἃν ἑψημένη τύχῃ<text:line-break/>μετὰ ὕδατος, ἀνασπῶντας αὐτὴν εὐθέως ἐμβάλλειν χρὴ τοῖς<text:line-break/>ἀγγείοις, ἐν οἷςπερ ἐσκεύασται τοὔλαιον ἃμα τῷ γάρῳ. δια-<text:line-break/>φέρει δ᾽ οὐδέν, εῖ ἀλῶν ἀντὶ γάρου λαμβάνοιτο, ξηράναι δὲ<text:line-break/>ὑγρὰν γαστέρα βουληθέντες, ὅταν ἤδη μετρίως ἐψῆσθαι δοκῆ,<text:line-break/>τὸ πρότερον ὕδωρ ἀποχέοντες ἐμβάλλομεν εὐθέως ἑτέρῳ<text:line-break/>θερμῷ, κᾂπειτα πάλιν ἐκείνῳ καθεψήσομεν, ὧς τακερὰν γε-<text:line-break/>νέσθαι, μὴ καθέψοντες, ὅταν ὑπαγωγῆς ἕνεκα λαμβάνηται.<text:line-break/>βουλόμεθα γὰρ οὐκ ἀποθέσθαι πάντα τὸν ἴδιον αὐτῆς χυλὸν<text:line-break/>ἐπὶ τῆς τοιαύτης χρείας, ἀλλὰ φυλάττειν ὅσον οἷόν τε μάλι-<text:line-break/>στα, τελέως μὲν ουν φυλάττειν τὸν ἴδιον χυλὸν οὐδὲν ἑψό-<text:line-break/>μενῶν δύναται , μᾶλλον δὲ ἀποβάλλει τὰ μεχρι πλείονος ἐψη-</text:p>
      <text:p text:style-name="P3">θέντα. καὶ μέντοι καὶ φακῆν ἔφαμεν ὁμοίως κράμβῃ χρῆ-<text:line-break/>ναι σκευαζειν, ἀμφότερα καὶ αὐτὴν ἐργάζεσθαι δυναμένην,<text:line-break/>υπαγωγην τε καὶ στασιν γαστρός. ὀνομάζεται δὺ ἡ οὕτως<text:line-break/>σκευασθεῖσα δίσεφθος καὶ κράμβη καὶ φακῆ. καὶ κρόμ-<text:line-break/>μυον δὲ καὶ πρασον καὶ πολὺ μᾶλλον ἀμπελόπρασόν τε καὶ<text:line-break/>σκοροδον, ὅ τι α΄ ἂν ἄλλο βουληθῇς ἐπὶ τοὐναντίον ἀποστῇ--<text:line-break/>σαι της ἀρχαίας φύσεως, οὕτως σκεύαζε, μεμνημένος ἐκείνου<text:line-break/>πρὸ πάντων, ὡς οὐ χρὴ ψαύειν οὔτ ἀέρος οὔθ' ὕδατος<text:line-break/>ψυχροῦ τσδε ἑψόμενον, οὐκέτι γὰρ ἀκριβῶς γίνεται τακερὸν,<text:line-break/>ουδ᾽αν ἐπὶ πλεῖστον ἕψῃς, ἀλλὰ χρὴ, καθάπερ εἹπον ἀρτίως,<text:line-break/>ετοιμον ἔχοντας ὕδωρ θερμὸν, ἀνελκύσαντας ἐκ τοῦ προτέτ<text:line-break/>ρου, μεταβάλλειν εὐθέως εἰς ἐκεῖνο. ξηραίνει μὲν οὐν ἀλλή-<text:line-break/>λοις παραπλησίως φακῆ τε καὶ κράμβη, καὶ διὰ τοῦτο τὴν<text:line-break/>ὄψιν ἀμβλύνει, πλὴν εἰ τύχοι ποθ' ὑγρότερος ὧν παρὰ φύσιν<text:line-break/>σύμπας ὁ ὀφθαλμός, ἀλλ᾽ ἡ μὲν φακῆ τροφὴν οὐκ ὀλίγην<text:line-break/>δίδωσι τῷ σώματι, καὶ ταυτην παχεῖάν τε καὶ μελαγχολικὴν,<text:line-break/>ἡ δὲ κράμβη βραχεῖαν τὴν τροφὴν ὲχει, καὶ ταύτην ὑγροτέραν<text:line-break/>τῆς φακῆς, ὡς ἂν εἰ στερεὸν οὐκ οῦσα σιτίον, ἀλλὰ χαῦνον,</text:p>
      <text:p text:style-name="P3">οὐ μὴν εὔχυμόν ἐστιν ἔδεσμα κράμβη, καθάπερ ἡ θριδακίνη,<text:line-break/>ἀλλὰ καὶ μοχθηρὸν ἔχει καὶ δυσώδη τὸν χυλόν. ἐπιφανὲς<text:line-break/>δ᾽ εἰς οὔρησιν οὔτ ἀγαθὸν οὔτε κακὸν ἐξ αὐτῆς ἀποβαῖ-<text:line-break/>νον εἰπεῖν ὲχω. τοῦτο τὸ λάχανον οἱ τὴν ἐπίτριπτον ψευθῶ-<text:line-break/>παιδείαν ἀσκοῦντες ὀνομάζειν ἀξιοῦσι ῥάφανον, ὥσπερ τοῖς<text:line-break/>πρὸ ἑξακοσίων ἐτῶν Ἀθηναίοις διαλεγομένων ἡμῶν, ἄλλ)<text:line-break/>οὐχὶ τοῖς νῦν Ἕλλησιν, οἷς ἃπασιν ἔθος ἐστὶν σῦκ ἐπ ἄλλου<text:line-break/>φυτοῦ τὸ τῆς κράμβης ἄνομα φέρειν.</text:p>
      <text:h text:style-name="Heading_20_2" text:outline-level="2">Κεφ. μέ. </text:h>
      <text:p text:style-name="P41">[362] [Περὶ ἀτραφάξυος καὶ βλίτου,]<text:line-break/>Ὑδατωδέστερα λαχάνων ἐστὶ ταῦτα καὶ, ὡς ἂν εἴποι τις,<text:line-break/>ἄποια, τῆς κολοκύνθης ἤτοι μᾶλλον, ἤ πάντως οὐχ ἤττενν,<text:line-break/>ὅταν ἑψηθέντα τύχῃ δηλονότι μόνη γὰρ ἐν τοῖς τοιούτοις<text:line-break/>ἡ θρίδαξ ἑκατέρως ἐσθίεται, κατανοησας δέ τις (332) ἀτρα-<text:line-break/>φάξυός τε καὶ βλίτου τὴν διὰ τῆς γεύσεως ποιότητα, κᾂπεττα<text:line-break/>ἀναμνησθεὶς κράμβης, ἐν τῷ μέσῳ συγχωρήσει τὴν θρίδακα<text:line-break/>τῶν λαχάνων τούτων εῖνατ καὶ τῆς κράμβης, ἐπειδὴ ξηραίνει<text:line-break/>μὲν ἱκανῶς ἐκείνη, ταῦτα δὲὑδατωδη τελέως ἐστί. καὶ διὰ<text:line-break/>τοῦτο ἐμβάλλοντες ὄξος, οὐκ ἐκ μόνων ἐλαίου τε καὶ χάρισμ</text:p>
      <text:p text:style-name="P3">προσφέρονται μᾶλλον αὐτὰ, κακοστόμαχα γαρ αλλως λαμ-<text:line-break/>βπνόμενα, λέλεκται δὲ, ὡς τὰ τοιαῦτα λάχανα ῥέπει μέν πως<text:line-break/>ἐττὶ τὸ ῥᾳδίως ὑπιέναι, καὶ μάλιστ ἂν ἔχῃ μετὰ τῆς ὑγρότη-<text:line-break/>τως ὀλισθηρὸν, οὐ μὴν ἰσχυράν γε τὴν κάτω ῥοπὴν, ἀλλὰ<text:line-break/>βραχεῖαν ἔχει, διὰ τὸ μηδεμίαν ὑπάρχειν αὐτοῖς ἤ δριμεῖαν<text:line-break/>ὴ νιτρωδη ποιότητα, πρὸς ἔκκρισιν ἐπεγείρουσαν τὴν γαστέρα.<text:line-break/>πρ σ δῆλον δ᾽, ὀύί καὶ τὴν ἀφ ἑαυτῶν τροφὴν ἐλαχίστην δίδωσι<text:line-break/>τῷ σώματα</text:p>
      <text:h text:style-name="Heading_20_2" text:outline-level="2">Κεφ, μστ΄.</text:h>
      <text:p text:style-name="P41"><text:s/>[Περὶ ἀνδράχνης.] Ὥς ἐδέσματι μὲν<text:line-break/>χρῶνταί τινες, ὀλίγην δὲ τροφὴν ὲχει, καὶ ταύτην ὑγρὰν καὶ<text:line-break/>ηί υχρὰν καὶ γλίσχραν, ὡς φάρμακον δ᾽ αἱμωδίαν ἰᾶταί διὰ<text:line-break/>τγῖν ἄδηκτον γλισχρότητα, περὶ ἦς ἐπὶ πλέον ἐν τῇ τῶν<text:line-break/>εώστορίστων φαρμάκων πραγματείᾳ λέγεται,</text:p>
      <text:h text:style-name="Heading_20_2" text:outline-level="2">Κεφ. μζ΄. </text:h>
      <text:p text:style-name="P41">[Περὶ λαπάθου.] Δύναταί τις, ὧς πρόσ-<text:line-break/>θεν ἔφην, ἄγριον εἶναι φάναι τεῦτλον αὐτὸ, παραπλήσιον<text:line-break/>ὑι·τάρχον οὐ τῇ γεύσει μόνον, ἀλλὰ καὶ τῇ δυνάμει, τῷ κη-<text:line-break/>π ευομένῳ τεύτλῳ. ἐπεὶ δὲ τὸ τεῦτλον ἤδιὰν ἐστι τοῦ λαπά-<text:line-break/>θορ, διὰ τοῦτο μᾶλλον ἐσθίουσιν αὐτὸ πάντες οἱ ἄνθρωποι,</text:p>
      <text:p text:style-name="P3">διὰ τοῦτο ουν οὐδὲ ἐγῶ δεήσομαι λόγου τινὸς περὶ λαπάθου,<text:line-break/>περὶ τοῦ τεύτλου πάνθ ὅσα προσήκει εἰρηκώς,</text:p>
      <text:h text:style-name="Heading_20_2" text:outline-level="2">Κεφ. μη·. </text:h>
      <text:p text:style-name="P41">[Περὶ ὀξυλαπάθου.] Καὶ τοὔνομα ἐμ-<text:line-break/>φαίνει τοῦ φυτοῦ τοῦδε τὴν ποιότητα καὶ τὴν δύναμιν, ἔστι<text:line-break/>γὰρ λάπαθον ὀξύ. τὸ μὲν οὑν λάπαθον οὐκ ἂν τις ὠμὸν φά-<text:line-break/>γοι, καθάπερ οὐδὲ τὸ τεῦτλον, ὀξυλάπαθον δὲ ἐσθίουσιν<text:line-break/>ὠμὸν ἐπὶ τῆς ἀγροικίας αἱ κιττῶσαι γυναῖκες, ἐνίοτε δὲ καί<text:line-break/>-τινα τῶν περιέργων παιδίων. εὔδηλον δ᾽, ὅτι καὶ τοῦτο<text:line-break/>τῶν ἀτρόφων λαχάνων ἐστὶ πολὺ μᾶλλον ἤ τὸ λάπαθον,</text:p>
      <text:h text:style-name="Heading_20_2" text:outline-level="2">Κεφ. Μθ'.</text:h>
      <text:p text:style-name="P41"><text:s/>[363] [ Περὶ στρύχνου.] Τῶν ἐσθιομἔ·.<text:line-break/>νων λαχάνων οὐδὲν σίδα τοσαύτην ἔχοντα στῦψιν, ὅσην ὁ<text:line-break/>στρύχνος. εἰκότως οὐν ὡς τροφῇ μὲν αὐτῷ σπανιάκις, ὡς<text:line-break/>φαρμάκῳ δὲ συνεχῶς χρώμεθα. δραστήριον μὲν γάρ ἐστιν,<text:line-break/>εἰς ὅσα ψύξεως στυφούσης ἐστὶ χρεία , τροφὴν δ] ἐλαχίστην<text:line-break/>ἔχει.</text:p>
      <text:h text:style-name="Heading_20_2" text:outline-level="2">Κεφ. ν΄. </text:h>
      <text:p text:style-name="P41">[Περὶ ἀκανθωδῶν φυτῶν.] Ἀνίσχοντα<text:line-break/>τῆς γῆς ἂρτι τὰ τοιαῦτα φυτὰ, πρὶν εἰς ἀκάνθας αὐτῶν τε-</text:p>
      <text:p text:style-name="P3">λευτῆσαι τὰ φυλλα, πολλοὶ τῶν ἀγροίκων ἐσθίουσιν οὐκ ὠμὰ<text:line-break/>μονον, αλλα καὶ δι᾽ ὕδατος ἕψοντες, ἐναποβάπτοντες δὲ τὰ<text:line-break/>μὲν ωμα γαρῳ καὶ ὄξει, τὰ δὲ ἑφθὰ τούτοις αὐτοῖς ἐπι-<text:line-break/>χέοντες ἔλαιον. ὅτι δὲ ἐλαχίστην τροφὴν ὲχει πάντα τὰ λά-<text:line-break/>χανα, καὶ ταύτην ὑδατώδη καὶ λεπτὴν, ἔμπροσθεν εἴρηται.<text:line-break/>τα δ ουν. ακανθωδη μετρίως ἐστὶν εὐστόμαχα. τούτων τῶν<text:line-break/>φυτων καὶ σκόλυμός ἐστι καὶ ἀτρακτυλὶς, καὶ ἡ καλουμέ-<text:line-break/>νη λευκακανθα, δίψακός τε καὶ κνίκος, καὶ τραγάκανθα καὶ<text:line-break/>ἀτραγὶς, η τε τετιμημένη μειζόνως ἤ προσήκει κινάρα.</text:p>
      <text:h text:style-name="Heading_20_2" text:outline-level="2">Κεφ. να΄. </text:h>
      <text:p text:style-name="P41">[Περὶ κινάρας.] Καλοῦσι δ᾽ αὐτὴν πάν-<text:line-break/>τες οἱ φεύγοντες τὸ συνήθες, οὐ διὰ τοῦ κ καὶ τοῦ ι τὴν<text:line-break/>πρώτην συλλαβὴν ὀνομάζοντες, ἀλλὰ διὰ τοῦ κ καὶ υ. κακό-<text:line-break/>Τυμον δέ ἐστιν ἔδεσμα, καὶ μάλισθ᾽ ὅταν ἤδη σκληροτέρα γέ-<text:line-break/>νηται, καὶ γὰρ τὸν χολώδη χυμὸν ἐν ἑαυτῇ πλείονα τηνικαῦ-<text:line-break/>τὰ ἴσχει, καὶ τὴν ὅλην οὐσίαν σκληρωδεστέραν, ὥστ ἐκ μὲν<text:line-break/>ταύτης μελαγχολικόν γεννᾶσθαι χυμὸν, ἐκ δὲ τοῦ χυλοῦ τοῦ<text:line-break/>καθ αὐτὴν λεπτὸν καὶ πικρόχολον, ἄμεινον ούν ἀφέψον-<text:line-break/>τας αὐτὴν οὕτως ἐσθίειν, εὶ μὲν δύ ἐλαίου καὶ γάρου καὶ</text:p>
      <text:p text:style-name="P9">οἴνου προσφέροιτό τις, ἐπεμβάλλοντα κορίανον, εἰ δὲ ἐν λο-<text:line-break/>πόδι σκευάζων ἤ ταγηνίζων, ἄνευ τουτωνὶ πολλοὶ γὰρ<text:line-break/>οὕτως ἐσθίουσι τὰς οἷον κεφαλὰς αὐτῶΙτ ἃς ὀνομάζουσι<text:line-break/>σπονδύλους.</text:p>
      <text:h text:style-name="Heading_20_2" text:outline-level="2">Κεφ. Νβλ</text:h>
      <text:p text:style-name="P41"><text:s/>[Περὶ σελίνων καὶ ἱπποσελίνων καὶ σίων<text:line-break/>καὶ σμυρνίου.] Πάντα ταῦτά ἐστιν οὐρητικαὶ συνηθέστατα<text:line-break/>δ᾽ αὐτῶν ἔτι καὶ ἡδίω καὶ εὐστομαχώτερα τὰ σέλινα · τὸ δ᾽<text:line-break/>Ἱπποσέλινον καὶ σίον ἀηθέστερα. τὸ μὲν ουν σμύρνιον οὐκ<text:line-break/>ἂηθες· ἐν γοῦν τῇ Ῥώμῃ πάμπολυ πιπρασκεται· δριμύτε-.<text:line-break/>ρον δ᾽ ἐστὶ καὶ θερμότερον πολλῷ τοῦ σελίνου , καί τι καὶ<text:line-break/>ἀρωματῶδες ὲχει. μᾶλλόν τε οὑν οὐρητικόν ἐστι σελίνου καὶ<text:line-break/>ἱπποσελίνου καὶ σίου, καὶ γυναιξὶ κινεῖ τὰ καταμήνια. ποιεῖ<text:line-break/>δὲ καὶ καυλὸν ἦρος ὥρᾳ δυνάμενον ὠμὸν ἐσθίεσθαι παρα-<text:line-break/>πλησίως τοῖς φύλλοις, ἃ δια τοῦ χειμῶνος ἡν μόνα τῷ φυτῷ,<text:line-break/>μηδέπω καυλὸν ἔχοντι , καθάπερ οὐδὲ τὸ σέλινον. ὕστερον δὲ<text:line-break/>προγενομένου τοῦ καυλοῦ, τὸ σύμπαν ὴδισν γίνεται, κᾳν<text:line-break/>ὠμὸν ἐσθίῃ τις αὐτὸ, κᾳν ἑφθὸν, [364] εἴτ ἐξ ἐλαίου καὶγάρου<text:line-break/>τύχοι βουληθεὶς, εἴτ οἴνου προσεπεμβαλλων, εἴτε ὄξουςἶ</text:p>
      <text:p text:style-name="P3">ἔνιοι δὲ καὶ δύ ὄξους καὶ γάρου μόνον ἐσθίουσι, καθάπερ τὰ<text:line-break/>σέλινον τινὲς δὲ τούτοις ἐπεμβάλλουσιν ἐλαίου βραχύ. τὸ δὲ<text:line-break/>ἱπποσέλινόν τε καὶ σίον ἕψοντες ἐσθίουσιν, ὠμὸν γὰρ ἑκά-<text:line-break/>τερον αὐτῶν ἀηδὲς φαίνεται. τά γε μὴν σέλινα καὶ τὰ σμύρ-,<text:line-break/>νια καὶ τῆς θρίδακος φύλλοις μιγνύντες προσφέρονταί τινεψ<text:line-break/>ἄποιον γὰρ οὔσα λάχανον ἡ θρίδαξ, ἔτι τε ψυχρὸν ἔχουσα<text:line-break/>χυμον, ἡδίων τε ἃἤια καὶ ὠφελιμωτέρα γίνεται τῶν δριμέων<text:line-break/>τι προλαμβάνουσα. κατὰ τοῦτο γοῦν ἔνιοι καὶ τὰ τῶν εὐ-<text:line-break/>ζώμων καὶ τὰ τῶν πράσων φύλλα μιγνύουσιν αὐτῇ· εἰσὶ δὲ<text:line-break/>οἴ καὶ τῶν ὠκίμων. ὀνομάζουσι δ᾽ ἐν Ἕώμῃ συνήθως ἤδη<text:line-break/>παντες οὐ σμύρνιον, ἀλλ᾽ ὀλούσατρον τὸ λάχανον τοῦτο. καί<text:line-break/>τις ἴσως αὐτὸ τὴν ἀρχὴν οὐδὲ ἀριθμεῖν ἐν ταῖς τροφαῖς<text:line-break/>ἀξιώσει, καθάπερ οὐδὲ τὸ σίον, οὐδὲ τὸ ἱπποσέλινον · εἶναι<text:line-break/>γὰρ εἴπαντα τὰ τοιαῦτα τῶν σιτίων ὄψα, καθάπερ καὶ τὰ<text:line-break/>κρόμμυα καὶ τὰ σκόροδα, πράσα τε καὶ ἀμπελόπρασα, καὶ<text:line-break/>πάντα ἀπλῶς τὰ δριμέα. τούτου δὲ τοὺ γένους ἐστὶ καὶ πή-.<text:line-break/>γανον καὶ ὕσσωπον, ὀρίγανόν τε καὶ μάραθρον καὶ κορίανον,<text:line-break/>περὶ ὧν ἐν τοῖς ὀψαρτυτικοῖς συγγράμμασι λέγεται, κοινοῖς</text:p>
      <text:p text:style-name="P3">μέν πως οὑσιν ἰατροῖς τε καὶ μαγείροις, ἔχουσι δὲ τέλος παὶ<text:line-break/>σκοπὸν ἴδιον. ὠφελείας γὰρ ἡμεῖς στοχαζόμεθα τῆς τῶν ἔδε-<text:line-break/>σμάτων, οὐχ ἡδονῆς. ἐπὶ δ᾽ ἐνίων η κατὰ τὴν ἐδωδὴν ἀηδία<text:line-break/>μέ(333)γα μέρος εἰς ἀπεψίαν συμβάλλεται· κατὰ τοῦτ α΄υν<text:line-break/>μετρίως ἡδύνειν αὐτὰ βέλτιόν ἐστιν. ἡ δὲ τῶν μαγείρων ἡδο-<text:line-break/>νὴ μοχθηροῖς οὕτως ἀρτύμασιν ὡς το πολὺ χρῆται συνή-·<text:line-break/>θως, ὡς ἀπεψίαν μᾶλλον ἤ εὐπεψίαν αὐτοῖς ὥτεσθαα</text:p>
      <text:h text:style-name="Heading_20_2" text:outline-level="2">Κεφ. νγ΄. </text:h>
      <text:p text:style-name="P41">[Περὶ εὐζώμου.] Θερμαίνει σαφῶς πάνε<text:line-break/>τοῦτο τὸ λάχανον, ὥστε οὐδὲ μόνον ἐσθίειν αὐτὸ ῥᾴδιον<text:line-break/>ἄνευ τοῦ μίξαι τοῖς φύλλοις τῆς θριδακίνης. ἀλλὰ καὶ σπέρμα<text:line-break/>γεννᾶν πεπίστευται , καἴ τὰς πρὸς τὴν συνουσίαν ὁρμὰς ἐπε-<text:line-break/>γείρειν. κεφαλαλγὲς δ᾽ ἐστὶ, καὶ μᾶλλον ἐάν τις αὐτὸ μό-<text:line-break/>νον ἐσθίη.</text:p>
      <text:h text:style-name="Heading_20_2" text:outline-level="2">Κεφ. Νδ΄.</text:h>
      <text:p text:style-name="P41"><text:s/>[Περὶ ἀκαλήφης, ἤν καὶ κνίδην ὀνομά-<text:line-break/>ζουσι.] Τῶν ἀγρίων βοτανῶν έν τι καὶ τοῦτό ἐστι , λεπτο-<text:line-break/>μερῆ δύναμιν ἔχον. εἰκότως οὑν ὡς τροφῇ μὲν οὐδεὶς αὐτῷ<text:line-break/>χρῆται χωρὶς τοῦ μεγίστῳ πιεσθῆναι λιμῷ. χρήσιμον δ ἐστὶν<text:line-break/>ὡς ὄψον τε καὶ φάρμακον ὑπακτικὸν γαστρός.</text:p>
      <text:h text:style-name="P19" text:outline-level="2">Κεφ. νε , </text:h>
      <text:p text:style-name="P41">[Περὶ γιγγιδίου καὶ σκανδικος.] Πλεῖστον<text:line-break/>εν Συρίᾳ τὸ γιγγίδιον φύεται καὶ βιβρώσκεταί παραπλήσιον<text:line-break/>τῷ παρ ἡμῖν σκάνδικι. πάνυ δ᾽ ἐστὶν εὐστόμαχον, ἐάν τε<text:line-break/>ὠμὸν, ἐάν τε καὶ ζέσας αὐτὸ βούλῃ προσφέρεσθαι. μακροτέ-<text:line-break/>ρας δ᾽ ἑψήσεως οὐκ ἀνίσχονται. προσφέρονται δ᾽ αὐτό τινες<text:line-break/>δι᾽ ἐλαίου καὶ γάρου , τινὲς δὲ καὶ οἶνον ἤ ὄξος ἐπεμβάλλον-<text:line-break/>τες· καὶ πολύ γε μᾶλλον εὐστόμαχόν α΄ ἐστὶ καὶ τοὺς ἀπο-<text:line-break/>σίτους προτρέπει μετ ὄξους ἐσθιόμενον. εὔδηλον δ᾽, ὅτι καὶ<text:line-break/>τοῦτο τὸ βοτάνιον φάρμακόν ἐστι μᾶλλον, ἤ τροφὴ, καὶ γάρ<text:line-break/>τοι καὶ στύψεως καὶ πικρότητος σαφοῦς οὐκ ὀλίγης μετέχει.</text:p>
      <text:h text:style-name="Heading_20_2" text:outline-level="2">Κεφ. νστ΄. </text:h>
      <text:p text:style-name="P41">[365] [Περὶ ὠκίμου.] Ὅψῳ μὲν καὶ τούτῳ<text:line-break/>χρῶνται πολλοὶ, δύ ἐλαίου καὶ γάρου προσφερομενοι, κακο-<text:line-break/>δμότερον δέ ἐστι, καὶ διὰ τοῦτο προσεπιψεύδονταί τινες<text:line-break/>αὐτοῦ, φάσκοντες, εἰ τριφθὲν ἐμβληθείη χύτρᾳ καινῇ, τά-<text:line-break/>χιστα γεννᾶν ἐν ολίγαις ἡμέραις σκορπίους, καὶ μάλισθ ὅταν<text:line-break/>ἐν ἡλίῳ τις ἐκάστης ἡμέρας θερμαίνῃ τὴν χύτραν. ἀλλὰ τοῦτο</text:p>
      <text:p text:style-name="P3">μὲν ψεῦδός ἐστι, κακόχυμον δὲ καὶ κακοστόμαχον καὶ δύσ-<text:line-break/>πεπτον εἰναι λαχανον ἀληθῶς ἂν εἴποις αὐτό.</text:p>
      <text:h text:style-name="Heading_20_2" text:outline-level="2">Κεφ. νζ΄. ᾽ </text:h>
      <text:p text:style-name="P41">[Περὶ μαράθρου.] Καὶ αὐτόματον μὲν<text:line-break/>ἐνίοτε φύεται τοῦτο, καθάπερ καὶ τὸ ἄνηθον, ἀλλὰ καὶ<text:line-break/>σπείρουσιν αὐτὸ κατα τοὺς κήπους, καὶ χρῶνται συνεχέστα-<text:line-break/>τα μὲν εἰς τὰς ἀρτύσεις ἀνήθῳ, μαράθρῳ δὲ ὡς ὄψῳ. καὶ<text:line-break/>γὰρ ἀποτίθενται παρ ἡμῖν αὐτὸ , παραπλησίως πυρέθρῳ καὶ<text:line-break/>τερμίνθῳ συντιθέντες, ὡς εἰς ὅλον εἰναι ἐνιαυτὸν χρήσιμον,<text:line-break/>ὥσπερ καὶ τὰ κρόμμυα καὶ τὰς γογγυλίδας καὶ ἕτερά τε τοιαῦ-<text:line-break/>τα, τὰ μὲν δύ ὄξους μόνου, τὰ δὲ δύ ὀξάλμης συντιθἔ-<text:line-break/>μενοα</text:p>
      <text:h text:style-name="Heading_20_2" text:outline-level="2">Κεφ. νἤ. </text:h>
      <text:p text:style-name="P41">[Περὶ ἀσπαράγων.] .Εἴτε διὰ τοῦ φ λέ-<text:line-break/>γειν ἐθέλοις, εἴτε διὰ τοῦ π τὴν δευτέραν συλλαβὴν τῶν<text:line-break/>ἀσπαράγων, καθάπερ ἄπαντες, οὐ νῦν πρόκειται σκοπεῖν, οὐ- ᾽<text:line-break/>δὲ γὰρ τοῖς Ἀττικίζειν τῇ φωνὴ σπουδάζουσιν, ἀλλὰ τοῖς<text:line-break/>ὑγιαίνειν ἐθέλουσι γραφεται ταῦτα, κἂν, τοῦτο δὴ τὸ τοῦ Πλά-<text:line-break/>τωνος, μήτε γράμματα, μήτε νοῦν ἐπίστανται. καλούντων<text:line-break/>οὑν τῶν Ἐλλήνων σχεδὸν ἁπάντων τοὺς ἁπαλοὺς καυλοὺς,</text:p>
      <text:p text:style-name="P3">ὅταν αὐξάνωνται πρὸς τὴν τοῦ καρποῦ τε καὶ σπέρματος ώῶ<text:line-break/>βολὴν , ἀσπαράγους διὰ νοῦ π, τὴν δύναμιν αὐτῶν ἐροῦμεν,<text:line-break/>ἐπιτρέψοντες ὅπως ἄν ὀνομάζειν ἐθέλωσιν οἱ χρώμενοι: πολ-<text:line-break/>λὰ μὲν οὑν τῶν λαχάνων τε καὶ ὅλως τῶν φυτῶν γεννᾳν πέφυ-<text:line-break/>κεν ἐκβλαστήματα τοιαῦτα, πάντα δὲ οὐκ ἐσθίουσιν αὐτάί καὶ<text:line-break/>διὰ τοῦτο περὶ τῶν συνηθεστέρων ὁ λόγος ἡμῖν ἔσται, καθάπερ<text:line-break/>ἐπὶ τῶν ἔμπροσθεν ἐποιήσαμεν. ὁ μὲν σύν τῆς κράμβης, ὃ<text:line-break/>καὶ κῦμα καλοῦσιν ἔνιοι, κατὰ συναίρεσιν, ἐμοὶ δοκεῖν, τοῦ<text:line-break/>διὰ τριῶν συλλαβῶν ὀνόματος λεγομένου τοῦ κυήματος, τῆς<text:line-break/>κράμβης αὐτῆς ἦττον ξηραίνει καίτοι τῶν ἄλλων λαχάνων ξη-<text:line-break/>ρότερος τὴν κρασίν ὁ καυλὸς τῶν φύλλων ἐστὶν ὡς ἐπὶ τὸ<text:line-break/>πολὺ; καὶ μάλισθ' ὅταν ἐγγὺς ἤκη τοῦ τὸν καρπὸν ἀποχεῖν.<text:line-break/>λέγω δὲ ἀλλὰ λάχανα τοιαῦτα εἶναι, θριδακίνην, ἀτράφαξυν,<text:line-break/>βλίτον, τεῦτλον, μαλάχην. ἔμπαλιν τὸν ῥαφανῖδος τε καὶ<text:line-break/>ἀσπαράγου καὶ γογγυλίδος καὶ νάπυος καὶ καρδάμου καὶ πυ-<text:line-break/>ρέθρου καὶ πάντων σχεδὸν , ὅσα δριμέα καὶ θερμὰ, ὑγρότε-<text:line-break/>ρον εἶναι συμβέβηκεν ποιεῖ δὲ καὶ βολβὸς καὶ σέλινον καὶ<text:line-break/>σίον, εὔζωμόν τε καὶ ὧκιμον, ὀξυλάπαθόν τε καὶ λάπαθον,</text:p>
      <text:p text:style-name="P3">ἃπασαί τε λαχανώδεις πόαι τοιοῦτόν τινα, πρὶν ἐκκαρπεῖν<text:line-break/>καυλόν· ἐκκαρπησάντων δὲ, ξηραίνεταί τε καὶ ἄχρηστος εἰς<text:line-break/>ἐδωδην ἀνθρωπων γίνεται. πάντα δὲ [366] τὰ τοιαῦτα δύ<text:line-break/>ὕδατος ἑψηθέντα μετ ἐλαίου καὶ γάρου προσφέρονται, βρα-<text:line-break/>χέος ὄξους ἐπεμβάλλοντες · ἡδύτερα γὰρ οὕτως καὶ εὐστομα-.<text:line-break/>χώτερα γίνονται, τροφὴν μέντοι τῷ σώματι δίδωσιν ὀλίγην<text:line-break/>τε καὶ οὐκ εὔχυμον.</text:p>
      <text:h text:style-name="Heading_20_2" text:outline-level="2">Κεφ. Νθ'τ</text:h>
      <text:p text:style-name="P41"><text:s/>[Περὶ ἑτέρου γένους ἀσπαράγων.] Ἕτε-<text:line-break/>ρον δὲ γένος ἀσπαράγων, ἐπὶ τοῖς θαμνώδεσι φυτοῖς γιγνό-<text:line-break/>μενον, ὀξυμυρσίνη τε καὶ χαμαιδάφνη καὶ ὀξυάκανθα. καὶ<text:line-break/>τούτων ἕτεροί τινες, ὁ μὲν βασιλικὸς, ὁ δὲ ἕλειος ὁνομαζό-<text:line-break/>μενος, ὥσπερ γε καὶ ὁ τῆς βρυωνίας ἐτερος τῶνδε. πάντες<text:line-break/>δέ εἰσιν εὐστόμαχοί τε καὶ διουρητικοὶ καὶ βραχὺ τὸ τρόφιμον<text:line-break/>ἔχοντες. εἰ μέντοι πεφθεῖεν καλῶς οἱ τοιοῦτοι, τροφιμώτε-<text:line-break/>ροι τῶν ἐπὶ τοῖς λαχάνοις ἀσπαράγων εἰσὶν, ὅσῳ καὶ ξηρότε-<text:line-break/>ροι. ὁμοιότης δέ τίς ἐστι τοῖς τε τῶν θάμνων καὶ τοῖς τῶν<text:line-break/>δένδρων βλαστήμασιν, οὐκ ἀκριβὴς ταυτότης. καὶ γὰρ ξυλω-</text:p>
      <text:p text:style-name="P2">δέστερα τὰ τῶν δένδρων, διὸ καὶ ῥητέον ἐφεξῆς ὑπὲρ αὐ-<text:line-break/>τῶν ἰδίᾳ.</text:p>
      <text:h text:style-name="Heading_20_2" text:outline-level="2">Κεφ. ξ΄ι</text:h>
      <text:p text:style-name="P41"><text:s/>[Περὶ βλαστῶν.] Οἱ βλαστοὶ τῶν δένδρων<text:line-break/>τε καὶ θαμνων ἀναλογίαν ἔχουσι τοῖς ἐπὶ τῶν λαχάνων<text:line-break/>ἀσπαράγοις· ἐκβλαστήματα γάρ εἰσι κἀκεῖνοι πρὸς καρποῦ γέ-<text:line-break/>νεσιν ἐξορμῶντος τοῦ φυτοῦ. διαφέρουσι δὲ τῷ τῶν δένδρων<text:line-break/>μὲν τὸ στέλεχος ἀεὶ διαμένειν, ἀνάλογον ὑπάρχον τῷ κατὰ<text:line-break/>τὰ λαχανώδη τε καὶ ποώδη καυλῷ, τὸν δ᾽ ἐπὶ τούτων καυ-<text:line-break/>λὸν ἐπέτειον εἶναι. πάντες οὐν οἱ βλαστοὶ τῶν δένδρων τε<text:line-break/>καὶ θάμνων, ἑψηθέντες ἐν ὕδατι, βιβρώσκεσθαι δύνανται,<text:line-break/>πλὴν εἴ τινες ἤτοι ἀηδεῖς, ἤ φαρμακώδεις εἰσίν · οὐ μὴν<text:line-break/>ἐσθίουσιν αὐτοὺς οἱ ἄνθρωποι διὰ τὴν τῶν ἄλλων ἔδεσμα-<text:line-break/>των, ὅσα βελτίω τούτων, ἀφθονίαν. ἐν λιμῷ δὲ ὑπὸ τῆς<text:line-break/>ἀνάγκης ἐπὶ τὴν ἐδωδὴν αὐτῶν ἔρχονται τρέφουσι γάρ πως,<text:line-break/>ἐὰν καὶ αὐτοὶ καλῶς πεφθῶσι. καλλίους δ᾽ αὐτῶν εἰσιν οἱ<text:line-break/>τῆς τερμίνθου τε καὶ ἄγνου καὶ ἀμπέλου καὶ σχοίνου καὶ βά-<text:line-break/>του καὶ κυνοσβάτου. παρ ἡμῖν δὲ καὶ συντιθέντες εἰς ὄξος<text:line-break/>ἤ ὀξάλμην τοὺς τῆς τερμίνθου βλαστοὺς ἀποτίθενται.</text:p>
      <text:h text:style-name="P19" text:outline-level="2">Κεφ. ξα΄. </text:h>
      <text:p text:style-name="P41">(334) [ Περὶ τῆς ἐν τοῖς μέρεσι τῶν ἐσθιο-<text:line-break/>μένων φυτῶν διαφορὰς.] Ἐβουλόμην ἃν ἀληθῆ τὁν Μνησι-<text:line-break/>θύου λόγον υπάρχειν, σν ἐν τῷ περὶ τῶν ἐδεσμάτων ἔγραφεν.<text:line-break/>οἱ γὰρ καθόλου λόγοι διὰ βραχείας λέξεως πολλὰ διδάσκου-.<text:line-break/>σιν, ὅταν γε ἀληθεῖς ώσιν, ὧὴπερ γε μεγάλα βλάπτουσιν<text:line-break/>οὐκ ἀληθεύοντες. ἔστι δὲ, ἃ λέγει καθόλου περὶ τῶν ἐν τοῖς<text:line-break/>φυτοῖς μορίων ὁ Μνησίθεος, ταῦτα. Πρῶτον μὲν οὑν αἱ<text:line-break/>ῥίζαι πάσαι δύσπεπτοί τέ εἰσι καὶ ταρακτικαὶ, λέγω δὴ οἷον<text:line-break/>ῥαφανῖδες, σκόροδα, κρόμμυα, γογγυλίδες, καὶ πάν το<text:line-break/>τοιοῦτον γένος. ὅσων γὰρ ἡ ῥίζα καὶ τὸ κατὰ τῆς γῆς πεφυ-<text:line-break/>κσς ἐδωδιμον ἐστι, παντα τα τοιαῦτα εἰ; τὴν δύσπεπτον<text:line-break/>ἰδέαν καταχωρίζεται, συμβαίνει γὰρ τὰς τροφὰς ἐκ τῶν<text:line-break/>ῥιζῶν ἃπασι τοῖς μέρεσι τῶν φυομένων ἀναπέμπεσθαι. συν-<text:line-break/>ἄγουσιν οὑν εἰς αὑτὰς ὑγρότητα πολλὴν αἱ ῥίζαι , καὶ ταύ-<text:line-break/>την δυσπεπτον ἐχουσι τὴν πλείστην · οὐδὲ γὰρ [367] ἐνδετ<text:line-break/>χεται πεπεμμένην αὐτὴν εἷναι πᾶσαν, τὸ γὰρ πεπεμμένον δο-<text:line-break/>κεῖ τετελειῶσθαι, τὸ δ᾽ ἐν ταῖς ῥίζαις ὑγρὸν ἑτέρωθεν δεῖ<text:line-break/>λαβεῖν τὸ τέλος τῆς πέψεως, διαδοθὲν ἐπὶ τὰ μόρια τοῦ φυο-</text:p>
      <text:p text:style-name="P3">μένοντ πάντα γὰρ ἀπὸ τῆς ῥίζης τρέφεται, διόπερ ἀναγκαῖον<text:line-break/>ἀπέπτους αὐτσθι τὰς ὑγρότητας εἶναι συνειλεγμέναι γὰρ .ἐν-<text:line-break/>ταῦθα, προσμένουσι τὸ τέλος τῆς ἄνω πέψεως, ὥστ ἐν ταῖς<text:line-break/>ῥίζαις εὔλογον ἀκατεργάστους εἶναι τὰς πλείστας ὑγρότητας,<text:line-break/>εἰκστως οὐν καὶ τοῖς ἡμετέροις σώμασιν ἀπὸ τούτων τὴν τρο-<text:line-break/>φην υγραν καταλείπεσθαι καὶ ταραχώδη. αὕτη σοι καὶ ἡ τοῦ<text:line-break/>Μνησιθέου ῥῆσις, ἄχρι μὲν τοῦ λόγου πιθανὴ, τῇ πείρᾳ δὲ<text:line-break/>κρινομένη ψευδης, αἱ γοῦν ῥαφανῖδες τὴν ῥίζαν ἔχουσι πολὺ<text:line-break/>δριμυτέραν τοῦ τε καυλοῦ καὶ τῶν φύλλων· ὡσαύτως δὲ καὶ<text:line-break/>τὸ κρόμμυον, ἀμπελόπρασόν τε καὶ πράσον καὶ σκόροδον,<text:line-break/>εἰ δὲ καὶ τεύτλου καὶ μαλάχης καὶ γογγυλίδος ἐθέλοις παρα-<text:line-break/>βαλλειν τὴν ῥίζαν τοῖς φύλλοις, ἰσχυροτέραν εὑρήσεις τὴν δύ-<text:line-break/>ναμιν, ὧσπερ γε καὶ τῆς ἀλθαίας, ἤπερ ἀγρία τις εἶναι δοκεῖ<text:line-break/>μαλαχη. δηλοῖ γοῦν καὶ αὐτῆς ἡ ῥίζα τὴν δύναμιν, ὥσπερ<text:line-break/>καὶ ὴ τοῦ τευτλου, διαφοροῦσα πολλοὺς τῶν φλεγμονωδῶν<text:line-break/>ὄγκων, οὐ μήν γε τὰ φύλλα αὐτῶν ἱκανὰ δρᾶσαι τοῦτο,<text:line-break/>καὶ μέντοι καὶ τῶν φαρμακωδῶν φυτῶν ὅσα τὰς ῥίζας<text:line-break/>ὁμοίας τοῖς εἰρημένοις ὲχει, καὶ τούτων ἀσθενέστερα τὰ φύλ-</text:p>
      <text:p text:style-name="P3">λα , κυκλαμίνου καὶ σκίλλης καὶ ἄρου καὶ δρακοντίου καὶ ἀλ--<text:line-break/>λων πάνυ πολλῶν. ὧσπερ γὰρ ἐπ᾽ ἄλλων φυτῶν τὸ πλεῖ-<text:line-break/>στον τῆς οὐσίας ἔν τε τοῖς καυλοῖς καὶ τοῖς στελέχεσιν, οὕ-<text:line-break/>τως ἐπὶ τούτων ἐν τῇ ῥίζῃ , καὶ ταύτην ὴ φύσις αὑτῶν μά<text:line-break/>λιστα αὐξάνει τε καὶ τρέφει, καὶ τὸ μὴ καλῶς ἐν αὐταῖς κατερ-<text:line-break/>γασθὲν εἴς τε τὰ φύλλα καὶ τοὺς καυλοὺς ἀποκρίνει. τὴν μὲν<text:line-break/>οὐν ῥίζαν ἐχει ταῦτα καὶ διὰ τοῦ χειμῶνος μεγάλην, τὸν καυ<text:line-break/>λὸν δὲ φύει κατὰ τὸ ἔαρ , ἡνίκα πρὸς τὸν καρπὸν ἐξορμᾳ.<text:line-break/>φαίνεται δὲ κἀπὶ τῶν ζώων ὴ φύσις ἐνίοτε τὸ περίττωμα τῆς<text:line-break/>ὅλης οὐσίας τοῦ ζώου, καθάπερ καὶ Ἀριστοτέλης ἔλεγεν, εἴς<text:line-break/>τινων μορίων οὐκ ἀναγκαίων καταχρῆσθαι γένεσιν, ὡς ἐπὶ<text:line-break/>τῶν ἐλάφων μὲν εἰς τὰ κέρατα, κατ᾽ ἄλλα δὲ τῶν ζώων<text:line-break/>εἰς πλῆθος καὶ μέγεθος ἀκανθῶν ἤ τριχῶν. ἐπισκοπεῖσθαι<text:line-break/>τοίνυν ἀσφαλέστερόν ἐστιν ἕκαστον τῶν ἐν τοῖς φυτοῖς μο-<text:line-break/>ρίων αὐτὸ καθ᾽ αὑτὸ , γευόμενον μὲν καὶ ὀσμώμενον πρό-<text:line-break/>τερον, εἶτα καὶ διὰ τῆς ἐδωδῆς πειρώμενον, ἡ μὲν γὰρ ὄσφρη-<text:line-break/>σίς τε καὶ ὴ γεῦσις, ὁποῖόν τινα τὸν χυμόν τε καὶ τὸν ἀτμὸν<text:line-break/>ἔχει τὸ μόριον τοῦ φυτοῦ, διδάσκουσαι συνενδείκνυνται τού-<text:line-break/>τοις εὺθεῶς καὶ τὴν ὅλην κρᾶσιν αὐτοῦ. διὰ δὲ τῇς πείρας,</text:p>
      <text:p text:style-name="P3">ἐάν γέ τις αὐτὴν ποιῆται μετὰ τῶν οἰκείων διορισμῶν, ἀκρι-<text:line-break/>βῶς ἡ δύναμις εὑρίσκεται, συνενδεικνυμένης αὐτοῖς ἐνίοτε<text:line-break/>καὶ τῆς συστάσεως τοῦ φυτοῦ μετὰ καὶ τοῦ κατ᾽ αὐτὸ χυλοῦ.<text:line-break/>τινα μὲν γὰρ ὑγρὸν καὶ ὑδατώδη, τινὰ δὲ παχὺν ἤ γλίσχρον<text:line-break/>ὲχει τὸν χυμὸν, ὧν καὶ αὐτῶν ἰδίᾳ πάλιν γεύεσθαι προσήκει.<text:line-break/>ἔνιοι μὲν γὰρ αὐτῶν εἰσι δριμεῖς, ἤ ὀξεῖς, ἤ πικροὶ, ἔνιοι δὲ<text:line-break/>αλυκοί τε καὶ ἁλμυροὶ, καθάπερ γε τινὲς μὲν αὐτῶν αὐστη-<text:line-break/>ροὶ, τινὲς δὲ στρυφνοὶ, τινὲς δὲ ὑδατώδεις, ἤ γλυκεῖς. οὐκ οὑν<text:line-break/>χρὴ πεισθέντας τῷ Μνησιθέῳ πιστεύειν ὡς ὑγιεῖ καθόλου τῷ<text:line-break/>λογῳ , πειρᾶσθαι δὲ μᾶλλον ἑκάστου τῶν ἐν τοῖς φυτοῖς μο-<text:line-break/>ρίων αὐτοῦ καθ᾽ ἐαυτό.</text:p>
      <text:h text:style-name="Heading_20_2" text:outline-level="2">Κεφ. Ξβ΄.</text:h>
      <text:p text:style-name="P41"><text:s/>[Περὶ γογγυλίδων.] Εἴτε γογγυλίδα κα-<text:line-break/>λεῖν, εἴτε βουνιαδα βουλοιο τὸ φυτὸν τοῦτο, λαχανῶδες μὲν<text:line-break/>αὐτοῦ τὸ τῆς γῆς ἐξέχον, ἡ δ᾽ ἐν [368] αὐτῇ περιεχομένη ῥίζα,<text:line-break/>πρὶν μὲν ἑψηθῆναι, σκληρὰ καὶ ἄβρωτος ὑπάρχει, δι᾽ ὕδατος<text:line-break/>δ᾽ ἑψηθεῖσα θαυμάσαιμ ἂν εἴ τινος τῶν ὁμογενῶν φυτῶν<text:line-break/>ἔλαττον τρέφοι, πολυειδῶς δὲ καὶ ταύτην σκευάζουσιν ἂν-</text:p>
      <text:p text:style-name="P3">θρωποι ἄχρι τοῦ συντιθέναι δι᾽ ἃλμης ἤ ὄξους, ὡς έχειν<text:line-break/>εἰς ὅλον ἐνιαυτὸν χρῆσθαι. χυμὸν δ᾽ ἀναδίδωσιν εἰς τὸ σῷ-<text:line-break/>μα παχύτερον τοῦ συμμέτρου, διὸ κἂν καὶ πλεονάσῃ τις ἐπὶ<text:line-break/>τῆς ἐδωδῆς αὐτοῦ , καὶ μάλιστα ἐάν τις ἐνδεῶς ἐν τῇ γαστρὶ<text:line-break/>πέττῃ αὐτην, ἀθροίσει τὸν καλούμενον ὠμὸν χυμόν. εἰς<text:line-break/>ὑποχώρησιν δὲ γαστρός οὔτ ἐναντιοῦσθαι ἃν αὐτήν τις οὔτε<text:line-break/>συντελεῖν φαίη, καὶ μάλισθ ὅταν ἑψηθῇ καλῶς. χρήζει γὰρ<text:line-break/>αὕτη πλείονος ἑψήσεως, καὶ γίνεται καλλίστη δὶς ἑψηθεῖσα,<text:line-break/>καθότι λέλεκται πρόσθεν ὑπὲρ τῆς τοιαύτης σκευασίας, εῖ<text:line-break/>δ᾽ ὠμοτέρα ληφθείη, δυσπεπτότερός ἐστὶ καὶ φυσώδης<text:line-break/>καὶ κακοστόμαχος, ἐνίοτε δὲ καὶ δῆξιν ἐργάζεται κατὰ τὴν<text:line-break/>γαστέρα.</text:p>
      <text:h text:style-name="Heading_20_2" text:outline-level="2">Κεφ, ξγ΄. </text:h>
      <text:p text:style-name="P41">[Περὶ ἄρου.] Ἐστι μὲν ἡ ῥίζα καὶ του-<text:line-break/>του τοῦ φυτοῦ παραπλησίως ἐσθιομένη τῇ τῆς γογγυλίδος,<text:line-break/>ἐν χώραις δέ τισι φύεται δριμυτέρα πως, ὡς ἐγγὺς εἷναι τῇ<text:line-break/>τοῦ δρακοντίου. καὶ χρὴ τὸ πρότερον αὐτῆς ὕδωρ ἀπο-<text:line-break/>χέοντα κατὰ τὴν <text:span text:style-name="T11">ἕ</text:span>ψιν εἰς ἕτερον ἐπεμβάλλειν θερμὸν, ὡς<text:line-break/>ἐπὶ κράμβης τε καὶ φακῆς εἴρηται. πατὰ δὲ Κυρήνην ἔμ-</text:p>
      <text:p text:style-name="P3">παλιν εχει τὸ φυτον πρὸς τὴν παρ ἡμῖν χώρανν ἤκιστα<text:line-break/>γὰρ ἕχει φαρμακῶδές τι καὶ δριμὺ τὸ ἄρον ἐν ἐκείνοις τοῖς<text:line-break/>τόποις, ὡς καὶ τῶν γογγυλίδων εἷναι χρησιμώτερον. καὶ<text:line-break/>διὰ τοῦτο καὶ εἰς ᾽ Βαλίαν κομίζουσι τὴν ῥίζαν, ὡς ἂν καὶ<text:line-break/>διαμένειν δυναμένην χρόνῳ πλείονι χωρὶς τοῦ σαπῆναί τε<text:line-break/>καὶ βλαστῆσαι. πρόδηλον δ᾽, ὅτι πρὸς μὲν τροφὴν ὴ τοι-<text:line-break/>αὕτη κρείττων ἐστὶν, εἰ δέ τις ἀναβήττειν ἐκ θώρακός τε καὶ<text:line-break/>πνεύμονος βούλοιτό τι τῶν ἀθροιζομένων ἐν αὐτοῖς παχέων<text:line-break/>ἤ γλίσχρων ὑγρῶν, ἡ δριμυτέρα καὶ φαρμακωδεστέρα βελ-<text:line-break/>τίων. ἐσθίεται δὲ δύ ὕδατος ἑψηθεῖσα μετὰ νάπυος, ἤ μεθ<text:line-break/>ὄξους, σὺν ἐλαίῳ καὶ γάρῳ, καὶ μέντοι καὶ μεθ' ὑποτριμ-<text:line-break/>μάτων, φλῶν τε καὶ τῶν διὰ τοῦ τυροῦ σκευαζομένων.<text:line-break/>οὐκ ἄδηλον δ᾽, ὅτι καὶ ὁ ἐξ αὐτῆς ἀναδιδόμενος εἰς ὴπάρ τε<text:line-break/>καὶ ὅλον τὸ σῶμα χυμὸς, ἐξ οὑ τρέφεται τὰ ζῶα, παχύτερός<text:line-break/>πώς ἐστιν, ὡς ἐπὶ τῶν γογγυλίδων εἴρηται, καὶ μάλισθ ὅταν<text:line-break/>ὠσιν αἱ ῥίζαι, καθάπερ αἱ ἀπὸ τῆς Κυρήνης, ἀφάρμακοι.<text:line-break/>παρ ἡμῖν γὰρ ἐν ᾽Ἀσίᾳ πολλὰ τῶν ἄρων δριμύτερά ἐστι καὶ<text:line-break/>ἤδη φαρμακώδη τὴν δύναμιν ε΄χει.</text:p>
      <text:h text:style-name="P19" text:outline-level="2">Κεφ. ξδ΄. </text:h>
      <text:p text:style-name="P41">(335) [Περὶ δρακοντίου.] Καὶ τουτσυ<text:line-break/>τὴν ῥίζαν ἅψοντες δίς που καὶ τρὶς, ὧς ἀποθέσθαι τὸ φαρ-<text:line-break/>μακῶδες, ἐσθίειν ἐνίοτε δίδομεν, ῷςπερ καὶ τὰς τῶν ἄρων,<text:line-break/>ὅταν ἰσχυροτέρας δέηται δυνάμεως τὰ κατὰ θώρακα καὶ<text:line-break/>πνεύμονα περιεχόμενα γλίσχρα καὶ; παχέα. κοινὸν δὲ ἐπὶ<text:line-break/>πάντων ἐδεσμάτων μεμνῆσθαί σε χρὴ, τὰ μὲν δριμέα καὶ<text:line-break/>πικρὰ κατὰ τὴν ἐδωδὴν ἐλάττονα τροφὴν διδόναι τῷ σώ-·<text:line-break/>ματι, τὰ δ᾽ ἄποια καὶ μᾶλλον αὐτῶν τὰ γλυκέα πολλὴν,<text:line-break/>ἔτι δὲ μᾶλλον, ἐὰν ἐσφιγμένην ἐχωσι τὴν οὐσίαν, ὧς μήτε<text:line-break/>ὑγρὰ, μήτε παχέα, μήτε χαῦνα ταῖς συστάσεσιν ὄντα. τοἔμ<text:line-break/>των οὑν [369] ἀεὶ μεμνημένος, ἔτι δὲ καὶ προσέχων, εῖ κατὰ<text:line-break/>τὰς ἑψήσεις, ἤ ὀπτήσεις, ἤ τὰς δια τηγανου σκευασίας ἀπο.-<text:line-break/>τίθεται τὰς ἰσχυρὰς ποιότητας ἕκαστα τῶν εἰς πεῖραν ἀγο-<text:line-break/>μένων, οὐ δεήσῃ παρ ἐμοῦ περὶ πάντων ὶ ἀκοῦσαι κατ εἶδος,<text:line-break/>ἀλλ᾽, ὥσπερ ἐπὶ τῶν ἄλλων ἐποίησα, τὰ συνεχῶς ἐσθιόμενα<text:line-break/>μάλιστα ἐξηγησομαι.</text:p>
      <text:h text:style-name="Heading_20_2" text:outline-level="2">Κεφ. ξέ. </text:h>
      <text:p text:style-name="P41">[Περὶ ἀσφοδέλου.] Τῇ τῆς σκίλλης ῥίζῃ<text:line-break/>παραπλησία πώς ἐστιν ἤ τοῦ ἀσφοδέλου μέγεθος καὶ σχῆ-</text:p>
      <text:p text:style-name="P3">μα καὶ πικρότητα, σκευαζομένη μέντοι, καθάπερ οἱ θέρμοι,<text:line-break/>τσ πλεῖστον τῆς πικρότητος ἀποτίθεται, καὶ ταύτῃ σκίλλης<text:line-break/>διαφέρετ δυσέκνιπτος γάρ ἐστιν ἱκανῶς ἡ ἐκείνης ποιότης.<text:line-break/>Πσίοδος μὴν οὑν ἔοικεν ἐπαινεῖν τὸν ἀσφόδελον ἐν οἷς<text:line-break/>φησιν·</text:p>
      <text:p text:style-name="P1">Οὐδ᾽ ὅσον ἐν μαλάχῃ τε καὶ ἀσφοδέλῳ μέγ ὄνειαρ.<text:line-break/>ἐγω δ᾽ οἰδα διὰ λιμὸν ἀγροίκους τινὰς ἑψήσεσί τε πλείοσι<text:line-break/>καὶ αποβρέξεσιν ἐν ὕδατι γλυκεῖ μόλις αὐτὴν ἐδώδιμον ἐργα-<text:line-break/>φαμένους. η γε μην δυναμις καὶ ταύτης τῆς ῥίζης ἐστὶν ἐκ-<text:line-break/>φρακτικη τε καὶ λεπτυντικὴ, καθάπερ καὶ ἡ τοῦ δρακοντίου.<text:line-break/>διὸ καὶ τὸν ἀσπάραγον αὐτοῦ τοῖς ἰκτεριώδεσι διδόασί τινες,<text:line-break/>ὡς μέγιστον ἴαμα.</text:p>
      <text:h text:style-name="Heading_20_2" text:outline-level="2">Κεφ. ξσἔ. </text:h>
      <text:p text:style-name="P41">[Περὶ βολβῶν.] Ἕκ ταὐτοῦ γένους εἰσὶ<text:line-break/>καὶ αἱ βολβοὶ τοῖς προειρημένοις. ἐσθίεται γὰρ αὐτῶν<text:line-break/>η ῥίζα χωρὶς τῶν φύλλων, ἐν ἡρι δέ ποτε καὶ ὁ ἀσπάραγος.<text:line-break/>ἔχει δ᾽ ἐν αὑτῷ πικράν τε καὶ αὐστηρὰν δύναμιν ἐπιφανῆ:.<text:line-break/>δισ καὶ τὸν στόμαχον ἐκλελυμένον ἐπεγείρει πως εἰς ὄρεξιν.<text:line-break/>οὐᾳ ἐναντιοῦται δὲ οὐδὲ τοῖς ἀναπτύειν τι δεομένοις ἐκ θώ-</text:p>
      <text:p text:style-name="P3">ρακος τε καὶ πνευμονος, καίτοι τὴν οὐσίαν τοῦ σώματος πα-<text:line-break/>χυτέραν τε καὶ γλισχροτέραν ἔχοιεν. ἀλλ᾽ ἡ πικρότης ἀντι-<text:line-break/>πραττει τῷ πάχει , τέμνειν τὰ γλίσχρα καὶ παχέα πεφυκυῖα,<text:line-break/>καθαπερ ἐν τοῖς περὶ τῶν φαρμάκων εἴρηται, διὸ κἂν δίσε-<text:line-break/>φθοι γενηθῶσι, τροφιμώτεροι μέν εἰσι , ἐναντιοῦνται δὲ ἤδη<text:line-break/>τοῖς αναπτύεσθαι δεομένοις, ὡς ἂν ἀποτιθέμενοι τὸ πικρὸν<text:line-break/>απαν. ἐσθίειν δ᾽ αὐτοὺς ἄμεινον τηνικαῦτα δι ὄξους ἃμα ἐλαίῳ<text:line-break/>καὶ γάρῳ , καὶ ἡδίους οὕτω γέ καὶ τροφιμώτεροι καὶ ἀφυσό-<text:line-break/>τεροι καὶ πεφθῆναι ῥὰουξ γίγνονται. πλεονάσαντες δὲ κατὰ<text:line-break/>τὴν ἐδωδὴν αὐτῶν ἔνιοι προδήλως ἤσθοντο καὶ σπέρμα<text:line-break/>πλεῖον ἴσχοντες καὶ προθυμότεροι γιγνόμενοι πρὸς ἀφροδίσια,<text:line-break/>σκευάζουσι δὲ καὶ τουτους οἱ ἄνθρωποι πολυειδῶς. οὐ γὰρ<text:line-break/>μόνον ἑφθοὺς, ὡς ἔφην, δύ ὕδατος , ἀλλὰ καὶ λοπάδας ἐξ<text:line-break/>αὐτῶν ποικίλως ἡρτυμένας συντιθέασιν, ἐκ ταγήνου τέ τινες<text:line-break/>ἄλλοι προσφέρονται, πολλοὶ δ΄ ὀπτῶντες ἐπ᾽ ἐσχάρας. ἀλλ᾽<text:line-break/>οὑτοί γε τὴν πολλὴν ἕψησιν οὐκ ἀναμένουσιν, ἀρκοῦνται δὲ<text:line-break/>πάνυ βραχείᾳ. τινὲς δ᾽ οὐδ᾽ ὅλως προέψουσι χαίροντες αὐ-</text:p>
      <text:p text:style-name="P3">τῶν τῷ πικρῷ τε καὶ αὐστηρῷ διασωζομένων προτρέπει γὰρ<text:line-break/>αυτους μᾶλλον ἐπὶ τὴν ἐδωδήν. ἀλλ᾽ εἰ μὲν ὡς προτρέποντι<text:line-break/>χρήσαιντο, μέχρι δυοῖν ἤ καὶ τριῶν προελθόντες, εἴη ἄν τι<text:line-break/>πλέον αυτοῖς · εἰ δὲ πλεονάσαιεν ἐπὶ τῶν οὕτω σκευασθέντων,<text:line-break/>καὶ μαλισθ' ὅταν, ὡς εἰώθασιν, ὠμοτέρους αὐτοὺς λαβόν-<text:line-break/>τες, αυτσὶ πάλιν ἀπεπτήσονται. καί τινές γε καὶ φύσαν καὶ<text:line-break/>στροφον ἐπιφέρουσι μὴ πεφθέντες καλῶς. ἐκ μὲν δὴ τῶν οὕ-<text:line-break/>τως ἐσθιομένων οὐκ εὔχυμος ἡ τροφὴ γίνεται · τῶν δ᾽ ἐπὶ<text:line-break/>πλεῖστον ἑψηθέντων ἤ καὶ δὶς, ὡς εἴρηται, παχύτερος μὲν<text:line-break/>ο χυμὸς, ἀμείνων δὲ τἄλλα καὶ τροφιμώτερος γίνεται.</text:p>
      <text:h text:style-name="Heading_20_2" text:outline-level="2">Κεφ. Ξζ΄.</text:h>
      <text:p text:style-name="P41"><text:s/>[370] [Περὶ σταφυλίνου καὶ δαύκου καὶ<text:line-break/>καρους.] Ἀἱ ῥίζαι καὶ τούτων ἐσθίονται , τροφὴν δῆ ἥττονα<text:line-break/>γογγυλίδων ἔχουσι, καθάπερ γε καὶ τῶν Κυρηναίων ἄρων.<text:line-break/>θερμαίνουσι δὲ σαφῶς, καί τι καὶ ἀρωματίζον ἐμφαίνουσι.<text:line-break/>το μὲν οὐν δύσπεπτον αὐταῖς ὁμοίως ὑπάρχει ταῖς ἄλλαις<text:line-break/>ρίζαις. ουρητικὰ δ᾽ εἰσὶ καὶ, εἰ πλεονάζοι τις αὐτῶν ἐν τῆ<text:line-break/>χρήσει , κακοχυμα μετρίως. εὐχυμότερός γε μήν ἐστιν ἡ κά-<text:line-break/>ρους τοῦ σταφυλίνου. τινὲς δὲ τὸν ἄγριον σταφυλῖνον</text:p>
      <text:p text:style-name="P3">ὀνομάζουσι δαῦκον, οὐρητικώτερον μὲν ὄντα, φαρμακωδέ-<text:line-break/>στερον δ ηδη καὶ πολλῆς ἑψήσεως δεόμενον, εἰ μέλλοι τις<text:line-break/>ἐσθίειν αὐτόνι</text:p>
      <text:h text:style-name="Heading_20_2" text:outline-level="2">Κεφ. ξἤλ </text:h>
      <text:p text:style-name="P41">[Περὶ ὕδνων.] Ἕν ῥίζαις ἤ βολβοῖς ἀρί-<text:line-break/>θ'μεῖν αν.αγκαῖον ἐστι καὶ ταῦτα, μηδεμίαν ἔχοντα σαφῆ ποιό-<text:line-break/>τηταλ χρῶνται τοιγαροῦν αὐτοῖς οἱ χρώμενοι πρὸς ὑποδο-<text:line-break/>χην αρτυματων , ωσπερ καὶ τοῖς ἄλλοις , ὅσα καλοῦσιν ἄποια<text:line-break/>καὶ αβλαβἢ καὶ ὑδατώδη κατὰ τὴν γεῦσιν. ἔστι δ᾽ ἀπάντων<text:line-break/>αυτῶν κοινον, ὡς μηδὲ τὴν ἀναδιδομένην εἰς τὸ σῶμα τροφὴν<text:line-break/>ἐξαίρετον τινα δύναμιν ἔχειν , ἀλλ᾽ ὑπόψυχρον μὲν εἶναι , τῷ<text:line-break/>παχει δ᾽, ὁποῖον ἄν τι καὶ αὐτὸ τὸ ἐδηδεσμένον ἢ, παχύτερον<text:line-break/>μεν το ἐξ υδνων, ὑγρότερον δὲ καὶ λεπτότερον ἐκ κολοκύν-<text:line-break/>θης, ἐπί τε τῶν ἄλλων ἀνάλογον.</text:p>
      <text:h text:style-name="Heading_20_2" text:outline-level="2">Κεφ: ξθ. </text:h>
      <text:p text:style-name="P41">[Περὶ μυκήτων.] Καὶ μυκήτων οἱ βω-<text:line-break/>λῖτὰι καλῶς ἑψηθέντες ἐν ὕδατι πλησίον ἡκουσι τῶν ἀποίων<text:line-break/>ἐδεσματων. σὐ μὴν οὕτω γε μόνοις αὐτοῖς ἄνθρωποι χρῶνται,<text:line-break/>σκευάζουσι δὲ καὶ ἀρτύουσι πολυειδῶς, ὥσπερ καὶ τἄλλα,<text:line-break/>ὅσα μηδεμίαν ἐξαίρετον ἐχει ποιότητα, φλεγματώδης δ᾽</text:p>
      <text:p text:style-name="P3">εστιν η ες αυτων τροφη, και δηλον οτι καὶ ψυχρα, κακ<text:line-break/>πλεονάζῃ τις ἐν αὐτοῖς, κακόχυμοςι ἀβλαβέστατοι μὲν οὑν<text:line-break/>τῶν ἄλλων μυκήτων εἰσὶν ουτορ᾽ δεύτεροι δὲ μετ αὐτοὺς οἴ<text:line-break/>ἀμανῖται· τῶν δ᾽ ἄλλων ἀσφάλεστερόν ἐστι μηδ΄ ὅλως<text:line-break/>ἄττεσθαι, πολλοὶ γὰρ ἐξ αὐτῶν ἀπέθανον. ἐγῶ δ΄ οἶδά<text:line-break/>τινα καὶ τῶν βωλιτῶν αὐτῶν, οἷπερ ἀβλαβέστατοι δοκοῦσιν<text:line-break/>εἶναι, πλείονας οὐκ ἀκριβῶς ἑφθοὺς φαγόντα, θλιβέντα τὸ<text:line-break/>στόμα τῆς κοιλίας, καὶ βαρυνθέντα, καὶ στενοχωρηθέντας<text:line-break/>καὶ δυςπνοήσαντα , καὶ λιποψυχήσαντα, καὶ ψυχρὸν ἱδρώ-<text:line-break/>σαντα, καὶ μόλις σωθέντα διὰ τῆς τῶν τεμνόντων τοὺς πα-<text:line-break/>χεῖς χυμοὺς προσφοράς, ὁποῖόν ἐστιν ὀξύμελι, καθ᾽ ἑαυτό<text:line-break/>τε καὶ μετα ὑσσωπου καὶ ὀριγάνου μετρίως ἑψηθέντων ἐν<text:line-break/>αυτῷ. καὶ γὰρ ἔκ τινος ἐκεῖνος ἔλαβε καὶ τοῦτο, καὶ ντ-<text:line-break/>τρου τὸν ἀφρὸν, ἐπιπασθέντα αὐτοῖς, ἐφ οἷς ἤμεσε τοὺς<text:line-break/>ἐδηδεσμένους μύκητας, ἤδη πως εἰς φλεγματώδη χυμὸν, ἱκα-<text:line-break/>νῶς ψυχρον καὶ παχὺν, ὑπηλλαγμένους.</text:p>
      <text:h text:style-name="Heading_20_2" text:outline-level="2">Κεφ. α΄. </text:h>
      <text:p text:style-name="P41">(336) [Περὶ ῥαφανῖδος.] Ὥμὴν μὲν ἐσθί-<text:line-break/>ουσιν αὐτὴν μόνην τοὐπίπαν οἱ κατὰ τὰς πόλεις ἄνθρωποι,</text:p>
      <text:p text:style-name="P3">πρῶτον οὑν ἀπάντων μετὰ [371] γάρου, γαστρος υπαγωγῆς<text:line-break/>ἕνεκα, ὀλίγοι δὲ καὶ ὄξους ἐπιχέουσιν. οἱ δ αγροικοι καὶ<text:line-break/>μετ ἄρτου πολλάκις προσφέρονται, παραπλησίως τοῖς ἃλ-<text:line-break/>λοις αὐτοφυέσιν ὄψοις, ἐξ ὡν ἐστι καὶ ορίγανος η χλωρα, καὶ<text:line-break/>κάρδαμον, καὶ θύμα, καὶ θύμβρα, καὶ γλήχων, καὶ ερπυλσ-·<text:line-break/>λος, ἡδύοσμός τε καὶ καλαμίνθη, καὶ πύρεθρον; καὶ ευζωμον.<text:line-break/>ἃπαντα γὰρ ταῦτα τῶν ἐδωδίμων ἐστὶν οψα χλωρα, μετα<text:line-break/>τῶν τροφῶν ἐσθιόμενα, τῶν ποωδῶν φυτῶν ὄντα. τῆς ῥα-<text:line-break/>φανῖδος δὲ καὶ τὸν καυλον ἐσθίουσι καὶ τα φυλλα, κατ<text:line-break/>ἀνάγκην μᾶλλον, ἤ ἑκόντες, ἡ μέντοι ῥίζα τῶν συνεχῶς<text:line-break/>ἐσθιομένων ἐστὶν, ὡς ὄψον μᾶλλον ἤ τροφὴ, τῆς λεπτυντικῆς<text:line-break/>δυνάμεως οὔσα καὶ αὕτη δηλονοτι μετα τοῦ θερμαίνειν σα-<text:line-break/>φῶς· ἐπικρατεῖ γὰρ ἡ δριμεῖα ποιοτης ἐν αὐτῇ. κατὰ δὲ τὸ<text:line-break/>ἔαρ εἴωθεν καυλόν τινα γεννᾶν εἰς ὕψος ἀνερχόμενον, ὥςπερ<text:line-break/>τἄλλα τὰ μέλλοντα καυλοφορήσειν, ὅντινα καυλὸν ἕψοντες<text:line-break/>ἐσθίουσι δἰ ἐλαίου τε καὶ γάρου καὶ ὄξους, ὥςπερ καὶ τὸν<text:line-break/>τῆς γογγυλίδος, καὶ τὸν τοῦ ναπυος, καὶ τὸν τῆς θριδακίνης.<text:line-break/>καὶ τρέφει . μὲν δηλονότι μᾶλλον ὁ καυλὸς οὕτος τῆς ὠμῆς</text:p>
      <text:p text:style-name="P3">ῥαφανῖδος, ὡς ἐναποτιθέμενος ἐν τῷ ὕδατι τὴν δριμύτητα,<text:line-break/>βραχυτάτην δ᾽ ὅμως καὶ αὐτὸς ἐχει τροφήν. ἔνιοι δὲ οὐ μόνον<text:line-break/>τὸν καυλὸν, ἀλλὰ καὶ αὐτὰς ἕψοντες ἐσθίουσι τὰς ῥαφανῖ-<text:line-break/>δας ὁμοίως ταῖς γογγυλίσι. θαυμάσαι δ᾽ ἔστι καὶ τῶν<text:line-break/>ἰατρῶν καὶ τῶν ἰδιωτῶν ἐκείνους, ὅσοι μετὰ δεῖπνον ὠμὰς<text:line-break/>ἐσθίουσιν αὐτὰς εὐπεψίας ἕνεκεν. αὐτοὶ μὲν γὰρ ἱκανὴν<text:line-break/>ἐσχηκέναι φασὶ τούτου πεῖραν, οἱ μιμησάμενοι δὲ αὐτοὺς<text:line-break/>πάντες ἐβλάβησαν.</text:p>
      <text:h text:style-name="Heading_20_2" text:outline-level="2">Κεφ.οα΄.</text:h>
      <text:p text:style-name="P41"><text:s/>[Περὶ κρομμύων, καὶ σκορόδων, καὶ πρά-<text:line-break/>σων, καὶ ἀμπελοπράσων.] Καὶ τούτων τῶν φυτῶν τὰς μὲν<text:line-break/>ῥίζας ἐσθίουσιν οἱ ἄνθρωποι πλειστάκις, ὀλιγάκις δὲ τὸν καυ-<text:line-break/>λὸν καὶ τὰ φύλλα, δριμεῖαν ἱκανῶς ἔχοντα δύναμιν ἀνάλογον<text:line-break/>αὐταῖς. θερμαίνει δὲ τὸ σῶμα, καὶ λεπτύνει τοὺς ἐν αὐτῷ<text:line-break/>παχεῖς χυμοὺς καὶ τέμνει τοὺς γλίσχρους. ἑψηθέντα μέντοι<text:line-break/>δὶς ἤ καὶ τρὶς, ἀποτίθεται μὲν τὴν δριμύτητα, λεπτύνει δ᾽<text:line-break/>ὅμως ἔτι, καὶ τροφὴν βραχυτάτην δίδωσι τῷ σώματρ᾽ τέως<text:line-break/>δὲ οὐδ᾽ ὅλως ἐδίδου , πρὶν ἑψηθῆναι. τό γε μὴν σκόροδον<text:line-break/>οὐ μόνον ὡς ὄψον, ἀλλὰ καὶ ὡς φάρμακον ὑγιεινὸν ἐσθίον-</text:p>
      <text:p text:style-name="P3">σιν, ἐκφρακτικῆς τε καὶ διαφορητικῆς υπαρχον δυναμεως.<text:line-break/>ἑψηθὲν δ᾽ ἐπ᾽ ὀλίγον, ὡς ἀποθέσθαι τὴν δριμύτητα, τῇ μὲν<text:line-break/>δυναμει καταδεέστερον, τὴν κακογαμίαν δὲ οὐκ ἔτι διασώζει,<text:line-break/>καθαπερ οὐδ᾽ ὅταν ἑψήσῃ δὶς τὰ πράσα καὶ τὰ κρόμμυα. τὰ<text:line-break/>δ αμπελόπρασα διαφέρει τῶν πράσων τοσοῦτον, ὅσον κἀν<text:line-break/>τοῖς ἄλλοις ἃπασι τοῖς ὁμογενέσι τὰ ἄγρια τῶν ἡμέρων.<text:line-break/>αποτίθτνται δ᾽ εἰς τὸ ἐπιὸν ἔτος ὅλον ἔνιοι, καθάπερ καὶ τὰ<text:line-break/>κρόμμυα, μετ ὄξους συντιθέντες, οὕτως καὶ τὰ ἀμπελόπρασα,<text:line-break/>καὶ γίνεται πρός τε . τὴν ἐδωδὴν ἀμείνω καὶ ἦττον κακόχυμα.<text:line-break/>φείδεσθαι δὲ τῆς συνεχοῦς ἐδωδῆς ὰπαντων τῶν δριμέων, καὶ<text:line-break/>μάλισθ ὅταν ὁ προσφερόμενος αὐτῶν χολωδέστερος ῇ φύσει.<text:line-break/>μονοις γὰρ τοῖς ητοι τὸν φλεγματώδη χυμὸν ἤ τὸν ὠμόν<text:line-break/>καὶ παχὺν καὶ γλίσχρον ἠθροικόσιν ἐπιτήδεια τὰ τοιαῦτα<text:line-break/>τῶν ἐδεσμάτων ἐστίν.</text:p>
      <text:h text:style-name="P18" text:outline-level="1">ΓΑΛΗΝΟΥ ΠΕΡΙ ΤΡΟΦΩΝ ΔΥΝΑΜΕΩΣ<text:line-break/>ΒΙΒΛΙΟΝ Γ.</text:h>
      <text:h text:style-name="Heading_20_2" text:outline-level="2">Κεφ. Α΄.</text:h>
      <text:p text:style-name="P41"><text:s/>Ἕπόλο ίπον δ᾽ ἀν εἴη περὶ τῆς ἀπὸ τῶν<text:line-break/>ζώων τροφῆς διελθεῖν, οὐκ ὀλίγας ἐχούσης διαφορὰς δυνά- .<text:line-break/>μεων κατά τε τὰ μόρια καὶ κατά τινα τῶν ἐν αὐτοῖς περιεχο-<text:line-break/>μένων ἤ γεννωμένων. ῶν ἐστι καὶ τὰ ὠὰ καὶ τὸ γάλα, τυ-<text:line-break/>ρός τε καὶ τὸ βούτυρον καὶ τὸ αἷμα.</text:p>
      <text:h text:style-name="Heading_20_2" text:outline-level="2">Κεφ. β΄. </text:h>
      <text:p text:style-name="P41">[Περὶ τῆς ἀπὸ τῶν πεζῶν ζώων τροφῆς.]<text:line-break/>Οὐ τὴν αὐτὴν ἀπαντα δύναμιν ἐχει τὰ μόρια τῶν ζώων, ἀλλ᾽<text:line-break/>αἱ μὲν σάρκες, ὅταν καλῶς πεφθῶσιν, αἵματός εἰσιν ἀρίστοιν</text:p>
      <text:p text:style-name="P3">γεννητικαί, και μαλιστα επὶ τῶν εὐχυμων ζώων, ὁποῖόν ἐστι<text:line-break/>το γενος τῶν ῦῶν· φλεγματικωτερα γὰρ τὰ νευρώδη μόρια.<text:line-break/>παντων μὲν ουν εδεσματων η σὰρξ τῶν ὑῶν ἐστι τροφιμω-<text:line-break/>τατη, καὶ τουτου πεῖραν ἐναργεστάτην οἱ ἀθλοῦντες ὲχουσιν.<text:line-break/>επι γαρ τοῖς ὶσοις γυμνασίοις ἑτέρας τροφῆς ἴσον ὄγκον ἐν<text:line-break/>ἡμέρᾳ μιᾷ προσενεγκαμενοι, κατα την ὑστεραίαν εὐθέως ἀσθε-<text:line-break/>νέρτεροι γίνονται · πλείοσι δ ἐφεξῆς ἡμέραις τοῦτο πράξαν..<text:line-break/>τες, ουκ ασθενέστεροι μονον, ἄλλα καὶ ἀτροφώτεροι σαφῶς<text:line-break/>φαίνονται, τὴν δ᾽ αὐτὴν τοῦ λόγου βάσανον ἔνεστί σοι καὶ<text:line-break/>ἐπὶ τῶν ἐν παλαίστρᾳ διαπονουμένων παίδων ποιήσασθαι καὶ<text:line-break/>τῶν ἄλλων ἡντιναοῦν ἐνέργειαν ἰσχυρὰν καὶ σφοδρὰν ἐνερ-<text:line-break/>γούντων, ὁποία καὶ ἡ τῶν σκαπτόντων ἐστἔ τὰ δὲ βόεια<text:line-break/>κρέα τροφὴν μὲν καὶ αὐτὰ δίδωσιν οὐκ ὀλίγην, [373] οὔτ<text:line-break/>ευδιαφορητον , αίμα μέντοι παχυτερον, ἤ προσηκει, γεννᾂ.<text:line-break/>εἰ δὲ καὶ φυσει τις εἴη μελαγχολικώτερος τὴν κρᾶσιν, ὰλώσε-<text:line-break/>ταί τινι παθηματι τῶν μελαγχολικῶν, ἐν τῆ τούτων ἐδωδῇ<text:line-break/>πλεονάσας. τοιαῦτα δ᾽ ἐστέ πάθη καρκίνος, ἐλέφας, ψῶ-</text:p>
      <text:p text:style-name="P3">ρα, λέπρα, πυρετὸς τεταρταῖος, ἤ α΄ ἰδίως ὀνομαζομένη με-<text:line-break/>λαγχολία. καὶ σπλὴν δὲ ἐνίοις εἰς ὄγκον ἤρθη διὰ τοιοῦτον<text:line-break/>χυμὸν, ῳ καχεξία τε καὶ ὕδεροι πολλάκις ήκολούθησαν. ὅσον<text:line-break/>δ᾽ ἐν τῷ παχει τῆς ὅλης οὐσίας ἑαυτῶν τὰ βόεια κρέα τῶν<text:line-break/>ὑείων πλεονεκτεῖ, τοσούτῳ τῇ γλισχρότητι τὰ ὕεια τῶν βο-<text:line-break/>είων. εἰς πέψιν δὲ πολὺ βελτίω τὰ τῶν ὑῶν ἐστι, τοῖς μὲν<text:line-break/>ἀκμαζουσι καὶ ἰσχυροῖς καὶ διαπονουμένοις τὰ τῶν ἀκμαζόν-<text:line-break/>των, τοῖς δ᾽ ἄλλοις τὰ τῶν ὲτ᾽ αὐξανομένων. ὥσπερ δὲ ἐν<text:line-break/>τοῖς ὑσὶν οἱ κατὰ τὴν ἀκμαστικὴν ἡλικίαν ἐπιτήδειοι τοῖς<text:line-break/>εὐεκτικοῖς νεανίσκοις εἰσὶν, οὕτω τῶν βοῶν οἱ πρὸ τῆς ἀκμῆς.<text:line-break/>ξηρότερος γὰρ πολλῷ τὴν κρᾶσιν βοῦς ὑὸς, ὥσπερ γε καὶ<text:line-break/>ἀκμάζων ἀνὴρ παιδός. εἰκότως οὑν, ὅσα μὲν φύσει ζῶα<text:line-break/>ξηροτέραν ὲχει τὴν κρᾶσιν, ὑπὸ τῆς νεότητος εἰς συμ-<text:line-break/>μετρίαν αὐτὴν ὠφελεῖται · τῶν δ᾽ ὑγροτέρων ἡ φύσις ἀπὸ<text:line-break/>τῆς ἀκμαστικῆς ἡλικίας προλαμβάνει τὸ λοιπὸν εἰς τὴν προσ-<text:line-break/>ἤκουσαν εὐκρασίαν. οὐ μόνον οὐν οἱ μόσχοι τῶν τελείων βοῶν<text:line-break/>ἀμείνους εἰς πέψιν ὲχουσι τὰς σάρκας, ἀλλὰ καὶ οἱ ἔριφοι τῶν</text:p>
      <text:p text:style-name="P3">αἰγῶν. ᾖττον μὲν γὰρ βοὸς ὴ αἴξ ξηρὰ τὴν κρᾶσίν ἐστιν,<text:line-break/>ἀλλ᾽ ἀνθρώπῳ καὶ σῶέ παραβαλλομένη πολὺ διαφέρει.<text:line-break/>τῆς δὲ ὑὸς σαρκὸς πρὸς τὴν ἀνθρώπου ὁμοιότητα καταμα-<text:line-break/>θεῖν ἔνεστι κὰκ τοῦ τινας ἐδηδοκότας ἀνθρωπείων κρεῶν<text:line-break/>ὡς χοιρείων οὐδεμίαν ἀπόνοιαν ἐσχηκέναι κατά τε τὴν γεῦσιν<text:line-break/>αὐτῶν καὶ τὴν ὁσμήν· (337) ἐφωράθη γὰρ ἤδη τοῦτο γεγο-<text:line-break/>νὸς ὑπὸ πονηρῶν πανδοχέων καὶ ἄλλων τινῶν. εἰκότως οὑν<text:line-break/>οἱ χοῖροι περιττωματικωτέραν ἡμῖν εἰς τοσοῦτον παρέχουσι<text:line-break/>τὴν τροφὴν, εἰς ὅσον τῶν μεγάλων ὑῶν εἰσιν ὑγρότεροι. εἰ-<text:line-break/>κότως δὲ καὶ ᾖττον τρέφουσιν · ἡ γὰρ ὑγροτέρα τροφὴ καὶ<text:line-break/>ἀναδίδοται καὶ διαφορεῖται θάττον. ὑγροτάτην δὲ ἔχουσι καὶ<text:line-break/>φλεγματώδη σάρκα καὶ οἱ ἄρνες. ἀλλὰ καὶ ἡ τῶν προβάτων<text:line-break/>σαρξ καὶ περιττωματικωτέρα τέ ἐστι καὶ κακοχυμοτέρα, κα-<text:line-break/>κόχυμος δὲ καὶ ἡ τῶν αἰγῶν μετὰ δριμύτητος. ἡ δὲ τῶν<text:line-break/>τράγων χειρίστη καὶ πρὸς εὐχυμίαν καὶ πρὸς πέψιν, ἐφεξῆς<text:line-break/>δε ἡ τῶν κριῶν, εἷθ' ἡ τῶν ταύρων. ἐν ἃπασι δὲ τούτοις<text:line-break/>τὰ τῶν εὐνουχισθέντων ἀμείνω, τὰ δὲ πρεσβυτικὰ χείριστα<text:line-break/>πρὸς πέψιν καὶ πρὸς εὐχυμίαν καἴ πρὸς θρέψιν, ὥσπερ καὶ</text:p>
      <text:p text:style-name="P43">τῶν ὑῶν αὐτῶν, καίτοι υγρῶν ὄντων τὴν κρᾶσιν, οἱ γη-<text:line-break/>ράσαντες ἔνια δὴ καὶ ξηρὰν καὶ δύσπεπτον ἐχουσι τὴν σάρκα.</text:p>
      <text:p text:style-name="P42">καί η τῶν λαγωων οε σαρξ αιματος μεν εστι παχυτερου γεν-<text:line-break/>νητικὴ, βελτίων δὲ εἰς εὐχυμίαν, ἤ κατὰ βοῦς καὶ πρόβατα.<text:line-break/>κακόγαμος δὲ τούτων οὐχ ηττόν ἐστι καὶ ἡ τῶν ἐλάφων καὶ<text:line-break/>δύσπεπτος. ἡ δὲ τῶν ἀγρίων ἄνων, ὅσοι γ᾽ εὔύκτοι καὶ νέοι,<text:line-break/>πλησίον ἤκει τοῖςδε. καίτοι καὶ τῶν ἡμέρων ὄνων γηρασάν-<text:line-break/>των ἔνιοι τα κρέα προσφέρονται, κακοχυμοτατα καὶ δυσ-<text:line-break/>πεπτοτατα καὶ κακοστομαχα καὶ προσέτι καὶ ἀηδῆ κατ᾽ ἐδω-<text:line-break/>δὴν ὄντα, καθάπερ καὶ τὰ τῶν ἵππων τε καὶ καμήλων, ὧν<text:line-break/>καὶ αὐτῶν ἐσθίουσιν οἱ ὀνωδεις τε καὶ καμηλώδεις ὰνθρω-<text:line-break/>ποι τὴν ψυχὴν καὶ τὸ σῶμα. καὶ τῶν ἄρκτων δ᾽ ἔνιοι προσ-<text:line-break/>φέρονται, καὶ τὰ τούτων ἔτι χείρω λεόντων τε καὶ παρδά-<text:line-break/>λεων, ἤτοι γ᾽ ἀπαξ ἕψοντες, ἤ δίς. εἴρηται δὲ ἔμπροσθεν,<text:line-break/>ὁποῖον τι τὸ δὶς ἕψειν ἐστιλ περὶ δὲ τῶν κυνῶν τί δεῖ καὶ<text:line-break/>λέγειν ; [374] ὡς τους νέους τε καὶ λιπαροὺς αὐτῶν, καὶ μά-<text:line-break/>λισθ᾽ ὅταν εὐνουχισθῶσι, κατ ἔνια τῶν ἐθνῶν ἐσθίουσι πάμ-</text:p>
      <text:p text:style-name="P45">πολλοι. και προς τούτοις τά τε τῶν πανθήρων οὐκ ὀλίγοι,<text:line-break/>καθάπερ γε και τα τῶν όνων, ὅταν εὐεκτοῦντες τύχωσιν,<text:line-break/>ωσπερ οἱ αγριοι. ταῦτα μὲν οὐ μόνον ἐσθίουσιν, ἀλλὰ καὶ<text:line-break/>επαινοῦσιν ἔνιοι τῶν ἰατρῶν. τα δὲ τῶν ἀλωπέκων ἐν φθι--<text:line-break/>νοπωρῳ και οι παρ ημῖν κυνηγέται προσφέρονται · πιαίνον-<text:line-break/>ται γαρ υπο τῶν σταφυλῶν. καὶ τῶν αλλων δὲ ζώων ὅσα τὰς<text:line-break/>οἰκείας αφθονως τροφὰς ἐχουσι, ταῦτα πολὺ βελτίω σφῶν<text:line-break/>αυτῶν εις εδωδην γίνονται, καθάπερ γε καὶ χείρω τἀναν-</text:p>
      <text:p text:style-name="P46">τια. και οσα γε τας εκ της γης ανιουσας ποας ἡ τῶν δένδρων<text:line-break/>ακρεμονας η βλαστας ἐσθίει, καθ ον ἃν καιρὸν εὐπορῆ δα-<text:line-break/>ψιλῶς τουτων, εὐεκτικώτερα γίνεται καὶ πιαίνεται καὶ πρὸς<text:line-break/>τροφην ημῖν επιτηδειοτερα παντα καθίσταται. καὶ διὰ τοῦ-<text:line-break/>το τα μεν την βαθεῖαν πόαν νέμεσθαι δεόμενα λεπτὰ καὶ<text:line-break/>κακοχυμα γινεται κατα τε τον χειμῶνα καὶ τὰ πρῶτα καὶ<text:line-break/>μεσα τοῦ ηρος, ωσπερ οἱβοες, ευχυμοτεροί τε καὶ παχύτεροι<text:line-break/>σαφως γινομενοι του χρονου προῖοντος, οταν αὐξάνηται καὶ<text:line-break/>παχυνηται καὶ εἰς εὐκάρπησιν ἡ πόα προέρχηται ·<text:tab/>τὰ δ᾽ ὑπὸ</text:p>
      <text:p text:style-name="P10">της μικράς τρεφεσθαι δυναμενα βελτίω κατά τε<text:tab/>τὰ πρῶτα</text:p>
      <text:p text:style-name="P3">καὶ τὰ μέσα τοῦ ηρος ἐστιν, ὧσπερ τὰ πρόβατα· κατὰ δὲ<text:line-break/>τὴν ἀρχὴν καὶ τὰ μέσα τοῦ θέρους αἱ αἶγες, ἡνίκα βλάσται<text:line-break/>πλεῖσται θάμνων εἰσὶν, ἃς ἔθος αὐταῖς ἐσθίειν, ὅταν οὐν<text:line-break/>ἀκούσῃς μου παραβάλλοντος ἀλλήλοις εἴδη ζώων, ἐξέταζε<text:line-break/>καὶ κρῖνε καὶ βασάνιζε καὶ τῇ πείρᾳ τὸν λόγον , οὐ ἴτ ὁ καλῶς<text:line-break/>τεθραμμένον τε καὶ πῖον ἰσχνῷ καὶ ἀτρόφῳ παραβάλλων,<text:line-break/>οὐδὲ τὸ νέον τῷ γεγηρακότι , (μοχθηρὰ γὰρ ὴδε καὶ ἄδικος ἤ<text:line-break/>κρίσις,) ἀλλὰ τὸ καθ᾽ ἕκαστον εἶδος καὶ γένος, ἤ ὅπως ἂν<text:line-break/>θέλοις ὀνομάζειν, ἄριστα διακείμενον ἑτέρῳ τοιούτῳ, οὐκ<text:line-break/>οὐν ἔτι δεήσομαι λόγων μακρῶν εἰς τὸ τὰ καθ᾽ ἕκαστον<text:line-break/>ἔθνος ἐπιχώρια τῶν ζώων α΄ταντα διέρχεσθαι, καθάπερ ἐν<text:line-break/>Ὑβηρίᾳ τὸ τοῖς λαγωοῖς ὅμοιον ζωύφιον, ὃ καλοῦσι κουνίκου-·.<text:line-break/>λον, ἐν Ἀευκανίᾳ δὲ τῆς Ἐναλίας τὸ μεταξύ πως ἄρκτου τε<text:line-break/>καὶ συὸς, ὥσπερ γε καὶ τὸ τῶν ἀρουραίων μυῶν καὶ τῶν κα-<text:line-break/>λουμένων ἐλειῶν ἐν μέσῳ , κατά τε τὴν αὐτὴν χώραν τῆς Ἱτα-<text:line-break/>λίας ἐν ἄλλοις τε πολλοῖς τόποις ἐσθιόμενον. ὅσα γὰρ εὕ-<text:line-break/>τροφα τῶν τοιούτων ζώων ἐστὶ καὶ σαφῶς πίονα, ταῦτα τῆ</text:p>
      <text:p text:style-name="P3">πείρᾳ βασάνιζε, τοὺς τρόπους τῆς σκευασίας αὐτῶν, οὕς ἐξ<text:line-break/>ἐμπειρίας ἔμαθεν ἕκαστος τῶν ἐπιχωρίων, ἀκούων τε καὶ<text:line-break/>μανθάνων παρ᾽ ἐκείνων. ὁποία δ᾽ ἐστὶν ἡ δύναμις αὐτῶν<text:line-break/>ἑκάστου, ἤδη σοι πάρεστι καὶ παρ ἐμοὐ μανθάνειν- ὅσα μἔν<text:line-break/>γαρ ὁπτῶντες ἤ τηγανίζοντες ἐσθίουσι, ξηροτέραν τροφὴν<text:line-break/>διδοασι τῷ σώματι, ὅσα δὲ ἐν ὕδατι προαφέψουσιν, ὑγρο-<text:line-break/>τέρατ, ὅσα δ᾽ ἐν ταῖς λοπάσιν ἀρτύοντες, ἐν τῷ μεταξὺ<text:line-break/>τούτων ἐστιλ καὶ τούτων δ᾽ αὐτῶν οὐ σμικρὰ διάφορα γι-<text:line-break/>νεται παρὰ τὸν τρόπον τῆς ἀρτύσεως, ὅσα μἔν γὰρ δαψιλῶς<text:line-break/>οινου εχει κατ γαρου, ξηροτερα τῶν μη εχοντων εστι· τα δε<text:line-break/>τούτων μὲν ἐνδεέστερα, ἤτοι δὲ σίραιον ἔχοντα πλέον, ὅ<text:line-break/>τινες ἕψημα καλοῦσιν , ἤ κατὰ τὸν ὀνομαζόμενον ἁπλοῦν καὶ<text:line-break/>λιτὸν καὶ λευκὸν ζωμὸν ἤψηται, πολλῷ τῶν προειρημένων<text:line-break/>ἐστὶν ὑγρότερα· τὰ δὲ ἀπὸ ὕδατος μόνου καὶ τούτων ἐστὶν<text:line-break/>ἔθ' ὑγρότερα. μεγίστη δὲ ἐν τῇ σκευασίᾳ διαφορὰ γίνεται καὶ<text:line-break/>κατὰ τὴν τῶν ἐπεμβαλλομένων αὐτοῖς δύναμιν, ἀπάντων<text:line-break/>μὲν ξηραινόντων, ἀλλ᾽ ἤτοι μᾶλλον ἤ ἦττον. ἔστι δὲ ταῦτα<text:line-break/>σπέρματα μὲν ἀνήθου καὶ σελίνου καὶ κάρου καὶ λιβυστικοῦ</text:p>
      <text:p text:style-name="P3">[375] καὶ κυμίνου καί τινα τοιαῦθ ἕτερα, τῶν φυτῶν δ᾽<text:line-break/>αὐτῶν πράσα καὶ κρόμμυα καὶ ἄνηθα καὶ θύμα καὶ θύμβρα<text:line-break/>καὶ γλήχων καὶ ἡ εὐώδης μίνθη καὶ ὀρίγανος, ὅσα τε ἄλλα<text:line-break/>τοιαῦτα , τῆς ὁψαρτυτικῆς ὄντα πραγματείας, ἤν νῦν οὐ πρό-<text:line-break/>κειται διέρχεσθαι, τὴν παραβολὴν δὲ τῆς διαφοράς τῶν ζώων<text:line-break/>ὥσπερ ἔμπροσθεν ἔφαμεν χρῆναι ποιεῖσθαι τῶν ἄριστα ταῖς<text:line-break/>ἔξεσέν ἐχόντων, οὕτω καὶ νῦν τῶν ἐσκευασμένων κάλλιστα<text:line-break/>γινέσθω. ταῦτα μὲν οὐν αὐταρκη σοι περὶ τῆς τῶν πεζῶν<text:line-break/>ζώων σαρκὸς ἠκηκοέναι· περὶ δὲ τῶν ἄλλων μορίων, ὡς<text:line-break/>ἔχει τῆς δυνάμεως, ἐφεξῆς ἀκούσῃ μετὰ τὸν περὶ τῶν κοχλιῶν<text:line-break/>λογονν</text:p>
      <text:h text:style-name="Heading_20_2" text:outline-level="2">Κεφ. γ΄. </text:h>
      <text:p text:style-name="P47">[Περὶ κοχλιῶν.] Ὅτι μὲν οὑν οὔτε ἐν τοῖς<text:line-break/>πτηνοῖς, ουτε ἐν τοῖς ἐνύδροις ἀριθμεῖσθαι δεῖ τοῦτο τὸ<text:line-break/>ζῶον, αντικρυς δῆλον. εἰ δὲ μηδ᾽ ἐν τοῖς πεζοῖς αὐτοῦ μνη-<text:line-break/>μονεύσομεν, ουδ᾽ ὅλως ἐροῦμέν τι περὶ τῆς ἐκ κοχλίου τρο-<text:line-break/>φῆς. οὐ μην ουδὲ παραλιπεῖν εὔλογον, ὥσπερ τοὺς ἐκ τῶν<text:line-break/>ξυλων σκωληκας, ἐχίδνας τε καὶ τοὺς ἄλλους ὄφεις, ὅσα τε<text:line-break/>κατ Ἀὶγυπτον καὶ ἄλλα τινὰ τῶν ἐθνῶν ἐσθίουσιν · οὔτε</text:p>
      <text:p text:style-name="P3">γαρ εκεινων τις αναγνωσεται ταῦτα, καὶ ἡμεῖς οὐκ ἄν ποτε<text:line-break/>φαγοιμεν τῶν εκείνοις ἐδωδίμων. κοχλίας δὲ ὁσημέραι πάντες<text:line-break/>Ελληνες εσθίουσιν, ἔχοντας μὲν σκληρὰν τὴν σάρκα, καὶ διὰ<text:line-break/>τοῦτο δυσπεπτον, εἰ δὲ πεφθείη, τροφιμωτάτην.. ὑπάρχει<text:line-break/>δ αυτοῖς, ωσπερ τοῖς οστρακοδέρμοις, χυλὸς ὑπακτικὸς γα-<text:line-break/>στρος, καὶ δια τοῦτο τινὲς ἀρτύοντες αὐτοὺς δι᾽ ἐλαίου καὶ<text:line-break/>γαρου καὶ ρπνου τῷ γενομένῳ ζωμῷ χρῶνται πρὸς διαχώρη-<text:line-break/>σιν τῶν κατα την κοιλίαν. εἰ δὲ θελήσεις ὡς τροφίμῳ μόνῳ<text:line-break/>ἐδέσματι χρησασθαι τῇ σαρκὶ τοῦ ζώου τούτου, προαφεψή-<text:line-break/>σας ἐν ὕδατι μεταθήσεις εἰς ἕτερον ὕδωρ, εἶτα ἐν ἐκείνω<text:line-break/>πάλιν ἐψήσαςῳὕτως ἀρτύσεις τε καὶ τὸ τρίτον ἑψήσεις ἄχρι<text:line-break/>τοῦ κατατάκερον ἀκριβῶς γενέσθαι τὴν σάρκα. σκευασθεῖσα<text:line-break/>γὰρ οὕτως ἐφέξει μὲν τὴν γαστέρα, τροφὴν δὲ ἱκανὴν παρέξει<text:line-break/>τῷ σώματι.</text:p>
      <text:h text:style-name="Heading_20_2" text:outline-level="2">Κεφ. δ΄. </text:h>
      <text:p text:style-name="P47">(338) [Περὶ τῶν ἐν τοῖς πεζοῖς ἀκρέων<text:line-break/>μορίων.] Ἀκρεα μορια τῶν πεζῶν ζώων ἐσθίουσιν οἱ ἄν-<text:line-break/>θρωποι, ποδας καὶ ῥυγχη καὶ ωτα, καὶ τοὐπίπαν δὲ δύ ὕδα-<text:line-break/>τος ἕψοντες αυτα προσφέρονται μετ᾽ ὄξους καὶ γάρου, ποτὲ</text:p>
      <text:p text:style-name="P3">δὲ καὶ νάπυος, ἔνιοι δὲ καὶ δύ ἐλαίου καὶ γάρου, προσεπιχέ-<text:line-break/>οντες οἶνον , εἰσὶν δὲ οι καὶ μετὰ λαχάνων, ἤτοι γε ἒξ ὕδα-<text:line-break/>τος ἑψημένων, ἤ κατὰ τὰς λοπάδας ἡρτυμένων. οἱ δὲ πόδες<text:line-break/>ἐπιτηδειότατοι τῶν χοίρων εἰσὶν, ἐπεμβληθέντες ἑψημένη πτι-<text:line-break/>σάνῃ, κἀκείνην ἐργάσασθαι κρείττονα, καὶ αὐτοὶ μαλακώτε-<text:line-break/>ροι γενέσθαι , καὶ διὰ τοῦτο βελτίους εἴς τε τὴν ἐν τῷ στό-<text:line-break/>ματι καὶ τῇ γαστρὶ κατεργασίαν. διαφορα μὲν οὐν ἐστιν οὐκ<text:line-break/>ὐλίγη καὶ παρα τὸν τρόπον τῆς σκευασίας οὐ μόνον ἐν τοῖς<text:line-break/>ἀκρέοις μέρεσι τῶν ζώων, ἀλλὰ καὶ τοῖς ἄλλοις ἃπασιν, ἤν<text:line-break/>ἐπιπλέον ἐν τοῖς ὁψαρτυτικοῖς ἐροῦμεν· οσον δ᾽ ἐπ᾽ αὐτοῖς<text:line-break/>τοῖς μορίοις, αἱ καθ᾽ ὅλου διαφοραὶ κατα τηνδε τὴν πραγμα-<text:line-break/>τείαν δηλοῦνται μόναι, παραβαλλομένων αὐτῶν ἀλλήλοις, ὡς<text:line-break/>εἰ καὶ κατὰ τὸν αὐτὸν τρόπον ἐσκεύαστο , ὡς καὶ πρόσθεν εὕ-<text:line-break/>ρηταϊ δικαία γὰρ ἡ τοιαύτη παραβολή. [376] τὰ τοίνυν<text:line-break/>ἄκρεα μόρια τοῦ σώματος ἤκιστα μὲν ὲχει πιμελὴν, ἤκιστα<text:line-break/>δὲ καὶ τὴν σαρκώδη φύσιν, ἐπικρατεῖ δ᾽ ἐν αὐτοῖς τό τε<text:line-break/>νευρῶδες καὶ τὸ δερματῶδες, οὐ τοῦ τοιούτου νεύρου καὶ δέρ-<text:line-break/>ματος, οἷον τὸ καθ᾽ ὅλον σῶμα· γεγύμνασται γὰρ ἐν τοῖς</text:p>
      <text:p text:style-name="P3">ἀκρέοις μᾶλλον. ἔστι δὲ καὶ διὰ τοῦτο καὶ γλισχρότερα καὶ<text:line-break/>γαρ καὶ νεῦρον καὶ δέρμα πὰν ἑψομενον εἰς τοιαύτη· ἀφι-<text:line-break/>κνεῖται φύσιν. εἰκότως οὑν ἐλάττονα μὲν τροφὴν διδέασι τῷ<text:line-break/>σώματι, ῥῆον δὲ ὑπέρχεται κατὰ τὴν γαστέρα διὰ τὴν<text:line-break/>γλισχρότητα. βελτίους δὲ οἱ ποδες τῶν ὑῶν εἰσι τοῦ ῥύγχους,<text:line-break/>ωσπερ καὶ τοῦτο τῶν ωτωθ ἐκεῖνα γὰρ ἐκ μόνου συνέστηκε<text:line-break/>χόνδρου καὶ δέρματος. ἐστι δὲ ὁ χόνδρος ἐν μὲν τοῖς τελείοις<text:line-break/>ζώοις ἄπεπτος παντάπασιν, ἐν δ᾽ ἔτι αὐξανομένοις, ὅταν<text:line-break/>καλῶς ἐν τῷ στόματι λειωθῇ, πεπεμμένος τε καὶ τροφἤν ὁλι-<text:line-break/>γην δίδωσι τῷ σώματι, κατα δὲ τὴν αὐτὴν ἀναλογιῶν ἐπὶ<text:line-break/>τῶν αλλων ζώων ακουε τοῦ νῦν εἰρημένου ἡμῖν λόγου. καθ᾽<text:line-break/>ὅσον γὰρ αὐτῶν αἱ σαρκες εἰς ἀρετὴν ἀπολείπονται Τροφῆς<text:line-break/>τῶν ὑῶν, κατὰ τοσοῦτον καὶ τῶν ἀκρέων ἐν υἴ μορίων ἐστι<text:line-break/>χείρω τὰ κατ᾽ ἐκεῖνα τὰ ζῶα. εὔδηλον δ᾽, οτι νευρώδη μό-<text:line-break/>ρια τὰ κατὰ τοὺς πόδας ὀνομάζω καθ᾽ ὁμοιότητα τὴν<text:line-break/>προς τὸ κυρίως καλούμενον νεῦρον, ὃ τὴν γένεσιν ἐξ ἕγκεφά-<text:line-break/>λου καὶ νωτιαίου λαμβανει. τὰ δ᾽ ἐν τοῖς ἀκρέοι; νευ-<text:line-break/>ρώδη σώματα καθ᾽ ομοιοτητα μὲν οὕτως ὀνομάζεται, σύν-</text:p>
      <text:p text:style-name="P3">δεσμοί. δ] εἰσὶ τῶν ὀστῶν ἀναίσθητοι καί τινες ἐπ αὐτοῖς<text:line-break/>τένοντες.</text:p>
      <text:h text:style-name="Heading_20_2" text:outline-level="2">Κεφ. ἔ. </text:h>
      <text:p text:style-name="P48">[Περὶ τῆς ἐν τοῖς πεζοῖς ζώοις γλώττης.]<text:line-break/>Ὑδιότης τῆς οὐσίας ἐστὶν ἐν τῷδε τῷ μορίῳ χαυνοτέρας τε<text:line-break/>καὶ ἐναιμοτέρας σαρκός. αἱ γὰρ ἀκριβεῖς σάρκες οἱ μύες<text:line-break/>εἰσὶ κιτὶ τούτων αὐτῶν τὰ μέσα μάλιστα. πολλοὶ γὰρ ἐν<text:line-break/>τοῖς πέρασιν ἑαυτῶν εἰς τένοντας ἀξιολόγους τελευτῶσιν, οὕς<text:line-break/>ἀπονευρώσεις μυῶν οἱ πολλοὶ τῶν ἰατρῶνὠνομάζουσιν. εὐ-<text:line-break/>μεγίστους δὲ τούτους γεννῶσιν οἱ εἰς τὰ τῶνκωλων πέρατα κα-<text:line-break/>θὴκοντ᾽ες μύες. ἀλλὰ καὶ τὰς κεφαλὰς ἔχουσιν ἔνιοι τῶν μυῶν<text:line-break/>νευρώδεις. καὶ τῆς γλώττης δ᾽ αὐτῆς, ἤν ἐξαιροῦντες τῶν<text:line-break/>ὑῶν ἕψουσιν οἱ μαγειροι, το μὲν ἴδιον σῶμα χαύνη τίς<text:line-break/>ἐστιν, ὡς εἴρηται, σὰρξ, οὐ μην μόνην ταύτην ἐξαιροῦσιν,<text:line-break/>οὐδ᾽ .ἕψουσι μόνην, ἀλλὰ μετά τε τῶν ἐμφυομένων μυῶν,<text:line-break/>ὡς τὰ πολλὰ δὲ καὶ σὺν ἐπιγλωττίδι καὶ λάρυγγι, καὶ τῶν ἐν-<text:line-break/>ταῦθα ἀδένων τῶν τε γλώττης ἰδίων οἴ τὸ σίαλον γεννῶσι, καὶ<text:line-break/>τῶν κατὰ τὰ παρίσθμια καὶ τον λαρυγγα. το μὲν γὰρ τῶν<text:line-break/>ἀρτηριῶν καὶ φλεβῶν καὶ νευρων κοινον τῆς γλώττης καὶ</text:p>
      <text:p text:style-name="P3">προς τας αλλας σαρκας ἐστὶ, καὶ γὰρ ἐκεῖνα σὺν τούτοις<text:line-break/>εσθιεται, πλην οτι μείζω τε καὶ πλείω τοῦ κατὰ τὴν ἀνα-<text:line-break/>λογίαν μεγεθους υπαρχει τῷ μορίῳ τῷδε τὰ τρία γένη τῶν<text:line-break/>αγγειωνι ητις δε δυναμίς ἐστι της ἐκ τῶν ἀδενωδῶν σωμά-<text:line-break/>των τροφῆς, ἑξῆς ἄκουε.</text:p>
      <text:h text:style-name="Heading_20_2" text:outline-level="2">Κ ε φ, στ . </text:h>
      <text:p text:style-name="P48">[Περὶ αδένων.] Τοσοῦτον ἀποκεχώρηκεν<text:line-break/>η τῶν αδενων ουσία της κατα την γλῶτταν, ὅσον ἐκείνη τῶν<text:line-break/>σαρκῶν. ου μην ισον γε παντες [377] ἀκριβῶς διεστήκασιν,<text:line-break/>αλλ οι μεν παρακείμενοι καὶ ψαυοντες αὐτῆς ὅμοιοί πώς<text:line-break/>εισι τοῖς κατα τους τιτθους, οταν γε μήπω μεστοὶ γάλακτος<text:line-break/>ὡσιν. ου γαρ δάα παντος ἐργαζονται τὸ σφέτερον ἔργον οἱ<text:line-break/>κατα τους τιτθους αδενες, ωσπερ οἷ ἔ ἄλλοι σχεδὸν ἄπαντες,<text:line-break/>οἷ τε τῆς γλωττης. οἱ μὲν γὰρ ταύτης εἰς σιάλου γένεσιν ὑπὸ<text:line-break/>τῆς φύσεως παρεσκευάσθησαν, οἱ δὲ ἐν τοῖς τιτθοῖς ἀραιοὶ<text:line-break/>μεν γίνονται καὶ χαυνοι καὶ γαλακτος πλήρεις ἐπὶ ταῖς κυή-<text:line-break/>σεσιν, εν ῷ δε ουκ ἔχουσι χρόνῳ τὸ γάλα, συστέλλονταί τε<text:line-break/>και πυκνοῦνται, διαφέροντες αλλήλων τοιαύτην διαφορὰν,<text:line-break/>οἵαν οἱ δᾶαβροχοι σπογγοι τῶν ἐσκελετευμένων · οὕτω γὰρ</text:p>
      <text:p text:style-name="P3">ὀνομάζουσιν ὧν ἂν ἐκθλίψαντες ἃπασαν τὴν ὑγρότητα<text:line-break/>σφίγγωσί τε καὶ συνάγωσιν ὅλον τῶ σῶμα, δεσμοὺς περιβάλ-<text:line-break/>λοντες. εἰσὶ δὲ καὶ κατὰ τὴν φάρυγγα καὶ λάρυγγα τοιοῦτοί<text:line-break/>τινες ἀδόνες , ὥσπερ κὰν τῷ μεσεντερίῳ , ἀλλ᾽ ουτοι μὲν σμι-<text:line-break/>κροὶ καὶ διὰ τοῦτο τοὺς πολλοὺς λανθάνουσιν, οἱ δὲ κατὰ<text:line-break/>τὰ παρίσθμια καὶ τὸν λάρυγγα σαφεῖς τέ εἰσι καὶ μεγάλοι.<text:line-break/>καὶ ἄλλοι δὲ κατὰ πολλὰ μέρη τοῦ σώματος ἀδένες εἰσὶ σμι-<text:line-break/>κροὶ, σχίσεις ἀγγείων στηρίζοντες. οὐ σμικρὸς δ᾽ ἀδήν ἐστιν<text:line-break/>οὐδ᾽ ὁ καλούμενος θύμος, ἀλλὰ καὶ πάνυ μέγιστος ἐπὶ τῶν<text:line-break/>νεογενῶν ζώων, αὐξανομένων δὲ μικρότερος γίνεται. πάν-<text:line-break/>των δ᾽ οὐν αὐτῶν κοινὸν, ἡδεῖς τε καὶ ψαθύρους φαίνεσθαι<text:line-break/>κατὰ τὴν ἐδωδήν · οἱ δ᾽ ἐν τοῖς τιτθοῖς, ὅταν ὲχωσι γάλα, καὶ<text:line-break/>τῆς ἐκείνου τι γλυκύτητος ἐμφαίνουσι, καὶ διὰ τοῦτο περι-<text:line-break/>σπούδαστόν ἐστι τοῖς λίχνοις ἔδεσμα πλήρεις γάλακτος οἱ<text:line-break/>ἀδένες ουτοι γενομενοι, καὶ μάλιστα οἱ ἀπὸ τῶν ὑῶν. ἡ δὲ ἐξ<text:line-break/>αὐτῶν τροφὴ, καλῶς μὲν πεφθέντων ἐν γαστρὶ, ἐγγὺς μὲν<text:line-break/>τῇ κατὰ τὰς σάρκας ἐστὶν, ἐλλιπέστερον δὲ κατεργασθέντων,<text:line-break/>τὸν ὠμὸν ἤ τὸν φλεγματώδη χυμὸν γεννᾶ , τῶν μὲν ὑγροτέ-</text:p>
      <text:p text:style-name="P3">ρων Ἡδύνων τὸν φλεγματώδη, τῶν δὲ σκληροτέρων τὸν<text:line-break/>ωμὸν, ὑπὲρ οὑ ἔμπροσθεν εἴρηται. ὄντες δ ἐκ τοῦ γένους<text:line-break/>τῶν ἀδένων οἱ ὄρχεις οὐχ ὁμοίως εἰσὶν εὔχυμοι τοῖς κατὰ<text:line-break/>τοὺς τιτθοὺς, ἀλλά τι καὶ βρωμῶδες ἔχουσιν, ἐνδεικνύμενοι<text:line-break/>την τοῦ σπέρματος, ὃ γεννῶσι, φύσιν, ὥσπερ οἱ νεφροὶ τὴν τοῦ<text:line-break/>ουρου. καὶ μέντοι καὶ πεφθῆναι πολὺ χείρους εἰσὶν, οῖ γε<text:line-break/>τῶν πεζῶν ζώων· οἱ γὰρ τῶν σιτευθέντων ἀλεκτρυόνων ἡδι-<text:line-break/>στοί τε ὑπάρχουσι καὶ τὴν τροφὴν χρηστὴν τῷ σώματι διδόα·.<text:line-break/>σι. καὶ οἱ παρακείμενοι δὲ τῷ τραχήλῳ τῆς κύστεως ἀδόνες<text:line-break/>ἐγγύς τι τῶν ὄρχεών εἰσι τὴν φύσιν. ἔνιοι δὲ ἐν τοῖς ἁδέσι<text:line-break/>καὶ τοὺς νεφροὺς ἀριθμοῦσιν ἔχειν γὰρ ἀδενῶδές τι καὶ ου-<text:line-break/>τοι δοκοῦσιν αὐτοῖς. κακόχυμοι δέ εἰσιν ἱκανῶς καὶ δύσπε-<text:line-break/>πτοι, καθάπερ οἱ τῶν ἐπὶ πλέον ηὐξημένων ζώων ὄρχεις,<text:line-break/>ὅταν ἐκτέμνοντες αὐτοὺς ἐσθίωσιν · ἀμείνους γὰρ οἱ τῶν<text:line-break/>νεωτέρων εἰσίν. οἱ δὲ τῶν ταύρων καὶ τράγων καὶ κριῶν<text:line-break/>ἀηδεῖς καὶ δύσπεπτοι καὶ κακόχυμοι.</text:p>
      <text:h text:style-name="Heading_20_2" text:outline-level="2">Κεφ. Ζ΄. (339)</text:h>
      <text:p text:style-name="P48"><text:s/>[Περὶ ὅρχεων.] Τοὺς ὄρχεις τῶν<text:line-break/>νέων ὑῶν καὶ βοῶν ἐκτέμνουσι παρ ἡμῖν οὐ τῆς αὐτῆς ἕνε-</text:p>
      <text:p text:style-name="P3">κα χρείας, ἀλλὰ τῶν μὲν ὑῶν τῆς ἐδωδῆς, (καὶ γὰρ ἡδίων καὶ<text:line-break/>τροφιμωτέρα γίνεται καὶ πεφθῆναι βελτίων ἡ σὰρξ τῶν ἐκ-<text:line-break/>τμηθέντων ὑῶν,) τῶν δὲ βοῶν ἕνεκα τῆς εἰς τὴν γεωργίαν<text:line-break/>χρείας, δυσπειθεῖς γὰρ [378] αὐτῆς εἰσιν οἱ ταῦροι. τῶν<text:line-break/>δ᾽ αἰγῶν καὶ τῶν προβάτων κατ ἀμφοτέρας τὰς χρείας ἐκ-<text:line-break/>τέμνουσι τοὺς ὄρχεις. εἰσὶ δ᾽ ἄπαντες οἱ τῶν εἰρημένων ζώων<text:line-break/>ὄρχεις δύσπεπτοι καὶ κακόχυμοι, πεφθέντες δὲ καλῶς τρό-<text:line-break/>φπμοι. τὸ δ᾽ ηττον καὶ μᾶλλον ἐν αὐτοῖς ἀνάλογόν ἐστι τῷ<text:line-break/>κατὰ τὰς σάρκας εἰρημένῳ. εἰς ὅσον γὰρ τῶν ὑῶν σὰρξ τῆς<text:line-break/>τῶν ἄλλων ἐστὶ βελτίων, εἰς τοσοῦτον καὶ ὄρχεις τῶν ὄρ-<text:line-break/>χεῳν. μόνοι δ᾽ οἱ τῶν ἀλεκτρυόνων ἄριστοι κατὰ πάντα, καὶ<text:line-break/>μάλιστα τῶν σιτευθέντων.</text:p>
      <text:h text:style-name="Heading_20_2" text:outline-level="2">Κεφ. η΄ι </text:h>
      <text:p text:style-name="P48">[ Περὶ ἐγκεφάλου.] Φλεγματικώτερόν ἐστι<text:line-break/>καὶ παχύχυμον ἔδεσμα, καὶ βραδύπορον καὶ δύσπεπτον, οὐχ<text:line-break/>ἤκιστα δὲ καὶ κακοστόμαχον ἀπας ἐγκέφαλος. ἐξαπατώμενοι<text:line-break/>δὲ ὑπὸ τῆς μαλακότητος αὐτοῦ διδόασιν ἔνιοι τοῖς κάμνου-<text:line-break/>σιν, ὄντα πρὸς τοῖς ἄλλοις καὶ ναυτιώδη. βάλλον οὐν ὅταν</text:p>
      <text:p text:style-name="P3">ἐμέσαι τινὰ βουληθῇς ἀπὸ τροφῆς, καἴ τούτου μόριον αὐ-..<text:line-break/>τῷ δίδου λιπαρῶς ήρτυμένον ἐν τοῖς τελευταίοις προσενέγ-<text:line-break/>κασθαι, φυλαττου δὲ ἐπὶ τῶν ἀνορέκτων, οὕς ἀποσίτους<text:line-break/>ἐκαλουν οἱ παλαιοί. εἰκότως σύν οὐδ᾽ ἐσθίει τις ὕστερον<text:line-break/>αυτὸ τῶν ἄλλων ἐδεσμάτων, τῆ πείρᾳ δεδιδαγμένων ἀπάντων,<text:line-break/>οπως ἐστὶ ναυτιωδης. εὐλόγως δὲ καὶ σὺν ὀριγάνῳ πολλοὶ<text:line-break/>προσφέρονται , καθαπερ ἔνιοι μετὰ τῶν ποικίλως ἡρτυμένων<text:line-break/>ἀλῶν, ἃτε γὰρ παχύχυμος ὧν καὶ περιττωματικὸς, ἀμείνων<text:line-break/>ἔμειν γίνεται τὰ πάντα , μετὰ τῶν τεμνόντων καὶ θερμαινόν-<text:line-break/>των σκευασθείς, εἰ μέντοι καλῶς πεφθῇ, τροφὴν ἀξιόλογον<text:line-break/>δίδωσι τῷ σώματι.</text:p>
      <text:h text:style-name="Heading_20_2" text:outline-level="2">Κεφ. θ', </text:h>
      <text:p text:style-name="P48">[Περὶ τοῦ ἐν τοῖς ὀστοῖς μυελοῦ.] Γλυ-<text:line-break/>κύτερος καὶ ἡδίων ἐστὶ καὶ λιπαρώτερος ὁ ἐν τοῖς ἷὁστοῖς᾽<text:line-break/>εὑρισκόμενος μυελὸς τοῦ ἐγκεφάλου · ὥστ , εἴ τις ἐκ παραι<text:line-break/>βολῆς αὐτῶν γεύοιτο , δόξει τι καὶ αὐστηρὸν ὲχειν τὸν ἐγκέ-<text:line-break/>φαλον. ἔστι δὲ καὶ ναυτιῶδες ἔδεσμα πλείων προσενεχθεὶς<text:line-break/>ὁ μυελὸς, ὥσπερ καὶ ὁ ἐγκέφαλος, εἴγε μὴν καλῶς πεφθείη,<text:line-break/>τρόφιμός ἐστι καὶ αὐτός. Α ·</text:p>
      <text:h text:style-name="P19" text:outline-level="2">Κεφ. ι. </text:h>
      <text:p text:style-name="P48">[Περὶ νωτιαίου μυελοῦ.] Ὅ νωτιαῖος μυε-<text:line-break/>λὸς ὁμογενὴς μέν ἐστιν ἐγκεφαλῳ, κακῶς δὲ ὀνομάζεται μυε-<text:line-break/>λός· ἔστι γὰρ μυελὸς ὑγρότερός τε καὶ μαλακώτερος καὶ λι-<text:line-break/>παρώτερος οὐ μόνον τοῦ νωτιαίου, ἀλλὰ καὶ αὐτοῦ τοῦ<text:line-break/>ἐγκεφάλου. ἐπεὶ δ᾽ ὕπο τῶν κατὰ τὴν ῥάχιν ὀστῶν περιέχε-<text:line-break/>ται, παραπλήσιος ὧν κατὰ τὴν χρόαν μυελῷ, διὰ τοῦτο μυε-<text:line-break/>λὸν ὀνομάζουσιν αὐτὸν, ὥσπερ γε καὶ αὐτὸν τὸν ἐγκέφαλον<text:line-break/>ἔνιοι προσηγόρευσαν ὡσαυτως. ἔστι δ᾽ ὁ νωτιαῖος μυελὸς<text:line-break/>συνεχὴς μὲν τῷ ἐγκεφάλῳ καὶ τῆς αὐτῆς φύσεως αὐτῷ , σκλη-<text:line-break/>ρότερος δ᾽ οὐκ ὁλίγῳ , καὶ μάλιστα ἐν τοῖς κάτω τῆς ῥάχεως<text:line-break/>πέρασιν · εἰς ὅσον γὰρ ἀφίσταται τοῦ ἐγκεφάλου, τοσοῦτον<text:line-break/>μᾶλλον σκληρύνεται. λιπαρότητός τε οὐν ἤκιστα μετέχει καὶ<text:line-break/>δια τοῦτο καὶ τὸ ναυτιῶδες ἐκπέφευγε, κἂν πεφθῇ καλῶς, τρο-<text:line-break/>φην οὐκ ὁλίγην δίδωσι τῷ σωματι.</text:p>
      <text:h text:style-name="Heading_20_2" text:outline-level="2">Κεφ. ια΄. </text:h>
      <text:p text:style-name="P48">[379] [Περὶ πιμελῆς καὶ στέατος.] Ἐλαιώ-<text:line-break/>δη μὲν ἄμφω ταῦτα, διαφέρει δὲ ἀλληλων ὑγρότητι καὶ ξη-<text:line-break/>ρότητι. πιμελὴ μὲν γὰρ ὑγρόν τι χρῆμά ἐστι παραπλήσιον<text:line-break/>ἐλαίῳ διὰ μακρὰν παλαιότητα πεπαχυμμένῳ· τὸ στέαρ δὲ</text:p>
      <text:p text:style-name="P3">ξηρότερόν ἐστι πιμελῆς πολλῷ, καὶ διὰ τοῦτο , κᾂν θερμήνας<text:line-break/>αὐτοῦ καταχέῃς, συνίσταται καὶ πήγνυται ῥᾳδίως. ὁλιγό-<text:line-break/>τροφα δὲ ἄμφω καὶ μᾶλλον ἡδύσματά ἐστι τῶν τρεφουσῶν<text:line-break/>ἡμάς σαρκῶν , ἤ αὐταὶ τροφαί,</text:p>
      <text:h text:style-name="Heading_20_2" text:outline-level="2">Κεφ. ιβ΄ . </text:h>
      <text:p text:style-name="P48">[Περὶ τῶν ἐν τοῖς πεζοῖς ζώοις σπλάγχνων.]<text:line-break/>Το μὲν ηπαρ απάντων τῶν ζώων παχύχυμόν τέ ἐστι καλ<text:line-break/>δυσπεπτον, καὶ βραδύπορον ὑπάρχον. ἄμεινον δ᾽ ἐν αὐτοῖς,<text:line-break/>ουκ εἰς ἡδονην μόνον, αλλα καὶ εἰς τἄλλα, τὸ συκωτὸν ὁνο-<text:line-break/>μαζόμενόν ἐστι , τῆς προσηγορίας ταύτης τυχὸν, ἐπειδὴ πολ-<text:line-break/>λῶν σύκων ξηρῶν ἐδωδῇ τοῦ μέλλοντος σφάττεσθαι ζώου<text:line-break/>τοιοῦτον παρασκευάζουσιν αὐτό· ὃ πράττουσιν οὕτως ἐπὶ<text:line-break/>τῶν ὑῶν μάλιστα διὰ τὸ φύσει τὰ τούτου τοῦ ζώου<text:line-break/>σπλαγχνα πολυ τῶν ἐν τοῖς αλλοις ὑπάρχειν ἡδίω. γίνεται<text:line-break/>δὲ κἀκεῖνα σφῶν αὐτῶν ἀμείνω, φαγόντος τοῦ ζώου πολλὰς<text:line-break/>ἰσχαδας · αλλ ουκ ευλογον εἶναι δοκεῖ τοῖς ἀνθρώποις ὕπερ-<text:line-break/>βάσι το φύσει καλλιον ἐπὶ τὰ χείρω παραγίνεσθαι, τῶν δὲ<text:line-break/>αλλων σπλαγχνων σ μὲν σπλην οὐδὲ πρὸς τὴν γεῦσιν ἀκρι-<text:line-break/>βῶς ἡδύς ἐστιν, (ἐχει γάρ τι στρυφνὸν ἐμφαινόμενον,) εὶκό-</text:p>
      <text:p text:style-name="P3">τως δὲ καὶ κακόχυμος εἷναι πεπίστευται, μελαγχολικοῦ γεννη-<text:line-break/>τικος αἵματος ὑπάρχων. ἀμφοῖν δ᾽ εὐπεπτότερος, ὅσῳ καὶ<text:line-break/>αραιοτερος, ὁ πνεύμων ἐστὶ, παμπόλλῳ γε μὴν ἥπατος εἰς<text:line-break/>θρέψιν ἥττων · ἤν δὲ δίδωσι τροφὴν τῷ σώματι, φλεγματι-<text:line-break/>κωτέρα μᾶλλον ἐστιν. ἡ δὲ καρδία κατὰ μὲν τὴν οὐσίαν<text:line-break/>ἰνωδης σαρξ ἐστι καὶ σκληρὰ, καὶ διὰ τοῦτο δύσπεπτός ἐστι<text:line-break/>καὶ βραδυπορος· εἰ δὲ πεφθείη καλῶς, τροφὴν οὐκ ὀλίγην<text:line-break/>οὐδὲ κακοχυμον δίδωσι τῷ σώματι. περὶ δὲ νεφρῶν (καὶ γὰρ<text:line-break/>καὶ τουτους τινὲς ἐν τοῖς σπλάγχνοις ἀριθμοῦσιν) ἔμπροσθεν<text:line-break/>εἴρηται.</text:p>
      <text:h text:style-name="Heading_20_2" text:outline-level="2">-Κε φ. ιγ΄ν</text:h>
      <text:p text:style-name="P48"><text:s/>[Περὶ κοιλίας καὶ μήτρας καὶ ἐντέρων τῶν<text:line-break/>ἐν τοῖς τετράποσι ζώοις.] Σκληρότερα τὰ μόρια ταῦτά ἐστι<text:line-break/>τῶν σαρκῶν, διὸ, κάν καλῶς πεφθῇ, τὸν χυμὸν οὐκ ἀκριβῶς<text:line-break/>αἱματικον τε καὶ ἄμεμπτον, ἀλλὰ ψυχροτερον τε καὶ ὠμό-<text:line-break/>τερσν ἐργάζεται. πρότερον οὑν χρόνου πλέονος δεῖται<text:line-break/>πρὸς τὸ καλῶς κατεργασθῆναι καὶ αίμα χρηστὸν γενέσθαι.</text:p>
      <text:h text:style-name="Heading_20_2" text:outline-level="2">Κεφ. ιδ΄. </text:h>
      <text:p text:style-name="P48">[Περὶ τῆς τῶν ἡμέρων καὶ ἀγρίων ζώων<text:line-break/>διαφοράς.] Τῶν ἡμέρων ζώων ἡ κράσις ὑγροτέρα τῆς τῶν</text:p>
      <text:p text:style-name="P3">αγρίων ἐστὶ δια τε την υγροτητα τοῦ ἀέρος, ἐν ῷ διαιτῶνται,<text:line-break/>καὶ τὸ ῥάθυμον τοῦ βίου. τὰ δὲ ἐνετοῖς ὄρεσι ταλαιπωρευ-<text:line-break/>ταί τέ καὶ κάμνει πολλὰ καὶ κατὰ ξηρότερον ἀέρα διατρίβει.<text:line-break/>[360] δια τοῦτο ουν η τε σαρξ αυτῶν ἐστι σκληροτέρα καὶ<text:line-break/>πιμελῆς ίἦ οὐδ᾽ ὅλως ἤ ὀλίγιστόν τι μετέχει. ταύτῃ τοι καὶ<text:line-break/>ἀσηπτοτέρα πλείοσιν ἡμέραις διαμένει τῶν ἡμέρων τε καὶ ἀρ-<text:line-break/>γῶς διαιτωμένων ζώων. πρόδηλον δ᾽, ὅτι καὶ ἀπέριττός<text:line-break/>ἐστιν ἡ ἐξ αὐτῶν τροφὴ μᾶλλον, ὥσπερ ἡ ἀπὸ τῶν ἡμέρων τε<text:line-break/>καὶ ἀργῶν περιττωματική. τρέφειν τε οὑν ἀναγκαῖόν ἐστι τὴν<text:line-break/>τοιαύτην τροφὴν μᾶλλον, εὐχυμοτέραν τε πολλῷ τῆς ἑτέρας<text:line-break/>ὑπαρχειν.</text:p>
      <text:h text:style-name="Heading_20_2" text:outline-level="2">Κεφ. ιε . </text:h>
      <text:p text:style-name="P49">[Περὶ γαλακτος.] Καὶ τοῦτο τῆς ἀπὸ<text:line-break/>τῶν ζωων ἐστὶ τροφῆς ἕν τι, διαφέρον μὲν καὶ κατὰ τὰς ὥρας<text:line-break/>τοῦ ἔτους οὐ σμικρὰν διαφορὰν, (340) ἔτι δὲ μείζονα τὴν<text:line-break/>κατ αυτα τα ζῶα. τὸ μὲν γαρ τῶν βοῶν παχύτατόν ἐστι<text:line-break/>καὶ λιπαρώτατον, ὑγρότατον δὲ καὶ ἤκιστα λιπαρώτατον τὸ<text:line-break/>τῆς καμήλου , καὶ μετὰ ταῦθ' ἵππου , μετὰ δὲ ταῦτ᾽ ὄνου·</text:p>
      <text:p text:style-name="P3">σύμμετρον δὲ τῆ συστάσει το τῆς αἰγός ἐστι γάλα· τὸ δὲ<text:line-break/>τοῦ προβάτου παχύτερον τούτου. κατὰ δὲ τὰς ὥρας τοῦ<text:line-break/>ἔτους ὑγρότατόν μέν ἐστι τὸ μετὰ τὴν ἀποκύησιν, ἀεὶ δὲ<text:line-break/>μᾶλλον ἐν τῷ προιέναι παχυνεται. καὶ κατὰ μέσον τὸ θέ-<text:line-break/>ρος ἐν τῷ μέσῳ καὶ αὐτὸ τῆς αὑτοῦ φύσεως καθίσταται.<text:line-break/>μετὰ δὲ τὸν καιρὸν τοῦτον ἤδη παχυνεται κατὰ βραχυ, μέχρις<text:line-break/>ἂν παύσηται τελέως. ἔστι δ᾽, ὡσπερ ὑγρότατον ἡρος, οὕτω<text:line-break/>καὶ πλεῖστον. ὅτι δ᾽, ὡς προείρηται, καὶ κατὰ τὰ τῶν ζώων<text:line-break/>εἴδη τὸ γάλα διαφέρει, θεασαμένῳ μὲν αὐτίκα φαίνεται, σα-<text:line-break/>φέρτερον δὲ γίνεται κὰκ τοῦ σκευαζομένου καθ᾽ ἕκαστον αὐ-<text:line-break/>τοῦ τυροῦ. πλεῖστον μὲν γὰρ ὀῥῥὸν ἴσχει τὸ ὑγρότατον γά-<text:line-break/>λα, πλεῖστον δὲ τυρὸν τὸ παχύτατον. ὑπάγει τοίνυν εἰκό-<text:line-break/>τως τὴν γαστέρα τὸ μὲν ὑγροτερον μᾶλλον, ηττον δὲ τὸ<text:line-break/>παχύτερον. ἔμπαλιν δὲ τὸ παχύτερον μὲν τρέφει μᾶλλον,<text:line-break/>τὸ λεπτότερον δὲ ᾖττον. εἰ δὲ προαφεψήσας τις τὸ γάλα<text:line-break/>τὸν ὀῥῥὸν ἐκδαπανήσειεν, οὐδ᾽ ὅλως ὑπάγει. κοχλάκων δὲ<text:line-break/>διαπύρων ἐμβληθέντων τοσούτων, ὡς ἐκδαπανῆσαι τὸν ὀῥ-<text:line-break/>ῥὸν ἃπαντα, πρὸς τῷ μηκέθ ὑπάγειν τὴν γαστέρα τὸ οὕτως</text:p>
      <text:p text:style-name="P3">σκευασθὲν ἔτι καὶ τοὐναντίον ἐργάζεται · καὶ δίδομεν αὐτὸ<text:line-break/>τοῖς ὑπὸ τῶν δριμέων περιττωμάτων δακνομένοις κατὰ τὴν<text:line-break/>γαστέρα. τῶν κοχλάκων δὲ οὐχ ἦττον, ἀλλὰ μᾶλλον, ἐμ-<text:line-break/>βαλλομενοι κυκλίσκοι σιδήρου διάπυροι ταὐτὸν ἐργάζονται;<text:line-break/>Γυροῦταί γε μὴν ἐν τῆ γαστρὶ ῥᾳδίως τὸ οὕτως σκευασθὲν<text:line-break/>γαλα. διὸ καὶ μίγνυμεν αὐτῷ μέλιτός τε καὶ ἀλῶν, ἀσφαλέ-<text:line-break/>στερον δὲ καὶ ὕδατος ἐπιχέειν, ὥσπερ καὶ ποιοῦσι τῶν ἰα-<text:line-break/>τρῶν οὐκ ὀλίγοι. καὶ μὴ θαυμάσῃς, εἰ τὸν ὁῥῥὸν ἐκδαπανᾷ-<text:line-break/>σαντες αὐθις ὕδατος ἐπιχέουσιν. οὐ γὰρ τὴν ὑγρότητα τοῦ<text:line-break/>ὀῥῥσῦ φεύγουσιν, ἀλλὰ την δριμυτητα, καθ᾽ ἤν ὑπάγει τὴν<text:line-break/>γαστέρα τὸ σύμπαν γάλα, μικτὸν ἐξ ἐναντίων οὐσιῶν ὑπάρ-<text:line-break/>χον, ὀῥῥοῦ τε καὶ τυροῦ. μετέχει δὲ πρὸς τοῖσδε καὶ τρίτου<text:line-break/>τοῦ λιπαροῦ χυμοῦ, πλείστου μὲν, ὡς εἴρηται, τὸ τῶν βοῶν<text:line-break/>γάλα. διὸ καὶ σκευάζουσιν ἐξ αὐτοῦ τὸ καλούμενον βούτυρον,<text:line-break/>ὃ καὶ γευσάμενος καὶ θεασάμενος μόνον ἐναργῶς γνώση, πό-<text:line-break/>σον αὐτῷ λιπαρότητος μέτεστιν. εἰ δὲ καὶ χρίσας τι μέρος<text:line-break/>τοῦ σώματος ἀνατρίψαις αὐτὸ, λιπαινόμενον ὡς ἐξ ἐλαίου<text:line-break/>θεασῃ τὸ δέρμα. κᾳν εἰ νεκροῦ δὲ ζώου δέρμα ξηρὸν ἀλεῶ</text:p>
      <text:p text:style-name="P3">ψαις αὐτῷ, τὴν αὐτὴν ἐνέργειαν ὄψει. καὶ μέντοι καὶ ἄν-<text:line-break/>θρωπσι κατὰ πολλὰ τῶν ψυχρῶν χωρίων , ἐν οἷς ἀποροῦσιν<text:line-break/>ἐλαίου, χρῶνται λουόμενοι τῷ βουτύρῳ. [36 1] φαίνεται δὲ<text:line-break/>κἂν ἐπ ἀνθράκων διαπύρων ἐκχέῃς αὐτὸ, φλόγα ποιοῦν,<text:line-break/>ὥσπερ ἡ πιμελή. καὶ μέντοι καὶ χρώμεθα αὐτῷ πολλάκις εἰς<text:line-break/>ὅσα καὶ τῷ στέατι, καταπλάσμασί τε καὶ ἄλλοις φαρμάκοις<text:line-break/>μιγνύντες. τὸ μέν οὐν βόειον, ὡς ἔφην, γάλα λιπαρώτα-<text:line-break/>τόν ἐστι · τὸ δὲ τῶν προβάτων τε καὶ τῶν αἰγῶν ὲχει μέν<text:line-break/>τι καὶ αὐτὸ λίπους,. ἀλλ᾽ ἦττον πολὺ, τὸ δὲ τῶν ὄνων<text:line-break/>ἤκιστα μετεχει τοιούτου χυμοῦ. διὸ καὶ σπανίως ἐπυρώθη<text:line-break/>τινὶ κατὰ τὴν γαστέρα πινόμενον αὐτίκα θερμὸν ὁἤια τῷ.<text:line-break/>τῶν τιτθῶν ἐκπεσεῖν. εῖ δ᾽ ἀλῶν λάβοι καὶ μέλιτος, ἀδύνα-<text:line-break/>τον παγῆναί τε αὐτὸ καὶ τυρωθῆναι κατὰ τὴν γαστέρα. δια<text:line-break/>δὲ τὴν αὐτὴν αἰτίαν ἡ κάτω διαχώρησις αὐτῷ γίνεται πλείων,<text:line-break/>ὡς ἃν καὶ τὸν ὁῥῥὸν ἔχοντος πολὺν, ὑφ᾽ ου τὸ σύμπαν γά-<text:line-break/>λα τὴν ὑπακτικὴν λαμβάνει δύναμιν, ὅσον ἐπὶ τῷ τυρώδει<text:line-break/>τὴν σταλτικὴν ἐχον. ὁπόσον δ᾽ ἀπολείπεται τῆς ἄλλης τοῦ<text:line-break/>γάλακτος φύσεως εἰς εὐχυμίαν ὁ ὁῥῥὸς, τοσοῦτον πλεονεκτεῖ<text:line-break/>τῶν ἄλλων ἀπάντων, ὅσα λαπάττει τὴν γαστέρα. διό μοι</text:p>
      <text:p text:style-name="P3">δοκοῦσι και οι παλαιοὶ πλείστῳ χρῆσθαι τούτῳ τῷ πόματι<text:line-break/>προςυπαγωγην γαστρός. ἐμβαλεῖν δ᾽ αὐτῷ χρὴ μέλιτος ἀρίστου<text:line-break/>τοσοῦτον, οσον ηδῦναι χωρὶς ἀνατροπῆς στομάχου · κατὰ<text:line-break/>δε τον αυτον λογον καὶ τῶν αλῶν ἄχρι τοῦ μὴ λυπῆσαι τὴν<text:line-break/>γεῦσιν. εἴ γε μην ὑπάγειν αὐτὸ μᾶλλον ἐθέλοις, ὡς πλεῖστον<text:line-break/>ἔμβαλε τῶν αλῶν. ταῦτα μὲν οὐν ἐπὶ πλέον ἤ κατὰ τὴν<text:line-break/>ἐνεστῶσαν εἴρηται πραγματείαν. ὅσα γὰρ ὡς τροφῇ τῷ γά-<text:line-break/>λακτι συμβέβηκεν ὲχειν ἀγαθὰ, ταῦτα προὔκειτο διέρχεσθαι ·<text:line-break/>μεμιγμένου δ᾽ αὐτοῖς τοῦ κατὰ τὴν ὑπαγωγὴν τῆς γαστρὸς<text:line-break/>ἐκ τῆς κοινωνίας τῆσδε τὴν ἐκτροπὴν ὁ λόγος ἔσχε. πάλιν<text:line-break/>οὑν αὐτὸν ἐπαναγάγωμνν ἐπὶ τὸ προκείμενον, εἴπωμέν τε τὰ<text:line-break/>μήπω λελεγμένα περὶ τῆς ἐν τῷ γάλακτι δυνάμεως, ὃ ἐν τοῖς<text:line-break/>μαλιστα καὶ τοῦτ ἔστιν, εὐχυμώτατον εἷναι τὸ ἄριστον γά-<text:line-break/>λα σχεδὸν ἀπάντων, ὅσα προσφερόμεθα. μὴ παρακούσης δὲ<text:line-break/>του προκειμένου κατὰ τὸν λόγον. οὐ γὰρ ἀπλῶς εἰπον, εὐ-<text:line-break/>χυμοτατον εἷναι γάλα πὰν, ἀλλὰ προσέτι τὸ ἄριστον. ὡς<text:line-break/>τῷ γε κακόχυμον γάλα τοσοῦτον οὐ συντελεῖ εἰς εὐχυμίαν,</text:p>
      <text:p text:style-name="P3">ὥστε καὶ τοὺς χρωμένους αὐτῷ κακοχύμους ἐργάζεται. καὶ<text:line-break/>φανερὸν, ὥς γε παιδίον, ἀποθανούσης τῆς προτέρας τιτθῆς,<text:line-break/>ἑτέρας κακοχύμου παρασχούσης αὐτῷ γάλα, πολλῶν ἑλκῶν ἐνε-<text:line-break/>πλήσθη τὸ σύμπαν σῶμα· ἐδεδιᾖτητο δ᾽ ἐπὶ λαχάνοις ἀγρίοις<text:line-break/>ἡ δευτέρα τιτθὴ κατ ἀγρὸν, ἦρος ὥρᾳ, λιμοῦ κατασχόντος.<text:line-break/>αὕτη τε οὐν ἐπληρώθη τοιούτων ἑλκῶν, ἕτεροί τέ τινες τῶν<text:line-break/>κατὰ τὴν αὐτὴν χώραν, ὁμοίως διαιτηθέντες. εἴδομεν δὲ τοῦ-<text:line-break/>το κἀπὶ πολλῶν ἄλλων γυναικῶν παιδία τρεφουσῶν κατὰ<text:line-break/>τὸν αὐτὸν ἐκεῖνον χρόνον. ἀλλὰ κᾂν αἰγὸς ἤ τινος ἄλλου<text:line-break/>ζώου νεμηθέντος σκαμμωνίαν ἤ τιθύμαλλον ἐν τροφῆς μέ-<text:line-break/>ρει προσενέγκηταί τις γάλα, ῥυήσεται πάντως ἡ γαστὴρ αὐτῷ.<text:line-break/>καθάπερ οὐν ἐπὶ τῶν ἄλλων ἀπάντων, οὕτω κἀπὶ τοῦ γά-<text:line-break/>λακτος ἀκούειν σε χρὴ, τῶν δυνάμεων οὐχ ἀπλῶς λεγομένων<text:line-break/>ἐπὶ τοῦ τυχόντος, ἀλλ᾽ ἐπὶ τοῦ καλλίστου μόνον · τὸ δὲ ἀπο-<text:line-break/>λειπόμενον ἐν ἑκάστῳ γένει τοῦ πρωτεύοντος ἀπολείπεται<text:line-break/>τοσοῦτον καὶ τῆς εἰς ἡμάς ὠφελείας. τὸ μὲν οὐν ὀῥῥοῦ πλεῖ-<text:line-break/>στον ἔχον ἀκινδυνοτατόν ἐστιν, εἰ καὶ διαπαντος αὐτῷ τις<text:line-break/>χρῷτο · τὸ δ᾽ ὀλίγον μἔν ἔχον ὑγρότητος τοιαυτης, οὐκ ὁλί-</text:p>
      <text:p text:style-name="P3">γον δε παχυτητος τυρωδους, οὐκ ἀσφαλές ἐστιν ἃπασι τοῖς<text:line-break/>εν αυτῷ πλεοναζουσι. βλάψει μὲν γὰρ νεφροὺς, ὅσοι γ΄ ἐπι-<text:line-break/>τηδείως ὲχουσιν εἰς λίθων γένεσιν, ἐμφράξεις δὲ καθ᾽ ἡπαρ<text:line-break/>εργασεται τοῖς ἑτοίμως παθεῖν δυναμένοις τοῦτο. [362] τοι-<text:line-break/>οῦτοι δ εἰσὶν, οις στενὰ τὰ πέρατα τῶν μεταλαμβανομένων<text:line-break/>αγγείων την ἐκ τῶν σιμῶν τοῦ σπλάγχνου τροφὴν εἰς τὰ<text:line-break/>κυρτα. τοῖς δὲ κατὰ θώρακα καὶ πνεύμονα χωρίοις ἀγαθὸν<text:line-break/>απαν ἐστὶ γάλα, κεφαλῇ δ᾽ οὐκ ἐπιτηδειον, εἰ μή τις ἰσχυρὰν<text:line-break/>ἔχει πανυ, καθάπερ οὐδ᾽ ὑποχονδρίοις, ὅσα ῥᾳδίως ἐμφυσἀ-<text:line-break/>ται. πνευματοῦται γὰρ ἐν τῇ γαστρὶ παμπόλλοις, ὡς ὀλιγῶ-<text:line-break/>στους εἰναι τοὺς μὴ πασχοντας τοῦτο. μετὰ δέ τινος τῶν<text:line-break/>παχὺν ἐχόντων χυμὸν ἐδεσμάτων ἐπιπλέον ἑψηθὲν ἀποτί-<text:line-break/>θεται μὲν τὸ φυσῶδες, ἐμφρακτικώτερον δὲ ἥπατος γίνεται,<text:line-break/>καὶ τῶν ἐν νεφροῖς λίθων γεννητικώτερον. ἐδέσματα δ᾽ εἰ-<text:line-break/>ναι τοιαῦτα κατὰ τὸν πρῶτον εἴρηται λόγον ἄμυλός τε καὶ<text:line-break/>σεμίδαλις καὶ χόνδρος καὶ τράγος καὶ ὄρυζα, λάγανά τε καὶ<text:line-break/>ῥυήματα καὶ (341) ἄρτοι μήτε καλῶς ὠπτημένοι, μήτε προ-<text:line-break/>παρεσκευασμένοι δια τρίψεως πολλῆς ἄμα δαψιλέσιν ἁλσὶ,</text:p>
      <text:p text:style-name="P3">μήτε ζύμης ἔχοντες σύμμετρον. ὥσπερ δὲ ἐπὶ τούτων, οὕτως<text:line-break/>κᾳπὶ τῶν αλλων, οσα μιγνυντες γάλακτι προσφέρονταί τινες,.<text:line-break/>ἡ τῶν μιγνυμένων δυνάμις ἤτοι γ΄ αὐξήσει τινὰ τῶν τοῦ γά-<text:line-break/>λακτος δυνάμεων, ἤ μειώσει. νῦν δὲ ἡμεῖς αὐτοῦ τὴν δύνα-<text:line-break/>μιν ἀφοριζόμενοι λέγομεν εὔχυμόν τε καὶ τρόφιμον εἶναι,<text:line-break/>συγκείμενον ἐξ ἐναντίων ουσιῶν τε καὶ δυνάμεων, ὑπακτικῆς<text:line-break/>τε καὶ σταλτικῆς , ἐμφρακτικῆς τε καὶ λεπτυντικῆς. τὸ μὲν<text:line-break/>γαρ οῥῥῶδες αὐτοῦ λεπτύνει τὸ πάχος τῶν χυμῶν, ὑπάγει<text:line-break/>τε γαστέρα, τὸ δὲ τυρῶδες ἐπέχει τὴν γαστέρα, καὶ παχεῖς<text:line-break/>ἐργάζεται τοὺς χυμοὺς, δι οὕς, ὡς ἔφην, ἐμφράξεις τε καθ'<text:line-break/>ηπαρ, ἐν νεφροῖς τε λίθοι γεννῶνται. βλάπτει δ᾽ ἡ συνεχὴς<text:line-break/>χρῆσις αὐτοῦ καὶ τοὺς ὀδόντας ἄμα ταῖς περικειμέναις σαρξὶν,<text:line-break/>ἃς ὁνομαζουσιν οὐλα· ταύτας μὲν γὰρ πλαδαρὰς, τοὺς δὲ<text:line-break/>ὀδόντας εὐσήπτους τε καὶ ῥᾳδίως διαβιβρωσκομένους ἐργά-<text:line-break/>ἄζεται. χρὴ τοίνυν ἐπὶ τῆ προσφορᾷ τοῦ γάλακτος οἴνῳ κε-<text:line-break/>ἀραμένῳ διακλύζεσθαι · βέλτιον δὲ, εἰ καὶ μέλιτος ἐπεμβάλοις<text:line-break/>αὐτῷ. πάν γαρ οὕτως ἀπορρύπτεται τὸ περιπεπλασμένον<text:line-break/>τοῖς ὁδοῦσι καὶ τοῖς οὔλοις ἐκ τοῦ γάλακτος τυρῶδες. εἰ δὲ</text:p>
      <text:p text:style-name="P11">καὶ χωρὶς τοῦ προσεμβάλλειν ὕδατος τῷ οἴνῳ μὴ βλάπτοι-<text:line-break/>το τις τὴν κεφαλὴν διακλυζόμενος αὐτῷ, βελτίων ἡ τοιαύτη<text:line-break/>χρῆσις ὡς πρός τοὺς ὀδόντας τε καὶ τὰ οὔλα. τό γε μὴν; μῶς<text:line-break/>λτ καὶ τοῦτο μιγνύμενον ἄμεινον ἐργάζεται τὸ μικτόν,ἐξ άμ<text:line-break/>φοῖνι ἀρίστη δὲ χρῆσις εἰς ἀσφάλειαν ὀδόντων, ὡς μηδὲν<text:line-break/>υπο γαλακτος βλάπτεσθαι, μετὰ τὸ προσενέγκασθατομελέαι<text:line-break/>κρατῳ μὲν πρότερον διακλύζεσθαι, δεύτερον δ᾽ οἴνῳ στύ-<text:line-break/>φοντι.</text:p>
      <text:h text:style-name="Heading_20_2" text:outline-level="2">Κεφ. ια΄λ</text:h>
      <text:p text:style-name="P49"><text:s/>[Περὶ ὀξυγάλακτος.] Τὸ δὲ ὀξύγαλα<text:line-break/>καλουμε·νον οὐ βλάπτει μὲν τοὺς ὀδόντας, ὅσοι γε κατὰ<text:line-break/>φασιν εχουσιν· οσοι δ ητοι δια φυσικὴν δυσκρασίαν, ἤ τινα<text:line-break/>ἐπίκτητον διαθεσίν εἰσι ψυχρότεροι ποῦ δέοντος, οὑτοι μόνοι<text:line-break/>βλαπτονται, καθάπερ ὑπὸ τῶν ἄλλων ψυχρῶν, οὕτω καὶ ίὑπὸ<text:line-break/>τοῦδε· καὶτο συμπτωμα τουτοι.ς ἐνίοτε γίνεται τὸ καλούμενον<text:line-break/>αἱμωδία, τοιοῦτον, οίον ἐπὶ τοῖς ἀώροις συκαμίνοις, , ὅσα τ᾽<text:line-break/>ἄλλα στρυφνὰ καὶ ὀξέα, συμβαίνειν εἰώθει πρόδηλον δ᾽, ὅτι.<text:line-break/>καὶ ἡ γαστὴρ ἡ μὲν ψυχροτέρα καθ᾽ ἡντιναοῦν αἰτίαν οὐ<text:line-break/>πέττει καλῶς ὀξύγαλα, τῇ συμμέτρως δὲ ἐχούσῃ δύσπεπτον</text:p>
      <text:p text:style-name="P3">μεν, ου μην απεπτον γε πανταπασιν. οσαι σε θερμοτεραι εισι<text:line-break/>τρῶ προσήκοντος γαστέρες, εἴτε ἐξ ἀρχῆς, [363] εἴτε ἔκ τινος<text:line-break/>ὕστερον αἰτίας εἰς τοιαύτην κρᾶσιν ἀχθεῖσαι, πρὸς τῷ μηδὲν<text:line-break/>βλάπτεσθαι καὶ χρηστοῦ τινος ἀπολαύουσιν ἐκ τῶν τοιούτων<text:line-break/>ἐδεσμάτων. αυται καὶ προψυχθὲν αὐτὸ διὰ χιόνος περιπλά-<text:line-break/>σεως ἀλύπως φέρουσιν, ὥσπερ καὶ ἄλλα πολλὰ τῶν τοιούτων<text:line-break/>ἐδεσμάτων, καὶ δηλονότι καὶ τὸ ὕδωρ αὐτὸ, παρασκευασθὲν<text:line-break/>ὁμοίως. ἐφ ῳ καὶ θαυμάζειν ἐπῆλθέ μοι πολλοὺς τῶν ἰατρῶν<text:line-break/>ἀποφηναμένους ὑπὲρ ἑκάστης τροφῆς, τῆς μὲν ὡς ὠφελούσης<text:line-break/>ἡμάς, τῆς δὲ ὡς βλαπτούσης, εὐπέπτου τε καὶ δυσπέπτου, κα-<text:line-break/>κοχύμου τε καὶ εὐχύμου, τροφίμου τε καὶ ἀτρόφου, κακοστομά-<text:line-break/>χου τε καὶ εὐστομάχου, καὶ κοιλίαν ὑπαγούσης ἤ ἱστώσης, ἤ<text:line-break/>τινα ἄλλην ἀρετὴν ἤ κακίαν ἐχούσης. ἐπί τινων μὲν γὰρ ἐγχω-·<text:line-break/>ρεῖ φάναι, πᾶσιν ἀνθρώποις εἰναι κακόχυμον, ἤ δύσπεπτον,<text:line-break/>ἤ κακοστόμαχον ἔδεσμα τόδε τι, περὶ δὲ τῶν πλείστων οὐχ<text:line-break/>οἷόν τε χωρὶς διορισμοῦ διὰ προφάσεως μιᾶς ἀληθεῦσαι.<text:line-break/>μακροῦ δ᾽ ἐξ ἀνάγκης ἐσομένου τοῦ παντὸς λόγου, γραφόν-</text:p>
      <text:p text:style-name="P3">των ἡμῶν ἑ α΄ ἐκαστου τῶν ἐδεσμάτων τοὺς ἀπὸ τῶν φυ-<text:line-break/>σικῶν κράσεων διορισμοὺς ἐπικτήτων τε διαθέσεων, ἄμεινον<text:line-break/>εἶναι ἃν δόξειεν, καθόλου μὲν ἐξ ἀρχῆς τῆς διδασκαλίας ἐπιδεῖ-<text:line-break/>ξαι την μέθοδον, ὡς ἐποιήσαμεν ἐν τῷ πρώτῳ τῶνδε τῶν<text:line-break/>ὑπομνημάτων, ἀναμιμνησκειν δ᾽ ἐπὶ τῶν κατὰ μέρος ἐνίοτε,<text:line-break/>καὶ μάλιστα ἐφ ὧν ἡ φύσις οὐχ ἁπλῆ, καθάπερ ἀμέλει κἀπὶ<text:line-break/>τοῦ γάλακτός ἐστι, συγκειμένου μὲν ἐξ ἐναντίων οὐσιῶν τε καὶ<text:line-break/>δυνάμεων, ὁμοιομεροῦς δὲ φαινομένου πρός γε τὴν αἴσθησιν.<text:line-break/>οὕτω γὰρ αὐτῷ συμβαίνει, κἀν κάλλιστον ῇ, παρὰ τὴν τῶν<text:line-break/>κοιλιῶν διαφορὰν ἐνίοτε μὲν ἐπὶ τούτου ὀξύνεσσθαι, κνισσῶ-<text:line-break/>δη δ᾽ αὐθις ἐα΄ ἑτέρου την ἐρυγὴν ἀναπέμπειν, καίτοι γ΄<text:line-break/>ἐναντίων διαθέσεων οὐσῶν, καθ' ἃς ὀξῶδες ἤ κνισσῶδες<text:line-break/>γίνεται τὸ κατὰ τὴν κοιλίαν ἀπεπτηθέν. ἡ μὲν γὰρ ἔνδεια<text:line-break/>τῆς θερμασίας ὀξύνειν αὐτὸ πέφυκεν, ἡ δ᾽ ὑπερβολὴ κνισ-<text:line-break/>σοῦν. γίγνεται δὲ ἄμφω ταῦτα τῷ γάλακτι διὰ τὸ μὴ μῶ-<text:line-break/>νον ἔχειν ἐν ἑαυτῷ τὴν ὀῥῥώδη φύσιν, ἀλλὰ καὶ τὴν λιπαρὰν<text:line-break/>καἴ τὴν τυρώδη. τὸ γοῦν ὀξύγαλα διὰ τὴν αἰτίαν ταύτην</text:p>
      <text:p text:style-name="P3">οὐδέποτε κνισσῶδες ἀπεπτηθὲν γίνεται, κᾂν μάλιστα εἰς χο-<text:line-break/>λωδεστάτην ἤ πυρωδεστάτην ἐμπέσῃ κοιλίαν. οὔτε γὰρ ἔτι<text:line-break/>τὴν θερμὴν καὶ δριμεῖαν ἔχει ποιότητα καὶ δύναμιν, ἡς μετῶ<text:line-break/>χει τὸ γάλα διὰ τὸν ὀῥῥὸν, οὔτε τὴν λιπαράν τε καὶ μετρίως<text:line-break/>θερμὴν ἐκέκτητο διὰ τὸ λιπαρὸν τὸ ἐν ἑαυτῷ · μόνον γὰρ<text:line-break/>ὑπολείπεται κατὰ τὴν τοιαύτην σκευασίαν τὸ τυρῶδες, οὐδὲ<text:line-break/>τοῦτο τοιοῦτον φυσει, οποῖον ἐξ ἀρχῆς ὑπῆρχεν, ἀλλ᾽ ἐπὶ τὸ<text:line-break/>ψυχρότερον ἐκτετραμμένον. ἀρκεῖ τοιγαροῦν ἐπ᾽ ὀξυγάλακτος<text:line-break/>εἰπεῖν, ὅτι ψυχρόν ἐστι καὶ παχύχυμον, ἔσεται γὰρ τού-<text:line-break/>τοις το μηδὲ ῥᾳδίως πέττεσθαι προς τῆς συμμέτρως ἐχούσης<text:line-break/>κράσεως τοῦ σώματος· ἐπ ἐκείνην γὰρ ἀναφέρεσθαι τὸν λό-<text:line-break/>γον ὴξίωσα πολλάκις ἤδη κατὰ τὰς ἐμὰς πραγματείας, ὅταν<text:line-break/>ἀπλῶς ἀποφαίνωμαί τι. καὶ μέντοι καὶ τὸν ὠμόν ὀνομαζό-<text:line-break/>μενον χυμὸν, οὑ τὴν φύσιν ἔμπροσθέν τε διῆλθον, ἑτέρωθί τε<text:line-break/>κατὰ τὸν προηγούμενον λόγον ἐξηγησάμην, εὔλογόν ἐστιν ἐκ<text:line-break/>τῶν τοιούτων ἐδεσμάτων πλεῖστον γεννᾶσθαι. χρήσιμον δὲ<text:line-break/>εἶναι τὸ ἔδεσμα τοῦτο ταῖς πυρωδεστέραις κοιλίαις οὐδὲν<text:line-break/>ἄλογον, ὥσπερ ταῖς ψυχροτέραις ἐναντιώτατον. οὐ μὴν</text:p>
      <text:p text:style-name="P3">οὐδὲ τοῦτο δεῖ καθ' ἔκαπτον τῶν ἐδεσμάτων γράφειν, ἀλλὰ<text:line-break/>μιμνήσκειν ἐπί τινων μόνον, ὡς ὁ τοιόσδε χυμὸς, ὁποῖος ἐξ ὁξυ-<text:line-break/>γάλακτός τε καὶ τυροῦ [364] καὶ τῶν παχυχύμων ἁπάντων γί-<text:line-break/>γνεται, λίθους ἐν νεφροῖς πέφυκε γεννᾶν, ὅταν ὡσι θερμότερ<text:line-break/>ροι τοῦ δέοντος ἤτοι κατὰ φυσικὴν δυσκρασίαν ἤ κατά τινα<text:line-break/>ἄλλην ὕστερον ἐγγενομένην αὐτοῖς διάθεσιν, οὐ μὴν ἀνὰ λόγον<text:line-break/>γε τῆς θερμασίας τὰς διεξόδους εὐρείας ἔχωσιν, αἱ γάρ<text:line-break/>τοι νοσωδέσταται κατασκευαὶ τῶν σωματων ἐξ ἐναντίων τῇ<text:line-break/>κράσει σύγκεινται μορίων, ὡς εἶναι γαστέρα μὲν, εἰ τύχοι,<text:line-break/>θερμὴν ἱκανῶς, ἐγκέφαλον δὲ ψυχρόν. οὕτως δὲ καὶ πνεύ-<text:line-break/>μων ἐνίοτε καὶ θώραξ ὅλος ψυχρσς ἐστιν ἐπὶ γαστρὶ θερμῇ.<text:line-break/>πολλάκις δὲ καὶ τοὐναντίον ἕκαστον μὲν τῶν ἄλλων θερμόν<text:line-break/>τερον ὑπάρχει τοῦ δέοντος, ἡ γαστὴρ δὲ μόνη ψυχροτέρα,<text:line-break/>θερμότερον δὲ τὸ ηπαρ, ἐπί τε τῶν ἄλλων μορίων ὡσαύτως,<text:line-break/>διὸ καὶ κατ ἀρχὰς ἐδείκνυον, ὠφελιμωτάτην εἶναι τὴν περὶ<text:line-break/>τῶν ἐν τροφαῖς δυνάμεων διδασκαλίαν, ὅταν ἐξηγῶνται τὴν<text:line-break/>καθ' ὑγρότητα καὶ ξηρότητα καὶ θερμότητα καὶ ψυχρότητα</text:p>
      <text:p text:style-name="P3">διαφορὰν, ἔτι τε τὸ γλίσχρον ἤ παχὺ τῆς οὐσίας αὐτῶν, καὶ<text:line-break/>προς τουτοις, ὡς ὁμοιομερές ἐστιν, εὺτ᾽ ἐξ ἐναντίων ταῖς (342)<text:line-break/>κρασεσι σύγκειται, καθάπερ τὸ γάλα. πρὸς δὲ τὴν τούτων<text:line-break/>διάγνωσιν ἐκ τῆς ὁσμῆς καὶ τῆς γεύσεως, ἔτι τε τῶν ἄλλων<text:line-break/>συμπτωμάτων ἔφην ἡμὰς ποδηγεῖσθαι, περὶ ὧν ἐν ἀρχή τῆσδε<text:line-break/>τῆς πραγματείας διῆλθον, ὥσπερ καὶ νῦν ἐπὶ τοῦ γάλακτος,<text:line-break/>ἐπιδεικνὺς αὐτοῦ τὴν φύσιν ἐξ ὧν ἴσχει συμπτωμάτων, ἤτοι<text:line-break/>θερμαινομενον, ἤ διὰ πυτίας πηγνύμενον, ἤ ὁπωσοῦν ἄλλως<text:line-break/>διακρινομένων τῶν μορίων αὐτοῦ. καὶ γὰρ ἡ σχίσις καλουμένη<text:line-break/>τοῦτο ἐργαζεται χωρὶς τῆς πυτίας, ὅταν ἱκανῶς θερμήναντες<text:line-break/>το γαλα καταβαίνωμεν ὀξυμέλιτι ψυχρῷ. ταὐτὸ δ᾽ ἐργαζό-<text:line-break/>μεθα καὶ δι οἰνομέλιτος. ἐνίοτε δὲ καὶ χωρὶς τοῦ καταῥῥά-<text:line-break/>ναι τὴν οὐσίαν αὐτοῦ, καθιέντες εἰς ἀγγεῖον ὕδωρ ἐχον ψυ-<text:line-break/>χρότατον, ἐργαζόμεθα τὴν σχίσιν. ἄνευ δὲ πυτίας καὶ τὸ<text:line-break/>μετὰ τὴν ἀποκύησιν ἀμελχθὲν αὐτίκα πήγνυται, πυρωθὲν<text:line-break/>ἐπὶ θερμῆς σποδιὰς ὀλίγῳ χρόνῳ. καλεῖν δὲ ἐοίκασιν οἱ πα-<text:line-break/>λαιοὶ κωμικοὶ τὸ οὕτως παγὲν γάλα πυριαστόν· οἱ δὲ παρ<text:line-break/>ἡμῖν ἐν Ἀσίᾳ πυρίεφθον ὁνομαζουσιν αὐτό, τοῦτο μὲν ἀκρι-</text:p>
      <text:p text:style-name="P3">βῶς ἐστι γάλα χωρὶς οὐσίας ἑτέρας. ὅταν δὲ μέλι μίξαντες<text:line-break/>αὐτῷ διὰ πυτίας πήξωσι, χωρίζεται μὲν ἐν τῷ ἔργῳ τὸ<text:line-break/>λεπτὸν καὶ ὑδατῶδες αὐτοῦ, προσφέρονται δ᾽ ἔνιοι τὸ πε-<text:line-break/>πηγὸς αὐτοῦ μόνον, σύνθετον ὑπάρχον ἔκ τε τοῦ τυρώδους ἐν<text:line-break/>τῷ γάλακτι καὶ τοῦ θερμοῦ καὶ τοῦ πυρώδους ἐν τῆ τῆς πυ-<text:line-break/>τ ίας δυνάμει καὶ τοῦ μιχθέντος αὐτοῖς μέλιτος. ἔνιοι δὲ καὶ<text:line-break/>τῷ παγέντι τὸν ὁῥῥὸν συγκαταπίνουσιν, ἤτοι γε ὡσαύτως<text:line-break/>πάντα μετὰ παντὸς, ἤ θάτερον αὐτοῦ πλέον θατέρου. συμ-<text:line-break/>βησεται δὲ δηλονότι τοῖς μὲν μᾶλλον ὑπαχθῆναι τὴν γαστέρ<text:line-break/>ρα, τοῖς δὲ ᾖττον, ἀνάλογον τῇ ποσότητι τῆς ὀρρώδους ὑγρό-<text:line-break/>τητος. εὔδηλον δὲ, ὅτι καὶ τραφῆναι τὸ σύμπαν σῶμα μάλ-<text:line-break/>λον μὲν ὑπάρξει τοῖς τὸ πεπηγὸς μόνον ἐδηδοκόσιν, ἦττον δὲ<text:line-break/>τοῖς συγκαταπιοῦσιν αὐτῷ τι καὶ τῆς ὀρρώδους ὑγρότητος, ἔτι<text:line-break/>δὲ ηττον, ὅσοι τὸ μὲν πεπηγὸς ὀλίγον προσηνέγκαντο, τὸ δ᾽<text:line-break/>ὁῥῥῶδες πλεῖστον. οὕτως δὲ κἀπὶ τοῦ μετὰ τὴν ἀποκύησιν<text:line-break/>παγέντος, ἤτοι χωρὶς μέλιτος, ἤ σὺν αὐτῷ, διαφορά τις οὐ<text:line-break/>σμικρα γενησεται. δυσπεπτότερον γὰρ ἔσται καὶ παχυχυμό-<text:line-break/>τερον, ἔτι τε βραδύτερον εἰς τὴν κάτω διέξοδον, ὅταν μὴ</text:p>
      <text:p text:style-name="P3">προσλαβῃ μέλιτος, ἤ γε μὴν ὅλου τοῦ σώματος] θρέψις ἐξ<text:line-break/>αμφστερων γίνεται δαψιλής. ταῦτ ἀρκεῖ περὶ δυνάμεως γά-<text:line-break/>λακτος ἐπίστασθαι κατὰ τὴν νῦν ἐνεστῶσαν πραγματείαν·<text:line-break/>οσα γαρ εἰς νόσους χρησιμα, ἤ τοῖς φθίνουσιν ὁπωσοῦν, ἤ<text:line-break/>τοῖς ἕλκος ἔχουσιν ἐν πνεύμονι, ταῦτ ἴδια τῆς θεραπευτικῆς<text:line-break/>ἐστιν μεθόδου.</text:p>
      <text:h text:style-name="Heading_20_2" text:outline-level="2">Κεφ. ιζ΄. </text:h>
      <text:p text:style-name="P50">[365] [Περὶ τυροῦ,] Ἀέλεκται μὲν ἤδη<text:line-break/>περι τῆς τοῦ τυροῦ δυνάμεως ἐν τῷ περὶ γάλακτος λόγῳ,<text:line-break/>βέλτιον δὲ καὶ νῦν αὐθις ἀπονεῖμαι ἴδιον λόγον αὐτῷ, προσ-<text:line-break/>λαμβανει γὰρ ἐν τῇ σκευασίᾳ παρὰ τῆς ἐμβαλλομένης πυ-<text:line-break/>τίας δριμυτητα, τήν θ᾽ ὑγρότητα πάσαν ἀποτίθεται, καὶ μά-<text:line-break/>λιστα χρονίσας, ἡνίκα δριμύτερος γίνεται καὶ σαφῶς ἑαυτοῦ<text:line-break/>θερμοτερσς τε καὶ καυσωδέστερος, καὶ διὰ τοῦτο καὶ διψία-<text:line-break/>λεωτερσς καὶ δυσπεπτότερος καὶ κακσχυμότερος ἀποτελεῖται.<text:line-break/>δια ταῦτα τοίνυν οὐδ᾽ ὅπερ ἀγαθὸν ἐπικτᾶται τὰ παχύτερα<text:line-break/>τῶν ἐδεσμάτων δριμέσι καὶ λεπτυντικαῖς μιγνύμενα δυνάμε-<text:line-break/>σιν, ουδὲ τοῦτ ἔχει βλάβης χωρίς. μείζων γὰρ ἡ ἐκ τῆς κα-<text:line-break/>κοχυμίας αὐτῷ καὶ τῆς καυσώδους θερμότητος ἐγγίνεται βλά-</text:p>
      <text:p text:style-name="P3">βη τῆς ἐκ τοῦ λεπτυνθῆναι τὸ πάχος ὠφελείας, ὅπου πρὸς<text:line-break/>τὴν τῶν ἐν νεφροῖς λίθων γένεσιν οὐχ ἦττόν ἐστι βλαβερὸς ὁ<text:line-break/>τοιοῦτος χυμός · ἐδείχθησαν γὰρ οὔτοι γενόμενοι καθ ἐκεῖνα<text:line-break/>τῶν σωματων, ἐν οἷς αν συνέλθῃ πάχος χυμῶν πυρώδει<text:line-break/>θερμοτητι. φευκτέον σύν μάλιστα τὸν τοιοῦτον τυρὸν, ὡς<text:line-break/>μηδὲν ἀγαθὸν ἔχοντα μήτ εἰς πέψιν, μήτ εἰς ἀνάδοσιν, μήθ<text:line-break/>εἰς οὔρησιν, μήτ εἰς ὑπαγωγὴν γαστρὸς, ὥσπερ γε μηδ᾽ εἰς<text:line-break/>εὐχυμίαν. ἐφεξῆς δὲ μοχθηρὸν μὲν, ᾖττον δὲ τούτου νο--<text:line-break/>μίξειν χρὴ τὸν μήτε παλαιὸν, μήτε δριμύν · τῶν δὲ νέων<text:line-break/>ἀπάντων τυρῶν εἰναι κάλλιστον, ὁποῖος ὁ παρ ἡμῖν ἐν Περ-.<text:line-break/>γάμῳ καὶ κατὰ τὴν ὑπερκειμένην αὐτῆς Μυσίαν γίνεται, κα-<text:line-break/>λούμενος ὑπὸ τῶν ἐγχωρίων ὀξυγαλάκτινος, ἥδιστος μὲν εἰς<text:line-break/>ἐδωδὴν, ἀβλαβέστατος δὲ στομάχῳ καὶ πάντων τῶν ἄλλων<text:line-break/>τυρῶν ηττον δύσπεπτος καὶ δυσδιέξοδος · οὐ μὴν οὐδὲ κακό--<text:line-break/>χυμός ἐστιν, οὐδὲ πάνυ σφόδρα παχύχυμος, ὅπερ ἁπάντων<text:line-break/>τυρῶν ἐστι κοινον ἔγκλημα. κάλλιστος δ᾽ ἔστι καὶ ὁ παρὰ<text:line-break/>τοῖς πλουσίοις εὐδοκιμῶν ἐν Ῥώμῃ, βαθύσικος τοὔνομα, καί<text:line-break/>τινες ἄλλοι κατ ἄλλα χωρία. παμπόλλης δ᾽ οὔσης κατὰ μέρος</text:p>
      <text:p text:style-name="P3">ἐν αὐτοῖς διαφοράς κατα τε τας φυσεις τῶν ζώων καὶ τοὺς<text:line-break/>τροπους τῆς σκευασίας, καὶ προσετι τὰς ἡλικίας αὐτῶν τῶν<text:line-break/>τυρῶν, ἐγῶ πειράσομαι κἀνταῦθα περιορίσαι τὴν δύναμιν αὐ-<text:line-break/>τῶν ὀλίγοις σκοποῖς, οἷς προσέχων τις ἐκ τοῦ ῥὰστου δια-<text:line-break/>γνώσεται τὸν ἀμείνονά τε καὶ χείρω. κατὰ γένος μὲν οὐν οἱ<text:line-break/>σκοποὶ διττοὶ τυγχάνουσιν ὄντες, ὁ μὲν ἕτερος ἐν τῇ ποιᾷ συ-<text:line-break/>στάσει τῆς οὐσίας τοῦ τυροῦ, καθ᾽ ἤν μαλακώτερος ἤ σκλη-<text:line-break/>ρότερος γίνεται, καὶ πυκνότερος ἤ χαυνότερος, καὶ κολλωδέ-<text:line-break/>στερος ἤ ψαθυρώτερος, ὁ δ᾽ ἐν τῇ γευστῇ ποιότητι, καθ᾽<text:line-break/>ἤν ἔν τισι μὲν αὐτῶν ὀξύτης ἐπικρατεῖ, κατ ἄλλους δὲ δρι-<text:line-break/>μύτης, η λιπαροτης, ἤ γλυκυτης, ἤ τινα τοιούτων, ἤ οἷον<text:line-break/>ἰσομοιρία παντων. κατὰ δὲ τὰς ἐν εἴδει διαφορὰς τῶν εἰρη-<text:line-break/>μένων γενῶν ὁ μὲν μαλακώτερος τοῦ σκληροτέρου βελτίων,<text:line-break/>ὁ δ᾽ ἀραιος καὶ χαῦνος τοῦ πάνυ πυκνοῦ καὶ πεπιλημένου.<text:line-break/>μοχθηρῶν δ οντων τοῦ τε κολλώδους ἱκανῶς καὶ ψαθυροῦ<text:line-break/>μέχρι τραχυτητος, ὁ μέσος ἐστὶν αὐτῶν βελτίων. κατὰ δὲ<text:line-break/>τὴν ἐν τῇ γευσει διαγνωσιν ἀπάντων μὲν ἄριστος ὁ μηδε-</text:p>
      <text:p text:style-name="P3">μίαν ἰσχυρὰν ὲχων ποιοτητα, βραχὺ δέ τι τῶν ἄλλων ὕπερ-<text:line-break/>έχουσαν τὴν γλυκυτητα, βελτίων δὲ καὶ ὁ ἡδίων τοῦ ἀηδοῦς<text:line-break/>καὶ ὁ σύμμετρον ἀλῶν ἔχων τοῦ παμπόλλους καὶ μηδ᾽ ὅλως<text:line-break/>ἔχοντος. μετα γε μην τὸ προσενέγκασθαι τὸν οὕτως κριθέν-<text:line-break/>τα καὶ διὰ τῆς ἐρυγῆς ἔνεστι γνωρίζειν, ὁποῖος αὐτῶν ἐστιν<text:line-break/>ἀμείνων τε καὶ χείρων. ὁ μὲν γὰρ κατὰ βραχὺ μαραινομένην<text:line-break/>ἴσχων τὴν ποιότητα βελτίων , ὁ δὲ παραμένουσαν οὐκ ἀγα-<text:line-break/>θός· [386] εὔδηλος γὰρ ουτός ἐστι δυσμετάβλητός τε καὶ<text:line-break/>δυσαλλοίωτος, ὥστε καὶ δύσπεπτος · ἀλλοίωσις γὰρ ἐξ ἀνάγ-<text:line-break/>κης ἕπεται πεττομέναις ταῖς τροφαῖς ἀπασῶν ὧν ἔμπροσθεν<text:line-break/>εἰπον ποιοτητων.</text:p>
      <text:h text:style-name="Heading_20_2" text:outline-level="2">Κεφ. Ιη΄.</text:h>
      <text:p text:style-name="P50"><text:s/>[Περὶ τοῦ τῶν πεζῶν ζώων αἔματος.] Ἀἷ-<text:line-break/>μα δύσπεπτόν ἐστι, μάλιστα δὲ τὸ παχὺ καὶ μελαγχολικὸν,<text:line-break/>οίόνπερ ὑπάρχει τὸ τῶν βοῶν. τὸ δὲ τῶν λαγωῶν ὡς ἤδι-<text:line-break/>στον τετίμηται, καὶ πολλοῖς δύ ἔθους ἐστὶν ἕψειν αὐτὸ σὺν<text:line-break/>τῷ ἤπατι, τισὶ δὲ καὶ μετὰ τῶν ἄλλων σπλάγχνων. ἔνιοι δὲ<text:line-break/>καὶ τὸ τῶν νέων υῶν ἐσθίουσιν, ὥσπερ ἄλλοι καὶ τὸ τῶν<text:line-break/>μειζόνων, ὅταν εὐνουχισθῶσι· τὸ μὲν γὰρ τῶν κάπρων</text:p>
      <text:p text:style-name="P3">ουδ ἐπιχειροῦσιν, ὡς ἀηδές τε ἄμα καὶ δύσπεπτον. τὸ δὲ<text:line-break/>τῶν αἰγῶν αἰμα καὶ Ὅμηρος οἶδεν ἐσθιόμενον ὡς ἡδύ.</text:p>
      <text:h text:style-name="Heading_20_2" text:outline-level="2">Κεφ. ιθ'. </text:h>
      <text:p text:style-name="P51">[Περὶ τῆς ἀπὸ τῶν πτηνῶν ζώων τροφῆς.]<text:line-break/>Ὅρνιθας ὀνομαζόντων τῶν παλαιῶν ἀπάντων τὰ πτηνὰ<text:line-break/>ζῶα καὶ δίποδα, τοῖς νῦν Ἕλλησιν ἔθος ἤδη γέγονε τὰς (343)<text:line-break/>ὑπ ἐκείνων ἀλεκτορίδας καλουμένας μόνας οὕτως προσαγο-<text:line-break/>ρεύετν, ὥσπερ γε καὶ τοὺς ἄρρενας ἀλεκτρυόνας. ἔστι δὲ<text:line-break/>το γένος ἀπάντων τῶν πτηνῶν ὀρνίθων ὀλιγοτροφώτατον,<text:line-break/>εἰ παραβάλλοιτο τῷ γένει τῶν πεζῶν, καὶ μάλιστα τῷ τῶν<text:line-break/>ὑῶν, ων τῆς σαρκὸς οὐδὲν ἃν ἄλλο τροφιμώτερον ὲχοις εὑρεῖν.<text:line-break/>εὐπεπτοτέρα γε μὴν ἡ σάρξ ἐστι τῶν πτηνῶν, καὶ μάλιστα<text:line-break/>πέρδικος, ἀτταγῆνός τε καὶ περιστεράς, ἀλεκτορίδος τε καὶ<text:line-break/>ἀλεκτρυόνος. ἡ δὲ τῶν κιχλῶν, καὶ κοττύφων, καὶ τῶν μι-<text:line-break/>κρῶν στρουθῶν, ἐν οίς εἰσι καὶ οἱ πυργίται καλούμενοι,<text:line-break/>σκληροτέρα τούτων ἐστὶ, καὶ μαλιστα δ᾽ ἔτι καὶ τούτων αὐ-<text:line-break/>τῶν η τε τῆς τρυγόνος, καὶ ἡ τῆς φάττης, καὶ ἡ τῆς νήττης.<text:line-break/>ομοία δὲ τῶν ἀλεκτορίδων ἐστὶν ἡ τῶν φασιανῶν εἰς πέψιν</text:p>
      <text:p text:style-name="P3">καὶ τροφὴν, ὑπερέχουσα τῇ κατὰ τὴν ἐδωδὴν ἡδονῇ. σκλη-<text:line-break/>ροτεὰα δὲ καὶ δυσπεπτοτέρα καὶ ἰνωδεστέρα τούτων ἡ τοῦ<text:line-break/>ταῶνος. κοινὸν δὲ ἐπὶ πάσι τοῖς πτηνοῖς ζώοις, ὥσπερ καὶ<text:line-break/>τοῖς τετραποσι, γινωσκειν χρη, την τῶν αὐξανομένων σάρκα<text:line-break/>πολυ βελτίονα τῆς τῶν παρακμαζόντων εἶναι, μέσην δὲ ἀμφοῖν<text:line-break/>τὴν τῶν ακμαζόντων, μοχθηρὰν δὲ καὶ τὴν τῶν πάνυ νη-<text:line-break/>πίων, αλλ υπεναντίως τῆ τῶν γεγηρακότων · ἡ μὲν γὰρ τού-<text:line-break/>των σκληρα καὶ ξηρὰ καὶ νευρώδης ἐστὶ, καὶ διὰ τοῦτο<text:line-break/>καὶ πεφθῆναι μοχθηρὰ, καὶ τροφὴν ὀλίγην δίδωσι τῷ σώ-<text:line-break/>ματι, τῶν δὲ παντάπασι νεῶν ζώων τὰ σώματα βλεννώδη α΄<text:line-break/>εἰσὶ καὶ ὑγρα, καὶ; δύ αυτό γε τοῦτο περιττωματικὰ, ῥῷον<text:line-break/>δὲ υπέρχεται κατα γαστέρα. ταῦτά μοι μέμνησο περὶ πάν-<text:line-break/>των ζωων κοινῇ · καὶ γὰρ ὑπάρχει πᾶσιν αὐτοῖς ὁμοίως,<text:line-break/>ἐν ταῖς κατὰ τὴν ἡλικίαν διαφοραῖς. κοινὸς δὲ ὁ τῆς σκευα-<text:line-break/>σίας τρόπος ὡς πρὸς ὑγείαν, ὃν ἐμπροσθέν τε διῆλθον. ἤδη<text:line-break/>καὶ αὐθις ως ἐπὶ κεφαλαίων ἐρῶ. νυνὶ δὲ τὰς δυνάμεις μόνον<text:line-break/>ἀναμνήσω · ξηρότερα μὲν γὰρ εἶναι τά α΄ ὀπτηθέντα καὶ:<text:line-break/>τὰ ταγηνισθέντα, τὰ δὲ δύ ὕδατος ἑψηθέντα γλυκέος ὑγρο-</text:p>
      <text:p text:style-name="P3">τέραν διδόναι τροφὴν τῷ σώματι, λέλεκται δὲ καὶ περὶ τῶν<text:line-break/>ἐν λευκῷ ζωμῷ καὶ ποικίλαις ἀρτύσεσι λοπάδων ἔμπροσθεν<text:line-break/>αὐτάρκως, ὥσπερ γε καὶ περὶ τῶν ἡμέρων τε καὶ ἀγρίων. οὐ<text:line-break/>σμικρὰ δὲ διαφορὰ καὶ τῶν ἐν λίμναις, ἤ ἕλεσιν, ἤ τελματώ-<text:line-break/>δεσι χωρίοις διαιτηθέντων ἐστὶ πρὸς τὰ ἐν τοῖς ὄρεσιν,<text:line-break/>[387] ἤ ξηροῖς χωρίοις. ἀνάλογον γὰρ τοῖς χωρίοις αἱ σάρ-<text:line-break/>κες τῶν ζωων ἤτοι ξηραὶ καὶ ἀπέριττοι καὶ πεφθῆναι ῥὰους,<text:line-break/>η υγραὶ καὶ περιττωματικαὶ καὶ δυσπεπτότεραι γίνονται.</text:p>
      <text:h text:style-name="Heading_20_2" text:outline-level="2">Κεφ. κ. </text:h>
      <text:p text:style-name="P52">[Περὶ χηνῶν καὶ στρουθοκαμήλων.] Τὸ<text:line-break/>μεν τῶν χηνῶν ονομα σύνηθές ἐστι καὶ τοῖς παλαιοῖς, τὸ<text:line-break/>δὲ τῶν στρουθοκαμήλων αηθες ·<text:tab/>ὀνομάζουσι γὰρ αὐτὰς</text:p>
      <text:p text:style-name="Normal">μεγάλας στρουθούς. ἤκουσα δέ ποτε σοφιστοῦ τοῦ εἰς τὰ<text:line-break/>τοιαῦτα προβλήματα λέγοντος ἔτι μειράκιον, ἐπιχειροῦντος<text:line-break/>εἶς ἑκάτερα καὶ δεικνύοντος ἐνίοτε μὲν, ὄρνιθας, ἐνίοτε δὲ,<text:line-break/>οὐκ ὄρνιθας εἰναι τὰ τοιαῦτα ζῶα, βέλτιον δὲ μὴ τοῦτο<text:line-break/>ζητεῖν, ἀλλ᾽ ὁποίαν ὲχει δύναμιν ἡ ἐξ αὐτῶν τροφή. τοῦτ᾽<text:line-break/>οὐν ἀκούσας παρ ἐμοῦ, παρ ἄλλου μαθήσῃ κατὰ σχολὴν,</text:p>
      <text:p text:style-name="P3">εἴθ ὄρνιθας ὀνομάζειν χρὴ τὰ τοιαῦτα τῶν ζώων, εἴτε μήτ<text:line-break/>περιττωματικη τοίνυν ἡ σὰρξ αὐτῶν ἐστι καὶ πολὺ δυσπεπτο-<text:line-break/>τέρα τῆς τῶν προειρημένων πτηνῶν ζώων, οὐ μὴν τά γε<text:line-break/>πτερα χείρω τῶν αλλων ὲχει. πολλοῖς γὰρ τῶν πτηνῶν ζώων,<text:line-break/>και μαλισθ οσα μικρα καὶ σκληροσαρκα, καὶ ἡ τῶν πτερῶν<text:line-break/>φυσις ἐστὶν ἰνώδης τε καὶ σκληρά · τινῶν δὲ καὶ ἡ σὰρξ ὅλη<text:line-break/>τοιαυτη, καθάπερ γε καὶ ἡ τῶν γεράνων, ἃς καὶ αὐτὰς ἐσθι-<text:line-break/>ουσιν ἑωλίσαντες πρότερον ἡμέραις πλείοσι. μεταξὺ δέ πως<text:line-break/>τῆς τῶν γερανων τε καὶ τῶν χηνῶν ἡ τῶν καλουμένων οὐτῶ<text:line-break/>δων ἤ ὠτίδων ἐστίν · ἑκατέρως γὰρ ὀνομάζουσί τε καὶ γρά-<text:line-break/>φουσι τὴν πρώτην συλλαβὴν, διά τε τοῦ ου στοιχείου καὶ<text:line-break/>τοῦ ω. </text:p>
      <text:h text:style-name="Heading_20_2" text:outline-level="2">Κεφ. κα΄. </text:h>
      <text:p text:style-name="P51">[Περὶ τῆς κατὰ τὰ μόρια τῶν πτηνῶν<text:line-break/>ζωων διαφοράς.] Τὰ μὲν σπλάγχνα τὴν αὐτὴν ἀναλογίαν<text:line-break/>ἔχει πρὸς τας ἐν πτηνοῖς ζώοις σάρκας, ἤν κὰν τοῖς πεζοῖς<text:line-break/>ζώοις ὲχειν εἴρηται · τὰ δ᾽ ἔντερα παντάπασιν ἄβρωτα πάν-<text:line-break/>των ἐστὶν αὐτῶν, οὐ μὴν ἀνὰ λόγον γε τούτων αἱ γαστέρες.</text:p>
      <text:p text:style-name="P3">ἐδώδιμοί τε γάρ εἰσι καὶ τρόφιμοι, τινὲς δ᾽ αὐτῶν καὶ ἤδεῖαι<text:line-break/>πάνυ, καθάπερ καὶ ὴ τῶν χηνῶν, ἐφεξῆς.δὲ ὴ τῶν σιτευτῶν<text:line-break/>ἀλεκτορίδων. ὡσπερ δὲ καὶ ἐπὶ τῶν ὑῶν το συκωτὸν ηπαρ<text:line-break/>ἐν τοῖς ζῶσι ζώοις προπαρασκευάζουσιν ὴδὑ δια τῆς τῶν<text:line-break/>ἰσχάδων ἐδωδῆς, οὕτως ἐπὶ τῶν χηνῶν ὁρῶ γάλακτος άνα-<text:line-break/>δεύοντας τὰς τροφὰς, ὡς γίνεσθαι μὴ μόνον ἥδιστον, ἄλλοι<text:line-break/>καὶ τροφιμώτατον εὐχυμώτατόν τε καὶ διαχωροῦν οὐ χαλεπῶς,<text:line-break/>ὡσαύτως δὲ καὶ πρὸς τὴν ἐν τῆ γαστρὶ πέψιν ἐπιτηδειον. καἰ<text:line-break/>τα πτερὰ δὲ τῶν χηνῶν ἐπιτήδεια πεφθῆναί τε καὶ θρέψαι,<text:line-break/>μᾶλλον δ᾽ αὐτῶν τὰ τῶν ἀλεκτορίδων. οὔσης δὲ οὐκ ὀλίγης<text:line-break/>ἐν ταῖς σαρξὶ διαφορᾶς τοῖς γεγηρακόσι ζώοις προς τα νέα,<text:line-break/>σαφεστέρα πολλῷ καὶ η τῶν πτερῶν φυσις ἐστίν. ωσαιπως<text:line-break/>δὲ καὶ τοῖς ἰσχνοῖς πρὸς τὰ πίονα · κάλλιστα μὲν τὰ τῶν<text:line-break/>εὐτρόφων τε καὶ νεών , χείριστα δὲ τὰ τῶν ἰσχνῶν καὶ γεγη-<text:line-break/>ρακοτων. οἱ ποδες δ απαντων, ολίγου δεῖν, ιιβρωτοι. λό-<text:line-break/>φους δὲ καὶ καλλαια τῶν ὰλεκτρυονων ουι ἐπαινέσειεν ἄν<text:line-break/>τις, οὔτε ψέξειεν. οἱ δ᾽ ἄρχεις ἄριστοι, καὶ μάλιστα τῶν σι-</text:p>
      <text:p text:style-name="P3">τευτῶν ἀλεκτρυόνων, ἔτι δὲ μᾶλλον ὅσοι ἃν διὰ γάλακτος ὀῥῥώ-<text:line-break/>δους τὰς τροφὰς προσενέγκωνται. καὶ γὰρ εὔχυμοι καὶ τρὥ-<text:line-break/>φιμοι καὶ πεφθῆναι ῥάστοι · διαχώρησιν δὲ οὔτε προτρέπου-<text:line-break/>σίνη οὔτ ἐπέχουσιν. [388] ἐγκεφάλους δὲ μικροὺς μὲν ἐχει<text:line-break/>τὰ πτηνὰ ζῶα, βελτίους μέντοι πολὺ τῶν ἐν τοῖς πεζοῖς ζώοις,<text:line-break/>οσῳ καὶ σκληροτέρους. αὐτῶν δὲ τῶν πτηνῶν τὰ ὄρεια τῶν<text:line-break/>ἑλείων ἀμείνους ὲχει τοὺς ἐγκεφάλους ἀνάλογον τοῖς ἄλλοις<text:line-break/>ἃπασι μορίοις. ἐπαινοῦσι δὲ ἔνιοι ψευδῶς τὴν τῆς στρουθο-<text:line-break/>καμηλου κοιλίαν, ὡς τι φάρμακον πεπτικόν · ἔνιοι δὲ πολὺ<text:line-break/>μᾶλλον τῆσδε τὴν τῆς αἰθυίας. ἀλλ᾽ οὔτ αὐτὰ πέττονται<text:line-break/>ῥᾳδίως, οὔτε τῶν ἄλλων ἐστὶ πεπτικὸν φάρμακον, ὥσπερ<text:line-break/>ζιγγίβερι καὶ πέπερι, καὶ καθ᾽ ἕτερον τρόπον οἶνός τε καὶ<text:line-break/>ὄξος. εἰ δὲ περὶ γλώττης ἤ ῥάμφους τῶν πτηνῶν ζώων<text:line-break/>ἐπιχειρήσαιμι λέγειν, ἃ μηδεὶς ἀγνοεῖ, φλυαρεῖν εἰκότως ὕπο-<text:line-break/>ληφθήσομαι.</text:p>
      <text:h text:style-name="Heading_20_2" text:outline-level="2">Κεφ. Κβ΄.</text:h>
      <text:p text:style-name="P51"><text:s/>[Περὶ ὠῶν.] Τῆς ἀπὸ τῶν πτηνῶν ζώων<text:line-break/>τροφῆς ἐστι καὶ ταῦτα, διαφέροντα τρισὶ διαφοραῖς ἀλλή-</text:p>
      <text:p text:style-name="P3">λων, μιᾷ μὲν τῇ κατὰ τὴν οἰκείαν οὐσίαν · ἀμείνω γὰρ τά τε<text:line-break/>αλεκτορίδων ἐστὶ καὶ τὰ τῶν φασιανῶν, φαυλότερα δὲ τὰ<text:line-break/>τῶν χηνῶν τε καὶ στρουθοκαμήλων · ἑτέρᾳ δὲ, καθ᾽ ἤν τὰ<text:line-break/>μὲν ηδη χρόνου πλείονός ἐστι , τὰ δὲ οὐ πρὸ πολλοῦ γεγέννη-<text:line-break/>ται , καὶ τρίτῃ , καθ᾽ ἤν τὰ μὲν ἐπιπλέον ἥψηται , τὰ δὲ ἄχρι<text:line-break/>τοῦ μετρίως συστῆναι, τὰ δὲ μόνον τεθέρμανται · καθ᾽ ἃς<text:line-break/>διαφορας τὰ μὲν ἑφθὰ καλεῖται, τὰ δὲ τρομητὰ, τὰ δὲ ῥο-<text:line-break/>φητα. καλλιστα μὲν οὐν ἐστιν εἰς τροφὴν τὰ τρομητὰ, τὰ<text:line-break/>δὲ ῥοφητα ηττον μὲν τρέφει, ῥῆον δ᾽ ὑποχωρεῖ καὶ τὰς ἐν<text:line-break/>τῇ φαρυγγι τραχυτητας λεαίνει. τὰ δ᾽ ἑφθὰ καὶ δύσπεπτα<text:line-break/>καὶ βραδυπορα καὶ τροφὴν παχεῖαν ἀναδίδωσι τῷ σώματι.<text:line-break/>τσυτων δ ἔτι μᾶλλόν ἐστι βραδυπορώτερά τε καὶ κακοχυμό-<text:line-break/>(344) τερα τὰ κατὰ θερμὴν σποδιὰν ὀπτηθέντα · τὰ δ᾽ ἐπὶ<text:line-break/>τῶν ταγηνων παχυνθέντα καὶ καλούμενα δἰ αὐτὸ τοῦτο τα-<text:line-break/>γηνιστα χειρίστην ἔχει τροφὴν εἰς α΄παντα· καὶ γὰρ ἐν τῷ<text:line-break/>πέττεσθαι κνισσοῦται, καὶ πρὸς τῶ παχὺν γεννᾶν χυμὸν ἔτι<text:line-break/>καὶ μοχθηρὸν ὲχει καὶ περιττωματικὸν αὐτόν. ἀμείνω δὲ τῶν</text:p>
      <text:p text:style-name="P3">ἑφθῶν τε καὶ οπτῶν ἐστι τὰ καλούμενα πνικτά. σκευάζεται<text:line-break/>δὲ τον τρόπον τοῦτον. ἀναδεύσαντες αὐτὰ μεθ ἐλαίου καὶ<text:line-break/>γαρου καὶ οἴνου βραχέος, ἐντιθέασι τὸ ἀγγεῖον ὕδωρ ἐχού-<text:line-break/>σῃ κακαβῃ θερμὸν, εἰτα πωμάσαντες ἄνωθεν ὅλην. αὐτὴν,<text:line-break/>υποκαᾶνυσι μέχρις ἂν ἡ συστάσεως μετρίας. τὰ γὰρ ἐπὶ πλέον<text:line-break/>παχυνθέντα παραπλήσια τοῖς ἑψηθεῖσί τε καὶ ὁπτηθεῖσι<text:line-break/>γίνεται, τὰ δ᾽ ἐν τῷ συμμέτρῳ τῆς παχύνσεως ἀρθέντα καὶ<text:line-break/>πεφθῆναι τῶν σκληρῶν ἐστιν ἀμείνω καὶ τροφὴν τῷ σώ-<text:line-break/>ματι βελτίονα δίδωσι, τῆς αὐτῆς οὑν συμμετρίας κατὰ<text:line-break/>τὴν σύστασιν χρὴ στοχάζεσθαι κἀπὶ τῶν ἐπιχεομένων<text:line-break/>ἄνωθεν ταῖς λοπάσιν ὠῶν, οὐκ ἐπιτρέποντας οὐδὲ ταῦτα<text:line-break/>παχυνθῆναι τελέως, ἀλλ᾽ ἐτ᾽ ἐγχύλων ἄντων ἀπὸ τοῦ πυ-<text:line-break/>ρος αἴροντας τὸ αγγεῖον. οὐ σμικρὰ δ᾽ ἐν αὐτοῖς ἐστιν<text:line-break/>υπεροχὴ καὶ τῶν νέων πρὸς τὰ παλαιά · κάλλιστα μὲν. γὰρ<text:line-break/>τα νεωτατα, χείριστα δὲ τὰ παλαιοτατα, τὰ δ᾽ ἐν τῷ με-<text:line-break/>ταξυ τούτων ανάλογον τῆ ἀποστάσει, ᾖ ἀφέστηκε τῶν<text:line-break/>ἄκρων, ἀρετῇ τε καὶ κακίᾳ διενήνοχεν ἀλλήλων.</text:p>
      <text:h text:style-name="P19" text:outline-level="2">Κεφ. Κγ΄, [369]</text:h>
      <text:p text:style-name="P51"><text:s/>[Περὶ τοῦ τῶν πτηνῶν ζώων αἵ-<text:line-break/>ματος.] Ἀλεκτορίδων καὶ περιστεριδίων ἐσθίουσιν ἔνιοι τὸ<text:line-break/>αἷμα, καὶ μάλιστα τῶν σιτευθέντων, οὐ χεῖρον ὄν τοῦ τῶν<text:line-break/>ὑῶν, οὔτ εἰς ἡδονὴν, οὔτ εἰς τὸ πεφθῆναι, τοῦ μέντοι τῶν<text:line-break/>λαγωῶν ἀπολειπόμενον πάμπολυ. δύσπεπτον δ᾽ ἐστὶ καὶ πε-<text:line-break/>ριττωματικὸν ἃπαν αἱμα, καθ᾽ ὃν ἂν αὐτὸ τρόπον σκευά-<text:line-break/>σῃ τις.</text:p>
      <text:h text:style-name="Heading_20_2" text:outline-level="2">Κεφ. κδλ </text:h>
      <text:p text:style-name="P51">[Περὶ τῆς ἀπὸ τῶν ἐνύδρων ζώων τρο-<text:line-break/>φῆς.] Τῶν ἐν ὕδατι διαιτωμένων ζώων καὶ γένη πάμπολ-<text:line-break/>λα καὶ διαφοραὶ τούτων εἰσὶ καὶ εἴδη · λεχθήσονται δὲ νῦν,<text:line-break/>ὥσπερ ἐπὶ τῶν ἔμπροσθεν, αἱ πρὸς τὴν ἰατρικὴν χρείαν ὁμοιό-<text:line-break/>τητες ἐν αὐτοῖς · ἰατρικὴν δὲ λέγειν, ἤ ὑγιεινὴν, οὐ διοίσει<text:line-break/>πρός γε τὰ παρόντα. περὶ πάντων οὐν εἰρήσεται, καθάπερ<text:line-break/>ἐπὶ τῶν ἄλλων, ὅσα συνεχῶς ἐσθίουσιν οἱ ἄνθρωποι.</text:p>
      <text:h text:style-name="Heading_20_2" text:outline-level="2">Κεφ. Κέν</text:h>
      <text:p text:style-name="P51"><text:s/>[Περὶ κεφαλου,] Τοῦ γένους τῶν λεπι-<text:line-break/>δωτῶν ἰχθύων ἐστὶν ὁ κέφαλος, οὐκ ἐν θαλάττῃ μόνον, ἀλλὰ<text:line-break/>καὶ ἐν λίμναις καὶ ἐν ποταμοῖς γεννώμενος. διὸ καὶ μεγάλην</text:p>
      <text:p text:style-name="P3">ἔχουσιν οἱ κατὰ μέρος κέφαλοι πρὸς ἀλλήλους διαφορὰν, ὠς<text:line-break/>δοκεῖν ἕτερον εἰναι γένος τοῦ πελαγίου κεφάλου πρὸς τὸν ἐν<text:line-break/>λίμναις, ἤ ποταμοῖς, ἤ τέλμασιν, ἤ ὀχετοῖς τοῖς ἐκκαθαι<text:line-break/>ρουσι τους ἐν ταῖς πολεσι κοπρῶνας. περιττωματικὴ μὲν γὰ´ρ<text:line-break/>ἡ σαρξ ἐστι καὶ βλεννώδης ἱκανῶς τῶν ἐν ἰλυώδει καὶ ῥυ<text:line-break/>παρῷ διαιτωμένων ὕδατι, καλλίστη δὲ τῶν ἐν καθαοᾷ θα-,<text:line-break/>λαττῃ, καὶ μᾶλλον ὅταν ὑπ᾽ ἀνέμων καταιγίζηται. κατὰ γὰρ<text:line-break/>την σιωπηλὴν καὶ ἀκύμονα χείρων ἡ σὰρξ γίνεται τῶν ἰχθύ-.<text:line-break/>ων, ὅσῳ καὶ ἀγυμναστοτέρα, ἐν δὲ ταῖς καλουμέναις λιμνο-<text:line-break/>θαλάσσαις ἔτι χείρων τῆσδε, καὶ ταύτης ἔτι μᾶλλον ἡ κατὰ<text:line-break/>τὰς λίμνας · εἰ δὲ καὶ σμικραί τινες αὗται τύχοιεν οὐσαι, καὶ<text:line-break/>μήτε ποταμους μεγαλους δεχόμεναι, μήτε πηγὰς ἔχουσαι, μήθ<text:line-break/>ἀποῥῥοὴν δαψιλῆ, πολὺ δή τι χείρους · εἰ δὲ καὶ μηδὲν ὅλως<text:line-break/>ἀποῥῥέοιτό τι τοῦ ὕδατος, ἀλλ᾽ εἴη στάσιμον ἱκανῶς, μοχθη-<text:line-break/>ραίν περὶ δὲ τῶν ἐν ἕλεσι καὶ τέλμασι, καὶ ὅσα τοιαῦτα χο-<text:line-break/>ρία, λέλεκται κατ᾽ ἀρχάς · ἐσχάτως γὰρ οἱ κατὰ τοιούτους<text:line-break/>τοπους διαιτωμενοι μοχθηρὰν ἔχουσι τὴν σάρκα. · τῶν δ΄ ἐν<text:line-break/>τοῖς ποταμοῖς γεννωμένων ἀμείνους, ὅσοι κατὰ τοὺς τσιοὐ-</text:p>
      <text:p text:style-name="P3">τους, ἐν οἷς ὀξὺ καὶ πολὺ τὸ ῥεῦμα · κατὰ δὲ τοὺς λιμνά-<text:line-break/>ζοντας οὐκ ἀγαθοί. καὶ παρὰ τὰς τροφὰς δὲ βελτίους γὰ-<text:line-break/>νονται καὶ χείρους. ἔνιοι μὲν γὰρ εὐποροῦσι καὶ πόας καὶ<text:line-break/>ῥιζῶν χρηστῶν, καὶ διὰ τοῦτο κρείττους εἰσίν · ἔνιοι δί<text:line-break/>ἰλυωδη τε πόαν ἐσθίουσι καὶ ῥίζας κακοχύμους· καί τινες<text:line-break/>αὐτῶν, ὅσοι κατὰ ποταμοὺς διαιτῶνται μεγάλην διαρρέον-<text:line-break/>τας πολιν, ἀποπατήματ ἀνθρώπων καὶ μοχθηρὰς τροφάς<text:line-break/>τοιαυτας προσφερόμενοι χείριστοι πάντων, ὡς ἔφην, εἰσίν,<text:line-break/>ωστε, κἂν βραχὺ πλείονι χρόνῳ διαμένωσι νεκροὶ, σήπονταί<text:line-break/>τε παραχρῆμα καὶ μοχθηρότατον ὄζουσιν. ἀηδεῖς δὲ καὶ βρω-<text:line-break/>θῆναι πάντως οὑτοι καὶ πεφθῆναι, καὶ τὴν μὲν χρηστὴν τρο-<text:line-break/>φὴν ο λίγην ἔχουσιν, περίττωμα δ᾽ οὐκ ὀλίγον. οὐκ οὑν θαυ--<text:line-break/>μαστόν ἐστιν, οὐδ᾽ εἰ κακοχυμίαν ἀθροίζουσιν ἐν τοῖς σώ-<text:line-break/>μασι τῶν οσημέραι προσφερομένων αὐτούς. [390] ἄντων<text:line-break/>δὲ χειρίστων τούτων, ἐξ ὑπεναντίου κάλλιστοι πάντων εἰσὶν,<text:line-break/>ὡς ἔφην, οἱ ἐν τῆ καθαρωτάτῃ θαλάττῃ, καὶ μάλισθ ὅπου<text:line-break/>μήτε γεωδεις αἰγιαλοὶ μητε λεῖοι περιλαμβάνουσι τὸ ὕδωρ,<text:line-break/>ἀλλ᾽ ἤτοι ψαμμώδεις, ἤ τραχεῖς · εἰ δὲ καὶ πρὸς τὰ βόρεια</text:p>
      <text:p text:style-name="P3">τῶν πνευματων ἐστραμμένοι, πολυ βελτίους. ου σμικρὸν<text:line-break/>γὰρ εἰς εὐχυμίαν συντελούντων ἃπαντι ζώῳ τῶν οἰκείων γυ--<text:line-break/>μνασίων, ἔτι καὶ τὸ καθαρὸν τοῦ καταμιγνυμένου τῷ ὕδατι<text:line-break/>πνεύματος αὐξάνει τὴν ἀρετὴα΄ τῆς οὐσίας αὐτῶν, πρόδη-<text:line-break/>λον δ᾽ ἐκ τῶν εἰρημένων , ἀμείνω καὶ κατὰ τοῦτο εἶναι θά-<text:line-break/>λατταν θαλάττης, καθώς ἤτοι καθαρὰ τελέως ἐστὶν, ἤ δέ-<text:line-break/>χεται ποταμοὺς μεγάλους καὶ πολλοὺς, ὥσπερ ὁ Πόντος.<text:line-break/>οἱ γὰρ ἐν τῇ τοιαύτῃ, καθ᾽ ὅσον πλεονεκτοῦσι τῶν λιμναίων,<text:line-break/>κατα τοσοῦτον ἀπολείπονται τῶν ἐν καθαρὰ θαλάττῃ δίαι-<text:line-break/>τωμένων. εἰσὶ δὲ καὶ λίμναι τινὲς τοιαῦται, καὶ καλοῦσιν<text:line-break/>ἐνίας αὐτῶν λιμνοθαλάττας, ἔνθα ποταμὸς μέγας ἐργάζεται<text:line-break/>λίμνην, συναπτουσαν θαλάττῃ. καὶ χωρὶς δὲ τοῦ λιμνάζειν<text:line-break/>τον ποταμὸν , ὅπου περ ἂν τῇ θαλάττῃ μιγνύηται πρῶτόν,<text:line-break/>ἐπιεικτόν τε τὸ ὕδωρ ἐστὶν ἐξ ἁλμυροῦ τε καὶ γλυκέος, ἤ τε<text:line-break/>σὰρξ τῶν ἐν αὐτῷ διαιτωμένων ἰχθύων ἐν τῷ μεταξὺ τῶν τε<text:line-break/>ποταμίων καὶ τῶν θαλαττίων ἰχθύων γίνεὺάι. κοινὸς δ᾽ο<text:line-break/>λογος ουτος ἔστω σοι καὶ τῶν ἄλλων, ὅσοι γε κατὰ ποταμοὺς<text:line-break/>καὶ λίμνας καὶ θάλατταν ἰχθύες γίνονται. τὸ γὰρ πολὺ<text:line-break/>πλῆθος αὐτῶν οὐκ ἐπαμφοτερίζει, τῶν μὲν θαλαττίων</text:p>
      <text:p text:style-name="P3">φευγοντων το ποταμιον υδωρ, τῶν δὲ ποταμίων καὶ λιμναί-<text:line-break/>ων το θαλαττιον, αλλ ο γε κέφαλος ἁπάντων μάλιστα<text:line-break/>τοῖς υδασιν αμφοτεροις χρᾶται καὶ φύσιν Ἱχει πρὸς ἄναντες<text:line-break/>το ῥεῦμα τοῦ ποταμοῦ χωρεῖν, ἐπὶ πλεῖστον ἀφιστάμενος τῆς<text:line-break/>θαλαττης. οὕτος . μεν ο κέφαλος τὰς πολλὰς καὶ μικρὰς<text:line-break/>ἄκάνθας οὐκ ὲχει, καθάπερ οὐδ΄ ἄλλος τις τῶν θαλαττίωι<text:line-break/>ο δ ἔμ ποταμῶν η λιμνῶν ἐπεμβαίνων θαλάττῃ παρα-<text:line-break/>πλησίως τοῖς ομογενέσι μεστος τῶν τοιούτων ἀκανθῶν ἐστι,<text:line-break/>σχα΄ον γαρ ὰπασι τοῖς ἐν λίμναις καὶ ποταμοῖς γεννωμένοις<text:line-break/>ἰχθυσιν η σαρζ λεπτῶν μεστὴ ἀκανθῶν εὑρίσκεται, τῶν θα-<text:line-break/>λαττίων ουκ ἐχοντων αυτας. καθ᾽ ὃν γὰρ ἂν. τόπον ἡ μεγά-<text:line-break/>λσυ ποταμοῦ στομα συναπτον θαλάττη, τινὲς μὲν ποταμίων<text:line-break/>ἰχθύωὐ ἐν τῇ θαλάττῃ, τινὲς δὲ τῶν θαλαττίων ἐν τῷ πο-<text:line-break/>ταμῷ Ῥηρευονται,ί γνωριζόμενοι τῷ τὰς εἰρημένας ἀκάν-<text:line-break/>θ'ας ητοι πάλλας ἔχειν; ἤ οὐδ᾽ ὅλως, ὀλίγοι μὲν οὑν τῶν<text:line-break/>ποταμίων ἐπεμβαίνουσιν τῇ θαλάττῃ, πάντες δὲ οἱ θαλάτ-<text:line-break/>τιοι χαίρουσιν τοῖς ποταμοῖς. εὐθὺς δὲ καὶ ἡ γεῦσις ἐσθίοντί<text:line-break/>.σοι γνωρίσει τὸν ἀμείνω [345] κέφαλον· δριμυτέρα γάρ ἐστιν</text:p>
      <text:p text:style-name="P3">αυτοῦ καὶ ἡδίων καὶ ἀλιπὴς ἡ σάρξ. οἱ δὲ λιπαροὶ καὶ κατὰ<text:line-break/>την γεῦσιν ἔκλυτοι χείρους μέν εἰσι καὶ εἰς αὐτὴν τὴν ἐδω-<text:line-break/>δην , χείρους δὲ καὶ πεφθῆναι καὶ κακοστόμαχοι καὶ κακόχυ-<text:line-break/>μοι· διὸ καὶ Ἀὺν ὀριγάνῳ σκευάζουσιν αὐτούς, ἔνιοι δὲ<text:line-break/>τῶν παρ ἡμῖν ἀνθρώπων τοὺς ἐν τοῖς ποταμοῖς γεννωμένους<text:line-break/>ἰχθυας λευκίσκους καλοῦσιν, ἕτερον εἶναι νομίζοντες αὐτοὺς<text:line-break/>εἰδος τῶν κεφάλων. ἔστι δὲ τἄλλα μὲν ὅμοιον πάντῃ τὸ<text:line-break/>ζῶον τῷ ζώῳ, λευκότερον δὲ βραχεῖ καὶ τὴν κεφαλὴν ὲχον<text:line-break/>μικροτέραν, καὶ τὴν γεῦσιν ὀξυτέραν · ἡ δὲ δύναμις τῆς ἀπ᾽<text:line-break/>αὐτοῦ τροφῆς, οἵαν ἔμπροσθεν εἰπσν εἰναι τῶν ποταμίων κε-<text:line-break/>φαλων· ωσθ υπὲρ ὀνόματος, οὐ πράγματος ἡ ἀμφισβήτησις.<text:line-break/>ο δὲ τουτου χρησιμώτερόν ἐστιν ἐπίστασθαι, καὶ δὴ φράσω.<text:line-break/>τῶν ταριχευομένων ἐστὶν οὑτοςὁ ἰχθῦς, καὶ γίνεται πολὺ κρείτ-<text:line-break/>των ἑαυτοῦ σκευασθεὶς οὕτως ὁ λιμναῖος· ἀποτίθενται γὰρ<text:line-break/>απαν το βλεννῶδές τε καὶ βρωμῶδες ἐν τῇ γεύσει, καλλίων<text:line-break/>δὲ τοῦ πλείονι τῷ·χρόνῳ ταριχευθέντος ὁ νεαλής. ἀλλὰ περί<text:line-break/>γε τῶν ταριχευομένων ἰχθύων ὀλίγον ὕστερον εἰρήσεται κοι-;<text:line-break/>νῇ, καθαπερ γε καὶ περὶ τῶν ἑωλιζομένων ἐν χειμῶνι.</text:p>
      <text:h text:style-name="P19" text:outline-level="2">Κεφ.κσγ΄.</text:h>
      <text:p text:style-name="P51"><text:s/>[391] [Περὶ λάβρακος.] Τοῦτον τὸν ἰχθὺν<text:line-break/>οὐ τεθέαμαι γεννώμενον ἐν γλυκέσιν ὕδασιν, ἐκ μέντοι τῆς<text:line-break/>θαλάσσης ἐπαναβαίνοντα ποταμοῖς ἤ λίμναις ἑώρακα. διὸ<text:line-break/>καὶ μικρὸς ὀλιγάκις εὑρίσκεται, καθάπερ ὁ κέφαλος πολλάκις.<text:line-break/>οὐ φεύγει δὲ οὐδὲ τὰς λιμνοθαλάσσας καὶ τὰ στόματα τῶν<text:line-break/>ποταμῶν , καίτοι πελαγιος ὥν · τουτὶ γὰρ τοὔνομα τίθεν-<text:line-break/>ται τοῖς εἰς το βάθος ἀποχωροῦσιν. ἤ γε μὴν τροφὴ ἐκ τού-<text:line-break/>του κὰκ τῶν ἄλλων ἰχθύων αἵματός ἐστι γεννητικὴ, λεπτο-<text:line-break/>τέρου τῇ συστάσει τοῦ ἐκ τῶν πεζῶν ζώων, ὡς μήτε τρέφειν<text:line-break/>δαψιλῶς, καὶ διαφορεῖσθαι θάττον, ἐπεὶ δὲ τὸ λεπτότερον<text:line-break/>ὄνομα ποτὲ μὲν ἐπὶ δυο πράγμασι παραβαλλομένοις λέγομεν,<text:line-break/>ἐνίοτε δ᾽ ἄνευ παραβολῆς, ἰστέον, ὅτι πρὸς τὸ μέσον αίμα<text:line-break/>τῶν ἄκρων παραβολὴ γίνεται τοῖς ἀπλῶς λεγομένοις. ἄκρα<text:line-break/>δὲ τῇ κακίᾳ κατα την συστασίν ἐστι τό τε παχὺ, καθάπερ<text:line-break/>ἡ ὑγρὰ πίττα, τό τε ὁῥῥῶδες οὕτως, ὡς ἐκχυθὲν τῆς φλεβὸς<text:line-break/>ἐν τῷ πήγνυσθαι πλεῖστον ἔχειν ὑγρὸν ἐποχούμενον ὑδατῶδες.<text:line-break/>ἄριστον δὲ τὸ τούτων ἀκριβῶς μεταξὺ ^γενόμενον, ἐξ ἄρτου</text:p>
      <text:p text:style-name="P3">τε τοῦ καλλίστου κατεσκευασμένου, περὶ οὑ κατὰ τὸ πρῶτον<text:line-break/>εἴρηται γραμμα, καὶ τῶν πτηνῶν ὧν εἴρηται ζώων, ἐκ πέρ-<text:line-break/>δάκος τε καὶ τῶν ἄλλων παραπλησίων. ε ἐγγὺς δὲ τούτων<text:line-break/>εἰσὶν καὶ τῶν θαλαττίων οἱ πελάγιοι τῶν ἰχθύων.</text:p>
      <text:h text:style-name="Heading_20_2" text:outline-level="2">Κεφ. Κζ .</text:h>
      <text:p text:style-name="P51"><text:s/>[Περὶ τρίγλης.] Ἐστι μὲν καὶ ἤγε τῶν<text:line-break/>πελαγίων ἰχθύων, τετίμηται δ᾽ ὑπὸ τῶν ἀνθρώπων, ὡς<text:line-break/>τῶν ἄλλων ὑπερέχουσα τῇ κατὰ τὴν ἐδωδὴν ἡδονῇ. σκληρο-<text:line-break/>τέρα δὲ σχεδὸν ἀπάντων αὐτῶν ὲχει τὴν σάρκα, καὶ ψαθυρὰν<text:line-break/>ἱκανῶς, ὅπερ σημαίνει ταὐτὸν τῷ μήτε γλίσχρον εἶναί τι,<text:line-break/>μητε λιπαρὸν ἐν αὐτῇ, τρέφει τοιγαροῦν, ὅταν πεφθῇ κα-<text:line-break/>λῶς, τῶν ἄλλων ἀπάντων ἰχθύων μᾶλλον. ἐῥῥέθη δὲ καὶ<text:line-break/>πρόσθεν, ὡς τὸ σκληρότερον ἔδεσμα, παχυμερέστερόν τε καὶ,<text:line-break/>ὡς ἂν εἴποι τις, μᾶλλον γεῶδες ὑπάρχον, ἀξιολογώτερον τρῶ-<text:line-break/>φει ὑγροτέρων τε καὶ μαλακωτέρων, ὅταν γε πρὸς τούτῳ δη-<text:line-break/>λονότι καὶ τὴν οὐσίαν οἰκείαν ἔχῃ τῷ τρεφομένῳ σώματι· κρί-<text:line-break/>νεται δ᾽ αὐτὴ διὰ τῆς ἡδονῆς. . ὅσαι γὰρ ἀλλότριαι τροφαὶ<text:line-break/>ταῖς ολαις φυσεσίν εἰσι τῶν τρεφομένωνἒξώων, ταύτας ἤ οὐδ᾽<text:line-break/>ὅλως, ἤ ἀηδῶς ἐσθίουσι · τῶν γε μὴν οἰκείων ὥςπερ τὸ ὑγρό-</text:p>
      <text:p text:style-name="P3">τερον ηττον τρέφει, οὕτω πέττεται καὶ ἀναδίδοται ῥῆον.<text:line-break/>ἡ τοίνυν τῆς τρίγλης σὰρξ ἡδεῖα μέν ἐστι, ὡς ἃν οἰκεία τρο-,<text:line-break/>φη τῇ φυσει τῶν ἀνθρώπων, σκληροτέρα δὲ οὔσα τῶν ἄλλων<text:line-break/>ἰχθυων ὅμως ἑκάστης ἡμέρας ἐσθίεσθαι δύναται, διότι ψα-<text:line-break/>θυρα καὶ ἀλιπής ἐστι καί τι δριμύτητος ἐχει. τὰ γὰρ λιπα-<text:line-break/>ρὰ καὶ γλίσχρα κατὰ τὴν πρώτην μὲν εὐθέως ἐδωδὴν ἐμ-<text:line-break/>πίπλησί τε ταχέως, .ἀνατρέπει τε τὴν ὄρεξιν, ἔτι δὲ μᾶλλον<text:line-break/>οὐχ ὑπομένομεν αὐτῶν τὴν ἐδωδὴν ἐφεξῆς ἡμέραις πλείοσι.<text:line-break/>τό γε μὴν ηπὰρ τῆς τρίγλης οἱ λίχνοι τεθαυμάκασιν ἡδο-<text:line-break/>νῆψ ἕνεκεν, ἔνιοι δ᾽ οὐδὲ καθ᾽ ἑαυτὸ δικαιοῦσιν ἐσθίειν αὐτὸ,<text:line-break/>παρασκευάσαντες δ᾽ ἐν ἀγγείῳ τὸ καλούμενον γαρέλαιον<text:line-break/>ἔχον οἴνου βραχύ τι, καταθρύπτουσιν ἐν αὐτῷ τὸ σπλάγχνον,<text:line-break/>ὡς γενέσθαι τὸ σύμπαν ἐξ αὐτοῦ. τε καὶ τῶν προπαρεσκευα-<text:line-break/>σμέ·νων ὑγρῶν ἔνα χυμὸν ὁμοιομερῆ πρός γε τὴν αἴσθησιν,<text:line-break/>ἐν ᾦ τὰς τῆς τρίγλης σάρκας ἀποβάπτοντες ἐσθίουσιν. [3.92]<text:line-break/>ἐμοὶ δὲ ουδ ηδονην ἔδοξεν ὲχειν ἀξίαν τῆς τοιαύτης τιμῆς,<text:line-break/>οὔτ ὠφέλειαν τῷ σώματι, καθάπερ οὐδὲ ἡ κεφαλὴ, καθ<text:line-break/>τοι καὶ ταύτην ἐπαινοῦσιν οἱ λίχνοι, καί φασι τὰ δεύτερα</text:p>
      <text:p text:style-name="P3">φερεσθαι μετα το ηπαρ. ου μην ουδὲ διὰ τί τὰς μεγίστας τρί-<text:line-break/>γλας ωνουνται παμπολλοι, δυναμαι γνωναι, μήθ᾽ ἡδεῖαν<text:line-break/>ομοιως ταῖς μικροτεραις εχουσας την σάρκα, μητ᾽ εὔπεπτον,<text:line-break/>ως αν ικανῶς σκληράν. ωστε δια τοῦτό τινα τῶν ἀργυρίου<text:line-break/>παμπολλου τας μεγάλας τρίγλας ωνημένων ἡρόμην, τίς ποτέ<text:line-break/>εστιν η αιτια τῆς αφ ἑαυτῶν σπουδῆς, ὁ δ΄ ἀπεκρίνατό μοι,<text:line-break/>μαλιστα μεν δια το ηπαρ ωνεῖσθαι τὰς τηλικαύτας, ἤδη δὲ<text:line-break/>καὶ δια την κεφαλην, ἀλλὰ γὰρ ἀρκεῖ μέχρι τοσούτου περὶ<text:line-break/>τῶν τριγλῶν εἰρῆσθαι τῇ πρὸς τὸ χρήσιμον οἰκειότητι τοῦ<text:line-break/>λόγου. γίγνονται δ᾽ ἄρισται τρίγλαι κατὰ τὴν καθαρὰν<text:line-break/>θαλασσαν, ωσπερ καὶ οἱ ἄλλοι πάντες ἰχθύες, οὐχ ἤκιστα δὲ<text:line-break/>καὶ .δια τας τροφάς. αἱ γοῦν τὰς καρκινάδας ἐσθίουσαι<text:line-break/>καὶ δυσωδεις εἰσὶ, καὶ ἀηδεῖς, καὶ δύσπεπτοι, καὶ κακόχυ-<text:line-break/>μοι. διαγνωσις δ᾽ αὐτῶν, πρὶν μὲν ἐσθίειν, ἀναπτύξαντι<text:line-break/>την κοιλίαν, ἐσθίοντι δὲ κατὰ τὴν πρώτην εὐθέως ὀσμήν<text:line-break/>τε καὶ γεῦσιν,</text:p>
      <text:h text:style-name="P19" text:outline-level="2">Κεφ. κώ.</text:h>
      <text:p text:style-name="P51"><text:s/>[Περὶ τῶν πετραίων ἰχθύων. ] Σκάρους,<text:line-break/>κοττυφους, κίχλας, ἰουλίδας, φυκίδας, πέρκας πετραίους ἄνομά-<text:line-break/>ζουσιν ἰχθύας ἀπὸ τῶν χωρίων, ἐν οἷς εὑρίσκονται διατρίβοντες<text:line-break/>ου γαρἐντοῖς λείοις, ἤ ψαμμώδεσιν, ἤ γεώδεσιν αἰγιαλοῖς; ἀλλ᾽<text:line-break/>ἔνθα πέτραι τινές εἰσι καὶ α΄κταὶ, φωλεύουσί τε καὶ τε-<text:line-break/>κνοῦσιν. αριστος δ᾽ ἐν αὐτοῖς ἡδονῆς ἕνεκεν ὁ σκάρος εἶναι<text:line-break/>πεπίστευται, μετ αὐτὸν δὲ κόττυφοί τε καὶ κίχλαι, καὶ μετὰ<text:line-break/>τουτους ἰουλίδες τε καὶ φυκίδες καὶ πέρκαι. τροφὴ δ᾽ ἐξ<text:line-break/>αυτῶν ου μόνον εὔπεπτος, ἀλλὰ καὶ ὑγιεινοτάτη τοῖς τῶν<text:line-break/>ανθρωπων σώμασίν ἐστιν, αἷμα γεννώντων μέσον τῆ συστά-<text:line-break/>σει. καλῶ δὲ μέσον, ὃ μήτε πάνυ λεπτόν ἐστι καὶ ὑδατῶ-<text:line-break/>δες, ἀλλὰ μήθ' ἱκανῶς παχύ. πλάτος δ᾽ ἀξιόλογον ἔχοντος<text:line-break/>τοῦ μέσου, περὶ τῶν ἐν αὐτῷ διαφορῶν ἐπὶ προήκοντι τῷ<text:line-break/>λόγῳ λεχθήσεται.</text:p>
      <text:h text:style-name="Heading_20_2" text:outline-level="2">Κεφ. κθ'. </text:h>
      <text:p text:style-name="P51">[Περὶ κωβιοῦ.] Ἀἰγιάλειος δὲ ἰχθύς ἐστιν<text:line-break/>ουτος, τῶν σμικρῶν ἀεὶ διαμενόντων εἰς τις ῶν καὶ οὕτος.<text:line-break/>αριστος δ εἰς ἡδονὴν καὶ πέψιν ἀἤια, ἀνάδοσίν τε καὶ εὐχυ-<text:line-break/>μίαν ἐστὶν ὁ κατὰ τοὺς ψαμμώδεις αἰγιαλοὺς, ἤ τὰς πετρώ-</text:p>
      <text:p text:style-name="P3">δεις ακτας ο δ εν τοῖς στομασι τῶν πο (346) ταμων , ἤ<text:line-break/>λίμναις, η λιμνοθαλασσαις ουθ ηδυς Ὁμοίως, οὔτ᾽ εὔχυ-<text:line-break/>μος, ουτ ευπεπτος. εἰ δε καὶ ἰλυῶδες ὑπάρχει τὸ ὕδωρ, ἤ<text:line-break/>πολιν ἐκκαθαίρων ὁ ποταμὸς, οὕτω μὲν ἃν εἴη χείριστος ὁ<text:line-break/>κατ αυτῶν κωβιος, ωσπερ οἱ αλλοι παντες ἰχθύες, οἱ ἐν τοῖς<text:line-break/>ὕδασι διατρίβοντες. εἰκοτως ουν ἐν μὲν τοῖς πετραίοις ἰχθῦ-<text:line-break/>σιν ουδεμία σαφης ἐστι διαφορὰ τῶν ὁμοειδῶν πρὸς ἀλλή-<text:line-break/>λους, ως ἀν ἐν καθαρωτάτῃ θαλάττῃ διαιτωμένοις ἀεὶ, φεῦ-<text:line-break/>γουσι τε πο γλυκυτατον υδωρ , τό τε συμμιγὲς ἐκ τοῦ τοιού-<text:line-break/>του τε καὶ θαλαττίου · δευτέροις δὲ μετὰ τούσδε τοῖς πελα-<text:line-break/>γίοις υπαρχει ταὐτόν. οὐδὲ γὰρ οὐδ᾽ οὔτοι διαφορὰν ἀλλή-<text:line-break/>λοις ἔχουσι μεγαλην, ὁποίαν οἱ διατρίβοντες ἐν ἀμφοτέροις<text:line-break/>τοῖς υδασι. τούτων γὰρ οἱ μὲν ἐν τῇ καθαρωτάτῃ θαλάττῃ<text:line-break/>καλλιστοι τῶν ομοειδῶν εἰσιν · οἱ δ ἐν τοῖς ἐκκαθαίρουσι τὰς<text:line-break/>πολεις ποταμοῖς ὰπαντων χείριστον [393] μέσοι δ᾽ αὐτῶν οἱ<text:line-break/>μεταξυ. λέλεκται δὲ ταῦτα καὶ διὰ τῶν ἔμπροσθεν, ἡνίκα<text:line-break/>περὶ κεφαλου τον λόγον ἐποιουμην. ἤ γε μὴν σὰρξ τῶν κω-<text:line-break/>βιῶν ὡσπερ σκληροτέρα τῆς τῶν πετραίων ἐστὶν, οὕτω μα-</text:p>
      <text:p text:style-name="P3">λακωτέρα τῆς τῶν τριγλῶν · ἀνάλογον οὐν αὐτῇ καὶ τὸ τῶν<text:line-break/>ἐσθιόντων σῶμα τρέφεται.</text:p>
      <text:h text:style-name="Heading_20_2" text:outline-level="2">Κεφ. λ΄. </text:h>
      <text:p text:style-name="P51">[Περὶ τῶυ μαλακοσάρκων ἰχθύων · πῶς<text:line-break/>ὁ λευκὸς ζωμὸς παρασκευάζεται.] Ψιλότητος ἐν τῷ τρίτῳ<text:line-break/>περὶ τροφῆς περὶ τῶν [ μαλακοσάρκων ἰχθύων οὕτως ἔγρα-<text:line-break/>ψεν αὐτοῖς ὀνόμασι · κωβιοὶ δὲ καὶ φυκίδες καὶ ἰουλίδες καὶ<text:line-break/>πέρκαι καὶ σμύραιναι καὶ κίχλαι καὶ κόσσυφοι καὶ σαῦροι,<text:line-break/>καὶ παλτν ονοι, καὶ πρὸς τούτοις ἀμύαι, καὶ ψῆτται, καὶ<text:line-break/>ηπατοι, καὶ κίθαροι, καὶ σκινίδες, καὶ πάν τὸ τῶν ὰπαλο-<text:line-break/>σάρκων γένος εὐκατεργαστότερόν ἐστι τῶν ἄλλων ἰχθύων.<text:line-break/>αξιον σύν ἐστι θαυμάσαι, πῶς τοὺς σκάρους παρέλιπε, πρω-<text:line-break/>τευοντας ἐκ τῷ γένει τῶν πετραίων ἰχθύων, οἷς πᾶσιν ὑπάρ-<text:line-break/>χει ψαθυρωτάτην τε καὶ μαλακωτάτην ὲχειν τὴν σάρκα τῶν<text:line-break/>ἄλλων ἰχθύων. ἔνιοι μὲν γὰρ αὐτῶν ὰπαλόσαρκοι μέν εἰσιν,<text:line-break/>ἀλλ᾽ οὐκ ἔχουσι τὸ ψαθυρὸν, ἐμφερομένου τινὸς αὐτοῖς γλί-<text:line-break/>σχρου τε καὶ λιπαροῦ χυμοῦ, ὅμοιοί τε κατὰ τοῦτο τοῖς πε-<text:line-break/>τραίοις ὄντες ἐν τῇ σκληρότητι τῆς σαρκὸς αὐτῶν διαλ-<text:line-break/>λαττουσι. τοιοῦτοι μὲν οὐν οἱ πελάγιοι σχεδὸν ἄπαντές εἰσι,</text:p>
      <text:p text:style-name="P3">πλὴν εἴ τινες αὐτῶν ὑπὸ μοχθηράς τροφῆς διαφθείρουσι τὴν<text:line-break/>σαρκα, καθάπερ αἱ τὰς καρκινάδας ἐσθίουσαι τρίγλαι · ζωύ-<text:line-break/>φια δ᾽ ἔστι ταῦτα πάνυ σμικροῖς καρκίνοις ἐοικότα, ξανθὰ<text:line-break/>την χροαν. οἱ πετραῖοι δ ἰχθυες οὔτε ποικίλαις τροφαῖς<text:line-break/>χρῶνται, οὔτε χωρίοις διαφέρουσιν, οὔθ' ὕδασι γλυκέσι, καὶ<text:line-break/>δια ταῦτ᾽ ἄμεμπτοι πάντες εἰσὶ διαπαντός. οὕς δ᾽ ἄνους μὲν<text:line-break/>ἐκαλεσεν ὁ Ψιλότητος, ὁνίσκους δ᾽ ὁνομάζουσιν ἄλλοι, τρο-<text:line-break/>φῇ μὲν ἀγαθῇ χρώμενοι καὶ θαλάττῃ καθαρὰ ταῖς πετραίοις<text:line-break/>ἐναμιλλον ἔχουσι τὴν σάρκα, μοχθηρᾷ δὲ τροφῇ χρησάμε-<text:line-break/>νοι καὶ κατά τι τῶν ἐπιμίκτων ὑδατων, καὶ μάλισθ ὅσα<text:line-break/>μοχθηρὰ, διατρίψαντες, οὐκ ἀποβάλλουσι μὲν τὴν μαλακό-<text:line-break/>τητα τῆς σαρκος , ἐπικτῶνται δὲ λιπαρότητα καὶ γλισχρότητα,<text:line-break/>καθ ην ουτε ἡδεῖς ὁμοίως ἔτι διαμένουσι, περιττωματικὴν<text:line-break/>δὲ τὴν ἐξ αὑτῶν ἀναδιδόασι τροφήν. ἐπὶ πάντων δὲ ἰχθύων;<text:line-break/>ὡς ἔφην, κοινὸν τοῦτο μεμνῆσθαι προσήκει, ὡς χείριστοι<text:line-break/>γεννῶνται κατὰ τὰς ἔμβολὰς τῶν ποταμῶν, ὅσοι κοπρῶνας<text:line-break/>καθαίρουσιν, ἤ μαγειρεῖα καὶ βαλανεῖα, ἤ τὸν ἐσθῆτός τε<text:line-break/>καὶ τῶν ὀθονίων ῥύπον, ὅσα ἔ ἄλλα τῆς πόλεώς εἰσιν, ἤν</text:p>
      <text:p text:style-name="P3">διαρρέουσιν, καθάρσεως δεόμενα, καὶ μάλισθ' ὅταν ἡ πολυ-<text:line-break/>ανθρωπος ἡ πόλις. μοχθηροτάτη δ᾽ εὑρίσκεται καὶ τῆς σμυ-<text:line-break/>ραίνης ἡ σὰρξ ἐν ὕδατι τοιούτῳ διατριβούσης · καίτοι γ᾽<text:line-break/>ουτε ποταμοῖς ἐπεμβαίνουσαν ἔστιν εὑρεῖν αὐτὴν, οὔτ ἐν<text:line-break/>λίμνῃ γεννωμένην, ἀλλ᾽ ὅμως καὶ αὐτὴ χειρίστη γίνεται κατὰ<text:line-break/>τὰς ἐμβολὰς τῶν τοιούτων ποταμῶν, ὁποῖός ἐστιν ὁ διὰ Ῥώ-<text:line-break/>μης ῥέων, καὶ διὰ τοῦτο εὐωνοτάτη πιπράσκεται κατὰ τὴν<text:line-break/>πολιν τηνδε σχεδὸν ἀπάντων μόνη τῆς ἐκ θαλάττης, ὥσπερ<text:line-break/>γε καὶ οἱ κατὰ τὸν ποταμὸν αὐτὸν ἰχθύες γεννώμενοι · κα-<text:line-break/>λοῦσι δ αὐτοὺς ἔνιοι Τιβερίνους, ὡς ἰδίαν ἔχοντας ἰδέαν,<text:line-break/>οὐδενὶ τῶν θαλαττίων ὁμοίαν. ὅτι δὲ ἡ τῶν ἐκ τῆς πόλεως<text:line-break/>ἐπιῥῥεοντων ἐπιμιξία μοχθηροτάτους αὐτοὺς ἐργάζεται, μα-<text:line-break/>θεῖν ἐστιν ἐκ τοῦ βελτίους εἰναι τους ἐν αὐτῷ τῷ ποταμῷ<text:line-break/>γεννωμένους, πρὶν εἰς τὴν πόλιν ἀφικέσθαι. καὶ μέντοι καὶ<text:line-break/>ἄλλος τις ποταμὸς ὀνομαζόμενος Κὰρ, παρεμβάλλων εἰς τὸν<text:line-break/>Τίβεριν ὡς ἀπὸ πεντήκοντα καὶ τριακοσίων σταδίων, ἰχθὺν<text:line-break/>ἔχει πολὺ βελτίω τοῦ κατὰ τὸν Τίβεριν, [394] ἐπειδὴ καὶ<text:line-break/>μέγας ἐστὶν εὐθὺς ἀπὸ τῶν πηγῶν, καὶ καθαρὸς διαμένει, κά-</text:p>
      <text:p text:style-name="P3">ταντες τὸ ῥεῦμα ἐχων καὶ ὀξὺ μέχρι τοῦ Τιβέρεως, ὡς μηδα-.<text:line-break/>μόθι μηδ᾽ ἐπὶ βραχὺ λιμνάζειν. ὅσοι μὲν οὑν ἐκ συνηθείας<text:line-break/>ἐμπειρίαν ἔχουσι τῶν ἐπιχωρίων ἰχθύων, οὐ δέονται τῶν,.εἰ-<text:line-break/>ρημένων ἄρτι γνωρισμάτων εἰς τὴν διάγνωσιν αὐτῶν · ὅσοι<text:line-break/>δ᾽ ἀήθεις εἰσὶν, εἶτ᾽ οὑν ἐξ ἄλλης πόλεως ἥκοντες, εἴτ ἐπι-<text:line-break/>χώριοι, τὰ τοιαῦτα προεξεταζέτωσαν εὐθέως ὰα΄ ἀρχῆς, πρὶν<text:line-break/>δια τῆς οικείας πείρας εις γνῶσιν αφικέσθαι τῆς. φύσεως ἑκά-<text:line-break/>στου τῶν ἰχθύων. ἐχρῆν οὑν οὐχ ἀπλῶς μεμνημονευκέναι τῶν<text:line-break/>ὰπαλοσαρκων ἰχθύων ὰπαντων αμα τὸν Ψιλότατον, οὐδ᾽<text:line-break/>ἀναμίξαι τοῖς ἄλλοις τοὺς πετραίους ἀδιορίστως. οὔτοι μὲν<text:line-break/>γὰρ ἄριστοι διαπαντὸς ὑπάρχουσιν, οὔτε δ΄ ὀνίσκος, οὕτε<text:line-break/>σμύραινα, καθαπερ οὐδ οἱ κωβιοί. καὶ γὰρ τούτων ἔνιοι<text:line-break/>μὲν ἐν ποταμοῖς καὶ λίμναις, ἔνιοι δὲ ἐν θαλάττηι γίγνου-<text:line-break/>ται, τινὲς δ᾽ ἐν λιμνοθαλάσσαις καλουμέναις, ἤ ὅλως ἐν<text:line-break/>ἐπᾳιίκτοις ὕδασιν , ἔνθα ποταμοῦ μεγάλου στόμα συνάπτε-<text:line-break/>ται θαλάττῃ. παμπολυ τοίνυν ἀλλήλων διαφέρουσιν οἱ<text:line-break/>κατὰ μέρος, ὥσπερ γε καὶ οἱ κέφαλοι καὶ αἱ σμύραιναι · καὶ<text:line-break/>οἱ ὀνίσκοι δῦ τούτων μὲν ἡττον, οὐ σμικρῷ δ᾽ ἀλλήλων οὐδ]</text:p>
      <text:p text:style-name="P3">οὔτοι παραλλάττουσιν. οὐ μὴν ὁμοίως γε μαλακὴν ὲχουσι<text:line-break/>σαρκα τούτοις καὶ τοῖς πετραίοις ἰχθύσιν οἱ κωβιοὶ, καθά-<text:line-break/>περ ουδὲ σκινίδες ἤ σκίαιναι, δισσῶς γὰρ ὀνομάζονται, περὶ<text:line-break/>δὲ τῶν κιθάρων καὶ πάνυ θαυμάζω τοῦ φιλοτίμου · παρα-<text:line-break/>πλησιος γαρ ὧν ο ῥόμβος αὐτῶν μαλακωτέραν ἔχει τὴν σάρ-<text:line-break/>κα, τῶν ονίσκων απολειπόμενος οὐκ ὀλίγῳ. καὶ τούτους οὐν<text:line-break/>καὶ τους ηπάτους καλουμένους καὶ τοὺς ἄλλους, ὅσους ἔμιξε<text:line-break/>τοῖς πετραίοις τε καὶ τοῖς ὀνίσκοις ὁ Φιλότιμος, ἐν τῷ μέσῳ<text:line-break/>καθεστηκέναι γίνωσκε τῶν θ' ὰπαλοσάρκων καὶ τῶν σκληρο-<text:line-break/>σαρκων. οὔπω μὲν γάρ εἰσι σκληρόσαρκοι, τῶν ἀκριβῶς δὲ<text:line-break/>απαλοσαρκων ἀπολείπονται. παρέλιπε δ᾽ ἐν τούτοις ὁ Ψι-<text:line-break/>λοτιμος καὶ τὸ βούγλωττον, ὥσπερ ἐν τοῖς πετραίοις τὸν<text:line-break/>σκάρον, εἰ μη τι ἄρα τῷ τῆς ψήττης ὀνόματι καὶ κατὰ τῶν<text:line-break/>βουγλωττων ἐχρήσατο. παραπλήσια μὲν γάρ πώς ἐστιν, οὐ<text:line-break/>μην ἀκριβῶς ὁμοειδῆ βούγλωττόν τε καὶ ψῆττα · μαλακώτε-<text:line-break/>ρον γάρ ἐστι καὶ ἥδιον εἰς ἐδωδὴν καὶ παντὶ βέλτιον τὸ<text:line-break/>βούγλωττον τῆς ψήττης. ἀλλὰ καὶ οἱ σαῦροι μέσοι πώς εἰσι<text:line-break/>τῶν ὰπαλοσάρκων τε καὶ σκληροσάρκων. οὐ μὴν δεῖταί γέ τις</text:p>
      <text:p text:style-name="P3">τῶν εἰρημένων ἰχθύων οὔτ ὄξους, οὔτε ναπυος, οὔτ ὀρι-<text:line-break/>γάνου, καθάπερ οἱ λιπαροὶ καὶ γλίσχροι καὶ σκληροί. καὶ μέν-<text:line-break/>τοι καὶ χρῶνται τινὲς μὲν ταγηνίζοντες αὐτοὺς, τινὲς δὲ<text:line-break/>ὀπτῶντες, οἱ δὲ ἐν ταῖς λοπάσι σκευάζοντες) ὥσπερ τοὺς<text:line-break/>ῥόμβους τε καὶ κιθάρους. ἀλλ᾽ αἱ μὲν τῶν μα(347)γειρικῶν<text:line-break/>λοπάδων σκευασίαι τοὐπίπαν ἀπεψίας εἰσὶν αἴτιαι, καλλισται<text:line-break/>δ᾽ εἰσὶν εἰς πέψιν αἱ διὰ τοῦ λευκοῦ ζωμοῦ. γίγνεται δὲ<text:line-break/>οὕτως, ὅταν, ὕδατος δαψιλοῦς ἐμβληθέντος, ἐλαίοπτιςαὔ-<text:line-break/>ταρκες ἐπιχέας, ἀνήθου τε καὶ πράσου μικρὸν, εἶθ' ἡμιέ-<text:line-break/>φθους ποιήσας, ἐπιβάλλῃ τοσοῦτον ἀλῶν, ὡς μηδέπω φαί-<text:line-break/>νεσθαι τὸν ὅλον ζωμὸν ἁλμυρόν. αὕτη καὶ τοῖς νοσηλευο-<text:line-break/>μένοις ἐπιτήδειος ἡ σκευασία, τοῖς δ ἀμέμπτως ὑγιαίνουσι<text:line-break/>καὶ ἡ διὰ τοῦ ταγήνου, καὶ μετ αὐτὴν ἡ τῶν ἐπὶ τῆς ἐσχάρας<text:line-break/>ὀπτηθέντων. ἀλλ᾽ αὕτη μὲν ἐλαίου καὶ γάρου δεῖται μετὰ<text:line-break/>βραχέος οἴνου, τοῖς δὲ ταγηνισθεῖσιν ἁρμόττει πλέον ἐχειν<text:line-break/>ἤ κατὰ τούτους οἴνου τε καὶ γάρου, βραχέος ἐπιχυθέντος<text:line-break/>ἐλαίου. τοῖς δ᾽ ἀνατρεπομένοις ἐπὶ τῷδε τὸν στόμαχον ἔτοι-<text:line-break/>μον εστω παρακείμενον οξος ολιγον εχον εν εαυτῳ γαρου τε<text:line-break/>καὶ πεπέρεως. μεταβαίνοντες γαρ ἐπὶ τῆν διὰ τούτων ἐδω-</text:p>
      <text:p text:style-name="P3">δην ἄμεινόν τε πέττουσι καὶ πρὸς τὴν διαχώρησιν οὐδὲν<text:line-break/>βλάπτονται, [395] δι᾽ ἤν μάλιστά τινες ἐξ οἴνου καὶ γάρου<text:line-break/>ταγηνισθέντα προσφέρονται, πεπέρεως μὲν ἐπεμβάλλοντες<text:line-break/>οἱ πλείους, ὀλίγοι δ᾽ ἐλαίου. τινὲς δ᾽ ἐκ τῶν εἰρημένων<text:line-break/>ἰχθυων, ἐπειδαν ταγηνισθῶσιν, ὀλίγοις ἁλσὶ περιπασθέντες<text:line-break/>ἡδίστου τε ἃμα βρωθῆναι καὶ πεφθῆναι γίνονται βελτίους,<text:line-break/>εὐστομαχώτεροί τε πάσης ἄλλης σκευασίας. ἀπάντων δὲ τῶν<text:line-break/>εἰρημένων ἰχθυων ἡ τροφὴ καλλίστη τοῖς τε μὴ . γυμνα.σαμε-<text:line-break/>νοις ἐστὲ καὶ γέρουσι καὶ ἀσθενέσι καὶ τοῖς νοσηλευομένοις ·<text:line-break/>οἱ γυμναζόμενοι δὲ . τροφιμωτέρων ἐδεσμάτων δέονται, περὶ<text:line-break/>ὡν· ἔμπροσθεν εἴρηται, , λέλεκται δ᾽ ἡδῆ πολλάκις ἡ μαλακὴ<text:line-break/>καὶ ψαθυρα τροφη προς ὑγείαν ὑπάρχειν ἀρίστη , διότι καὶ<text:line-break/>εὐχυμοτάτη πασῶν ἐστιν · οὐδὲν δ᾽ εὐχυμίας εἰς ὑγείαν<text:line-break/>ἀσφαλῆ. μεῖζον ἐφόδιον.</text:p>
      <text:h text:style-name="Heading_20_2" text:outline-level="2">Κεφ. λα΄. </text:h>
      <text:p text:style-name="P51">[ Περὶ τῶν σκληροσάρκων ἰχθύων.] Καὶ<text:line-break/>περὶ τούτων ἔγραψεν ὁ Ψιλότητος κατὰ λέξιν οὕτως ἐν τῷ<text:line-break/>δευτέρῳ περὶ τροφῆς · δράκοντές τε καὶ κόκκυγες, καὶ γαλεώ-<text:line-break/>νυμφικαὶ σκορπίοι καὶ φάγροι, καὶ πρὸς τούτοις ἔτι καὶ</text:p>
      <text:p text:style-name="P3">τραχοῦροι καὶ τρίγλαι καὶ πάλιν ὁρφοίτε καὶ γλαῦκοι, καὶ σκά-<text:line-break/>ροι, καὶ κύνες, καὶ γόγγροι, καὶ λαμίαι, καὶ ζύγαιναι, καὶ<text:line-break/>παντες οἱ σκληροσαρκοι δυσκατέργαστοί α΄ εἰσὶ καὶ παχεῖς,<text:line-break/>καὶ ἁλυκοὺς ἀναδιδόασι χυμούς. αὕτη μὲν ἡ τοῦ φιλοτίμου<text:line-break/>ῥῆσις. ἐπισκεψωμεθα δ᾽ ἕκαστον τῶν κατ αὐτὴν εἰρημένων<text:line-break/>απὸ τῆς αρχῆς. οἱ μὲν οὐν δράκοντες καὶ οἱ κόκκυγες ἐναρ-<text:line-break/>γῶς απασι φαίνονται τοῖς προσενεγκαμένοις αὐτοὺς σκλη-<text:line-break/>ραν ἐχοντες την σαρκα. τῶν γαλεῶν δ᾽ οὐχ έν εἰδός ἐστιν·<text:line-break/>ὁ γαρ τοι παρὰ Ῥωμαίοις ἐντιμότατος ἰχθὺς, ὃν ὀνομάζουσι<text:line-break/>γαλεξίαν, ἐκ τοῦ τῶν γαλεῶν ἐστι γένους, ὃς οὐδὲ γεννᾶσθαι<text:line-break/>δοκεῖ κατὰ τὴν Ἐλληνικὴν θάλασσαν , καὶ κατὰ τοῦτό γε καὶ<text:line-break/>ο Ψιλοτιμος αυτον ηγνοηκέναι φαίνεται, γέγραπται μέντοι<text:line-break/>διττῶς ἐν τοῖς ἀντιγράφοις τοὔνομα, γαλεοὶ μὲν ἐν τρισὶ<text:line-break/>συλλαβαῖς κατ ἔνια, γαλεώνυμοι δὲ ἐν πέντε κατ᾽ ἄλλα, καὶ<text:line-break/>δἤλονοτι τῶν ὰπαλοσάρκων ἐστὶν ὁ παρὰ τοῖς Ῥωμαίοις<text:line-break/>ἔνδοξος γαλεξίας, οἱ δ᾽ ἄλλοι γαλεοὶ σκληρόσαρκοι μᾶλλόν<text:line-break/>εἰσι. σκορπίους δ᾽ ἐφεξῆς καὶ τραχούρους καὶ τρίγλας,<text:line-break/>ὁρφους τε καὶ γλαύκους ο (φιλότιμος ἐν τοῖς σκληροσάρκοις</text:p>
      <text:p text:style-name="P3">ὀρθῶς καταλέγει · σκάρους δ᾽ αὐτοῖς συγκαταριθμῶν ὰμαρ-<text:line-break/>τανει, τῶν πετραίων ἰχθυων ὄντας. ἑξῆς δὲ κύνας ἔγραψεν,<text:line-break/>οὕς ἐν τοῖς κητώδεσιν ἐχρῆν ἀριθμεῖσθαι, σκληρὰν καὶ πε-<text:line-break/>ριττωματικην ὲχοντας την σάρκα, καὶ διὰ τοῦτο τεμαχίζομεν-<text:line-break/>νους τε καὶ ταριχευομένους, ἐδωδήν τε ὄντας ἀνθρώπων τῶν<text:line-break/>ἐπιτυχόντων · καὶ γὰρ ἀηδεῖς εἰσι καὶ βλεννώδεις, καὶ διὰ τοῦ-<text:line-break/>το καὶ δια ναπυος τε καὶ ὀξελαίου καὶ τῶν οὕτω δριμέων<text:line-break/>υποτριμματων αὐτοὺς ἐσθίουσιν, ἐκ τούτου δὲ τοῦ γένους<text:line-break/>εἰσὶ καὶ φαλαιναι καὶ δελφῖνες καὶ φῶκαι · πλησίον δ᾽ αὐτῶν<text:line-break/>ἤκουστ καὶ οἱ μεγάλοι θύννοι, καίτοι τῇ γ΄ ἡδονῇ τῆς ἐδωδῆς<text:line-break/>οὐχ ὅμοιοι τοῖς προειρημένοις ἄντες · ἀηδεῖς γὰρ ἐκεῖνοι καὶ<text:line-break/>μάλιστα πρόσφατοι, ταριχευθέντες δ᾽ ἀμείνους γίνονται. τῶν<text:line-break/>δ᾽ ἐλαττόνων θύννων κατά τε τὴν ἡλικίαν καὶ τὸ μέγεθος<text:line-break/>οὔθ' ἡ σὰρξ ὁμοίως σκληρὰ, καὶ πεφθῆναι δηλονότι βελτίους<text:line-break/>εἰσί· καὶ τουτων ἔτι μᾶλλον αἱ πηλαμίδες, αἴ καὶ ταριχευθεῖ-<text:line-break/>σαι τοῖς ἀρίστοις ταρίχοις ἐνάμιλλοι γίγνονται. πλεῖσται δ᾽<text:line-break/>ἐκ τοῦ Πόντου κομίζονται, τῶν ἐκ τῆς Σαρδοῦς καὶ τῶν ἐκ τῆς<text:line-break/>Ἱβηρίας μονων ἀπολειπόμεναι. ἐντιμότατον γὰρ δὴ τοῦτο</text:p>
      <text:p text:style-name="P3">το ταριχος εἰκότως ἐστὶν ἡδονῆς τε καὶ μαλακότητος ἔνεκα<text:line-break/>τῆς σαρκός, ὀνομάζεται δὲ συνήθως ὑπὸ τῶν πάντων ἤδη τὰ<text:line-break/>τοιαῦτα ταρίχη σάρδα. [396] μετὰ δὲ σάρδας τε καὶ πηλα-<text:line-break/>μίδας οἱ ἐκ τοῦ Πόντου κομιζόμενοι μύλοι μᾶλλον τετί-<text:line-break/>μηνται, καὶ μετ αὐτοὺς οἱ κορακῖνοι. ταῦτα μὲν οὐν ὧς ἐν<text:line-break/>παρέργῳ περὶ τῶν ταριχευθέντων ἰχθύων εἰρήσθω, ζυγαι-<text:line-break/>νῶν δὲ καλῶς ἐμνημόνευσεν ὁ Ψιλότητος ἐν τοῖς σκληροσάρ-<text:line-break/>κοις· ἐχρῆν δὲ καὶ τῆς ἀηδίας αὐτῶν μεμνῆσθαι, καθάπερ γε<text:line-break/>καὶ τῶν ἄλλων, οὕς ὅλως παρέλιπε. γόγγρους δὲ καὶ φά-<text:line-break/>γρους καὶ λαμίας καὶ ἀετοὺς ὀρθῶς εἶπε σκληροσάρκους εὑ-<text:line-break/>ναι. καὶ ἄλλοι δέ τινες, ὡς αὐτὸς ἔφη, τῶν σκληροσάρκων<text:line-break/>ἰχθύων εἰσὶν, ὡν οὐκ εἶπε τὰς προσηγορίας, ὅτι μηδ᾽ ἐν<text:line-break/>πολλῇ χρήσει τοῖς ἀνθρώποις εἰσίν · ὅθεν ἄμεινόν ἐστιν ἐπι-<text:line-break/>σκέψασθαι περὶ τῆς δυνάμεως αὐτῶν, ἐάσαντας τὰς προση-<text:line-break/>μορίας. ὅτι μὲν οὐν οἱ σκληρόσαρκοι δυσκατεργαστότεροι<text:line-break/>τῶν μαλακοσάρκων εἰσὶν, ὀρθῶς εἷπεν ὁ φιλότιμος. ἤ τε<text:line-break/>γὰρ ἐν τῇ γαστρὶ πέψις, ἤ τε καθ᾽ ἕκαστον τῶν τρεφομένων<text:line-break/>μορίων ἐξομοίωσις ἐπὶ μὲν τοῖς μαλακωτέροις ῥᾧων ἐστὶν,</text:p>
      <text:p text:style-name="P3">ἐπὶ δὲ τοῖς σκληροτέροις χαλεπωτέρα. γίγνεται γὰρ ἀλλοιου--<text:line-break/>μένων αὐτῶν ταῦτα, ῥῆον δ᾽ ἀλλοιοῦνται τὰ μαλακώτερα,<text:line-break/>διότι καὶ πάσχειν ἑτοιμότερα · πάθος δ᾽ ἐστὶ τῶν ἀλλοιου-<text:line-break/>μένων η αλλοίωσις. ορθῶς οὑν εἷπεν αὐτοὺς δυσκατεργά-<text:line-break/>στους εἰναι, ορθῶς δὲ καὶ παχέος χυμοῦ γεννητικούς · ἡ μὲν<text:line-break/>γαρ σκληροτέρα τροφη παχυτέραν ὲχει τὴν οὐσίαν, ἡ δὲ μα-<text:line-break/>λακωτέρα λεπτοτέραν. εἰ δὲ καὶ αλυκοὺς ἡ σκληρὰ τροφὴ<text:line-break/>τοὺς χυμοὺς ἐργάζεται , σκεπτέον ἐφεξῆς. ὁ μὲν γὰρ Ψιλό-<text:line-break/>τιμος, ωσπερ γε καὶ ο διδάσκαλος αὐτοῦ Πραξαγόρας, τὸν<text:line-break/>ἁλυκὸν χυμὸν ἐκ τῶν ἐπὶ πλέον θερμαινομένων γίγνεσθαί<text:line-break/>φησιν. ἐμοὶ δ᾽ οὐχ ἀπλῶς δοκεῖ δεῖν ἀλλὰ μετὰ διορισμοῦ<text:line-break/>ποιεῖσθαι την αποφασιν. ἐπεὶ δὲ κοινὸς ὁ λόγος ἐστὶν ὰπάν-<text:line-break/>των τῶν σκληρῶν ἐδεσμάτων, ἴδιον αὐτῷ κεφάλαιον ἄποδόν-<text:line-break/>τες ἐφεξῆς σκεψόμεθα.</text:p>
      <text:h text:style-name="Heading_20_2" text:outline-level="2">Κεφ. λβ΄. </text:h>
      <text:p text:style-name="P51">[Περὶ τοῦ, εἰ τὰ σκληρὰ πάντα κατὰ τῆν<text:line-break/>ἔφησιν ἁλυκοὺς γεννᾶ χυμούς.] Οὐ μόνον ἐπὶ τῶν ἰχθύων<text:line-break/>τῶν σκληροσάρκων, ἀλλὰ καὶ τῶν ἄλλων ἁπάντων ἔδεσμά-<text:line-break/>των, ὅσα σκληρὰ, Πραξαγόρας καὶ Ψιλότητος οἴονται τὸν</text:p>
      <text:p text:style-name="P3">ὰλυκον γεννᾶσθαι χυμονἐν ταῖς ἐπὶ πλέον ἑψήσεσιν, ὁνσμά-<text:line-break/>ζουσι δ αυτον ουχ αλυκὸ.ν μόνον ἤ ἁλμυρὸν, ἀλλὰ καὶ νι-<text:line-break/>πρωδη. ἐγώ δ᾽ ὁρὡοπὸ.μὲν ἀφέψημα τῶν πλείστων, εἰ δὲ<text:line-break/>βουλει καὶ παντων, ἐα΄ ὅσον ἂν ἕψηται χρόνον, .ἁλυκώτερον<text:line-break/>ἀεὶ γινόμενον, ὕστερον δέ ποτε καὶ πικρὸν, ὡς αὐτοὶ βσύλσν-<text:line-break/>ται, το μέντοι στερεὸν σῶμα, τὸ κατὰ τὸ ὕδωρ ἑψηθὲν,<text:line-break/>αποτιθἔμενον ἐν ἐκείνῳ τὰς ἐξ ἀρχῆς ὑπαρχούσας αὑτῷ ποιά-<text:line-break/>τητας, (348) ὡς ἐν τῷ χρόνῳ τὸ καλούμενον ἄποιόν τε καὶ<text:line-break/>ὑδατῶδες γίνεσθαι , μήθ' ἁλυκότητος ἔχον. τι , μήτε πικρότη-<text:line-break/>τσς, ἤ δριμύτητος, ἤ στύψεως. ἐναργέστερον δ᾽ εἴσῃ τοῦ λε-<text:line-break/>γομένου τὴν ἀληθειαν, ἐάν ποτε εἰς ἄλλο μεταβάλλων ὕδωρ<text:line-break/>ἕψῃς, ὅπερ ἂν θέλῃς. εὑρήσεις μὲν γὰρ αὐτὸ τὸ ἑψόμενον<text:line-break/>ἀποβαλὸν τὴν οἰκείαν ποιότητα, τὸ δὲ ὕδωρ ἐπιδεχόμενον<text:line-break/>αὐτήν. ἱθέρμοι μὲν σύν, τῶν Δημητρίων ἐδεσμάτων ἄντες,<text:line-break/>πικρὸν ἐργάζονται τὸ ὕδωρ, ὅτι καὶ αὐτοὶ τὴν πικρὰν ποιό-<text:line-break/>τητα σύμφυτον ἔχουσιν · οὕτω δὲ καὶ ὄροβοι καὶ ἀψίνθιον,<text:line-break/>καὶ ἀβρότονον τε καὶ πόλιον, ὅσα α΄ ἄλλα πικρά · τὸ σῶμα<text:line-break/>δ᾽ αὐτὸ τὸ ἀφεψηθὲν ᾖττον φαίνεται πικρόν, εἰ δὲ καὶ με-</text:p>
      <text:p text:style-name="P3">ταβάλλων εἰς ἕτερον ὕδωρ αὐτὰ πάλιν ἑψήσεις, ὡς ἀρτίως<text:line-break/>εἶπον, ἔτι καὶ μᾶλλον ἤ πρόσθεν εὑρήσεις ἀποβεβληκότα<text:line-break/>τὴν πικρότητα, κἂν εἰ τρίτον ἤ τέταρτον [397] εἰς ὕδωρ<text:line-break/>ἕτερον μεταβάλλοις, ἔτι μᾶλλον ἤ πρόσθεν, ὥσθ. ἐν τῷ χρό-<text:line-break/>νῳ πάσαν ἀποθέσθαι τὴν πικρότητα. κατὰ δὲ τὸν αὐτὸν<text:line-break/>τρόπον ὅσα δριμέα, καθάπερ σκόροδα καἴ κρόμμυα καὶ πρὥ-<text:line-break/>σα, τὸ μὲν ὕδωρ, ἐφ ὧπερ ἂν ἑψηθέντα τύχῃ, σαφῶς δριμὺ ἐρ-<text:line-break/>χάζεται , τὴν δὲ αὑτῶν οὐσίαν ᾖττον ὲχει δριμεῖαν · εἰ δ᾽<text:line-break/>ἄλλοτε εἰς ἄλλο μεταβάλλοις ὕδωρ αὐτὰ, παντάπασιν ἀποτί-<text:line-break/>θεται τὴν δριμύτητα. καὶ μὴν καὶ τὰ μῆλα τὰ στρυφνὰ, μέσπι-<text:line-break/>λά τε καὶ ἀχράδες., εἰφὅσον ἂν ἕψωνται, γλυκύτερα μὲν αθ.<text:line-break/>τα γίνεται , τὸ ἀφέψημα δὲ στρυφνὴν ἀπεργάζεται. τοὺς χυ-<text:line-break/>λοὺς δ᾽ αὐτοὺς μόνους ἂν ἑψήσῃς, ἁλυκώτεροι μὲν τὸ πρῶ-<text:line-break/>τον, υστερον δὲ καὶ πικροὶ γίνονται. διὸ περὶ μὲν τῶν χυ-<text:line-break/>λῶν συγχωρητέον ἐστὶ τῷ τε Πραξαγόρᾳ καὶ τῷ Ψιλοτί-<text:line-break/>μῳ γινωσκουσιν, ὡς εἴρηται, περὶ. δὲ τῶν στερεῶν σωμάτων<text:line-break/>ἔμπαλιν ὲχειν ἡγητέον. εἰ γὰρ, ὡς ὁλίγον ἔμπροσθεν εἶπον,<text:line-break/>ἐκ τοῦ πρώτου μεταβάλλοι τις εἰς δεύτερον ὕδωρ αὐτὰ , καὶ</text:p>
      <text:p text:style-name="P3">μετ ἐκεῖνο πάλιν εἰς τρίτον , ἤ καὶ τέταρτον, ἀποβάλλοντα<text:line-break/>τελέως εὑρήσει τὸν ἐξ ἀρχῆς χυμὸν, ὡς γευομένοις ὑδατώδη<text:line-break/>τε καὶ ἄποια φαίνεσθαί · μὴ μεταβληθέντων δ᾽ εἰς ἕτερον,<text:line-break/>ἀναγκαῖόν ἐστιν ἁλυκώτερον μὲν πρῶτον, ὕστερον δὲ καὶ πι-<text:line-break/>κρὸν γενέσθαι τὸ ἀφέψημα. μάλιστα δὲ ὁ ζωμὸς ἐξηπατῶ<text:line-break/>κέναι μοι τοὺς περὶ τὸν Πραξαγόραν φαίνεται ἁλυκώτερος<text:line-break/>ἐν τῷ τῆς ἑψήσεως χρόνῳ γινόμενος, οὐκ ἐννοοῦντας, ὡς,<text:line-break/>ἀλῶν ἤ γάρου κατὰ τὴν ἐξ ἀρχῆς ἄρτυσιν ἐμβεβλημένων εἰς<text:line-break/>τὸ ὕδωρ, ἀναγκαῖόν ἐστι, προερχομένης τῆς ἑψήσεως, ἁλυκώ-<text:line-break/>τερον ἑαυτοῦ γίνεσθαι τὸν χυμόν, ὥσπερ εἰ καὶ χωρὶς τοῦ<text:line-break/>ἕτερον ἐμβαλεῖν τι σῶμα βραχύτατον ἀλῶν ἀναμίξαις ὕδατι<text:line-break/>καθαρῷ τε καὶ γλυκυτάτῳ · καὶ γὰρ καὶ τοῦτο θερμαινόμε-<text:line-break/>νον ἁλυκώτερον γίνεται. καὶ τί θαυμαστόν; αὐτὸ γὰρ ἐπὶ<text:line-break/>πλέον ἑψώμενον ὕδωρ τὸ κάλλιστον ἁλυκὴν ἐν τῷ χρόνῳ<text:line-break/>ποιότητα προσλαμβάνει.</text:p>
      <text:h text:style-name="Heading_20_2" text:outline-level="2">Κεφ. Λγ΄.</text:h>
      <text:p text:style-name="P51"><text:s/>[Περὶ τῶν ὀστρακοδέρμων ζώων.] Ἕπει-<text:line-break/>δη τὸ περιέχον ὅλον τὸ σῶμα καθάπερ ἀμφίεσμά τι σύμφυ-<text:line-break/>τον ἑκάστῳ καλεῖται δέρμα, καθ ἀναλογίαν δ᾽ αὐτῷ τὸ</text:p>
      <text:p text:style-name="P3">κατα τοὺς κήρυκάς ἐστι καὶ τὰς πορφύρας, ὄστρεά τε καὶ<text:line-break/>χήμας, οσα τ αλλα τοιαῦτα, διὰποῦτο καλοῦσιν ὁστρακό-<text:line-break/>δερμα ταῦτα τὰ ζῶα. σαφῶς οὑν ὀστράκῳ παραπλήσιον ἤ<text:line-break/>λίθῳ τὸ ἔξωθεν αὐτοῖς περικείμενον σκέπασμά ἐστι. κοινὸν<text:line-break/>μὲν οὑν ἀπάντων τῶν τοιούτων ἁλυκὸν χυμὸν ἐχειν ἐν τῆ<text:line-break/>σαρκὶ, λαπακτικὸν τῆς γαστρός · ἴδιον δ᾽ ἑκάστῳ τὸ μαλλόν<text:line-break/>τε καὶ ηττον ἐν τούτῳ κατά τε ποιότητα καὶ ποσότητα. τὰ<text:line-break/>μὲν γὰρ ὄστρεα μαλακωτάτην ἔχει τῶν ἄλλων ὀστρακοδέρ-<text:line-break/>μων τὴν σαρκα, τὰ δὲ σμικρὰ χημία καὶ οἱ σφόνδυλοι καὶ<text:line-break/>λοἱ σωλῆνες καὶ αἱ πορφύραι καὶ οἱ κήρυκες, ὅσα α΄ ἄλλα τοι-<text:line-break/>αῦτ ἐστὶ, σκληράν. εἰκότως οὑν ὑπάγει μὲν ἐκεῖνα τὴν γα-<text:line-break/>στέρα μᾶλλον, ἤττονα τροφὴν διδόντα τῷ σώματι · τὰ δὲ<text:line-break/>σκληρότερα δυσπεπτότερα μέν ἐστι, τρέφει δὲ μᾶλλον. ἀλ-<text:line-break/>λὰ ταῦτα μὲν ἕψεται πάντα, τὰ δὲ ὄστρεα χωρὶς ἑψήσεως<text:line-break/>ἐσθίουσιν, ἔνιοι δὲ καὶ ταγηνίζουσιν. ὥσπερ δὲ δύσπεπτον<text:line-break/>ἔχει τὴν σάρκα τῶν ὀστρακοδέρμων ζώων, οὕτως καὶ δυσδιά-<text:line-break/>φθαρτον · αἱρούμεθά τε καὶ διὰ τοῦτο διδόναι πολλάκις αὐτὰ</text:p>
      <text:p text:style-name="P3">τοῖς διαφθείρουσιν ἐν τῇ κοιλίᾳ τὴν τροφὴν υπὁ κακοχυ-<text:line-break/>μίας, ἤτοι γ᾽ ἐξ ἤπατος εἰς .αὐτὴν καταῥῥεουσης, ἤ περιεχο-<text:line-break/>μόνης ἐν τοῖς χιτῶσιν αὐτῆς. [396] ὲχει δὲ πάντα μὲν, ὡς<text:line-break/>εἰπον, ἁλυκὸν χυμὸν, ὑπακτικὸν τῆς γαστρὸς, ἥττονα μέν-.<text:line-break/>τοι τῶν ὀστρέων τὰ σκληρόσαρκα. διὸ καὶ δίδομεν αὐτὰ<text:line-break/>τοῖς διαφθείρουσι τὴν τροφὴν, ἕψοντες δὶς καὶ τρὶς ἐν ὕδατι<text:line-break/>καλλίστῳ, μεταθέντες εἰς τὸ καθαρὸν, ὅταν ἤδη τὸ πρότερον<text:line-break/>ἁλμυρὸν φαίνηται. γίνεται δ᾽ ἐξ αὐτῶν ὁ καλούμενος ὠμὸς<text:line-break/>χυμὸς πάμπολυς, ἐκ δὲ τῶν μαλακοσάρκων τὸ φλέγμα. κα-<text:line-break/>θάπερ οὑν, ἀποθεμένων αὐτῶν τὸν ἁλυκὸν χυμὸν, ὥσπερ ἡ<text:line-break/>σὰρξ δύσφθαρτος, οὕτω καὶ σταλτικὴ γίνεται τῆς γαστρὸς,<text:line-break/>ὡσαύτως, εἰ ἀρτύσας δύ ἀλῶν ἤ γάρου, καθάπερ εἰώθασι<text:line-break/>τὰς χήμας, ἐκπίοι τις τὸν γενόμενον χυλὸν, ὑπαχθήσεται μὲν<text:line-break/>ἡ γαστὴρ ἱκανῶς, οὐδεμίαν δὲ τροφὴν ἐξ αὐτοῦ τὸ σῶμα τοῦ<text:line-break/>ἀνθρώπου λήψεται.</text:p>
      <text:h text:style-name="Heading_20_2" text:outline-level="2">Κεφ. λδ΄. </text:h>
      <text:p text:style-name="P51">[Περὶ τῶν μαλακοστράκων.] Ἀστακοὶ<text:line-break/>καὶπαγουροι, καὶ καρκίνοι τε καὶ κάραβοι, καὶ καρίδες καὶ<text:line-break/>καμμαρίδες, ὅσα θ ἄλλα, λεπτὸν ὲχει τὸ περιέχον ὄστρακον,<text:line-break/>ὅμοια δὲ τῇ σκληρότητι τοῖς ὀστρακοδέρμοις ἡττον μὲν ἐκεί-</text:p>
      <text:p text:style-name="P3">νων ὲχει τὸν ἁλυκὸν χυμὸν, ἔχει δ᾽ ουν ὅμως οὐκ ὀλίγον.<text:line-break/>ἔστι δἔ σκληρόσαρκα κατὰ πάντα, καὶ διὰ τοῦτο δύσπεπτά<text:line-break/>τε καὶ τρόφιμα, προεψηθέντα δηλονότι κατὰ τὸ πότιμον<text:line-break/>ὕδωρ, ἔστι δὲ καὶ τούτων ἡ σὰρξ, ὥσπερ καὶ τῶν ὀστρέων,<text:line-break/>ἐπισχετικὴ τῶν κατὰ τὴν γαστέρα, ὅταν ἐναπόθηται τῷ<text:line-break/>ὕδατι τὸν ἁλυκὸν χυμὸν, ὡς εἴρηται, προεψηθέντα. καὶ τοί-<text:line-break/>νυν καὶ ταῦτα δύσφθαρτα τοῖς σκληροῖς τῶν ὁστρακοδέρ-<text:line-break/>μων ὡσαύτως ἐστί.</text:p>
      <text:h text:style-name="Heading_20_2" text:outline-level="2">Κεφ. Λε΄.</text:h>
      <text:p text:style-name="P51"><text:s/>[Περὶ μαλακίων.] Μαλάκια καλεῖται τὰ<text:line-break/>μήτε λεπίδας ἔχοντα, μήτε τραχὺ μήτε ὀστρακῶδες τὸ δέρ-<text:line-break/>μα, μαλακὸν δ᾽ οὕτως, ὡς ἀνθρώποις. ἔστι δὲ ταῦτα πο-<text:line-break/>λύποδἒξ τε καὶ σηπίαι καὶ τευθίδες, ὅσα ἔ ἄλλα τούτοις ἔοι-<text:line-break/>κεν. ἁπτομένῳ μὲν οὐν μαλακὸν φαίνεται, δια το μητε<text:line-break/>λεπιδωτὸν ὲχειν, μήτε τραχὺ, μήτε ὀστρακῶδες τὸ σκέπασμα·<text:line-break/>σκληρόσαρκα δ᾽ ἐστὶ καὶ δύσπεπτα καὶ βραχὺν ἐν ἑαυτοῖς<text:line-break/>περιέχοντα τὸν ἁλυκὸν χυμόν. εἰ μέντοι πεφθείη, τροφὴν<text:line-break/>οὐκ ὀλίγην δίδωσι τῷ σώματα πλεῖστον δ᾽ οὐν καὶ ταῦτα<text:line-break/>τὸν ὠμὸν ἐργάζεται χυμόν.</text:p>
      <text:h text:style-name="P19" text:outline-level="2">Κεφ. Λσγ΄.</text:h>
      <text:p text:style-name="P51"><text:s/>[Περὶ σελαχίων,] Τραη΄ καὶ λαμπρὸν ἐν<text:line-break/>τῇ νυκτὶ τὸ δέρμα τῶν τοιούτων ἐστὶ ζώων · διὸ καί τινες<text:line-break/>ἀπὸ τοῦ σέλας ὲχειν ὠνομάσθαι φασὶν αὐτὰ σελάχια. μα-<text:line-break/>λακὴν δ᾽ ἐν αὐτοῖς ἐχει τὴν σάρκα νάρκη τε καὶ τρυγῶν,<text:line-break/>ωσπερ οὑν καὶ ἡδεῖαν, ὑπιοῦσάν τε κατὰ γαστέρα μετρίως,<text:line-break/>καὶ πεπτομένην οὐ χαλεπῶς. ἀλλὰ καὶ τρέφει μετρίως, ὥσπερ<text:line-break/>γε καὶ τὰ ἄλλα πάν (349) τα τὰ μαλακόστρακα. κοινῶν δ᾽<text:line-break/>ἐν αὐτοῖς απασίν ἐστι, πολυσαρκότερα τῶν μέσων μορίων τὰ<text:line-break/>κατὰ τὰς οὐρὰς εἰναι · μάλιστα δὲ τοῦθ' ὑπάρχει ταῖς νάρ-<text:line-break/>καις. ἔοικε γάρ τοι τὰ μέσα τῶν ζωων τουτων ο ὥνπερ χόν-<text:line-break/>δρον τακερὸν ἐν αὑτοῖς ὲχειν. βάτοι δὲ καὶ λειόβατοι καὶ<text:line-break/>ῥῖναι, καὶ πάνθ' ὅσα τοιαῦτα, σκληρότερα καὶ δυσπεπτότε-<text:line-break/>ρα καὶ τροφὴν πλείονα τῷ σωματι παρέχοντα νάρκης τε καὶ<text:line-break/>τρυγόνος ἐστιλ</text:p>
      <text:h text:style-name="Heading_20_2" text:outline-level="2">Κεφ. λζ΄. </text:h>
      <text:p text:style-name="P51">[399] [Περὶ τῶν κητωδῶν ζώων.] Εὥ<text:line-break/>ρηται μὲν ἤδη καὶ πρόσθεν ὑπὲρ τῶν ἐν τῇ θαλάττῃ κητω-<text:line-break/>δῶν ζώων, ἐξ ὧν εἰσιν αἵ τε φῶκαι καὶ φάλαιναι, δελφῖνές<text:line-break/>τε καὶ ζυγαιναι καὶ τῶν θύννων οἱ μεγάλοι, καὶ πρὸς αὐτοῖς</text:p>
      <text:p text:style-name="P3">οἱ κύνες, ὅσα γ΄ ἄλλα τοιαῦτα, καὶ νῦν δὲ αὐτῶν ἐν κεφα-<text:line-break/>λαίῳ λεκτέον, ὡς ἃπαντα τα τοιαῦτα καὶ σκληρὰν καὶ κα-<text:line-break/>κόχυμον ὲχει καὶ περιττωματικὴν τὴν σάρκα. καὶ διὰ τοῦτο<text:line-break/>προταριχεύοντες αὐτὰ τοὐπίπαν εἰς χρῆσιν ἄγουσι, λεπτο-<text:line-break/>μερεστέραν ἐργαζόμενοι τὴν ἐξ αὐτῶν ἀναδιδομένην τροφὴν<text:line-break/>εἰς τὸ σῶμα , καὶ διὰ τοῦτο πεφθῆναί τε δυναμένην θάττον,<text:line-break/>αἱματωθῆναί τε μᾶλλον. ἡ γάρ τοι πρόσφατος, ὅταν μὴ<text:line-break/>πάνυ καλῶς πεφθῇ, πλεῖστον ἐν ταῖς φλεψὶν ἀθροίζει τὸνωμον χυμονς</text:p>
      <text:h text:style-name="Heading_20_2" text:outline-level="2">Κεφ. Λη .</text:h>
      <text:p text:style-name="P51"><text:s/>[Περὶ θαλασσίων ἐχίνων.] Καὶ δἰ οἰνο-<text:line-break/>μέλιτος αὐτοὺς ἐσθίουσι καὶ διὰ γάρου γαστρὸς ὑπαγωγῆς<text:line-break/>ἔνικεν · καὶ λοπάδας ἐξ αὐτῶν σκευάζουσιν, ἐπεμβάλλοντες<text:line-break/>ὠῶν τε καὶ πεπέρεως καὶ μέλιτος. ἔστι δὲ τῶν ὀλιγοτρόφων<text:line-break/>ἐδεσμάτων καὶ μέσων τῆς κατὰ τὸ λεπτύνειν καὶ παχύνειν χυ-<text:line-break/>μσὺς δυνάμεως.</text:p>
      <text:h text:style-name="Heading_20_2" text:outline-level="2">Κεφ. Λθ'.</text:h>
      <text:p text:style-name="P51"><text:s/>[Περὶ μέλιτος.] <text:span text:style-name="T12">Ἡ</text:span> τῶν τροφῶν ὕλη πά-<text:line-break/>σα μέχρι δεῦρο διττοῖς γένεσι περιληφθεῖσα, τὸ μὲν ἕτερον<text:line-break/>αὐτῶν ἐκ φυτῶν εἶχε, τὸ δὲ ἕτερον ἐκ ζώων· ἑκατέρας δ᾽</text:p>
      <text:p text:style-name="P3">αυτῶν αφωρισται το μελι. γίνεται μὲν γὰρ ἐπὶ τοῖς φύλλοις<text:line-break/>τῶν φυτῶν, εστι δε οὕτε χυλὸς αὐτῶν, οὔτε καρπὸς, οὔτε<text:line-break/>μοριον, αλλ ομογενες μεν τοῖς δρόσοις, οὐ μὴν οὔτε συνε-<text:line-break/>χῶς ουθ ομοίως εκείναις γίνεται δαψιλές. οἰδα δέ ποτε<text:line-break/>θέρους ωρᾳ πλεῖστον οσον ἐπὶ τοῖς τῶν δένδρων καὶ θά-<text:line-break/>μνων και τινων βοτανῶν φυλλοις ευρεθὲν, ὡς ὑπὸ τῶν γεωρ-<text:line-break/>γῶν λεγεσθαι παιςοντων, ο Ζευς ἔβρεξε μέλι. προηγεῖτο δὲ<text:line-break/>νυξ μεν ευψυχης, ως εν θέρει, (θέρους γαρ ἡν᾽ ὥρα τηνικαῦ-<text:line-break/>τα,) θερμὴ δὲ καὶ ξηρὰ κράσις ἀέρος ἐπὶ τῆς προτεραίας.<text:line-break/>εδοκει τοίνυν τοῖς δεινοῖς περὶ φυσιν ἐκ της γης τε καὶ τῶν<text:line-break/>ὑδάτων ἀτμὸν ἀκριβῶς λεπτυνθέντα καὶ πεφθέντα πρὸς τῆς<text:line-break/>ηλιακῆς θερμοτητος, υπο της ἐπιγενομένης ἐπὶ τῆς νυκτὸς ψύ-<text:line-break/>ξεως ἀθροισθῆναι πιληθέντα. παρ ἡμῖν μὲν οὐν σπανίως<text:line-break/>φαίνεται τοῦτο γινόμενον, ἐν δὲ τῷ ἄρει τῷ .Λιβάνῳ καθ'<text:line-break/>ἔκαπτον ἔτος ουκ ολίγον. ὥστε ἐκπεταννύντες ἐπὶ γῆς δέρ-<text:line-break/>ματα καὶ σείοντες τὰ δένδρα δέχονται τὸ ἀπορρέον ἀπ αὐ-<text:line-break/>τῶν καὶ χυτρας καὶ κεραμια πληροῦσι τοῦ μέλιτος. . ὀνομά-<text:line-break/>ζουσι δ αυτο δροσομελί τε καὶ αερομελι. πρόδηλος μὲν οὐν</text:p>
      <text:p text:style-name="P3">ἤ ὕλη τῇ γενέσει τοῦ μέλιτος ὁμογενής τις οὔσα ταῖς δρόσοις,<text:line-break/>εἰς ἀρετην δὲ καὶ κακίαν αὐτῷ φαίνεταί τι προσέρχεσθαι παρὰ<text:line-break/>τῶν φυτῶν, ἐφ᾽ ων τοῖς φύλλοις ἀθροίζεται. καὶ διὰ τοῦτο<text:line-break/>γίνεται κάλλιστον, ἔνθα πλεῖστοι θύμοι καί τινες ἄλλαι θερ-<text:line-break/>μαὶ καὶ ξηραὶ τῇ κρασει βοτάναι τε καὶ θάμνοι. λεπτομερεῖ-<text:line-break/>στερον τοιγαροῦν ἐστι μέλι τὸ γεννώμενον ἐν τοῖς τοιούτοις<text:line-break/>φυτοῖς, καὶ δια τοῦτο ῥᾳδίως ἐκχολοῦται κατὰ τὰ θερμὰ<text:line-break/>σώματα · τοῖς ψυχροῖς δ᾽ ἐπιτηδειότατόν ἐστιν, εἴτε δι<text:line-break/>ἡλικίαν, εἴτε δια νόσον, εἴτε φύσει τοιαῦθ ὑπάρχει. [400]<text:line-break/>ταῦτα τοίνυν ὑπ αὐτοῦ τρέφεσθαι πέφυκεν αἱματωθέντος,<text:line-break/>ὡς ἐγγὺς τοῖς θερμοῖς ἐκχολοῦσθαι φθάνει, πρὶν αἱματωθῆ-<text:line-break/>ναι. λεπτομερὲς δ᾽ ὑπάρχον ἐξ ἀνάγκης ὲχει τι καὶ δριμύ ·<text:line-break/>διὸ πρὸς ἔκκρισιν ἐπεγείρει τὴν γαστέρα. τοῦτ οὑν ἀφαι-<text:line-break/>ροῦντες αὐτῷ, πρὸς ἀνάδοσίν τε καὶ πέψιν ἐπιτηδειότερον<text:line-break/>ἐργαζόμεθα. καλλίστη δ᾽ ἀφαίρεσις γίνεται, μιχθέντος πρῶ-<text:line-break/>τον ὕδατι πολλῷ, μετὰ τοῦτο δ᾽ ἑψηθέντος, ἄχρι περ ἃν<text:line-break/>ἀφρίζον παύσηται. προσήκει δ᾽ αἴρειν ἀπ αὐτοῦ συνεχῶς<text:line-break/>δηλονότι τὸν ἀφρὸν εὐθύς ἄμα τῷ γενέσθαι. διὰ γάρ τοι</text:p>
      <text:p text:style-name="P3">τῆς τοιαύτης παρασκευῆς ἀποθέμενον τὴν δριμύτητα καὶ μηκ-<text:line-break/>έτ ερεθίζον εἰς ἔκκρισιν τὴν κοιλίαν ἀναδίδοται οὐ βρα-<text:line-break/>δεως. το δ ἐπ ολίγον ἡ ουδ᾽ ὅλως ἑψηθὲν μελίκρατον<text:line-break/>ὑπερχεσθαι φθανει προ τοῦ πεφθῆναι, ἀναδοθῆναί τε καὶ<text:line-break/>θρεψαι το σῶμα. διαφορα δ᾽ αυτοῖς ἐστι κάν τῷ φύσαν μέν<text:line-break/>τινα γεννᾶν ἐν τῇ κοιλίᾳ καὶ τοῖς ἐντέροις τὸ μὴ τελέως ἔψη-<text:line-break/>θεν, αφυσον δὲ καὶ διουρητικὸν γίνεσθαι τὸ κατὰ τὴν ἔψη-<text:line-break/>σιν ἀποθέμενον ἃπαντα τὸν ἀφρόν. εἰ δὲ χωρὶς ὕδατος μί-<text:line-break/>ξεως ἐκλείχοι τις τὸ μέλι μόνον, ἦττον μὲν τρέφειν μᾶλλον<text:line-break/>δ᾽ ὑπαγει τὰ κατὰ τὴν γαστέρα, πλέον δ᾽ εἴ τις αὐτοῦ<text:line-break/>προσενέγκοι, την ανω κοιλίαν εἴωθεν εἰς ἔμετον ἐξορμᾶν.<text:line-break/>ἑψηθεν δέ χωρὶς υδατος, οὔτ ἐμετικόν ἐστιν ὁμοίως, οὔθ'<text:line-break/>υπακτικον τῶν κατα τὴν κοιλίαν, ἀλλ᾽ ἀναδίδοταί τε καὶ τρέ-<text:line-break/>φει μᾶλλον · σύρα δ ᾖττον κινεῖ τοῦτο τοῦ μεθ' ὕδατος<text:line-break/>ἑψηθέντος. οὐ μὴν οὐδ᾽ ὁπότε τρέφει, τροφὴν ἀξιόλογον<text:line-break/>δίδωσι τῷ σωματι, ὡστε τισὶν ἔδοξεν οὐδὲ τρέφειν ὅλως.<text:line-break/>αλλα πρὸς μὲν τούτους αὐτάρκως εἴρηται διὰ τοῦ τρίτου<text:line-break/>τῶν εἰς το περὶ διαίτης ὀξέων νοσημάτων Ἱπποκράτους ὑπο-</text:p>
      <text:p text:style-name="P3">μνηματος, ο τινες μεν επιγραφουσι προς τας Κνιδίας γνω-<text:line-break/>μας, ἔνιοι δὲ περὶ πτισάνης, ἁμαρτάνοντες ἀμφότεροι, κα-<text:line-break/>θοτι δεδεικται δια τῶν εἰς αὐτὰ γεγονότων ἡμῖν ὑπομνημάτων.<text:line-break/>ἐν δε τῷ παροντι λόγῳ τοσαῦτ εἰπεῖν ὑπὲρ αὐτοῦ βέλτιον<text:line-break/>ην, οσα λέλεκται. κεφάλαιον δ᾽ αὐτῶν ἐστιν, γέρουσι μὲν<text:line-break/>και ολως ψυχραῖς τοῦ σώματος κράσεσιν ἐπιτήδειον εἶναι,<text:line-break/>τοῖς δ ακμαζουσι καὶ θερμοῖς ἐκχολοῦσθαι, τροφὴν δ᾽,<text:line-break/>ολίγην ημῖν ἐξ αὐτοῦ γίνεσθαι, μὴ φθάσαντος εἰς χολὴν με-<text:line-break/>ταβαλεῖν, ως, εἴγ αὐτῷ τοῦτο συμβαίη, τρέφειν οὐδ᾽ ὅλως<text:line-break/>τηνικαῦτα δυνασθαι. πρόδηλον δὲ, ὅτι τὴν ὠχρὰν καὶ ξαν-<text:line-break/>θην χολὴν ὑπ᾽ αὐτοῦ γεννᾶσθαι λέγομεν, οὐ τὴν μέλαιναν.<text:line-break/>ειρηται γὰρ ηδη πολλάκις ἐν πολλοῖς, ἔθος εἰναι τοῖς ἰατροῖς<text:line-break/>τὴν τοιαυτην χολὴν ἀπλῶς ὀνομάζειν ἄνευ τῆς κατὰ τὴν χρόαν<text:line-break/>προσθηκης, τὰς δ᾽ ἄλλας ἁπάσας σὺν τῷ τῆς χρόας ἑρμη--<text:line-break/>νευειν ὀνόματι. φαίνονται δὲ κενούμεναι πλὴν τῆς πρασι-<text:line-break/>ζουσης αἱ ἄλλαι πάσαι, χαλεπῶς νοσοῦντος τοῦ σώματος ·<text:line-break/>η ξανθὴ δὲ καὶ ὠχρὰ καὶ πρασοειδὴς καὶ χωρὶς νοσημάτων<text:line-break/>ἐμεῖταί τε καὶ διαχωρεῖται πολλάκις,</text:p>
      <text:h text:style-name="P19" text:outline-level="2">Κεφ. μ . </text:h>
      <text:p text:style-name="P51">[Περὶ οἴνου,] Ὅτι μὲν ἐκ τῶν τρεφόντων<text:line-break/>εστιν ο οίνος, απαντες ομολογοῦσι · καὶ εἴγε τὸ τρέφον ἃπαν<text:line-break/>τροφὴ εστι, ῥητεος ἀν εἴη ἐκ τοῦ γένους τῶν τροφῶν καὶ ὁ<text:line-break/>σίνος. αλλ ἔνιοί γε τῶν ἰατρῶν οὕ φασι δεῖν ὀνομάζειν<text:line-break/>τροφην αυτον· αντιδιατρεῖσθαι γοῦν κατὰ τοὺς λόγους τῇ<text:line-break/>τροφῇ το ποτον, ὅπερ καὶ πόμα προσαγορεύεται, καθάπερ<text:line-break/>γε καὶ η τροψη σιτίον τε (35ο) καὶ ἐδεστὸν ἔδεσμα. τρο-<text:line-break/>φην μεν οὐν δια ταῦτα καλεῖν οὐκ ἀξιοῦσι τὸν οἶνον, ὁμο-<text:line-break/>λογοῦσι μην τρέ[401]φειν αὐτὸν, οὑ νῦν εἰς τὰ παρόντα<text:line-break/>δεομεθα. καὶ εἴπερ καὶ ἄλλας τινὰς ὕλας τρέψειν μὲν συν-<text:line-break/>εχώρουν, ἐκωλυονῶὔ τροφὰς ὁνομάζειν, τὴν ἀπασῶν αὐτῶν<text:line-break/>διδασκαλίαν εἰς ἔνα λογον συλλέγοιμεν ἄν · ὅταν δὲ οὐκ ἐθεῶ<text:line-break/>λωσιν τον μονον οῖνον ονομαζειν τροφὴν, καίτοι τρέφοντα,<text:line-break/>συγχωρήσουσιν ημῖν, τῷ περὶ τῶν τροφῶν λόγῳ βραχὺν<text:line-break/>οντα τον περι τῶν οἴνων προσθεῖναι. ἃς γὰρ Ἱπποκράτης<text:line-break/>δυναμεις εἷπεν εν τῷ περὶ διαίτης οξέων, οὐχ ὡς τροφῆς εἰσιν,<text:line-break/>αλλ ως φαρμακου μᾶλλον, ἐκείνας μὲν οὐν ἐν τῷ τρίτῳ<text:line-break/>τῶν εἰς ἐκεῖνο το βιβλίον ὑπομνημάτων ἐξηγήμεθα, κᾷν τῇ</text:p>
      <text:p text:style-name="P3">τῆς θεραπευτικῆς μεθόδου πραγματείᾳ καὶ τῇ τῶν ὑγιεινῶν·<text:line-break/>ἐν δὲ τῷ νῦν ἐνεστῶτι λόγῳ τὰς ἐν τῷ τρέφειν αὐτοῦ δια-<text:line-break/>φορας ἐροῦμεν, ἐντεῦθεν ἀρξάμενοι, ἀπάντων οὐν τῶν οἴ-<text:line-break/>νων οἱ ἐρυθροί τε ἃμα καὶ παχεῖς εἰς αἵματος γένεσιν ἐπιτη-<text:line-break/>δειοτατοι, βραχυτάτης δεόμενοι τῆς εἰς αὐτὸ μεταβολῆς, ἐφε-<text:line-break/>ξῆς δε αυτῶν οἱ μέλανές τε καὶ γλυκεῖς καὶ παχεῖς, εῖθ' οἱ<text:line-break/>κατα τὴν χρόαν ἐρυθροὶ καὶ μέλανες, ἐν δὲ τῇ συστάσει πα-<text:line-break/>χεῖς γ εχοντες αμα τούτοις τι καὶ στυφούσης ποιότητος. τού-<text:line-break/>των δε ηττον οἱ λευκοί τε αμα καὶ παχεῖς καὶ στρυφνοὶ τρεῖ-<text:line-break/>φειν πεφυκασιν. ἀπάντων δ᾽ ἤκιστα τρέφουσιν οἱ λευκοὶ<text:line-break/>μεντῇχροᾳ, λεπτοὶ δὲ τῇ συστάσει, παραπλήσιοί πως ἄντες<text:line-break/>υδασι τοῖς εἰς τὸ καλούμενον ὑδρόμελι ἐπιτηδείοις. ὅτι μὲν<text:line-break/>οὐν οἱ παχεῖς οἔνοι τροφιμώτεροι τῶν λεπτῶν εἰσιν, ἤ τε<text:line-break/>φυσις αὐτῶν ἐνδείκνυται καὶ ἡ πεῖρα μαρτυρεῖ. πέττονται<text:line-break/>δὲ κατὰ τὴν γαστέρα καὶ ἀναδίδονται μᾶλλον οἱ γλυκεῖς τῶν<text:line-break/>αυστηρῶν, ὡς ἂν καὶ θερμότεροι ὄντες τὴν δύναμιν. οἱ δὲ<text:line-break/>παχεῖς πανυ πέττονται μὲν βραδύτερον, ὥσπερ γε καὶ ἀνα-<text:line-break/>δίδανται, γαστρὸς δ᾽ ἰσχυροτέρας ἐπιτυχόντες, ὡς πεφθῆναι</text:p>
      <text:p text:style-name="P3">καλῶς, πλέονα τροφὴν διδόασι τῷ σώματι. πρόδηλον δ᾽, ὅτι,<text:line-break/>καθαπερ εἰς το τρέφειν εἰσὶ βελτίους τῶν λεπτοτέρων, οὕτως<text:line-break/>εἰς οὔρησιν χείρους.</text:p>
      <text:h text:style-name="Heading_20_2" text:outline-level="2">Κεφ. μα΄. </text:h>
      <text:p text:style-name="P53">[Περὶ τῶν ταριχευομένων, ἐν τῷ πρόσθεν<text:line-break/>λογῳ ἀναβληθέντων.] Ἀνεβαλόμην ἐρεῖν ἐπὶ τῇ τελευτὴ τοῦ<text:line-break/>λόγου περὶ τῶν ταριχευομένων καὶ τῶν μέσων ἐδεσμάτων.<text:line-break/>ὅπως οὐν μηδὲ ταῦτα λείποι, καιρὸς ἤδη διελθεῖν ἑκατέρων<text:line-break/>τας δυνάμεις. ἐπιτήδεια πρὸς ταριχείαν ἐστὶ σώματα ζώων,<text:line-break/>ὅσα σκληράς τε ἄμα καὶ περιττωματικὰς ἐχει τὰς σάρκας. ὁνο-<text:line-break/>μάζω δὲ περιττωματικὰς, ὡς κάν τῷ πρόσθεν λόγῳ, τὰς<text:line-break/>ἐχούσας ἐν ἑαυταῖς ὑγρότητα παρεσπαρμένην φλεγματικωτεῖ-<text:line-break/>ραν· καὶ ὅσῳ μὲν ἤδε πλείων ᾖ καὶ παχυτέρα, τοσῷδε μάλ-<text:line-break/>λον ἀμείνων ἡ σὰρξ γίνεται ταριχευομένη. τὰ δ᾽ ἤτοι πάνυ<text:line-break/>μαλακην , ἤ πανυ ξηραν καὶ ἀπέριττον ἔχοντα τὴν ἕξιν τοῦ<text:line-break/>σωματος οὐκ ἐπιτήδεια ταριχεύεσθαι. δύναμις γάρ ἐστι τῶν<text:line-break/>ἀλῶν, ὡς ἐν τῇ τῶν ἁπλῶν φαρμάκων πραγματείᾳ δέδεικται,<text:line-break/>σύνθετος ἔκ τε τοῦ διαφορεῖν τὰς περιττὰς ὑγρότητας, οἷς<text:line-break/>ἂν ὁμιλῇ σώμασι, καὶ λεπτύνειν αὐτὰ, καὶ συνάγειν εἰς ἑαυτὰ,</text:p>
      <text:p text:style-name="P3">τοῦ τῶν νίτρων ἀφροῦ καὶ τοῦ τῶν χαύνων ἀφρονίτρων τὸ<text:line-break/>μὲν λεπτύνειν καὶ διαφορεῖν ἐχόντων, τὸ δὲ συνάγειν ἤ<text:line-break/>σφίγγειν ουκ ἐχοντων. ὅσα τοίνυν ἐστὶ φύσει ξηρὰ σῶμα-<text:line-break/>τα , διαπαττόμενα τοῖς ἁλσὶν ἄβρωτα γίνεται σκελετευόμενα<text:line-break/>καί τις ἐπεχείρησας ταριχεῦσαι λαγωὸν, ὅμοιον εἰργάσατο<text:line-break/>ταῖς σκελετευθείσαις γαλαῖς. αἱ δὲ τῶν ἀκμαζόντων τε καὶ<text:line-break/>πιονων υων σαρκες επιτηοειοι ταριχευεσθαι, τὴν ατοπιαν<text:line-break/>ἑκατέραν ἐκπεφευγυῖαι, ξηρότητα μὲν τῶν γεγηρακότων, ὑγρό-<text:line-break/>τητα δ᾽ ἄμετρον τῶν νέων χοίρων. [402] ὥσπερ γὰρ τὰ<text:line-break/>ξηρα σωματα βύρσαις ὅμοια γίνεται ταριχευθέντα, κατὰ<text:line-break/>τον ἐναντίον τροπον, ὅσα λίαν ὑγρὰ διαρρεῖ, κατατήκεται<text:line-break/>τοῖς αλσὶν ὁμιλοῦντα. διὰ τοῦτ οὐν οὐδὲ τῶν ἰχθύων ὅσοι<text:line-break/>μαλακοσαρκοί εἰσι καὶ ἀπέριττοι, καθάπερ οἱ πετραῖοι κα-<text:line-break/>λούμενοι καὶ τῶν ὀνίσκων οἱ ἐκ καθαράς θαλάττης, εἰς τα-<text:line-break/>ριχείαν εἰσὶν ἐπιτηδειοι. κορακῖνοι δὲ καὶ μύλοι καὶ πηλα-<text:line-break/>μίδες, ἔτι τε σάρδαι καὶ σαρδῆναι, καὶ τὰ σαξάτινα καλοῦ-<text:line-break/>μενα καὶ ταρίχη προς ταριχείαν εἰσὶν ἐπιτήδεια. καὶ τὰ κη-<text:line-break/>τώδη δὲ τῶν θαλαττίων ζώων ταριχευόμενα βελτίω γίνον-<text:line-break/>ται, περιττωματικὰ ἔχοντα καὶ ταῦτα τὴν σάρκα. μοχθη-</text:p>
      <text:p text:style-name="P3">ραὶ δε τρίγλαι προς ταριχείαν εἰσὶ διὰ τὸ ξηρὰν καὶ ἀπέριτ-<text:line-break/>τον ἔχειν την σάρκα. πρόδηλον δ᾽ ἐκ τούτων, ὅσα μὲν σκλη-<text:line-break/>ρα καὶ νευρώδη καὶ οἱονεὶ δερματώδη τε καὶ βυρσώδη γίνεται,<text:line-break/>ταριχευθέντα δυσπεπτα πάνυ εἰναι · τὰ δ᾽ ἐναντίως διατιθῶ-<text:line-break/>μενα λεπτομερῆ μὲν αὐτὰ γίνονται, λεπτύνει δ᾽ ἐσθιόμενα<text:line-break/>τους παχεῖς καὶ κολλωδεις χυμούς. ἄριστα δ᾽ ἐστὶ τῶν εἰς<text:line-break/>ἐμὴν πεῖραν ἐλθόντων τα τε Σαρδικὰ, πρὸς τῶν ἔμπροσθεν<text:line-break/>ἰατρῶν ὀνομαζομενα ταρίχη, Σάρδας δ᾽ αὐτὰς οἱ νῦν καλοῦσιν,<text:line-break/>οἷ τε ἐκ τοῦ Πόντου κομιζόμενοι μύλοι. δευτέραν δ᾽ ἐπ᾽ αὐ-<text:line-break/>τοῖς ὲχουσι τάξιν οἷ τε κορακῖνοι καὶ αἱ πηλαμίδες καὶ τὰ<text:line-break/>σαξατινα καλούμενα.</text:p>
      <text:h text:style-name="Heading_20_2" text:outline-level="2">Κεφ. μβ΄. </text:h>
      <text:p text:style-name="P53">[Περὶ τῶν μέσων ἐδεσμάτων,] Καθ᾽<text:line-break/>ἑκάστην διαφορὰν ὥν εἶπον ὑπάρχειν ἐν ταῖς τροφαῖς, ἔστι<text:line-break/>τινα μέσα. καὶ γὰρ τῶν σκληροσάρκων καὶ μαλακοσάρκων<text:line-break/>ευροις αν τι μέσον, ως μήθ' ἀπαλόσαρκον ἔτι, μήτε σκληρά-<text:line-break/>σαρκον εἰναι, καὶ τῶν λεπτυνόντων τε καὶ παχυνόντων, ἤθερ-<text:line-break/>μαινὀντων ἤ ψυχόντων, ἤ ξηραινόντων ἤ ὑγραινόντων.</text:p>
      <text:p text:style-name="P3">ἐπιτήδεια δ᾽ ἐσθίεσθαι τοῖς μὲν ἄμεμπτον φυλάττουσι τὴν<text:line-break/>φυσικην κρᾶσιν ζωοις, ὅσα ταῖς φύσεσιν αὐτῶν ἐστιν ὅμοια,<text:line-break/>τοῖς δὲ μοχθηραν η ἐξ ἀρχῆς ἔχουσιν, ἤ ὕστερον ἐπικτησα-<text:line-break/>μένοις, ουχ η τῶν ομοίων ἑαυτοῖς, ἀλλ᾽ ἡ τῶν ἐναντίων ἐδω-<text:line-break/>δη χρησιμος. υπο μὲν γὰρ τῶν ὁμοίων φυλάττεται τὸ κατὰ<text:line-break/>φυσιν ἀμέμπτως ἔχον, ὑπὸ δὲ τῶν ἐναντίων εἰς τὴν οἰκείαν<text:line-break/>κρᾶσιν αγεται τὰ μοχθηρῶς κεκραμένα, τοιγαροῦν ἴδιον<text:line-break/>ἐκαστῃ φυσει ζωου γενήσεται τὸ μέσον, οἷον ἀνθρώπῳ μὲν<text:line-break/>τοιονδε , κυνὶ δὲ τοιονδε, καὶ τῶν ἄλλων δὲ ἑκάστῳ, καὶ κατὰ<text:line-break/>μέρος ανθρωπῳ τοδε κατὰ τήνδε τὴν ἡλικίαν καὶ τήνδε,<text:line-break/>καὶ προσέτι κατα τας τῶν ἐπιτηδευμάτων διαφορὰς, ἐθῶν τε<text:line-break/>καὶ χωρίων, ἐν οἷς ἐκ πολλοῦ διατρίβουσι.</text:p>
      <text:h text:style-name="P16" text:outline-level="1"><text:span text:style-name="T2">ΓΑΛΗΝοΥ ΠΕΡΙ ΕΥΥΥ</text:span><text:bookmark-start text:name="bookmark2"/>ΜΙΑΣ ΚΑΙ<text:line-break/>ΚΑΚΟΝΥΜΙΑΣ ΤΒΟΦΩΝ.<text:bookmark-end text:name="bookmark2"/></text:h>
      <text:h text:style-name="Heading_20_2" text:outline-level="2">Κεφ. Α΄. </text:h>
      <text:p text:style-name="P53">Οἱ συνεχῶς ἐτῶν οὐκ ὀλίγων ἐφεξῆς γενο-<text:line-break/>μενοι λιμοὶ κατὰ πολλὰ τῶν Ῥωμαίοις ὑπακουόντων ἐθνῶν<text:line-break/>ἐναργῶς ἐπεδείξαντο τοῖς γε μὴ παντάπασιν ἀνοήτοις, ἡλί-<text:line-break/>κην ὲχει κακογαμία δύναμιν εἰς νόσων γένεσιν. οἱ μὲν γὰρ τὰς<text:line-break/>πόλεις οἰκοῦντες, ὥσπερ ἤν ἔθος αὐτοῖς παρασκευάζεσθαι<text:line-break/>κατα το θέρος ευθέως σῖτον αὐτάρκη πρὸς ὅλον τὸν ἐφεξῆς<text:line-break/>ἐνιαυτον, ἐκ τῶν αγρῶν πάντα τὸν πυρὸν αἴροντες ἄμα ταῖς<text:line-break/>κριθαῖς τε καὶ τοῖς κυάμοις καὶ φακοῖς, ἀπέλιπον τοῖς ἀγροί-</text:p>
      <text:p text:style-name="P3">κοις τοὺς ἄλλους Δημητρίους καρποὺς, οὕς ὀνομάζουσιν ὅσ-<text:line-break/>πριά τε καὶ χέδροπα, μετὰ τοῦ καὶ τούτων αὐτῶν οὐκ ὀλίγα<text:line-break/>κομίζειν εἰς ἄστυ. τὰ γοῦν ὑπολειφθέντα διὰ τοῦ χειμῶνος<text:line-break/>ἐκδαπανῶντες οἱ κατὰ την χώραν ἄνθρωποι τροφαῖς κακο-<text:line-break/>χύμοις ἡναγκάζοντο χρῆσθαι δέ ὅλου τοῦ ἡρος, ἐσθίοντες<text:line-break/>ἀκρέμονάς τε καὶ βλάστας δένδρων καὶ θάμνων, καὶ βολβοὺς,<text:line-break/>κοιὶ ῥίζας κακογαμίαν φυτῶν, ἐμφορουμενοι δὲ καὶ τῶν ἀγρίων<text:line-break/>ὀνομαζομένων λαχάνων, ὅτου τις ἔτυχεν εὐπορήσας, ἀφειδῶς<text:line-break/>ἄχρι κόρου, καθάπερ καὶ πόας χλωρὰς ὅλας ἕψοντες ἤσθιον,<text:line-break/>ὧν πρότερον οὐδ᾽ ἄχρι πείρας ἐγεύσαντο πώποτε. παρῆν οὐν<text:line-break/>ὁρῆν ἐνίους μὲν αὐτῶν ἐν τοῖς ἐσχάτοις τοῦ ἡρος, α΄παντας δ᾽<text:line-break/>ὀλίγου δεῖν ἐν ἀρχῇ τοῦ θέρους ἁλισκομένους ἕλκεσι παμπολ·-<text:line-break/>λοις κατὰ τὸ δέρμα συνισταμένοις, οὐ τὴν αὐτὴν ἰδέαν ἃπασιν<text:line-break/>ἴσχουσι · τὰ μὲν γὰρ αὐτῶν ἤν ἐρυσιπελατώδη, τὰ δὲ φλεγμο-<text:line-break/>νώδη, [418] τὰ δ᾽ ἑρπυστικὰ, τὰ δὲ λειχηνώδη, καὶ ψωρώδη,<text:line-break/>καὶ λεπρώδη. τούτων μὲν ὅσα πρᾳότατα, διὰ τοῦ δέρματος<text:line-break/>ἐξανθησαντα την κακοχυμίαν ἐκ τῶν σπλάγχνων τε καὶ τοῦ<text:line-break/>βάθους ἐκένωσεν · ἐνίοις δέ τισιν ἀνθρακώδη τε καὶ φαγεδαι-</text:p>
      <text:p text:style-name="P3">νίκα γενομενα μετα τῶν πυρετῶν, ἀπέκτεινε πολλοὺς ἐν χρό-<text:line-break/>νῳ μακρῷ μογις ολιγίστων σωθέντων. ἄνευ δὲ τῶν κατὰ<text:line-break/>τὸ δέρμα παθηματων πυρετοὶ πάμπολλοι ἐγένοντο, διαχωρῇ-<text:line-break/>σεις γαστρὸς ἐπιφέροντες δυσώδεις καὶ δακνώδεις, εἰς τεινε-<text:line-break/>σμους καὶ δυσεντερίας τελευτωσας, οὐρά τε δριμέα, καὶ αὐτὰ<text:line-break/>δυσώδη, τὴν κύστιν ἐνίων ἑλκώσαντα. τινὲς δ᾽ αὐτῶν ἐκρῦ-<text:line-break/>θησαν ἱδρῶσι, καὶ τουτοις δυσωδεσιν, ἤ ἀποστήμασι σηπε-<text:line-break/>δονώδεσιν, οίς δ᾽ οὐδὲν τούτων ἐγένετο, πάντες ἀπέθανον<text:line-break/>ἤ μετὰ φανεράς φλεγμονῆς ἑνός γέ τινος τῶν σπλάγχνων, ἤ<text:line-break/>διὰ τὸ μέγεθός τε καὶ τὴν κακοήθειαν τῶν πυρετῶν. ὁλι-<text:line-break/>γᾶστων δὲ φλέβα τεμεῖν ἐν ἀρχῇ τῆς νόσου τολμησάντων ἐνίων<text:line-break/>ἰατρῶν, (ἐδεδίεσαν γὰρ εἰκότως χρῆσθαι τῷ βοηθήματι διὰ<text:line-break/>τὸ προκαταλελύσθαι τὴν δυναμιν,) οὐδενὸς εἶδον αἷμα χρη-<text:line-break/>στὰν ἐκκριθὲν , ὁποῖον ἐκ τῶν ὑγιεινῶν σωμάτων ὁρᾶται κε-<text:line-break/>νεόμενον, ἀλλ᾽ ἤτοι πυῥῥότερον, ἤ μελάντερον, ἤ ὀῥῥωδέ-<text:line-break/>στερον, ἤ δριμὺ καὶ δάκνον αὐτὴν τὴν διαιρεθεῖσαν φλέβα<text:line-break/>κατὰ τὴν ἐκροὴν, ὡς δυσεπούλωτον γενέσθαι τὸ ἕλκος, ἐνίοις</text:p>
      <text:p text:style-name="P3">δὲ καὶ συμπτώματα μετὰ τῶν πυρετῶν ἰ καὶ μάλιστα τοῖς<text:line-break/>αποθανοῦσιν, ἐγένοντο βλάβην τῆς διανοίας ἐπιφέροντα σὺν<text:line-break/>ἀγρυπνίαις καὶ καταφοραῖς. οὐδὲν δὲ θαυμαστὸν, ἐναντίοις<text:line-break/>ἁλῶναι νοσήμασί τε καὶ συμπτώμασι τοὺς τότε νοσήσαντας,<text:line-break/>αὐτούς τε διαφέροντας ἀλλήλοις οὐ ταῖς φύσεσι μόνον ἤ ταῖς<text:line-break/>ἡλικίαις, ἀλλὰ καὶ ταῖς ἔμπροσθεν διαίταις, ἐναντίαν τε δύ-<text:line-break/>ναμιν ἐχούσας ἐδηδοκότας ἐν τῷ λιμῷ τροφάς. ἤσθιον μὲν<text:line-break/>γὰρ ἄπαντες ὧν ηὐπόρουν · ἀνομοίου δὲ τῆς εὐπορίας<text:line-break/>οὔσης, ἔνιοι μὲν ὀξεῖς, ἤ δριμεῖς, ἤ ἁλυκοὺς, ἤ πικροὺς ἔχον-<text:line-break/>τα χυμοὺς ἐδέσματα προσηνέγκαντο, τινὲς δ᾽ αὐστηροὺς,<text:line-break/>ἤ στρυφνοὺς, ἤ ψύχοντας σαφῶς, ἤ ὑγροὺς ἱκανῶς, ἤ γλί-<text:line-break/>σχρους, ἤ φαρμακώδεις. οἶδα γοῦν ἐνίους μὲν αὐτίκα διὰ<text:line-break/>μυκήτων ἐδωδὴν ἀποθανόντας, ἐνίους δὲ διὰ κωνείων, ἤ<text:line-break/>ναρθήκων, οὐκ ὀλίγους δ᾽ ἐξ αὐτῶν μόλις διασωθέντας.<text:line-break/>ἀπασι μὲν οὐν τοῖς ἄλλοις ἀνθρώποις ἐναργῶς ἐφαίνετο τῷ<text:line-break/>λογισμῷ σκοπουμένοις, ὥσπερ ἔκτος πολυειδεῖς μὲν ἑλκῶ-<text:line-break/>σεις ἐγένοντο, ποικίλα δὲ ὄγκων εἴδη φλεγμονωδῶν τε καὶ οἰ-</text:p>
      <text:p text:style-name="P3">δηματωδῶν, ερυσιπελατωδῶν τε καὶ σκιῥῥωδῶν, οὕτω καὶ<text:line-break/>κατα τινα τῶν ἐν βάθει μορίων, ὅσα κυριώτερα, τοσαύτας<text:line-break/>διαθέσεις ἐγχωρεῖν γεγονέναι. μόνοις δὲ τοῖς ἀποστᾶσι τῆς<text:line-break/>κατα τους χυμους Ἱπποκράτους διδασκαλίας ὁ λογισμὸς ἐπε-<text:line-break/>πηρωτο, παντα μᾶλλον ἤ τοὺς χυμους αἰτιᾶσθαι τολμῶσιν.<text:line-break/>ἔνιοι δ αυτῶν ωμολόγησάν μοι λαθραίως, ὁρῆν μὲν Παρ-<text:line-break/>γῶς τὴν προς Ἱπποκράτην φιλονεικίαν τῶν οὐδὲν ουδ᾽ εἰς<text:line-break/>νόσον ηγουμένων αγαθον ἤ κακὸν ἐκ χυμῶν γίνεσθαι, με-<text:line-break/>ταστηναι δ αἰδεῖσθαι πρὸς Ἱπποκράτην μετὰ πεντήκοντα<text:line-break/>τῆς ηλικίας ἔτη · δοξειν μὲν γὰρ οὕτως ἔφασαν οὐ τοὺς<text:line-break/>μαθητας μονους, αλλὰ καὶ τοὺς χρωμένους ἡμῖν ἐν εἴπαντι<text:line-break/>τῷ προσθεν χρονῳ βεβλαφέναι. καὶ μέντοι καὶ τιμᾶσθαι μὲν<text:line-break/>ἔλεγον ηδη προς πολλῶν ανθρώπων, ὡς ἐπ ἀληθέσιν οἷς<text:line-break/>ἐπρεσβευον δογμασιν· ἐὰν δὲ καὶ ταῦθ ὁμολογήσωσιν εἶναι<text:line-break/>μοχθηρα, καὶ τῶν αλλων ἀμαθέστεροι φανεῖσθαι, καὶ μηδένα<text:line-break/>τῶν ἔμπροσθεν αυτοῖς χρωμένων αῦθτς ἔτι χρήσεσθαι, [419]<text:line-break/>τούτοις μὲν ουν πολλην συγγνώμην νέμειν εὔλογον ἡμὰς, οὐ</text:p>
      <text:p text:style-name="P3">την προαίρεσιν μεμφομένους, ἀλλὰ τῇ δυστυχίᾳ .συναλγοῦν-<text:line-break/>τας αυτοῖς, οῖ πρὸ τοῦ κρῖναι δύνασθαι τα διδασκόμενα<text:line-break/>περιέπεσον οὐκ ἀγαθοῖς διδασκάλοις. ἄξιοι δὲ μίσους εἰσὶν<text:line-break/>οἱ πρῶτοι διὰ φιλοτιμίαν αἱρέσεις δογμάτων συστησάμενοι ·<text:line-break/>φαίνονται γὰρ ἑκόντες ἐξαπατᾶν ἐπιχειρῆσαι τοὺς πέλας , οὐκ<text:line-break/>ἄκοντες σφαλῆναι, μηδενὸς ἀνθρώπου εἰς τοσαύτην ἄνοιαν<text:line-break/>ἥκοντος, ὡς ἀγνοῆσαι, πηλίκον ἐστὶ κακὸν ἐκτραπῆναι τοὺς<text:line-break/>ἐν τῷ σώματι χυμοὺς εἰς φαρμακώδεις ποιότητας. αὐτοὶ<text:line-break/>γοῦν ουτοι, πρὸς οὕς ὁ λόγος ἐστὶ, δυσκολον ἤ καὶ τελεῶς<text:line-break/>ἀδύνατον εἶναί φασι διακρῖναι τοὺς ἐκ φαρμάκων ὀλεθρίων<text:line-break/>προσφοράς ἀπολλυμένους τῶν ἐξ αὐτοῦ τοῦ σώματος τῆς<text:line-break/>νοσώδους διαθέσεως. οὐ μὴνοὔθ', ὅτι τοὺς τῶν ἰοβόλων ὀνο-<text:line-break/>μαζομένων θηρίων χυμοὺς, οὑς ἐνιᾶσι διὰ τοῦ δήγματος,<text:line-break/>ἐνίους μὲν νεκροῦντας ἐν τάχει τὸ δηχθὲν μόριον, ἐνίους δὲ<text:line-break/>καὶ σήποντας, ἤ φλεγμονὰς ἤ ὀδύνας μεγίστας ἐπιφέροντας<text:line-break/>ἐναργῶς ὁρῶμεν, ἔνεστιν ἀρνήσασθαι οὐδενὶ, καθάπερ οῦδὐ<text:line-break/>ὅτι σκορπίῳ τις ἐπιπτύσας δὶς ἤ τρὶς νήστης εὐθέως ἀναι-</text:p>
      <text:p text:style-name="P3">ρεῖ τὸ ζῶον. ὥσπερ γὰρ οἰκεῖαι φύσεις φύσεσίν εἰσιν, οὕτως<text:line-break/>ἔτεραι πολέμιαί τε ἑτέραις καὶ φθαρτικαὶ τρέφεσθαι μὲν<text:line-break/>οὑν ἡμῖν ὑπο τῶν οἰκείων, ἀπόλλυσθαι δὲ ὑπὸ τῶν ἐναντίων<text:line-break/>συμβαίνει. καὶ λέλεκται περὶ τουτων ἐπὶ πλεῖστον ἔν τε τοῖς<text:line-break/>περὶ τῶν φυσικῶν δυναμεων ὑπομνήμασι, καὶ τοῖς περὶ τῶν<text:line-break/>απλῶν φαρμακων· εἰς δὲ τον ἐνεστῶτα λόγον ἱκανὴ καὶ<text:line-break/>τῶν ἐν τοῖς λιμοῖς ὀφθέντων ἡ διήγησις. εἰ δέ μοι πιστεύειν<text:line-break/>ἐθέλοις, οὐδεμίαν μὲν αἰτίαν (352) ἔχοντι ψεύδεσθαι, δυσ-<text:line-break/>γεραίροντι δὲ ἐπὶ τῷ πολλούς ἐν βιβλίοις ἄνδρας ἐψεῦσθαι<text:line-break/>μεγάλως, διηγήσομαί σοι τὰ διὰ μακράς πείρας ἐν ὅλῳ μου<text:line-break/>τῷ βίῳ γνωσθέντα μετὰ τοῦ καὶ τοὺς θεοὺς ἐπικαλέσασθαι<text:line-break/>μάρτυρας. ἐμοὶ γὰρ πατὴρ ἐγένετο, γεωμετρίας μὲν καὶ ἀρ-<text:line-break/>χιτεκτονίας καὶ λογιστικῆς ἀριθμητικῆς τε καὶ ἀστρονομίας<text:line-break/>εἰς ἄκρον ἥκων, ὑπὸ πάντων δὲ τῶν γνόντων αὐτὸν ἐπὶ<text:line-break/>δικαιοσυνῃ καὶ χρηστότητι καὶ σωφροσυνῃ θαυμασθεὶς, ὡς<text:line-break/>οὐδεὶς τῶν φιλοσόφων. οὕτος οὐν παῖδα μὲν ἄντα με διατ-<text:line-break/>τῶν αὐτὸς ἄνοσον ἐφύλαξεν. ἐπεὶ δὲ μειράκιον ἐγενόμην, ὅ<text:line-break/>τε πατὴρ ὑπεχώρησεν εἰς ἀγρὸν, ὧν φιλογέωργος, εἰχόμην</text:p>
      <text:p text:style-name="P3">μὲν ὧν ἐμάνθανον ῦπὲρ ἃπαντας τοὺς συμφοιτῶντας, οὐ<text:line-break/>δι ψμέρας μόνον, ἀλλὰ καὶ νύκτωρ · ἐμπλησθεὶς δὲ μετὰ<text:line-break/>τῶν ἡλικιωτῶν ἐν παντὶ τῷ χρόνῳ τῆς ὀπώρας ἀπάντων<text:line-break/>τῶν ωραίων, ἐνόσησα τοῦ φθινοπώρου νόσον ὀξεῖαν ὡς<text:line-break/>φλεβοτομίας δεηθῆναι, παραγενόμενος οὑν εἰς τὴν φιῶλιν δ<text:line-break/>πατηρ ἐπετίμησέ τέ μοι καὶ τῆς ἔμπροσθεν διαίτης ἀνέμνη-<text:line-break/>σεν, ην ὑπ᾽ αὐτῷ διῃτώμην, ἐκέλευσέ τε τὸ λοιπὸν φυλάττειν<text:line-break/>αυτην, αποσταντα τῆς τῶν ηλικιωτῶν ἀκρασίας. καὶ μέντοι<text:line-break/>και κατα τον ἑξῆς ἐνιαυτον ἔργον ἐποιήσατο παραφυλάξαι<text:line-break/>μου την δίαιταν, ὡς μετρίως ἃψασθαι τῶν ὡραίων · ἡγον<text:line-break/>δὲ τηνικαῦτα τῆς ἡλικίας ἔτη ιθ'. ἄνοσος οὑν ἐν αὐτῷ μεί-<text:line-break/>νας , εἰτ ἐν τῷ μετ αυτον ἐνιαυτῷ τοῦ πατρὸς ἀποθανόν-<text:line-break/>τος, αμα τοῖς ηλικιωταις διαιτηθεὶς ἐπὶ δαψιλέσι τοῖς κατὰ<text:line-break/>την οπώραν, ἐνόσησα νόσον παραπλησίαν τῆ πρόσθεν, ὡς<text:line-break/>καὶ τοτε φλεβοτομίας δεηθῆναι. τοὐντεῦθεν ποτὲ μὲν ἐφε-<text:line-break/>ξῆς καθ ἕκαστον ἐνιαυτὸν, ἐνίοτε δὲ διαλιπών ἐν ἔτος, ἐνό-<text:line-break/>σουν μέχρι τῶν ὀκτώ καὶ εἴκοσιν ἐτῶν, [420] ἐν τούτῳ δὲ</text:p>
      <text:p text:style-name="P3">κινδυνευσας ἀπόστημα σχεῖν, καθ' ὃ μέρος συνάπτει τἄ ἡπαρ<text:line-break/>τῷ διαφραγματι, τῶν ὡραίων ἀπάντων ὰπέχεσθαι ἐμαυτὸν<text:line-break/>ωρισα πλὴν τῶν πεπείρων ἀκριβῶς σύκων τε καὶ σταφυ-<text:line-break/>λῶν, ουδὲ τούτων ἀμέτρως, ὡς ἔμπροσθεν, ἀλλὰ συμμέ-<text:line-break/>τρως προσφερόμενος. ἔσχον δὲ καὶ ἄλλον τινὰ τῶν ἐμαυτοῦ<text:line-break/>πρεσβυτερον ἔτεσι δυοῖν, τὴν αὐτὴν γνώμην ἔχοντα ἐμοῦ<text:line-break/>φροντίζοντες οὐν τῶν γυμνασίων καὶ τοῦ μηδέποτ ἀπεπτγ-<text:line-break/>σαι ανοσοι διεμείναμεν ἄχρι δεῦρο πολλῶν ἐτῶν· καὶ τῶν<text:line-break/>ὰλλων δε φίλων ὅσους ἔπεισα γυμνάζεσθαί τε καὶ τεταγμέ-<text:line-break/>νως διαιτᾶσθαι, τεῖος πάντας ὁρῶ διαπαντὸς ὑγιαίνοντας,<text:line-break/>ἐνίους μὲν ἐξ ἐτῶν πέντε καὶ εἴκοσι, τούς δ᾽ ἐξ ἐλαττόνων<text:line-break/>μὲν, ἤδη δ᾽ ἱκανῶν, ὡς ἕκαστοι πεισθέντες ἔτυχον ἄπεχε-<text:line-break/>σθαί τε τῶν ὡραίων καὶ τῶν ἄλλων κακοχύμων ἐδεσμάτων,<text:line-break/>α προκειται διελθεῖν ἐν τῷδε τῷ γράμματι.</text:p>
      <text:h text:style-name="Heading_20_2" text:outline-level="2">Κεφ. β΄. </text:h>
      <text:p text:style-name="P53">Τοῖς μὲν οὐν δυναμένοιο γυμνάζεσθαι πρὸ<text:line-break/>τῶν σιτίων οὐδὲ τῆς ἀκριβοῦς πάνυ διαίτης ἐδέησε · τοῖς δἔ</text:p>
      <text:p text:style-name="P3">διὰ περιστάσεις πραγμάτων κωλυομένοις οὐ μόνον ἀβλαβε-<text:line-break/>στέρας διαίτης, ἀλλὰ καὶ φαρμάκων ὑγιεινῶν ἐστι χρεία.<text:line-break/>πολλοὶ μέντοι τῶν ἀνθρώπων ἐν τοιαὐτῃ καταστάσει διατρθ<text:line-break/>βουσιν, ωστε μη δυνατὸν αὐτοῖς εἰναι, μήτε γυμνάζεσθαι κα-<text:line-break/>λῶς πρὸ τῶν σιτίων, μήτ ἐσθίειν ἱκανῶς ἐν καιρῷ, μήτε<text:line-break/>πέττειν καλῶς τὰς τροφάς. τοὺς μὲν δὴ τοιούτους ἀδύνατον<text:line-break/>ανόσους διαμένειν ἄνευ τοῦ προνοεῖσθαι τῆς γαστρὸς ὑπαγω-<text:line-break/>γῆς ἐκ διαλειμμάτων, ἐνίοτε δὲ καὶ καθάρσεως ἰσχυροτέρας,<text:line-break/>ωραίας τε κενώσεως αἵματος, ὑγιεινῶν τέ τινων φαρμάκων,<text:line-break/>ἐν τοῖς προσήκουσι καιροῖς πινομένων, ὅσοι δὲ βίον ἡσύ-<text:line-break/>χίον εἵλοντο , μήτε πρὸ ἡμέρας ἀνάγκην ἔχοντες ἐπὶ τὰς τῶν<text:line-break/>πολὺ δυναμένων ἐπιέναι θύρας, μήτε πολλάκις ἱδροῦντες ἐν<text:line-break/>ἀναγκαίαις πράξεσι καταψύχεσθαι, μήτε λουομένοις τισὶ<text:line-break/>παρεσταναι, μητ᾽ εἰς οἶκον ἐπανερχομένους αὐτοὺς παραπέμ-<text:line-break/>πειν, εἶτα μετα πολλῆς σπουδῆς αὐτοὶ λουσάμενοι πρὸς τὸ<text:line-break/>δεῖπνον ἐπείγεσθαι, τούτοις πρώτοις ὑποθήσομεν δίαιταν,<text:line-break/>ἒξ ἡς ἂν μάλιστα χρηστότατον ἔχωσιν αἷμα · μετὰ δύ τούτους<text:line-break/>πειράσομαί τινας ὑποθήκας δοῦναι καὶ τοῖς ἐν ἀσχολίᾳ ζῶσι.</text:p>
      <text:p text:style-name="P3">δεήσεται δ᾽ ὁ λόγος ἀναμνῆσαι τῶν γεγραμμένων ἐν τοῖς<text:line-break/>τρισὶν ὑπομνήμασιν, ἐν οἷς ὁ λόγος μοι γέγονε περὶ τῶν ἐν<text:line-break/>ταῖς τροφαῖς δυνάμεων. εὔχυμα τοίνυν ἐδέσματα τῶν μὲν<text:line-break/>σιτηρῶν αρτοι τ εἰσὶν οἱ καθαροὶ, κατειργασμένοι καλῶς<text:line-break/>οπτησει τε τῇ δια κλιβανου καὶ τῇ πρὸ αὐτοῦ φυράσει καὶ<text:line-break/>ζύμῃ συμμέτρῳ καὶ ἀλῶν μίξει, πρὸς τούτοις δὲ δεύτεροι<text:line-break/>κατ᾽ ἀρετην οἱ ἰπνῖται. καὶ χόνδρος δὲ τῶν εὐχυμοτά-<text:line-break/>των ἐστὶν, ὡσπερ καὶ τὸ χοίρειον κρέας, ἐὰν ἀκριβῶς ἤ τε<text:line-break/>γαστὴρ αὐτὰ πέψῃ καὶ τὸ ὴπαρ αἱματώσῃ. γλίσχρον δ᾽<text:line-break/>ὲχει τι καὶ διὰ τοῦτ ἐμφρακτικὸν ἥπατός τε καὶ νεφρῶν, οἷς<text:line-break/>στενοπορα φυσει ταῦτα. πλεοναζόντων γοῦν ταῖς ἐδωδαῖς<text:line-break/>αὐτῶν, βαρους τέ τις αἴσθησις ἐν τοῖς εἰρημένοις μορίοις γι-<text:line-break/>νεται καί ποτε καὶ πονος. ἕπεται δὲ ταῖς καθ᾽ ὴπαρ ἐμφρά-<text:line-break/>ξεσι, κωλύεσθαι μὲν τὴν ἀνάδοσιν, ἀθροίζεσθαι δὲ πλῆθος<text:line-break/>ἐν ταῖς κατὰ τὸ μεσάραιόν τε [421] καὶ τὰ σιμὰ τοῦ σπλάγ-<text:line-break/>χνου φλεψὶν, ῳ παλιν φλεγμονὰς ἀκολουθῆσαι τῶν μορίων,<text:line-break/>ἐν οἷς ηθροισται, κίνδυνος, ἤ αὐτῶν τῶν πλεοναζόντων χυ-</text:p>
      <text:p text:style-name="P3">μῶν σηπεδονα. δυοῖν γαρ τοι θάτερον ἀναγκαῖόν ἐστι τοῖς<text:line-break/>ὠμοῖς καὶ παχέσι χυμοῖς ἀκολουθεῖν, ἤ μεταβάλλεσθαι ιΠ<text:line-break/>αιμα πεττομενοις, η σηπεσθαι, καθάπερ καὶ τἄλλα πάντα<text:line-break/>τα εν τοῖς θερμοῖς χωρίοις χρόνῳ πλείονι μένοντα. καὶ διὰ<text:line-break/>τοῦτο τοῖς ιατροῖς ευρεθη τα κληθέντα πρὸς αὐτῶν ὑγιεινὰ<text:line-break/>φαρμακα, τῆς λεπτυνουσης απαντα δυνάμεως ὄντα. τούτοις<text:line-break/>γαρ ἔργον εστιν, εκφραττειν μεν τας στενὰς διεξοδους, ἀποῥ-<text:line-break/>ρυπτειν σε το προσπλαττομενον γλίσχρον ἐκ τῶν χυμῶν τοῖς<text:line-break/>αγγειοις, τεμνειν δε καὶ λεπτυνειν τὰ παχέα τῶν ὑγρῶν. ἀλλέ<text:line-break/>ἐὰν πλεονάσῃ τις ἐν αὐτοῖς, ὀῥῥῶδες ἤ πικρόχολον ἐν τῷ<text:line-break/>χρόνῳ ἤ μελαγχολικὸν ἐργάζεται τὸ αἷμα. πέφυκε γὰρ ὁλῶ<text:line-break/>γον δεῖν απαντα τα τοιαῦτα φάρμακα σύν τῷ λεπτύνειν τε<text:line-break/>και τεμνειν ετι καὶ θερμαίνειν ἀμετρότερον. ὑπὸ δὲ τῶν οὕ-<text:line-break/>τως θερμαινόντων ξηραίνεται μὲν τὰ στερεὰ, παχύνονται δὲ<text:line-break/>οἱ χυμοὶ, καὶ διὰ τοῦτο κατὰ τοὺς νεφροὺς οἱ πωρώδεις λίθοι<text:line-break/>συνίστανται. καλλίστης οὑν κατασκευῆς σώματος ὑπαρχού-<text:line-break/>σης, ἥτις ἂν εὐκρατοτάτη μὲν ῇ, τὰς δὲ τῶν χυμῶν διεξό-<text:line-break/>δους εὐρείας ὲχῃ, δυνατόν ἐστιν ὑγιαίνειν ἀεὶ τὸν οὕτω πεφυ-</text:p>
      <text:p text:style-name="P3">κότα, γυμναζόμενον αὐτάρκη πρὸ τῶν σιτίων, ἐὰν καὶ πλεο-<text:line-break/>νάζῃ ποτὲ κατὰ τὰ παχύχυμα τῶν ἐδεσμάτων, ὁποῖόν ἐστιν,,<text:line-break/>ὡς ἔφην, ὅ τε χόνδρος καὶ τὸ χοίρειον κρέας, οἷ τ᾽ ἰπνῖται<text:line-break/>τῶν ἄρτων, ἤ κριβανῖται, οὐ πανυ δ᾽ ἀκριβῶς οὔτε προ-<text:line-break/>παρεσκευασμένοι τῆ λελεγμένῃ μικρὸν ἔμπροσθεν κατασκευή,<text:line-break/>κατά τε τὸν κλίβανον ἐνδεῶς ὠπτημένοι. τὴν δ᾽ αὐτὴν ὲχει<text:line-break/>τῷ χόνδρῳ φύσιν ὁ καλούμενος τράγος, ἐκ τῶν σιτηρῶν<text:line-break/>τροφῶν καὶ αὐτὸς ὑπάρχων, δυσκατεργαστότερός γε μὴν ἐν<text:line-break/>τῇ κατὰ τὴν γαστέρα πέψει ἐστὶ τοῦ χονδρου. παραπλησίαν<text:line-break/>δὲ τούτοις δύναμιν ὲχει καὶ ἡ τῶν ὠῶν φύσις, ἀλλὰ διορισμῶν<text:line-break/>πολλῶν δεομένη, καθαπερ καὶ το γαλα. προιόντος δὲ τοῦ<text:line-break/>λόγου διδαχθήσεται μετ ὀλίγον ἀκριβῶς πάσα. πρότερον<text:line-break/>γὰρ, ὥσπερ τούτων ἐμνημόνευσα, τὸν οἱον τύπον ὑπογρά-<text:line-break/>φων τῶν εὐχύμων τε καὶ κακοχύμων ἃβ΄α γλισχρότητι τροφῶν,<text:line-break/>οὕτως καὶ τῶν συμμέτρως ἐχουσῶν βούλομαι μνημονεῦσαι,<text:line-break/>μέσον οὐσῶν τῇ φύσει τῶν παχυνόντων ἐδεσμάτων καὶ τῶν<text:line-break/>(353) λεπτυνόντων, ὑπὲρ ὧν ἑτέρωθι διῆλθον ἐν ἑνὶ γράμ-</text:p>
      <text:p text:style-name="P54">ματι τῷ περὶ τῆς λεπτυνουσης διαίτης, αλλὰ τῶν μὲν τοιοὥ.<text:line-break/>των τὰ πλεῖστα φάρμακα μᾶλλον ἄν τις ἤ τροφὴν εἴποι.<text:line-break/>τα δὲ τοὺς παχεῖς καὶ γλίσχρους γεννῶντα χυμοὺς ἐδέσματα<text:line-break/>τροφιμώτατά τε παντ ἐστὶ, κἂν πεφθῇ καλῶς. ἔν τε τῆ γα-</text:p>
      <text:p text:style-name="P55">στρι και τῳ ηπατι, χρηστον αιμα γεννᾳν πεφυκεν.</text:p>
      <text:h text:style-name="Heading_20_2" text:outline-level="2">Κεφ. γ΄. </text:h>
      <text:p text:style-name="P53">Ἀμεμπτότατα δὲ τῶν ἐδεσμάτων ὑπάρχει<text:line-break/>τὰ μεταξὺ τῶν λεπτυνόντων τε καὶ παχυνόντων, ὡς ἂν ἐν<text:line-break/>συμμετρίᾳ καὶ μεσότητι τῶν ὑπερβολῶν καθεστῶτα, τοιαῦ-<text:line-break/>τα δ εἰσὶν οἷ τε κάλλιστοι τῶν ἄρτων, ὑπὲρ ὥν τῆς κατα-<text:line-break/>σκευῆς ἐπὶ πλέον ἐν τῷ πρωτῳ περὶ τῶν ἐν ταῖς τροφαῖς δυνὥ<text:line-break/>μεων εἴρηται, καὶ πρὸς τούτοις αἱ σάρκες ἀλεκτορίδων τε καὶ<text:line-break/>ἀλεκτρυόνων, ὀρνίθων τε καὶ φασιανῶν καὶ περδίκων καὶ<text:line-break/>περιστερῶν, ἀτταγήνων τε καὶ τρυ [422] γόνων καὶ κιχλῶν<text:line-break/>καὶ κοσσύφων καὶ τῶν μικρῶν στρουθῶν ἀπάντων, ἔτι τε πε-,<text:line-break/>τραίων ἰχθυων, αἰγιαλείων τε καὶ πελαγίων, κωβιῶν τε καὶ<text:line-break/>σμυραινῶν καὶ βουγλωσσων, ὁνίσκων τε καὶ πάντων ἀπλῶς<text:line-break/>ἰχθύων, ὅσοι μήτε γλισχρότητά τινα, μήτε δυσωδίαν ἤ ἀη-</text:p>
      <text:p text:style-name="P3">δίαν ἔχουσι κατὰ τὴν ἐδωδήν. οὐκ ὀλίγων δὲ χρεία διορισμῶν<text:line-break/>εστι και περὶ τῆς τουτων ἀπάντων φύσεως, ἤν ἐφεξῆς ἐρῶ<text:line-break/>ἐν τῷ περὶ τῶν κακοχύμων ἐδεσμάτων λόγῳ , προσθεὶς δὲ τὰ<text:line-break/>λείποντα πρότερον. ὅσοις μὲν γὰρ ἀνθρώποις οἷόν α΄ ἐστὶ<text:line-break/>γυμνασίοις τε πλείοσι χρῆσθαι καὶ κοιμᾶσθαι, μέχρις περ ἃν<text:line-break/>ἐθέλωσι, καὶ βίον ἔξω τῶν πολιτικῶν ἀσχολιῶν ἡρηνται, τού-<text:line-break/>τοις ἐγχωρεῖ καὶ τὰ παχύχυμα καὶ γλίσχρα τῶν ἐδεσμάτων<text:line-break/>ἐσθίειν, καὶ μάλισθ ὅταν ἐπὶ τῷ πλήθει τῆς ἐδωδῆς αὐτῶν<text:line-break/>μηδέποτε μηδεμίαν αἴσθησιν ἐν ὑποχονδρίῳ δεξιῷ ἴσχωσιν ἤ<text:line-break/>βάρους, ἤ τάσεως. ὅσοις δ᾽ ἤτοι διὰ τὴν ἡλικίαν, ἤ διά<text:line-break/>τινα συνηθειαν οὐχ οἷόν τε γυμνάζεσθαι πρὸ τῶν σιτίων,<text:line-break/>ουτοι παντων ἀπεχέσθωσαν ἐδεσματων, ὅσα τοιαῦτα. τε-<text:line-break/>λέως δ᾽ ἀργοὶ μηδ᾽ αὐτοὶ παραγενέσθωσαν ἐπὶ τὰς τοιαύτας<text:line-break/>τροφὰς, ἀλλ᾽ αἰωρήσεσιν ἤ περιπάτοις ἀντὶ τῶν ἰσχυροτέ-<text:line-break/>ρων γυμνασίων χρησθωσαν. μέγιστον γὰρ κακὸν εἰς ὑγείας<text:line-break/>φυλακήν ἐστιν ἡσυχία παντελὴς τοῦ σώματος, ὥσπερ καὶ μετ<text:line-break/>γιστον ἀγαθὸν ἡ σύμμετρος κίνησις. οὐδὲ γὰρ οὐδὲ νοση-</text:p>
      <text:p text:style-name="P3">·σει τις ὅλως, ἤν ἐπίτηδες προνοῆται τοῦ μηδέποτ ἀπεπτῆ-<text:line-break/>σαι μετὰ τοῦ μηδὲ κινεῖσθαί τινα ἰσχυρὰν ἐπὶ σιτίοις κίνησιν.<text:line-break/>ωσπερ γὰρ ἀγαθον μέγιστόν ἐστιν εἰς ὑγείαν τὸ πρὸ τῶν σι-<text:line-break/>τίων προγυμνασίαν, οὕτω βλαβερώτατον ἃπασα .κίνησις ἐπὶ<text:line-break/>σιτίοις. αναδίδοται γαρ ἐκ τῆς κοιλίας ἡ τροφὴ, πρὶν πε-<text:line-break/>.φθῆναι, κακ τοῦδε πλῆθος ὠμῶν χυμῶν ἀθροίζεται κατὰ τὰς<text:line-break/>φλέβας, ἐξ ῶν εἴωθε νοσήματα παντοῖα γίγνεσθαι, μὴ φθα-<text:line-break/>σαντων αὐτῶν ἤτοι διαφορηθῆναι πόνοις πλείοσιν, ἤ πε-<text:line-break/>φθῆναι καὶ μεταβαλεῖν εἰς αίμα ὑπὸ τῆς καθ᾽ ἡπάρ τε καὶ<text:line-break/>φλέβας δυνάμεως. ασφαλέστατον οὑν φείδεσθαι τῶν κακο-<text:line-break/>χ;υμων τε καὶ γλίσχρων ἐδεσμάτων, ὅσοις γε μόνης ὑγείας<text:line-break/>ἔττίν η φροντὶς, ουκ ευεξίας σώματος, ὁποίαν οἱ γυμναστικοὶ<text:line-break/>σ πουδαζουσιν.</text:p>
      <text:h text:style-name="Heading_20_2" text:outline-level="2">Κεφ. δ΄. </text:h>
      <text:p text:style-name="P53">Ἐφεξῆς γοῦν ἐγῶ καταλέξω καὶ τὰ μὴ λε-<text:line-break/>λεγμένα κατα τὸν ἄχρι δεῦρο λόγον ἐδέσματα παχύχυμα, πάλιν<text:line-break/>ἀπὸ τῶν ἄρτων ἀρξόμενος. ὅσοι τοίνυν τούτων οὔτε ζύμης,<text:line-break/>ουθ αλῶν ἱκανῶς ἔσχον, οὔτε πλεῖστον ἐφυράθησαν, οὕτ<text:line-break/>ἐν κλιβάνῳ καλῶς ὠπτήθησαν, οὔτοι παχυχυμότεροι πάντων</text:p>
      <text:p text:style-name="P3">εἰσὶ μετὰ τοῦ καὶ γλισχρότητος ὀλίγον μετέχειν, ὅντινα<text:line-break/>μον οἱ περὶ Πραξαγόραν τε καὶ Ψιλότατον ὀνομάζειν Δῶ..<text:line-break/>θασι κολλωδη. παχύχυμοι δὲ οἱ τυροὶ παντες, ἀλλ᾽ οἱ μὲν<text:line-break/>νέοι χωρὶς κακοχυμίας, οἱ παλαιοὶ δὲ καὶ σὺν ταύτῃ. γλυ-.<text:line-break/>οχροτης δὲ πρὸς πάχει τισὶν αὐτῶν, οὐχ ἃπασιν, ὑπάρχει διὰ<text:line-break/>την τοῦ γάλακτος φύσιν, ἐξ οὑ γεγόνασιν, οὐ σμικρὰς ἔχον-<text:line-break/>τος διαφορας ἔν τε τοῖς γένεσι τῶν ζώων καὶ ταῖς τροφαῖς,<text:line-break/>ας ἐσθίουσιν ἄλλας ἐν ἄλλοις τοποις. αἰγείῳ μὲν οὑν γὰ.-,<text:line-break/>λακτι πλείστῳ χρῶνται παρ ἡμῖν, ὥσπερ ἐν ἄλλοις ἔθνεσι<text:line-break/>βοείῳ · χρῶνται δὲ καὶ τῷ προβατείῳ πολλάκις. [423] ἀλλὰ<text:line-break/>τοῦτο μέν ἐστι παχὺ, τῷ τῶν ὄνων ὑπεναντίως ἐχον ἐν τῷδε·<text:line-break/>λιπαρὸν δὲ τὸ τῶν βοῶν, ἀπάντων δ᾽ ἔχει συμμέτρως τἄ<text:line-break/>τῶν αἰγῶν. οὔτε γὰρ ἱκανῶς ἐστιν οὕτε λιπαρὸν, οὔτε παχὺ,,.<text:line-break/>καὶ δία τοῦτο μέσον τι τῶν ἄλλων ὑπάρχει κατὰ τὰς ἐνερ-<text:line-break/>γείας, ἃς ἐνεργεῖ κατὰ τὸ τῶν ἀνθρωπων σῶμα, τοῦ μἑνν<text:line-break/>οῥῥώδους καὶ λεπτοῦ γάλακτος ὑπάγοντος μὲν τὴν γαστέρα<text:line-break/>μᾶλλον, ἦττον δὲ τρέφοντος τὸ σῶμα, τοῦ δὲ παχέος ἔμπα;-<text:line-break/>λιν ἥττον μὲν υπαγοντος, τρέφοντος δὲ μᾶλλον. σύγκειται</text:p>
      <text:p text:style-name="P3">γαρ ἐκ τριῶν οὐσιῶν ἀνομοιομερῶν ἀήταν γάλα, μιᾶς μὲν τῆς<text:line-break/>ορῥωδους τε καὶ λεπτῆς, ἑτέρας δὲ τῆς παχείας τε καὶ τυ-<text:line-break/>ρωδους, καὶ τρίτης τῆς ἐλαιώδους τε καὶ λιπαρὰς. οὐ μὴν<text:line-break/>εν απασί γε τοῖς ζώοις τὸ μέτρον αὐτῶν ἴσον, ἀλλ᾽ ἐν μὲν<text:line-break/>τῷ καμηλων τε καὶ ονων γάλακτι ἡ ὀρρώδης ὑγρότης πλεί-<text:line-break/>στη, το τυρῶδες δ᾽ ἐν τοῖς προβάτοις, ὥσπερ τὸ λιπαρὸν<text:line-break/>εν τῷ τῶν βοῶν γάλακτι. μεσότητα δ᾽ ἐχει τῶν ὑπερβολῶν ἡ<text:line-break/>ιαῖξ προς ταλλα γένη τῶν ζώων· ἐπείτοι πάλιν αὗται πρὸς<text:line-break/>αλληλας παραβαλλομεναι ταῖς εἰρημέναις ὑποπεπτώκασι δια-<text:line-break/>φοραῖς, ουσης ου σμικράς οὐδὲ τῆς κατὰ τὴν ἡλικίαν, ὥσπερ<text:line-break/>γε καὶ τῆς κατὰ τὰς νομὰς καὶ τὰς ὥρας τοῦ ἔτους, ἔτι τε τὸν<text:line-break/>χρονον, οναφεστηκασιτης ἀποκυήσεως ὑπὲρ ὧν καὶ αὐτῶν ἐπὶ<text:line-break/>πλέον ἐν τῷ τρίτῳ περὶ τῶν ἐν ταῖς τροφαῖς δυνάμεων εἴρη-<text:line-break/>παι. νυνὶ δ αρκεῖ το γε τοσοῦτον εἰπεῖν, ὧς οὐκ ἀσφαλὲς<text:line-break/>ἄνευ μέλιτος προσφέρεσθαι τὸ τῶν αἰγῶν γάλα. πολλοῖς γὰρ<text:line-break/>τῶν μονον αὐτὸ πιοντων ἐτυρώθη κατὰ τὴν γαστέρα, καὶ<text:line-break/>θαυμαστον οπως βαρύνει τε καὶ πνίγει τὸν ἄνθρωπον, ἐπει-<text:line-break/>δαν τοῦτο συμβῇ. θαυμαστότερον δ᾽ ἔτι τὸ περὶ τοῦ θρομ-</text:p>
      <text:p text:style-name="P56">βωθέντος ἐστὶν αἵματος , ἐάν α΄ εἰς τραῦμά τι, ἐάν τ᾽᾽ εἰς κοι-<text:line-break/>λίαν ἤ τι τῶν ἐντέρων συῥῥυῆ. καὶ γὰρ ἐκλύονται καὶ κα-</text:p>
      <text:p text:style-name="P57">μέντοι καὶ σηπεδόνος ἐπιγενομένης ἐν τάχει κατὰ τὰ πλησιά-<text:line-break/>ζοντα τῶν ὑγιεινῶν μορίων αἴτιον γίνεται τὸ θρομβωθὲν ἐν<text:line-break/>τραυμασιν αἷμα. διὰ τίνα μὲν οὐν αἰτίαν ὁ παντων ἡμῖν<text:line-break/>τῶν χυμῶν οἰκειότατος, ὅταν ψυχθῇ, τηλικούτων ἡμῖν παθη-<text:line-break/>ματων αἴτιον γίνεται, ζητήσεως οὐ σμικράς ἄξιον · ἐναργῶς<text:line-break/>γε μὴν ἔστι κὰκ τούτου γνῶναι, πηλίκην ὲχουσι δύναμιν αἱ τῶν<text:line-break/>μοχθηρῶν χυμῶν ποιότητες, ὡν ὥσπερ τινὸς μικροῦ καταφρο-<text:line-break/>νοῦσιν ἔνιοι τῶν νῦν ἰατρῶν, ἑπομενοι τοῖς πρωτοις πλασα-<text:line-break/>μένοις οὕτω γινώσκειν. τὸ γοῦν γάλα πίνουσί τινες ἐπεμ-<text:line-break/>βαλλοντες, ῦθεκα τοῦ μὴ πυρωθῆναι κατὰ τ Ῥ γαστέρα, μέλι-<text:line-break/>τος τε καὶ ὕδατος καὶ τρίτου τῶν ἀλῶν, ἄριστον δ᾽ εἰς<text:line-break/>εὐχυμίαν γάλα τὸ τῶν εὐεκτικῶν ζώων ἐστὶν, ὅταν ἀμελ-<text:line-break/>χθῇ , πινομενον εὐθέως. το δὲ ἑψηθὲν ἐπὶ πλέον παχυχυ-<text:line-break/>μον ἱκανῶς γίγνεται, καὶ μᾶλλον ὅταν ἄλευρον πύρινον ἤ<text:line-break/>κέγχρον ἤ ἄμυλον ἑψήσῃς μετ αὐτοῦ. τυροὶ δὲ παχύχυμοι</text:p>
      <text:p text:style-name="P3">απαντές εἰσιν, οἱ παλαιοὶ δὲ καὶ κακόχυμοι. τοὺς νεοπαγεῖς<text:line-break/>δ ἐγχωρεῖ μετα μέλιτος ἐσθίειν πρὸ τῶν σιτίων ὑπαγωγῆς<text:line-break/>ἔνεκα γαστρὸς, ηττόν τε γάρ εἰσι παχύχυμοι τῶν παλαιῶν,<text:line-break/>ουδ᾽ ὅλως δὲ κακόχυμοι. ὁ δ᾽ ἐξ αὐτῶν πηγνυμένων ἄπο ῥ-<text:line-break/>ῥέων οῥῥος ἱκανῶς ὑπάγει γαστέρα. παχύχυμον δ᾽ ἐστὶν<text:line-break/>ἔδεσμα καὶ δια τοῦτο καὶ τὰς καθ᾽ ἡπαρ παρεμφράττει διεξ-<text:line-break/>οδους ο διὰ γάλακτος ἤ τυροῦ σκευαζόμενος πλακοῦς,<text:line-break/>Ὁμοίως δ᾽ αὐτῷ καὶ ὁ διὰ σεμιδάλεως καὶ γάλακτος, ἤ καὶ λα-<text:line-break/>γανέοντι καὶ (354) ῥυημάτων προσλαμβάνων. οὐδὲν δ᾽ ἦττον,<text:line-break/>οσα σκευαζουσι διὰ γλεύκους καὶ σεμιδάλεως ἤ ὅλως ἀλεύρου<text:line-break/>πυρίνου, κακοχυμα παντ ἐστί. καὶ αὐτὰ δὲ καθ᾽ αὑτὰ λά-<text:line-break/>γανα τε καὶ ῥυήματα, καὶ πάν ἄζυμον ἐκ πυροῦ πέμμα, καὶ<text:line-break/>μᾶλλον οταν καὶ τοῦ τυροῦ τι προσλάβῃ, παχύχυμον ἱκανῶς<text:line-break/>ἐστιν · ονομαζειν δέ μοι δοκοῦσι [424] ταυτὶ τὰ νῦν ὑφ᾽ ἡμῶν<text:line-break/>καλούμενα λάγανά τε καὶ ῥυήματα κοινῇ προσηγορίᾳ τῆ<text:line-break/>τῶν ἰτρίων οἱ παλαιοῦ παχύχυμοι δέ εἰσι καὶ οἱ κοχλίαι καὶ<text:line-break/>τῶν ωῶν οσα μέχρι τελείας πήξεως ἕψουσί τε καὶ ὀπτῶσι. τὰ<text:line-break/>.μὲν γὰρ ταγηνιζόμενα καὶ κακόχυμα γίνεται, καὶ τὴν ἐν τῇ<text:line-break/>γαστρὶ πέψιν ὲχει κνισσωδη, συνδιαφθείρουσαν ἑαυτῇ καὶ</text:p>
      <text:p text:style-name="P3">τἄλλα σιτία, καὶ διὰ τοῦτο τῶν ἀπεπτουμένων ἐν τοῖςχείρι-<text:line-break/>στα πέφυκεν εἰναι. τὰ δὲ μετρίως ἑψημένα καὶ διὰ τοῦτο<text:line-break/>καλούμενα τρομητὰ βελτίω καὶ πρὸς πέψιν εἰσὶ καὶ πρὸς<text:line-break/>ἀνάδοσιν καὶ πρὸς θρέψιν καὶ πρὸς εὐχυμίαν, ὥσπερ γε καὶ<text:line-break/>τύ ῥοφητὰ καλούμενα, μετρίως ἑψημένα καὶ διὰ τοῦτο καὶ<text:line-break/>τὰς τῆς φάρυγγος ἐκλεαίνοντα τραχύτητας, ὅτε μήπω πεπά-<text:line-break/>χυνταί τε καὶ συνῆκται τὸ ἐν αὐτοῖς ὑγρόν. ἀλλὰ καὶ τῶν<text:line-break/>ἐνυδρων ζώων τά τε μαλάκια καλούμενα, τευθίδες καὶ ση··<text:line-break/>πίαι καὶ πολύποδες , ὅσα ἔ ἄλλα τὰ τοιαῦτα, παχὺν καὶ γλί-<text:line-break/>σχρον ἔχουσι τὸν χυμὸν, ὥσπερ καὶ οἱ κητώδεις τῶν ἰχθύων,<text:line-break/>ἐξ ὥν εἰσιν καὶ οἱ θύννοι. μετριώτεραι δ᾽ αὐτῶν αἱ πηλαμί-<text:line-break/>δες. ἱκανῶς δὲ παχύχυμα τὰ ὄστρεα, ὧν οἱ κήρυκες, αἷ τε<text:line-break/>πορφύραι καὶ πάνθ' ἀπλῶς τὰ καλούμενα πρὸς Ἀριστοτέλους<text:line-break/>ὀστρακόδερμα, χῆμαι, λοπάδες, κτένες, πίνναι καὶ τὰ πα-<text:line-break/>ραπλήσια. πορφύραι μὲν οὑν καὶ κήρυκες σκληροτέραν ὲχου-<text:line-break/>σι τῶν ἄλλων τὴν σάρκα καὶ παχυχυμοτέραν, ὑγροτέραν δὲ<text:line-break/>καὶ γλισχροτέραν τἄλλα, καὶ μάλιστα πάντων τὰ ὄστρεα.</text:p>
      <text:p text:style-name="P3">χρη δε γινωσκειν απαντων αυτῶν τὸν μὲν χυλὸν ὑπακτικὸν<text:line-break/>τῆς γαστρος, ωσπερ ἐν τῷ γάλακτι τὸν ὀῥῥὸν, αὐτὸ δὲ τὸ<text:line-break/>στερεον σῶμα βραδυπεπτοτερόν τε καὶ παχύχυμον, ὠμοῦ χυ-<text:line-break/>μοῦ και παχεος καὶ ψυχροῦ γεννητικόν. ὑπάρχει δὲ τοῦτο καὶ<text:line-break/>τῇ κραμβῃ καὶ τοῖς φακοῖς ἐναργῶς, ὥσπερ ἑτέροις πολλοῖς<text:line-break/>αμυδρῶς, υπερ ων ἐπὶ πλέον ἐν τοῖς τρισὶν ὑπομνήμασι δι--<text:line-break/>ἢλθον, α περὶ τῶν ἐν ταῖς τροφαῖς δυνάμεων ἐπιγέγραπται.<text:line-break/>τα μεν ουν αλλα τῶν εἰρημένων παχυχύμων πάντων ἐστὶ<text:line-break/>κολλωδη τε καὶ γλίσχρα πλὴν ὧν είπον ὀστρακοδέρμων. ἡ<text:line-break/>κραμβη δὲ καὶ η φακῆ τῆς αὐτῆς τοῦ χυμοῦ φύσεως οὐ μετει-<text:line-break/>ληφαστν, αλλα. τον νιτρώδη τε καὶ ὑπακτικὸν ὲχουσι, καθά-<text:line-break/>περ το δρακοντιον μὲν τον δριμύν τε καὶ πικρὸν ἰσχυρῶς, ἄρον<text:line-break/>δ᾽ ἀμφοτερον μὲν, ἀλλ᾽ ἀμυδρῶς, οἱ βολβοὶ δὲ τἄν αὐστη-<text:line-break/>ρὰν τε καὶ πικρὸν, οὕς ἐαν ἐκνίψῃς ἑψήσεσι πλείοσι, τὸ στε-<text:line-break/>ρεᾶν αὐτῶν ἀπολειφθησεται παχύχυμον ὑπάρχον. ἀπάντων<text:line-break/>δὲ τῶν τοιουτων ἐδεσμάτων οἱ μύκητες ὲχουσι ψυχρότατόν τε<text:line-break/>καὶ γλισχρότατον ἃμα καὶ παχὺν χυμὸν, ἐν οἷς ὑπὸ τῶν<text:line-break/>βωλιτῶν μόνων οὐδεὶς ἱστόρηται τεθνεώς · χολέραν μέντοι</text:p>
      <text:p text:style-name="P3">καὶ οὑτοί τισιν ἤνεγκαν ἀπεπτηθέντες. ὑπὸ δὲ τῆς τῶν ἀλ-<text:line-break/>λων μυκητων ἐδωδῆς ἔνιοι μὲν ἀπέθανον, ἔνιοι δὲ ἐγγὺς<text:line-break/>ἡκονθανατου, διαῥῥοᾶχις ἡ χολέραις ἁλόντες, ἤ πνιγῆναι<text:line-break/>κινδυνευσαντες. ἡρέμα δὲ παχύχυμόν ἐστι τὸ καλούμενον<text:line-break/>ὕδνον , οὐ μὴν κακόχυμόν γε. τῆς δ᾽ αὐτῆς ἰδέας ἐστὶ καὶ τὸ<text:line-break/>αμυλον. ἐπὶ πλέον δ᾽ αὐτῶν ἐστι παχύχυμον, οὐδ΄ αὐτὸ<text:line-break/>κακόχυμον, ὁ κῶνος καλούμενος · ὀνομάζουσι δ᾽ οἱ παλαιοὶ<text:line-break/>καὶ στροβίλους αὐτόν. ἐκ δὲ τῶν παχυχύμων ἐστὶ καὶ ἡπαρ<text:line-break/>καὶ νεφροὶ καὶ ὄρχεις. ἀλλὰ τὸ μὲν ἡπαρ οὐκ ἔστι κακόχυμον,<text:line-break/>οἱ νεφροὶ δὲ καὶ ὄρχεις οὐκ εὔχυμοι πλὴν τῶν ἐν τοῖς ἀλεκ-<text:line-break/>τρυόσι, καὶ μᾶλλον ὅταν σιτισθῶσιν, ὥσπερ γε καὶ τὸ ἡπαρ<text:line-break/>τῶν. ὑῶν, ὅταν ἰσχάδα ἐσθίωσιν, ὃ καλοῦσι συκωτόν. ὁ δὲ<text:line-break/>σπλὴν ἐπὶ μὲν τῶν ἄλλων ζώων ἱκανῶς κακόχυμός τε καὶ με-.<text:line-break/>λαγχολικὸς, ἐπὶ δὲ τῶν ὑῶν ἡττον ἐστι τοιοῦτος. ἡ γε μὴν<text:line-break/>καρδία σκληροτέραν τε καὶ ἰνωδεστέραν ὲχει τὴν οὐσίαν τῶν<text:line-break/>ἄλλων σπλάγχνων. φαίνεται γὰρ ἐπ᾽ ἐκείνων μὲν ἐν τῷ μεταξὺ<text:line-break/>τῶν ἀγγείων οὐσία τις αἵματος πεπηγοτος, ἐπὶ δὲ τῆς καρ-<text:line-break/>δίας ἰνες φαίνονται στερεαὶ πολλαὶ μακραὶ, [425] καθά-</text:p>
      <text:p text:style-name="P58">περ ἐν τοῖς μυσὶν, αἷς περιπέπηγεν ὴ σαρκώδης οὐσία. <text:span text:style-name="T13">δ</text:span>ιό</text:p>
      <text:p text:style-name="P59">τινες αυτην εν τῳ γενει τῶν μυων ταττουσιν, ων η ουσια τον<text:line-break/>ὄγκον ἐργάζεται τοῦ σώματος ἡμῶν ἃπαντα καὶ τὴν ὀνομαζο-<text:line-break/>μένην κυρίως σάρκα, τὴν ἐπὶ τῶν ἱερείων ἐσθιομένην. ἀλλ᾽<text:line-break/>αἱ μὲν αρχαὶ τῶν μυῶν, ἃς δὴ καὶ κεφαλὰς αὐτῶν ὀνομὰζου-<text:line-break/>σι, νευρωδέστεραί πώς εἰσιν , ἐκ τῶν ὀστῶν, ὅθεν ἄρχονται,<text:line-break/>συνδέσμους ἐκπεφυκότας ἐνδιασπειρομένους αὐταῖς ὲχουσαι·<text:line-break/>κατὰ δὲ τὰς τελευτὰς οἱ καλούμενοι τένοντες ἀποφύονται.<text:line-break/>καὶ κατὰ τοῦτο νευρωδέστερα τὰ πέρατα τῶν μυῶν εἰσιν<text:line-break/>ἑκάτερα , καθάπερ τὸ μέσον ἃπαν σαρκῶδες , ὃ δὴ καὶ τρο-<text:line-break/>φιμώτατόν ἐστι καὶ καλεῖται σὰρξ ὑπὸ τῶν ἀνθρώπων, οὐχ<text:line-break/>ὁρώντων αὐτῶν τὰς ἰνας ὑπὸ λεπτότητος, αἰ ἐκ τῶν συν-<text:line-break/>δέσμων καὶ τῶν νεύρων εἰς αὐτὴν διασπειρομένων ἐγένοντο.<text:line-break/>κἀπειδὴ τοῦτο σάρκα καλεῖν ἔφθασαν, εἰκότως ὀνομάζουσι<text:line-break/>μῦν τήν α΄ ἀρχὴν καὶ τὴν τελευτὴν αὐτοῦ μόνας. ὲχει δὲ<text:line-break/>οὐχ οὕτως, ἀλλ᾽ ὅλως μὲν ὁ μῦς κατὰ μίαν ἰδίαν περιγραφὴν<text:line-break/>ὁρᾶται χωριζόμενος ἀπὸ τῶν ἄλλων, ἐνεργεῖ δέ τινα μίαν<text:line-break/>ἐνέργειαν ἐκ τῶν προαιρετικῶν κινήσεων · οὕτως γὰρ ὁνο-</text:p>
      <text:p text:style-name="P3">μαζουστν αύτας, απο τῶν απροαιρέτων τε καὶ φυσικῶν δᾶο-<text:line-break/>ριζομενοι · τα μερη δ αυτοῦ τὰς εἰρημένας ἐχει διαφοράς.<text:line-break/>εν δε τοῖς ακροις τῶν ζωων ολιγίστη μέν ἐστι σὰρξ, τὸ πλεῖ-<text:line-break/>στον δ οστῶδἒξ τε και νευρῶδες, οὐχ ἔνεκα τοῦ προαιρετι-<text:line-break/>κοῦ καλουμένου νευρου, (μικρον γὰρ τοῦτ αὐτοῦ ,) ἀλλὰ τοῦ<text:line-break/>συνδετικοῦ, καὶ μετ αυτο τοῦ τένοντος μὲν ὑπὸ τῶν παλαιῶν<text:line-break/>Ελληνων, απονευρωσεως δε υπὸ τῶν νεωτέρων ἰατρῶν ὁνο-<text:line-break/>μαζομενου. γλίσχρα καὶ ἱκανῶς εἰσι καὶ κολλώδη ταῦθ᾽ ἑψη-<text:line-break/>θεντα, καὶ δια τοῦτο καὶ η ἐξ αὐτῶν τροφή. τῆς δὲ αὐτῆς<text:line-break/>φυσεως καὶτα περὶ τα χείλη μόρια τῶν πεζῶν ζώων · γλίσχρον<text:line-break/>μὲν γὰρ, οὐ μὴν παχύν γε τὸν χυμὸν ἐργάζεται. δηλοῖ δὲ<text:line-break/>καὶ η ἕψησις, ἐπὶ πλεῖστον ἐξοιδαίνουσά τε καὶ διαλύουσα τὰ<text:line-break/>τοιαῦτα σώματα, πεφθῆναί γε μὴν ἐπιτήδεια καὶ ταῦτα, καὶ<text:line-break/>τα πτερα τῶν πτηνῶν ζωων τῷ κοινῷ λόγῳ τῶν γυμναζο-<text:line-break/>μένων σωματων · απέριττα γὰρ πάντα ταῦτα, καθάπερ τῶν<text:line-break/>αργουντων περιττωματικά. τό γε μὴν δέρμα τῶν λιπαρῶν<text:line-break/>υῶν, οταν ἑψηθῇ καλῶς, κολλώδη μὲν ἐχει καὶ λιπαρὸν χυ-<text:line-break/>μὸν, ου μὴν ἱκανῶς γε παχὺν, οὐδὲ πεττόμενον ὡσαύτως</text:p>
      <text:p text:style-name="P3">τοῖς ἄκροις, ὡσπερ οὐδ᾽ εὔχυμον ὁμοίως ἐκείνοις, ἀλλὰ πε-<text:line-break/>ριττωματικώτερον, παχύχυμον δύ μόριόν ἐστι τοῦ ζώου καὶ<text:line-break/>σ ἐγκέφαλός τε καὶ ὁ νωτιαῖος μυελός · οἱ δ᾽ ἀδένες μετρίως<text:line-break/>τοιοῦτοι, καὶ δια τοῦτο καὶ οἱ τῶν νέων ἱερείων ἄρχεις. κοτ-<text:line-break/>νον γαρ δὴ καὶ τοῦτο περὶ πάντων τῶν ἐν τοῖς ζώοις μορίων<text:line-break/>μεμνῆσθαί σε χρὴ, σκληρὰ μὲν καὶ ξηρὰ καὶ δύσπεπτα. γθ<text:line-break/>νεσθαι τὰ τῶν πρεσβυτέρων, ὑγρὰ δὲ καὶ μαλακὰ καὶ διὰ<text:line-break/>τοῦτ ευπεπτοτερα τα τῶν νεωτέρων, πλὴν εἰ μὴ μετὰ<text:line-break/>τὴν αποκύησιν εὐθὺς ἐσθίοιτο · βλεννώδη γὰρ α΄παντα ταῦ-.<text:line-break/>τα, καὶ μαλιστα τῶν ὑγροτέραν ἐχόντων φύσει τὴν σάρκα, κα-<text:line-break/>θάπερ ἀρνῶν τε καὶ χοίρων. τὰ δὲ τῶν ἐρίφων τε καὶ μα΄<text:line-break/>σχων, ἐπειδὴ ξηρότερα φύσει τὰ ζῶα, πολύ βελτίω καὶ πρὸς<text:line-break/>πέψιν ἐστὶ καἴ πρὸς τροφήν, οὕτως οὐν ὲχει καὶ κατὰ τοὺς.<text:line-break/>ορχεις τε καὶ τοὺς ἀδεψα.ς, οὐχ ἤκιστα δὲ καὶ τὴν γλῶτταν<text:line-break/>ἔστι γαρ πως καὶ ἡ ταύτης φύσις (355) ἀδενώδης. οἱ δ᾽ έν<text:line-break/>τοῖς τιτθοῖς ἀδένες, ὅταν ἐν αὑτοῖς ὲχωσι τὸ γάλα, καλοῦν-.<text:line-break/>ται μὲν οὔθατα, παχύχυμον δ᾽ εἰσὶν ἔδεσμα · καὶ εἰ τὸ ζῶον</text:p>
      <text:p text:style-name="P60">εὐεκτοῦν εἴη ,<text:tab/>καὶ ἡ ἐξ αὐτῶν τροφὴ πολλή τε ἄμα καὶ εὔ-<text:line-break/>χυμος γίνεται.<text:tab/>[426] καὶ γάρ τοι καὶ τοῦτο τῶν κοινῶν ὃν</text:p>
      <text:p text:style-name="P61">ἄμεινον απας ακουσαντα σε πρσχειρον εχειν τη μνήμη, γε-<text:line-break/>γραπται γοῦν υπο πάντων ἰατρῶν περὶ γάλακτος, ὡς εὐχυ-<text:line-break/>μοτατον είη. καὶ δια τοῦτο τινες ἡγοῦνται τοὺς ἐν πνεύμονι<text:line-break/>ἴσχοντας ἕλκος υπὸ μόνου τούτου θεραπεύεσθαι, πρὸ τοῦ<text:line-break/>μέγα δηλονοτι καὶ τυλῶδες αὐτὸ γενέσθαι. τὸ δὲ τῆς γυναι-<text:line-break/>κος, ως ἀν οἰκεῖόν τε καὶ ἐκ τῆς αὐτῆς φύσεως ἡμῖν ὑπάρχον,<text:line-break/>ἐπαινοῦσι πρὸ τῶν ἄλλων εἰς τὰ φθινώδη πάθη. καὶ ἄλλοι<text:line-break/>μέν τινες ἰατροὶ, καὶ μαλιστα Εὐρυφῶν τε καὶ Πρόδοτος,<text:line-break/>ἀξιοῦσί γε θηλάζειν, ὡσπερ τὰ παιδία τὴν γυναῖκα, τοὺς<text:line-break/>οὕτως ἔχοντας · ἐκπεσὸν γὰρ τῶν τιτθῶν εὐθέως ἀποβάλλει<text:line-break/>τι τῆς οἰκείας αρετῆς. ευδηλον οὑν, ὅτι πάντων ἐδεσμάτων<text:line-break/>ὡς εὐχυμότατον προκέκριται, μάλιστα μὲν ὑπὸ τούτων, οὐχ<text:line-break/>ηκιστα δε καὶ τῶν αλλων ἰατρων. ο δὲ κοινὸν ἔφην, οὐκ<text:line-break/>ἐπὶ τῷδε μονον, ἀλλὰ ·καὶ πολλοῖς ἄλλοις ἐδέσμασι γι-<text:line-break/>νωσκειν χρῆναι, τοῦτο δί) καὶ λέξω, τῶν μὲν εὐεκτικῶν ζώων</text:p>
      <text:p text:style-name="P3">εὔχυμόν ἐστι τὸ γάλα, τὸ δὲ τῶν καχεκτικῶν ὡσαύτως τῷ<text:line-break/>κατά το ζῶον αἵματι κακόχυμον · οὐ γὰρ ἐνδέχεται, κακοχύ-<text:line-break/>μου τοῦ παντὸς σώματος ὄντος, εὔχυμον εἶναι τὸ γάλα, διὰ<text:line-break/>τοῦτ ἔφην, ἐπὶ τῶν εὐεκτούντων ζώων ἄριστον μὲν εἶναι<text:line-break/>τὸ γάλα πρὸς εὐχυμίαν · οὕτως δὲ καὶ τοὺς ἀδένας, αὐτούς<text:line-break/>τε τούτους, ἐν οίς τὸ γάλα περιέχεται, καὶ τοὺς ἄλλους ἐν τοῖς<text:line-break/>υγιεινοῖς ζώοις εὐχύμους εἰναι · κατὰ δὲ τὸν αὐτὸν λόγον<text:line-break/>ἡπάρ τε καὶ ὄρχεις. οὐδὲ γὰρ ταῦτα τοῖς κακοχύμοτς ἐστὶ<text:line-break/>ζώοιξ εὔχυμα · διὰ τοῦτο δὲ οὐδὲ τοῖς γεγηρακόσιν · οὐδὲν<text:line-break/>γὰρ τούτων εὔχυμον. ὅσα δ᾽ ἔτι θηλάζει ζῶα, τῆς μητρὸς<text:line-break/>αὐτῶν ἐχούσης εὔχυμον γάλα, ταῦτα καὶ τοῖς ἄλλοις μέν<text:line-break/>ἃπασι μορίοις ἄριστα διάκειται σφῶν αὐτῶν, εὔχυμον δ᾽ ὲχει<text:line-break/>καἴ τὸ ἡπαρ. ὁποῖον δέ τινα χυμὸν γεννᾶ τἄλλα μόρια τῶν<text:line-break/>ζώων, ὀλίγον ὕστερον εἰρήσεται · νυνὶ γὰρ, ἐπειδὴ περὶ τῶν<text:line-break/>παχυχυμωνἡρξάμην διέρχεσθαι, πρότερον εὔλογόν ἐστιν, ἐπὶ<text:line-break/>τὴν τελευτὴν αὐτῶν ἀγαγόντα τὸν λόγον, οὕτως ἐπὶ τἄλλα<text:line-break/>μεταβαίνειν. ὀλίγων οὐν ὲτ᾽ ὄντων τοιούτων, ἐπ᾽ αὐτὰ βα-<text:line-break/>διοῦμαι, διορίζων ἐν αὐτοῖς τὰ κακόχυμα τῶν εὐχύμων · αὕτη</text:p>
      <text:p text:style-name="P3">γαρ ἡ χρεία τοῦ νῦν ἡμῖν ἀνυομένου λόγου, σκοπὸν ἔχοντος,<text:line-break/>εὐχυμίαν μὲν ἐργάζεσθαι, φεύγειν δῦ κακοχυμίαν. ἐπεὶ δὲ,<text:line-break/>ὡς κατ ἀρχὰς εἰπον, ἡ τῶν παχυχύμων ἐδεσμάτων οὐσία δυσ-<text:line-break/>διάπνευστόν τε τὸ σῶμα κατασκευάζει καί τινας ἐμφράξεις<text:line-break/>ἐργάζεται, καὶ μάλιστα καθ᾽ ἡπάρ τε καὶ νεφροὺς , διὰ τοῦτο<text:line-break/>συνεβουλευον ἀφίστασθαι τῆς διηνεκοῦς χρήσεως αὐτῶν, εἰ καὶ<text:line-break/>τῶν εὐχυμων εἴη, τὰ μὲν γὰρ κακόχυμα παντὶ τρόπῳ φευ-<text:line-break/>κτέαν, ἐάν τε παχεῖς, ἐάν τε λεπτοὺς ἐργάζηται τοὺς ἐν ἡμῖν<text:line-break/>χυμους. εἴρηται δὲ καὶ ὅτι μόνοις τοῖς σφοδρῶς γυμναζομέ-<text:line-break/>νοις , ἐὰν καὶ τὰ σπλάγχνα μὴ κακῶς ἡ φύσει κατεσκευασμέ-<text:line-break/>να, δυνατον ἐστιν ἐν τοῖς παχυχυμοις τε καὶ γλίσχροις ἐδέσμα-<text:line-break/>σι διατρίβουσι μὴ βλαπτεσθαι, τῶν δ᾽ ἄλλων οὐδενί. τῶν<text:line-break/>τοίνυν παχυχύμων ἐδεσμάτων ἐστὶ καὶ τὸ τῶν βαλάνων γένος<text:line-break/>ἑκατέρων, ὅσαι ἔ ἐπὶ ταῖς δρυσὶ γίνονται καὶ ὅσαι τῶν φοι-<text:line-break/>νίκων εἰσὶν ὁ καρπός. ὀνομάζουσιν δ᾽ οἱ ἄνθρωποι τὰ μὲν<text:line-break/>τῶν φοινίκων ὁμωνύμως αὐτῷ τῷ φυτῷ φοίνικας, ὅσαι<text:line-break/>δῶ ἐπὶ ταῖς δρυσὶ, τὰς μὲν καὶ τοῖς ἀνθρώποις ὴδέως ἐσθτο-<text:line-break/>μένας καστανέας, ἔνιοι δὲ καστάνια κατὰ τὸ καλούμενον οἰῶ</text:p>
      <text:p text:style-name="P3">δέτερον γένος· Κ γε μὴν ἐμοὶ πολῖται, καθάπερ οὑν καὶ ἄλλοι<text:line-break/>των εν Ἀσιᾳ , Σαρδιανας τε και Δευκηνας ονομαζουσιν αὐτὰς<text:line-break/>απο τῶν χωρίων, εν οίς πλεῖσται γεννῶνται. τὸ μὲν οὐν<text:line-break/>ετερον τῶν ονοματων τουτων ευδηλον ἐστιν απὸ τίνος γέ--<text:line-break/>γονε· [427] Ἀευκῆναι δὲ απὸ χωρίου τινὸς ἐν τῷ ὄρει τῆ<text:line-break/>Ιδῃ την προσωνυμίαν ἐσχηκασιν, ὃ πληθυντικῶς ὀνομάζουσιν<text:line-break/>παραπλησίως τῷ Θηβαι. ταύτας μὲν οὑν τὰς βαλάνους, ὡς<text:line-break/>ἔφην, ἐσθίουσιν οἱ ἄνθρωποι ποτὲ ὠμὰς, ἐνίοτε δὲ ὀπτῶν-<text:line-break/>τες η ἐψοντες. αι δ αλλαι προμήκεις μέν εἰσι κατὰ τὸ σχῆ-<text:line-break/>μα παραπλησίως ταῖς τῶν φοινίκων, ἔδεσμα δ΄ ὑσὶ μᾶλλον ἤ<text:line-break/>ανθρωποις οἰκεῖον, αχρις ἂν μή τις ἀνάγκη μεγάλη καταλάβη<text:line-break/>της εδωδης αυτων εν γαρ τοῖς μεγαλοις λιμοῖς καὶ τουτο<text:line-break/>συμβαίνει. τας δὲ τῶν πρίνων βαλάνους, ἃς ἀκύλους ὁνο--<text:line-break/>μαζουσιν Ελληνες, εἰσὶ δὲ στρυφναὶ καὶ σκληραὶ καὶ διὰ<text:line-break/>τοῦτ αηδεῖς, κὰν ἑφθάς τις προσφέρηται, δυσπέπτους καὶ<text:line-break/>παχυχύμους οὔσας φυλάττεσθαι χρή. πρόδηλον δ᾽, ὅτι τοῦ<text:line-break/>στυφοντος χυμοῦ διαφοραί τινές εἰσι κατὰ τὸ μᾶλλόν τε καὶ<text:line-break/>ἦττον ο αυστηρος τε καὶ στρυφνὸς, ἐκλελυμένης μὲν ἐν τοῖς<text:line-break/>αὐστηροῖς, ἐπιτεταμένης δ᾽ ἐν τοῖς στρυφνοῖς τῆς στυφούσης</text:p>
      <text:p text:style-name="P3">ποιοτητος. αλλ οσον γε τῶν βαλάνων αἱ ἄκυλοι στρυφνότε-<text:line-break/>ραι, τοσοῦτον τῶν καστανιῶν αἱ βάλανοι. πάνυ γὰρ ἀσθε-<text:line-break/>νη ταῦτα την στυφουσαν εχει ποιότητα, τῶν παχυχύμων ἐδε-<text:line-break/>σματων ὄντα ταῖς ἄλλαις βαλάνοις ὡσαύτως, ἀλλ᾽ ᾖττόν τε<text:line-break/>στεγνοῖ την γαστερα καὶ μᾶλλον ἐκείνων πέττεται καὶ οὐδ᾽.<text:line-break/>ολως ἐστὶ κακοχυμα. φυλαττεσθαι δὲ δηλονότι χρὴ καὶ τού-<text:line-break/>των το πλῆθος , ου μονον ὅτι παχύχυμόν ἐστι πολλοῖς τῶν<text:line-break/>εἰρημένων ωσαυτως, αλλ ὅτι καὶ στεγνωτικὰ τῆς κοιλίας καὶ<text:line-break/>δυσπεπτα καὶ φυσωδη. τῶν δὲ φοινίκων ὁ καρπὸς, ὃν ἔφην,<text:line-break/>απαντας <text:span text:style-name="T14">Ἕ</text:span>λληνας ὀνομάζειν φοίνικας ὁμωνύμως τῷ δένδρῳ,<text:line-break/>στυφοντος τε αμα καὶ γλυκέος χυμοῦ μετέχει. τινὲς δὲ τῶν<text:line-break/>νεωτέρων ἰατρῶν ἐν συνθέτῳ προσηγορίᾳ φοινικοβαλάνους<text:line-break/>ονομαζουσιν αυτους, οὐ μὴν παρά γε τοῖς παλαιοῖς Ἕλλησιν<text:line-break/>ευρον τουνομα · φοινίκων γὰρ ἐκεῖνοι βαλάνους τὸν καρπὸν<text:line-break/>τοῦτον, ου φοίνικας, οὐδὲ φοινικοβαλάνους ὀνομάζουσιν.<text:line-break/>αλλ ου προκεῖται νῦν ημῖν ὀνόματα διαστέλλεσθαι, σχολὴν<text:line-break/>αγοντων ανθρωπων σπούδασμα, καὶ τούτων οὐ πάντων, ἀλλ᾽;</text:p>
      <text:p text:style-name="P3">ὅσοι τῇ παλαιᾷ τῶν Ἀττικῶν ἐγνώκασι χρῆσθαι φωνὴ. τοῦ<text:line-break/>δ᾽ ὑγιαίνειν ἄπαντες μὲν ἄνθρωποι δέονται , δύνανται α΄ οὐ<text:line-break/>πάντες, ὡς χρὴ, διαιτᾶσθαι δύ ἀκρασίαν, ἤ ἀσχολίαν. ἤ<text:line-break/>ἄγνοιαν ων χρὴ ποιεῖν. ἀλλ᾽ ὅσοι καὶ γνῶναι δύνανται δίαι-<text:line-break/>ταν ὑγιεινὴν, καὶ ζῇν κατ αὐτὴν προῄρηνται, τούτοις τόδε τὸ<text:line-break/>γράμμα συγκειται. κατα μὲν τὰς ἀκύλους τε καὶ τὰς τῶν<text:line-break/>δρυῶν βαλάνους καἴ τὰ καστάνια τοῖς κατὰ μέρος δένδροις<text:line-break/>οὐ μεγάλη τις διαφορὰ τοῦ καρποῦ , κατὰ. δὲ τοὺς φοίνικας<text:line-break/>ἀξιόλογος. εἰ γὰρ παραβάλλοις τὸν Ἀἰγύπτιον φοίνικα, σκλη-<text:line-break/>ρὸν καὶ αὐστηρὸν καὶ ξηρὸν ὄντα, τῷ καλουμένῳ πατητῷ,<text:line-break/>γλυκεῖ μὲν ἱκανῶς ὄντι, βραχείας δὲ μετέχοντι στύψεως, ἐναν-<text:line-break/>τιαν ἔχειν σοι δόξουσι τὴν φύσιν. οἱ δ᾽ ἄλλοι μεταξὺ τού-<text:line-break/>των εἰσὶν, οἱ μὲν μᾶλλον, οἱ δ᾽ ἦττον αὐστηρότητός τε καὶ<text:line-break/>γλυκύτητος μετέχοντες. ὁδ ἐξ αὐτῶν χυμὸς παχύς τέ ἐστι<text:line-break/>καὶ ῥᾳδίως ἐμφραττόμενος ἥπατα καὶ γάρ τοι καὶ τοῦτο περὶ<text:line-break/>τῶν παχυχύμων τε καὶ γλυκέων ἐδεσμάτων ἐπίστασθαί τε καὶ<text:line-break/>μεμνῆσθαι καλὸν, ὡς ἥπατός τε καὶ σπληνὸς ἐμφρακτικὸς ὁ</text:p>
      <text:p text:style-name="P3">ἐξ αὐτῶν ἐστι χυμός. εἰ δὲ καὶ βραχεῖά τις ἀρχὴ φλεγμονῆς<text:line-break/>εἴη κατὰ τὰ σπλάγχνα, ταύτην αὐξάνουσιν ἱκανῶς, ὥσπερ γε<text:line-break/>καὶ τὰς πνευματώσεις καὶ τὰς σκιῥῥώδεις διαθέσεις παροξύνου-<text:line-break/>σι καὶ δηλονοτι καὶ τὰς τῶν ἀποστημάτων γενέσεις. ἀλλ᾽ ἴσως<text:line-break/>ταῦτα ποῥῥώτερον καὶ τῆς ὑγιεινῆς διαίτης ἐστὶν, ᾖς μόριον<text:line-break/>ὁ προκείμενος ἐκδιδασκει λόγος. ἐπ᾽ αὐτὰ οὐν αὐθις ἴωμεν,<text:line-break/>ὅσα τῶν παχυχύμων ἐστὶ καὶ γλυκέων ἐδεσμάτων προστιθέν-<text:line-break/>τες · [428] ἔνια μὲν γὰρ αὐτῶν (356) παχύχυμα μόνον ἐστὶν,<text:line-break/>ὥσπερ ἡ φακῆ, γλίσχρα δ᾽ ἄλλα, καθάπερ ἡ μαλάχη, τινὰ<text:line-break/>δ᾽ ἄμφω πέπονθεν, ὥσπερ τά θ' ὑπ Ἀριστοτέλους ὁστρακό-<text:line-break/>δερμα καλούμενα καὶ τὰ μαλάκια.</text:p>
      <text:h text:style-name="Heading_20_2" text:outline-level="2">Κεφ. ε΄. </text:h>
      <text:p text:style-name="P62">Καλλίστη δὲ τροφὴ τοῖς σώμασιν ἡμῶν<text:line-break/>ἀπὸ τῶν μήτε παχυχύμων, μήτε γλίσχρων, ἐξ ὡν αἷμα σύμ-<text:line-break/>μετρον τῇ συστάσει γεννᾶται. μοχθηρὸν γοῦν ἐστι καὶ τὸ<text:line-break/>λίαν λεπτον· βραχείας γὰρ οὔσης τῆς ἐξ αὐτοῦ τροφῆς,<text:line-break/>ἀσθενῆ καὶ ἰσχνὰ γίνεται τὰ οὕτω διαιτώμενα σώματα. κάλ-<text:line-break/>λιστα τοίνυν εἰς ὑγείαν ἐστὶν ἐδέσματα τὰ μέσην ἔχοντα τῶν<text:line-break/>εἰρημένων τὴν φύσιν, ὡς μηδὲν ἐπικρατεῖν ἐν αὐτοῖς ἰσχυρῶς</text:p>
      <text:p text:style-name="P3">γλίσχρον, μήτ αὐ τὸ κολλῶδες. ἀλλὰ καὶ τὸ τελέως ψαθυ-<text:line-break/>ρὸν, ὡς μηδὲ τοὐλάχιστον ὲχειν χυμοῦ κολλώδους, μοχθηρόν.<text:line-break/>οἱ γοῦν ἐξ ἐλύμου τε καὶ κέγχρου σκευαζόμενοι τῶν ἄρτων<text:line-break/>ἐγγὺς ἡκουσι τοῦ δόξαι τινὰ ψάμμον ἤ τέφραν ἐσθίειν. διὸ<text:line-break/>καὶ δεῖται τὸ γιγνόμενον ἐξ αὐτῶν ἔτνος, ὥσπερ γε καὶ<text:line-break/>ἡ λέκιθος, ἃπασι τοῖς λιπαροῖς τε καὶ γλίσχροις μεμίχθαι.<text:line-break/>λίπος τε οὐν συῶν καὶ στέαρ αἰγῶν, ἔλαιον καὶ γάλα προ-<text:line-break/>βάτων ἤ βοῶν ἐπιβάλλοντες αὐτοῖς οἱ κατὰ τοὺς ἀγροὺς<text:line-break/>ἐσθίουσιν. ἔτνος οὑν ὀνομάζω τὸ ἐκ τῶν ἐρειχθέντων<text:line-break/>ὀσπρίων τε καὶ χεδρόπων σκευαζόμενον, λέκιθον δὲ τὸ ἐκ<text:line-break/>τῶν ἀλεσθέντων ἄλευρον ἑψόμενον ἐν ὕδατι, προσεμβαλλο-<text:line-break/>μένου τινὸς λίπους. ἔνια δὲ τῶν ἐδεσμάτων αὐτὰ μὲν<text:line-break/>ἐφ ψ ἑαυτῶν ὁρώμενα πρὸ τοῦ τῆς οἰκείας τυχεῖν παρα-<text:line-break/>σκευῆς, εἴτ οὐν δέ ἑψήσεως εἴτε καὶ δι᾽ ὀπτήσεως ἤ τη-<text:line-break/>γανίσεως, ἤ καὶ διὰ μόνης βρέξεως, σκληρὰ καὶ γεώδη φαί-<text:line-break/>νεται, βρεχόμενα δὲ ἤ ἑψόμενα μαλακὰ, καθάπερ ἐν μὲν<text:line-break/>τοῖς σιτηροῖς σπέρμασι κριθαὶ καὶ πυροὶ, τῶν δ᾽ ἐπὶ<text:line-break/>δένδροις γεννωμένων καρπῶν οἱ κῶνοι. προσέχειν οὐν σε<text:line-break/>χρὴ κὰν τούτῳ τὸν νοῦν, οὐ μόνον ὅταν εἰς ξένην ἀφικό-</text:p>
      <text:p text:style-name="P3">μενος χωραν εσθιἔιν τι μελλῃς αηθες, ἀλλὰ καὶ παρ᾽ ἡμῖν<text:line-break/>αυτοῖς, προπειρωμενον εκαστου τῆς φύσεως ἐν τῷ διαβρέχειν<text:line-break/>υδατι μονῳ χωρις εψησεως, η συν ἑψήσει τε καὶ ὀπτήσει.<text:line-break/>τα μεν γαρ εἰς ογκον ἐςαιρομενα τῶν σπερμάτων ἤ ὅλως<text:line-break/>τῶν καρπῶν, αποβαλλοντα ταχέως τὴν ἀρχαίαν σκληρότητα<text:line-break/>και ξηροτητα, μεθισταμενα τε προς τὸ μαλακώτερον καὶ ὑγρόῶ<text:line-break/>τερον αμείνω παντ ἐστὶ, τὰ δὲ φυλάττοντα τὸν ἔμπροσθεν<text:line-break/>ογκον αμα τῇ σκληροτητι χείρω, καὶ γὰρ δύσπεπτα τὰ<text:line-break/>τοιαῦτα καὶ γεωδη ταῖς ουσίαις ἐστὶν, ὡς μόγις αἱματοῦσθαι,<text:line-break/>δεομενὰ ρωμαλεας δυναμεως εἰς την ἐν τῷ σώματι κατεργα-<text:line-break/>σίαν ἐν τῷ πέττεσθαι κατὰ γαστέρα καὶ καθ' ἡπάρ τε καὶ<text:line-break/>φλέβας αἱματοῦσθαι. ἀποτυγχάνει μὲν οὑν ἑκατέρων τῶν<text:line-break/>ενεργειῶν εν τοῖς ασθενεσι σωμασΓ καὶ γὰρ χυμος ἐκ τῶν τοι-<text:line-break/>ουτων εδεσματων ο καλουμενος ωμὸς γίγνεται, ἐφ᾽ ῷ νόσοι<text:line-break/>παντοῖαι συνίστανται. ἐπεὶ δὲ καθ' ἕκαστον εἰδος καρποῦ<text:line-break/>πολλη τίς ἐστιν η διαφορα, προβρέχειν ἀξιῶ σε καὶ προέψειν<text:line-break/>ἐνίοτε τῶν μελλοντων ἐσθίεσθαί τινα, πεῖραν ἀσφαλῆ λαμ-<text:line-break/>βανοντα τῆς φύσεως αυτῶν. ο γοῦν ἐμὸς πατὴρ, ἐπιμελὴς ὧν</text:p>
      <text:p text:style-name="P3">περὶ τα τοιαῦτα, καὶ ἀμύγδαλα οὕτως ἐδοκίμασε καὶ κάρυα τὰ<text:line-break/>μεγάλα καὶ τὰ σμικρὰ Ποντικά τε καὶ λεπτοκάρυα. τὴν αὐτὴν<text:line-break/>δὲ [429] βάσανον ἐποιεῖτο καὶ τῶν λαχάνων, ὡσαύτως δὲ<text:line-break/>καὶ τῶν κυάμων καὶ πισσῶν καὶ λαθύρων καὶ θέρμων, ὠχρῶν<text:line-break/>τε καὶ δολίχων, ἀπάντων τε τῶν τοιούτων, ἤ βρέχων, ἤ προ-<text:line-break/>έψων, εἰθ' ὁρῶν, εἰς ὅσον ἐξοιδίσκετο. περὶ δὲ τῆς πτισά-<text:line-break/>νης τί δεῖ καὶ λέγειν; ἤδη γὰρ τοῦτο καὶ οἱ παῖδες ἴσασιν,<text:line-break/>ὡς η μὲν ὀγκουμένη ταχέως ἀρίστη, μοχθηρὰ δ᾽ ἡ χρόνῳ πολ-<text:line-break/>λῷ βραχὺν ὄγκον ἴσχουσα. τήκεται γὰρ ἡ προτέρα ῥηθεῖσα<text:line-break/>καὶ γίνεται χυλὸς, ἡ δ᾽ ἑτέρα δύστηκτός α΄ ἐστὶ καὶ σκληρὰ<text:line-break/>διαμένει, βραχύτατον ἀνιεῖσα χυλόν. ἔνια δὲ τῶν Δημητρίων<text:line-break/>σπερμάτων οὐδ᾽ ἔλως ὁγκοῦσθαι πέφυκεν ἑψόμενα · κεκλή-<text:line-break/>κασι δ᾽ ἀτέραμνα τὰ τοιαῦτα τῶν παλαιῶν Ἕλλήνων ἔνιοι.<text:line-break/>οὕτως οὐν καὶ τοὺς πυροὺς ὁ ἐμὸς πατὴρ ἐδοκίμαζε καὶ προσ-<text:line-break/>έτι τῷ πλήθει τῶν ἀλεύρων · οἱ μὲν γὰρ ἀγαθοὶ πλεῖστον<text:line-break/>ἄλευρον ἐργάζονται, οἱ μοχθηροὶ δ᾽ ὁλίγον. μὴ τοίνυν μηδὲ<text:line-break/>σὺ κατὰ τὸ πάρεργον ἀκούσῃς ὧν λέγω. κοινός τε γὰρ ὁ</text:p>
      <text:p text:style-name="P3">λόγος ἐστὶν ἀπάντων μὲν σπερμάτων, ἀπάντων δὲ καρπῶι<text:line-break/>ὅσους ἀποθέσθαι δυνατόν ἐστιν, ἐξητασμένος τε καἰ κεκρι-<text:line-break/>μένος ὑπ᾽ ἐμοῦ τε καὶ τοῦ πατρὸς ἐν χρόνῳ πολλῷ καὶ πείρᾳ<text:line-break/>μακρὰ. δῆλον δ᾽, ὅτι καὶ τοὺς καρποὺς εἰς ἀπόθεσιν ἐπιτη-<text:line-break/>δείους λέγω τοὺς πρὶν σαπῆναι ξηραινομένους. ἔνιοι μὲν<text:line-break/>γὰρ οὐχ ὑπομένουσι τοῦτο , καθάπερ τὰ μόρα καὶ οἱ καλοῦ-<text:line-break/>μενοι πέπονές τε καὶ μηλοπέπονες, ἔτι τε Περσικὰ, καὶ<text:line-break/>ὅσα τούτοις ἐστὶ παραπλήσια · φθάνει γὰρ σήπεσθαι, πρὶν<text:line-break/>ξηρανθῆναι- κολοκύνθας μὴν εἰς λεπτὰ μόρια τεμνοντες ξη-<text:line-break/>ραίνουσιν ἔνιοι, καθάπερ γε καὶ τὰς κοιλίας ἄλλοι. καὶ γνῶ-<text:line-break/>ρισμα δὲ τοῦ μοχθηρὸν εἰναι τὸν μυκήτην μέγιστον νομίζουσι<text:line-break/>τὸ ξηρανθῆναι μὴ δύνασθαι. περὶ δὲ τῶν κοκκυμήλων τί<text:line-break/>δεῖ καὶ λέγειν ; οὐδεὶς γὰρ ἀγνοεῖ τὴν ἀπόθεσιν αὐτῶν οὐκ<text:line-break/>ἐν Δαμασκῷ μονον, ἤ κατα τὴν Ἱσπανίαν, ἀλλὰ καὶ παρ<text:line-break/>ἡμῖν. γιγνομένην. ὥστ ὀλίγιστοι τῶν καρπῶν εἰσιν οἱ μὴ<text:line-break/>δυνάμενοι ξηρανθῆναι, πλὴν πέπονες, ὡς ἔφην, καὶ μηλοπέ-<text:line-break/>πονες, τά α΄ Ἀρμενιακὰ καὶ τὰ Περσικὰ, καὶ πρεκόκια παρὰ<text:line-break/>Ῥωμαίοις ὀνομαζόμενα. καὶ γὰρ τὰ σῦκα ξηρανθέντα δάα-</text:p>
      <text:p text:style-name="P3">μένει, καὶ οἱ σικυοὶ ταῖς κολοκύνθαις ὡσαύτως. ἀλλὰ καὶ<text:line-break/>ταυτα τοῦ χειμῶνος εἰς χρείαν ἀγόμενα τὴν αὐτὴν ἐξέτασιν<text:line-break/>δέχεται. τα μὲν γὰρ ταχέως ἐν ὕδατι τεγγόμενα, καὶ χωρὶς<text:line-break/>ἑψήσεως καὶ συν ἐκείνη, κάλλιστα τῶν ὁμοειδῶν ἐστι, τὰ δ᾽<text:line-break/>ἐν πολλῷ χρονῳ τοῦτο πάσχοντα καὶ μικρὸν ἐπιδιδόντα τοῖς<text:line-break/>ογκοις μοχθηρα. γίγνωσκε τοίνυν οὐ μόνον εἰς πέψιν ἀμεί-<text:line-break/>νωτα ταχέως οἰδισκόμενα τῶν ἐδεσμάτων, ἀλλὰ καὶ πρὸς εὐχυ-<text:line-break/>μίαν , ἡς ἕνεκα τα κατὰ τουτὶ τὸ γράμμα λέγεται πάντα, καὶ<text:line-break/>τα βελτίω φυσει τὰ ταχέως ἐξογκούμενα, διότι πέττεται μάλ-<text:line-break/>λον καὶ αμείνους γεννᾶ χυμούς. οὐδὲν γὰρ οὕτως εἰς εὐχυμίαν<text:line-break/>συντελεῖ πᾶσιν ἐδέσμασιν, ὡς τὸ πεφθῆναι καλῶς ἐν τῇ γα-<text:line-break/>στρί. καὶ γὰρ τὴν δευτέραν καὶ τρίτην πέψιν ἐπιδέχεται μάλ-<text:line-break/>λον ταῦτα. ἔμαθες δὲ, ὅτἦδευτέρα μὲν πέψις ἐν ἥπατί τε<text:line-break/>καὶ φλεψὶ γίνεται, τρίτη δὲ καθ᾽ ἕκαστον τῶν τρεφομένων<text:line-break/>μορίων, ης ἕνεκα τῶν προτέρων δυοῖν δεόμεθα. τρέφεται<text:line-break/>μὲν γὰρ, ὅσα τρέφεται, τῶν τρεφόντων αὐτὰ μεταβαλλομένων<text:line-break/>κατὰ ποιότητα, κἀξομοιουμένων τοῖς τρεφομένοις · μεταβάλ-</text:p>
      <text:p text:style-name="P3">λεται δε τα παρασκευασθέντα καὶ προπεφθέντα τῶν ἀπέπτων<text:line-break/>μᾶλλον. ἀλλήλας γὰρ αἱ πέψεις διαδέχονται, τὴν μὲν τῆς<text:line-break/>γαστρος το ἡπαρ, τὴν δὲ τούτου τὰ τρεφόμενα μόρια.<text:line-break/>καὶ τοίνυν καὶ προπαρασκευάζει τοῖς μὲν ἐν τῷ σώματι μορίοις<text:line-break/>απασι την τροφὴν τὸ ἡπαρ, [430] ἐκείνῳ δ᾽ ἡ γαστὴρ, ἐκεί-<text:line-break/>νῃ δε το στομα, καὶ τούτῳ τινὰ μὲν ὄπτησις, τινὰ δὲ ἔψη-<text:line-break/>σις, η ταγηνισις, ἤ τις ἁπλῆ βρέξις. άπασι δὲ τούτοις ἡ<text:line-break/>διοικοῦσα φύσις τὰ τοὺς καρποὺς φέροντα φυτὰ παρασκευά-<text:line-break/>ζει, καί τινα γε τῶν ἐξ αὐτῆς γεγονότων οὔθ' ἑψήσεως, οὔτ<text:line-break/>ὁπτησεως, οὔτε βρέξεως, οὔτ ἄλλης δεῖται παρασκευῆς.<text:line-break/>ταῦτα μὲν ἐν τῷ καθόλου χρὴ μεμνῆσθαι, κοινὰ γὰρ ὰπάν-<text:line-break/>των ἐστὶ τῶν ἐσθιομένων.</text:p>
      <text:h text:style-name="Heading_20_2" text:outline-level="2">Κεφ. Στ΄.</text:h>
      <text:p text:style-name="P63"><text:s/>Ἐπὶ δὲ τὰ κατὰ μέρος ἴωμεν, ὅσα λέγοντες<text:line-break/>ἀπελίπομεν, ἐν μὲν τοῖς τῶν ζώων μορίοις ἔντερά τε καὶ<text:line-break/>γαστέρα καὶ μήτραν καὶ ὡτα καὶ ὁφθαλμοὺς καὶ οὐρὰς, (357)<text:line-break/>ἐν δὲ τοῖς Δημητρίοις σπέρμασι τὰ πλεῖστα, καθάπερ γε καὶ<text:line-break/>λαχανων καὶ φυτῶν τῶν καλουμένων ὡραίων. ἔντερα μὲν</text:p>
      <text:p text:style-name="P63">ουν και γαστηρ και μητρα σκληροτεραν τῶν σαρκων εχει την</text:p>
      <text:p text:style-name="P3">οὐσίαν, ἀπεπτοτέραν τε τοσοῦτον, ὅσον καὶ σκληροτέραν,</text:p>
      <text:p text:style-name="Normal">ἧττον τε τῶν σαρκῶν τρέφει καὶ ἥττον εὔχυμα εἰσιν. αἱ δ<text:line-break/>οὐῥαἴ και τούτων ἔτι σκληρότεραι, καὶ τἄλλα ἀνάλογον τῇ<text:line-break/>σκληρότητι κὰτ αὐτάς ἐστι περί τε πέψιν καὶ θρέψιν, πλὴν<text:line-break/>οὐ περιττωματικαὶ διὰ τὴν κίνησιν. ὅμοιοι δ᾽ αὐταῖς εἴσιν<text:line-break/>ἐπὶ τῶν πτηνῶν ζώων οἱ τράχηλοι. κοιλίαι δ᾽ οὐδὲν ὅμοιαι<text:line-break/>τοῖς πτηνοῖς τε καὶ πεζοῖς ζώοις εἰσί. καὶ γὰρ παχεῖαι καὶ<text:line-break/>σκληραὶ , καὶ διὰ τοῦτο δύσπεπτοι καὶ πολύτροφοι πεφθεῖσαι<text:line-break/>τοῖς πτηνοῖς εἰσιν αἱ κοιλίαι. κάλλισται δ᾽ ἀλεκτορίδων καὶ<text:line-break/>χηνῶν, καίτοι τἄλλα τοῦ χηνὸς μόρια σκληρά α΄ ἐστὶ καὶ<text:line-break/>δύσπεπτα καὶ περιττωματικὰ, πλὴν τῶν πτερῶν. ἐν δὲ τοῖς<text:line-break/>μεγάλοις στρουθοῖς, ἃς νῦν ὀνομάζουσι στρουθοκαμήλους,<text:line-break/>ἃπαντα τὰ μέρη σκληρὰ καὶ δύσπεπτα καὶ περιττωματικά.<text:line-break/>τῶν δ᾽ ὤτων ὁ μὲν χόνδρος ἄτροφόν τ᾽ ἐστὶ καὶ ξηρὸν σῶ-<text:line-break/>μα, τὸ δὲ ἔξωθεν δέρμα λεπτὸν καὶ ξηρὸν, ὀλιγότροφόν<text:line-break/>τε καὶ δύσπεπτον. ὀφθαλμοὺς δ᾽ ὀλίγοι μὲν ἐσθίουσι, σύγ-<text:line-break/>κεινται δ᾽ ἐξ ἀνομοίων οὐσιῶν · ἑτέρας μὲν γὰρ φύσεως οἱ</text:p>
      <text:p text:style-name="P3">χιτῶνες αὐτῶν, ἑτέρας δὲ οἱ μύες, ἄλλης δὲ τὸ κρυσταλλο-<text:line-break/>ειδὲς καὶ τὸ ὑαλοειδές. ἐξ αὐτῶν δὲ οἱ μύες εὐπεπτότατοι<text:line-break/>μόνοι τῶν ἐπιτήδειον εἰς εὐχυμίαν τὴν φύσιν ἐχόντων<text:line-break/>ζώων, οἷοί περ οἷ σύμμετροι κατὰ τὴν ἡλικίαν ὕες. εἶεν δ᾽<text:line-break/>ἂν οὔτοι τοῖς μὲν ἀκμάζουσιν ἀνθρώποις καὶ γυμναζομένοις<text:line-break/>οἱ τέλειοι , τοῖς δὲ παρακμάζουσιν οἱ ὲτ᾽ αὐξανομενοι · τῶν<text:line-break/>δὲ πάνυ σμικρῶν χοίρων ἡ σὰρξ περιττωματική. ἀρίστης<text:line-break/>δὲ τῆς τῶν ὑῶν οὔσης ἐδωδῆς ἐν τοῖς πεζοῖς ζώοις, ἐφεξῆς<text:line-break/>ἐστιν ἡ τῶν ἐρίφων , καὶ μετα ταύτην ἡ τῶν μόσχων. ·· ἡ δὲ<text:line-break/>τῶν ἀρνῶν σὰρξ ὑγρὰ καί γλίσχρα καὶ βλεννώδης ἐστί. τῶν<text:line-break/>δ᾽ ἄλλων πεζῶν ζωων τῆς ἐδωδῆς ἀπέχεσθαι κελεύω τὸν εὐ-<text:line-break/>χυμίας πρσνσουμενον, ἡ δὲ κατ᾽ εἶδος ἐν αὐτοῖς διαφορὰ κα-<text:line-break/>τὰ τὸ τρίτον εἴρηται περὶ τῶν ἐν ταῖς τροφαῖς δυνάμεων.</text:p>
      <text:h text:style-name="Heading_20_2" text:outline-level="2">Κεφ. ζ΄. </text:h>
      <text:p text:style-name="P64">[431] Ἐν δὲ τοῖς Δημητρίοις σπέρμασιν<text:line-break/>ἄριστον εἰς εὐχυμίαν ἔδεσμα καλῶς ἑψημένη πτισάνη. συν-<text:line-break/>ενδείκνυται δ᾽ ὁ λόγος οὕτος , ὅτι ἀρίστην εἶναι χρὴ καὶ τὴν<text:line-break/>κριθην. σῷ γὰρ ἕψεται καλῶς ἡ πτισάνη, μὴ τοιαύτης οὔ-</text:p>
      <text:p text:style-name="P3">σης αὐτῆς, διὰ τὸ μήτε πλεῖον ἐξοιδίσκεσθαι διαβρεχομένων,<text:line-break/>μήτε χυλοῦσθαι τηκομένην. ἀλλά περὶ πτισάνης ἔν τε τῷ<text:line-break/>περὶ τῶν ἐν τροφαῖς δυνάμεων καὶ τοῖς τῆς θεραπευτικῆς με-<text:line-break/>θόδου καὶ τοῖς εἰς τὸ περὶ διαίτης ὁξεέον Ἱπποκράτους ὑπο-<text:line-break/>μνημασιν ἐπὶ πλέον εἴρηται. νυνὶ δ᾽ ἀρκεῖ δεδηλῶσθαι τὸ<text:line-break/>κεφάλαιον, οὑ χρήζομεν εἰς τὸν ἐνεστῶτα λόγον, ὡς ἀμεμ-<text:line-break/>πτότατον εἴη ἂν πάντων ἐδεσμάτων εἰς εὐχυμίαν τε καὶ φυλα-<text:line-break/>κὴν ὑγείας πτισάνη καλῶς ἐσκευασμένη. τρέφει γε μὴν ἄρ-<text:line-break/>του ηττον ἡ καλλίστη· περὶ οὑ καὶ αὐτοῦ λέλεκται κατὰ τὸ β΄<text:line-break/>γράμμα περὶ τῶν ἐν ταῖς τροφαῖς δυνάμεων. τῆλις μὲν οὐκ<text:line-break/>εὔχυμος, ἃν πλεονάζῃ τις ἐν αὐτῇ, πτισάνην δὲ κᾂν καθ᾽<text:line-break/>ἑκάστην ἡμέραν εἰς κόρον ἐσθίῃς, οὐδὲν εἰς εὐχυμίαν βλαβήσῃ.<text:line-break/>περὶ κυαμου δ᾽ ἂν ἔλεγον ταὐτὸν, εἰ μὴ φυσωδηςἡν· οὔτε<text:line-break/>γὰρ κακόχυμος, οὔτε ἐμφρακτικὸς, ἃπερ ἐστὶ κεφάλαια τῶν<text:line-break/>ὑγιεινῶν ἐδεσμάτων · ὑπάρχει δ᾽ αὐτῷ ταῦτα διὰ τὸ ῥυπτι-<text:line-break/>κἤν ἔχειν ποιότητα καὶ δύναμιν ἐν αὑτῷ , καθάπερ ἡ κριθή.<text:line-break/>τῷ πισῷ δὲ τὸ μὲν ἄφυσον ὑπάρχει, τὸ ῥυπτικὴν δ᾽ οὐκ<text:line-break/>ἴσον τῷ κυάμῳ. περὶ δὲ τῆς φακῆς, ὅτι κακόχυμός ἐστι καὶ</text:p>
      <text:p text:style-name="P3">μελαγχολικη, σχεδὸν ουδεὶς ἀγνοεῖ· ὡς φαρμάκῳ δ᾽ αὐτἢ<text:line-break/>χρώμεθα πολλάκις ἐπὶ πολλῶν παθημάτων , ἀλλ᾽ οὐ νῦν ἐκεί-<text:line-break/>νων ο καιρος. ωχροι δὲ καὶ δόλιχοι τῶν μὲν εἰρημένων χεί-<text:line-break/>ρους, ἀμείνους δὲ λαθύρων, ὀλύραν δὲ μετὰ τὴν κριθὴν τί-<text:line-break/>θει, καὶ μετ ἐκείνην τίφην, ἔλυμος δέ σοι φευκτέος ἀεί · κα-<text:line-break/>λοῦσι δ᾽ αυτὸν ἔνιοι μελίνην τῶν παλαιῶν. ἡ δὲ κέγχρος<text:line-break/>ομογενης μέν ἐστι τῷ σπέρματι τούτῳ, μοχθηρὰ δ᾽ ἦττον.<text:line-break/>ο γε μὴν ἐρέβινθος, εἰ καὶ τρόφιμος, ἀλλ᾽ οὐκ εὔχυμος, φτι-<text:line-break/>σώδης δὲ οὐδὲν ᾖττόν ἐστι κυάμου, παροξύνει δὲ καὶ πρὸς<text:line-break/>συνουσίαν ἃμα τῷ πολὺ σπέρμα γεννᾂν, ὁ δὲ θέρμος ἱκα-<text:line-break/>νῶς παχύχυμοι εὔδηλον δ᾽, ὅτι καὶ τρόφιμος, εἴπερ παχύχυ-<text:line-break/>μος, ου μην κακοχυμος. τῶν δ᾽ αλλων ὀσπρίων οὐδὲ με-<text:line-break/>μνῆσθαι καλὸν εἰς εὐχυμίας λόγον, ὧν γε μηδ᾽ ἐσθίουσιν ἄν-<text:line-break/>θρωποι , πρὶν υπο λιμοῦ βιασθῆναι. περὶ μὲν οὑν ὁσπρί-<text:line-break/>ων αυταρκως εἴρηται, περὶ δὲ καρπῶν ἐφεξῆς ἃν εἴη<text:line-break/>ῥητέον.</text:p>
      <text:h text:style-name="Heading_20_2" text:outline-level="2">Κεφ. η΄. </text:h>
      <text:p text:style-name="P64">Εἰσὶ δ᾽ οἱ μὲν ἀπὸ δρυῶν ὀλίγου δεῖν<text:line-break/>ἄπαντες κακόχυμοι πλὴν τῶν καστανειῶν ὀνομαζομένων βα-</text:p>
      <text:p text:style-name="P3">λανων. αὑται δέ πεφθεῖσαι καλῶς ἐν τῇ γαστρὶ τρόφιμοι<text:line-break/>μεν εἰσι καὶ παχύχυμοι, κακόχυμοι δ᾽ οὐδαμῶς. τῶν δ᾽ ἃλ-<text:line-break/>λων οἱ μὲν ὡραῖοι καλούμενοι καρποὶ κακόχυμοι πάντες ·<text:line-break/>εαν δὲ δια [432] φθαρῶσιν ἐν τῆ γαστρὶ, φαρμάκου δηλη-<text:line-break/>τηρίου πλησίον ἤκουσιν, ὥσπερ λιαὶ τὰ μόρα, καίτοι μετριῶ-<text:line-break/>τερα τῶν Περσικῶν ὀνομαζομένων ὄντα καὶ τῶν κοκκυμήλων,<text:line-break/>ομως τὴν διαφθορὰν οὐδὲν ᾖττον ἐκείνων ὲχει μοχθηράν. . ἤν<text:line-break/>δ ονομάζουσιν ἰδίως οἱ Ἕλληνες ὀπώραν ἐν σύκοις καὶ στα-<text:line-break/>φυλαῖς οὐσαν, ἀμείνων μέν ἐστι τῶν εἰρημένων, οὐ σμικρὰν<text:line-break/>δ ὲχει τὴν διαφορὰν, ἤ πέπειρον ἀκριβῶς εἶναι τὸν καρπὸν,<text:line-break/>ἤ μηδέπω τοιοῦτον. ἐγγὺς γὰρ τῶν ἀβλαβῶν τὰ πέπειρα σῦ-<text:line-break/>κα, καὶ μετὰ ταῦτα ἡ πέπειρος σταφυλή. κρεμασθεῖσα δὲ καὶ<text:line-break/>ηδε τὸ φυσῶδες ἀποτίθεται καὶ γίνεται τελέως ἄμεμπτον. περὶ<text:line-break/>ἰσχαδων δὲ δόξειεν ἃν τις ἐναντία λέγων ἀληθεύειν, εἰ κακο-<text:line-break/>χυμους γε ἃμα καὶ εὐχύμους αὐτὰς εἴποι, νοσῶδές τε καὶ<text:line-break/>υγιεινὸν ἐχούσας. ἐὰν γὰρ αυται διεξέρχωνται κατὰ τὴν γα-<text:line-break/>στέρα, καὶ ἡ ἀπ αὐτῶν ἀναδοθεῖσα τροφὴ διά τε τοῦ δέρ-<text:line-break/>ματος παί τῶν νεφρῶν, ὑγιειναί τέ εἰσι καἴ εὔχυμοι · βρα-</text:p>
      <text:p text:style-name="P3">δύνουσαι δὲ κακοχυμότεροί πως γίνονται καὶ φθειρῶν πολλῶν<text:line-break/>γεννητικαί · μετὰ δὲ καρύων ἐσθιόμεναι κάλλιστόν εἴσιν<text:line-break/>ἔδεσμα, καθάπερ γε καὶ ἀμυγδάλων, ἀλλὰ μετὰ τούτων μὲν,<text:line-break/>ὡς ἐκφρακτυκῶν καὶ ῥυπτικῶν, οὐ μὴν εὐχύμων γε τοῖς κα-<text:line-break/>θύοις ὡσαυτως οὐδὲ τροφίμων, ἃμα δὲ τοῖς καρύοις βελ-<text:line-break/>πίους εἰς ἃπαντα. καί τινες τῶν γραψάντων συνθέσεις φαρ-<text:line-break/>μακων θανασίμων ἀλεξητήριον αὐτῶν ἀπάντων εἶναί φασι<text:line-break/>προλαμβανομένας ἰσχάδας ἄμα καρύοις τε καὶ πηγάνῳ, τὰ δ᾽<text:line-break/>ἄλλα τῶν ἀκροδρύων εἴδη κακόχυμά ἐστι, καὶ μάλισθ ὅσα τῶν<text:line-break/>ἀγρίων αὐτῶν καὶ θάμνων εἰσὶ καρποὶ, περὶ ων ἐπὶ πλέον<text:line-break/>εἴρηται κατὰ τὸ β΄ τῶν ἐν ταῖς τροφαῖς δυνάμεων. μήλων δὲ<text:line-break/>.καὶ ῥοῶν, ἀπίων τε καὶ μεσπίλων, οὐχ ὡς τροφῆς, ἀλλ᾽ ὡς<text:line-break/>φαρμακων χρήζομεν εἰς τόνον στομάχου τε καὶ γαστρός. καρ-<text:line-break/>ποὶ δ᾽ εἰσὶ καὶ σικυοὶ καὶ πέπονες καὶ μηλοπέπονες, ἀλλ᾽ οὐ-<text:line-break/>δὲν οὐδὲ τούτων εὔχυμον · εῖ δὲ μὴ ταχέως ὑπέλθοι, δια-<text:line-break/>φθείρεται κατὰ τὴν γαστέρα καὶ τὸν ἐκ τῆς διαφθορὰς γινό-</text:p>
      <text:p text:style-name="P3">μενον χυμὸν ἐγγὺς τοῖς θανασίμοις γενόμενον φαρμάκοις ἐρ-<text:line-break/>χάζεται. κολοκύνθη δ᾽ ἄμεμπτος μόνη τῶν τοιούτων καρ-<text:line-break/>πῶν, ἀλλὰ καὶ αὕτη διαφθαρεῖσα κατὰ τὴν γαστέρα κακό·-<text:line-break/>χυμσς ἱκανῶς γίνεται, καθάπερ καὶ τὰ συκάμινα · καὶ γὰρ καὶ<text:line-break/>ταῦτα, πρὶν διαφθαρῆναι, φθάσαντα ταχέως ὑπελθεῖν, οὐ-<text:line-break/>δὲν ἐργάζεται φαῦλον, εἴ γε μή τις ἐν αὐτοῖς πλεονάζοι · κοί-<text:line-break/>νὸν γὰρ τοῦτο περὶ ἀπάντων ὡραίων ἐπίστασθαί τε χρεί<text:line-break/>καὶ μεμνῆσθαι. τῶν δὲ λαχάνων οὐδὲν μὲν εὔχυμον, ἐλ<text:line-break/>μέσῳ δ᾽ εὐχύμου τε καὶ κακοχύμου θρίδαξ ἐστὶν, εἶτα μα·-<text:line-break/>λάχη, καὶ μεύ αὐτὴν ἀτράφαξύς τε καὶ ἀνδράχνη, καὶ βλί-<text:line-break/>τον καὶ λάπαθον. ἐσχάτως δὲ κακόχυμα πάντ ἐστὶν, ἀ<text:line-break/>καλοῦσιν ἄγρια λάχανα, θριδακίνη, χονδρίλη, σκάνδιξ, γιγ-<text:line-break/>γίδιον, σέρις, κιχωριον. αἱ δὲ ῥίζαι (356) τῶν λαχανω-<text:line-break/>δῶν φυτῶν κακόθυμοι μὲν, ὅσαι δριμεῖαι, καθάπερ αἱ τῶν<text:line-break/>κρομμύων καὶ πράσων καὶ σκορόδων καὶ ῥαφανίδων καί<text:line-break/>δαύκου, μέσαι δ᾽ εὐχυμων τε καὶ κακοχύμων αἷ τε τῶν<text:line-break/>ἄρων εἰσι καὶ τῶν γογγυλίδων, ἃς καὶ βουνιάδας ὀνομα΄<text:line-break/>ζουσι, καὶ τοῦ καλουμένου κάρους.</text:p>
      <text:h text:style-name="P19" text:outline-level="2">Κεφ. Θῶ</text:h>
      <text:p text:style-name="P64"><text:s/>Ὅρνιθες δὲ καὶ ἰχθύες ὀλίγου δεῖν ἃπαν-<text:line-break/>τες ευχυμοι πλὴν τῶν ἐν ἕλεσι καὶ λίμναις καὶ ποταμοῖς ἰλυώ-<text:line-break/>[433] δεσι καὶ θολεροῖς διαιτωμένων. ἀέρι γὰρ χείρονι<text:line-break/>χρῶνται καὶ νηξεσιν ἐλάττοσι καὶ τροφαῖς μοχθηροτέραις, καὶ<text:line-break/>μάλισθ ὅταν ἐκ πόλεως μεγάλης ῥέῃ τὸ ὕδωρ, ἐκκαθαῖρον<text:line-break/>αποπατους τε καὶ βαλανεῖα καὶ μαγειρεῖα καὶ τὰ τῶν πλυνόν-<text:line-break/>των τὴν ἐσθῆτα καὶ τὴν ὀθόνην ῥύμματα. χειρίστη γὰρ ἤ<text:line-break/>σὰρξ γίνεται τῶν ἐν ὕδατι τοιούτῳ διαιτωμένων ζώων] μά-<text:line-break/>λιστα μὲν, ὅταν ἐν αὐτῷ μόνῳ διατρίβωσι, κἂν ἐπιμίγνυται<text:line-break/>δὲ βελτίονι , μοχθηρότεροι πολλῷ καὶ οὔτοι τῶν ἐν καθαρῷ<text:line-break/>θαλάττῃ διαιτωμένων εἰσίν. ἄμεμπτοι γὰρ ὀλίγου δεῖν ἃπαν-<text:line-break/>τες ὑπάρχουσιν, ὅσοι κατὰ τὴν ἄμικτον ὕδατι γλυκεῖ δια-<text:line-break/>τρίβουσιν, ὥσπερ οἵτε πελάγιοι καλούμενοι καὶ οἱ πετραῖοι<text:line-break/>καὶ γὰρ εἰς εὐχυμίαν καὶ ἐν αὐτῇ τῇ κατὰ τὴν ἐδωδὴν ἡδονὴ<text:line-break/>προὔχουσι πολὺ τῶν ἄλλων, ἀσφαλέστατον μὲν οὑν ἀεὶ<text:line-break/>προσφέρεσθαι τῶν τοιουτων· εἰ δέ τι ζῶον εἴη τῶν ἐν ἑκατέροις<text:line-break/>τοῖς ὕδασι διαιτωμένων, ὥσπερ ὁ κέφαλος καὶ ὁ λάβραξ,<text:line-break/>ὅ τε κωβιὸς καὶ ἡ σμύραινα, καρκῖνοί τε καὶ ἐγχέλυες , ἀνα-</text:p>
      <text:p text:style-name="P13">πυνθάνεσθαι μὲν πρότερον, οθεν εἴη τεθηρευμένον, μετὰ<text:line-break/>δὲ ταῦτα τῇ ὀσμῇ καὶ τῇ γευσει τὴν διάγνωσιν αὐτῶν ποι-<text:line-break/>εῖσθαι. καὶ γὰρ δυσώδεις καὶ ἀηδεῖς καὶ βλεννώδεις, ὅσοι τὴν<text:line-break/>δίαιταν ἔσχον ἐν ὕδατι μοχθηρῷ καἴ μέντοι καὶ λίπος αὐ-<text:line-break/>τοῖς ὑπάρχει πολὺ πλέον ἤπερ τοῖς ἄλλοις, καὶ σήπονται<text:line-break/>ταχέως. οἱ δ᾽ ἐν θαλάττῃ καθαρᾷ διαιτώμενοι τήν τε ὀδμὴν<text:line-break/>ἄμεμπτον ἔχουσι καὶ τὴν γεῦσιν ἡδεῖαν, τό τε λίπος ὁλίγιστον,<text:line-break/>ἤ οὐδ᾽ ὅλως,<text:tab/>ἐξαρκοῦσί τε πλέονι χρόνῳ μὴ σηπόμενοι,<text:tab/>καὶ</text:p>
      <text:p text:style-name="P65">μάλισθ ὅταν αὐτοῖς τις περιβάλλῃ χιόνος. κατὰ ταῦτα μὲν<text:line-break/>οὐν καὶ κρείττους οἱ σκληροτεροι γίνονται ψαθυρωτέραν ἴσχον-<text:line-break/>.τες τὴν σάρκα τοῖς πετραίοις τε καλ τοῖς ὀνίσκοις ὁμοίως·<text:line-break/>ὃ γὰρ τούτοις ὑπάρχει φυσει, τοῦτο τοῖς σκληροσάρκοις ἐκ</text:p>
      <text:p text:style-name="P65">της χιονος προσγινετατ.<text:tab/>οια τουτ ουν εναντιωτατην εχουσιν</text:p>
      <text:p text:style-name="Normal">οὐσίαν τῆς σαρκὸς οἷ α΄ ἐκ θαλάττης καθαρὰς κέφαλοι καὶ<text:line-break/>οἱ κατὰ τὸ μοχθηρὸν ὕδωρ διαιτώμενοι · παραπλησίως δ᾽<text:line-break/>αὐτοῖς καἴ οἱ κωβιοὶ καἴ οἱ λαβρακες, ἔτι τε τούτων μᾶλλον<text:line-break/>οἱ ἄλλοι, καὶ σμύραιναι δὲ φαυλσταται γίνονται κατὰ τὰ τοι-<text:line-break/>αῦτα τῶν ὑδάτων. ἡ δ᾽ ἔγχελυς σὐδ᾽ ὅλως εὔχυμον ἔδεσμα,<text:line-break/>κᾂν ἐξ ὕδατος ᾖ καθαροῦ, μήτοι γε δὴ τοῦ πόλιν ἐκκαθαῖρον-</text:p>
      <text:p text:style-name="P3">τος, ὡς εἴρηται. καὶ παρὰ τὰς ἐπιχωρίους δὲ τροφὰς<text:line-break/>ἀμείνους τε καὶ χείρους ἑαυτῶν ἰχθύες γίνονται, διαγινωσκό-<text:line-break/>μενοι ῥᾳδίως ὀσμῃ τε καὶ γεύσει, καθάπερ αἱ τρίγλαι. μο-<text:line-break/>χθηρότεραι γαρ αὐτῶν αἱ τὴν καρκινάδα σιτούμεναί, τῶν<text:line-break/>δ᾽ ἄλλων ἡ σὰρξ σκληροτέρας ἐστὶν ὕλης, οὐ μόνον τῆς<text:line-break/>τῶν πετραίων τε καὶ ὀνίσκων, ἀλλὰ καἴ κεφάλων και λὰτ<text:line-break/>βρύκων, καὶ τῶν ἄλλων πελαγίων, καὶ κατὰ τοῦτο δυσπε-<text:line-break/>πιοτέρα τε καὶ τροφιμωτέρα , κακόχυμον οὐδὲν ἔχουσα. λε-<text:line-break/>λεκται δὲ τελεώτερον ὑπὲρ ἀπάσης τροφῆς ἐν τρισὶν ὑπομνή-<text:line-break/>μασιν, ἃ περὶ τῶν ἐν ταῖς τροφαῖς δυνάμεων ἐπιγέγραπται,<text:line-break/>καὶ χρὴ τὸν ὑγιεινῆς τροφῆς φροντίζοντα μήτε τῆς ἐκείνων<text:line-break/>ἀναμνήσεως ἀμελῆσαι, μήθ' ὅλως τῆς ὑγιεινῆς πραγματείας,<text:line-break/>ἦς μέρος ἐστὶ καὶ τὸ περὶ τῶν ἐν ταῖς τροφαῖς δυνάμεων. ἄλλα<text:line-break/>καὶ περὶ τῆς λεπτυνούσης διαίτης, ἐναντίας οὔσης τῇ παχυ-<text:line-break/>νούσῃ διαίτῃ , γέγραπται βιβλίον ἕτερον ἱκανῶς χρήσιμον οἷς<text:line-break/>ὑγεία σπουδάζεται.</text:p>
      <text:h text:style-name="P19" text:outline-level="2">Κεφ. ι. </text:h>
      <text:p text:style-name="P64">Μεμνῆσθαι δέ σε πρὸ πάντων βούλομαι<text:line-break/>κατα τας τοιαύτας πραγματείας, ὡς οὔτε βοηθήματος, οὔθ'<text:line-break/>[434] υγιεινῶν διαιτημάτων ἐπιστήμων ἐστὶ τελέως ὁ τὰς<text:line-break/>τῶν υλῶν δυνάμεις ἀκριβῶς ἐκμαθὡν, ἐὰν μὴ γινώσκη τὰς<text:line-break/>τῶν σωματων φύσεις, οίς ταῦτα προσάγεται. τινὰ μὲν γὰρ<text:line-break/>αυτῶν ἐστι πυκνὰ καὶ ἀδιάπνευστα, τινὰ δ᾽ ἀραιὰ καὶ ῥᾳ--<text:line-break/>δάος ἐκκενουμενα. καὶ δεῖται δηλονότι τροφῆς ὑγροτέρας τὰ<text:line-break/>προτερα, ξηροτέρας δὲ τὰ δεύτερα, καὶ τὰ μὲν κὀλλωδεστέ-<text:line-break/>ρας, τα δὲ λεπτοτέρας, καὶ τὰ μὲν ἐλάττονος, τὰ δὲ πλείο-<text:line-break/>νος. ουτως δὲ καὶ ὅσοι μελαγχολικώτερον ἔχουσι τὸ αἷμα,<text:line-break/>τῶν υγρῶν καὶ θερμῶν τῇ κράσει δέονται τροφῶν, ὥσπερ γε<text:line-break/>καὶ οσοι χολωδέστερον, ὑγρῶν καὶ ψυχρῶν, ὡσαύτως δ᾽ οἵ<text:line-break/>φλεγματῶδες, θερμαινουσῶν τε καὶ ξηραινουσῶν. ὅσοι δ᾽<text:line-break/>αίμα χρηστὸν ἀθροίζουσι πλέον, ὀλιγωτέρων μὲν ἐδεσμάτων<text:line-break/>χρήζουσιν, ἐπιφανῆ δ᾽ οὐδεμίαν ἐχόντων δύναμιν, ἀλλ᾽ ἐν<text:line-break/>τῷ μέσῳ καθεστηκότων, ὡς μήτε θερμαίνειν ἀξιολόγως, μήτε<text:line-break/>ψύχειν, ὥσπερ γε καὶ μηδ᾽ ὑγραίνειν ἤ ξηραίνειν, οὕτω<text:line-break/>δὲ καὶ παχους καὶ λεπτότητος ἐν τῷ μέσῳ καθεστηκότων,</text:p>
      <text:p text:style-name="P3">ωσαυτως δὲ γιπσχροτητος τε καὶ τῶν ἐναντίων αὐτῇ · κραυ-<text:line-break/>ροτητα δὲ λέγω καὶ ψαθυρότητα. ὑπάρχει δὲ κραυρότης<text:line-break/>μεν τοῖς σκληροῖς τε καὶ ξηροῖς ἱκανῶς, ψαθυρότης δὲ<text:line-break/>τοῖς μαλακοῖς τε καὶ μέσοις καθ᾽ ὑγρότητά τε καὶ ξηρότητα ·<text:line-break/>κοινον δ αμφοῖν το μηδὲν ἔχειν γλίσχρον. διαγνωστικὴν<text:line-break/>οὐν εἰναι προσηκει τον ὁρθῶς χρησόμενον ταῖς τροφαῖς,<text:line-break/>πρῶτον μὲν τῆς κατ ἀραιότητά τε και πυκνότητα τοῦ δέρ-<text:line-break/>ματος ἐν τοῖς ἀνθρώποις διαφοράς, ἐφεξῆς δ᾽ αὐτῇ τῆς ὅλης<text:line-break/>τοῦ σώματος κράσεως, εἰθ' ἑξῆς εἰ σώζει πάντα τὰ μόρια<text:line-break/>τοῦ σώματος τὴν οἰκείαν κρᾶσιν. ἐνίοτε μὲν γὰρ ἡ κεφαλή<text:line-break/>ἐστι θερμοτέρα τοῦ προσήκοντος, ἡ γαστὴρ δὲ ψυχροτέρα,<text:line-break/>πολλάκις δὲ τοὐναντίον ἡ γαστὴρ μὲν θερμοτέρα, ψυχρο-<text:line-break/>τέρα δ᾽ ἡ κεφαλή · καὶ τἄλλα μόρια πάνθ' ὡσαύτως. ἡ μὲν<text:line-break/>οὐν ἄλλη πάσα θεραπευτική τε καὶ ὑγιεινὴ μέθοδος ἀπάντων<text:line-break/>ὁμοτίμως ἐστόχασται, τὰ δὲ κατὰ τὰς τροφὰς ἐξαίρετον μὲν<text:line-break/>ἔχει καὶ πρῶτον σκοπὸν, ὅπως ἄριστα πεφθήσεται, δεύτερον<text:line-break/>δὲ ἐπὶ τῷδε, τὸν ἀναδοθησόμενον ἐκ τῆς πεφθείσης τροφῆς<text:line-break/>χυμὸν ἐπιτήδειον εἰναι τῇ κρασει τῶν ἄλλων μορίων. ἀναγ-</text:p>
      <text:p text:style-name="P3">καία τοιγαροῦν ἐκ τῶνδε φαίνεται τοῖς ὀρθῶς μέλλουσι χρῆ-<text:line-break/>σθαι τροφαῖς ἡ περὶ κράσεως πραγματεία. καὶ τοίνυν ὡς<text:line-break/>γεγυμνασμένῳ σοι κατ αὐτὴν, ὅσον ἔθ' ὑπόλοιπόν ἐστιν εἰς<text:line-break/>εὐχυμίαν τε καὶ κακοχυμίαν ἀναγκαῖον ἐγνῶσθαι, προσθήσω,<text:line-break/>την ἀρχὴν απὸ τῶν οἴνων ποιησόμενος.</text:p>
      <text:h text:style-name="Heading_20_2" text:outline-level="2">Κεφ. ια΄. </text:h>
      <text:p text:style-name="P64">Ὅσοι μὲν οὐν αὐτῶν ὑδατώδεις εἰσὶ καὶ<text:line-break/>λεπτοὶ κατὰ ξύστασιν, οὔρησίν τε κινοῦντες, ὀλιγίστην πα-<text:line-break/>ρέχουσι τῷ σώματι τροφήν · ὅσοι δὲ παχεῖς, ὥσπερ ὁ Θη-<text:line-break/>ραῖος τε καὶ ὁ Σκυβελίτης, ἀξιολόγως τρέφουσι. διαφέρουσι<text:line-break/>δ αλλήλων τῷ μᾶλλόν τε καὶ ἦττον ἀνάλογον τῷ πάχει.<text:line-break/>τοιοῦτος δέ ἐστιν οἰνος παρ ἡμῖν ἐν Ἀἰγαῖς καὶ Περπερίνῃ,<text:line-break/>τῇ μὲν ὁμόρῳ Μυρίνῃ, τῇ δὲ Περγάμῳ. τελέως μὲν οὐν<text:line-break/>εἰσι γλυκεῖς ὅ τε Σκυβελίτης καὶ ὁ Θηραῖος, αὐστηρὸς δὲ<text:line-break/>ἃμα καὶ γλυκὺς ὁ Κιλίκιος ὁ Ἀβάτης, ἀπὸ χωρίου τὴν προση-<text:line-break/>γορίαν ἐχων, ὁ δ᾽ ἐν Ἀἰγαῖς καὶ Περπερίνῃ μέσοι τούτων<text:line-break/>εἰσὶν, οὔτε γλυκεῖς ἀκριβῶς ἄντες, οὔτε στύψιν ἔχοντες ἀξιο-<text:line-break/>λογον ὁμοίως τῷ Κιλικίῳ. [435] μέλανες δὲ πάντες οὔτοι<text:line-break/>τυγχάνουσιν ὄντες · οὐδὲ γὰρ ἂν εὕροις οὐδένα παχὺν ἃμα</text:p>
      <text:p text:style-name="P3">καὶ γλυκὺν οἶνον, ὃς οὐκ ἔστι μέλας. ἐὰν ουν τῶν λευκοὶ<text:line-break/>τάτων οἴνων ἑψήσῃς τὸ γλεῦκος, ὡς τὸ καλούμενον ἐργα-<text:line-break/>σασθαι σίραιον, ὥπερ ἕψημα παρ ἡμῖν ὀνομάζεται, μέλαν<text:line-break/>ἴσχει το χρῶμα πα (359) ραπλησίως τῷ Θηραίῳ. μέλαν δε<text:line-break/>καὶ τὸ τοῦ Καρυίνου χρῶμ ἐστὶ, γλυκέος ὄντος αὐτοῦ. τὸ δὲ<text:line-break/>τοῦ Θηρίνου μέλαν μὲν, ἀλλ᾽ οὐκ ἴσον τῷ Καρυίνῳ · ἀπο-<text:line-break/>λείπεται γάρ τι καὶ τῆ γλυκύτητι τοῦ Καρυίνου. λευκὸς δὲ<text:line-break/>οἰνος οὐδεὶς γλυκύς ἐστιν, ἀλλὰ τινὲς μὲν αὐστηροί τε καἴ<text:line-break/>παχεῖς, τινὲς δ᾽ ὑδατωδεις τε καὶ λεπτοἄ ξανθοὶ δὲ καὶ<text:line-break/>κιρροὶ, τινὲς μὲν γλυκεῖς εἰσι μετρίως, ὥσπερ Ἱπποδαμάν-<text:line-break/>τειός τε καὶ ιΦαυστιανὸς ἐθαλερῖνο.ς, ἔνιοι δ᾽ ὅλως γλυκεῖς.<text:line-break/>οἱ δ᾽ ἐρυθροὶ παχύτεροι τούτων, ὥσπερ γε τούτων ἕτεροι,<text:line-break/>πλησιάζοντες ἤδη κατὰ τὸ χρῶμα τοῖς μέλασιν. ἡ τροφὴ δ᾽<text:line-break/>ἐξ ἀπαντων ἐστὶν αὐτῶν ἀναλογος τῷ πάχει. καὶ διὰ τοῦ-<text:line-break/>το τοῖς μὲν ἀναθρέψεως δεομένοις ἐπιτρεπτέον πίνειν τοὺς<text:line-break/>γλυκεῖς, καὶ μάλισθ ὅταν ἀμέμπτως ὲχωσι τὰ καθ᾽ ὴπάρ τε<text:line-break/>καὶ σπλῆνα καὶ νεφρούς · τοῖς δ᾽ ἤδη παχὺν ἠθροικόσι χυ-<text:line-break/>μον ἐν ταῖς φλεψὶν οἱ λεπτοὶ κατα τὴν σύστασιν χρήσιμοι,<text:line-break/>ψυχρῶν μὲν ἡθροισμένων ἐν ταῖς φλεψὶ χυμῶν, οἱ δριμεῖς καὶ</text:p>
      <text:p text:style-name="P3">παλαιοὶ, μη ψυχρῶν δὲ, ὅσοις τδύτων οὐδέτερον ὑπάρχει.<text:line-break/>βελτίους μὲν οὐν εἰς εὐχυμίαν οἱ εὐώδεις, ἀλλὰ καὶ κεφαλὴν<text:line-break/>πλάττουσι · κρείττους δ εἰς ουρησιν οἷ λεπτοὶ, κεφαλῆς δ᾽<text:line-break/>ουδ ολως απτονται. φεύγειν δὲ τοὺς παχεῖς ἃμα καὶ δυσώ-<text:line-break/>δεις καὶ αηδεῖς καὶ αὐστηροὺς, οἰός ἐστιν ὁ φαῦλος Βικυὸς<text:line-break/>ἐν τοῖς μεγάλοις κεραμίοις, ὁ δ᾽ ἐν τοῖς μικροῖς οὔτ ἀηδὴς,<text:line-break/>ουτε δυσωδης, οὔτε παχὺς ἄγαν ἐστὶν, ἀλλ᾽ οὐδὲ τὴν στύ-<text:line-break/>ψιν ἔχει στρυφνήν · εὔχυμος δ᾽ σὐδ᾽ οὕτος , ὥσπερ οὐδὲ κα-<text:line-break/>κοχυμος, ἀλλ᾽ ἐν τῷ μεταξὺ τῶν εὐχύμων τε καὶ κακοχύμων<text:line-break/>ἐστί. τῶν γε μην εὐχυμοτάτων οἴνων καὶ ὁ τθαλερῖνός ἐστι,<text:line-break/>καὶ μᾶλλον ὁ γλυκύτερος. ἐκ ταὐτοῦ δὲ γένους τῷδε καὶ ὁ<text:line-break/>κιρρὸς Τιμωλίτης ὁ γλυκυς. ἔστι γὰρ καὶ τούτου τὸ ἕτερον<text:line-break/>εἰδος αὐστηρὸν, οὐχ ὁμοίως εὔχυμον, ὥσπερ οὐδ᾽ ἄλλος οὐ-<text:line-break/>δεὶς αὐστηρὸς ἱκανῶς, εἰ καὶ ῥώμην ἐντίθησιν ἐκλύτῳ στομα-<text:line-break/>χῳ καὶ γαστρὶ, καὶ μάλιστα κατὰ δυσκρασίαν θερμὴν πεπον-<text:line-break/>θόσιν. ἕνεκα γὰρ τούτου καὶ τοῦ συστῆσαι ῥεομένην γαστε-<text:line-break/>ρα χρώμεθα τοῖς αὐστηροῖς. οἴνοις, ἄλλως οὐκ ἂν χρησάμε-</text:p>
      <text:p text:style-name="P3">νοι δια το μητ αναδόσει τροφῆς, μήθ' αἱματώσει, μήτ<text:line-break/>ευχυμίᾳ, μητ οὕρων εὐροίᾳ, μήθ' ἱδρώτων ἐκκρίσει, μήτε<text:line-break/>γαστρος υπαγωγῇ συντελεῖν αυτούς. ἀλλ᾽ οὐ πρόκειται νῦν<text:line-break/>·ουτ αρετας οὔτε κακίας οἴνων πάσας διέρχεσθαι, καὶ μάλισθ<text:line-break/>οσοι διαφέρουσι νοσοις. ὅπερ οὑν πρόκειται, πάλιν ἀνα-<text:line-break/>ληφθεν ἐν κεφαλαίοις βραχέσιν εἰρήσεται. τοῖς χολωδεστέ-<text:line-break/>ροις σωμασιν, εἴτε δια φυσικὴν δυσκρασίαν, εἴτε δύ ἐπίκτη-<text:line-break/>τον οπωσοῦν γεγονυῖαν, οὔτε Ψαλερῖνος, οὔτε Τμωλίτης<text:line-break/>κιῥῥος γλυκὺς, οὔτ Ἀριούσιος, οὔθ' ὁ Δέσβιος ὁ εὐώδης τε<text:line-break/>καὶ κιῥῥὸς, ὅμοιος τοῖς προειρημένοις ὧν, ἐπιτήδειος πί-<text:line-break/>νεσθαι· θερμοὶ γὰρ ἄπαντες οἱ τοιοῦτοι. μήτ οὑν χολῶ-<text:line-break/>δεσι, μητε τοῖς ἐξ ἐγκαυσεως, ἤ καμάτων πολλῶν, ἤ ἐνδείας,<text:line-break/>ἤ λύπης, ἢ ὥρᾳ, ἤ χώρᾳ καὶ καταστάσει θερμῇ, διδόναι τοι-<text:line-break/>οῦτον οίνον. ἐξ ὑπεναντίου μὲν οὑν ἀγαθὸς ἃπασι τοῖς θερ-<text:line-break/>μαίνεσθαι δεομένοις, φλεγματώδεσί τε καὶ ψυχραῖς κράσεσι,<text:line-break/>καὶ χυμῶν πλῆθος ὠμῶν ήθροικόσιν, ἀργῶς βιοῦσιν ἐν χω--<text:line-break/>ρᾶμ ψυχρῷ καὶ χειμῶνι καὶ καταστασει ψυχρᾷ καὶ ὑγρᾷ</text:p>
      <text:p text:style-name="P3">τούτοις μὲν ἃπασιν ἀγαθὸς ὁ κιρῥὸς οἶνος καὶ γλυκύς · ἐναντ-<text:line-break/>τίοςδὲ τοῖς ἐναντίως ἔχουσιν, οὐχ ὡς κακογαμίαν ἐργαζόμενος,<text:line-break/>[436] ἀλλ᾽ ὡς θερμαίνων τοὺς ψύχεσθαι δεομένους. ἕτοιμον<text:line-break/>γὰρ αὐτοῖς ἐστι τοῦτον πίνουσιν καὶ κεφαλὴν ἀλγῆσαι καὶ<text:line-break/>πυρέξαι καί τι τοῖς νεύροις παθεῖν. οἱ δὲ τῶν κιρρῶν τε<text:line-break/>καὶ μετρίως γλυκέων, (οὐδεὶς γὰρ κιῥῥὸς ἄκρως ἐστὶ γλυκὺς,)<text:line-break/>ἐπὶ τὸ μελάντερον δὲ καὶ γλυκύτερον ῥέποντες, οὐχ ὁμοίως<text:line-break/>θερμοὶ τοῖς κιρροῖς εἰσιν. εἰκότερον σύν οὔτε κεφαλὴν, οὔτε<text:line-break/>νεῦρα βλαπτουσιν, οὔτε πυρετοὺς ἐξάπτουσιν ὡσαύτως ἐκεί-<text:line-break/>νοις. ὅτι δὲ γαστρὸς οἱ γλυκεῖς οἰνοι καὶ παχεῖς εἰσιν ὑπα-<text:line-break/>κτικοὶ, σχεδὸν οὐδεὶς ἀγνοεῖ, καθάπερ γε καὶ περὶ γλεύκους,<text:line-break/>οπως ἐστὶ φυσῶδες καὶ δύσπεπτον καὶ παχύχυμον καὶ μόνον<text:line-break/>ἀγαθὸν ἐχον ὑπάγειν γαστέρα, κἂν ἀτυχήση ποτὲ τούτου,<text:line-break/>βλαβερώτερον γίνεται. πάντων δ᾽ οἴνων κοινόν ἐστιν, ὅσοι<text:line-break/>γε μὴ πάνυ παχεῖς εἰσι καὶ λίαν γλυκεῖς, ὥσπερ ὁ Θηραῖός τε<text:line-break/>καὶ ὁ Σκυβελίτης, ἐπειδὰν εἰς χρόνου μῆκος ἐκταθῶσι, ξαν-<text:line-break/>θὴν τὴν χρόαν γίνεσθαι καί τι καὶ στίλβον ἐχειν ὁμοίως<text:line-break/>πυρὰ καὶ γὰρ οἱ μέλανες, οἷός πέρ ἐστιν ὁ παρ ἡμῖν ἐν Περ-</text:p>
      <text:p text:style-name="P3">περίνη γιγνομενος, εἰ χρονίσαιεν, εἰς ἐρυθρὰν μὲν ἤ κιῥῥὰν<text:line-break/>πρότερον ἀφικνοῦνται ποιότητα, μετὰ ταῦτα δ᾽ εἰς ξανθὰ-<text:line-break/>τητα, καὶ ὁ λευκὸς, ὁποῖος ὁ Βιθυνὸς Ἀμιναῖος, ὁνὁμά-.<text:line-break/>ζουσι δὲ Ῥωμαῖοι τὸν οὕτως παλαιωθέντα κέκοῦβον, ὃν οὐκ<text:line-break/>αν ἔτι γνωρίσαις ἐξ ὁποίου γένους ἤν. ἤδη δ᾽ ὁ τοιοῦτός<text:line-break/>ἐστι καὶ πικρὸς καὶ διὰ τοῦτ αὐ μὴ ἐπιτήδειος εἰς πόσιν. ἀλλ᾽<text:line-break/>οἷ γε καπηλεύοντες τοὺς οἴνους μιγνύντες τοῖς νέοις τοὺς τοι-<text:line-break/>συτους, ὡς παλαιοὺς πιπράσκουσιν, ἐξαπατῶντες τῇ πικρὰ-<text:line-break/>τητι τοὺς ἀγνοοῦντας ἀκριβῶς οἴνων γεύεσθαι, φεύγειν έιὑν<text:line-break/>χρὴ τῶν οὕτω παλαιῶν τὴν πόσιν, ὥσπερ καὶ τῶν πάνυ νέων.<text:line-break/>οἱ μὲν γὰρ ὑπερθερμαίνουσιν, οἱ δ᾽ οὐδ᾽ ὅλως θερμαίνουσιν,<text:line-break/>ἔστ ἀν ὠσιν νέομ τοσοῦτον γὰρ δέουσιν συντελεῖν τι ταῖς<text:line-break/>τῶν σιτίων πέψεσιν, ὥστ αὐτοὶ μόλις πέπτονται. πρὸς<text:line-break/>τουτοις δ᾽ οὐδ᾽ ὑπέρχονται κατὰ τὴν κοιλίαν , οὔτ ἀναδίδον-<text:line-break/>ται ῥᾳδίως, οὔτ σύρα προτρέπουσιν , οὔθ' αἱματώσει συν-<text:line-break/>τελοῦσιν, οὐδὲ θρέψει, διαμένουσι δ᾽ ἐπὶ πλεῖστον ἐν τῇ<text:line-break/>γαστρὶ μετέωροι παραπλησίως ὕδατι , κᾳν βραχύ τις αὐτῶν</text:p>
      <text:p text:style-name="P3">πίῃ, ῥᾳδίως ὀξύνονται, μόνους δ᾽ ἄν τις τοὺς νέους ἐα΄<text:line-break/>αγαθῷ πίνοι τοὺς λεπτοὺς τῇ συστάσει, καθάπερ ἔν<text:line-break/>Παλίῳ ο/ τε Ταυρίας ὀνομαζόμενός ἐστι , καὶ ὁ Ἀλβανὸς,<text:line-break/>ἔνιοί τε τῶν ἐν τοῖς Σαβίνοις τε καὶ Θούσκοις γεννωμένων ·<text:line-break/>ου γαρ δη πάντες εἰσὶ τοιοῦτοι. καὶ περὶ Κέαν δὲ πόλιν<text:line-break/>ο κ,ατα τον ὑπερκείμενον αὐτή λόφον Ἀμιναῖος ἐν τάχει<text:line-break/>ποτιμος γίνεται. κατὰ δὲ τὴν Ἀσίαν παρ ἡμῖν ὅ τε Τι-.<text:line-break/>βηνοςἐστι τοιοῦτος, καὶ ὁ Ἀρσύῖνος, καὶ μετ αὐτοὺς ὁ<text:line-break/>Τιτακαζηνσς. ἀλλὰ τούτους μὲν ὡς ἐπί παραδείγματος προὐ-<text:line-break/>χειρισάμην, ἐθεασάμην δὲ τοιούτους οἴνους ἐν ἃπασι σχεδὸν<text:line-break/>τοῖς ἔθνεσιν · ἀλλ᾽ ἀγνοοῦσιν αὐτοὺς οἱ ξένοι κατὰ διτ-<text:line-break/>τὴν αἰτίαν, ὅτι τε παντάπασιν ὀλίγοι γεννῶνται, καὶ<text:line-break/>διοτι μακρον πλοῦν οὐ φέρουσιν, ὡς ὑπὸ τῶν ἐμπόρων μὴ<text:line-break/>δυνασθαι εἰς ἄλλην χώραν μετακομίζεσθαι, διορίσαις δ᾽ ἃν<text:line-break/>ῥᾳδίως τους τοιούτους οἴνους, πρῶτον μὲν καὶ μάλιστα<text:line-break/>τῇ λεπτοτητι, πλησίον ἥκοντας ὕδατος, εἰτα καὶ λευκότητι,<text:line-break/>καὶ γευομένῳ δ᾽ ἂν σοι φανεῖεν ὑδατώδεις, οὐδεμίαν ἔχοντες<text:line-break/>ἰσχυραν στυψιν, ἔν τε τῷ κεράννυσθαι μὴ φέροντες ὕδατος</text:p>
      <text:p text:style-name="P3">μίξιν πολλην · διὸ καὶ πρὸς τῶν παλαιῶν ἰατρῶν ὁλιγοφό-<text:line-break/>ροι κέκληνται. καὶ μέντοι καὶ καθάπερ οἱ κιῥῥοὶ θερμοὶ<text:line-break/>την δύναμιν ὄντες αὐτίκα πληροῦσι τὴν κεφαλὴν, οὕτως<text:line-break/>οἱ τοιοῦτοι πρὸς τῷ μηδέποτε βλάπτειν αὐτὴν ὠφελοῦσιν,<text:line-break/>ἐνίοτε παύοντες ὀδύνας μικράς τινας, ὅσαι διὰ τοὺς ἐν τῇ<text:line-break/>κοιλίᾳ χυμους εἰώθασι γίγνεσθαι. τῆς γαρ τοι κεφαλῆς,<text:line-break/>ου μόνον ὅταν αὕτη πάσχῃ τι πάθος ἴδιον ὀδυνωμένη,<text:line-break/>[437] ἀλλὰ καὶ διὰ τὴν κοιλίαν ἀναπέμπουσαν ἀτμοὺς χυμῶν<text:line-break/>μοχθηρῶν, ἡ τοιαύτη κεφαλαλγία δύ οἴνου πόσεως ὀ.λιγο-<text:line-break/>φόρου ἰᾶται βραχεῖαν ὲχοντος στῦψιν. ὅσοι γὰρ ἔκλυτοι<text:line-break/>παντάπασίν εἰσιν, ὥσπερ ὁ παρ ἡμῖν Τιβηνὸς, ἐν Ἱταλίᾳ<text:line-break/>δὲ τῶν Σαβίνων ἔνιοι, τοσούτῳ χείρους ὑπάρχουσι τῶν<text:line-break/>ἀτρέμα στυφόντων, ὅσῳ βελτίους εἰσὶν ὕδατος. εὕροις γὰρ<text:line-break/>ἀν ποτε καὶ δι᾽ ὕδατος πόσιν ἀλγοῦντας ἐνίους τὴν<text:line-break/>(360) κεφαλὴν, καὶ μάλισθ ὅταν ᾖ μοχθηρὸν, ὡς αὐτοῦ τε<text:line-break/>διαφθειρομένου καὶ τὸν φυσικὸν τόνον ἐκλύοντος, τῆς δὲ<text:line-break/>γαστρὸς ἀτονησάσης ἰχῶρες χολώδεις εἰώθασιν συῥῥεῖν ἐκ τοῦ<text:line-break/>σώματος εἰς τὸ κύτος αὐτῆς, ὥσπερ τοῖς νηστεύσασιν, ὧν τῆς</text:p>
      <text:p text:style-name="P3">κακίας τε καὶ βλάβης ὁ προειρημένος οἶνος ἐλευθεροῖ τὸν<text:line-break/>ἄνθρωπον, εκ μὲν τοῦ παραχρῆμα τῷ τῆς ἐπικράσεως λόγῳ,<text:line-break/>μετὰ βραχὺ δὲ καἴ τῷ ῥωσθεῖσαν τὴν κοιλίαν ὠθεῖν ἀφ<text:line-break/>ἑαυτῆς κάτω τὰ λυποῦντα. ταῖς μέντοι θερμαῖς πάνυ κρά-<text:line-break/>σεσι τῶν ἀνθρώπων, ἤ διὰ φύσιν, ἤ διὰ ἡλικίαν, ὠφελι-<text:line-break/>μώτερον οἴνου ποτὸν ὕδωρ ἐστίν · εἰ δέ ποτε καὶ δεήσειεν<text:line-break/>οἴνου, το τε λεπτον καὶ μετρίως αὐστηρὸν αὐτοῖς διδόναι.<text:line-break/>κατὰ δὲ τὸν αυτον τρόπον ἐπὶ πάντων ἐδεσμάτων τε καὶ<text:line-break/>πομάτων. οὐχ ἀπλῶς ἑκάστῳ χρῆσθαι βέλτιον, ἀλλὰ μετὰ<text:line-break/>τοῦ διορίσασθαι τας φυσεις. τῶν χρησομένων. ἔστι δὲ με-<text:line-break/>γίστη μὲν ἐν τοῖς οἴνοις διαφορὰ, κατ εἴδη σκοπουμένων<text:line-break/>ἡμῶν, ὡς διήρηται, βραχεῖα δ᾽ ἐν τοῖς ἄλλοις · οὐ γὰρ ἃν<text:line-break/>μήροις ποτε φακῆν ἤ κράμβην ὑγραίνουσαν, ἀλλ᾽ ᾖττον μὲν<text:line-break/>ἑτέραν ξηραίνουσαν, υγραίνουσαν δ᾽ οὐδεμίαν. ἔτι δὲ μάλ-<text:line-break/>λον οὐκ ἂν εὕροις τι γένος κρομμύων, ἤ πράσων, ἤ σκορό-<text:line-break/>δων ψῦχον, ἀλλ᾽ ἡττον τε καὶ μᾶλλον θερμαῖνον · οὐκ οὑν<text:line-break/>οὐδὲ θριδακίνην θερμαίνουσαν, οὐδ᾽ ἀτράφαξυν, ἤ βλίτον,<text:line-break/>ἤ ἀνδράχνην. οὐ μὴν οὐδὲ τὸ μᾶλλον καὶ ἡττον ἐν αὐτοῖς</text:p>
      <text:p text:style-name="P3">μεγάλην ὲχει διαφοράν. ἐπὶ δὲ τῶν οἴνων ὁ παλαιότατος,<text:line-break/>ὁν ἔφην ὑπὸ Ῥωμαίων ὀνομάζεσθαι κέκουβον , εἰς τοσοῦτον<text:line-break/>τοῦ λευκοῦ τε αμα καὶ αυστηροῦ καὶ νέου διενήνοχε καὶ<text:line-break/>παχέος οἴνου, ὡς τὸν μὲν ἱκανώτατα θερμαίνειν, τὸν δὲ<text:line-break/>ψύχειν αἰσθητῶς.</text:p>
      <text:h text:style-name="Heading_20_2" text:outline-level="2">Κεφ. ιβ΄. </text:h>
      <text:p text:style-name="P64">Οὐκ ὀλίγη δ᾽ ἐστὶ καὶ κατὰ τὸ μέλι δια-<text:line-break/>φορα. το γε. μην μοχθηρὸν,. ὡς ἤτοι δυσῶδες ὑπάρχειν,<text:line-break/>ἤ γευομενον ἄλλην τινὰ ἐμφαίνειν ποιότητα μεμιγμένην, οὐδὲ<text:line-break/>μελι το τοιοῦτο. τοῦ δ᾽ ἀμέμπτου μέλιτος αἱ διαφοραὶ<text:line-break/>κατα το μᾶλλόν τε καὶ ᾖττον ἐν γλυκύτητι καὶ δριμύτητι<text:line-break/>τυγχανουσιν οὐσαι, τοῦ γλυκυτάτου τε καἴ δριμυτάτου εἰς<text:line-break/>ακρσν ηκοντος αρετῆς. αλλα τῷ γε θερμὸν εἰναι τῇ δυνά-<text:line-break/>μει πάν , εἰς χολην μεταβαλλειν ἑτοίμως ἐν τοῖς θερμοῖς σώ-<text:line-break/>μασι κοινον α τῷ ἐστι· καὶ διὰ τοῦτο χρήσιμον ἔδεσμα<text:line-break/>φύσεσι μὲν φλεγματικωτέραις, ἡλικίαις δὲ πρεσβυτικαῖς,<text:line-break/>ὡσπερ γε καὶ νοσημασι ψυχροῖς. ὁξύμελί γε μὴν χρησιμώ-<text:line-break/>τατον απασαις ταῖς ηλικίαις τε καὶ φύσεσιν εἰς ὑγιεινὴν ἀσφά-<text:line-break/>λειαν, ἐκφράττον ἁπάσας τὰς στενὰς διεξόδους, ὡς μηδα-</text:p>
      <text:p text:style-name="P3">μοθι παχὺν ἤ κολλώδη χυμὸν ἴσχεσθαι. διὰ τοῦτό γ΄ ἔτι<text:line-break/>και τα καλούμενα πρὸς τῶν ἰατρῶν ὑγιεινὰ φάρμακα τῆς<text:line-break/>λεπτυνούσης ἃπαντά ἐστι δυνάμεως · καὶ ἀσφαλέστερα μὲν εἰς<text:line-break/>υγείας .φυλακην ἡ τοιαύτη τῆς παχυνούσης-, εὐεξίαν δὲ καὶ<text:line-break/>ῥωμην ἀδύνατος ἐργάζεσθαι, βούλονται δῖ ἔνιοι σφαλερῶς<text:line-break/>υγιαίνειν μᾶλλον εὐεκτοῦντες, ἤ βεβαίαν ὑγείαν κεκτῆσθαι<text:line-break/>διαπαντὸς ἰσχνοὶ καὶ ἀσθενεῖς ὄντες. [436] ἀλλὰ τούτων<text:line-break/>αυτῶν οσοι συν ευεξ·ίᾳ .καὶ ῥώμῃ τὴν ὑγίειαν ἔχειν ἐθέλουσιν,<text:line-break/>ενιοι μεν ἑαυτοῖς σχολάζουσιν, ἔνιοι δὲ στρατιωτικὸν ἐπανῇ-<text:line-break/>ᾕρηνται βίον, αναγκαζομενοι καὶ νυκτὸς ἀναστῆναι, καὶ δι<text:line-break/>ολης ημέρας ἀναγκαίαις πράξεσι κάμνειν δουλεύοντες · ὧν τὸ<text:line-break/>προ τοῦ βαλανείου γυμνασιον, οίς γε δη δυνατόν, ἴσχειν, κάν<text:line-break/>τουτῳ το καλούμενον. ὑπὸ τῶν γυμναστικῶν ἀποθεραπευτι-<text:line-break/>κον, οἱ πολλοὶ δὲ δέ ἀσχολίαν οὐδὲ τούτῳ χρῆσθαι δῦναν-<text:line-break/>ται. τουτοις οὑν ὑγιαίνειν ἀδύνατον διαπαντὸς, κὰν σω-<text:line-break/>φρονως διαιτῶνται. οἱ δὲ, ἐφ᾽ ὅσον ἐγχωρεῖ, τὰ δέοντα<text:line-break/>πραττοντες ὀλιγακις νοσήσουσιν. σάττεσθαι μὲν οὑν αὐτοῖς</text:p>
      <text:p text:style-name="P3">ἀναγκαῖόν ἐστι τῶν πολυτρόφων ἐδεσμάτων, ἃ παχεῖς γεννᾷ<text:line-break/>χυμους. ἀλλὰ μετρίως τε τοῦτο πρακτέον, ἐν ἐκείνοις τε<text:line-break/>τοῖς καιροῖς, ὁπότε σαφῶς ἐνδείας αἰσθανονται· τον δὲ ἃλ-<text:line-break/>λον χρόνον ἃα΄αντα τοῖς μέσοις ἐδέσμασι τῶν ὀλιγοτρόφων<text:line-break/>καὶ πολυτροφων χρηστέον.</text:p>
      <text:h text:style-name="Heading_20_2" text:outline-level="2">Κεφ. ιγ΄. </text:h>
      <text:p text:style-name="P64">Ἀφεκτέον μὲν ἀεὶ τῶν κακοχύμων, πλὴν<text:line-break/>εἴποτε δέοι κάμνοντας ὥρᾳ θέρους θεραπεύεσθαι τήν τε ξη-<text:line-break/>ρότητα καὶ τὴν θερμασίαν ὅλου τοῦ σώματος. ἐπιτήδεια<text:line-break/>γαρ ἐν ἐκείνῳ τῷ καιρῷ καὶ μῆλα, καὶ κοκκύμηλα, καὶ<text:line-break/>μόρα, καὶ κεράσια προσληφθέντα. καὶ σικύου δὲ καὶ .πέ-<text:line-break/>πονος. οὐ πολὺ προσενέγκασθαι τηνικαῦτα, καὶ μηλσπέπο-<text:line-break/>νος, ἔτι τε τῶν πραικοκίων ὀνομαζομένων ἤ Περσικῶν<text:line-break/>ἐγχωρεῖ, καθαπερ γε καὶ τῆς καλουμένης παρὰ Ῥωμαίοις<text:line-break/>μέλκης ἐψυχρισμένης, ἀφρογάλακτός τε καὶ τῶν διὰ γά-.<text:line-break/>λακτος ἐδεσμάτων, ὁποῖόν ἐστι καὶ τὸ καλούμενον ἀργιτρό-<text:line-break/>φημα· καὶ σῦκα δὲ ὁμοίως ψυχρὰ καὶ κολόκυνθαι τοῖς οὕτω<text:line-break/>διακειμένοις ἐπιτηδειοι, σωφροσύνην δ᾽ ἀσκῶν ἄνθρωπος<text:line-break/>ἐτέρῳ τροπῳ τον ἐπὶ τοῖς εἰρημένοις καμάτοις αὐχμὸν του</text:p>
      <text:p text:style-name="P3">σώματος ὑγραίνειν τε καὶ ψύχειν δύναται. παραγενόμενος<text:line-break/>γὰρ ἀπὸ τοῦ βαλανείου, καἴ προπιών ὕδατος μὲν πρῶτον,<text:line-break/>εἴτ οἴνου μετρίως ὑδαροῦς, ἐμέσας τε πάν ὃ ἔπιε, θριδα-<text:line-break/>κίνης μὲν πρῶτον, ἀβλαβοῦς τε ἃμα καὶ ψύχοντος λαχάνου,<text:line-break/>προσενέγκασθαι δυναται, μετὰ ταῦτα δὲ δύ ὄξους τε καὶ<text:line-break/>γάρου ποδὸς ὑείου καλῶς ἑψημένου, καὶ πτερῶν ἀλεκτορί-<text:line-break/>δος, ἡ χφνος, ἤ καὶ τῆς γαστρὸς αὐτοῦ, καί τινος ἰχθύος<text:line-break/>τηγανιστοῦ τῶν ὰπαλο σάρκων, εἰ δὲ βούλοιτο, καὶ λαχανώ-<text:line-break/>δους τινὸς ἃψασθαι τῶν μὴ κακοχύμων, ὁποῖόν ἐστι μα-<text:line-break/>λάχη τε καὶ κολόκυνθα, μετὰ ταῦτα δὲ πιεῖν οἶνον ὕδατι<text:line-break/>ψυχρῷ πάνυ κεκραμένον. ἃπτεσθαι δὲ καὶ ταρίχου πρὸ τού-<text:line-break/>του, καὶ τῶν ὀνομαζομένων τρομητῶν ὠῶν, ἰχθύων δὲ δύ<text:line-break/>ἐλαίου καὶ γαρου λαμβανομένων ἐγχωρεῖ. βέλτιον γὰρ, ὡς<text:line-break/>ἔφην, ὕδατι ψυχρῷ τὴν ξηρὰν θερμότητα τοῦ σώματος ἰάσα-<text:line-break/>σθαι , φεύγοντας ἀεὶ τὰ κακόχυμα τῶν ἐδεσμάτων. καὶ χόν-<text:line-break/>δρος δὲ ψυχρος ἐξ οἰνομέλιτος καὶ οἴνου ψυχροῦ τὴν αὐτὴν<text:line-break/>τοῦ σώματος ἰᾶται διάθεσιν ἄνευ κακοχυμίας. εμοὶ δ᾽<text:line-break/>ἤρκεσε πολλάκις ἐν τοιαύτῃ διαθέσει γενομένῳ πτισάνης<text:line-break/>χυλῷ χρήσασθαι καλῶς ἐψυχρισμένῳ κατ᾽ ἐκεῖνον τὸν</text:p>
      <text:p text:style-name="P3">καιρον, ἐν ῳ μικρον ἔμπροσθεν ἔφην ἐπιτηδείως ἄν τινα<text:line-break/>πιεῖν ψυχρόν. ἄλλο δ᾽ ἄλλῳ τὸ μέτρον ἔστω τοῦ ψύχοντος<text:line-break/>ἐδέσματός τε καὶ πόματος, οἷς μὲν χρῆσθαι χιόνι σύνηθες,<text:line-break/>ἐκείνῃ προψύχουσιν, οἷς δ᾽ ἀπὸ πηγῆς ὕδατι προσφάτῳ,<text:line-break/>μηδὲν χιόνος δεομένοις. ἔστω δὲ ὁ κεραννύμενος οἶνος<text:line-break/>ὡσαύτως [439] προεψυχρισμένος · οὕτως γὰρ ὀνομάζειν ἔθος<text:line-break/>ἐστὶ τοῖς ἰατροῖς τοὺς ἐν ὕδατι ψυχροτάτῳ προεψυγμένους,<text:line-break/>ἀγγείου δηλονότι τὸν οἰνον ἔχοντος ἐνισταμένου τῷ ὕδατι.<text:line-break/>ταῦτα μὲν οὐν ὑποτίθεμαι τοῖς ᾖρημένοις βίον ἐν ἀσχολίᾳ,<text:line-break/>καθαπερ οἱ διοικοῦντες ἔθνη καὶ πόλεις, ἔτι τε μᾶλλον οἴ<text:line-break/>τούτων ὑπηρέται, καὶ τούτων οὐδὲν ἦττον ὅσοι κατὰ πό-<text:line-break/>λεμον ἤ ἐν ὁδοιπορίαις μακραῖς διατρίβουσιν. ὅσοι δὲ ἐλεύ-<text:line-break/>θεροι τῆς τοιαύτης ἀσχολίας, εἰ μὲν ἔθος ἔχοιεν γυμνάζεσθαι,<text:line-break/>σπανιώτατα δεήσονται πόσεως ψυχροῦ · μὴ γυμναζόμενοι δὲ,<text:line-break/>θέρους ὥρᾳ ἀκμαίου, θερμότητος αἰσθανόμενοι πολλῆς,<text:line-break/>ἀβλαβῶς ἂν ἀπὸ πηγῆς πίνοιεν ἀπεχόμενοι χιόνος. εἰ γὰρ<text:line-break/>καὶ παραχρῆμα τὰ νέα τῶν σωμάτων οὐδὲν αἰσθητὸν ἤ χιών</text:p>
      <text:p text:style-name="P3">φαίνοιτο βλάπτουσα, λεληθότως γοῦν κατὰ βραχὺ τῆς βλὥ<text:line-break/>βης αὐξανομένης ἐπὶ προήκοντι τῷ χρόνῳ , παρακμαζούσης<text:line-break/>τε τῆς ἡλικίας, ἀνίατά τε καὶ δυσίατα αὐτοῖς νοσήματα γί-<text:line-break/>τίεται κατ ἄρθρα καὶ νεῦρα καὶ σπλάγχνα. πάσχειν δὲ<text:line-break/>εἰκὸς ἑκάστῳ τῶν βλαπτόντων ἐκεῖνο τὸ μέρος τοῦ σώματος,<text:line-break/>ὅπερ ἀσθενέστατον ἢν φύσει.</text:p>
      <text:h text:style-name="Heading_20_2" text:outline-level="2">Κεφ. ιθ'. </text:h>
      <text:p text:style-name="P64">Μέγιστον δ᾽ εἴς τε κακογαμίαν καὶ νόσον<text:line-break/>ἐστὶν ἀπεψία συνεχὴς, ἐάν α΄ ἐπ εὐχύμοις, ἐάν α΄ ἐπὶ κακο-<text:line-break/>χύμοις ἐδέσμασι γίγνηται · πρόδηλον δ᾽, ὅτι πολὺ χείρων<text:line-break/>η ἐπὶ τοῖς κακοχύμοις. διττῶν δ᾽ ὄντων αὐτῶν ,ὐ ἐπὶ μὲν<text:line-break/>τοῖς τὸν λεπτὸν γεννῶσι χυμὸν ὀξέα νοσήματα γίνεται μετὰ<text:line-break/>(361) κακοηθων πυρετῶν, εἰ δ᾽ εἰς ἔν μόριον ἀποσκήψειεν<text:line-break/>ἤ κακοχυμία, τάτ ἐρυσιπέλατα καὶ οἱ ἕρπητες, εἴ τέ τι θερ-<text:line-break/>μὸν οὕτω πάθος ἄλλο · ἐπὶ δὲ τοῖς τὸν παχὺν ἀρθρίτιδες,<text:line-break/>καὶ ποδάγραι, καὶ νεφρίτιδες, ἄσθματά τε καὶ σπληνὸς καὶ<text:line-break/>ἥπατος σκιῥῥώδεις διαθέσεις. οἷς δ᾽ ἡ κακοχυμία μελαγχο-<text:line-break/>λικὴ, καρκίνοι, καὶ λέπραι, καὶ ψῶραι, καὶ πυρετοὶ τεταρ-<text:line-break/>ταῖοι, καὶ μελαγχολίαι, κακόχροιαί τε μέλαιναι μετὰ σπλη-</text:p>
      <text:p text:style-name="P3">νὸς ὄγκου παραπλησίου συμπίπτουσι, καὶ κιρσοὶ μέλανες<text:line-break/>αἱμοῥῥοίδες τε πολλοῖς ἐγένοντο διὰ τοιοῦτον χυμόν. αἱ<text:line-break/>δ᾽ ἐπἤιυκτοι διὰ πλεόνων χυμῶν διαθέσεις ἕρπητάς τε καὶ<text:line-break/>τὰ καλούμενα φαγεδαινικὰ τῶν ἑλκῶν, εἴτε τὰ κακοήθη<text:line-break/>παντα, και πυρετους οξεις υποστροφας επιφεροντας, ως<text:line-break/>εἰς χρονον αυθις ἐμπίπτειν, ἀπεργάζοντα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30T11:32:00Z</meta:creation-date>
    <dc:date>2023-01-30T15:19:07.857000000</dc:date>
    <meta:editing-cycles>21</meta:editing-cycles>
    <meta:editing-duration>PT2H14M51S</meta:editing-duration>
    <meta:document-statistic meta:table-count="0" meta:image-count="0" meta:object-count="0" meta:page-count="363" meta:paragraph-count="696" meta:word-count="57560" meta:character-count="348667" meta:non-whitespace-character-count="291636"/>
    <meta:template xlink:type="simple" xlink:actuate="onRequest" xlink:title="" xlink:href="Normal.dotm"/>
  </office:meta>
</office:document-meta>
</file>